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965in"/>
    </style:style>
    <style:style style:name="co2" style:family="table-column">
      <style:table-column-properties fo:break-before="auto" style:column-width="0.3374in"/>
    </style:style>
    <style:style style:name="co3" style:family="table-column">
      <style:table-column-properties fo:break-before="auto" style:column-width="1.4465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0.6689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5398in"/>
    </style:style>
    <style:style style:name="co9" style:family="table-column">
      <style:table-column-properties fo:break-before="auto" style:column-width="0.7264in"/>
    </style:style>
    <style:style style:name="co10" style:family="table-column">
      <style:table-column-properties fo:break-before="auto" style:column-width="0.4098in"/>
    </style:style>
    <style:style style:name="co11" style:family="table-column">
      <style:table-column-properties fo:break-before="auto" style:column-width="0.8335in"/>
    </style:style>
    <style:style style:name="co12" style:family="table-column">
      <style:table-column-properties fo:break-before="auto" style:column-width="1.32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Arial" style:font-name-asian="DejaVu Sans" style:font-name-complex="Lohit Hind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MS" table:style-name="ta1">
        <table:shapes>
          <draw:frame draw:z-index="0" draw:style-name="gr1" draw:text-style-name="P1" svg:width="13.4555in" svg:height="8.6673in" svg:x="8.2941in" svg:y="75.3287in">
            <draw:object draw:notify-on-update-of-ranges="CMS.C1:CMS.C1 CMS.F3:CMS.F465 CMS.B3:CMS.B4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number-columns-repeated="2"/>
          <table:table-cell office:value-type="string">
            <text:p>CM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.595">
            <text:p>0.595</text:p>
          </table:table-cell>
          <table:table-cell office:value-type="string">
            <text:p>GC</text:p>
          </table:table-cell>
          <table:table-cell office:value-type="string">
            <text:p>45346K-&gt;39680K</text:p>
          </table:table-cell>
          <table:table-cell office:value-type="string">
            <text:p>92352K</text:p>
          </table:table-cell>
          <table:table-cell office:value-type="float" office:value="0.586388">
            <text:p>0.58638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.201">
            <text:p>1.201</text:p>
          </table:table-cell>
          <table:table-cell office:value-type="string">
            <text:p>GC</text:p>
          </table:table-cell>
          <table:table-cell office:value-type="string">
            <text:p>48628K</text:p>
          </table:table-cell>
          <table:table-cell office:value-type="string">
            <text:p>92352K</text:p>
          </table:table-cell>
          <table:table-cell office:value-type="float" office:value="0.024633">
            <text:p>0.0246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.253">
            <text:p>1.253</text:p>
          </table:table-cell>
          <table:table-cell office:value-type="string">
            <text:p>GC</text:p>
          </table:table-cell>
          <table:table-cell office:value-type="string">
            <text:p>65216K-&gt;59541K</text:p>
          </table:table-cell>
          <table:table-cell office:value-type="string">
            <text:p>92352K</text:p>
          </table:table-cell>
          <table:table-cell office:value-type="float" office:value="0.366879">
            <text:p>0.36687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.655">
            <text:p>1.655</text:p>
          </table:table-cell>
          <table:table-cell office:value-type="string">
            <text:p>GC</text:p>
          </table:table-cell>
          <table:table-cell office:value-type="string">
            <text:p>85077K-&gt;79400K</text:p>
          </table:table-cell>
          <table:table-cell office:value-type="string">
            <text:p>105216K</text:p>
          </table:table-cell>
          <table:table-cell office:value-type="float" office:value="0.230287">
            <text:p>0.23028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.921">
            <text:p>1.921</text:p>
          </table:table-cell>
          <table:table-cell office:value-type="string">
            <text:p>GC</text:p>
          </table:table-cell>
          <table:table-cell office:value-type="string">
            <text:p>104936K-&gt;99243K</text:p>
          </table:table-cell>
          <table:table-cell office:value-type="string">
            <text:p>125184K</text:p>
          </table:table-cell>
          <table:table-cell office:value-type="float" office:value="0.238833">
            <text:p>0.2388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.204">
            <text:p>2.204</text:p>
          </table:table-cell>
          <table:table-cell office:value-type="string">
            <text:p>GC</text:p>
          </table:table-cell>
          <table:table-cell office:value-type="string">
            <text:p>124779K-&gt;119092K</text:p>
          </table:table-cell>
          <table:table-cell office:value-type="string">
            <text:p>144960K</text:p>
          </table:table-cell>
          <table:table-cell office:value-type="float" office:value="0.258003">
            <text:p>0.25800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.509">
            <text:p>2.509</text:p>
          </table:table-cell>
          <table:table-cell office:value-type="string">
            <text:p>GC</text:p>
          </table:table-cell>
          <table:table-cell office:value-type="string">
            <text:p>144628K-&gt;138952K</text:p>
          </table:table-cell>
          <table:table-cell office:value-type="string">
            <text:p>164928K</text:p>
          </table:table-cell>
          <table:table-cell office:value-type="float" office:value="0.232585">
            <text:p>0.23258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.791">
            <text:p>2.791</text:p>
          </table:table-cell>
          <table:table-cell office:value-type="string">
            <text:p>GC</text:p>
          </table:table-cell>
          <table:table-cell office:value-type="string">
            <text:p>164488K-&gt;158686K</text:p>
          </table:table-cell>
          <table:table-cell office:value-type="string">
            <text:p>184512K</text:p>
          </table:table-cell>
          <table:table-cell office:value-type="float" office:value="0.465857">
            <text:p>0.46585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.331">
            <text:p>3.331</text:p>
          </table:table-cell>
          <table:table-cell office:value-type="string">
            <text:p>GC</text:p>
          </table:table-cell>
          <table:table-cell office:value-type="string">
            <text:p>184222K-&gt;179719K</text:p>
          </table:table-cell>
          <table:table-cell office:value-type="string">
            <text:p>205540K</text:p>
          </table:table-cell>
          <table:table-cell office:value-type="float" office:value="0.274005">
            <text:p>0.27400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.643">
            <text:p>3.643</text:p>
          </table:table-cell>
          <table:table-cell office:value-type="string">
            <text:p>GC</text:p>
          </table:table-cell>
          <table:table-cell office:value-type="string">
            <text:p>205255K-&gt;199509K</text:p>
          </table:table-cell>
          <table:table-cell office:value-type="string">
            <text:p>225508K</text:p>
          </table:table-cell>
          <table:table-cell office:value-type="float" office:value="0.234094">
            <text:p>0.23409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.922">
            <text:p>3.922</text:p>
          </table:table-cell>
          <table:table-cell office:value-type="string">
            <text:p>GC</text:p>
          </table:table-cell>
          <table:table-cell office:value-type="string">
            <text:p>225045K-&gt;220654K</text:p>
          </table:table-cell>
          <table:table-cell office:value-type="string">
            <text:p>246536K</text:p>
          </table:table-cell>
          <table:table-cell office:value-type="float" office:value="0.200456">
            <text:p>0.20045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.167">
            <text:p>4.167</text:p>
          </table:table-cell>
          <table:table-cell office:value-type="string">
            <text:p>GC</text:p>
          </table:table-cell>
          <table:table-cell office:value-type="string">
            <text:p>246190K-&gt;241712K</text:p>
          </table:table-cell>
          <table:table-cell office:value-type="string">
            <text:p>267564K</text:p>
          </table:table-cell>
          <table:table-cell office:value-type="float" office:value="0.217424">
            <text:p>0.21742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.413">
            <text:p>4.413</text:p>
          </table:table-cell>
          <table:table-cell office:value-type="string">
            <text:p>GC</text:p>
          </table:table-cell>
          <table:table-cell office:value-type="string">
            <text:p>260953K-&gt;258678K</text:p>
          </table:table-cell>
          <table:table-cell office:value-type="string">
            <text:p>284652K</text:p>
          </table:table-cell>
          <table:table-cell office:value-type="float" office:value="0.183468">
            <text:p>0.18346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.643">
            <text:p>4.643</text:p>
          </table:table-cell>
          <table:table-cell office:value-type="string">
            <text:p>GC</text:p>
          </table:table-cell>
          <table:table-cell office:value-type="string">
            <text:p>284214K-&gt;280544K</text:p>
          </table:table-cell>
          <table:table-cell office:value-type="string">
            <text:p>306500K</text:p>
          </table:table-cell>
          <table:table-cell office:value-type="float" office:value="0.186371">
            <text:p>0.1863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.875">
            <text:p>4.875</text:p>
          </table:table-cell>
          <table:table-cell office:value-type="string">
            <text:p>GC</text:p>
          </table:table-cell>
          <table:table-cell office:value-type="string">
            <text:p>306080K-&gt;302632K</text:p>
          </table:table-cell>
          <table:table-cell office:value-type="string">
            <text:p>328540K</text:p>
          </table:table-cell>
          <table:table-cell office:value-type="float" office:value="0.243989">
            <text:p>0.24398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.154">
            <text:p>5.154</text:p>
          </table:table-cell>
          <table:table-cell office:value-type="string">
            <text:p>GC</text:p>
          </table:table-cell>
          <table:table-cell office:value-type="string">
            <text:p>328168K-&gt;322831K</text:p>
          </table:table-cell>
          <table:table-cell office:value-type="string">
            <text:p>348700K</text:p>
          </table:table-cell>
          <table:table-cell office:value-type="float" office:value="0.261277">
            <text:p>0.2612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.466">
            <text:p>5.466</text:p>
          </table:table-cell>
          <table:table-cell office:value-type="string">
            <text:p>GC</text:p>
          </table:table-cell>
          <table:table-cell office:value-type="string">
            <text:p>348367K-&gt;343293K</text:p>
          </table:table-cell>
          <table:table-cell office:value-type="string">
            <text:p>369244K</text:p>
          </table:table-cell>
          <table:table-cell office:value-type="float" office:value="0.278818">
            <text:p>0.2788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.792">
            <text:p>5.792</text:p>
          </table:table-cell>
          <table:table-cell office:value-type="string">
            <text:p>GC</text:p>
          </table:table-cell>
          <table:table-cell office:value-type="string">
            <text:p>368829K-&gt;364678K</text:p>
          </table:table-cell>
          <table:table-cell office:value-type="string">
            <text:p>390708K</text:p>
          </table:table-cell>
          <table:table-cell office:value-type="float" office:value="0.179873">
            <text:p>0.17987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.041">
            <text:p>6.041</text:p>
          </table:table-cell>
          <table:table-cell office:value-type="string">
            <text:p>GC</text:p>
          </table:table-cell>
          <table:table-cell office:value-type="string">
            <text:p>390214K-&gt;384525K</text:p>
          </table:table-cell>
          <table:table-cell office:value-type="string">
            <text:p>410484K</text:p>
          </table:table-cell>
          <table:table-cell office:value-type="float" office:value="0.355353">
            <text:p>0.3553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.433">
            <text:p>6.433</text:p>
          </table:table-cell>
          <table:table-cell office:value-type="string">
            <text:p>GC</text:p>
          </table:table-cell>
          <table:table-cell office:value-type="string">
            <text:p>410061K-&gt;407069K</text:p>
          </table:table-cell>
          <table:table-cell office:value-type="string">
            <text:p>433076K</text:p>
          </table:table-cell>
          <table:table-cell office:value-type="float" office:value="0.186702">
            <text:p>0.18670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.674">
            <text:p>6.674</text:p>
          </table:table-cell>
          <table:table-cell office:value-type="string">
            <text:p>GC</text:p>
          </table:table-cell>
          <table:table-cell office:value-type="string">
            <text:p>432605K-&gt;426787K</text:p>
          </table:table-cell>
          <table:table-cell office:value-type="string">
            <text:p>452660K</text:p>
          </table:table-cell>
          <table:table-cell office:value-type="float" office:value="0.249916">
            <text:p>0.2499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.99">
            <text:p>6.99</text:p>
          </table:table-cell>
          <table:table-cell office:value-type="string">
            <text:p>GC</text:p>
          </table:table-cell>
          <table:table-cell office:value-type="string">
            <text:p>452323K-&gt;446685K</text:p>
          </table:table-cell>
          <table:table-cell office:value-type="string">
            <text:p>472628K</text:p>
          </table:table-cell>
          <table:table-cell office:value-type="float" office:value="0.238252">
            <text:p>0.23825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.286">
            <text:p>7.286</text:p>
          </table:table-cell>
          <table:table-cell office:value-type="string">
            <text:p>GC</text:p>
          </table:table-cell>
          <table:table-cell office:value-type="string">
            <text:p>472221K-&gt;469410K</text:p>
          </table:table-cell>
          <table:table-cell office:value-type="string">
            <text:p>495412K</text:p>
          </table:table-cell>
          <table:table-cell office:value-type="float" office:value="0.184022">
            <text:p>0.18402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.535">
            <text:p>7.535</text:p>
          </table:table-cell>
          <table:table-cell office:value-type="string">
            <text:p>GC</text:p>
          </table:table-cell>
          <table:table-cell office:value-type="string">
            <text:p>494946K-&gt;489187K</text:p>
          </table:table-cell>
          <table:table-cell office:value-type="string">
            <text:p>515188K</text:p>
          </table:table-cell>
          <table:table-cell office:value-type="float" office:value="0.241759">
            <text:p>0.24175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.824">
            <text:p>7.824</text:p>
          </table:table-cell>
          <table:table-cell office:value-type="string">
            <text:p>GC</text:p>
          </table:table-cell>
          <table:table-cell office:value-type="string">
            <text:p>514723K-&gt;508991K</text:p>
          </table:table-cell>
          <table:table-cell office:value-type="string">
            <text:p>534964K</text:p>
          </table:table-cell>
          <table:table-cell office:value-type="float" office:value="0.304752">
            <text:p>0.30475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.191">
            <text:p>8.191</text:p>
          </table:table-cell>
          <table:table-cell office:value-type="string">
            <text:p>GC</text:p>
          </table:table-cell>
          <table:table-cell office:value-type="string">
            <text:p>534527K-&gt;531743K</text:p>
          </table:table-cell>
          <table:table-cell office:value-type="string">
            <text:p>557748K</text:p>
          </table:table-cell>
          <table:table-cell office:value-type="float" office:value="0.191509">
            <text:p>0.19150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.432">
            <text:p>8.432</text:p>
          </table:table-cell>
          <table:table-cell office:value-type="string">
            <text:p>GC</text:p>
          </table:table-cell>
          <table:table-cell office:value-type="string">
            <text:p>557279K-&gt;551544K</text:p>
          </table:table-cell>
          <table:table-cell office:value-type="string">
            <text:p>577524K</text:p>
          </table:table-cell>
          <table:table-cell office:value-type="float" office:value="0.245534">
            <text:p>0.24553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.717">
            <text:p>8.717</text:p>
          </table:table-cell>
          <table:table-cell office:value-type="string">
            <text:p>GC</text:p>
          </table:table-cell>
          <table:table-cell office:value-type="string">
            <text:p>577080K-&gt;571347K</text:p>
          </table:table-cell>
          <table:table-cell office:value-type="string">
            <text:p>597300K</text:p>
          </table:table-cell>
          <table:table-cell office:value-type="float" office:value="0.266267">
            <text:p>0.2662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.041">
            <text:p>9.041</text:p>
          </table:table-cell>
          <table:table-cell office:value-type="string">
            <text:p>GC</text:p>
          </table:table-cell>
          <table:table-cell office:value-type="string">
            <text:p>596883K-&gt;590986K</text:p>
          </table:table-cell>
          <table:table-cell office:value-type="string">
            <text:p>616884K</text:p>
          </table:table-cell>
          <table:table-cell office:value-type="float" office:value="0.30786">
            <text:p>0.3078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.387">
            <text:p>9.387</text:p>
          </table:table-cell>
          <table:table-cell office:value-type="string">
            <text:p>GC</text:p>
          </table:table-cell>
          <table:table-cell office:value-type="string">
            <text:p>616522K-&gt;610759K</text:p>
          </table:table-cell>
          <table:table-cell office:value-type="string">
            <text:p>636660K</text:p>
          </table:table-cell>
          <table:table-cell office:value-type="float" office:value="0.247785">
            <text:p>0.24778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.681">
            <text:p>9.681</text:p>
          </table:table-cell>
          <table:table-cell office:value-type="string">
            <text:p>GC</text:p>
          </table:table-cell>
          <table:table-cell office:value-type="string">
            <text:p>636295K-&gt;630850K</text:p>
          </table:table-cell>
          <table:table-cell office:value-type="string">
            <text:p>656820K</text:p>
          </table:table-cell>
          <table:table-cell office:value-type="float" office:value="0.293321">
            <text:p>0.29332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.058">
            <text:p>10.058</text:p>
          </table:table-cell>
          <table:table-cell office:value-type="string">
            <text:p>GC</text:p>
          </table:table-cell>
          <table:table-cell office:value-type="string">
            <text:p>656386K-&gt;650558K</text:p>
          </table:table-cell>
          <table:table-cell office:value-type="string">
            <text:p>676596K</text:p>
          </table:table-cell>
          <table:table-cell office:value-type="float" office:value="0.259823">
            <text:p>0.25982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.358">
            <text:p>10.358</text:p>
          </table:table-cell>
          <table:table-cell office:value-type="string">
            <text:p>GC</text:p>
          </table:table-cell>
          <table:table-cell office:value-type="string">
            <text:p>676094K-&gt;670405K</text:p>
          </table:table-cell>
          <table:table-cell office:value-type="string">
            <text:p>696372K</text:p>
          </table:table-cell>
          <table:table-cell office:value-type="float" office:value="0.275946">
            <text:p>0.27594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.7">
            <text:p>10.7</text:p>
          </table:table-cell>
          <table:table-cell office:value-type="string">
            <text:p>GC</text:p>
          </table:table-cell>
          <table:table-cell office:value-type="string">
            <text:p>695941K-&gt;684807K</text:p>
          </table:table-cell>
          <table:table-cell office:value-type="string">
            <text:p>710772K</text:p>
          </table:table-cell>
          <table:table-cell office:value-type="float" office:value="0.197169">
            <text:p>0.19716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.997">
            <text:p>10.997</text:p>
          </table:table-cell>
          <table:table-cell office:value-type="string">
            <text:p>GC</text:p>
          </table:table-cell>
          <table:table-cell office:value-type="string">
            <text:p>710343K-&gt;699571K</text:p>
          </table:table-cell>
          <table:table-cell office:value-type="string">
            <text:p>725556K</text:p>
          </table:table-cell>
          <table:table-cell office:value-type="float" office:value="0.230481">
            <text:p>0.23048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.311">
            <text:p>11.311</text:p>
          </table:table-cell>
          <table:table-cell office:value-type="string">
            <text:p>GC</text:p>
          </table:table-cell>
          <table:table-cell office:value-type="string">
            <text:p>725107K-&gt;719359K</text:p>
          </table:table-cell>
          <table:table-cell office:value-type="string">
            <text:p>745332K</text:p>
          </table:table-cell>
          <table:table-cell office:value-type="float" office:value="0.277361">
            <text:p>0.27736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.641">
            <text:p>11.641</text:p>
          </table:table-cell>
          <table:table-cell office:value-type="string">
            <text:p>GC</text:p>
          </table:table-cell>
          <table:table-cell office:value-type="string">
            <text:p>744895K-&gt;727914K</text:p>
          </table:table-cell>
          <table:table-cell office:value-type="string">
            <text:p>753972K</text:p>
          </table:table-cell>
          <table:table-cell office:value-type="float" office:value="0.124781">
            <text:p>0.12478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.805">
            <text:p>11.805</text:p>
          </table:table-cell>
          <table:table-cell office:value-type="string">
            <text:p>GC</text:p>
          </table:table-cell>
          <table:table-cell office:value-type="string">
            <text:p>753450K-&gt;747722K</text:p>
          </table:table-cell>
          <table:table-cell office:value-type="string">
            <text:p>773748K</text:p>
          </table:table-cell>
          <table:table-cell office:value-type="float" office:value="0.283679">
            <text:p>0.28367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.126">
            <text:p>12.126</text:p>
          </table:table-cell>
          <table:table-cell office:value-type="string">
            <text:p>GC</text:p>
          </table:table-cell>
          <table:table-cell office:value-type="string">
            <text:p>773258K-&gt;758616K</text:p>
          </table:table-cell>
          <table:table-cell office:value-type="string">
            <text:p>784500K</text:p>
          </table:table-cell>
          <table:table-cell office:value-type="float" office:value="0.165095">
            <text:p>0.1650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.324">
            <text:p>12.324</text:p>
          </table:table-cell>
          <table:table-cell office:value-type="string">
            <text:p>GC</text:p>
          </table:table-cell>
          <table:table-cell office:value-type="string">
            <text:p>784152K-&gt;778468K</text:p>
          </table:table-cell>
          <table:table-cell office:value-type="string">
            <text:p>804468K</text:p>
          </table:table-cell>
          <table:table-cell office:value-type="float" office:value="0.254532">
            <text:p>0.25453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.633">
            <text:p>12.633</text:p>
          </table:table-cell>
          <table:table-cell office:value-type="string">
            <text:p>GC</text:p>
          </table:table-cell>
          <table:table-cell office:value-type="string">
            <text:p>804004K-&gt;782401K</text:p>
          </table:table-cell>
          <table:table-cell office:value-type="string">
            <text:p>808308K</text:p>
          </table:table-cell>
          <table:table-cell office:value-type="float" office:value="0.067119">
            <text:p>0.0671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.771">
            <text:p>12.771</text:p>
          </table:table-cell>
          <table:table-cell office:value-type="string">
            <text:p>GC</text:p>
          </table:table-cell>
          <table:table-cell office:value-type="string">
            <text:p>807937K-&gt;802212K</text:p>
          </table:table-cell>
          <table:table-cell office:value-type="string">
            <text:p>828084K</text:p>
          </table:table-cell>
          <table:table-cell office:value-type="float" office:value="0.297079">
            <text:p>0.29707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.173">
            <text:p>13.173</text:p>
          </table:table-cell>
          <table:table-cell office:value-type="string">
            <text:p>GC</text:p>
          </table:table-cell>
          <table:table-cell office:value-type="string">
            <text:p>827748K-&gt;814589K</text:p>
          </table:table-cell>
          <table:table-cell office:value-type="string">
            <text:p>840564K</text:p>
          </table:table-cell>
          <table:table-cell office:value-type="float" office:value="0.209913">
            <text:p>0.20991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.441">
            <text:p>13.441</text:p>
          </table:table-cell>
          <table:table-cell office:value-type="string">
            <text:p>GC</text:p>
          </table:table-cell>
          <table:table-cell office:value-type="string">
            <text:p>840125K-&gt;823249K</text:p>
          </table:table-cell>
          <table:table-cell office:value-type="string">
            <text:p>849204K</text:p>
          </table:table-cell>
          <table:table-cell office:value-type="float" office:value="0.174019">
            <text:p>0.1740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.658">
            <text:p>13.658</text:p>
          </table:table-cell>
          <table:table-cell office:value-type="string">
            <text:p>GC</text:p>
          </table:table-cell>
          <table:table-cell office:value-type="string">
            <text:p>848785K-&gt;843045K</text:p>
          </table:table-cell>
          <table:table-cell office:value-type="string">
            <text:p>868980K</text:p>
          </table:table-cell>
          <table:table-cell office:value-type="float" office:value="0.297612">
            <text:p>0.2976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013">
            <text:p>14.013</text:p>
          </table:table-cell>
          <table:table-cell office:value-type="string">
            <text:p>GC</text:p>
          </table:table-cell>
          <table:table-cell office:value-type="string">
            <text:p>868581K-&gt;862611K</text:p>
          </table:table-cell>
          <table:table-cell office:value-type="string">
            <text:p>888564K</text:p>
          </table:table-cell>
          <table:table-cell office:value-type="float" office:value="0.309229">
            <text:p>0.3092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372">
            <text:p>14.372</text:p>
          </table:table-cell>
          <table:table-cell office:value-type="string">
            <text:p>GC</text:p>
          </table:table-cell>
          <table:table-cell office:value-type="string">
            <text:p>888147K-&gt;875869K</text:p>
          </table:table-cell>
          <table:table-cell office:value-type="string">
            <text:p>901812K</text:p>
          </table:table-cell>
          <table:table-cell office:value-type="float" office:value="0.217215">
            <text:p>0.21721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638">
            <text:p>14.638</text:p>
          </table:table-cell>
          <table:table-cell office:value-type="string">
            <text:p>GC</text:p>
          </table:table-cell>
          <table:table-cell office:value-type="string">
            <text:p>901405K-&gt;895647K</text:p>
          </table:table-cell>
          <table:table-cell office:value-type="string">
            <text:p>921588K</text:p>
          </table:table-cell>
          <table:table-cell office:value-type="float" office:value="0.24909">
            <text:p>0.2490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935">
            <text:p>14.935</text:p>
          </table:table-cell>
          <table:table-cell office:value-type="string">
            <text:p>GC</text:p>
          </table:table-cell>
          <table:table-cell office:value-type="string">
            <text:p>921183K-&gt;900401K</text:p>
          </table:table-cell>
          <table:table-cell office:value-type="string">
            <text:p>926388K</text:p>
          </table:table-cell>
          <table:table-cell office:value-type="float" office:value="0.094272">
            <text:p>0.0942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065">
            <text:p>15.065</text:p>
          </table:table-cell>
          <table:table-cell office:value-type="string">
            <text:p>GC</text:p>
          </table:table-cell>
          <table:table-cell office:value-type="string">
            <text:p>925937K-&gt;915760K</text:p>
          </table:table-cell>
          <table:table-cell office:value-type="string">
            <text:p>941748K</text:p>
          </table:table-cell>
          <table:table-cell office:value-type="float" office:value="0.217589">
            <text:p>0.21758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32">
            <text:p>15.32</text:p>
          </table:table-cell>
          <table:table-cell office:value-type="string">
            <text:p>GC</text:p>
          </table:table-cell>
          <table:table-cell office:value-type="string">
            <text:p>941296K-&gt;932470K</text:p>
          </table:table-cell>
          <table:table-cell office:value-type="string">
            <text:p>958452K</text:p>
          </table:table-cell>
          <table:table-cell office:value-type="float" office:value="0.236031">
            <text:p>0.23603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598">
            <text:p>15.598</text:p>
          </table:table-cell>
          <table:table-cell office:value-type="string">
            <text:p>GC</text:p>
          </table:table-cell>
          <table:table-cell office:value-type="string">
            <text:p>958006K-&gt;952356K</text:p>
          </table:table-cell>
          <table:table-cell office:value-type="string">
            <text:p>978420K</text:p>
          </table:table-cell>
          <table:table-cell office:value-type="float" office:value="0.274715">
            <text:p>0.27471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914">
            <text:p>15.914</text:p>
          </table:table-cell>
          <table:table-cell office:value-type="string">
            <text:p>GC</text:p>
          </table:table-cell>
          <table:table-cell office:value-type="string">
            <text:p>977892K-&gt;956883K</text:p>
          </table:table-cell>
          <table:table-cell office:value-type="string">
            <text:p>982836K</text:p>
          </table:table-cell>
          <table:table-cell office:value-type="float" office:value="0.083881">
            <text:p>0.08388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043">
            <text:p>16.043</text:p>
          </table:table-cell>
          <table:table-cell office:value-type="string">
            <text:p>GC</text:p>
          </table:table-cell>
          <table:table-cell office:value-type="string">
            <text:p>982419K-&gt;976619K</text:p>
          </table:table-cell>
          <table:table-cell office:value-type="string">
            <text:p>1002612K</text:p>
          </table:table-cell>
          <table:table-cell office:value-type="float" office:value="0.423535">
            <text:p>0.4235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515">
            <text:p>16.515</text:p>
          </table:table-cell>
          <table:table-cell office:value-type="string">
            <text:p>GC</text:p>
          </table:table-cell>
          <table:table-cell office:value-type="string">
            <text:p>1002155K-&gt;996289K</text:p>
          </table:table-cell>
          <table:table-cell office:value-type="string">
            <text:p>1022388K</text:p>
          </table:table-cell>
          <table:table-cell office:value-type="float" office:value="0.240846">
            <text:p>0.24084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799">
            <text:p>16.799</text:p>
          </table:table-cell>
          <table:table-cell office:value-type="string">
            <text:p>GC</text:p>
          </table:table-cell>
          <table:table-cell office:value-type="string">
            <text:p>1021825K-&gt;1005464K</text:p>
          </table:table-cell>
          <table:table-cell office:value-type="string">
            <text:p>1031412K</text:p>
          </table:table-cell>
          <table:table-cell office:value-type="float" office:value="0.134047">
            <text:p>0.13404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982">
            <text:p>16.982</text:p>
          </table:table-cell>
          <table:table-cell office:value-type="string">
            <text:p>GC</text:p>
          </table:table-cell>
          <table:table-cell office:value-type="string">
            <text:p>1031000K-&gt;1025322K</text:p>
          </table:table-cell>
          <table:table-cell office:value-type="string">
            <text:p>1051380K</text:p>
          </table:table-cell>
          <table:table-cell office:value-type="float" office:value="0.277985">
            <text:p>0.27798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308">
            <text:p>17.308</text:p>
          </table:table-cell>
          <table:table-cell office:value-type="string">
            <text:p>GC</text:p>
          </table:table-cell>
          <table:table-cell office:value-type="string">
            <text:p>1050858K-&gt;1045117K</text:p>
          </table:table-cell>
          <table:table-cell office:value-type="string">
            <text:p>1071156K</text:p>
          </table:table-cell>
          <table:table-cell office:value-type="float" office:value="0.291847">
            <text:p>0.29184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639">
            <text:p>17.639</text:p>
          </table:table-cell>
          <table:table-cell office:value-type="string">
            <text:p>GC</text:p>
          </table:table-cell>
          <table:table-cell office:value-type="string">
            <text:p>1070653K-&gt;1059237K</text:p>
          </table:table-cell>
          <table:table-cell office:value-type="string">
            <text:p>1085364K</text:p>
          </table:table-cell>
          <table:table-cell office:value-type="float" office:value="0.188916">
            <text:p>0.1889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88">
            <text:p>17.88</text:p>
          </table:table-cell>
          <table:table-cell office:value-type="string">
            <text:p>GC</text:p>
          </table:table-cell>
          <table:table-cell office:value-type="string">
            <text:p>1084773K-&gt;1079128K</text:p>
          </table:table-cell>
          <table:table-cell office:value-type="string">
            <text:p>1105140K</text:p>
          </table:table-cell>
          <table:table-cell office:value-type="float" office:value="0.330549">
            <text:p>0.33054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252">
            <text:p>18.252</text:p>
          </table:table-cell>
          <table:table-cell office:value-type="string">
            <text:p>GC</text:p>
          </table:table-cell>
          <table:table-cell office:value-type="string">
            <text:p>1104664K-&gt;1087385K</text:p>
          </table:table-cell>
          <table:table-cell office:value-type="string">
            <text:p>1113396K</text:p>
          </table:table-cell>
          <table:table-cell office:value-type="float" office:value="0.128409">
            <text:p>0.12840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31">
            <text:p>18.431</text:p>
          </table:table-cell>
          <table:table-cell office:value-type="string">
            <text:p>GC</text:p>
          </table:table-cell>
          <table:table-cell office:value-type="string">
            <text:p>1112921K-&gt;1103628K</text:p>
          </table:table-cell>
          <table:table-cell office:value-type="string">
            <text:p>1129716K</text:p>
          </table:table-cell>
          <table:table-cell office:value-type="float" office:value="0.211625">
            <text:p>0.21162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687">
            <text:p>18.687</text:p>
          </table:table-cell>
          <table:table-cell office:value-type="string">
            <text:p>GC</text:p>
          </table:table-cell>
          <table:table-cell office:value-type="string">
            <text:p>1129164K-&gt;1117217K</text:p>
          </table:table-cell>
          <table:table-cell office:value-type="string">
            <text:p>1143156K</text:p>
          </table:table-cell>
          <table:table-cell office:value-type="float" office:value="0.205672">
            <text:p>0.2056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941">
            <text:p>18.941</text:p>
          </table:table-cell>
          <table:table-cell office:value-type="string">
            <text:p>GC</text:p>
          </table:table-cell>
          <table:table-cell office:value-type="string">
            <text:p>1142753K-&gt;1136973K</text:p>
          </table:table-cell>
          <table:table-cell office:value-type="string">
            <text:p>1162932K</text:p>
          </table:table-cell>
          <table:table-cell office:value-type="float" office:value="0.28303">
            <text:p>0.2830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281">
            <text:p>19.281</text:p>
          </table:table-cell>
          <table:table-cell office:value-type="string">
            <text:p>GC</text:p>
          </table:table-cell>
          <table:table-cell office:value-type="string">
            <text:p>1162509K-&gt;1142133K</text:p>
          </table:table-cell>
          <table:table-cell office:value-type="string">
            <text:p>1168116K</text:p>
          </table:table-cell>
          <table:table-cell office:value-type="float" office:value="0.114596">
            <text:p>0.11459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35">
            <text:p>19.435</text:p>
          </table:table-cell>
          <table:table-cell office:value-type="string">
            <text:p>GC</text:p>
          </table:table-cell>
          <table:table-cell office:value-type="string">
            <text:p>1167669K-&gt;1161929K</text:p>
          </table:table-cell>
          <table:table-cell office:value-type="string">
            <text:p>1187892K</text:p>
          </table:table-cell>
          <table:table-cell office:value-type="float" office:value="0.309873">
            <text:p>0.30987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797">
            <text:p>19.797</text:p>
          </table:table-cell>
          <table:table-cell office:value-type="string">
            <text:p>GC</text:p>
          </table:table-cell>
          <table:table-cell office:value-type="string">
            <text:p>1187465K-&gt;1170908K</text:p>
          </table:table-cell>
          <table:table-cell office:value-type="string">
            <text:p>1196916K</text:p>
          </table:table-cell>
          <table:table-cell office:value-type="float" office:value="0.129953">
            <text:p>0.1299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977">
            <text:p>19.977</text:p>
          </table:table-cell>
          <table:table-cell office:value-type="string">
            <text:p>GC</text:p>
          </table:table-cell>
          <table:table-cell office:value-type="string">
            <text:p>1196444K-&gt;1189900K</text:p>
          </table:table-cell>
          <table:table-cell office:value-type="string">
            <text:p>1215924K</text:p>
          </table:table-cell>
          <table:table-cell office:value-type="float" office:value="0.252265">
            <text:p>0.25226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273">
            <text:p>20.273</text:p>
          </table:table-cell>
          <table:table-cell office:value-type="string">
            <text:p>GC</text:p>
          </table:table-cell>
          <table:table-cell office:value-type="string">
            <text:p>1215436K-&gt;1208237K</text:p>
          </table:table-cell>
          <table:table-cell office:value-type="string">
            <text:p>1234164K</text:p>
          </table:table-cell>
          <table:table-cell office:value-type="float" office:value="0.232214">
            <text:p>0.2322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562">
            <text:p>20.562</text:p>
          </table:table-cell>
          <table:table-cell office:value-type="string">
            <text:p>GC</text:p>
          </table:table-cell>
          <table:table-cell office:value-type="string">
            <text:p>1233773K-&gt;1218721K</text:p>
          </table:table-cell>
          <table:table-cell office:value-type="string">
            <text:p>1244724K</text:p>
          </table:table-cell>
          <table:table-cell office:value-type="float" office:value="0.156255">
            <text:p>0.15625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781">
            <text:p>20.781</text:p>
          </table:table-cell>
          <table:table-cell office:value-type="string">
            <text:p>GC</text:p>
          </table:table-cell>
          <table:table-cell office:value-type="string">
            <text:p>1244257K-&gt;1238528K</text:p>
          </table:table-cell>
          <table:table-cell office:value-type="string">
            <text:p>1264500K</text:p>
          </table:table-cell>
          <table:table-cell office:value-type="float" office:value="0.259841">
            <text:p>0.25984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093">
            <text:p>21.093</text:p>
          </table:table-cell>
          <table:table-cell office:value-type="string">
            <text:p>GC</text:p>
          </table:table-cell>
          <table:table-cell office:value-type="string">
            <text:p>1264064K-&gt;1255374K</text:p>
          </table:table-cell>
          <table:table-cell office:value-type="string">
            <text:p>1281396K</text:p>
          </table:table-cell>
          <table:table-cell office:value-type="float" office:value="0.212425">
            <text:p>0.21242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25.4">
            <text:p>25.4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1280910K-&gt;619911K</text:p>
          </table:table-cell>
          <table:table-cell table:style-name="ce1" office:value-type="string">
            <text:p>1281396K</text:p>
          </table:table-cell>
          <table:table-cell table:style-name="ce1" office:value-type="float" office:value="5.887141">
            <text:p>5.887141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32.606">
            <text:p>32.606</text:p>
          </table:table-cell>
          <table:table-cell office:value-type="string">
            <text:p>GC</text:p>
          </table:table-cell>
          <table:table-cell office:value-type="string">
            <text:p>824391K-&gt;649615K</text:p>
          </table:table-cell>
          <table:table-cell office:value-type="string">
            <text:p>1502272K</text:p>
          </table:table-cell>
          <table:table-cell office:value-type="float" office:value="0.400004">
            <text:p>0.40000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.714">
            <text:p>33.714</text:p>
          </table:table-cell>
          <table:table-cell office:value-type="string">
            <text:p>GC</text:p>
          </table:table-cell>
          <table:table-cell office:value-type="string">
            <text:p>854095K-&gt;649888K</text:p>
          </table:table-cell>
          <table:table-cell office:value-type="string">
            <text:p>1502272K</text:p>
          </table:table-cell>
          <table:table-cell office:value-type="float" office:value="0.225791">
            <text:p>0.22579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.294">
            <text:p>34.294</text:p>
          </table:table-cell>
          <table:table-cell office:value-type="string">
            <text:p>GC</text:p>
          </table:table-cell>
          <table:table-cell office:value-type="string">
            <text:p>854368K-&gt;644214K</text:p>
          </table:table-cell>
          <table:table-cell office:value-type="string">
            <text:p>1502272K</text:p>
          </table:table-cell>
          <table:table-cell office:value-type="float" office:value="0.131304">
            <text:p>0.13130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.83">
            <text:p>34.83</text:p>
          </table:table-cell>
          <table:table-cell office:value-type="string">
            <text:p>GC</text:p>
          </table:table-cell>
          <table:table-cell office:value-type="string">
            <text:p>848694K-&gt;651291K</text:p>
          </table:table-cell>
          <table:table-cell office:value-type="string">
            <text:p>1502272K</text:p>
          </table:table-cell>
          <table:table-cell office:value-type="float" office:value="0.285086">
            <text:p>0.28508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.465">
            <text:p>35.465</text:p>
          </table:table-cell>
          <table:table-cell office:value-type="string">
            <text:p>GC</text:p>
          </table:table-cell>
          <table:table-cell office:value-type="string">
            <text:p>855771K-&gt;651314K</text:p>
          </table:table-cell>
          <table:table-cell office:value-type="string">
            <text:p>1502272K</text:p>
          </table:table-cell>
          <table:table-cell office:value-type="float" office:value="0.108183">
            <text:p>0.10818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.92">
            <text:p>35.92</text:p>
          </table:table-cell>
          <table:table-cell office:value-type="string">
            <text:p>GC</text:p>
          </table:table-cell>
          <table:table-cell office:value-type="string">
            <text:p>855794K-&gt;644567K</text:p>
          </table:table-cell>
          <table:table-cell office:value-type="string">
            <text:p>1502272K</text:p>
          </table:table-cell>
          <table:table-cell office:value-type="float" office:value="0.106314">
            <text:p>0.1063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.268">
            <text:p>36.268</text:p>
          </table:table-cell>
          <table:table-cell office:value-type="string">
            <text:p>GC</text:p>
          </table:table-cell>
          <table:table-cell office:value-type="string">
            <text:p>849047K-&gt;652719K</text:p>
          </table:table-cell>
          <table:table-cell office:value-type="string">
            <text:p>1502272K</text:p>
          </table:table-cell>
          <table:table-cell office:value-type="float" office:value="0.161847">
            <text:p>0.16184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.742">
            <text:p>36.742</text:p>
          </table:table-cell>
          <table:table-cell office:value-type="string">
            <text:p>GC</text:p>
          </table:table-cell>
          <table:table-cell office:value-type="string">
            <text:p>857199K-&gt;652719K</text:p>
          </table:table-cell>
          <table:table-cell office:value-type="string">
            <text:p>1502272K</text:p>
          </table:table-cell>
          <table:table-cell office:value-type="float" office:value="0.117665">
            <text:p>0.11766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7.118">
            <text:p>37.118</text:p>
          </table:table-cell>
          <table:table-cell office:value-type="string">
            <text:p>GC</text:p>
          </table:table-cell>
          <table:table-cell office:value-type="string">
            <text:p>857199K-&gt;660286K</text:p>
          </table:table-cell>
          <table:table-cell office:value-type="string">
            <text:p>1502272K</text:p>
          </table:table-cell>
          <table:table-cell office:value-type="float" office:value="0.21082">
            <text:p>0.2108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7.58">
            <text:p>37.58</text:p>
          </table:table-cell>
          <table:table-cell office:value-type="string">
            <text:p>GC</text:p>
          </table:table-cell>
          <table:table-cell office:value-type="string">
            <text:p>864766K-&gt;680126K</text:p>
          </table:table-cell>
          <table:table-cell office:value-type="string">
            <text:p>1502272K</text:p>
          </table:table-cell>
          <table:table-cell office:value-type="float" office:value="0.331399">
            <text:p>0.33139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7.934">
            <text:p>37.934</text:p>
          </table:table-cell>
          <table:table-cell office:value-type="string">
            <text:p>GC</text:p>
          </table:table-cell>
          <table:table-cell office:value-type="string">
            <text:p>695352K</text:p>
          </table:table-cell>
          <table:table-cell office:value-type="string">
            <text:p>1502272K</text:p>
          </table:table-cell>
          <table:table-cell office:value-type="float" office:value="0.059253">
            <text:p>0.0592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.255">
            <text:p>38.255</text:p>
          </table:table-cell>
          <table:table-cell office:value-type="string">
            <text:p>GC</text:p>
          </table:table-cell>
          <table:table-cell office:value-type="string">
            <text:p>884606K-&gt;693337K</text:p>
          </table:table-cell>
          <table:table-cell office:value-type="string">
            <text:p>1502272K</text:p>
          </table:table-cell>
          <table:table-cell office:value-type="float" office:value="0.406665">
            <text:p>0.40666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.049">
            <text:p>39.049</text:p>
          </table:table-cell>
          <table:table-cell office:value-type="string">
            <text:p>GC</text:p>
          </table:table-cell>
          <table:table-cell office:value-type="string">
            <text:p>897817K-&gt;701751K</text:p>
          </table:table-cell>
          <table:table-cell office:value-type="string">
            <text:p>1502272K</text:p>
          </table:table-cell>
          <table:table-cell office:value-type="float" office:value="0.233081">
            <text:p>0.23308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.645">
            <text:p>39.645</text:p>
          </table:table-cell>
          <table:table-cell office:value-type="string">
            <text:p>GC</text:p>
          </table:table-cell>
          <table:table-cell office:value-type="string">
            <text:p>906231K-&gt;701750K</text:p>
          </table:table-cell>
          <table:table-cell office:value-type="string">
            <text:p>1502272K</text:p>
          </table:table-cell>
          <table:table-cell office:value-type="float" office:value="0.093029">
            <text:p>0.0930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.075">
            <text:p>40.075</text:p>
          </table:table-cell>
          <table:table-cell office:value-type="string">
            <text:p>GC</text:p>
          </table:table-cell>
          <table:table-cell office:value-type="string">
            <text:p>906230K-&gt;702386K</text:p>
          </table:table-cell>
          <table:table-cell office:value-type="string">
            <text:p>1502272K</text:p>
          </table:table-cell>
          <table:table-cell office:value-type="float" office:value="0.140901">
            <text:p>0.1409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.476">
            <text:p>40.476</text:p>
          </table:table-cell>
          <table:table-cell office:value-type="string">
            <text:p>GC</text:p>
          </table:table-cell>
          <table:table-cell office:value-type="string">
            <text:p>906866K-&gt;713239K</text:p>
          </table:table-cell>
          <table:table-cell office:value-type="string">
            <text:p>1502272K</text:p>
          </table:table-cell>
          <table:table-cell office:value-type="float" office:value="0.275427">
            <text:p>0.27542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1.045">
            <text:p>41.045</text:p>
          </table:table-cell>
          <table:table-cell office:value-type="string">
            <text:p>GC</text:p>
          </table:table-cell>
          <table:table-cell office:value-type="string">
            <text:p>917719K-&gt;738379K</text:p>
          </table:table-cell>
          <table:table-cell office:value-type="string">
            <text:p>1502272K</text:p>
          </table:table-cell>
          <table:table-cell office:value-type="float" office:value="0.404891">
            <text:p>0.40489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1.732">
            <text:p>41.732</text:p>
          </table:table-cell>
          <table:table-cell office:value-type="string">
            <text:p>GC</text:p>
          </table:table-cell>
          <table:table-cell office:value-type="string">
            <text:p>942859K-&gt;757080K</text:p>
          </table:table-cell>
          <table:table-cell office:value-type="string">
            <text:p>1502272K</text:p>
          </table:table-cell>
          <table:table-cell office:value-type="float" office:value="0.332939">
            <text:p>0.33293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2.332">
            <text:p>42.332</text:p>
          </table:table-cell>
          <table:table-cell office:value-type="string">
            <text:p>GC</text:p>
          </table:table-cell>
          <table:table-cell office:value-type="string">
            <text:p>961560K-&gt;770691K</text:p>
          </table:table-cell>
          <table:table-cell office:value-type="string">
            <text:p>1502272K</text:p>
          </table:table-cell>
          <table:table-cell office:value-type="float" office:value="0.288038">
            <text:p>0.28803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2.908">
            <text:p>42.908</text:p>
          </table:table-cell>
          <table:table-cell office:value-type="string">
            <text:p>GC</text:p>
          </table:table-cell>
          <table:table-cell office:value-type="string">
            <text:p>975171K-&gt;778413K</text:p>
          </table:table-cell>
          <table:table-cell office:value-type="string">
            <text:p>1502272K</text:p>
          </table:table-cell>
          <table:table-cell office:value-type="float" office:value="0.214236">
            <text:p>0.21423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3.394">
            <text:p>43.394</text:p>
          </table:table-cell>
          <table:table-cell office:value-type="string">
            <text:p>GC</text:p>
          </table:table-cell>
          <table:table-cell office:value-type="string">
            <text:p>982893K-&gt;782329K</text:p>
          </table:table-cell>
          <table:table-cell office:value-type="string">
            <text:p>1502272K</text:p>
          </table:table-cell>
          <table:table-cell office:value-type="float" office:value="0.184179">
            <text:p>0.18417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4.008">
            <text:p>44.008</text:p>
          </table:table-cell>
          <table:table-cell office:value-type="string">
            <text:p>GC</text:p>
          </table:table-cell>
          <table:table-cell office:value-type="string">
            <text:p>986809K-&gt;783499K</text:p>
          </table:table-cell>
          <table:table-cell office:value-type="string">
            <text:p>1502272K</text:p>
          </table:table-cell>
          <table:table-cell office:value-type="float" office:value="0.150262">
            <text:p>0.15026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4.454">
            <text:p>44.454</text:p>
          </table:table-cell>
          <table:table-cell office:value-type="string">
            <text:p>GC</text:p>
          </table:table-cell>
          <table:table-cell office:value-type="string">
            <text:p>987979K-&gt;794005K</text:p>
          </table:table-cell>
          <table:table-cell office:value-type="string">
            <text:p>1502272K</text:p>
          </table:table-cell>
          <table:table-cell office:value-type="float" office:value="0.293164">
            <text:p>0.29316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.037">
            <text:p>45.037</text:p>
          </table:table-cell>
          <table:table-cell office:value-type="string">
            <text:p>GC</text:p>
          </table:table-cell>
          <table:table-cell office:value-type="string">
            <text:p>998485K-&gt;800653K</text:p>
          </table:table-cell>
          <table:table-cell office:value-type="string">
            <text:p>1502272K</text:p>
          </table:table-cell>
          <table:table-cell office:value-type="float" office:value="0.212467">
            <text:p>0.2124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.547">
            <text:p>45.547</text:p>
          </table:table-cell>
          <table:table-cell office:value-type="string">
            <text:p>GC</text:p>
          </table:table-cell>
          <table:table-cell office:value-type="string">
            <text:p>1005133K-&gt;805816K</text:p>
          </table:table-cell>
          <table:table-cell office:value-type="string">
            <text:p>1502272K</text:p>
          </table:table-cell>
          <table:table-cell office:value-type="float" office:value="0.178927">
            <text:p>0.17892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.052">
            <text:p>46.052</text:p>
          </table:table-cell>
          <table:table-cell office:value-type="string">
            <text:p>GC</text:p>
          </table:table-cell>
          <table:table-cell office:value-type="string">
            <text:p>1010296K-&gt;810221K</text:p>
          </table:table-cell>
          <table:table-cell office:value-type="string">
            <text:p>1502272K</text:p>
          </table:table-cell>
          <table:table-cell office:value-type="float" office:value="0.218145">
            <text:p>0.21814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.585">
            <text:p>46.585</text:p>
          </table:table-cell>
          <table:table-cell office:value-type="string">
            <text:p>GC</text:p>
          </table:table-cell>
          <table:table-cell office:value-type="string">
            <text:p>1014701K-&gt;819495K</text:p>
          </table:table-cell>
          <table:table-cell office:value-type="string">
            <text:p>1502272K</text:p>
          </table:table-cell>
          <table:table-cell office:value-type="float" office:value="0.244408">
            <text:p>0.24440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7.173">
            <text:p>47.173</text:p>
          </table:table-cell>
          <table:table-cell office:value-type="string">
            <text:p>GC</text:p>
          </table:table-cell>
          <table:table-cell office:value-type="string">
            <text:p>1023975K-&gt;817801K</text:p>
          </table:table-cell>
          <table:table-cell office:value-type="string">
            <text:p>1502272K</text:p>
          </table:table-cell>
          <table:table-cell office:value-type="float" office:value="0.081762">
            <text:p>0.08176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7.693">
            <text:p>47.693</text:p>
          </table:table-cell>
          <table:table-cell office:value-type="string">
            <text:p>GC</text:p>
          </table:table-cell>
          <table:table-cell office:value-type="string">
            <text:p>1022281K-&gt;819876K</text:p>
          </table:table-cell>
          <table:table-cell office:value-type="string">
            <text:p>1502272K</text:p>
          </table:table-cell>
          <table:table-cell office:value-type="float" office:value="0.275336">
            <text:p>0.27533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.551">
            <text:p>48.551</text:p>
          </table:table-cell>
          <table:table-cell office:value-type="string">
            <text:p>GC</text:p>
          </table:table-cell>
          <table:table-cell office:value-type="string">
            <text:p>1024356K-&gt;820060K</text:p>
          </table:table-cell>
          <table:table-cell office:value-type="string">
            <text:p>1502272K</text:p>
          </table:table-cell>
          <table:table-cell office:value-type="float" office:value="0.240567">
            <text:p>0.2405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9.276">
            <text:p>49.276</text:p>
          </table:table-cell>
          <table:table-cell office:value-type="string">
            <text:p>GC</text:p>
          </table:table-cell>
          <table:table-cell office:value-type="string">
            <text:p>1024540K-&gt;886728K</text:p>
          </table:table-cell>
          <table:table-cell office:value-type="string">
            <text:p>1502272K</text:p>
          </table:table-cell>
          <table:table-cell office:value-type="float" office:value="1.360536">
            <text:p>1.36053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.894">
            <text:p>50.894</text:p>
          </table:table-cell>
          <table:table-cell office:value-type="string">
            <text:p>GC</text:p>
          </table:table-cell>
          <table:table-cell office:value-type="string">
            <text:p>982743K</text:p>
          </table:table-cell>
          <table:table-cell office:value-type="string">
            <text:p>1502272K</text:p>
          </table:table-cell>
          <table:table-cell office:value-type="float" office:value="0.347448">
            <text:p>0.34744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1.456">
            <text:p>51.456</text:p>
          </table:table-cell>
          <table:table-cell office:value-type="string">
            <text:p>GC</text:p>
          </table:table-cell>
          <table:table-cell office:value-type="string">
            <text:p>1091208K-&gt;1057744K</text:p>
          </table:table-cell>
          <table:table-cell office:value-type="string">
            <text:p>1502272K</text:p>
          </table:table-cell>
          <table:table-cell office:value-type="float" office:value="2.725492">
            <text:p>2.72549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.777">
            <text:p>54.777</text:p>
          </table:table-cell>
          <table:table-cell office:value-type="string">
            <text:p>GC</text:p>
          </table:table-cell>
          <table:table-cell office:value-type="string">
            <text:p>1262224K-&gt;1216084K</text:p>
          </table:table-cell>
          <table:table-cell office:value-type="string">
            <text:p>1502272K</text:p>
          </table:table-cell>
          <table:table-cell office:value-type="float" office:value="2.525249">
            <text:p>2.52524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59.675">
            <text:p>59.675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1375601K-&gt;594777K</text:p>
          </table:table-cell>
          <table:table-cell table:style-name="ce1" office:value-type="string">
            <text:p>1502272K</text:p>
          </table:table-cell>
          <table:table-cell table:style-name="ce1" office:value-type="float" office:value="5.759164">
            <text:p>5.759164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66.032">
            <text:p>66.032</text:p>
          </table:table-cell>
          <table:table-cell office:value-type="string">
            <text:p>GC</text:p>
          </table:table-cell>
          <table:table-cell office:value-type="string">
            <text:p>799257K-&gt;647675K</text:p>
          </table:table-cell>
          <table:table-cell office:value-type="string">
            <text:p>1502272K</text:p>
          </table:table-cell>
          <table:table-cell office:value-type="float" office:value="0.623523">
            <text:p>0.62352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7.046">
            <text:p>67.046</text:p>
          </table:table-cell>
          <table:table-cell office:value-type="string">
            <text:p>GC</text:p>
          </table:table-cell>
          <table:table-cell office:value-type="string">
            <text:p>852155K-&gt;662620K</text:p>
          </table:table-cell>
          <table:table-cell office:value-type="string">
            <text:p>1502272K</text:p>
          </table:table-cell>
          <table:table-cell office:value-type="float" office:value="0.37158">
            <text:p>0.3715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7.446">
            <text:p>67.446</text:p>
          </table:table-cell>
          <table:table-cell office:value-type="string">
            <text:p>GC</text:p>
          </table:table-cell>
          <table:table-cell office:value-type="string">
            <text:p>677967K</text:p>
          </table:table-cell>
          <table:table-cell office:value-type="string">
            <text:p>1502272K</text:p>
          </table:table-cell>
          <table:table-cell office:value-type="float" office:value="0.057336">
            <text:p>0.05733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7.917">
            <text:p>67.917</text:p>
          </table:table-cell>
          <table:table-cell office:value-type="string">
            <text:p>GC</text:p>
          </table:table-cell>
          <table:table-cell office:value-type="string">
            <text:p>867100K-&gt;672657K</text:p>
          </table:table-cell>
          <table:table-cell office:value-type="string">
            <text:p>1502272K</text:p>
          </table:table-cell>
          <table:table-cell office:value-type="float" office:value="0.381945">
            <text:p>0.38194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8.758">
            <text:p>68.758</text:p>
          </table:table-cell>
          <table:table-cell office:value-type="string">
            <text:p>GC</text:p>
          </table:table-cell>
          <table:table-cell office:value-type="string">
            <text:p>877137K-&gt;677464K</text:p>
          </table:table-cell>
          <table:table-cell office:value-type="string">
            <text:p>1502272K</text:p>
          </table:table-cell>
          <table:table-cell office:value-type="float" office:value="0.292592">
            <text:p>0.29259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9.428">
            <text:p>69.428</text:p>
          </table:table-cell>
          <table:table-cell office:value-type="string">
            <text:p>GC</text:p>
          </table:table-cell>
          <table:table-cell office:value-type="string">
            <text:p>881944K-&gt;677054K</text:p>
          </table:table-cell>
          <table:table-cell office:value-type="string">
            <text:p>1502272K</text:p>
          </table:table-cell>
          <table:table-cell office:value-type="float" office:value="0.10585">
            <text:p>0.1058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.041">
            <text:p>70.041</text:p>
          </table:table-cell>
          <table:table-cell office:value-type="string">
            <text:p>GC</text:p>
          </table:table-cell>
          <table:table-cell office:value-type="string">
            <text:p>881534K-&gt;690781K</text:p>
          </table:table-cell>
          <table:table-cell office:value-type="string">
            <text:p>1502272K</text:p>
          </table:table-cell>
          <table:table-cell office:value-type="float" office:value="0.468138">
            <text:p>0.46813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.978">
            <text:p>70.978</text:p>
          </table:table-cell>
          <table:table-cell office:value-type="string">
            <text:p>GC</text:p>
          </table:table-cell>
          <table:table-cell office:value-type="string">
            <text:p>895261K-&gt;699421K</text:p>
          </table:table-cell>
          <table:table-cell office:value-type="string">
            <text:p>1502272K</text:p>
          </table:table-cell>
          <table:table-cell office:value-type="float" office:value="0.368658">
            <text:p>0.36865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1.771">
            <text:p>71.771</text:p>
          </table:table-cell>
          <table:table-cell office:value-type="string">
            <text:p>GC</text:p>
          </table:table-cell>
          <table:table-cell office:value-type="string">
            <text:p>903901K-&gt;720760K</text:p>
          </table:table-cell>
          <table:table-cell office:value-type="string">
            <text:p>1502272K</text:p>
          </table:table-cell>
          <table:table-cell office:value-type="float" office:value="0.525036">
            <text:p>0.52503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2.729">
            <text:p>72.729</text:p>
          </table:table-cell>
          <table:table-cell office:value-type="string">
            <text:p>GC</text:p>
          </table:table-cell>
          <table:table-cell office:value-type="string">
            <text:p>925240K-&gt;720488K</text:p>
          </table:table-cell>
          <table:table-cell office:value-type="string">
            <text:p>1502272K</text:p>
          </table:table-cell>
          <table:table-cell office:value-type="float" office:value="0.104346">
            <text:p>0.10434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3.319">
            <text:p>73.319</text:p>
          </table:table-cell>
          <table:table-cell office:value-type="string">
            <text:p>GC</text:p>
          </table:table-cell>
          <table:table-cell office:value-type="string">
            <text:p>924968K-&gt;718593K</text:p>
          </table:table-cell>
          <table:table-cell office:value-type="string">
            <text:p>1502272K</text:p>
          </table:table-cell>
          <table:table-cell office:value-type="float" office:value="0.226192">
            <text:p>0.22619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.053">
            <text:p>74.053</text:p>
          </table:table-cell>
          <table:table-cell office:value-type="string">
            <text:p>GC</text:p>
          </table:table-cell>
          <table:table-cell office:value-type="string">
            <text:p>923073K-&gt;717409K</text:p>
          </table:table-cell>
          <table:table-cell office:value-type="string">
            <text:p>1502272K</text:p>
          </table:table-cell>
          <table:table-cell office:value-type="float" office:value="0.157956">
            <text:p>0.15795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.671">
            <text:p>74.671</text:p>
          </table:table-cell>
          <table:table-cell office:value-type="string">
            <text:p>GC</text:p>
          </table:table-cell>
          <table:table-cell office:value-type="string">
            <text:p>921889K-&gt;723634K</text:p>
          </table:table-cell>
          <table:table-cell office:value-type="string">
            <text:p>1502272K</text:p>
          </table:table-cell>
          <table:table-cell office:value-type="float" office:value="0.279616">
            <text:p>0.2796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5.387">
            <text:p>75.387</text:p>
          </table:table-cell>
          <table:table-cell office:value-type="string">
            <text:p>GC</text:p>
          </table:table-cell>
          <table:table-cell office:value-type="string">
            <text:p>928114K-&gt;723963K</text:p>
          </table:table-cell>
          <table:table-cell office:value-type="string">
            <text:p>1502272K</text:p>
          </table:table-cell>
          <table:table-cell office:value-type="float" office:value="0.195208">
            <text:p>0.19520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6.03">
            <text:p>76.03</text:p>
          </table:table-cell>
          <table:table-cell office:value-type="string">
            <text:p>GC</text:p>
          </table:table-cell>
          <table:table-cell office:value-type="string">
            <text:p>928443K-&gt;735548K</text:p>
          </table:table-cell>
          <table:table-cell office:value-type="string">
            <text:p>1502272K</text:p>
          </table:table-cell>
          <table:table-cell office:value-type="float" office:value="0.452409">
            <text:p>0.45240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6.942">
            <text:p>76.942</text:p>
          </table:table-cell>
          <table:table-cell office:value-type="string">
            <text:p>GC</text:p>
          </table:table-cell>
          <table:table-cell office:value-type="string">
            <text:p>940028K-&gt;734950K</text:p>
          </table:table-cell>
          <table:table-cell office:value-type="string">
            <text:p>1502272K</text:p>
          </table:table-cell>
          <table:table-cell office:value-type="float" office:value="0.150965">
            <text:p>0.15096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7.492">
            <text:p>77.492</text:p>
          </table:table-cell>
          <table:table-cell office:value-type="string">
            <text:p>GC</text:p>
          </table:table-cell>
          <table:table-cell office:value-type="string">
            <text:p>939430K-&gt;739154K</text:p>
          </table:table-cell>
          <table:table-cell office:value-type="string">
            <text:p>1502272K</text:p>
          </table:table-cell>
          <table:table-cell office:value-type="float" office:value="0.300839">
            <text:p>0.30083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8.273">
            <text:p>78.273</text:p>
          </table:table-cell>
          <table:table-cell office:value-type="string">
            <text:p>GC</text:p>
          </table:table-cell>
          <table:table-cell office:value-type="string">
            <text:p>943634K-&gt;739893K</text:p>
          </table:table-cell>
          <table:table-cell office:value-type="string">
            <text:p>1502272K</text:p>
          </table:table-cell>
          <table:table-cell office:value-type="float" office:value="0.223716">
            <text:p>0.2237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8.957">
            <text:p>78.957</text:p>
          </table:table-cell>
          <table:table-cell office:value-type="string">
            <text:p>GC</text:p>
          </table:table-cell>
          <table:table-cell office:value-type="string">
            <text:p>944373K-&gt;749922K</text:p>
          </table:table-cell>
          <table:table-cell office:value-type="string">
            <text:p>1502272K</text:p>
          </table:table-cell>
          <table:table-cell office:value-type="float" office:value="0.377986">
            <text:p>0.37798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9.82">
            <text:p>79.82</text:p>
          </table:table-cell>
          <table:table-cell office:value-type="string">
            <text:p>GC</text:p>
          </table:table-cell>
          <table:table-cell office:value-type="string">
            <text:p>954402K-&gt;753562K</text:p>
          </table:table-cell>
          <table:table-cell office:value-type="string">
            <text:p>1502272K</text:p>
          </table:table-cell>
          <table:table-cell office:value-type="float" office:value="0.26994">
            <text:p>0.2699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.489">
            <text:p>80.489</text:p>
          </table:table-cell>
          <table:table-cell office:value-type="string">
            <text:p>GC</text:p>
          </table:table-cell>
          <table:table-cell office:value-type="string">
            <text:p>958042K-&gt;753570K</text:p>
          </table:table-cell>
          <table:table-cell office:value-type="string">
            <text:p>1502272K</text:p>
          </table:table-cell>
          <table:table-cell office:value-type="float" office:value="0.235344">
            <text:p>0.23534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1.187">
            <text:p>81.187</text:p>
          </table:table-cell>
          <table:table-cell office:value-type="string">
            <text:p>GC</text:p>
          </table:table-cell>
          <table:table-cell office:value-type="string">
            <text:p>958050K-&gt;764656K</text:p>
          </table:table-cell>
          <table:table-cell office:value-type="string">
            <text:p>1502272K</text:p>
          </table:table-cell>
          <table:table-cell office:value-type="float" office:value="0.406113">
            <text:p>0.40611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.049">
            <text:p>82.049</text:p>
          </table:table-cell>
          <table:table-cell office:value-type="string">
            <text:p>GC</text:p>
          </table:table-cell>
          <table:table-cell office:value-type="string">
            <text:p>969136K-&gt;770711K</text:p>
          </table:table-cell>
          <table:table-cell office:value-type="string">
            <text:p>1502272K</text:p>
          </table:table-cell>
          <table:table-cell office:value-type="float" office:value="0.38806">
            <text:p>0.388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.903">
            <text:p>82.903</text:p>
          </table:table-cell>
          <table:table-cell office:value-type="string">
            <text:p>GC</text:p>
          </table:table-cell>
          <table:table-cell office:value-type="string">
            <text:p>975191K-&gt;771727K</text:p>
          </table:table-cell>
          <table:table-cell office:value-type="string">
            <text:p>1502272K</text:p>
          </table:table-cell>
          <table:table-cell office:value-type="float" office:value="0.284856">
            <text:p>0.28485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3.321">
            <text:p>83.321</text:p>
          </table:table-cell>
          <table:table-cell office:value-type="string">
            <text:p>GC</text:p>
          </table:table-cell>
          <table:table-cell office:value-type="string">
            <text:p>832097K</text:p>
          </table:table-cell>
          <table:table-cell office:value-type="string">
            <text:p>1502272K</text:p>
          </table:table-cell>
          <table:table-cell office:value-type="float" office:value="0.131103">
            <text:p>0.13110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3.745">
            <text:p>83.745</text:p>
          </table:table-cell>
          <table:table-cell office:value-type="string">
            <text:p>GC</text:p>
          </table:table-cell>
          <table:table-cell office:value-type="string">
            <text:p>976207K-&gt;771737K</text:p>
          </table:table-cell>
          <table:table-cell office:value-type="string">
            <text:p>1502272K</text:p>
          </table:table-cell>
          <table:table-cell office:value-type="float" office:value="0.214784">
            <text:p>0.21478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4.393">
            <text:p>84.393</text:p>
          </table:table-cell>
          <table:table-cell office:value-type="string">
            <text:p>GC</text:p>
          </table:table-cell>
          <table:table-cell office:value-type="string">
            <text:p>976217K-&gt;780649K</text:p>
          </table:table-cell>
          <table:table-cell office:value-type="string">
            <text:p>1502272K</text:p>
          </table:table-cell>
          <table:table-cell office:value-type="float" office:value="0.431495">
            <text:p>0.4314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5.293">
            <text:p>85.293</text:p>
          </table:table-cell>
          <table:table-cell office:value-type="string">
            <text:p>GC</text:p>
          </table:table-cell>
          <table:table-cell office:value-type="string">
            <text:p>985129K-&gt;784942K</text:p>
          </table:table-cell>
          <table:table-cell office:value-type="string">
            <text:p>1502272K</text:p>
          </table:table-cell>
          <table:table-cell office:value-type="float" office:value="0.28191">
            <text:p>0.2819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6.09">
            <text:p>86.09</text:p>
          </table:table-cell>
          <table:table-cell office:value-type="string">
            <text:p>GC</text:p>
          </table:table-cell>
          <table:table-cell office:value-type="string">
            <text:p>989422K-&gt;784950K</text:p>
          </table:table-cell>
          <table:table-cell office:value-type="string">
            <text:p>1502272K</text:p>
          </table:table-cell>
          <table:table-cell office:value-type="float" office:value="0.205856">
            <text:p>0.20585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6.793">
            <text:p>86.793</text:p>
          </table:table-cell>
          <table:table-cell office:value-type="string">
            <text:p>GC</text:p>
          </table:table-cell>
          <table:table-cell office:value-type="string">
            <text:p>989430K-&gt;783870K</text:p>
          </table:table-cell>
          <table:table-cell office:value-type="string">
            <text:p>1502272K</text:p>
          </table:table-cell>
          <table:table-cell office:value-type="float" office:value="0.151211">
            <text:p>0.1512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7.435">
            <text:p>87.435</text:p>
          </table:table-cell>
          <table:table-cell office:value-type="string">
            <text:p>GC</text:p>
          </table:table-cell>
          <table:table-cell office:value-type="string">
            <text:p>988350K-&gt;792504K</text:p>
          </table:table-cell>
          <table:table-cell office:value-type="string">
            <text:p>1502272K</text:p>
          </table:table-cell>
          <table:table-cell office:value-type="float" office:value="0.372174">
            <text:p>0.37217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8.3">
            <text:p>88.3</text:p>
          </table:table-cell>
          <table:table-cell office:value-type="string">
            <text:p>GC</text:p>
          </table:table-cell>
          <table:table-cell office:value-type="string">
            <text:p>979982K-&gt;777811K</text:p>
          </table:table-cell>
          <table:table-cell office:value-type="string">
            <text:p>1502272K</text:p>
          </table:table-cell>
          <table:table-cell office:value-type="float" office:value="0.230522">
            <text:p>0.23052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8.95">
            <text:p>88.95</text:p>
          </table:table-cell>
          <table:table-cell office:value-type="string">
            <text:p>GC</text:p>
          </table:table-cell>
          <table:table-cell office:value-type="string">
            <text:p>973081K-&gt;767757K</text:p>
          </table:table-cell>
          <table:table-cell office:value-type="string">
            <text:p>1502272K</text:p>
          </table:table-cell>
          <table:table-cell office:value-type="float" office:value="0.079092">
            <text:p>0.07909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9.472">
            <text:p>89.472</text:p>
          </table:table-cell>
          <table:table-cell office:value-type="string">
            <text:p>GC</text:p>
          </table:table-cell>
          <table:table-cell office:value-type="string">
            <text:p>969634K-&gt;760976K</text:p>
          </table:table-cell>
          <table:table-cell office:value-type="string">
            <text:p>1502272K</text:p>
          </table:table-cell>
          <table:table-cell office:value-type="float" office:value="0.182505">
            <text:p>0.18250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.186">
            <text:p>90.186</text:p>
          </table:table-cell>
          <table:table-cell office:value-type="string">
            <text:p>GC</text:p>
          </table:table-cell>
          <table:table-cell office:value-type="string">
            <text:p>965456K-&gt;828282K</text:p>
          </table:table-cell>
          <table:table-cell office:value-type="string">
            <text:p>1502272K</text:p>
          </table:table-cell>
          <table:table-cell office:value-type="float" office:value="1.163866">
            <text:p>1.16386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1.809">
            <text:p>91.809</text:p>
          </table:table-cell>
          <table:table-cell office:value-type="string">
            <text:p>GC</text:p>
          </table:table-cell>
          <table:table-cell office:value-type="string">
            <text:p>1032762K-&gt;885245K</text:p>
          </table:table-cell>
          <table:table-cell office:value-type="string">
            <text:p>1502272K</text:p>
          </table:table-cell>
          <table:table-cell office:value-type="float" office:value="0.954064">
            <text:p>0.95406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.166">
            <text:p>93.166</text:p>
          </table:table-cell>
          <table:table-cell office:value-type="string">
            <text:p>GC</text:p>
          </table:table-cell>
          <table:table-cell office:value-type="string">
            <text:p>1089725K-&gt;960453K</text:p>
          </table:table-cell>
          <table:table-cell office:value-type="string">
            <text:p>1502272K</text:p>
          </table:table-cell>
          <table:table-cell office:value-type="float" office:value="1.312277">
            <text:p>1.3122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4.526">
            <text:p>94.526</text:p>
          </table:table-cell>
          <table:table-cell office:value-type="string">
            <text:p>GC</text:p>
          </table:table-cell>
          <table:table-cell office:value-type="string">
            <text:p>972887K</text:p>
          </table:table-cell>
          <table:table-cell office:value-type="string">
            <text:p>1502272K</text:p>
          </table:table-cell>
          <table:table-cell office:value-type="float" office:value="0.060712">
            <text:p>0.0607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5.086">
            <text:p>95.086</text:p>
          </table:table-cell>
          <table:table-cell office:value-type="string">
            <text:p>GC</text:p>
          </table:table-cell>
          <table:table-cell office:value-type="string">
            <text:p>1164933K-&gt;1074919K</text:p>
          </table:table-cell>
          <table:table-cell office:value-type="string">
            <text:p>1502272K</text:p>
          </table:table-cell>
          <table:table-cell office:value-type="float" office:value="1.899311">
            <text:p>1.8993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7.488">
            <text:p>97.488</text:p>
          </table:table-cell>
          <table:table-cell office:value-type="string">
            <text:p>GC</text:p>
          </table:table-cell>
          <table:table-cell office:value-type="string">
            <text:p>1279399K-&gt;1117324K</text:p>
          </table:table-cell>
          <table:table-cell office:value-type="string">
            <text:p>1502272K</text:p>
          </table:table-cell>
          <table:table-cell office:value-type="float" office:value="0.890059">
            <text:p>0.89005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8.95">
            <text:p>98.95</text:p>
          </table:table-cell>
          <table:table-cell office:value-type="string">
            <text:p>GC</text:p>
          </table:table-cell>
          <table:table-cell office:value-type="string">
            <text:p>1321804K-&gt;1222903K</text:p>
          </table:table-cell>
          <table:table-cell office:value-type="string">
            <text:p>1502272K</text:p>
          </table:table-cell>
          <table:table-cell office:value-type="float" office:value="1.78555">
            <text:p>1.7855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03.01">
            <text:p>103.01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1427383K-&gt;504513K</text:p>
          </table:table-cell>
          <table:table-cell table:style-name="ce1" office:value-type="string">
            <text:p>1502272K</text:p>
          </table:table-cell>
          <table:table-cell table:style-name="ce1" office:value-type="float" office:value="4.999928">
            <text:p>4.999928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108.1">
            <text:p>108.1</text:p>
          </table:table-cell>
          <table:table-cell office:value-type="string">
            <text:p>GC</text:p>
          </table:table-cell>
          <table:table-cell office:value-type="string">
            <text:p>522259K</text:p>
          </table:table-cell>
          <table:table-cell office:value-type="string">
            <text:p>1502272K</text:p>
          </table:table-cell>
          <table:table-cell office:value-type="float" office:value="0.036358">
            <text:p>0.03635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8.565">
            <text:p>108.565</text:p>
          </table:table-cell>
          <table:table-cell office:value-type="string">
            <text:p>GC</text:p>
          </table:table-cell>
          <table:table-cell office:value-type="string">
            <text:p>708993K-&gt;569109K</text:p>
          </table:table-cell>
          <table:table-cell office:value-type="string">
            <text:p>1502272K</text:p>
          </table:table-cell>
          <table:table-cell office:value-type="float" office:value="0.784246">
            <text:p>0.78424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9.799">
            <text:p>109.799</text:p>
          </table:table-cell>
          <table:table-cell office:value-type="string">
            <text:p>GC</text:p>
          </table:table-cell>
          <table:table-cell office:value-type="string">
            <text:p>773589K-&gt;627927K</text:p>
          </table:table-cell>
          <table:table-cell office:value-type="string">
            <text:p>1502272K</text:p>
          </table:table-cell>
          <table:table-cell office:value-type="float" office:value="1.110471">
            <text:p>1.1104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1.499">
            <text:p>111.499</text:p>
          </table:table-cell>
          <table:table-cell office:value-type="string">
            <text:p>GC</text:p>
          </table:table-cell>
          <table:table-cell office:value-type="string">
            <text:p>832407K-&gt;655296K</text:p>
          </table:table-cell>
          <table:table-cell office:value-type="string">
            <text:p>1502272K</text:p>
          </table:table-cell>
          <table:table-cell office:value-type="float" office:value="0.536146">
            <text:p>0.53614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2.606">
            <text:p>112.606</text:p>
          </table:table-cell>
          <table:table-cell office:value-type="string">
            <text:p>GC</text:p>
          </table:table-cell>
          <table:table-cell office:value-type="string">
            <text:p>859776K-&gt;652428K</text:p>
          </table:table-cell>
          <table:table-cell office:value-type="string">
            <text:p>1502272K</text:p>
          </table:table-cell>
          <table:table-cell office:value-type="float" office:value="0.250712">
            <text:p>0.2507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3.284">
            <text:p>113.284</text:p>
          </table:table-cell>
          <table:table-cell office:value-type="string">
            <text:p>GC</text:p>
          </table:table-cell>
          <table:table-cell office:value-type="string">
            <text:p>856908K-&gt;658702K</text:p>
          </table:table-cell>
          <table:table-cell office:value-type="string">
            <text:p>1502272K</text:p>
          </table:table-cell>
          <table:table-cell office:value-type="float" office:value="0.261614">
            <text:p>0.2616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3.945">
            <text:p>113.945</text:p>
          </table:table-cell>
          <table:table-cell office:value-type="string">
            <text:p>GC</text:p>
          </table:table-cell>
          <table:table-cell office:value-type="string">
            <text:p>863182K-&gt;669679K</text:p>
          </table:table-cell>
          <table:table-cell office:value-type="string">
            <text:p>1502272K</text:p>
          </table:table-cell>
          <table:table-cell office:value-type="float" office:value="0.420127">
            <text:p>0.42012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4.828">
            <text:p>114.828</text:p>
          </table:table-cell>
          <table:table-cell office:value-type="string">
            <text:p>GC</text:p>
          </table:table-cell>
          <table:table-cell office:value-type="string">
            <text:p>874159K-&gt;668869K</text:p>
          </table:table-cell>
          <table:table-cell office:value-type="string">
            <text:p>1502272K</text:p>
          </table:table-cell>
          <table:table-cell office:value-type="float" office:value="0.137576">
            <text:p>0.13757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5.401">
            <text:p>115.401</text:p>
          </table:table-cell>
          <table:table-cell office:value-type="string">
            <text:p>GC</text:p>
          </table:table-cell>
          <table:table-cell office:value-type="string">
            <text:p>873349K-&gt;672300K</text:p>
          </table:table-cell>
          <table:table-cell office:value-type="string">
            <text:p>1502272K</text:p>
          </table:table-cell>
          <table:table-cell office:value-type="float" office:value="0.313487">
            <text:p>0.31348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6.368">
            <text:p>116.368</text:p>
          </table:table-cell>
          <table:table-cell office:value-type="string">
            <text:p>GC</text:p>
          </table:table-cell>
          <table:table-cell office:value-type="string">
            <text:p>876780K-&gt;673387K</text:p>
          </table:table-cell>
          <table:table-cell office:value-type="string">
            <text:p>1502272K</text:p>
          </table:table-cell>
          <table:table-cell office:value-type="float" office:value="0.20327">
            <text:p>0.2032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6.973">
            <text:p>116.973</text:p>
          </table:table-cell>
          <table:table-cell office:value-type="string">
            <text:p>GC</text:p>
          </table:table-cell>
          <table:table-cell office:value-type="string">
            <text:p>877867K-&gt;673404K</text:p>
          </table:table-cell>
          <table:table-cell office:value-type="string">
            <text:p>1502272K</text:p>
          </table:table-cell>
          <table:table-cell office:value-type="float" office:value="0.151637">
            <text:p>0.15163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7.518">
            <text:p>117.518</text:p>
          </table:table-cell>
          <table:table-cell office:value-type="string">
            <text:p>GC</text:p>
          </table:table-cell>
          <table:table-cell office:value-type="string">
            <text:p>877884K-&gt;678491K</text:p>
          </table:table-cell>
          <table:table-cell office:value-type="string">
            <text:p>1502272K</text:p>
          </table:table-cell>
          <table:table-cell office:value-type="float" office:value="0.279604">
            <text:p>0.27960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8.275">
            <text:p>118.275</text:p>
          </table:table-cell>
          <table:table-cell office:value-type="string">
            <text:p>GC</text:p>
          </table:table-cell>
          <table:table-cell office:value-type="string">
            <text:p>882971K-&gt;681451K</text:p>
          </table:table-cell>
          <table:table-cell office:value-type="string">
            <text:p>1502272K</text:p>
          </table:table-cell>
          <table:table-cell office:value-type="float" office:value="0.240068">
            <text:p>0.24006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8.985">
            <text:p>118.985</text:p>
          </table:table-cell>
          <table:table-cell office:value-type="string">
            <text:p>GC</text:p>
          </table:table-cell>
          <table:table-cell office:value-type="string">
            <text:p>885931K-&gt;678233K</text:p>
          </table:table-cell>
          <table:table-cell office:value-type="string">
            <text:p>1502272K</text:p>
          </table:table-cell>
          <table:table-cell office:value-type="float" office:value="0.167628">
            <text:p>0.16762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9.566">
            <text:p>119.566</text:p>
          </table:table-cell>
          <table:table-cell office:value-type="string">
            <text:p>GC</text:p>
          </table:table-cell>
          <table:table-cell office:value-type="string">
            <text:p>882713K-&gt;681461K</text:p>
          </table:table-cell>
          <table:table-cell office:value-type="string">
            <text:p>1502272K</text:p>
          </table:table-cell>
          <table:table-cell office:value-type="float" office:value="0.195835">
            <text:p>0.1958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0.297">
            <text:p>120.297</text:p>
          </table:table-cell>
          <table:table-cell office:value-type="string">
            <text:p>GC</text:p>
          </table:table-cell>
          <table:table-cell office:value-type="string">
            <text:p>885941K-&gt;683446K</text:p>
          </table:table-cell>
          <table:table-cell office:value-type="string">
            <text:p>1502272K</text:p>
          </table:table-cell>
          <table:table-cell office:value-type="float" office:value="0.309643">
            <text:p>0.30964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1.122">
            <text:p>121.122</text:p>
          </table:table-cell>
          <table:table-cell office:value-type="string">
            <text:p>GC</text:p>
          </table:table-cell>
          <table:table-cell office:value-type="string">
            <text:p>887926K-&gt;684119K</text:p>
          </table:table-cell>
          <table:table-cell office:value-type="string">
            <text:p>1502272K</text:p>
          </table:table-cell>
          <table:table-cell office:value-type="float" office:value="0.176272">
            <text:p>0.1762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1.781">
            <text:p>121.781</text:p>
          </table:table-cell>
          <table:table-cell office:value-type="string">
            <text:p>GC</text:p>
          </table:table-cell>
          <table:table-cell office:value-type="string">
            <text:p>888599K-&gt;692913K</text:p>
          </table:table-cell>
          <table:table-cell office:value-type="string">
            <text:p>1502272K</text:p>
          </table:table-cell>
          <table:table-cell office:value-type="float" office:value="0.365837">
            <text:p>0.36583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2.535">
            <text:p>122.535</text:p>
          </table:table-cell>
          <table:table-cell office:value-type="string">
            <text:p>GC</text:p>
          </table:table-cell>
          <table:table-cell office:value-type="string">
            <text:p>897393K-&gt;699384K</text:p>
          </table:table-cell>
          <table:table-cell office:value-type="string">
            <text:p>1502272K</text:p>
          </table:table-cell>
          <table:table-cell office:value-type="float" office:value="0.330568">
            <text:p>0.33056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3.273">
            <text:p>123.273</text:p>
          </table:table-cell>
          <table:table-cell office:value-type="string">
            <text:p>GC</text:p>
          </table:table-cell>
          <table:table-cell office:value-type="string">
            <text:p>903864K-&gt;700910K</text:p>
          </table:table-cell>
          <table:table-cell office:value-type="string">
            <text:p>1502272K</text:p>
          </table:table-cell>
          <table:table-cell office:value-type="float" office:value="0.340464">
            <text:p>0.34046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4.081">
            <text:p>124.081</text:p>
          </table:table-cell>
          <table:table-cell office:value-type="string">
            <text:p>GC</text:p>
          </table:table-cell>
          <table:table-cell office:value-type="string">
            <text:p>905390K-&gt;711730K</text:p>
          </table:table-cell>
          <table:table-cell office:value-type="string">
            <text:p>1502272K</text:p>
          </table:table-cell>
          <table:table-cell office:value-type="float" office:value="0.405195">
            <text:p>0.4051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4.623">
            <text:p>124.623</text:p>
          </table:table-cell>
          <table:table-cell office:value-type="string">
            <text:p>GC</text:p>
          </table:table-cell>
          <table:table-cell office:value-type="string">
            <text:p>755731K</text:p>
          </table:table-cell>
          <table:table-cell office:value-type="string">
            <text:p>1502272K</text:p>
          </table:table-cell>
          <table:table-cell office:value-type="float" office:value="0.188969">
            <text:p>0.18896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5.138">
            <text:p>125.138</text:p>
          </table:table-cell>
          <table:table-cell office:value-type="string">
            <text:p>GC</text:p>
          </table:table-cell>
          <table:table-cell office:value-type="string">
            <text:p>916210K-&gt;717390K</text:p>
          </table:table-cell>
          <table:table-cell office:value-type="string">
            <text:p>1502272K</text:p>
          </table:table-cell>
          <table:table-cell office:value-type="float" office:value="0.283352">
            <text:p>0.28335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5.869">
            <text:p>125.869</text:p>
          </table:table-cell>
          <table:table-cell office:value-type="string">
            <text:p>GC</text:p>
          </table:table-cell>
          <table:table-cell office:value-type="string">
            <text:p>921870K-&gt;717738K</text:p>
          </table:table-cell>
          <table:table-cell office:value-type="string">
            <text:p>1502272K</text:p>
          </table:table-cell>
          <table:table-cell office:value-type="float" office:value="0.186841">
            <text:p>0.18684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6.709">
            <text:p>126.709</text:p>
          </table:table-cell>
          <table:table-cell office:value-type="string">
            <text:p>GC</text:p>
          </table:table-cell>
          <table:table-cell office:value-type="string">
            <text:p>922218K-&gt;718738K</text:p>
          </table:table-cell>
          <table:table-cell office:value-type="string">
            <text:p>1502272K</text:p>
          </table:table-cell>
          <table:table-cell office:value-type="float" office:value="0.236272">
            <text:p>0.2362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7.415">
            <text:p>127.415</text:p>
          </table:table-cell>
          <table:table-cell office:value-type="string">
            <text:p>GC</text:p>
          </table:table-cell>
          <table:table-cell office:value-type="string">
            <text:p>923218K-&gt;727466K</text:p>
          </table:table-cell>
          <table:table-cell office:value-type="string">
            <text:p>1502272K</text:p>
          </table:table-cell>
          <table:table-cell office:value-type="float" office:value="0.308968">
            <text:p>0.30896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8.424">
            <text:p>128.424</text:p>
          </table:table-cell>
          <table:table-cell office:value-type="string">
            <text:p>GC</text:p>
          </table:table-cell>
          <table:table-cell office:value-type="string">
            <text:p>931946K-&gt;733839K</text:p>
          </table:table-cell>
          <table:table-cell office:value-type="string">
            <text:p>1502272K</text:p>
          </table:table-cell>
          <table:table-cell office:value-type="float" office:value="0.509016">
            <text:p>0.5090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9.656">
            <text:p>129.656</text:p>
          </table:table-cell>
          <table:table-cell office:value-type="string">
            <text:p>GC</text:p>
          </table:table-cell>
          <table:table-cell office:value-type="string">
            <text:p>938319K-&gt;734081K</text:p>
          </table:table-cell>
          <table:table-cell office:value-type="string">
            <text:p>1502272K</text:p>
          </table:table-cell>
          <table:table-cell office:value-type="float" office:value="0.364605">
            <text:p>0.36460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0.519">
            <text:p>130.519</text:p>
          </table:table-cell>
          <table:table-cell office:value-type="string">
            <text:p>GC</text:p>
          </table:table-cell>
          <table:table-cell office:value-type="string">
            <text:p>938561K-&gt;732110K</text:p>
          </table:table-cell>
          <table:table-cell office:value-type="string">
            <text:p>1502272K</text:p>
          </table:table-cell>
          <table:table-cell office:value-type="float" office:value="0.156067">
            <text:p>0.1560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1.076">
            <text:p>131.076</text:p>
          </table:table-cell>
          <table:table-cell office:value-type="string">
            <text:p>GC</text:p>
          </table:table-cell>
          <table:table-cell office:value-type="string">
            <text:p>936590K-&gt;757924K</text:p>
          </table:table-cell>
          <table:table-cell office:value-type="string">
            <text:p>1502272K</text:p>
          </table:table-cell>
          <table:table-cell office:value-type="float" office:value="0.496061">
            <text:p>0.49606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2.054">
            <text:p>132.054</text:p>
          </table:table-cell>
          <table:table-cell office:value-type="string">
            <text:p>GC</text:p>
          </table:table-cell>
          <table:table-cell office:value-type="string">
            <text:p>962404K-&gt;759281K</text:p>
          </table:table-cell>
          <table:table-cell office:value-type="string">
            <text:p>1502272K</text:p>
          </table:table-cell>
          <table:table-cell office:value-type="float" office:value="0.187194">
            <text:p>0.18719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2.69">
            <text:p>132.69</text:p>
          </table:table-cell>
          <table:table-cell office:value-type="string">
            <text:p>GC</text:p>
          </table:table-cell>
          <table:table-cell office:value-type="string">
            <text:p>963761K-&gt;771895K</text:p>
          </table:table-cell>
          <table:table-cell office:value-type="string">
            <text:p>1502272K</text:p>
          </table:table-cell>
          <table:table-cell office:value-type="float" office:value="0.344513">
            <text:p>0.34451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3.364">
            <text:p>133.364</text:p>
          </table:table-cell>
          <table:table-cell office:value-type="string">
            <text:p>GC</text:p>
          </table:table-cell>
          <table:table-cell office:value-type="string">
            <text:p>976375K-&gt;781568K</text:p>
          </table:table-cell>
          <table:table-cell office:value-type="string">
            <text:p>1502272K</text:p>
          </table:table-cell>
          <table:table-cell office:value-type="float" office:value="0.378607">
            <text:p>0.37860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4.098">
            <text:p>134.098</text:p>
          </table:table-cell>
          <table:table-cell office:value-type="string">
            <text:p>GC</text:p>
          </table:table-cell>
          <table:table-cell office:value-type="string">
            <text:p>986048K-&gt;821116K</text:p>
          </table:table-cell>
          <table:table-cell office:value-type="string">
            <text:p>1502272K</text:p>
          </table:table-cell>
          <table:table-cell office:value-type="float" office:value="0.676904">
            <text:p>0.67690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4.809">
            <text:p>134.809</text:p>
          </table:table-cell>
          <table:table-cell office:value-type="string">
            <text:p>GC</text:p>
          </table:table-cell>
          <table:table-cell office:value-type="string">
            <text:p>841879K</text:p>
          </table:table-cell>
          <table:table-cell office:value-type="string">
            <text:p>1502272K</text:p>
          </table:table-cell>
          <table:table-cell office:value-type="float" office:value="0.115875">
            <text:p>0.1158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5.389">
            <text:p>135.389</text:p>
          </table:table-cell>
          <table:table-cell office:value-type="string">
            <text:p>GC</text:p>
          </table:table-cell>
          <table:table-cell office:value-type="string">
            <text:p>1025596K-&gt;890863K</text:p>
          </table:table-cell>
          <table:table-cell office:value-type="string">
            <text:p>1502272K</text:p>
          </table:table-cell>
          <table:table-cell office:value-type="float" office:value="1.114494">
            <text:p>1.11449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6.996">
            <text:p>136.996</text:p>
          </table:table-cell>
          <table:table-cell office:value-type="string">
            <text:p>GC</text:p>
          </table:table-cell>
          <table:table-cell office:value-type="string">
            <text:p>1095343K-&gt;1019694K</text:p>
          </table:table-cell>
          <table:table-cell office:value-type="string">
            <text:p>1502272K</text:p>
          </table:table-cell>
          <table:table-cell office:value-type="float" office:value="1.773084">
            <text:p>1.77308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9.209">
            <text:p>139.209</text:p>
          </table:table-cell>
          <table:table-cell office:value-type="string">
            <text:p>GC</text:p>
          </table:table-cell>
          <table:table-cell office:value-type="string">
            <text:p>1224174K-&gt;1069576K</text:p>
          </table:table-cell>
          <table:table-cell office:value-type="string">
            <text:p>1502272K</text:p>
          </table:table-cell>
          <table:table-cell office:value-type="float" office:value="0.82541">
            <text:p>0.8254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0.476">
            <text:p>140.476</text:p>
          </table:table-cell>
          <table:table-cell office:value-type="string">
            <text:p>GC</text:p>
          </table:table-cell>
          <table:table-cell office:value-type="string">
            <text:p>1274056K-&gt;1118192K</text:p>
          </table:table-cell>
          <table:table-cell office:value-type="string">
            <text:p>1502272K</text:p>
          </table:table-cell>
          <table:table-cell office:value-type="float" office:value="1.058308">
            <text:p>1.05830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2.023">
            <text:p>142.023</text:p>
          </table:table-cell>
          <table:table-cell office:value-type="string">
            <text:p>GC</text:p>
          </table:table-cell>
          <table:table-cell office:value-type="string">
            <text:p>1322672K-&gt;1168762K</text:p>
          </table:table-cell>
          <table:table-cell office:value-type="string">
            <text:p>1502272K</text:p>
          </table:table-cell>
          <table:table-cell office:value-type="float" office:value="0.904777">
            <text:p>0.9047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3.289">
            <text:p>143.289</text:p>
          </table:table-cell>
          <table:table-cell office:value-type="string">
            <text:p>GC</text:p>
          </table:table-cell>
          <table:table-cell office:value-type="string">
            <text:p>1373242K-&gt;1240887K</text:p>
          </table:table-cell>
          <table:table-cell office:value-type="string">
            <text:p>1502272K</text:p>
          </table:table-cell>
          <table:table-cell office:value-type="float" office:value="1.065712">
            <text:p>1.06571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47.449">
            <text:p>147.449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1445367K-&gt;571118K</text:p>
          </table:table-cell>
          <table:table-cell table:style-name="ce1" office:value-type="string">
            <text:p>1502272K</text:p>
          </table:table-cell>
          <table:table-cell table:style-name="ce1" office:value-type="float" office:value="5.778057">
            <text:p>5.778057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153.314">
            <text:p>153.314</text:p>
          </table:table-cell>
          <table:table-cell office:value-type="string">
            <text:p>GC</text:p>
          </table:table-cell>
          <table:table-cell office:value-type="string">
            <text:p>594771K</text:p>
          </table:table-cell>
          <table:table-cell office:value-type="string">
            <text:p>1502272K</text:p>
          </table:table-cell>
          <table:table-cell office:value-type="float" office:value="0.042252">
            <text:p>0.04225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3.646">
            <text:p>153.646</text:p>
          </table:table-cell>
          <table:table-cell office:value-type="string">
            <text:p>GC</text:p>
          </table:table-cell>
          <table:table-cell office:value-type="string">
            <text:p>775598K-&gt;633741K</text:p>
          </table:table-cell>
          <table:table-cell office:value-type="string">
            <text:p>1502272K</text:p>
          </table:table-cell>
          <table:table-cell office:value-type="float" office:value="0.582525">
            <text:p>0.58252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4.673">
            <text:p>154.673</text:p>
          </table:table-cell>
          <table:table-cell office:value-type="string">
            <text:p>GC</text:p>
          </table:table-cell>
          <table:table-cell office:value-type="string">
            <text:p>838221K-&gt;646572K</text:p>
          </table:table-cell>
          <table:table-cell office:value-type="string">
            <text:p>1502272K</text:p>
          </table:table-cell>
          <table:table-cell office:value-type="float" office:value="0.311529">
            <text:p>0.3115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5.373">
            <text:p>155.373</text:p>
          </table:table-cell>
          <table:table-cell office:value-type="string">
            <text:p>GC</text:p>
          </table:table-cell>
          <table:table-cell office:value-type="string">
            <text:p>851052K-&gt;646690K</text:p>
          </table:table-cell>
          <table:table-cell office:value-type="string">
            <text:p>1502272K</text:p>
          </table:table-cell>
          <table:table-cell office:value-type="float" office:value="0.146148">
            <text:p>0.14614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5.911">
            <text:p>155.911</text:p>
          </table:table-cell>
          <table:table-cell office:value-type="string">
            <text:p>GC</text:p>
          </table:table-cell>
          <table:table-cell office:value-type="string">
            <text:p>851170K-&gt;652635K</text:p>
          </table:table-cell>
          <table:table-cell office:value-type="string">
            <text:p>1502272K</text:p>
          </table:table-cell>
          <table:table-cell office:value-type="float" office:value="0.213788">
            <text:p>0.21378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6.593">
            <text:p>156.593</text:p>
          </table:table-cell>
          <table:table-cell office:value-type="string">
            <text:p>GC</text:p>
          </table:table-cell>
          <table:table-cell office:value-type="string">
            <text:p>857115K-&gt;665917K</text:p>
          </table:table-cell>
          <table:table-cell office:value-type="string">
            <text:p>1502272K</text:p>
          </table:table-cell>
          <table:table-cell office:value-type="float" office:value="0.395925">
            <text:p>0.39592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7.418">
            <text:p>157.418</text:p>
          </table:table-cell>
          <table:table-cell office:value-type="string">
            <text:p>GC</text:p>
          </table:table-cell>
          <table:table-cell office:value-type="string">
            <text:p>870087K-&gt;665918K</text:p>
          </table:table-cell>
          <table:table-cell office:value-type="string">
            <text:p>1502272K</text:p>
          </table:table-cell>
          <table:table-cell office:value-type="float" office:value="0.09733">
            <text:p>0.097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7.876">
            <text:p>157.876</text:p>
          </table:table-cell>
          <table:table-cell office:value-type="string">
            <text:p>GC</text:p>
          </table:table-cell>
          <table:table-cell office:value-type="string">
            <text:p>870398K-&gt;668191K</text:p>
          </table:table-cell>
          <table:table-cell office:value-type="string">
            <text:p>1502272K</text:p>
          </table:table-cell>
          <table:table-cell office:value-type="float" office:value="0.215112">
            <text:p>0.2151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8.46">
            <text:p>158.46</text:p>
          </table:table-cell>
          <table:table-cell office:value-type="string">
            <text:p>GC</text:p>
          </table:table-cell>
          <table:table-cell office:value-type="string">
            <text:p>872671K-&gt;668207K</text:p>
          </table:table-cell>
          <table:table-cell office:value-type="string">
            <text:p>1502272K</text:p>
          </table:table-cell>
          <table:table-cell office:value-type="float" office:value="0.151738">
            <text:p>0.15173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8.993">
            <text:p>158.993</text:p>
          </table:table-cell>
          <table:table-cell office:value-type="string">
            <text:p>GC</text:p>
          </table:table-cell>
          <table:table-cell office:value-type="string">
            <text:p>872687K-&gt;678602K</text:p>
          </table:table-cell>
          <table:table-cell office:value-type="string">
            <text:p>1502272K</text:p>
          </table:table-cell>
          <table:table-cell office:value-type="float" office:value="0.336823">
            <text:p>0.33682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9.722">
            <text:p>159.722</text:p>
          </table:table-cell>
          <table:table-cell office:value-type="string">
            <text:p>GC</text:p>
          </table:table-cell>
          <table:table-cell office:value-type="string">
            <text:p>883082K-&gt;686262K</text:p>
          </table:table-cell>
          <table:table-cell office:value-type="string">
            <text:p>1502272K</text:p>
          </table:table-cell>
          <table:table-cell office:value-type="float" office:value="0.267944">
            <text:p>0.26794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0.369">
            <text:p>160.369</text:p>
          </table:table-cell>
          <table:table-cell office:value-type="string">
            <text:p>GC</text:p>
          </table:table-cell>
          <table:table-cell office:value-type="string">
            <text:p>890742K-&gt;687675K</text:p>
          </table:table-cell>
          <table:table-cell office:value-type="string">
            <text:p>1502272K</text:p>
          </table:table-cell>
          <table:table-cell office:value-type="float" office:value="0.197005">
            <text:p>0.19700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1.003">
            <text:p>161.003</text:p>
          </table:table-cell>
          <table:table-cell office:value-type="string">
            <text:p>GC</text:p>
          </table:table-cell>
          <table:table-cell office:value-type="string">
            <text:p>892155K-&gt;689321K</text:p>
          </table:table-cell>
          <table:table-cell office:value-type="string">
            <text:p>1502272K</text:p>
          </table:table-cell>
          <table:table-cell office:value-type="float" office:value="0.210277">
            <text:p>0.2102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1.65">
            <text:p>161.65</text:p>
          </table:table-cell>
          <table:table-cell office:value-type="string">
            <text:p>GC</text:p>
          </table:table-cell>
          <table:table-cell office:value-type="string">
            <text:p>893801K-&gt;697983K</text:p>
          </table:table-cell>
          <table:table-cell office:value-type="string">
            <text:p>1502272K</text:p>
          </table:table-cell>
          <table:table-cell office:value-type="float" office:value="0.278962">
            <text:p>0.27896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2.305">
            <text:p>162.305</text:p>
          </table:table-cell>
          <table:table-cell office:value-type="string">
            <text:p>GC</text:p>
          </table:table-cell>
          <table:table-cell office:value-type="string">
            <text:p>902463K-&gt;702295K</text:p>
          </table:table-cell>
          <table:table-cell office:value-type="string">
            <text:p>1502272K</text:p>
          </table:table-cell>
          <table:table-cell office:value-type="float" office:value="0.257437">
            <text:p>0.25743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3.024">
            <text:p>163.024</text:p>
          </table:table-cell>
          <table:table-cell office:value-type="string">
            <text:p>GC</text:p>
          </table:table-cell>
          <table:table-cell office:value-type="string">
            <text:p>906775K-&gt;703470K</text:p>
          </table:table-cell>
          <table:table-cell office:value-type="string">
            <text:p>1502272K</text:p>
          </table:table-cell>
          <table:table-cell office:value-type="float" office:value="0.202832">
            <text:p>0.20283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3.609">
            <text:p>163.609</text:p>
          </table:table-cell>
          <table:table-cell office:value-type="string">
            <text:p>GC</text:p>
          </table:table-cell>
          <table:table-cell office:value-type="string">
            <text:p>907950K-&gt;703617K</text:p>
          </table:table-cell>
          <table:table-cell office:value-type="string">
            <text:p>1502272K</text:p>
          </table:table-cell>
          <table:table-cell office:value-type="float" office:value="0.143766">
            <text:p>0.14376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4.132">
            <text:p>164.132</text:p>
          </table:table-cell>
          <table:table-cell office:value-type="string">
            <text:p>GC</text:p>
          </table:table-cell>
          <table:table-cell office:value-type="string">
            <text:p>908097K-&gt;697145K</text:p>
          </table:table-cell>
          <table:table-cell office:value-type="string">
            <text:p>1502272K</text:p>
          </table:table-cell>
          <table:table-cell office:value-type="float" office:value="0.125137">
            <text:p>0.12513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4.664">
            <text:p>164.664</text:p>
          </table:table-cell>
          <table:table-cell office:value-type="string">
            <text:p>GC</text:p>
          </table:table-cell>
          <table:table-cell office:value-type="string">
            <text:p>901625K-&gt;692846K</text:p>
          </table:table-cell>
          <table:table-cell office:value-type="string">
            <text:p>1502272K</text:p>
          </table:table-cell>
          <table:table-cell office:value-type="float" office:value="0.087428">
            <text:p>0.08742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5.156">
            <text:p>165.156</text:p>
          </table:table-cell>
          <table:table-cell office:value-type="string">
            <text:p>GC</text:p>
          </table:table-cell>
          <table:table-cell office:value-type="string">
            <text:p>897326K-&gt;716169K</text:p>
          </table:table-cell>
          <table:table-cell office:value-type="string">
            <text:p>1502272K</text:p>
          </table:table-cell>
          <table:table-cell office:value-type="float" office:value="0.441862">
            <text:p>0.44186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5.99">
            <text:p>165.99</text:p>
          </table:table-cell>
          <table:table-cell office:value-type="string">
            <text:p>GC</text:p>
          </table:table-cell>
          <table:table-cell office:value-type="string">
            <text:p>920649K-&gt;723994K</text:p>
          </table:table-cell>
          <table:table-cell office:value-type="string">
            <text:p>1502272K</text:p>
          </table:table-cell>
          <table:table-cell office:value-type="float" office:value="0.266167">
            <text:p>0.2661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6.366">
            <text:p>166.366</text:p>
          </table:table-cell>
          <table:table-cell office:value-type="string">
            <text:p>GC</text:p>
          </table:table-cell>
          <table:table-cell office:value-type="string">
            <text:p>778964K</text:p>
          </table:table-cell>
          <table:table-cell office:value-type="string">
            <text:p>1502272K</text:p>
          </table:table-cell>
          <table:table-cell office:value-type="float" office:value="0.149146">
            <text:p>0.14914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6.858">
            <text:p>166.858</text:p>
          </table:table-cell>
          <table:table-cell office:value-type="string">
            <text:p>GC</text:p>
          </table:table-cell>
          <table:table-cell office:value-type="string">
            <text:p>928470K-&gt;727183K</text:p>
          </table:table-cell>
          <table:table-cell office:value-type="string">
            <text:p>1502272K</text:p>
          </table:table-cell>
          <table:table-cell office:value-type="float" office:value="0.243173">
            <text:p>0.24317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7.477">
            <text:p>167.477</text:p>
          </table:table-cell>
          <table:table-cell office:value-type="string">
            <text:p>GC</text:p>
          </table:table-cell>
          <table:table-cell office:value-type="string">
            <text:p>931663K-&gt;726894K</text:p>
          </table:table-cell>
          <table:table-cell office:value-type="string">
            <text:p>1502272K</text:p>
          </table:table-cell>
          <table:table-cell office:value-type="float" office:value="0.168834">
            <text:p>0.16883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8.003">
            <text:p>168.003</text:p>
          </table:table-cell>
          <table:table-cell office:value-type="string">
            <text:p>GC</text:p>
          </table:table-cell>
          <table:table-cell office:value-type="string">
            <text:p>931374K-&gt;737988K</text:p>
          </table:table-cell>
          <table:table-cell office:value-type="string">
            <text:p>1502272K</text:p>
          </table:table-cell>
          <table:table-cell office:value-type="float" office:value="0.44637">
            <text:p>0.4463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8.878">
            <text:p>168.878</text:p>
          </table:table-cell>
          <table:table-cell office:value-type="string">
            <text:p>GC</text:p>
          </table:table-cell>
          <table:table-cell office:value-type="string">
            <text:p>942468K-&gt;742348K</text:p>
          </table:table-cell>
          <table:table-cell office:value-type="string">
            <text:p>1502272K</text:p>
          </table:table-cell>
          <table:table-cell office:value-type="float" office:value="0.314158">
            <text:p>0.31415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9.657">
            <text:p>169.657</text:p>
          </table:table-cell>
          <table:table-cell office:value-type="string">
            <text:p>GC</text:p>
          </table:table-cell>
          <table:table-cell office:value-type="string">
            <text:p>946828K-&gt;743280K</text:p>
          </table:table-cell>
          <table:table-cell office:value-type="string">
            <text:p>1502272K</text:p>
          </table:table-cell>
          <table:table-cell office:value-type="float" office:value="0.288912">
            <text:p>0.2889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0.396">
            <text:p>170.396</text:p>
          </table:table-cell>
          <table:table-cell office:value-type="string">
            <text:p>GC</text:p>
          </table:table-cell>
          <table:table-cell office:value-type="string">
            <text:p>947760K-&gt;742445K</text:p>
          </table:table-cell>
          <table:table-cell office:value-type="string">
            <text:p>1502272K</text:p>
          </table:table-cell>
          <table:table-cell office:value-type="float" office:value="0.197425">
            <text:p>0.19742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1.058">
            <text:p>171.058</text:p>
          </table:table-cell>
          <table:table-cell office:value-type="string">
            <text:p>GC</text:p>
          </table:table-cell>
          <table:table-cell office:value-type="string">
            <text:p>946925K-&gt;739482K</text:p>
          </table:table-cell>
          <table:table-cell office:value-type="string">
            <text:p>1502272K</text:p>
          </table:table-cell>
          <table:table-cell office:value-type="float" office:value="0.15862">
            <text:p>0.1586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1.512">
            <text:p>171.512</text:p>
          </table:table-cell>
          <table:table-cell office:value-type="string">
            <text:p>GC</text:p>
          </table:table-cell>
          <table:table-cell office:value-type="string">
            <text:p>943962K-&gt;741155K</text:p>
          </table:table-cell>
          <table:table-cell office:value-type="string">
            <text:p>1502272K</text:p>
          </table:table-cell>
          <table:table-cell office:value-type="float" office:value="0.064954">
            <text:p>0.06495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1.869">
            <text:p>171.869</text:p>
          </table:table-cell>
          <table:table-cell office:value-type="string">
            <text:p>GC</text:p>
          </table:table-cell>
          <table:table-cell office:value-type="string">
            <text:p>945635K-&gt;744319K</text:p>
          </table:table-cell>
          <table:table-cell office:value-type="string">
            <text:p>1502272K</text:p>
          </table:table-cell>
          <table:table-cell office:value-type="float" office:value="0.154474">
            <text:p>0.15447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2.291">
            <text:p>172.291</text:p>
          </table:table-cell>
          <table:table-cell office:value-type="string">
            <text:p>GC</text:p>
          </table:table-cell>
          <table:table-cell office:value-type="string">
            <text:p>948799K-&gt;744843K</text:p>
          </table:table-cell>
          <table:table-cell office:value-type="string">
            <text:p>1502272K</text:p>
          </table:table-cell>
          <table:table-cell office:value-type="float" office:value="0.125427">
            <text:p>0.12542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2.759">
            <text:p>172.759</text:p>
          </table:table-cell>
          <table:table-cell office:value-type="string">
            <text:p>GC</text:p>
          </table:table-cell>
          <table:table-cell office:value-type="string">
            <text:p>949323K-&gt;752475K</text:p>
          </table:table-cell>
          <table:table-cell office:value-type="string">
            <text:p>1502272K</text:p>
          </table:table-cell>
          <table:table-cell office:value-type="float" office:value="0.220413">
            <text:p>0.22041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3.227">
            <text:p>173.227</text:p>
          </table:table-cell>
          <table:table-cell office:value-type="string">
            <text:p>GC</text:p>
          </table:table-cell>
          <table:table-cell office:value-type="string">
            <text:p>956955K-&gt;888247K</text:p>
          </table:table-cell>
          <table:table-cell office:value-type="string">
            <text:p>1502272K</text:p>
          </table:table-cell>
          <table:table-cell office:value-type="float" office:value="1.288412">
            <text:p>1.2884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4.572">
            <text:p>174.572</text:p>
          </table:table-cell>
          <table:table-cell office:value-type="string">
            <text:p>GC</text:p>
          </table:table-cell>
          <table:table-cell office:value-type="string">
            <text:p>901182K</text:p>
          </table:table-cell>
          <table:table-cell office:value-type="string">
            <text:p>1502272K</text:p>
          </table:table-cell>
          <table:table-cell office:value-type="float" office:value="0.168291">
            <text:p>0.16829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5.003">
            <text:p>175.003</text:p>
          </table:table-cell>
          <table:table-cell office:value-type="string">
            <text:p>GC</text:p>
          </table:table-cell>
          <table:table-cell office:value-type="string">
            <text:p>1092727K-&gt;1001147K</text:p>
          </table:table-cell>
          <table:table-cell office:value-type="string">
            <text:p>1502272K</text:p>
          </table:table-cell>
          <table:table-cell office:value-type="float" office:value="1.406538">
            <text:p>1.40653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6.771">
            <text:p>176.771</text:p>
          </table:table-cell>
          <table:table-cell office:value-type="string">
            <text:p>GC</text:p>
          </table:table-cell>
          <table:table-cell office:value-type="string">
            <text:p>1205627K-&gt;1110825K</text:p>
          </table:table-cell>
          <table:table-cell office:value-type="string">
            <text:p>1502272K</text:p>
          </table:table-cell>
          <table:table-cell office:value-type="float" office:value="1.30206">
            <text:p>1.302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8.386">
            <text:p>178.386</text:p>
          </table:table-cell>
          <table:table-cell office:value-type="string">
            <text:p>GC</text:p>
          </table:table-cell>
          <table:table-cell office:value-type="string">
            <text:p>1315305K-&gt;1146908K</text:p>
          </table:table-cell>
          <table:table-cell office:value-type="string">
            <text:p>1502272K</text:p>
          </table:table-cell>
          <table:table-cell office:value-type="float" office:value="0.482636">
            <text:p>0.48263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9.221">
            <text:p>179.221</text:p>
          </table:table-cell>
          <table:table-cell office:value-type="string">
            <text:p>GC</text:p>
          </table:table-cell>
          <table:table-cell office:value-type="string">
            <text:p>1351388K-&gt;1187769K</text:p>
          </table:table-cell>
          <table:table-cell office:value-type="string">
            <text:p>1502272K</text:p>
          </table:table-cell>
          <table:table-cell office:value-type="float" office:value="0.568585">
            <text:p>0.56858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83.276">
            <text:p>183.276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1392249K-&gt;529399K</text:p>
          </table:table-cell>
          <table:table-cell table:style-name="ce1" office:value-type="string">
            <text:p>1502272K</text:p>
          </table:table-cell>
          <table:table-cell table:style-name="ce1" office:value-type="float" office:value="4.413287">
            <text:p>4.413287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187.734">
            <text:p>187.734</text:p>
          </table:table-cell>
          <table:table-cell office:value-type="string">
            <text:p>GC</text:p>
          </table:table-cell>
          <table:table-cell office:value-type="string">
            <text:p>543251K</text:p>
          </table:table-cell>
          <table:table-cell office:value-type="string">
            <text:p>1502272K</text:p>
          </table:table-cell>
          <table:table-cell office:value-type="float" office:value="0.042467">
            <text:p>0.0424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8.129">
            <text:p>188.129</text:p>
          </table:table-cell>
          <table:table-cell office:value-type="string">
            <text:p>GC</text:p>
          </table:table-cell>
          <table:table-cell office:value-type="string">
            <text:p>733879K-&gt;593065K</text:p>
          </table:table-cell>
          <table:table-cell office:value-type="string">
            <text:p>1502272K</text:p>
          </table:table-cell>
          <table:table-cell office:value-type="float" office:value="0.546895">
            <text:p>0.5468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9.054">
            <text:p>189.054</text:p>
          </table:table-cell>
          <table:table-cell office:value-type="string">
            <text:p>GC</text:p>
          </table:table-cell>
          <table:table-cell office:value-type="string">
            <text:p>797545K-&gt;625486K</text:p>
          </table:table-cell>
          <table:table-cell office:value-type="string">
            <text:p>1502272K</text:p>
          </table:table-cell>
          <table:table-cell office:value-type="float" office:value="0.452272">
            <text:p>0.4522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9.845">
            <text:p>189.845</text:p>
          </table:table-cell>
          <table:table-cell office:value-type="string">
            <text:p>GC</text:p>
          </table:table-cell>
          <table:table-cell office:value-type="string">
            <text:p>829966K-&gt;632102K</text:p>
          </table:table-cell>
          <table:table-cell office:value-type="string">
            <text:p>1502272K</text:p>
          </table:table-cell>
          <table:table-cell office:value-type="float" office:value="0.175471">
            <text:p>0.1754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0.292">
            <text:p>190.292</text:p>
          </table:table-cell>
          <table:table-cell office:value-type="string">
            <text:p>GC</text:p>
          </table:table-cell>
          <table:table-cell office:value-type="string">
            <text:p>836582K-&gt;638005K</text:p>
          </table:table-cell>
          <table:table-cell office:value-type="string">
            <text:p>1502272K</text:p>
          </table:table-cell>
          <table:table-cell office:value-type="float" office:value="0.101523">
            <text:p>0.10152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0.651">
            <text:p>190.651</text:p>
          </table:table-cell>
          <table:table-cell office:value-type="string">
            <text:p>GC</text:p>
          </table:table-cell>
          <table:table-cell office:value-type="string">
            <text:p>842485K-&gt;645989K</text:p>
          </table:table-cell>
          <table:table-cell office:value-type="string">
            <text:p>1502272K</text:p>
          </table:table-cell>
          <table:table-cell office:value-type="float" office:value="0.213236">
            <text:p>0.21323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1.223">
            <text:p>191.223</text:p>
          </table:table-cell>
          <table:table-cell office:value-type="string">
            <text:p>GC</text:p>
          </table:table-cell>
          <table:table-cell office:value-type="string">
            <text:p>850469K-&gt;647398K</text:p>
          </table:table-cell>
          <table:table-cell office:value-type="string">
            <text:p>1502272K</text:p>
          </table:table-cell>
          <table:table-cell office:value-type="float" office:value="0.134032">
            <text:p>0.13403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1.615">
            <text:p>191.615</text:p>
          </table:table-cell>
          <table:table-cell office:value-type="string">
            <text:p>GC</text:p>
          </table:table-cell>
          <table:table-cell office:value-type="string">
            <text:p>851878K-&gt;660355K</text:p>
          </table:table-cell>
          <table:table-cell office:value-type="string">
            <text:p>1502272K</text:p>
          </table:table-cell>
          <table:table-cell office:value-type="float" office:value="0.446027">
            <text:p>0.44602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2.46">
            <text:p>192.46</text:p>
          </table:table-cell>
          <table:table-cell office:value-type="string">
            <text:p>GC</text:p>
          </table:table-cell>
          <table:table-cell office:value-type="string">
            <text:p>864835K-&gt;659842K</text:p>
          </table:table-cell>
          <table:table-cell office:value-type="string">
            <text:p>1502272K</text:p>
          </table:table-cell>
          <table:table-cell office:value-type="float" office:value="0.096519">
            <text:p>0.0965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2.816">
            <text:p>192.816</text:p>
          </table:table-cell>
          <table:table-cell office:value-type="string">
            <text:p>GC</text:p>
          </table:table-cell>
          <table:table-cell office:value-type="string">
            <text:p>864322K-&gt;663873K</text:p>
          </table:table-cell>
          <table:table-cell office:value-type="string">
            <text:p>1502272K</text:p>
          </table:table-cell>
          <table:table-cell office:value-type="float" office:value="0.195178">
            <text:p>0.1951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3.28">
            <text:p>193.28</text:p>
          </table:table-cell>
          <table:table-cell office:value-type="string">
            <text:p>GC</text:p>
          </table:table-cell>
          <table:table-cell office:value-type="string">
            <text:p>868353K-&gt;663919K</text:p>
          </table:table-cell>
          <table:table-cell office:value-type="string">
            <text:p>1502272K</text:p>
          </table:table-cell>
          <table:table-cell office:value-type="float" office:value="0.142501">
            <text:p>0.1425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3.701">
            <text:p>193.701</text:p>
          </table:table-cell>
          <table:table-cell office:value-type="string">
            <text:p>GC</text:p>
          </table:table-cell>
          <table:table-cell office:value-type="string">
            <text:p>868399K-&gt;663927K</text:p>
          </table:table-cell>
          <table:table-cell office:value-type="string">
            <text:p>1502272K</text:p>
          </table:table-cell>
          <table:table-cell office:value-type="float" office:value="0.134317">
            <text:p>0.1343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4.17">
            <text:p>194.17</text:p>
          </table:table-cell>
          <table:table-cell office:value-type="string">
            <text:p>GC</text:p>
          </table:table-cell>
          <table:table-cell office:value-type="string">
            <text:p>868407K-&gt;670332K</text:p>
          </table:table-cell>
          <table:table-cell office:value-type="string">
            <text:p>1502272K</text:p>
          </table:table-cell>
          <table:table-cell office:value-type="float" office:value="0.234401">
            <text:p>0.2344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4.691">
            <text:p>194.691</text:p>
          </table:table-cell>
          <table:table-cell office:value-type="string">
            <text:p>GC</text:p>
          </table:table-cell>
          <table:table-cell office:value-type="string">
            <text:p>844156K</text:p>
          </table:table-cell>
          <table:table-cell office:value-type="string">
            <text:p>1502272K</text:p>
          </table:table-cell>
          <table:table-cell office:value-type="float" office:value="0.416812">
            <text:p>0.4168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5.185">
            <text:p>195.185</text:p>
          </table:table-cell>
          <table:table-cell office:value-type="string">
            <text:p>GC</text:p>
          </table:table-cell>
          <table:table-cell office:value-type="string">
            <text:p>874811K-&gt;669220K</text:p>
          </table:table-cell>
          <table:table-cell office:value-type="string">
            <text:p>1502272K</text:p>
          </table:table-cell>
          <table:table-cell office:value-type="float" office:value="0.083445">
            <text:p>0.08344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5.583">
            <text:p>195.583</text:p>
          </table:table-cell>
          <table:table-cell office:value-type="string">
            <text:p>GC</text:p>
          </table:table-cell>
          <table:table-cell office:value-type="string">
            <text:p>873700K-&gt;670068K</text:p>
          </table:table-cell>
          <table:table-cell office:value-type="string">
            <text:p>1502272K</text:p>
          </table:table-cell>
          <table:table-cell office:value-type="float" office:value="0.127549">
            <text:p>0.12754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6.039">
            <text:p>196.039</text:p>
          </table:table-cell>
          <table:table-cell office:value-type="string">
            <text:p>GC</text:p>
          </table:table-cell>
          <table:table-cell office:value-type="string">
            <text:p>874548K-&gt;670727K</text:p>
          </table:table-cell>
          <table:table-cell office:value-type="string">
            <text:p>1502272K</text:p>
          </table:table-cell>
          <table:table-cell office:value-type="float" office:value="0.133524">
            <text:p>0.13352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6.488">
            <text:p>196.488</text:p>
          </table:table-cell>
          <table:table-cell office:value-type="string">
            <text:p>GC</text:p>
          </table:table-cell>
          <table:table-cell office:value-type="string">
            <text:p>875207K-&gt;675756K</text:p>
          </table:table-cell>
          <table:table-cell office:value-type="string">
            <text:p>1502272K</text:p>
          </table:table-cell>
          <table:table-cell office:value-type="float" office:value="0.200109">
            <text:p>0.20010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7.021">
            <text:p>197.021</text:p>
          </table:table-cell>
          <table:table-cell office:value-type="string">
            <text:p>GC</text:p>
          </table:table-cell>
          <table:table-cell office:value-type="string">
            <text:p>880236K-&gt;680534K</text:p>
          </table:table-cell>
          <table:table-cell office:value-type="string">
            <text:p>1502272K</text:p>
          </table:table-cell>
          <table:table-cell office:value-type="float" office:value="0.172769">
            <text:p>0.17276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7.548">
            <text:p>197.548</text:p>
          </table:table-cell>
          <table:table-cell office:value-type="string">
            <text:p>GC</text:p>
          </table:table-cell>
          <table:table-cell office:value-type="string">
            <text:p>885014K-&gt;680702K</text:p>
          </table:table-cell>
          <table:table-cell office:value-type="string">
            <text:p>1502272K</text:p>
          </table:table-cell>
          <table:table-cell office:value-type="float" office:value="0.230793">
            <text:p>0.23079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8.097">
            <text:p>198.097</text:p>
          </table:table-cell>
          <table:table-cell office:value-type="string">
            <text:p>GC</text:p>
          </table:table-cell>
          <table:table-cell office:value-type="string">
            <text:p>885182K-&gt;687993K</text:p>
          </table:table-cell>
          <table:table-cell office:value-type="string">
            <text:p>1502272K</text:p>
          </table:table-cell>
          <table:table-cell office:value-type="float" office:value="0.24623">
            <text:p>0.2462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8.602">
            <text:p>198.602</text:p>
          </table:table-cell>
          <table:table-cell office:value-type="string">
            <text:p>GC</text:p>
          </table:table-cell>
          <table:table-cell office:value-type="string">
            <text:p>892473K-&gt;686674K</text:p>
          </table:table-cell>
          <table:table-cell office:value-type="string">
            <text:p>1502272K</text:p>
          </table:table-cell>
          <table:table-cell office:value-type="float" office:value="0.073438">
            <text:p>0.07343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8.959">
            <text:p>198.959</text:p>
          </table:table-cell>
          <table:table-cell office:value-type="string">
            <text:p>GC</text:p>
          </table:table-cell>
          <table:table-cell office:value-type="string">
            <text:p>891154K-&gt;688059K</text:p>
          </table:table-cell>
          <table:table-cell office:value-type="string">
            <text:p>1502272K</text:p>
          </table:table-cell>
          <table:table-cell office:value-type="float" office:value="0.138592">
            <text:p>0.13859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9.45">
            <text:p>199.45</text:p>
          </table:table-cell>
          <table:table-cell office:value-type="string">
            <text:p>GC</text:p>
          </table:table-cell>
          <table:table-cell office:value-type="string">
            <text:p>892539K-&gt;688077K</text:p>
          </table:table-cell>
          <table:table-cell office:value-type="string">
            <text:p>1502272K</text:p>
          </table:table-cell>
          <table:table-cell office:value-type="float" office:value="0.113596">
            <text:p>0.11359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9.929">
            <text:p>199.929</text:p>
          </table:table-cell>
          <table:table-cell office:value-type="string">
            <text:p>GC</text:p>
          </table:table-cell>
          <table:table-cell office:value-type="string">
            <text:p>892557K-&gt;693536K</text:p>
          </table:table-cell>
          <table:table-cell office:value-type="string">
            <text:p>1502272K</text:p>
          </table:table-cell>
          <table:table-cell office:value-type="float" office:value="0.266059">
            <text:p>0.26605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0.447">
            <text:p>200.447</text:p>
          </table:table-cell>
          <table:table-cell office:value-type="string">
            <text:p>GC</text:p>
          </table:table-cell>
          <table:table-cell office:value-type="string">
            <text:p>898016K-&gt;694923K</text:p>
          </table:table-cell>
          <table:table-cell office:value-type="string">
            <text:p>1502272K</text:p>
          </table:table-cell>
          <table:table-cell office:value-type="float" office:value="0.155796">
            <text:p>0.15579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0.86">
            <text:p>200.86</text:p>
          </table:table-cell>
          <table:table-cell office:value-type="string">
            <text:p>GC</text:p>
          </table:table-cell>
          <table:table-cell office:value-type="string">
            <text:p>899403K-&gt;695691K</text:p>
          </table:table-cell>
          <table:table-cell office:value-type="string">
            <text:p>1502272K</text:p>
          </table:table-cell>
          <table:table-cell office:value-type="float" office:value="0.131575">
            <text:p>0.1315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1.269">
            <text:p>201.269</text:p>
          </table:table-cell>
          <table:table-cell office:value-type="string">
            <text:p>GC</text:p>
          </table:table-cell>
          <table:table-cell office:value-type="string">
            <text:p>900171K-&gt;703337K</text:p>
          </table:table-cell>
          <table:table-cell office:value-type="string">
            <text:p>1502272K</text:p>
          </table:table-cell>
          <table:table-cell office:value-type="float" office:value="0.40985">
            <text:p>0.4098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2.086">
            <text:p>202.086</text:p>
          </table:table-cell>
          <table:table-cell office:value-type="string">
            <text:p>GC</text:p>
          </table:table-cell>
          <table:table-cell office:value-type="string">
            <text:p>907817K-&gt;706053K</text:p>
          </table:table-cell>
          <table:table-cell office:value-type="string">
            <text:p>1502272K</text:p>
          </table:table-cell>
          <table:table-cell office:value-type="float" office:value="0.289261">
            <text:p>0.28926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2.725">
            <text:p>202.725</text:p>
          </table:table-cell>
          <table:table-cell office:value-type="string">
            <text:p>GC</text:p>
          </table:table-cell>
          <table:table-cell office:value-type="string">
            <text:p>910533K-&gt;721070K</text:p>
          </table:table-cell>
          <table:table-cell office:value-type="string">
            <text:p>1502272K</text:p>
          </table:table-cell>
          <table:table-cell office:value-type="float" office:value="0.496802">
            <text:p>0.49680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3.593">
            <text:p>203.593</text:p>
          </table:table-cell>
          <table:table-cell office:value-type="string">
            <text:p>GC</text:p>
          </table:table-cell>
          <table:table-cell office:value-type="string">
            <text:p>925550K-&gt;731281K</text:p>
          </table:table-cell>
          <table:table-cell office:value-type="string">
            <text:p>1502272K</text:p>
          </table:table-cell>
          <table:table-cell office:value-type="float" office:value="0.496033">
            <text:p>0.4960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4.493">
            <text:p>204.493</text:p>
          </table:table-cell>
          <table:table-cell office:value-type="string">
            <text:p>GC</text:p>
          </table:table-cell>
          <table:table-cell office:value-type="string">
            <text:p>935761K-&gt;736763K</text:p>
          </table:table-cell>
          <table:table-cell office:value-type="string">
            <text:p>1502272K</text:p>
          </table:table-cell>
          <table:table-cell office:value-type="float" office:value="0.324362">
            <text:p>0.32436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5.202">
            <text:p>205.202</text:p>
          </table:table-cell>
          <table:table-cell office:value-type="string">
            <text:p>GC</text:p>
          </table:table-cell>
          <table:table-cell office:value-type="string">
            <text:p>941243K-&gt;755824K</text:p>
          </table:table-cell>
          <table:table-cell office:value-type="string">
            <text:p>1502272K</text:p>
          </table:table-cell>
          <table:table-cell office:value-type="float" office:value="0.51348">
            <text:p>0.5134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6.102">
            <text:p>206.102</text:p>
          </table:table-cell>
          <table:table-cell office:value-type="string">
            <text:p>GC</text:p>
          </table:table-cell>
          <table:table-cell office:value-type="string">
            <text:p>960304K-&gt;806807K</text:p>
          </table:table-cell>
          <table:table-cell office:value-type="string">
            <text:p>1502272K</text:p>
          </table:table-cell>
          <table:table-cell office:value-type="float" office:value="1.008529">
            <text:p>1.0085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7.163">
            <text:p>207.163</text:p>
          </table:table-cell>
          <table:table-cell office:value-type="string">
            <text:p>GC</text:p>
          </table:table-cell>
          <table:table-cell office:value-type="string">
            <text:p>824643K</text:p>
          </table:table-cell>
          <table:table-cell office:value-type="string">
            <text:p>1502272K</text:p>
          </table:table-cell>
          <table:table-cell office:value-type="float" office:value="0.068665">
            <text:p>0.06866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7.692">
            <text:p>207.692</text:p>
          </table:table-cell>
          <table:table-cell office:value-type="string">
            <text:p>GC</text:p>
          </table:table-cell>
          <table:table-cell office:value-type="string">
            <text:p>1011287K-&gt;869106K</text:p>
          </table:table-cell>
          <table:table-cell office:value-type="string">
            <text:p>1502272K</text:p>
          </table:table-cell>
          <table:table-cell office:value-type="float" office:value="1.09566">
            <text:p>1.0956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9.271">
            <text:p>209.271</text:p>
          </table:table-cell>
          <table:table-cell office:value-type="string">
            <text:p>GC</text:p>
          </table:table-cell>
          <table:table-cell office:value-type="string">
            <text:p>1073586K-&gt;983891K</text:p>
          </table:table-cell>
          <table:table-cell office:value-type="string">
            <text:p>1502272K</text:p>
          </table:table-cell>
          <table:table-cell office:value-type="float" office:value="1.783212">
            <text:p>1.7832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1.557">
            <text:p>211.557</text:p>
          </table:table-cell>
          <table:table-cell office:value-type="string">
            <text:p>GC</text:p>
          </table:table-cell>
          <table:table-cell office:value-type="string">
            <text:p>1188371K-&gt;1093959K</text:p>
          </table:table-cell>
          <table:table-cell office:value-type="string">
            <text:p>1502272K</text:p>
          </table:table-cell>
          <table:table-cell office:value-type="float" office:value="1.849454">
            <text:p>1.84945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3.894">
            <text:p>213.894</text:p>
          </table:table-cell>
          <table:table-cell office:value-type="string">
            <text:p>GC</text:p>
          </table:table-cell>
          <table:table-cell office:value-type="string">
            <text:p>1298439K-&gt;1203570K</text:p>
          </table:table-cell>
          <table:table-cell office:value-type="string">
            <text:p>1502272K</text:p>
          </table:table-cell>
          <table:table-cell office:value-type="float" office:value="2.370755">
            <text:p>2.37075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219.342">
            <text:p>219.342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1408050K-&gt;540481K</text:p>
          </table:table-cell>
          <table:table-cell table:style-name="ce1" office:value-type="string">
            <text:p>1502272K</text:p>
          </table:table-cell>
          <table:table-cell table:style-name="ce1" office:value-type="float" office:value="5.098792">
            <text:p>5.098792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224.913">
            <text:p>224.913</text:p>
          </table:table-cell>
          <table:table-cell office:value-type="string">
            <text:p>GC</text:p>
          </table:table-cell>
          <table:table-cell office:value-type="string">
            <text:p>744961K-&gt;606008K</text:p>
          </table:table-cell>
          <table:table-cell office:value-type="string">
            <text:p>1502272K</text:p>
          </table:table-cell>
          <table:table-cell office:value-type="float" office:value="0.716245">
            <text:p>0.71624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5.99">
            <text:p>225.99</text:p>
          </table:table-cell>
          <table:table-cell office:value-type="string">
            <text:p>GC</text:p>
          </table:table-cell>
          <table:table-cell office:value-type="string">
            <text:p>810488K-&gt;642548K</text:p>
          </table:table-cell>
          <table:table-cell office:value-type="string">
            <text:p>1502272K</text:p>
          </table:table-cell>
          <table:table-cell office:value-type="float" office:value="0.688466">
            <text:p>0.68846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7.087">
            <text:p>227.087</text:p>
          </table:table-cell>
          <table:table-cell office:value-type="string">
            <text:p>GC</text:p>
          </table:table-cell>
          <table:table-cell office:value-type="string">
            <text:p>847028K-&gt;651270K</text:p>
          </table:table-cell>
          <table:table-cell office:value-type="string">
            <text:p>1502272K</text:p>
          </table:table-cell>
          <table:table-cell office:value-type="float" office:value="0.282027">
            <text:p>0.28202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7.666">
            <text:p>227.666</text:p>
          </table:table-cell>
          <table:table-cell office:value-type="string">
            <text:p>GC</text:p>
          </table:table-cell>
          <table:table-cell office:value-type="string">
            <text:p>855750K-&gt;654708K</text:p>
          </table:table-cell>
          <table:table-cell office:value-type="string">
            <text:p>1502272K</text:p>
          </table:table-cell>
          <table:table-cell office:value-type="float" office:value="0.326185">
            <text:p>0.32618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8.358">
            <text:p>228.358</text:p>
          </table:table-cell>
          <table:table-cell office:value-type="string">
            <text:p>GC</text:p>
          </table:table-cell>
          <table:table-cell office:value-type="string">
            <text:p>859188K-&gt;658268K</text:p>
          </table:table-cell>
          <table:table-cell office:value-type="string">
            <text:p>1502272K</text:p>
          </table:table-cell>
          <table:table-cell office:value-type="float" office:value="0.269378">
            <text:p>0.2693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9.021">
            <text:p>229.021</text:p>
          </table:table-cell>
          <table:table-cell office:value-type="string">
            <text:p>GC</text:p>
          </table:table-cell>
          <table:table-cell office:value-type="string">
            <text:p>862748K-&gt;668447K</text:p>
          </table:table-cell>
          <table:table-cell office:value-type="string">
            <text:p>1502272K</text:p>
          </table:table-cell>
          <table:table-cell office:value-type="float" office:value="0.405495">
            <text:p>0.4054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9.809">
            <text:p>229.809</text:p>
          </table:table-cell>
          <table:table-cell office:value-type="string">
            <text:p>GC</text:p>
          </table:table-cell>
          <table:table-cell office:value-type="string">
            <text:p>872927K-&gt;673807K</text:p>
          </table:table-cell>
          <table:table-cell office:value-type="string">
            <text:p>1502272K</text:p>
          </table:table-cell>
          <table:table-cell office:value-type="float" office:value="0.297222">
            <text:p>0.29722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0.429">
            <text:p>230.429</text:p>
          </table:table-cell>
          <table:table-cell office:value-type="string">
            <text:p>GC</text:p>
          </table:table-cell>
          <table:table-cell office:value-type="string">
            <text:p>878287K-&gt;674701K</text:p>
          </table:table-cell>
          <table:table-cell office:value-type="string">
            <text:p>1502272K</text:p>
          </table:table-cell>
          <table:table-cell office:value-type="float" office:value="0.276012">
            <text:p>0.2760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1.103">
            <text:p>231.103</text:p>
          </table:table-cell>
          <table:table-cell office:value-type="string">
            <text:p>GC</text:p>
          </table:table-cell>
          <table:table-cell office:value-type="string">
            <text:p>879181K-&gt;673888K</text:p>
          </table:table-cell>
          <table:table-cell office:value-type="string">
            <text:p>1502272K</text:p>
          </table:table-cell>
          <table:table-cell office:value-type="float" office:value="0.249467">
            <text:p>0.2494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1.741">
            <text:p>231.741</text:p>
          </table:table-cell>
          <table:table-cell office:value-type="string">
            <text:p>GC</text:p>
          </table:table-cell>
          <table:table-cell office:value-type="string">
            <text:p>878368K-&gt;683695K</text:p>
          </table:table-cell>
          <table:table-cell office:value-type="string">
            <text:p>1502272K</text:p>
          </table:table-cell>
          <table:table-cell office:value-type="float" office:value="0.428869">
            <text:p>0.42886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2.637">
            <text:p>232.637</text:p>
          </table:table-cell>
          <table:table-cell office:value-type="string">
            <text:p>GC</text:p>
          </table:table-cell>
          <table:table-cell office:value-type="string">
            <text:p>888175K-&gt;681656K</text:p>
          </table:table-cell>
          <table:table-cell office:value-type="string">
            <text:p>1502272K</text:p>
          </table:table-cell>
          <table:table-cell office:value-type="float" office:value="0.251867">
            <text:p>0.2518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3.327">
            <text:p>233.327</text:p>
          </table:table-cell>
          <table:table-cell office:value-type="string">
            <text:p>GC</text:p>
          </table:table-cell>
          <table:table-cell office:value-type="string">
            <text:p>886136K-&gt;684524K</text:p>
          </table:table-cell>
          <table:table-cell office:value-type="string">
            <text:p>1502272K</text:p>
          </table:table-cell>
          <table:table-cell office:value-type="float" office:value="0.492278">
            <text:p>0.4922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4.337">
            <text:p>234.337</text:p>
          </table:table-cell>
          <table:table-cell office:value-type="string">
            <text:p>GC</text:p>
          </table:table-cell>
          <table:table-cell office:value-type="string">
            <text:p>889004K-&gt;684745K</text:p>
          </table:table-cell>
          <table:table-cell office:value-type="string">
            <text:p>1502272K</text:p>
          </table:table-cell>
          <table:table-cell office:value-type="float" office:value="0.328492">
            <text:p>0.32849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5.105">
            <text:p>235.105</text:p>
          </table:table-cell>
          <table:table-cell office:value-type="string">
            <text:p>GC</text:p>
          </table:table-cell>
          <table:table-cell office:value-type="string">
            <text:p>889225K-&gt;677671K</text:p>
          </table:table-cell>
          <table:table-cell office:value-type="string">
            <text:p>1502272K</text:p>
          </table:table-cell>
          <table:table-cell office:value-type="float" office:value="0.131639">
            <text:p>0.13163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5.59">
            <text:p>235.59</text:p>
          </table:table-cell>
          <table:table-cell office:value-type="string">
            <text:p>GC</text:p>
          </table:table-cell>
          <table:table-cell office:value-type="string">
            <text:p>882151K-&gt;704170K</text:p>
          </table:table-cell>
          <table:table-cell office:value-type="string">
            <text:p>1502272K</text:p>
          </table:table-cell>
          <table:table-cell office:value-type="float" office:value="0.547604">
            <text:p>0.54760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6.631">
            <text:p>236.631</text:p>
          </table:table-cell>
          <table:table-cell office:value-type="string">
            <text:p>GC</text:p>
          </table:table-cell>
          <table:table-cell office:value-type="string">
            <text:p>908650K-&gt;717355K</text:p>
          </table:table-cell>
          <table:table-cell office:value-type="string">
            <text:p>1502272K</text:p>
          </table:table-cell>
          <table:table-cell office:value-type="float" office:value="0.442356">
            <text:p>0.44235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7.477">
            <text:p>237.477</text:p>
          </table:table-cell>
          <table:table-cell office:value-type="string">
            <text:p>GC</text:p>
          </table:table-cell>
          <table:table-cell office:value-type="string">
            <text:p>921835K-&gt;716662K</text:p>
          </table:table-cell>
          <table:table-cell office:value-type="string">
            <text:p>1502272K</text:p>
          </table:table-cell>
          <table:table-cell office:value-type="float" office:value="0.237784">
            <text:p>0.23778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8.09">
            <text:p>238.09</text:p>
          </table:table-cell>
          <table:table-cell office:value-type="string">
            <text:p>GC</text:p>
          </table:table-cell>
          <table:table-cell office:value-type="string">
            <text:p>921142K-&gt;720552K</text:p>
          </table:table-cell>
          <table:table-cell office:value-type="string">
            <text:p>1502272K</text:p>
          </table:table-cell>
          <table:table-cell office:value-type="float" office:value="0.318143">
            <text:p>0.31814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8.731">
            <text:p>238.731</text:p>
          </table:table-cell>
          <table:table-cell office:value-type="string">
            <text:p>GC</text:p>
          </table:table-cell>
          <table:table-cell office:value-type="string">
            <text:p>925032K-&gt;724053K</text:p>
          </table:table-cell>
          <table:table-cell office:value-type="string">
            <text:p>1502272K</text:p>
          </table:table-cell>
          <table:table-cell office:value-type="float" office:value="0.240288">
            <text:p>0.24028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9.344">
            <text:p>239.344</text:p>
          </table:table-cell>
          <table:table-cell office:value-type="string">
            <text:p>GC</text:p>
          </table:table-cell>
          <table:table-cell office:value-type="string">
            <text:p>928533K-&gt;734408K</text:p>
          </table:table-cell>
          <table:table-cell office:value-type="string">
            <text:p>1502272K</text:p>
          </table:table-cell>
          <table:table-cell office:value-type="float" office:value="0.424756">
            <text:p>0.42475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0.211">
            <text:p>240.211</text:p>
          </table:table-cell>
          <table:table-cell office:value-type="string">
            <text:p>GC</text:p>
          </table:table-cell>
          <table:table-cell office:value-type="string">
            <text:p>938888K-&gt;739064K</text:p>
          </table:table-cell>
          <table:table-cell office:value-type="string">
            <text:p>1502272K</text:p>
          </table:table-cell>
          <table:table-cell office:value-type="float" office:value="0.271088">
            <text:p>0.27108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0.883">
            <text:p>240.883</text:p>
          </table:table-cell>
          <table:table-cell office:value-type="string">
            <text:p>GC</text:p>
          </table:table-cell>
          <table:table-cell office:value-type="string">
            <text:p>943544K-&gt;739339K</text:p>
          </table:table-cell>
          <table:table-cell office:value-type="string">
            <text:p>1502272K</text:p>
          </table:table-cell>
          <table:table-cell office:value-type="float" office:value="0.203177">
            <text:p>0.2031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1.449">
            <text:p>241.449</text:p>
          </table:table-cell>
          <table:table-cell office:value-type="string">
            <text:p>GC</text:p>
          </table:table-cell>
          <table:table-cell office:value-type="string">
            <text:p>943819K-&gt;742630K</text:p>
          </table:table-cell>
          <table:table-cell office:value-type="string">
            <text:p>1502272K</text:p>
          </table:table-cell>
          <table:table-cell office:value-type="float" office:value="0.184692">
            <text:p>0.18469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2.035">
            <text:p>242.035</text:p>
          </table:table-cell>
          <table:table-cell office:value-type="string">
            <text:p>GC</text:p>
          </table:table-cell>
          <table:table-cell office:value-type="string">
            <text:p>947110K-&gt;735852K</text:p>
          </table:table-cell>
          <table:table-cell office:value-type="string">
            <text:p>1502272K</text:p>
          </table:table-cell>
          <table:table-cell office:value-type="float" office:value="0.192182">
            <text:p>0.19218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2.752">
            <text:p>242.752</text:p>
          </table:table-cell>
          <table:table-cell office:value-type="string">
            <text:p>GC</text:p>
          </table:table-cell>
          <table:table-cell office:value-type="string">
            <text:p>940332K-&gt;747377K</text:p>
          </table:table-cell>
          <table:table-cell office:value-type="string">
            <text:p>1502272K</text:p>
          </table:table-cell>
          <table:table-cell office:value-type="float" office:value="0.286824">
            <text:p>0.28682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3.401">
            <text:p>243.401</text:p>
          </table:table-cell>
          <table:table-cell office:value-type="string">
            <text:p>GC</text:p>
          </table:table-cell>
          <table:table-cell office:value-type="string">
            <text:p>951857K-&gt;763812K</text:p>
          </table:table-cell>
          <table:table-cell office:value-type="string">
            <text:p>1502272K</text:p>
          </table:table-cell>
          <table:table-cell office:value-type="float" office:value="0.584499">
            <text:p>0.58449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4.347">
            <text:p>244.347</text:p>
          </table:table-cell>
          <table:table-cell office:value-type="string">
            <text:p>GC</text:p>
          </table:table-cell>
          <table:table-cell office:value-type="string">
            <text:p>968292K-&gt;762914K</text:p>
          </table:table-cell>
          <table:table-cell office:value-type="string">
            <text:p>1502272K</text:p>
          </table:table-cell>
          <table:table-cell office:value-type="float" office:value="0.212233">
            <text:p>0.2122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4.976">
            <text:p>244.976</text:p>
          </table:table-cell>
          <table:table-cell office:value-type="string">
            <text:p>GC</text:p>
          </table:table-cell>
          <table:table-cell office:value-type="string">
            <text:p>967394K-&gt;758728K</text:p>
          </table:table-cell>
          <table:table-cell office:value-type="string">
            <text:p>1502272K</text:p>
          </table:table-cell>
          <table:table-cell office:value-type="float" office:value="0.175975">
            <text:p>0.1759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5.463">
            <text:p>245.463</text:p>
          </table:table-cell>
          <table:table-cell office:value-type="string">
            <text:p>GC</text:p>
          </table:table-cell>
          <table:table-cell office:value-type="string">
            <text:p>963208K-&gt;765999K</text:p>
          </table:table-cell>
          <table:table-cell office:value-type="string">
            <text:p>1502272K</text:p>
          </table:table-cell>
          <table:table-cell office:value-type="float" office:value="0.292386">
            <text:p>0.29238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6.105">
            <text:p>246.105</text:p>
          </table:table-cell>
          <table:table-cell office:value-type="string">
            <text:p>GC</text:p>
          </table:table-cell>
          <table:table-cell office:value-type="string">
            <text:p>970479K-&gt;766007K</text:p>
          </table:table-cell>
          <table:table-cell office:value-type="string">
            <text:p>1502272K</text:p>
          </table:table-cell>
          <table:table-cell office:value-type="float" office:value="0.202479">
            <text:p>0.20247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6.658">
            <text:p>246.658</text:p>
          </table:table-cell>
          <table:table-cell office:value-type="string">
            <text:p>GC</text:p>
          </table:table-cell>
          <table:table-cell office:value-type="string">
            <text:p>970487K-&gt;775860K</text:p>
          </table:table-cell>
          <table:table-cell office:value-type="string">
            <text:p>1502272K</text:p>
          </table:table-cell>
          <table:table-cell office:value-type="float" office:value="0.560685">
            <text:p>0.56068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7.603">
            <text:p>247.603</text:p>
          </table:table-cell>
          <table:table-cell office:value-type="string">
            <text:p>GC</text:p>
          </table:table-cell>
          <table:table-cell office:value-type="string">
            <text:p>980340K-&gt;817087K</text:p>
          </table:table-cell>
          <table:table-cell office:value-type="string">
            <text:p>1502272K</text:p>
          </table:table-cell>
          <table:table-cell office:value-type="float" office:value="0.812537">
            <text:p>0.81253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8.447">
            <text:p>248.447</text:p>
          </table:table-cell>
          <table:table-cell office:value-type="string">
            <text:p>GC</text:p>
          </table:table-cell>
          <table:table-cell office:value-type="string">
            <text:p>835219K</text:p>
          </table:table-cell>
          <table:table-cell office:value-type="string">
            <text:p>1502272K</text:p>
          </table:table-cell>
          <table:table-cell office:value-type="float" office:value="0.07591">
            <text:p>0.0759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9.01">
            <text:p>249.01</text:p>
          </table:table-cell>
          <table:table-cell office:value-type="string">
            <text:p>GC</text:p>
          </table:table-cell>
          <table:table-cell office:value-type="string">
            <text:p>1021567K-&gt;895616K</text:p>
          </table:table-cell>
          <table:table-cell office:value-type="string">
            <text:p>1502272K</text:p>
          </table:table-cell>
          <table:table-cell office:value-type="float" office:value="1.527245">
            <text:p>1.52724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0.985">
            <text:p>250.985</text:p>
          </table:table-cell>
          <table:table-cell office:value-type="string">
            <text:p>GC</text:p>
          </table:table-cell>
          <table:table-cell office:value-type="string">
            <text:p>1100096K-&gt;938006K</text:p>
          </table:table-cell>
          <table:table-cell office:value-type="string">
            <text:p>1502272K</text:p>
          </table:table-cell>
          <table:table-cell office:value-type="float" office:value="0.831458">
            <text:p>0.83145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2.273">
            <text:p>252.273</text:p>
          </table:table-cell>
          <table:table-cell office:value-type="string">
            <text:p>GC</text:p>
          </table:table-cell>
          <table:table-cell office:value-type="string">
            <text:p>1142486K-&gt;1010749K</text:p>
          </table:table-cell>
          <table:table-cell office:value-type="string">
            <text:p>1502272K</text:p>
          </table:table-cell>
          <table:table-cell office:value-type="float" office:value="1.207268">
            <text:p>1.20726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4.101">
            <text:p>254.101</text:p>
          </table:table-cell>
          <table:table-cell office:value-type="string">
            <text:p>GC</text:p>
          </table:table-cell>
          <table:table-cell office:value-type="string">
            <text:p>1215229K-&gt;1065806K</text:p>
          </table:table-cell>
          <table:table-cell office:value-type="string">
            <text:p>1502272K</text:p>
          </table:table-cell>
          <table:table-cell office:value-type="float" office:value="1.019428">
            <text:p>1.01942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5.588">
            <text:p>255.588</text:p>
          </table:table-cell>
          <table:table-cell office:value-type="string">
            <text:p>GC</text:p>
          </table:table-cell>
          <table:table-cell office:value-type="string">
            <text:p>1270286K-&gt;1194238K</text:p>
          </table:table-cell>
          <table:table-cell office:value-type="string">
            <text:p>1502272K</text:p>
          </table:table-cell>
          <table:table-cell office:value-type="float" office:value="1.947696">
            <text:p>1.94769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260.243">
            <text:p>260.243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1398718K-&gt;560939K</text:p>
          </table:table-cell>
          <table:table-cell table:style-name="ce1" office:value-type="string">
            <text:p>1502272K</text:p>
          </table:table-cell>
          <table:table-cell table:style-name="ce1" office:value-type="float" office:value="5.58967">
            <text:p>5.58967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266.286">
            <text:p>266.286</text:p>
          </table:table-cell>
          <table:table-cell office:value-type="string">
            <text:p>GC</text:p>
          </table:table-cell>
          <table:table-cell office:value-type="string">
            <text:p>765419K-&gt;639845K</text:p>
          </table:table-cell>
          <table:table-cell office:value-type="string">
            <text:p>1502272K</text:p>
          </table:table-cell>
          <table:table-cell office:value-type="float" office:value="0.777915">
            <text:p>0.77791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7.495">
            <text:p>267.495</text:p>
          </table:table-cell>
          <table:table-cell office:value-type="string">
            <text:p>GC</text:p>
          </table:table-cell>
          <table:table-cell office:value-type="string">
            <text:p>844325K-&gt;659013K</text:p>
          </table:table-cell>
          <table:table-cell office:value-type="string">
            <text:p>1502272K</text:p>
          </table:table-cell>
          <table:table-cell office:value-type="float" office:value="0.509575">
            <text:p>0.5095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8.352">
            <text:p>268.352</text:p>
          </table:table-cell>
          <table:table-cell office:value-type="string">
            <text:p>GC</text:p>
          </table:table-cell>
          <table:table-cell office:value-type="string">
            <text:p>863493K-&gt;671620K</text:p>
          </table:table-cell>
          <table:table-cell office:value-type="string">
            <text:p>1502272K</text:p>
          </table:table-cell>
          <table:table-cell office:value-type="float" office:value="0.312326">
            <text:p>0.31232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9.013">
            <text:p>269.013</text:p>
          </table:table-cell>
          <table:table-cell office:value-type="string">
            <text:p>GC</text:p>
          </table:table-cell>
          <table:table-cell office:value-type="string">
            <text:p>876100K-&gt;675390K</text:p>
          </table:table-cell>
          <table:table-cell office:value-type="string">
            <text:p>1502272K</text:p>
          </table:table-cell>
          <table:table-cell office:value-type="float" office:value="0.253122">
            <text:p>0.25312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9.591">
            <text:p>269.591</text:p>
          </table:table-cell>
          <table:table-cell office:value-type="string">
            <text:p>GC</text:p>
          </table:table-cell>
          <table:table-cell office:value-type="string">
            <text:p>879870K-&gt;675398K</text:p>
          </table:table-cell>
          <table:table-cell office:value-type="string">
            <text:p>1502272K</text:p>
          </table:table-cell>
          <table:table-cell office:value-type="float" office:value="0.068793">
            <text:p>0.06879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0.02">
            <text:p>270.02</text:p>
          </table:table-cell>
          <table:table-cell office:value-type="string">
            <text:p>GC</text:p>
          </table:table-cell>
          <table:table-cell office:value-type="string">
            <text:p>879878K-&gt;673998K</text:p>
          </table:table-cell>
          <table:table-cell office:value-type="string">
            <text:p>1502272K</text:p>
          </table:table-cell>
          <table:table-cell office:value-type="float" office:value="0.155119">
            <text:p>0.1551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0.525">
            <text:p>270.525</text:p>
          </table:table-cell>
          <table:table-cell office:value-type="string">
            <text:p>GC</text:p>
          </table:table-cell>
          <table:table-cell office:value-type="string">
            <text:p>878478K-&gt;682131K</text:p>
          </table:table-cell>
          <table:table-cell office:value-type="string">
            <text:p>1502272K</text:p>
          </table:table-cell>
          <table:table-cell office:value-type="float" office:value="0.316077">
            <text:p>0.3160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1.191">
            <text:p>271.191</text:p>
          </table:table-cell>
          <table:table-cell office:value-type="string">
            <text:p>GC</text:p>
          </table:table-cell>
          <table:table-cell office:value-type="string">
            <text:p>886611K-&gt;684348K</text:p>
          </table:table-cell>
          <table:table-cell office:value-type="string">
            <text:p>1502272K</text:p>
          </table:table-cell>
          <table:table-cell office:value-type="float" office:value="0.209555">
            <text:p>0.20955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1.756">
            <text:p>271.756</text:p>
          </table:table-cell>
          <table:table-cell office:value-type="string">
            <text:p>GC</text:p>
          </table:table-cell>
          <table:table-cell office:value-type="string">
            <text:p>888828K-&gt;699033K</text:p>
          </table:table-cell>
          <table:table-cell office:value-type="string">
            <text:p>1502272K</text:p>
          </table:table-cell>
          <table:table-cell office:value-type="float" office:value="0.337796">
            <text:p>0.33779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2.429">
            <text:p>272.429</text:p>
          </table:table-cell>
          <table:table-cell office:value-type="string">
            <text:p>GC</text:p>
          </table:table-cell>
          <table:table-cell office:value-type="string">
            <text:p>903513K-&gt;707128K</text:p>
          </table:table-cell>
          <table:table-cell office:value-type="string">
            <text:p>1502272K</text:p>
          </table:table-cell>
          <table:table-cell office:value-type="float" office:value="0.30512">
            <text:p>0.305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3.043">
            <text:p>273.043</text:p>
          </table:table-cell>
          <table:table-cell office:value-type="string">
            <text:p>GC</text:p>
          </table:table-cell>
          <table:table-cell office:value-type="string">
            <text:p>911608K-&gt;707061K</text:p>
          </table:table-cell>
          <table:table-cell office:value-type="string">
            <text:p>1502272K</text:p>
          </table:table-cell>
          <table:table-cell office:value-type="float" office:value="0.09612">
            <text:p>0.096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3.425">
            <text:p>273.425</text:p>
          </table:table-cell>
          <table:table-cell office:value-type="string">
            <text:p>GC</text:p>
          </table:table-cell>
          <table:table-cell office:value-type="string">
            <text:p>911541K-&gt;721998K</text:p>
          </table:table-cell>
          <table:table-cell office:value-type="string">
            <text:p>1502272K</text:p>
          </table:table-cell>
          <table:table-cell office:value-type="float" office:value="0.335321">
            <text:p>0.33532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4.112">
            <text:p>274.112</text:p>
          </table:table-cell>
          <table:table-cell office:value-type="string">
            <text:p>GC</text:p>
          </table:table-cell>
          <table:table-cell office:value-type="string">
            <text:p>926478K-&gt;731548K</text:p>
          </table:table-cell>
          <table:table-cell office:value-type="string">
            <text:p>1502272K</text:p>
          </table:table-cell>
          <table:table-cell office:value-type="float" office:value="0.310326">
            <text:p>0.31032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4.727">
            <text:p>274.727</text:p>
          </table:table-cell>
          <table:table-cell office:value-type="string">
            <text:p>GC</text:p>
          </table:table-cell>
          <table:table-cell office:value-type="string">
            <text:p>936028K-&gt;730514K</text:p>
          </table:table-cell>
          <table:table-cell office:value-type="string">
            <text:p>1502272K</text:p>
          </table:table-cell>
          <table:table-cell office:value-type="float" office:value="0.109754">
            <text:p>0.10975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5.196">
            <text:p>275.196</text:p>
          </table:table-cell>
          <table:table-cell office:value-type="string">
            <text:p>GC</text:p>
          </table:table-cell>
          <table:table-cell office:value-type="string">
            <text:p>934994K-&gt;733461K</text:p>
          </table:table-cell>
          <table:table-cell office:value-type="string">
            <text:p>1502272K</text:p>
          </table:table-cell>
          <table:table-cell office:value-type="float" office:value="0.249394">
            <text:p>0.24939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5.734">
            <text:p>275.734</text:p>
          </table:table-cell>
          <table:table-cell office:value-type="string">
            <text:p>GC</text:p>
          </table:table-cell>
          <table:table-cell office:value-type="string">
            <text:p>937941K-&gt;733991K</text:p>
          </table:table-cell>
          <table:table-cell office:value-type="string">
            <text:p>1502272K</text:p>
          </table:table-cell>
          <table:table-cell office:value-type="float" office:value="0.171454">
            <text:p>0.17145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6.225">
            <text:p>276.225</text:p>
          </table:table-cell>
          <table:table-cell office:value-type="string">
            <text:p>GC</text:p>
          </table:table-cell>
          <table:table-cell office:value-type="string">
            <text:p>938471K-&gt;742591K</text:p>
          </table:table-cell>
          <table:table-cell office:value-type="string">
            <text:p>1502272K</text:p>
          </table:table-cell>
          <table:table-cell office:value-type="float" office:value="0.272124">
            <text:p>0.27212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6.829">
            <text:p>276.829</text:p>
          </table:table-cell>
          <table:table-cell office:value-type="string">
            <text:p>GC</text:p>
          </table:table-cell>
          <table:table-cell office:value-type="string">
            <text:p>947071K-&gt;739944K</text:p>
          </table:table-cell>
          <table:table-cell office:value-type="string">
            <text:p>1502272K</text:p>
          </table:table-cell>
          <table:table-cell office:value-type="float" office:value="0.119259">
            <text:p>0.11925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7.263">
            <text:p>277.263</text:p>
          </table:table-cell>
          <table:table-cell office:value-type="string">
            <text:p>GC</text:p>
          </table:table-cell>
          <table:table-cell office:value-type="string">
            <text:p>944424K-&gt;722535K</text:p>
          </table:table-cell>
          <table:table-cell office:value-type="string">
            <text:p>1502272K</text:p>
          </table:table-cell>
          <table:table-cell office:value-type="float" office:value="0.046313">
            <text:p>0.04631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7.636">
            <text:p>277.636</text:p>
          </table:table-cell>
          <table:table-cell office:value-type="string">
            <text:p>GC</text:p>
          </table:table-cell>
          <table:table-cell office:value-type="string">
            <text:p>927015K-&gt;751283K</text:p>
          </table:table-cell>
          <table:table-cell office:value-type="string">
            <text:p>1502272K</text:p>
          </table:table-cell>
          <table:table-cell office:value-type="float" office:value="0.31813">
            <text:p>0.3181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8.282">
            <text:p>278.282</text:p>
          </table:table-cell>
          <table:table-cell office:value-type="string">
            <text:p>GC</text:p>
          </table:table-cell>
          <table:table-cell office:value-type="string">
            <text:p>955763K-&gt;755138K</text:p>
          </table:table-cell>
          <table:table-cell office:value-type="string">
            <text:p>1502272K</text:p>
          </table:table-cell>
          <table:table-cell office:value-type="float" office:value="0.21745">
            <text:p>0.2174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8.81">
            <text:p>278.81</text:p>
          </table:table-cell>
          <table:table-cell office:value-type="string">
            <text:p>GC</text:p>
          </table:table-cell>
          <table:table-cell office:value-type="string">
            <text:p>959618K-&gt;758716K</text:p>
          </table:table-cell>
          <table:table-cell office:value-type="string">
            <text:p>1502272K</text:p>
          </table:table-cell>
          <table:table-cell office:value-type="float" office:value="0.180589">
            <text:p>0.18058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9.303">
            <text:p>279.303</text:p>
          </table:table-cell>
          <table:table-cell office:value-type="string">
            <text:p>GC</text:p>
          </table:table-cell>
          <table:table-cell office:value-type="string">
            <text:p>963196K-&gt;769115K</text:p>
          </table:table-cell>
          <table:table-cell office:value-type="string">
            <text:p>1502272K</text:p>
          </table:table-cell>
          <table:table-cell office:value-type="float" office:value="0.313704">
            <text:p>0.31370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9.957">
            <text:p>279.957</text:p>
          </table:table-cell>
          <table:table-cell office:value-type="string">
            <text:p>GC</text:p>
          </table:table-cell>
          <table:table-cell office:value-type="string">
            <text:p>973595K-&gt;767900K</text:p>
          </table:table-cell>
          <table:table-cell office:value-type="string">
            <text:p>1502272K</text:p>
          </table:table-cell>
          <table:table-cell office:value-type="float" office:value="0.107744">
            <text:p>0.10774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0.368">
            <text:p>280.368</text:p>
          </table:table-cell>
          <table:table-cell office:value-type="string">
            <text:p>GC</text:p>
          </table:table-cell>
          <table:table-cell office:value-type="string">
            <text:p>972380K-&gt;769256K</text:p>
          </table:table-cell>
          <table:table-cell office:value-type="string">
            <text:p>1502272K</text:p>
          </table:table-cell>
          <table:table-cell office:value-type="float" office:value="0.161435">
            <text:p>0.1614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0.836">
            <text:p>280.836</text:p>
          </table:table-cell>
          <table:table-cell office:value-type="string">
            <text:p>GC</text:p>
          </table:table-cell>
          <table:table-cell office:value-type="string">
            <text:p>973736K-&gt;769277K</text:p>
          </table:table-cell>
          <table:table-cell office:value-type="string">
            <text:p>1502272K</text:p>
          </table:table-cell>
          <table:table-cell office:value-type="float" office:value="0.150217">
            <text:p>0.1502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.302">
            <text:p>281.302</text:p>
          </table:table-cell>
          <table:table-cell office:value-type="string">
            <text:p>GC</text:p>
          </table:table-cell>
          <table:table-cell office:value-type="string">
            <text:p>973757K-&gt;775407K</text:p>
          </table:table-cell>
          <table:table-cell office:value-type="string">
            <text:p>1502272K</text:p>
          </table:table-cell>
          <table:table-cell office:value-type="float" office:value="0.309316">
            <text:p>0.3093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.965">
            <text:p>281.965</text:p>
          </table:table-cell>
          <table:table-cell office:value-type="string">
            <text:p>GC</text:p>
          </table:table-cell>
          <table:table-cell office:value-type="string">
            <text:p>979887K-&gt;792923K</text:p>
          </table:table-cell>
          <table:table-cell office:value-type="string">
            <text:p>1502272K</text:p>
          </table:table-cell>
          <table:table-cell office:value-type="float" office:value="0.378525">
            <text:p>0.37852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.689">
            <text:p>282.689</text:p>
          </table:table-cell>
          <table:table-cell office:value-type="string">
            <text:p>GC</text:p>
          </table:table-cell>
          <table:table-cell office:value-type="string">
            <text:p>997403K-&gt;794570K</text:p>
          </table:table-cell>
          <table:table-cell office:value-type="string">
            <text:p>1502272K</text:p>
          </table:table-cell>
          <table:table-cell office:value-type="float" office:value="0.146374">
            <text:p>0.14637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3.177">
            <text:p>283.177</text:p>
          </table:table-cell>
          <table:table-cell office:value-type="string">
            <text:p>GC</text:p>
          </table:table-cell>
          <table:table-cell office:value-type="string">
            <text:p>999050K-&gt;801960K</text:p>
          </table:table-cell>
          <table:table-cell office:value-type="string">
            <text:p>1502272K</text:p>
          </table:table-cell>
          <table:table-cell office:value-type="float" office:value="0.243899">
            <text:p>0.24389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3.767">
            <text:p>283.767</text:p>
          </table:table-cell>
          <table:table-cell office:value-type="string">
            <text:p>GC</text:p>
          </table:table-cell>
          <table:table-cell office:value-type="string">
            <text:p>1006440K-&gt;805919K</text:p>
          </table:table-cell>
          <table:table-cell office:value-type="string">
            <text:p>1502272K</text:p>
          </table:table-cell>
          <table:table-cell office:value-type="float" office:value="0.242043">
            <text:p>0.24204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4.32">
            <text:p>284.32</text:p>
          </table:table-cell>
          <table:table-cell office:value-type="string">
            <text:p>GC</text:p>
          </table:table-cell>
          <table:table-cell office:value-type="string">
            <text:p>1010399K-&gt;856814K</text:p>
          </table:table-cell>
          <table:table-cell office:value-type="string">
            <text:p>1502272K</text:p>
          </table:table-cell>
          <table:table-cell office:value-type="float" office:value="0.708922">
            <text:p>0.70892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5.036">
            <text:p>285.036</text:p>
          </table:table-cell>
          <table:table-cell office:value-type="string">
            <text:p>GC</text:p>
          </table:table-cell>
          <table:table-cell office:value-type="string">
            <text:p>859388K</text:p>
          </table:table-cell>
          <table:table-cell office:value-type="string">
            <text:p>1502272K</text:p>
          </table:table-cell>
          <table:table-cell office:value-type="float" office:value="0.042311">
            <text:p>0.0423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5.461">
            <text:p>285.461</text:p>
          </table:table-cell>
          <table:table-cell office:value-type="string">
            <text:p>GC</text:p>
          </table:table-cell>
          <table:table-cell office:value-type="string">
            <text:p>1061294K-&gt;927354K</text:p>
          </table:table-cell>
          <table:table-cell office:value-type="string">
            <text:p>1502272K</text:p>
          </table:table-cell>
          <table:table-cell office:value-type="float" office:value="1.001916">
            <text:p>1.0019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6.97">
            <text:p>286.97</text:p>
          </table:table-cell>
          <table:table-cell office:value-type="string">
            <text:p>GC</text:p>
          </table:table-cell>
          <table:table-cell office:value-type="string">
            <text:p>1131834K-&gt;986875K</text:p>
          </table:table-cell>
          <table:table-cell office:value-type="string">
            <text:p>1502272K</text:p>
          </table:table-cell>
          <table:table-cell office:value-type="float" office:value="0.887667">
            <text:p>0.887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8.332">
            <text:p>288.332</text:p>
          </table:table-cell>
          <table:table-cell office:value-type="string">
            <text:p>GC</text:p>
          </table:table-cell>
          <table:table-cell office:value-type="string">
            <text:p>1191355K-&gt;1042124K</text:p>
          </table:table-cell>
          <table:table-cell office:value-type="string">
            <text:p>1502272K</text:p>
          </table:table-cell>
          <table:table-cell office:value-type="float" office:value="0.873314">
            <text:p>0.8733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9.569">
            <text:p>289.569</text:p>
          </table:table-cell>
          <table:table-cell office:value-type="string">
            <text:p>GC</text:p>
          </table:table-cell>
          <table:table-cell office:value-type="string">
            <text:p>1246604K-&gt;1101233K</text:p>
          </table:table-cell>
          <table:table-cell office:value-type="string">
            <text:p>1502272K</text:p>
          </table:table-cell>
          <table:table-cell office:value-type="float" office:value="0.921557">
            <text:p>0.92155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0.884">
            <text:p>290.884</text:p>
          </table:table-cell>
          <table:table-cell office:value-type="string">
            <text:p>GC</text:p>
          </table:table-cell>
          <table:table-cell office:value-type="string">
            <text:p>1305713K-&gt;1199135K</text:p>
          </table:table-cell>
          <table:table-cell office:value-type="string">
            <text:p>1502272K</text:p>
          </table:table-cell>
          <table:table-cell office:value-type="float" office:value="1.347048">
            <text:p>1.34704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294.812">
            <text:p>294.812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1403615K-&gt;538278K</text:p>
          </table:table-cell>
          <table:table-cell table:style-name="ce1" office:value-type="string">
            <text:p>1502272K</text:p>
          </table:table-cell>
          <table:table-cell table:style-name="ce1" office:value-type="float" office:value="5.509522">
            <text:p>5.509522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300.668">
            <text:p>300.668</text:p>
          </table:table-cell>
          <table:table-cell office:value-type="string">
            <text:p>GC</text:p>
          </table:table-cell>
          <table:table-cell office:value-type="string">
            <text:p>742758K-&gt;577245K</text:p>
          </table:table-cell>
          <table:table-cell office:value-type="string">
            <text:p>1502272K</text:p>
          </table:table-cell>
          <table:table-cell office:value-type="float" office:value="0.32062">
            <text:p>0.3206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1.294">
            <text:p>301.294</text:p>
          </table:table-cell>
          <table:table-cell office:value-type="string">
            <text:p>GC</text:p>
          </table:table-cell>
          <table:table-cell office:value-type="string">
            <text:p>781725K-&gt;652970K</text:p>
          </table:table-cell>
          <table:table-cell office:value-type="string">
            <text:p>1502272K</text:p>
          </table:table-cell>
          <table:table-cell office:value-type="float" office:value="0.889245">
            <text:p>0.88924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2.529">
            <text:p>302.529</text:p>
          </table:table-cell>
          <table:table-cell office:value-type="string">
            <text:p>GC</text:p>
          </table:table-cell>
          <table:table-cell office:value-type="string">
            <text:p>857450K-&gt;673088K</text:p>
          </table:table-cell>
          <table:table-cell office:value-type="string">
            <text:p>1502272K</text:p>
          </table:table-cell>
          <table:table-cell office:value-type="float" office:value="0.367479">
            <text:p>0.36747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3.208">
            <text:p>303.208</text:p>
          </table:table-cell>
          <table:table-cell office:value-type="string">
            <text:p>GC</text:p>
          </table:table-cell>
          <table:table-cell office:value-type="string">
            <text:p>877568K-&gt;671995K</text:p>
          </table:table-cell>
          <table:table-cell office:value-type="string">
            <text:p>1502272K</text:p>
          </table:table-cell>
          <table:table-cell office:value-type="float" office:value="0.079198">
            <text:p>0.07919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3.578">
            <text:p>303.578</text:p>
          </table:table-cell>
          <table:table-cell office:value-type="string">
            <text:p>GC</text:p>
          </table:table-cell>
          <table:table-cell office:value-type="string">
            <text:p>875394K-&gt;667954K</text:p>
          </table:table-cell>
          <table:table-cell office:value-type="string">
            <text:p>1502272K</text:p>
          </table:table-cell>
          <table:table-cell office:value-type="float" office:value="0.138558">
            <text:p>0.13855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4.041">
            <text:p>304.041</text:p>
          </table:table-cell>
          <table:table-cell office:value-type="string">
            <text:p>GC</text:p>
          </table:table-cell>
          <table:table-cell office:value-type="string">
            <text:p>872434K-&gt;667609K</text:p>
          </table:table-cell>
          <table:table-cell office:value-type="string">
            <text:p>1502272K</text:p>
          </table:table-cell>
          <table:table-cell office:value-type="float" office:value="0.088613">
            <text:p>0.08861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4.469">
            <text:p>304.469</text:p>
          </table:table-cell>
          <table:table-cell office:value-type="string">
            <text:p>GC</text:p>
          </table:table-cell>
          <table:table-cell office:value-type="string">
            <text:p>872089K-&gt;673116K</text:p>
          </table:table-cell>
          <table:table-cell office:value-type="string">
            <text:p>1502272K</text:p>
          </table:table-cell>
          <table:table-cell office:value-type="float" office:value="0.16328">
            <text:p>0.1632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4.952">
            <text:p>304.952</text:p>
          </table:table-cell>
          <table:table-cell office:value-type="string">
            <text:p>GC</text:p>
          </table:table-cell>
          <table:table-cell office:value-type="string">
            <text:p>877596K-&gt;684048K</text:p>
          </table:table-cell>
          <table:table-cell office:value-type="string">
            <text:p>1502272K</text:p>
          </table:table-cell>
          <table:table-cell office:value-type="float" office:value="0.293723">
            <text:p>0.29372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5.565">
            <text:p>305.565</text:p>
          </table:table-cell>
          <table:table-cell office:value-type="string">
            <text:p>GC</text:p>
          </table:table-cell>
          <table:table-cell office:value-type="string">
            <text:p>888528K-&gt;682610K</text:p>
          </table:table-cell>
          <table:table-cell office:value-type="string">
            <text:p>1502272K</text:p>
          </table:table-cell>
          <table:table-cell office:value-type="float" office:value="0.095722">
            <text:p>0.09572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5.991">
            <text:p>305.991</text:p>
          </table:table-cell>
          <table:table-cell office:value-type="string">
            <text:p>GC</text:p>
          </table:table-cell>
          <table:table-cell office:value-type="string">
            <text:p>887090K-&gt;686229K</text:p>
          </table:table-cell>
          <table:table-cell office:value-type="string">
            <text:p>1502272K</text:p>
          </table:table-cell>
          <table:table-cell office:value-type="float" office:value="0.167038">
            <text:p>0.16703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6.498">
            <text:p>306.498</text:p>
          </table:table-cell>
          <table:table-cell office:value-type="string">
            <text:p>GC</text:p>
          </table:table-cell>
          <table:table-cell office:value-type="string">
            <text:p>890709K-&gt;686664K</text:p>
          </table:table-cell>
          <table:table-cell office:value-type="string">
            <text:p>1502272K</text:p>
          </table:table-cell>
          <table:table-cell office:value-type="float" office:value="0.140916">
            <text:p>0.1409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6.959">
            <text:p>306.959</text:p>
          </table:table-cell>
          <table:table-cell office:value-type="string">
            <text:p>GC</text:p>
          </table:table-cell>
          <table:table-cell office:value-type="string">
            <text:p>891144K-&gt;695517K</text:p>
          </table:table-cell>
          <table:table-cell office:value-type="string">
            <text:p>1502272K</text:p>
          </table:table-cell>
          <table:table-cell office:value-type="float" office:value="0.271769">
            <text:p>0.27176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7.529">
            <text:p>307.529</text:p>
          </table:table-cell>
          <table:table-cell office:value-type="string">
            <text:p>GC</text:p>
          </table:table-cell>
          <table:table-cell office:value-type="string">
            <text:p>899997K-&gt;694256K</text:p>
          </table:table-cell>
          <table:table-cell office:value-type="string">
            <text:p>1502272K</text:p>
          </table:table-cell>
          <table:table-cell office:value-type="float" office:value="0.109315">
            <text:p>0.10931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7.962">
            <text:p>307.962</text:p>
          </table:table-cell>
          <table:table-cell office:value-type="string">
            <text:p>GC</text:p>
          </table:table-cell>
          <table:table-cell office:value-type="string">
            <text:p>898736K-&gt;695525K</text:p>
          </table:table-cell>
          <table:table-cell office:value-type="string">
            <text:p>1502272K</text:p>
          </table:table-cell>
          <table:table-cell office:value-type="float" office:value="0.162194">
            <text:p>0.16219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8.457">
            <text:p>308.457</text:p>
          </table:table-cell>
          <table:table-cell office:value-type="string">
            <text:p>GC</text:p>
          </table:table-cell>
          <table:table-cell office:value-type="string">
            <text:p>900005K-&gt;707129K</text:p>
          </table:table-cell>
          <table:table-cell office:value-type="string">
            <text:p>1502272K</text:p>
          </table:table-cell>
          <table:table-cell office:value-type="float" office:value="0.346386">
            <text:p>0.34638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9.122">
            <text:p>309.122</text:p>
          </table:table-cell>
          <table:table-cell office:value-type="string">
            <text:p>GC</text:p>
          </table:table-cell>
          <table:table-cell office:value-type="string">
            <text:p>911609K-&gt;713178K</text:p>
          </table:table-cell>
          <table:table-cell office:value-type="string">
            <text:p>1502272K</text:p>
          </table:table-cell>
          <table:table-cell office:value-type="float" office:value="0.236578">
            <text:p>0.2365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9.671">
            <text:p>309.671</text:p>
          </table:table-cell>
          <table:table-cell office:value-type="string">
            <text:p>GC</text:p>
          </table:table-cell>
          <table:table-cell office:value-type="string">
            <text:p>917658K-&gt;731775K</text:p>
          </table:table-cell>
          <table:table-cell office:value-type="string">
            <text:p>1502272K</text:p>
          </table:table-cell>
          <table:table-cell office:value-type="float" office:value="0.408682">
            <text:p>0.40868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0.413">
            <text:p>310.413</text:p>
          </table:table-cell>
          <table:table-cell office:value-type="string">
            <text:p>GC</text:p>
          </table:table-cell>
          <table:table-cell office:value-type="string">
            <text:p>936255K-&gt;731711K</text:p>
          </table:table-cell>
          <table:table-cell office:value-type="string">
            <text:p>1502272K</text:p>
          </table:table-cell>
          <table:table-cell office:value-type="float" office:value="0.156006">
            <text:p>0.1560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0.884">
            <text:p>310.884</text:p>
          </table:table-cell>
          <table:table-cell office:value-type="string">
            <text:p>GC</text:p>
          </table:table-cell>
          <table:table-cell office:value-type="string">
            <text:p>936191K-&gt;731793K</text:p>
          </table:table-cell>
          <table:table-cell office:value-type="string">
            <text:p>1502272K</text:p>
          </table:table-cell>
          <table:table-cell office:value-type="float" office:value="0.162209">
            <text:p>0.16220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1.365">
            <text:p>311.365</text:p>
          </table:table-cell>
          <table:table-cell office:value-type="string">
            <text:p>GC</text:p>
          </table:table-cell>
          <table:table-cell office:value-type="string">
            <text:p>936273K-&gt;735149K</text:p>
          </table:table-cell>
          <table:table-cell office:value-type="string">
            <text:p>1502272K</text:p>
          </table:table-cell>
          <table:table-cell office:value-type="float" office:value="0.206245">
            <text:p>0.20624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1.873">
            <text:p>311.873</text:p>
          </table:table-cell>
          <table:table-cell office:value-type="string">
            <text:p>GC</text:p>
          </table:table-cell>
          <table:table-cell office:value-type="string">
            <text:p>939629K-&gt;751726K</text:p>
          </table:table-cell>
          <table:table-cell office:value-type="string">
            <text:p>1502272K</text:p>
          </table:table-cell>
          <table:table-cell office:value-type="float" office:value="0.377124">
            <text:p>0.37712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2.594">
            <text:p>312.594</text:p>
          </table:table-cell>
          <table:table-cell office:value-type="string">
            <text:p>GC</text:p>
          </table:table-cell>
          <table:table-cell office:value-type="string">
            <text:p>956206K-&gt;752053K</text:p>
          </table:table-cell>
          <table:table-cell office:value-type="string">
            <text:p>1502272K</text:p>
          </table:table-cell>
          <table:table-cell office:value-type="float" office:value="0.185294">
            <text:p>0.18529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3.089">
            <text:p>313.089</text:p>
          </table:table-cell>
          <table:table-cell office:value-type="string">
            <text:p>GC</text:p>
          </table:table-cell>
          <table:table-cell office:value-type="string">
            <text:p>956533K-&gt;746512K</text:p>
          </table:table-cell>
          <table:table-cell office:value-type="string">
            <text:p>1502272K</text:p>
          </table:table-cell>
          <table:table-cell office:value-type="float" office:value="0.107405">
            <text:p>0.10740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3.52">
            <text:p>313.52</text:p>
          </table:table-cell>
          <table:table-cell office:value-type="string">
            <text:p>GC</text:p>
          </table:table-cell>
          <table:table-cell office:value-type="string">
            <text:p>950992K-&gt;771689K</text:p>
          </table:table-cell>
          <table:table-cell office:value-type="string">
            <text:p>1502272K</text:p>
          </table:table-cell>
          <table:table-cell office:value-type="float" office:value="0.373835">
            <text:p>0.3738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4.216">
            <text:p>314.216</text:p>
          </table:table-cell>
          <table:table-cell office:value-type="string">
            <text:p>GC</text:p>
          </table:table-cell>
          <table:table-cell office:value-type="string">
            <text:p>976169K-&gt;771689K</text:p>
          </table:table-cell>
          <table:table-cell office:value-type="string">
            <text:p>1502272K</text:p>
          </table:table-cell>
          <table:table-cell office:value-type="float" office:value="0.192144">
            <text:p>0.19214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4.743">
            <text:p>314.743</text:p>
          </table:table-cell>
          <table:table-cell office:value-type="string">
            <text:p>GC</text:p>
          </table:table-cell>
          <table:table-cell office:value-type="string">
            <text:p>976169K-&gt;782063K</text:p>
          </table:table-cell>
          <table:table-cell office:value-type="string">
            <text:p>1502272K</text:p>
          </table:table-cell>
          <table:table-cell office:value-type="float" office:value="0.335923">
            <text:p>0.33592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5.414">
            <text:p>315.414</text:p>
          </table:table-cell>
          <table:table-cell office:value-type="string">
            <text:p>GC</text:p>
          </table:table-cell>
          <table:table-cell office:value-type="string">
            <text:p>986543K-&gt;787199K</text:p>
          </table:table-cell>
          <table:table-cell office:value-type="string">
            <text:p>1502272K</text:p>
          </table:table-cell>
          <table:table-cell office:value-type="float" office:value="0.233536">
            <text:p>0.23353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5.978">
            <text:p>315.978</text:p>
          </table:table-cell>
          <table:table-cell office:value-type="string">
            <text:p>GC</text:p>
          </table:table-cell>
          <table:table-cell office:value-type="string">
            <text:p>991679K-&gt;792507K</text:p>
          </table:table-cell>
          <table:table-cell office:value-type="string">
            <text:p>1502272K</text:p>
          </table:table-cell>
          <table:table-cell office:value-type="float" office:value="0.205564">
            <text:p>0.20556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6.513">
            <text:p>316.513</text:p>
          </table:table-cell>
          <table:table-cell office:value-type="string">
            <text:p>GC</text:p>
          </table:table-cell>
          <table:table-cell office:value-type="string">
            <text:p>996987K-&gt;804886K</text:p>
          </table:table-cell>
          <table:table-cell office:value-type="string">
            <text:p>1502272K</text:p>
          </table:table-cell>
          <table:table-cell office:value-type="float" office:value="0.344074">
            <text:p>0.34407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7.169">
            <text:p>317.169</text:p>
          </table:table-cell>
          <table:table-cell office:value-type="string">
            <text:p>GC</text:p>
          </table:table-cell>
          <table:table-cell office:value-type="string">
            <text:p>1009366K-&gt;812146K</text:p>
          </table:table-cell>
          <table:table-cell office:value-type="string">
            <text:p>1502272K</text:p>
          </table:table-cell>
          <table:table-cell office:value-type="float" office:value="0.282205">
            <text:p>0.28220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7.761">
            <text:p>317.761</text:p>
          </table:table-cell>
          <table:table-cell office:value-type="string">
            <text:p>GC</text:p>
          </table:table-cell>
          <table:table-cell office:value-type="string">
            <text:p>1016626K-&gt;811916K</text:p>
          </table:table-cell>
          <table:table-cell office:value-type="string">
            <text:p>1502272K</text:p>
          </table:table-cell>
          <table:table-cell office:value-type="float" office:value="0.132073">
            <text:p>0.13207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8.192">
            <text:p>318.192</text:p>
          </table:table-cell>
          <table:table-cell office:value-type="string">
            <text:p>GC</text:p>
          </table:table-cell>
          <table:table-cell office:value-type="string">
            <text:p>1016396K-&gt;812154K</text:p>
          </table:table-cell>
          <table:table-cell office:value-type="string">
            <text:p>1502272K</text:p>
          </table:table-cell>
          <table:table-cell office:value-type="float" office:value="0.172552">
            <text:p>0.17255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8.685">
            <text:p>318.685</text:p>
          </table:table-cell>
          <table:table-cell office:value-type="string">
            <text:p>GC</text:p>
          </table:table-cell>
          <table:table-cell office:value-type="string">
            <text:p>1016634K-&gt;822068K</text:p>
          </table:table-cell>
          <table:table-cell office:value-type="string">
            <text:p>1502272K</text:p>
          </table:table-cell>
          <table:table-cell office:value-type="float" office:value="0.411503">
            <text:p>0.41150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9.408">
            <text:p>319.408</text:p>
          </table:table-cell>
          <table:table-cell office:value-type="string">
            <text:p>GC</text:p>
          </table:table-cell>
          <table:table-cell office:value-type="string">
            <text:p>1026548K-&gt;890609K</text:p>
          </table:table-cell>
          <table:table-cell office:value-type="string">
            <text:p>1502272K</text:p>
          </table:table-cell>
          <table:table-cell office:value-type="float" office:value="0.872192">
            <text:p>0.87219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0.31">
            <text:p>320.31</text:p>
          </table:table-cell>
          <table:table-cell office:value-type="string">
            <text:p>GC</text:p>
          </table:table-cell>
          <table:table-cell office:value-type="string">
            <text:p>902222K</text:p>
          </table:table-cell>
          <table:table-cell office:value-type="string">
            <text:p>1502272K</text:p>
          </table:table-cell>
          <table:table-cell office:value-type="float" office:value="0.054671">
            <text:p>0.0546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0.74">
            <text:p>320.74</text:p>
          </table:table-cell>
          <table:table-cell office:value-type="string">
            <text:p>GC</text:p>
          </table:table-cell>
          <table:table-cell office:value-type="string">
            <text:p>1095089K-&gt;1032536K</text:p>
          </table:table-cell>
          <table:table-cell office:value-type="string">
            <text:p>1502272K</text:p>
          </table:table-cell>
          <table:table-cell office:value-type="float" office:value="1.805486">
            <text:p>1.80548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2.892">
            <text:p>322.892</text:p>
          </table:table-cell>
          <table:table-cell office:value-type="string">
            <text:p>GC</text:p>
          </table:table-cell>
          <table:table-cell office:value-type="string">
            <text:p>1237016K-&gt;1155110K</text:p>
          </table:table-cell>
          <table:table-cell office:value-type="string">
            <text:p>1502272K</text:p>
          </table:table-cell>
          <table:table-cell office:value-type="float" office:value="1.632897">
            <text:p>1.63289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325.948">
            <text:p>325.948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1359590K-&gt;489145K</text:p>
          </table:table-cell>
          <table:table-cell table:style-name="ce1" office:value-type="string">
            <text:p>1502272K</text:p>
          </table:table-cell>
          <table:table-cell table:style-name="ce1" office:value-type="float" office:value="4.754685">
            <text:p>4.754685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331.22">
            <text:p>331.22</text:p>
          </table:table-cell>
          <table:table-cell office:value-type="string">
            <text:p>GC</text:p>
          </table:table-cell>
          <table:table-cell office:value-type="string">
            <text:p>693625K-&gt;616019K</text:p>
          </table:table-cell>
          <table:table-cell office:value-type="string">
            <text:p>1502272K</text:p>
          </table:table-cell>
          <table:table-cell office:value-type="float" office:value="1.202507">
            <text:p>1.20250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2.791">
            <text:p>332.791</text:p>
          </table:table-cell>
          <table:table-cell office:value-type="string">
            <text:p>GC</text:p>
          </table:table-cell>
          <table:table-cell office:value-type="string">
            <text:p>820499K-&gt;670279K</text:p>
          </table:table-cell>
          <table:table-cell office:value-type="string">
            <text:p>1502272K</text:p>
          </table:table-cell>
          <table:table-cell office:value-type="float" office:value="0.755939">
            <text:p>0.75593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3.583">
            <text:p>333.583</text:p>
          </table:table-cell>
          <table:table-cell office:value-type="string">
            <text:p>GC</text:p>
          </table:table-cell>
          <table:table-cell office:value-type="string">
            <text:p>683819K</text:p>
          </table:table-cell>
          <table:table-cell office:value-type="string">
            <text:p>1502272K</text:p>
          </table:table-cell>
          <table:table-cell office:value-type="float" office:value="0.073455">
            <text:p>0.07345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4.029">
            <text:p>334.029</text:p>
          </table:table-cell>
          <table:table-cell office:value-type="string">
            <text:p>GC</text:p>
          </table:table-cell>
          <table:table-cell office:value-type="string">
            <text:p>874759K-&gt;680634K</text:p>
          </table:table-cell>
          <table:table-cell office:value-type="string">
            <text:p>1502272K</text:p>
          </table:table-cell>
          <table:table-cell office:value-type="float" office:value="0.29985">
            <text:p>0.2998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4.849">
            <text:p>334.849</text:p>
          </table:table-cell>
          <table:table-cell office:value-type="string">
            <text:p>GC</text:p>
          </table:table-cell>
          <table:table-cell office:value-type="string">
            <text:p>885114K-&gt;682338K</text:p>
          </table:table-cell>
          <table:table-cell office:value-type="string">
            <text:p>1502272K</text:p>
          </table:table-cell>
          <table:table-cell office:value-type="float" office:value="0.437263">
            <text:p>0.43726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5.979">
            <text:p>335.979</text:p>
          </table:table-cell>
          <table:table-cell office:value-type="string">
            <text:p>GC</text:p>
          </table:table-cell>
          <table:table-cell office:value-type="string">
            <text:p>886818K-&gt;685928K</text:p>
          </table:table-cell>
          <table:table-cell office:value-type="string">
            <text:p>1502272K</text:p>
          </table:table-cell>
          <table:table-cell office:value-type="float" office:value="0.307662">
            <text:p>0.30766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7.001">
            <text:p>337.001</text:p>
          </table:table-cell>
          <table:table-cell office:value-type="string">
            <text:p>GC</text:p>
          </table:table-cell>
          <table:table-cell office:value-type="string">
            <text:p>890408K-&gt;680692K</text:p>
          </table:table-cell>
          <table:table-cell office:value-type="string">
            <text:p>1502272K</text:p>
          </table:table-cell>
          <table:table-cell office:value-type="float" office:value="0.291497">
            <text:p>0.29149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7.934">
            <text:p>337.934</text:p>
          </table:table-cell>
          <table:table-cell office:value-type="string">
            <text:p>GC</text:p>
          </table:table-cell>
          <table:table-cell office:value-type="string">
            <text:p>885172K-&gt;678625K</text:p>
          </table:table-cell>
          <table:table-cell office:value-type="string">
            <text:p>1502272K</text:p>
          </table:table-cell>
          <table:table-cell office:value-type="float" office:value="0.177921">
            <text:p>0.17792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8.689">
            <text:p>338.689</text:p>
          </table:table-cell>
          <table:table-cell office:value-type="string">
            <text:p>GC</text:p>
          </table:table-cell>
          <table:table-cell office:value-type="string">
            <text:p>883105K-&gt;674726K</text:p>
          </table:table-cell>
          <table:table-cell office:value-type="string">
            <text:p>1502272K</text:p>
          </table:table-cell>
          <table:table-cell office:value-type="float" office:value="0.175721">
            <text:p>0.17572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9.559">
            <text:p>339.559</text:p>
          </table:table-cell>
          <table:table-cell office:value-type="string">
            <text:p>GC</text:p>
          </table:table-cell>
          <table:table-cell office:value-type="string">
            <text:p>879206K-&gt;685116K</text:p>
          </table:table-cell>
          <table:table-cell office:value-type="string">
            <text:p>1502272K</text:p>
          </table:table-cell>
          <table:table-cell office:value-type="float" office:value="0.256577">
            <text:p>0.2565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0.302">
            <text:p>340.302</text:p>
          </table:table-cell>
          <table:table-cell office:value-type="string">
            <text:p>GC</text:p>
          </table:table-cell>
          <table:table-cell office:value-type="string">
            <text:p>889596K-&gt;694692K</text:p>
          </table:table-cell>
          <table:table-cell office:value-type="string">
            <text:p>1502272K</text:p>
          </table:table-cell>
          <table:table-cell office:value-type="float" office:value="0.360831">
            <text:p>0.36083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1.07">
            <text:p>341.07</text:p>
          </table:table-cell>
          <table:table-cell office:value-type="string">
            <text:p>GC</text:p>
          </table:table-cell>
          <table:table-cell office:value-type="string">
            <text:p>899172K-&gt;698445K</text:p>
          </table:table-cell>
          <table:table-cell office:value-type="string">
            <text:p>1502272K</text:p>
          </table:table-cell>
          <table:table-cell office:value-type="float" office:value="0.241216">
            <text:p>0.2412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1.654">
            <text:p>341.654</text:p>
          </table:table-cell>
          <table:table-cell office:value-type="string">
            <text:p>GC</text:p>
          </table:table-cell>
          <table:table-cell office:value-type="string">
            <text:p>902925K-&gt;715098K</text:p>
          </table:table-cell>
          <table:table-cell office:value-type="string">
            <text:p>1502272K</text:p>
          </table:table-cell>
          <table:table-cell office:value-type="float" office:value="0.482787">
            <text:p>0.48278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2.529">
            <text:p>342.529</text:p>
          </table:table-cell>
          <table:table-cell office:value-type="string">
            <text:p>GC</text:p>
          </table:table-cell>
          <table:table-cell office:value-type="string">
            <text:p>919578K-&gt;726849K</text:p>
          </table:table-cell>
          <table:table-cell office:value-type="string">
            <text:p>1502272K</text:p>
          </table:table-cell>
          <table:table-cell office:value-type="float" office:value="0.601614">
            <text:p>0.6016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3.71">
            <text:p>343.71</text:p>
          </table:table-cell>
          <table:table-cell office:value-type="string">
            <text:p>GC</text:p>
          </table:table-cell>
          <table:table-cell office:value-type="string">
            <text:p>931329K-&gt;733994K</text:p>
          </table:table-cell>
          <table:table-cell office:value-type="string">
            <text:p>1502272K</text:p>
          </table:table-cell>
          <table:table-cell office:value-type="float" office:value="0.430074">
            <text:p>0.43007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4.595">
            <text:p>344.595</text:p>
          </table:table-cell>
          <table:table-cell office:value-type="string">
            <text:p>GC</text:p>
          </table:table-cell>
          <table:table-cell office:value-type="string">
            <text:p>938474K-&gt;735893K</text:p>
          </table:table-cell>
          <table:table-cell office:value-type="string">
            <text:p>1502272K</text:p>
          </table:table-cell>
          <table:table-cell office:value-type="float" office:value="0.264104">
            <text:p>0.26410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5.257">
            <text:p>345.257</text:p>
          </table:table-cell>
          <table:table-cell office:value-type="string">
            <text:p>GC</text:p>
          </table:table-cell>
          <table:table-cell office:value-type="string">
            <text:p>940373K-&gt;738234K</text:p>
          </table:table-cell>
          <table:table-cell office:value-type="string">
            <text:p>1502272K</text:p>
          </table:table-cell>
          <table:table-cell office:value-type="float" office:value="0.275031">
            <text:p>0.27503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5.98">
            <text:p>345.98</text:p>
          </table:table-cell>
          <table:table-cell office:value-type="string">
            <text:p>GC</text:p>
          </table:table-cell>
          <table:table-cell office:value-type="string">
            <text:p>942714K-&gt;748446K</text:p>
          </table:table-cell>
          <table:table-cell office:value-type="string">
            <text:p>1502272K</text:p>
          </table:table-cell>
          <table:table-cell office:value-type="float" office:value="0.389921">
            <text:p>0.38992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6.804">
            <text:p>346.804</text:p>
          </table:table-cell>
          <table:table-cell office:value-type="string">
            <text:p>GC</text:p>
          </table:table-cell>
          <table:table-cell office:value-type="string">
            <text:p>952926K-&gt;755929K</text:p>
          </table:table-cell>
          <table:table-cell office:value-type="string">
            <text:p>1502272K</text:p>
          </table:table-cell>
          <table:table-cell office:value-type="float" office:value="0.349176">
            <text:p>0.34917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7.582">
            <text:p>347.582</text:p>
          </table:table-cell>
          <table:table-cell office:value-type="string">
            <text:p>GC</text:p>
          </table:table-cell>
          <table:table-cell office:value-type="string">
            <text:p>960409K-&gt;773859K</text:p>
          </table:table-cell>
          <table:table-cell office:value-type="string">
            <text:p>1502272K</text:p>
          </table:table-cell>
          <table:table-cell office:value-type="float" office:value="0.494344">
            <text:p>0.49434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8.505">
            <text:p>348.505</text:p>
          </table:table-cell>
          <table:table-cell office:value-type="string">
            <text:p>GC</text:p>
          </table:table-cell>
          <table:table-cell office:value-type="string">
            <text:p>978339K-&gt;773465K</text:p>
          </table:table-cell>
          <table:table-cell office:value-type="string">
            <text:p>1502272K</text:p>
          </table:table-cell>
          <table:table-cell office:value-type="float" office:value="0.184983">
            <text:p>0.18498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9.101">
            <text:p>349.101</text:p>
          </table:table-cell>
          <table:table-cell office:value-type="string">
            <text:p>GC</text:p>
          </table:table-cell>
          <table:table-cell office:value-type="string">
            <text:p>977945K-&gt;769843K</text:p>
          </table:table-cell>
          <table:table-cell office:value-type="string">
            <text:p>1502272K</text:p>
          </table:table-cell>
          <table:table-cell office:value-type="float" office:value="0.149072">
            <text:p>0.1490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9.658">
            <text:p>349.658</text:p>
          </table:table-cell>
          <table:table-cell office:value-type="string">
            <text:p>GC</text:p>
          </table:table-cell>
          <table:table-cell office:value-type="string">
            <text:p>974323K-&gt;778500K</text:p>
          </table:table-cell>
          <table:table-cell office:value-type="string">
            <text:p>1502272K</text:p>
          </table:table-cell>
          <table:table-cell office:value-type="float" office:value="0.343333">
            <text:p>0.343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0.408">
            <text:p>350.408</text:p>
          </table:table-cell>
          <table:table-cell office:value-type="string">
            <text:p>GC</text:p>
          </table:table-cell>
          <table:table-cell office:value-type="string">
            <text:p>982980K-&gt;779443K</text:p>
          </table:table-cell>
          <table:table-cell office:value-type="string">
            <text:p>1502272K</text:p>
          </table:table-cell>
          <table:table-cell office:value-type="float" office:value="0.240008">
            <text:p>0.24000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0.716">
            <text:p>350.716</text:p>
          </table:table-cell>
          <table:table-cell office:value-type="string">
            <text:p>GC</text:p>
          </table:table-cell>
          <table:table-cell office:value-type="string">
            <text:p>817482K</text:p>
          </table:table-cell>
          <table:table-cell office:value-type="string">
            <text:p>1502272K</text:p>
          </table:table-cell>
          <table:table-cell office:value-type="float" office:value="0.09588">
            <text:p>0.0958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1.173">
            <text:p>351.173</text:p>
          </table:table-cell>
          <table:table-cell office:value-type="string">
            <text:p>GC</text:p>
          </table:table-cell>
          <table:table-cell office:value-type="string">
            <text:p>983919K-&gt;791623K</text:p>
          </table:table-cell>
          <table:table-cell office:value-type="string">
            <text:p>1502272K</text:p>
          </table:table-cell>
          <table:table-cell office:value-type="float" office:value="0.446363">
            <text:p>0.44636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2.103">
            <text:p>352.103</text:p>
          </table:table-cell>
          <table:table-cell office:value-type="string">
            <text:p>GC</text:p>
          </table:table-cell>
          <table:table-cell office:value-type="string">
            <text:p>996103K-&gt;799061K</text:p>
          </table:table-cell>
          <table:table-cell office:value-type="string">
            <text:p>1502272K</text:p>
          </table:table-cell>
          <table:table-cell office:value-type="float" office:value="0.368404">
            <text:p>0.36840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2.946">
            <text:p>352.946</text:p>
          </table:table-cell>
          <table:table-cell office:value-type="string">
            <text:p>GC</text:p>
          </table:table-cell>
          <table:table-cell office:value-type="string">
            <text:p>1003541K-&gt;803258K</text:p>
          </table:table-cell>
          <table:table-cell office:value-type="string">
            <text:p>1502272K</text:p>
          </table:table-cell>
          <table:table-cell office:value-type="float" office:value="0.286083">
            <text:p>0.28608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3.615">
            <text:p>353.615</text:p>
          </table:table-cell>
          <table:table-cell office:value-type="string">
            <text:p>GC</text:p>
          </table:table-cell>
          <table:table-cell office:value-type="string">
            <text:p>1007738K-&gt;819604K</text:p>
          </table:table-cell>
          <table:table-cell office:value-type="string">
            <text:p>1502272K</text:p>
          </table:table-cell>
          <table:table-cell office:value-type="float" office:value="0.71112">
            <text:p>0.711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4.783">
            <text:p>354.783</text:p>
          </table:table-cell>
          <table:table-cell office:value-type="string">
            <text:p>GC</text:p>
          </table:table-cell>
          <table:table-cell office:value-type="string">
            <text:p>1024084K-&gt;819250K</text:p>
          </table:table-cell>
          <table:table-cell office:value-type="string">
            <text:p>1502272K</text:p>
          </table:table-cell>
          <table:table-cell office:value-type="float" office:value="0.180761">
            <text:p>0.18076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5.446">
            <text:p>355.446</text:p>
          </table:table-cell>
          <table:table-cell office:value-type="string">
            <text:p>GC</text:p>
          </table:table-cell>
          <table:table-cell office:value-type="string">
            <text:p>1011198K-&gt;801747K</text:p>
          </table:table-cell>
          <table:table-cell office:value-type="string">
            <text:p>1502272K</text:p>
          </table:table-cell>
          <table:table-cell office:value-type="float" office:value="0.172681">
            <text:p>0.17268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6.061">
            <text:p>356.061</text:p>
          </table:table-cell>
          <table:table-cell office:value-type="string">
            <text:p>GC</text:p>
          </table:table-cell>
          <table:table-cell office:value-type="string">
            <text:p>1001013K-&gt;805130K</text:p>
          </table:table-cell>
          <table:table-cell office:value-type="string">
            <text:p>1502272K</text:p>
          </table:table-cell>
          <table:table-cell office:value-type="float" office:value="0.25782">
            <text:p>0.2578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6.873">
            <text:p>356.873</text:p>
          </table:table-cell>
          <table:table-cell office:value-type="string">
            <text:p>GC</text:p>
          </table:table-cell>
          <table:table-cell office:value-type="string">
            <text:p>996809K-&gt;792413K</text:p>
          </table:table-cell>
          <table:table-cell office:value-type="string">
            <text:p>1502272K</text:p>
          </table:table-cell>
          <table:table-cell office:value-type="float" office:value="0.17699">
            <text:p>0.1769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7.511">
            <text:p>357.511</text:p>
          </table:table-cell>
          <table:table-cell office:value-type="string">
            <text:p>GC</text:p>
          </table:table-cell>
          <table:table-cell office:value-type="string">
            <text:p>996893K-&gt;801027K</text:p>
          </table:table-cell>
          <table:table-cell office:value-type="string">
            <text:p>1502272K</text:p>
          </table:table-cell>
          <table:table-cell office:value-type="float" office:value="0.437689">
            <text:p>0.43768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8.301">
            <text:p>358.301</text:p>
          </table:table-cell>
          <table:table-cell office:value-type="string">
            <text:p>GC</text:p>
          </table:table-cell>
          <table:table-cell office:value-type="string">
            <text:p>1005507K-&gt;870572K</text:p>
          </table:table-cell>
          <table:table-cell office:value-type="string">
            <text:p>1502272K</text:p>
          </table:table-cell>
          <table:table-cell office:value-type="float" office:value="1.269367">
            <text:p>1.2693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9.616">
            <text:p>359.616</text:p>
          </table:table-cell>
          <table:table-cell office:value-type="string">
            <text:p>GC</text:p>
          </table:table-cell>
          <table:table-cell office:value-type="string">
            <text:p>888533K</text:p>
          </table:table-cell>
          <table:table-cell office:value-type="string">
            <text:p>1502272K</text:p>
          </table:table-cell>
          <table:table-cell office:value-type="float" office:value="0.065473">
            <text:p>0.06547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0.1">
            <text:p>360.1</text:p>
          </table:table-cell>
          <table:table-cell office:value-type="string">
            <text:p>GC</text:p>
          </table:table-cell>
          <table:table-cell office:value-type="string">
            <text:p>1075052K-&gt;929543K</text:p>
          </table:table-cell>
          <table:table-cell office:value-type="string">
            <text:p>1502272K</text:p>
          </table:table-cell>
          <table:table-cell office:value-type="float" office:value="1.227036">
            <text:p>1.22703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1.83">
            <text:p>361.83</text:p>
          </table:table-cell>
          <table:table-cell office:value-type="string">
            <text:p>GC</text:p>
          </table:table-cell>
          <table:table-cell office:value-type="string">
            <text:p>1134023K-&gt;990041K</text:p>
          </table:table-cell>
          <table:table-cell office:value-type="string">
            <text:p>1502272K</text:p>
          </table:table-cell>
          <table:table-cell office:value-type="float" office:value="1.09884">
            <text:p>1.0988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3.423">
            <text:p>363.423</text:p>
          </table:table-cell>
          <table:table-cell office:value-type="string">
            <text:p>GC</text:p>
          </table:table-cell>
          <table:table-cell office:value-type="string">
            <text:p>1194521K-&gt;1015121K</text:p>
          </table:table-cell>
          <table:table-cell office:value-type="string">
            <text:p>1502272K</text:p>
          </table:table-cell>
          <table:table-cell office:value-type="float" office:value="0.638911">
            <text:p>0.6389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4.512">
            <text:p>364.512</text:p>
          </table:table-cell>
          <table:table-cell office:value-type="string">
            <text:p>GC</text:p>
          </table:table-cell>
          <table:table-cell office:value-type="string">
            <text:p>1219601K-&gt;1120991K</text:p>
          </table:table-cell>
          <table:table-cell office:value-type="string">
            <text:p>1502272K</text:p>
          </table:table-cell>
          <table:table-cell office:value-type="float" office:value="1.77987">
            <text:p>1.7798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6.765">
            <text:p>366.765</text:p>
          </table:table-cell>
          <table:table-cell office:value-type="string">
            <text:p>GC</text:p>
          </table:table-cell>
          <table:table-cell office:value-type="string">
            <text:p>1325471K-&gt;1247300K</text:p>
          </table:table-cell>
          <table:table-cell office:value-type="string">
            <text:p>1502272K</text:p>
          </table:table-cell>
          <table:table-cell office:value-type="float" office:value="2.215979">
            <text:p>2.21597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372.272">
            <text:p>372.272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1451780K-&gt;599542K</text:p>
          </table:table-cell>
          <table:table-cell table:style-name="ce1" office:value-type="string">
            <text:p>1502272K</text:p>
          </table:table-cell>
          <table:table-cell table:style-name="ce1" office:value-type="float" office:value="5.498151">
            <text:p>5.498151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378.218">
            <text:p>378.218</text:p>
          </table:table-cell>
          <table:table-cell office:value-type="string">
            <text:p>GC</text:p>
          </table:table-cell>
          <table:table-cell office:value-type="string">
            <text:p>804022K-&gt;639702K</text:p>
          </table:table-cell>
          <table:table-cell office:value-type="string">
            <text:p>1502272K</text:p>
          </table:table-cell>
          <table:table-cell office:value-type="float" office:value="0.385611">
            <text:p>0.3856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78.959">
            <text:p>378.959</text:p>
          </table:table-cell>
          <table:table-cell office:value-type="string">
            <text:p>GC</text:p>
          </table:table-cell>
          <table:table-cell office:value-type="string">
            <text:p>844182K-&gt;660442K</text:p>
          </table:table-cell>
          <table:table-cell office:value-type="string">
            <text:p>1502272K</text:p>
          </table:table-cell>
          <table:table-cell office:value-type="float" office:value="0.686075">
            <text:p>0.6860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0.121">
            <text:p>380.121</text:p>
          </table:table-cell>
          <table:table-cell office:value-type="string">
            <text:p>GC</text:p>
          </table:table-cell>
          <table:table-cell office:value-type="string">
            <text:p>864922K-&gt;670499K</text:p>
          </table:table-cell>
          <table:table-cell office:value-type="string">
            <text:p>1502272K</text:p>
          </table:table-cell>
          <table:table-cell office:value-type="float" office:value="0.416273">
            <text:p>0.41627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0.943">
            <text:p>380.943</text:p>
          </table:table-cell>
          <table:table-cell office:value-type="string">
            <text:p>GC</text:p>
          </table:table-cell>
          <table:table-cell office:value-type="string">
            <text:p>874979K-&gt;677430K</text:p>
          </table:table-cell>
          <table:table-cell office:value-type="string">
            <text:p>1502272K</text:p>
          </table:table-cell>
          <table:table-cell office:value-type="float" office:value="0.36707">
            <text:p>0.3670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1.673">
            <text:p>381.673</text:p>
          </table:table-cell>
          <table:table-cell office:value-type="string">
            <text:p>GC</text:p>
          </table:table-cell>
          <table:table-cell office:value-type="string">
            <text:p>881910K-&gt;679661K</text:p>
          </table:table-cell>
          <table:table-cell office:value-type="string">
            <text:p>1502272K</text:p>
          </table:table-cell>
          <table:table-cell office:value-type="float" office:value="0.302673">
            <text:p>0.30267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2.348">
            <text:p>382.348</text:p>
          </table:table-cell>
          <table:table-cell office:value-type="string">
            <text:p>GC</text:p>
          </table:table-cell>
          <table:table-cell office:value-type="string">
            <text:p>884141K-&gt;677394K</text:p>
          </table:table-cell>
          <table:table-cell office:value-type="string">
            <text:p>1502272K</text:p>
          </table:table-cell>
          <table:table-cell office:value-type="float" office:value="0.283652">
            <text:p>0.28365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3.154">
            <text:p>383.154</text:p>
          </table:table-cell>
          <table:table-cell office:value-type="string">
            <text:p>GC</text:p>
          </table:table-cell>
          <table:table-cell office:value-type="string">
            <text:p>881874K-&gt;674018K</text:p>
          </table:table-cell>
          <table:table-cell office:value-type="string">
            <text:p>1502272K</text:p>
          </table:table-cell>
          <table:table-cell office:value-type="float" office:value="0.277555">
            <text:p>0.27755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3.815">
            <text:p>383.815</text:p>
          </table:table-cell>
          <table:table-cell office:value-type="string">
            <text:p>GC</text:p>
          </table:table-cell>
          <table:table-cell office:value-type="string">
            <text:p>878498K-&gt;684489K</text:p>
          </table:table-cell>
          <table:table-cell office:value-type="string">
            <text:p>1502272K</text:p>
          </table:table-cell>
          <table:table-cell office:value-type="float" office:value="0.292466">
            <text:p>0.29246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4.496">
            <text:p>384.496</text:p>
          </table:table-cell>
          <table:table-cell office:value-type="string">
            <text:p>GC</text:p>
          </table:table-cell>
          <table:table-cell office:value-type="string">
            <text:p>888969K-&gt;685045K</text:p>
          </table:table-cell>
          <table:table-cell office:value-type="string">
            <text:p>1502272K</text:p>
          </table:table-cell>
          <table:table-cell office:value-type="float" office:value="0.230627">
            <text:p>0.23062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5.075">
            <text:p>385.075</text:p>
          </table:table-cell>
          <table:table-cell office:value-type="string">
            <text:p>GC</text:p>
          </table:table-cell>
          <table:table-cell office:value-type="string">
            <text:p>889525K-&gt;694640K</text:p>
          </table:table-cell>
          <table:table-cell office:value-type="string">
            <text:p>1502272K</text:p>
          </table:table-cell>
          <table:table-cell office:value-type="float" office:value="0.386345">
            <text:p>0.38634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5.817">
            <text:p>385.817</text:p>
          </table:table-cell>
          <table:table-cell office:value-type="string">
            <text:p>GC</text:p>
          </table:table-cell>
          <table:table-cell office:value-type="string">
            <text:p>899120K-&gt;698609K</text:p>
          </table:table-cell>
          <table:table-cell office:value-type="string">
            <text:p>1502272K</text:p>
          </table:table-cell>
          <table:table-cell office:value-type="float" office:value="0.27164">
            <text:p>0.2716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6.478">
            <text:p>386.478</text:p>
          </table:table-cell>
          <table:table-cell office:value-type="string">
            <text:p>GC</text:p>
          </table:table-cell>
          <table:table-cell office:value-type="string">
            <text:p>903089K-&gt;699591K</text:p>
          </table:table-cell>
          <table:table-cell office:value-type="string">
            <text:p>1502272K</text:p>
          </table:table-cell>
          <table:table-cell office:value-type="float" office:value="0.222416">
            <text:p>0.2224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7.064">
            <text:p>387.064</text:p>
          </table:table-cell>
          <table:table-cell office:value-type="string">
            <text:p>GC</text:p>
          </table:table-cell>
          <table:table-cell office:value-type="string">
            <text:p>904071K-&gt;710947K</text:p>
          </table:table-cell>
          <table:table-cell office:value-type="string">
            <text:p>1502272K</text:p>
          </table:table-cell>
          <table:table-cell office:value-type="float" office:value="0.43361">
            <text:p>0.4336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7.877">
            <text:p>387.877</text:p>
          </table:table-cell>
          <table:table-cell office:value-type="string">
            <text:p>GC</text:p>
          </table:table-cell>
          <table:table-cell office:value-type="string">
            <text:p>915427K-&gt;710498K</text:p>
          </table:table-cell>
          <table:table-cell office:value-type="string">
            <text:p>1502272K</text:p>
          </table:table-cell>
          <table:table-cell office:value-type="float" office:value="0.154946">
            <text:p>0.15494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8.515">
            <text:p>388.515</text:p>
          </table:table-cell>
          <table:table-cell office:value-type="string">
            <text:p>GC</text:p>
          </table:table-cell>
          <table:table-cell office:value-type="string">
            <text:p>914978K-&gt;714467K</text:p>
          </table:table-cell>
          <table:table-cell office:value-type="string">
            <text:p>1502272K</text:p>
          </table:table-cell>
          <table:table-cell office:value-type="float" office:value="0.282764">
            <text:p>0.28276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9.218">
            <text:p>389.218</text:p>
          </table:table-cell>
          <table:table-cell office:value-type="string">
            <text:p>GC</text:p>
          </table:table-cell>
          <table:table-cell office:value-type="string">
            <text:p>918947K-&gt;716122K</text:p>
          </table:table-cell>
          <table:table-cell office:value-type="string">
            <text:p>1502272K</text:p>
          </table:table-cell>
          <table:table-cell office:value-type="float" office:value="0.227765">
            <text:p>0.22776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9.803">
            <text:p>389.803</text:p>
          </table:table-cell>
          <table:table-cell office:value-type="string">
            <text:p>GC</text:p>
          </table:table-cell>
          <table:table-cell office:value-type="string">
            <text:p>920602K-&gt;709964K</text:p>
          </table:table-cell>
          <table:table-cell office:value-type="string">
            <text:p>1502272K</text:p>
          </table:table-cell>
          <table:table-cell office:value-type="float" office:value="0.17322">
            <text:p>0.1732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0.329">
            <text:p>390.329</text:p>
          </table:table-cell>
          <table:table-cell office:value-type="string">
            <text:p>GC</text:p>
          </table:table-cell>
          <table:table-cell office:value-type="string">
            <text:p>914444K-&gt;721145K</text:p>
          </table:table-cell>
          <table:table-cell office:value-type="string">
            <text:p>1502272K</text:p>
          </table:table-cell>
          <table:table-cell office:value-type="float" office:value="0.308846">
            <text:p>0.30884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1.035">
            <text:p>391.035</text:p>
          </table:table-cell>
          <table:table-cell office:value-type="string">
            <text:p>GC</text:p>
          </table:table-cell>
          <table:table-cell office:value-type="string">
            <text:p>925625K-&gt;722457K</text:p>
          </table:table-cell>
          <table:table-cell office:value-type="string">
            <text:p>1502272K</text:p>
          </table:table-cell>
          <table:table-cell office:value-type="float" office:value="0.263682">
            <text:p>0.26368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1.662">
            <text:p>391.662</text:p>
          </table:table-cell>
          <table:table-cell office:value-type="string">
            <text:p>GC</text:p>
          </table:table-cell>
          <table:table-cell office:value-type="string">
            <text:p>926937K-&gt;720168K</text:p>
          </table:table-cell>
          <table:table-cell office:value-type="string">
            <text:p>1502272K</text:p>
          </table:table-cell>
          <table:table-cell office:value-type="float" office:value="0.187837">
            <text:p>0.18783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2.189">
            <text:p>392.189</text:p>
          </table:table-cell>
          <table:table-cell office:value-type="string">
            <text:p>GC</text:p>
          </table:table-cell>
          <table:table-cell office:value-type="string">
            <text:p>924648K-&gt;729000K</text:p>
          </table:table-cell>
          <table:table-cell office:value-type="string">
            <text:p>1502272K</text:p>
          </table:table-cell>
          <table:table-cell office:value-type="float" office:value="0.325853">
            <text:p>0.3258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2.844">
            <text:p>392.844</text:p>
          </table:table-cell>
          <table:table-cell office:value-type="string">
            <text:p>GC</text:p>
          </table:table-cell>
          <table:table-cell office:value-type="string">
            <text:p>933480K-&gt;731349K</text:p>
          </table:table-cell>
          <table:table-cell office:value-type="string">
            <text:p>1502272K</text:p>
          </table:table-cell>
          <table:table-cell office:value-type="float" office:value="0.303265">
            <text:p>0.30326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3.526">
            <text:p>393.526</text:p>
          </table:table-cell>
          <table:table-cell office:value-type="string">
            <text:p>GC</text:p>
          </table:table-cell>
          <table:table-cell office:value-type="string">
            <text:p>935829K-&gt;735060K</text:p>
          </table:table-cell>
          <table:table-cell office:value-type="string">
            <text:p>1502272K</text:p>
          </table:table-cell>
          <table:table-cell office:value-type="float" office:value="0.206621">
            <text:p>0.20662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4.134">
            <text:p>394.134</text:p>
          </table:table-cell>
          <table:table-cell office:value-type="string">
            <text:p>GC</text:p>
          </table:table-cell>
          <table:table-cell office:value-type="string">
            <text:p>939540K-&gt;745157K</text:p>
          </table:table-cell>
          <table:table-cell office:value-type="string">
            <text:p>1502272K</text:p>
          </table:table-cell>
          <table:table-cell office:value-type="float" office:value="0.401851">
            <text:p>0.40185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4.855">
            <text:p>394.855</text:p>
          </table:table-cell>
          <table:table-cell office:value-type="string">
            <text:p>GC</text:p>
          </table:table-cell>
          <table:table-cell office:value-type="string">
            <text:p>949637K-&gt;749490K</text:p>
          </table:table-cell>
          <table:table-cell office:value-type="string">
            <text:p>1502272K</text:p>
          </table:table-cell>
          <table:table-cell office:value-type="float" office:value="0.299558">
            <text:p>0.29955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5.494">
            <text:p>395.494</text:p>
          </table:table-cell>
          <table:table-cell office:value-type="string">
            <text:p>GC</text:p>
          </table:table-cell>
          <table:table-cell office:value-type="string">
            <text:p>953970K-&gt;749949K</text:p>
          </table:table-cell>
          <table:table-cell office:value-type="string">
            <text:p>1502272K</text:p>
          </table:table-cell>
          <table:table-cell office:value-type="float" office:value="0.277051">
            <text:p>0.27705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6.126">
            <text:p>396.126</text:p>
          </table:table-cell>
          <table:table-cell office:value-type="string">
            <text:p>GC</text:p>
          </table:table-cell>
          <table:table-cell office:value-type="string">
            <text:p>954429K-&gt;749333K</text:p>
          </table:table-cell>
          <table:table-cell office:value-type="string">
            <text:p>1502272K</text:p>
          </table:table-cell>
          <table:table-cell office:value-type="float" office:value="0.193569">
            <text:p>0.19356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6.699">
            <text:p>396.699</text:p>
          </table:table-cell>
          <table:table-cell office:value-type="string">
            <text:p>GC</text:p>
          </table:table-cell>
          <table:table-cell office:value-type="string">
            <text:p>953813K-&gt;746158K</text:p>
          </table:table-cell>
          <table:table-cell office:value-type="string">
            <text:p>1502272K</text:p>
          </table:table-cell>
          <table:table-cell office:value-type="float" office:value="0.160682">
            <text:p>0.16068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7.244">
            <text:p>397.244</text:p>
          </table:table-cell>
          <table:table-cell office:value-type="string">
            <text:p>GC</text:p>
          </table:table-cell>
          <table:table-cell office:value-type="string">
            <text:p>950638K-&gt;741962K</text:p>
          </table:table-cell>
          <table:table-cell office:value-type="string">
            <text:p>1502272K</text:p>
          </table:table-cell>
          <table:table-cell office:value-type="float" office:value="0.116717">
            <text:p>0.1167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7.701">
            <text:p>397.701</text:p>
          </table:table-cell>
          <table:table-cell office:value-type="string">
            <text:p>GC</text:p>
          </table:table-cell>
          <table:table-cell office:value-type="string">
            <text:p>946442K-&gt;749977K</text:p>
          </table:table-cell>
          <table:table-cell office:value-type="string">
            <text:p>1502272K</text:p>
          </table:table-cell>
          <table:table-cell office:value-type="float" office:value="0.238912">
            <text:p>0.2389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8.306">
            <text:p>398.306</text:p>
          </table:table-cell>
          <table:table-cell office:value-type="string">
            <text:p>GC</text:p>
          </table:table-cell>
          <table:table-cell office:value-type="string">
            <text:p>954457K-&gt;749995K</text:p>
          </table:table-cell>
          <table:table-cell office:value-type="string">
            <text:p>1502272K</text:p>
          </table:table-cell>
          <table:table-cell office:value-type="float" office:value="0.221901">
            <text:p>0.2219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8.861">
            <text:p>398.861</text:p>
          </table:table-cell>
          <table:table-cell office:value-type="string">
            <text:p>GC</text:p>
          </table:table-cell>
          <table:table-cell office:value-type="string">
            <text:p>954475K-&gt;757073K</text:p>
          </table:table-cell>
          <table:table-cell office:value-type="string">
            <text:p>1502272K</text:p>
          </table:table-cell>
          <table:table-cell office:value-type="float" office:value="0.394091">
            <text:p>0.39409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9.63">
            <text:p>399.63</text:p>
          </table:table-cell>
          <table:table-cell office:value-type="string">
            <text:p>GC</text:p>
          </table:table-cell>
          <table:table-cell office:value-type="string">
            <text:p>961553K-&gt;754635K</text:p>
          </table:table-cell>
          <table:table-cell office:value-type="string">
            <text:p>1502272K</text:p>
          </table:table-cell>
          <table:table-cell office:value-type="float" office:value="0.11998">
            <text:p>0.1199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table:formula="of:=[.B465]" office:value-type="float" office:value="399.63">
            <text:p>399.63</text:p>
          </table:table-cell>
          <table:table-cell table:number-columns-repeated="1022"/>
        </table:table-row>
        <table:table-row table:style-name="ro1">
          <table:table-cell office:value-type="string">
            <text:p>sum</text:p>
          </table:table-cell>
          <table:table-cell table:number-columns-repeated="4"/>
          <table:table-cell table:formula="of:=SUM([.F3:.F465])" office:value-type="float" office:value="222.229574">
            <text:p>222.229574</text:p>
          </table:table-cell>
          <table:table-cell table:number-columns-repeated="1018"/>
        </table:table-row>
        <table:table-row table:style-name="ro1">
          <table:table-cell office:value-type="string">
            <text:p>avg</text:p>
          </table:table-cell>
          <table:table-cell table:number-columns-repeated="4"/>
          <table:table-cell table:formula="of:=AVERAGE([.F3:.F465])" office:value-type="float" office:value="0.479977481641468">
            <text:p>0.4799774816</text:p>
          </table:table-cell>
          <table:table-cell table:number-columns-repeated="1018"/>
        </table:table-row>
        <table:table-row table:style-name="ro2">
          <table:table-cell office:value-type="string">
            <text:p>count</text:p>
          </table:table-cell>
          <table:table-cell office:value-type="string">
            <text:p>gc</text:p>
          </table:table-cell>
          <table:table-cell table:formula="of:=[.F471]-[.C472]" office:value-type="float" office:value="453">
            <text:p>453</text:p>
          </table:table-cell>
          <table:table-cell table:number-columns-repeated="2"/>
          <table:table-cell table:formula="of:=COUNT([.F3:.F465])" office:value-type="float" office:value="463">
            <text:p>46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ull</text:p>
          </table:table-cell>
          <table:table-cell table:style-name="ce2" table:formula="of:=COUNTA([.C75];[.C110];[.C152];[.C194];[.C234];[.C274];[.C313];[.C352];[.C390];[.C432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0481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1016" table:default-cell-style-name="Default"/>
        <table:table-row table:style-name="ro1">
          <table:table-cell table:number-columns-repeated="2"/>
          <table:table-cell office:value-type="string">
            <text:p>G1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float" office:value="0.726">
            <text:p>0.726</text:p>
          </table:table-cell>
          <table:table-cell office:value-type="string">
            <text:p>GC</text:p>
          </table:table-cell>
          <table:table-cell office:value-type="string">
            <text:p>51M-&gt;48M(188M)</text:p>
          </table:table-cell>
          <table:table-cell office:value-type="float" office:value="0.185788">
            <text:p>0.18578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.115">
            <text:p>1.115</text:p>
          </table:table-cell>
          <table:table-cell office:value-type="string">
            <text:p>GC</text:p>
          </table:table-cell>
          <table:table-cell office:value-type="string">
            <text:p>82M-&gt;75M(376M)</text:p>
          </table:table-cell>
          <table:table-cell office:value-type="float" office:value="0.279171">
            <text:p>0.27917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.688">
            <text:p>1.688</text:p>
          </table:table-cell>
          <table:table-cell office:value-type="string">
            <text:p>GC</text:p>
          </table:table-cell>
          <table:table-cell office:value-type="string">
            <text:p>145M-&gt;129M(600M)</text:p>
          </table:table-cell>
          <table:table-cell office:value-type="float" office:value="0.392807">
            <text:p>0.3928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.421">
            <text:p>2.421</text:p>
          </table:table-cell>
          <table:table-cell office:value-type="string">
            <text:p>GC</text:p>
          </table:table-cell>
          <table:table-cell office:value-type="string">
            <text:p>256M-&gt;232M(779M)</text:p>
          </table:table-cell>
          <table:table-cell office:value-type="float" office:value="1.328306">
            <text:p>1.32830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.684">
            <text:p>4.684</text:p>
          </table:table-cell>
          <table:table-cell office:value-type="string">
            <text:p>GC</text:p>
          </table:table-cell>
          <table:table-cell office:value-type="string">
            <text:p>398M-&gt;366M(922M)</text:p>
          </table:table-cell>
          <table:table-cell office:value-type="float" office:value="1.337175">
            <text:p>1.33717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.305">
            <text:p>7.305</text:p>
          </table:table-cell>
          <table:table-cell office:value-type="string">
            <text:p>GC</text:p>
          </table:table-cell>
          <table:table-cell office:value-type="string">
            <text:p>569M-&gt;531M(1036M)</text:p>
          </table:table-cell>
          <table:table-cell office:value-type="float" office:value="1.707688">
            <text:p>1.70768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.093">
            <text:p>10.093</text:p>
          </table:table-cell>
          <table:table-cell office:value-type="string">
            <text:p>GC</text:p>
          </table:table-cell>
          <table:table-cell office:value-type="string">
            <text:p>715M-&gt;674M(1128M)</text:p>
          </table:table-cell>
          <table:table-cell office:value-type="float" office:value="2.274626">
            <text:p>2.27462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.144">
            <text:p>14.144</text:p>
          </table:table-cell>
          <table:table-cell office:value-type="string">
            <text:p>GC</text:p>
          </table:table-cell>
          <table:table-cell office:value-type="string">
            <text:p>873M-&gt;683M(1201M)</text:p>
          </table:table-cell>
          <table:table-cell office:value-type="float" office:value="0.623854">
            <text:p>0.6238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.759">
            <text:p>15.759</text:p>
          </table:table-cell>
          <table:table-cell office:value-type="string">
            <text:p>GC</text:p>
          </table:table-cell>
          <table:table-cell office:value-type="string">
            <text:p>913M-&gt;701M(1260M)</text:p>
          </table:table-cell>
          <table:table-cell office:value-type="float" office:value="0.238762">
            <text:p>0.23876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.557">
            <text:p>17.557</text:p>
          </table:table-cell>
          <table:table-cell office:value-type="string">
            <text:p>GC</text:p>
          </table:table-cell>
          <table:table-cell office:value-type="string">
            <text:p>926M-&gt;716M(1307M)</text:p>
          </table:table-cell>
          <table:table-cell office:value-type="float" office:value="0.283407">
            <text:p>0.2834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.489">
            <text:p>18.489</text:p>
          </table:table-cell>
          <table:table-cell office:value-type="string">
            <text:p>GC</text:p>
          </table:table-cell>
          <table:table-cell office:value-type="string">
            <text:p>945M-&gt;726M(1344M)</text:p>
          </table:table-cell>
          <table:table-cell office:value-type="float" office:value="0.305208">
            <text:p>0.30520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.427">
            <text:p>19.427</text:p>
          </table:table-cell>
          <table:table-cell office:value-type="string">
            <text:p>GC</text:p>
          </table:table-cell>
          <table:table-cell office:value-type="string">
            <text:p>961M-&gt;704M(1374M)</text:p>
          </table:table-cell>
          <table:table-cell office:value-type="float" office:value="0.116474">
            <text:p>0.1164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.183">
            <text:p>20.183</text:p>
          </table:table-cell>
          <table:table-cell office:value-type="string">
            <text:p>GC</text:p>
          </table:table-cell>
          <table:table-cell office:value-type="string">
            <text:p>966M-&gt;730M(1398M)</text:p>
          </table:table-cell>
          <table:table-cell office:value-type="float" office:value="0.263264">
            <text:p>0.26326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.065">
            <text:p>21.065</text:p>
          </table:table-cell>
          <table:table-cell office:value-type="string">
            <text:p>GC</text:p>
          </table:table-cell>
          <table:table-cell office:value-type="string">
            <text:p>974M-&gt;708M(1417M)</text:p>
          </table:table-cell>
          <table:table-cell office:value-type="float" office:value="0.150773">
            <text:p>0.15077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.766">
            <text:p>21.766</text:p>
          </table:table-cell>
          <table:table-cell office:value-type="string">
            <text:p>GC</text:p>
          </table:table-cell>
          <table:table-cell office:value-type="string">
            <text:p>977M-&gt;722M(1432M)</text:p>
          </table:table-cell>
          <table:table-cell office:value-type="float" office:value="0.194071">
            <text:p>0.19407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2.633">
            <text:p>22.633</text:p>
          </table:table-cell>
          <table:table-cell office:value-type="string">
            <text:p>GC</text:p>
          </table:table-cell>
          <table:table-cell office:value-type="string">
            <text:p>980M-&gt;727M(1444M)</text:p>
          </table:table-cell>
          <table:table-cell office:value-type="float" office:value="0.224554">
            <text:p>0.2245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.559">
            <text:p>23.559</text:p>
          </table:table-cell>
          <table:table-cell office:value-type="string">
            <text:p>GC</text:p>
          </table:table-cell>
          <table:table-cell office:value-type="string">
            <text:p>982M-&gt;713M(1454M)</text:p>
          </table:table-cell>
          <table:table-cell office:value-type="float" office:value="0.219198">
            <text:p>0.21919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.451">
            <text:p>24.451</text:p>
          </table:table-cell>
          <table:table-cell office:value-type="string">
            <text:p>GC</text:p>
          </table:table-cell>
          <table:table-cell office:value-type="string">
            <text:p>985M-&gt;711M(1462M)</text:p>
          </table:table-cell>
          <table:table-cell office:value-type="float" office:value="0.147769">
            <text:p>0.14776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.375">
            <text:p>25.375</text:p>
          </table:table-cell>
          <table:table-cell office:value-type="string">
            <text:p>GC</text:p>
          </table:table-cell>
          <table:table-cell office:value-type="string">
            <text:p>987M-&gt;712M(1468M)</text:p>
          </table:table-cell>
          <table:table-cell office:value-type="float" office:value="0.167318">
            <text:p>0.16731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.916">
            <text:p>26.916</text:p>
          </table:table-cell>
          <table:table-cell office:value-type="string">
            <text:p>GC</text:p>
          </table:table-cell>
          <table:table-cell office:value-type="string">
            <text:p>987M-&gt;713M(1473M)</text:p>
          </table:table-cell>
          <table:table-cell office:value-type="float" office:value="0.235391">
            <text:p>0.23539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.217">
            <text:p>28.217</text:p>
          </table:table-cell>
          <table:table-cell office:value-type="string">
            <text:p>GC</text:p>
          </table:table-cell>
          <table:table-cell office:value-type="string">
            <text:p>989M-&gt;732M(1477M)</text:p>
          </table:table-cell>
          <table:table-cell office:value-type="float" office:value="0.381563">
            <text:p>0.38156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.654">
            <text:p>29.654</text:p>
          </table:table-cell>
          <table:table-cell office:value-type="string">
            <text:p>GC</text:p>
          </table:table-cell>
          <table:table-cell office:value-type="string">
            <text:p>990M-&gt;701M(1480M)</text:p>
          </table:table-cell>
          <table:table-cell office:value-type="float" office:value="0.116642">
            <text:p>0.11664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.725">
            <text:p>30.725</text:p>
          </table:table-cell>
          <table:table-cell office:value-type="string">
            <text:p>GC</text:p>
          </table:table-cell>
          <table:table-cell office:value-type="string">
            <text:p>990M-&gt;713M(1483M)</text:p>
          </table:table-cell>
          <table:table-cell office:value-type="float" office:value="0.237093">
            <text:p>0.23709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2.056">
            <text:p>32.056</text:p>
          </table:table-cell>
          <table:table-cell office:value-type="string">
            <text:p>GC</text:p>
          </table:table-cell>
          <table:table-cell office:value-type="string">
            <text:p>991M-&gt;716M(1485M)</text:p>
          </table:table-cell>
          <table:table-cell office:value-type="float" office:value="0.247551">
            <text:p>0.2475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3.365">
            <text:p>33.365</text:p>
          </table:table-cell>
          <table:table-cell office:value-type="string">
            <text:p>GC</text:p>
          </table:table-cell>
          <table:table-cell office:value-type="string">
            <text:p>992M-&gt;735M(1487M)</text:p>
          </table:table-cell>
          <table:table-cell office:value-type="float" office:value="0.443367">
            <text:p>0.44336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4.717">
            <text:p>34.717</text:p>
          </table:table-cell>
          <table:table-cell office:value-type="string">
            <text:p>GC</text:p>
          </table:table-cell>
          <table:table-cell office:value-type="string">
            <text:p>994M-&gt;725M(1488M)</text:p>
          </table:table-cell>
          <table:table-cell office:value-type="float" office:value="0.34818">
            <text:p>0.3481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6.131">
            <text:p>36.131</text:p>
          </table:table-cell>
          <table:table-cell office:value-type="string">
            <text:p>GC</text:p>
          </table:table-cell>
          <table:table-cell office:value-type="string">
            <text:p>994M-&gt;721M(1489M)</text:p>
          </table:table-cell>
          <table:table-cell office:value-type="float" office:value="0.263206">
            <text:p>0.26320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7.408">
            <text:p>37.408</text:p>
          </table:table-cell>
          <table:table-cell office:value-type="string">
            <text:p>GC</text:p>
          </table:table-cell>
          <table:table-cell office:value-type="string">
            <text:p>994M-&gt;720M(1490M)</text:p>
          </table:table-cell>
          <table:table-cell office:value-type="float" office:value="0.297279">
            <text:p>0.29727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8.673">
            <text:p>38.673</text:p>
          </table:table-cell>
          <table:table-cell office:value-type="string">
            <text:p>GC</text:p>
          </table:table-cell>
          <table:table-cell office:value-type="string">
            <text:p>995M-&gt;738M(1491M)</text:p>
          </table:table-cell>
          <table:table-cell office:value-type="float" office:value="0.448425">
            <text:p>0.44842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.16">
            <text:p>40.16</text:p>
          </table:table-cell>
          <table:table-cell office:value-type="string">
            <text:p>GC</text:p>
          </table:table-cell>
          <table:table-cell office:value-type="string">
            <text:p>998M-&gt;730M(1492M)</text:p>
          </table:table-cell>
          <table:table-cell office:value-type="float" office:value="0.272908">
            <text:p>0.272908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40.798">
            <text:p>40.798</text:p>
          </table:table-cell>
          <table:table-cell table:style-name="ce1" office:value-type="string">
            <text:p>GC</text:p>
          </table:table-cell>
          <table:table-cell table:style-name="ce1"/>
          <table:table-cell table:style-name="ce1" office:value-type="float" office:value="28.279797">
            <text:p>28.279797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40.801">
            <text:p>40.801</text:p>
          </table:table-cell>
          <table:table-cell office:value-type="string">
            <text:p>GC</text:p>
          </table:table-cell>
          <table:table-cell/>
          <table:table-cell office:value-type="float" office:value="0.022483">
            <text:p>0.02248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.849">
            <text:p>40.849</text:p>
          </table:table-cell>
          <table:table-cell office:value-type="string">
            <text:p>GC</text:p>
          </table:table-cell>
          <table:table-cell office:value-type="string">
            <text:p>841M-&gt;787M(1492M)</text:p>
          </table:table-cell>
          <table:table-cell office:value-type="float" office:value="0.013301">
            <text:p>0.01330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.397">
            <text:p>41.397</text:p>
          </table:table-cell>
          <table:table-cell office:value-type="string">
            <text:p>GC</text:p>
          </table:table-cell>
          <table:table-cell office:value-type="string">
            <text:p>943M-&gt;670M(1492M)</text:p>
          </table:table-cell>
          <table:table-cell office:value-type="float" office:value="0.274688">
            <text:p>0.27468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.469">
            <text:p>42.469</text:p>
          </table:table-cell>
          <table:table-cell office:value-type="string">
            <text:p>GC</text:p>
          </table:table-cell>
          <table:table-cell office:value-type="string">
            <text:p>943M-&gt;669M(1492M)</text:p>
          </table:table-cell>
          <table:table-cell office:value-type="float" office:value="0.226518">
            <text:p>0.22651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3.572">
            <text:p>43.572</text:p>
          </table:table-cell>
          <table:table-cell office:value-type="string">
            <text:p>GC</text:p>
          </table:table-cell>
          <table:table-cell office:value-type="string">
            <text:p>943M-&gt;687M(1492M)</text:p>
          </table:table-cell>
          <table:table-cell office:value-type="float" office:value="0.359865">
            <text:p>0.35986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.692">
            <text:p>44.692</text:p>
          </table:table-cell>
          <table:table-cell office:value-type="string">
            <text:p>GC</text:p>
          </table:table-cell>
          <table:table-cell office:value-type="string">
            <text:p>947M-&gt;818M(1492M)</text:p>
          </table:table-cell>
          <table:table-cell office:value-type="float" office:value="1.793373">
            <text:p>1.79337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.27">
            <text:p>47.27</text:p>
          </table:table-cell>
          <table:table-cell office:value-type="string">
            <text:p>GC</text:p>
          </table:table-cell>
          <table:table-cell office:value-type="string">
            <text:p>1078M-&gt;1006M(1492M)</text:p>
          </table:table-cell>
          <table:table-cell office:value-type="float" office:value="2.885174">
            <text:p>2.8851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1.044">
            <text:p>51.044</text:p>
          </table:table-cell>
          <table:table-cell office:value-type="string">
            <text:p>GC</text:p>
          </table:table-cell>
          <table:table-cell office:value-type="string">
            <text:p>1266M-&gt;1155M(1492M)</text:p>
          </table:table-cell>
          <table:table-cell office:value-type="float" office:value="2.631434">
            <text:p>2.63143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4.521">
            <text:p>54.521</text:p>
          </table:table-cell>
          <table:table-cell office:value-type="string">
            <text:p>GC</text:p>
          </table:table-cell>
          <table:table-cell office:value-type="string">
            <text:p>1415M-&gt;1248M(1492M)</text:p>
          </table:table-cell>
          <table:table-cell office:value-type="float" office:value="2.424792">
            <text:p>2.42479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8.15">
            <text:p>58.15</text:p>
          </table:table-cell>
          <table:table-cell office:value-type="string">
            <text:p>GC</text:p>
          </table:table-cell>
          <table:table-cell office:value-type="string">
            <text:p>1491M-&gt;1288M(1492M)</text:p>
          </table:table-cell>
          <table:table-cell office:value-type="float" office:value="3.679859">
            <text:p>3.6798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3.119">
            <text:p>63.119</text:p>
          </table:table-cell>
          <table:table-cell office:value-type="string">
            <text:p>GC</text:p>
          </table:table-cell>
          <table:table-cell office:value-type="string">
            <text:p>1491M-&gt;1357M(1492M)</text:p>
          </table:table-cell>
          <table:table-cell office:value-type="float" office:value="2.64603">
            <text:p>2.6460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.564">
            <text:p>66.564</text:p>
          </table:table-cell>
          <table:table-cell office:value-type="string">
            <text:p>GC</text:p>
          </table:table-cell>
          <table:table-cell office:value-type="string">
            <text:p>1491M-&gt;1395M(1492M)</text:p>
          </table:table-cell>
          <table:table-cell office:value-type="float" office:value="1.211919">
            <text:p>1.2119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.097">
            <text:p>68.097</text:p>
          </table:table-cell>
          <table:table-cell office:value-type="string">
            <text:p>GC</text:p>
          </table:table-cell>
          <table:table-cell office:value-type="string">
            <text:p>1491M-&gt;1453M(1492M)</text:p>
          </table:table-cell>
          <table:table-cell office:value-type="float" office:value="2.572488">
            <text:p>2.57248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1.084">
            <text:p>71.084</text:p>
          </table:table-cell>
          <table:table-cell office:value-type="string">
            <text:p>GC</text:p>
          </table:table-cell>
          <table:table-cell office:value-type="string">
            <text:p>1491M-&gt;1480M(1492M)</text:p>
          </table:table-cell>
          <table:table-cell office:value-type="float" office:value="1.149761">
            <text:p>1.14976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2.293">
            <text:p>72.293</text:p>
          </table:table-cell>
          <table:table-cell office:value-type="string">
            <text:p>GC</text:p>
          </table:table-cell>
          <table:table-cell office:value-type="string">
            <text:p>1491M-&gt;1491M(1492M)</text:p>
          </table:table-cell>
          <table:table-cell office:value-type="float" office:value="0.61037">
            <text:p>0.6103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2.933">
            <text:p>72.933</text:p>
          </table:table-cell>
          <table:table-cell office:value-type="string">
            <text:p>GC</text:p>
          </table:table-cell>
          <table:table-cell office:value-type="string">
            <text:p>1491M-&gt;1491M(1492M)</text:p>
          </table:table-cell>
          <table:table-cell office:value-type="float" office:value="0.043828">
            <text:p>0.043828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72.981">
            <text:p>72.981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1491M-&gt;608M(1492M)</text:p>
          </table:table-cell>
          <table:table-cell table:style-name="ce1" office:value-type="float" office:value="5.8439">
            <text:p>5.8439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79.782">
            <text:p>79.782</text:p>
          </table:table-cell>
          <table:table-cell office:value-type="string">
            <text:p>GC</text:p>
          </table:table-cell>
          <table:table-cell office:value-type="string">
            <text:p>906M-&gt;632M(1492M)</text:p>
          </table:table-cell>
          <table:table-cell office:value-type="float" office:value="0.220969">
            <text:p>0.22096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0.681">
            <text:p>80.681</text:p>
          </table:table-cell>
          <table:table-cell office:value-type="string">
            <text:p>GC</text:p>
          </table:table-cell>
          <table:table-cell office:value-type="string">
            <text:p>906M-&gt;632M(1492M)</text:p>
          </table:table-cell>
          <table:table-cell office:value-type="float" office:value="0.232678">
            <text:p>0.23267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1.659">
            <text:p>81.659</text:p>
          </table:table-cell>
          <table:table-cell office:value-type="string">
            <text:p>GC</text:p>
          </table:table-cell>
          <table:table-cell office:value-type="string">
            <text:p>906M-&gt;632M(1492M)</text:p>
          </table:table-cell>
          <table:table-cell office:value-type="float" office:value="0.219814">
            <text:p>0.21981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2.607">
            <text:p>82.607</text:p>
          </table:table-cell>
          <table:table-cell office:value-type="string">
            <text:p>GC</text:p>
          </table:table-cell>
          <table:table-cell office:value-type="string">
            <text:p>906M-&gt;632M(1492M)</text:p>
          </table:table-cell>
          <table:table-cell office:value-type="float" office:value="0.239426">
            <text:p>0.23942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3.666">
            <text:p>83.666</text:p>
          </table:table-cell>
          <table:table-cell office:value-type="string">
            <text:p>GC</text:p>
          </table:table-cell>
          <table:table-cell office:value-type="string">
            <text:p>906M-&gt;614M(1492M)</text:p>
          </table:table-cell>
          <table:table-cell office:value-type="float" office:value="0.087342">
            <text:p>0.08734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4.487">
            <text:p>84.487</text:p>
          </table:table-cell>
          <table:table-cell office:value-type="string">
            <text:p>GC</text:p>
          </table:table-cell>
          <table:table-cell office:value-type="string">
            <text:p>906M-&gt;628M(1492M)</text:p>
          </table:table-cell>
          <table:table-cell office:value-type="float" office:value="0.247517">
            <text:p>0.2475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5.477">
            <text:p>85.477</text:p>
          </table:table-cell>
          <table:table-cell office:value-type="string">
            <text:p>GC</text:p>
          </table:table-cell>
          <table:table-cell office:value-type="string">
            <text:p>906M-&gt;648M(1492M)</text:p>
          </table:table-cell>
          <table:table-cell office:value-type="float" office:value="0.351671">
            <text:p>0.35167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6.686">
            <text:p>86.686</text:p>
          </table:table-cell>
          <table:table-cell office:value-type="string">
            <text:p>GC</text:p>
          </table:table-cell>
          <table:table-cell office:value-type="string">
            <text:p>908M-&gt;639M(1492M)</text:p>
          </table:table-cell>
          <table:table-cell office:value-type="float" office:value="0.295655">
            <text:p>0.29565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7.797">
            <text:p>87.797</text:p>
          </table:table-cell>
          <table:table-cell office:value-type="string">
            <text:p>GC</text:p>
          </table:table-cell>
          <table:table-cell office:value-type="string">
            <text:p>908M-&gt;635M(1492M)</text:p>
          </table:table-cell>
          <table:table-cell office:value-type="float" office:value="0.264393">
            <text:p>0.26439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8.963">
            <text:p>88.963</text:p>
          </table:table-cell>
          <table:table-cell office:value-type="string">
            <text:p>GC</text:p>
          </table:table-cell>
          <table:table-cell office:value-type="string">
            <text:p>908M-&gt;652M(1492M)</text:p>
          </table:table-cell>
          <table:table-cell office:value-type="float" office:value="0.38091">
            <text:p>0.3809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0.032">
            <text:p>90.032</text:p>
          </table:table-cell>
          <table:table-cell office:value-type="string">
            <text:p>GC</text:p>
          </table:table-cell>
          <table:table-cell office:value-type="string">
            <text:p>912M-&gt;626M(1492M)</text:p>
          </table:table-cell>
          <table:table-cell office:value-type="float" office:value="0.186135">
            <text:p>0.18613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0.952">
            <text:p>90.952</text:p>
          </table:table-cell>
          <table:table-cell office:value-type="string">
            <text:p>GC</text:p>
          </table:table-cell>
          <table:table-cell office:value-type="string">
            <text:p>911M-&gt;635M(1492M)</text:p>
          </table:table-cell>
          <table:table-cell office:value-type="float" office:value="0.291677">
            <text:p>0.29167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2.016">
            <text:p>92.016</text:p>
          </table:table-cell>
          <table:table-cell office:value-type="string">
            <text:p>GC</text:p>
          </table:table-cell>
          <table:table-cell office:value-type="string">
            <text:p>912M-&gt;637M(1492M)</text:p>
          </table:table-cell>
          <table:table-cell office:value-type="float" office:value="0.228978">
            <text:p>0.22897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2.997">
            <text:p>92.997</text:p>
          </table:table-cell>
          <table:table-cell office:value-type="string">
            <text:p>GC</text:p>
          </table:table-cell>
          <table:table-cell office:value-type="string">
            <text:p>912M-&gt;620M(1492M)</text:p>
          </table:table-cell>
          <table:table-cell office:value-type="float" office:value="0.112245">
            <text:p>0.11224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3.801">
            <text:p>93.801</text:p>
          </table:table-cell>
          <table:table-cell office:value-type="string">
            <text:p>GC</text:p>
          </table:table-cell>
          <table:table-cell office:value-type="string">
            <text:p>912M-&gt;651M(1492M)</text:p>
          </table:table-cell>
          <table:table-cell office:value-type="float" office:value="0.39535">
            <text:p>0.3953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4.921">
            <text:p>94.921</text:p>
          </table:table-cell>
          <table:table-cell office:value-type="string">
            <text:p>GC</text:p>
          </table:table-cell>
          <table:table-cell office:value-type="string">
            <text:p>911M-&gt;658M(1492M)</text:p>
          </table:table-cell>
          <table:table-cell office:value-type="float" office:value="0.483373">
            <text:p>0.48337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6.21">
            <text:p>96.21</text:p>
          </table:table-cell>
          <table:table-cell office:value-type="string">
            <text:p>GC</text:p>
          </table:table-cell>
          <table:table-cell office:value-type="string">
            <text:p>918M-&gt;635M(1492M)</text:p>
          </table:table-cell>
          <table:table-cell office:value-type="float" office:value="0.171656">
            <text:p>0.17165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7.141">
            <text:p>97.141</text:p>
          </table:table-cell>
          <table:table-cell office:value-type="string">
            <text:p>GC</text:p>
          </table:table-cell>
          <table:table-cell office:value-type="string">
            <text:p>917M-&gt;641M(1492M)</text:p>
          </table:table-cell>
          <table:table-cell office:value-type="float" office:value="0.194419">
            <text:p>0.1944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8.02">
            <text:p>98.02</text:p>
          </table:table-cell>
          <table:table-cell office:value-type="string">
            <text:p>GC</text:p>
          </table:table-cell>
          <table:table-cell office:value-type="string">
            <text:p>917M-&gt;643M(1492M)</text:p>
          </table:table-cell>
          <table:table-cell office:value-type="float" office:value="0.247586">
            <text:p>0.24758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9.058">
            <text:p>99.058</text:p>
          </table:table-cell>
          <table:table-cell office:value-type="string">
            <text:p>GC</text:p>
          </table:table-cell>
          <table:table-cell office:value-type="string">
            <text:p>918M-&gt;661M(1492M)</text:p>
          </table:table-cell>
          <table:table-cell office:value-type="float" office:value="0.329906">
            <text:p>0.32990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0.121">
            <text:p>100.121</text:p>
          </table:table-cell>
          <table:table-cell office:value-type="string">
            <text:p>GC</text:p>
          </table:table-cell>
          <table:table-cell office:value-type="string">
            <text:p>921M-&gt;671M(1492M)</text:p>
          </table:table-cell>
          <table:table-cell office:value-type="float" office:value="0.411516">
            <text:p>0.41151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1.294">
            <text:p>101.294</text:p>
          </table:table-cell>
          <table:table-cell office:value-type="string">
            <text:p>GC</text:p>
          </table:table-cell>
          <table:table-cell office:value-type="string">
            <text:p>931M-&gt;820M(1492M)</text:p>
          </table:table-cell>
          <table:table-cell office:value-type="float" office:value="1.592129">
            <text:p>1.59212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4.284">
            <text:p>104.284</text:p>
          </table:table-cell>
          <table:table-cell office:value-type="string">
            <text:p>GC</text:p>
          </table:table-cell>
          <table:table-cell office:value-type="string">
            <text:p>1080M-&gt;985M(1492M)</text:p>
          </table:table-cell>
          <table:table-cell office:value-type="float" office:value="2.520813">
            <text:p>2.5208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8.306">
            <text:p>108.306</text:p>
          </table:table-cell>
          <table:table-cell office:value-type="string">
            <text:p>GC</text:p>
          </table:table-cell>
          <table:table-cell office:value-type="string">
            <text:p>1245M-&gt;1116M(1492M)</text:p>
          </table:table-cell>
          <table:table-cell office:value-type="float" office:value="2.620302">
            <text:p>2.6203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2.21">
            <text:p>112.21</text:p>
          </table:table-cell>
          <table:table-cell office:value-type="string">
            <text:p>GC</text:p>
          </table:table-cell>
          <table:table-cell office:value-type="string">
            <text:p>1376M-&gt;1234M(1492M)</text:p>
          </table:table-cell>
          <table:table-cell office:value-type="float" office:value="2.321223">
            <text:p>2.32122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5.599">
            <text:p>115.599</text:p>
          </table:table-cell>
          <table:table-cell office:value-type="string">
            <text:p>GC</text:p>
          </table:table-cell>
          <table:table-cell office:value-type="string">
            <text:p>1490M-&gt;1320M(1492M)</text:p>
          </table:table-cell>
          <table:table-cell office:value-type="float" office:value="4.713203">
            <text:p>4.71320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0.829">
            <text:p>120.829</text:p>
          </table:table-cell>
          <table:table-cell office:value-type="string">
            <text:p>GC</text:p>
          </table:table-cell>
          <table:table-cell office:value-type="string">
            <text:p>1490M-&gt;1365M(1492M)</text:p>
          </table:table-cell>
          <table:table-cell office:value-type="float" office:value="2.320072">
            <text:p>2.32007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3.856">
            <text:p>123.856</text:p>
          </table:table-cell>
          <table:table-cell office:value-type="string">
            <text:p>GC</text:p>
          </table:table-cell>
          <table:table-cell office:value-type="string">
            <text:p>1490M-&gt;1427M(1492M)</text:p>
          </table:table-cell>
          <table:table-cell office:value-type="float" office:value="2.662411">
            <text:p>2.66241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6.916">
            <text:p>126.916</text:p>
          </table:table-cell>
          <table:table-cell office:value-type="string">
            <text:p>GC</text:p>
          </table:table-cell>
          <table:table-cell office:value-type="string">
            <text:p>1490M-&gt;1483M(1492M)</text:p>
          </table:table-cell>
          <table:table-cell office:value-type="float" office:value="2.447323">
            <text:p>2.44732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9.423">
            <text:p>129.423</text:p>
          </table:table-cell>
          <table:table-cell office:value-type="string">
            <text:p>GC</text:p>
          </table:table-cell>
          <table:table-cell office:value-type="string">
            <text:p>1490M-&gt;1490M(1492M)</text:p>
          </table:table-cell>
          <table:table-cell office:value-type="float" office:value="0.540436">
            <text:p>0.54043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9.986">
            <text:p>129.986</text:p>
          </table:table-cell>
          <table:table-cell office:value-type="string">
            <text:p>GC</text:p>
          </table:table-cell>
          <table:table-cell office:value-type="string">
            <text:p>1490M-&gt;1490M(1492M)</text:p>
          </table:table-cell>
          <table:table-cell office:value-type="float" office:value="0.013998">
            <text:p>0.013998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130">
            <text:p>130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1490M-&gt;624M(1492M)</text:p>
          </table:table-cell>
          <table:table-cell table:style-name="ce1" office:value-type="float" office:value="5.867379">
            <text:p>5.867379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136.616">
            <text:p>136.616</text:p>
          </table:table-cell>
          <table:table-cell office:value-type="string">
            <text:p>GC</text:p>
          </table:table-cell>
          <table:table-cell office:value-type="string">
            <text:p>922M-&gt;645M(1492M)</text:p>
          </table:table-cell>
          <table:table-cell office:value-type="float" office:value="0.208593">
            <text:p>0.20859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7.439">
            <text:p>137.439</text:p>
          </table:table-cell>
          <table:table-cell office:value-type="string">
            <text:p>GC</text:p>
          </table:table-cell>
          <table:table-cell office:value-type="string">
            <text:p>921M-&gt;646M(1492M)</text:p>
          </table:table-cell>
          <table:table-cell office:value-type="float" office:value="0.271452">
            <text:p>0.27145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8.368">
            <text:p>138.368</text:p>
          </table:table-cell>
          <table:table-cell office:value-type="string">
            <text:p>GC</text:p>
          </table:table-cell>
          <table:table-cell office:value-type="string">
            <text:p>921M-&gt;647M(1492M)</text:p>
          </table:table-cell>
          <table:table-cell office:value-type="float" office:value="0.382481">
            <text:p>0.38248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9.454">
            <text:p>139.454</text:p>
          </table:table-cell>
          <table:table-cell office:value-type="string">
            <text:p>GC</text:p>
          </table:table-cell>
          <table:table-cell office:value-type="string">
            <text:p>921M-&gt;665M(1492M)</text:p>
          </table:table-cell>
          <table:table-cell office:value-type="float" office:value="0.482009">
            <text:p>0.48200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0.576">
            <text:p>140.576</text:p>
          </table:table-cell>
          <table:table-cell office:value-type="string">
            <text:p>GC</text:p>
          </table:table-cell>
          <table:table-cell office:value-type="string">
            <text:p>925M-&gt;656M(1492M)</text:p>
          </table:table-cell>
          <table:table-cell office:value-type="float" office:value="0.374509">
            <text:p>0.37450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1.662">
            <text:p>141.662</text:p>
          </table:table-cell>
          <table:table-cell office:value-type="string">
            <text:p>GC</text:p>
          </table:table-cell>
          <table:table-cell office:value-type="string">
            <text:p>924M-&gt;652M(1492M)</text:p>
          </table:table-cell>
          <table:table-cell office:value-type="float" office:value="0.219207">
            <text:p>0.2192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2.559">
            <text:p>142.559</text:p>
          </table:table-cell>
          <table:table-cell office:value-type="string">
            <text:p>GC</text:p>
          </table:table-cell>
          <table:table-cell office:value-type="string">
            <text:p>925M-&gt;651M(1492M)</text:p>
          </table:table-cell>
          <table:table-cell office:value-type="float" office:value="0.236167">
            <text:p>0.23616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3.462">
            <text:p>143.462</text:p>
          </table:table-cell>
          <table:table-cell office:value-type="string">
            <text:p>GC</text:p>
          </table:table-cell>
          <table:table-cell office:value-type="string">
            <text:p>924M-&gt;668M(1492M)</text:p>
          </table:table-cell>
          <table:table-cell office:value-type="float" office:value="0.389295">
            <text:p>0.38929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4.5">
            <text:p>144.5</text:p>
          </table:table-cell>
          <table:table-cell office:value-type="string">
            <text:p>GC</text:p>
          </table:table-cell>
          <table:table-cell office:value-type="string">
            <text:p>928M-&gt;642M(1492M)</text:p>
          </table:table-cell>
          <table:table-cell office:value-type="float" office:value="0.180303">
            <text:p>0.18030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5.819">
            <text:p>145.819</text:p>
          </table:table-cell>
          <table:table-cell office:value-type="string">
            <text:p>GC</text:p>
          </table:table-cell>
          <table:table-cell office:value-type="string">
            <text:p>928M-&gt;651M(1492M)</text:p>
          </table:table-cell>
          <table:table-cell office:value-type="float" office:value="0.264934">
            <text:p>0.26493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6.834">
            <text:p>146.834</text:p>
          </table:table-cell>
          <table:table-cell office:value-type="string">
            <text:p>GC</text:p>
          </table:table-cell>
          <table:table-cell office:value-type="string">
            <text:p>927M-&gt;652M(1492M)</text:p>
          </table:table-cell>
          <table:table-cell office:value-type="float" office:value="0.324084">
            <text:p>0.32408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8.039">
            <text:p>148.039</text:p>
          </table:table-cell>
          <table:table-cell office:value-type="string">
            <text:p>GC</text:p>
          </table:table-cell>
          <table:table-cell office:value-type="string">
            <text:p>927M-&gt;653M(1492M)</text:p>
          </table:table-cell>
          <table:table-cell office:value-type="float" office:value="0.25802">
            <text:p>0.258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9.164">
            <text:p>149.164</text:p>
          </table:table-cell>
          <table:table-cell office:value-type="string">
            <text:p>GC</text:p>
          </table:table-cell>
          <table:table-cell office:value-type="string">
            <text:p>928M-&gt;671M(1492M)</text:p>
          </table:table-cell>
          <table:table-cell office:value-type="float" office:value="0.440544">
            <text:p>0.44054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0.429">
            <text:p>150.429</text:p>
          </table:table-cell>
          <table:table-cell office:value-type="string">
            <text:p>GC</text:p>
          </table:table-cell>
          <table:table-cell office:value-type="string">
            <text:p>931M-&gt;663M(1492M)</text:p>
          </table:table-cell>
          <table:table-cell office:value-type="float" office:value="0.394125">
            <text:p>0.39412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1.627">
            <text:p>151.627</text:p>
          </table:table-cell>
          <table:table-cell office:value-type="string">
            <text:p>GC</text:p>
          </table:table-cell>
          <table:table-cell office:value-type="string">
            <text:p>930M-&gt;658M(1492M)</text:p>
          </table:table-cell>
          <table:table-cell office:value-type="float" office:value="0.257832">
            <text:p>0.25783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2.679">
            <text:p>152.679</text:p>
          </table:table-cell>
          <table:table-cell office:value-type="string">
            <text:p>GC</text:p>
          </table:table-cell>
          <table:table-cell office:value-type="string">
            <text:p>931M-&gt;657M(1492M)</text:p>
          </table:table-cell>
          <table:table-cell office:value-type="float" office:value="0.278135">
            <text:p>0.27813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3.737">
            <text:p>153.737</text:p>
          </table:table-cell>
          <table:table-cell office:value-type="string">
            <text:p>GC</text:p>
          </table:table-cell>
          <table:table-cell office:value-type="string">
            <text:p>931M-&gt;657M(1492M)</text:p>
          </table:table-cell>
          <table:table-cell office:value-type="float" office:value="0.25611">
            <text:p>0.2561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4.753">
            <text:p>154.753</text:p>
          </table:table-cell>
          <table:table-cell office:value-type="string">
            <text:p>GC</text:p>
          </table:table-cell>
          <table:table-cell office:value-type="string">
            <text:p>931M-&gt;657M(1492M)</text:p>
          </table:table-cell>
          <table:table-cell office:value-type="float" office:value="0.360819">
            <text:p>0.3608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5.929">
            <text:p>155.929</text:p>
          </table:table-cell>
          <table:table-cell office:value-type="string">
            <text:p>GC</text:p>
          </table:table-cell>
          <table:table-cell office:value-type="string">
            <text:p>931M-&gt;674M(1492M)</text:p>
          </table:table-cell>
          <table:table-cell office:value-type="float" office:value="0.440644">
            <text:p>0.44064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7.074">
            <text:p>157.074</text:p>
          </table:table-cell>
          <table:table-cell office:value-type="string">
            <text:p>GC</text:p>
          </table:table-cell>
          <table:table-cell office:value-type="string">
            <text:p>934M-&gt;701M(1492M)</text:p>
          </table:table-cell>
          <table:table-cell office:value-type="float" office:value="0.610709">
            <text:p>0.61070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8.478">
            <text:p>158.478</text:p>
          </table:table-cell>
          <table:table-cell office:value-type="string">
            <text:p>GC</text:p>
          </table:table-cell>
          <table:table-cell office:value-type="string">
            <text:p>961M-&gt;776M(1492M)</text:p>
          </table:table-cell>
          <table:table-cell office:value-type="float" office:value="1.323781">
            <text:p>1.32378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0.574">
            <text:p>160.574</text:p>
          </table:table-cell>
          <table:table-cell office:value-type="string">
            <text:p>GC</text:p>
          </table:table-cell>
          <table:table-cell office:value-type="string">
            <text:p>1036M-&gt;851M(1492M)</text:p>
          </table:table-cell>
          <table:table-cell office:value-type="float" office:value="1.281335">
            <text:p>1.28133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3.403">
            <text:p>163.403</text:p>
          </table:table-cell>
          <table:table-cell office:value-type="string">
            <text:p>GC</text:p>
          </table:table-cell>
          <table:table-cell office:value-type="string">
            <text:p>1111M-&gt;941M(1492M)</text:p>
          </table:table-cell>
          <table:table-cell office:value-type="float" office:value="1.298603">
            <text:p>1.29860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6.027">
            <text:p>166.027</text:p>
          </table:table-cell>
          <table:table-cell office:value-type="string">
            <text:p>GC</text:p>
          </table:table-cell>
          <table:table-cell office:value-type="string">
            <text:p>1201M-&gt;1000M(1492M)</text:p>
          </table:table-cell>
          <table:table-cell office:value-type="float" office:value="1.038618">
            <text:p>1.03861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8.354">
            <text:p>168.354</text:p>
          </table:table-cell>
          <table:table-cell office:value-type="string">
            <text:p>GC</text:p>
          </table:table-cell>
          <table:table-cell office:value-type="string">
            <text:p>1260M-&gt;1111M(1492M)</text:p>
          </table:table-cell>
          <table:table-cell office:value-type="float" office:value="1.565495">
            <text:p>1.56549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1.541">
            <text:p>171.541</text:p>
          </table:table-cell>
          <table:table-cell office:value-type="string">
            <text:p>GC</text:p>
          </table:table-cell>
          <table:table-cell office:value-type="string">
            <text:p>1371M-&gt;1207M(1492M)</text:p>
          </table:table-cell>
          <table:table-cell office:value-type="float" office:value="1.017037">
            <text:p>1.01703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3.507">
            <text:p>173.507</text:p>
          </table:table-cell>
          <table:table-cell office:value-type="string">
            <text:p>GC</text:p>
          </table:table-cell>
          <table:table-cell office:value-type="string">
            <text:p>1467M-&gt;1366M(1492M)</text:p>
          </table:table-cell>
          <table:table-cell office:value-type="float" office:value="7.454206">
            <text:p>7.45420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1.429">
            <text:p>181.429</text:p>
          </table:table-cell>
          <table:table-cell office:value-type="string">
            <text:p>GC</text:p>
          </table:table-cell>
          <table:table-cell office:value-type="string">
            <text:p>1491M-&gt;1449M(1492M)</text:p>
          </table:table-cell>
          <table:table-cell office:value-type="float" office:value="4.348869">
            <text:p>4.34886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6.09">
            <text:p>186.09</text:p>
          </table:table-cell>
          <table:table-cell office:value-type="string">
            <text:p>GC</text:p>
          </table:table-cell>
          <table:table-cell office:value-type="string">
            <text:p>1491M-&gt;1480M(1492M)</text:p>
          </table:table-cell>
          <table:table-cell office:value-type="float" office:value="1.409784">
            <text:p>1.40978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7.556">
            <text:p>187.556</text:p>
          </table:table-cell>
          <table:table-cell office:value-type="string">
            <text:p>GC</text:p>
          </table:table-cell>
          <table:table-cell office:value-type="string">
            <text:p>1491M-&gt;1491M(1492M)</text:p>
          </table:table-cell>
          <table:table-cell office:value-type="float" office:value="0.63074">
            <text:p>0.630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8.201">
            <text:p>188.201</text:p>
          </table:table-cell>
          <table:table-cell office:value-type="string">
            <text:p>GC</text:p>
          </table:table-cell>
          <table:table-cell office:value-type="string">
            <text:p>1491M-&gt;1491M(1492M)</text:p>
          </table:table-cell>
          <table:table-cell office:value-type="float" office:value="0.040695">
            <text:p>0.040695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188.246">
            <text:p>188.246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1491M-&gt;619M(1492M)</text:p>
          </table:table-cell>
          <table:table-cell table:style-name="ce1" office:value-type="float" office:value="6.276097">
            <text:p>6.276097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195.518">
            <text:p>195.518</text:p>
          </table:table-cell>
          <table:table-cell office:value-type="string">
            <text:p>GC</text:p>
          </table:table-cell>
          <table:table-cell office:value-type="string">
            <text:p>917M-&gt;635M(1492M)</text:p>
          </table:table-cell>
          <table:table-cell office:value-type="float" office:value="0.190396">
            <text:p>0.19039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6.742">
            <text:p>196.742</text:p>
          </table:table-cell>
          <table:table-cell office:value-type="string">
            <text:p>GC</text:p>
          </table:table-cell>
          <table:table-cell office:value-type="string">
            <text:p>916M-&gt;658M(1492M)</text:p>
          </table:table-cell>
          <table:table-cell office:value-type="float" office:value="0.649736">
            <text:p>0.64973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8.224">
            <text:p>198.224</text:p>
          </table:table-cell>
          <table:table-cell office:value-type="string">
            <text:p>GC</text:p>
          </table:table-cell>
          <table:table-cell office:value-type="string">
            <text:p>918M-&gt;648M(1492M)</text:p>
          </table:table-cell>
          <table:table-cell office:value-type="float" office:value="0.308357">
            <text:p>0.30835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9.44">
            <text:p>199.44</text:p>
          </table:table-cell>
          <table:table-cell office:value-type="string">
            <text:p>GC</text:p>
          </table:table-cell>
          <table:table-cell office:value-type="string">
            <text:p>918M-&gt;662M(1492M)</text:p>
          </table:table-cell>
          <table:table-cell office:value-type="float" office:value="0.484944">
            <text:p>0.48494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0.684">
            <text:p>200.684</text:p>
          </table:table-cell>
          <table:table-cell office:value-type="string">
            <text:p>GC</text:p>
          </table:table-cell>
          <table:table-cell office:value-type="string">
            <text:p>922M-&gt;655M(1492M)</text:p>
          </table:table-cell>
          <table:table-cell office:value-type="float" office:value="0.304781">
            <text:p>0.30478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1.758">
            <text:p>201.758</text:p>
          </table:table-cell>
          <table:table-cell office:value-type="string">
            <text:p>GC</text:p>
          </table:table-cell>
          <table:table-cell office:value-type="string">
            <text:p>921M-&gt;649M(1492M)</text:p>
          </table:table-cell>
          <table:table-cell office:value-type="float" office:value="0.267228">
            <text:p>0.26722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2.797">
            <text:p>202.797</text:p>
          </table:table-cell>
          <table:table-cell office:value-type="string">
            <text:p>GC</text:p>
          </table:table-cell>
          <table:table-cell office:value-type="string">
            <text:p>922M-&gt;648M(1492M)</text:p>
          </table:table-cell>
          <table:table-cell office:value-type="float" office:value="0.27557">
            <text:p>0.2755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3.841">
            <text:p>203.841</text:p>
          </table:table-cell>
          <table:table-cell office:value-type="string">
            <text:p>GC</text:p>
          </table:table-cell>
          <table:table-cell office:value-type="string">
            <text:p>922M-&gt;648M(1492M)</text:p>
          </table:table-cell>
          <table:table-cell office:value-type="float" office:value="0.253973">
            <text:p>0.25397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4.837">
            <text:p>204.837</text:p>
          </table:table-cell>
          <table:table-cell office:value-type="string">
            <text:p>GC</text:p>
          </table:table-cell>
          <table:table-cell office:value-type="string">
            <text:p>922M-&gt;648M(1492M)</text:p>
          </table:table-cell>
          <table:table-cell office:value-type="float" office:value="0.305837">
            <text:p>0.30583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6.265">
            <text:p>206.265</text:p>
          </table:table-cell>
          <table:table-cell office:value-type="string">
            <text:p>GC</text:p>
          </table:table-cell>
          <table:table-cell office:value-type="string">
            <text:p>922M-&gt;665M(1492M)</text:p>
          </table:table-cell>
          <table:table-cell office:value-type="float" office:value="0.423804">
            <text:p>0.42380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7.78">
            <text:p>207.78</text:p>
          </table:table-cell>
          <table:table-cell office:value-type="string">
            <text:p>GC</text:p>
          </table:table-cell>
          <table:table-cell office:value-type="string">
            <text:p>925M-&gt;657M(1492M)</text:p>
          </table:table-cell>
          <table:table-cell office:value-type="float" office:value="0.712904">
            <text:p>0.71290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9.43">
            <text:p>209.43</text:p>
          </table:table-cell>
          <table:table-cell office:value-type="string">
            <text:p>GC</text:p>
          </table:table-cell>
          <table:table-cell office:value-type="string">
            <text:p>925M-&gt;652M(1492M)</text:p>
          </table:table-cell>
          <table:table-cell office:value-type="float" office:value="0.268964">
            <text:p>0.26896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0.763">
            <text:p>210.763</text:p>
          </table:table-cell>
          <table:table-cell office:value-type="string">
            <text:p>GC</text:p>
          </table:table-cell>
          <table:table-cell office:value-type="string">
            <text:p>925M-&gt;651M(1492M)</text:p>
          </table:table-cell>
          <table:table-cell office:value-type="float" office:value="0.299868">
            <text:p>0.29986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1.821">
            <text:p>211.821</text:p>
          </table:table-cell>
          <table:table-cell office:value-type="string">
            <text:p>GC</text:p>
          </table:table-cell>
          <table:table-cell office:value-type="string">
            <text:p>925M-&gt;651M(1492M)</text:p>
          </table:table-cell>
          <table:table-cell office:value-type="float" office:value="0.327639">
            <text:p>0.32763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3.11">
            <text:p>213.11</text:p>
          </table:table-cell>
          <table:table-cell office:value-type="string">
            <text:p>GC</text:p>
          </table:table-cell>
          <table:table-cell office:value-type="string">
            <text:p>925M-&gt;669M(1492M)</text:p>
          </table:table-cell>
          <table:table-cell office:value-type="float" office:value="0.42857">
            <text:p>0.4285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4.637">
            <text:p>214.637</text:p>
          </table:table-cell>
          <table:table-cell office:value-type="string">
            <text:p>GC</text:p>
          </table:table-cell>
          <table:table-cell office:value-type="string">
            <text:p>929M-&gt;678M(1492M)</text:p>
          </table:table-cell>
          <table:table-cell office:value-type="float" office:value="0.431498">
            <text:p>0.43149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5.924">
            <text:p>215.924</text:p>
          </table:table-cell>
          <table:table-cell office:value-type="string">
            <text:p>GC</text:p>
          </table:table-cell>
          <table:table-cell office:value-type="string">
            <text:p>938M-&gt;677M(1492M)</text:p>
          </table:table-cell>
          <table:table-cell office:value-type="float" office:value="0.351611">
            <text:p>0.35161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7.055">
            <text:p>217.055</text:p>
          </table:table-cell>
          <table:table-cell office:value-type="string">
            <text:p>GC</text:p>
          </table:table-cell>
          <table:table-cell office:value-type="string">
            <text:p>938M-&gt;685M(1492M)</text:p>
          </table:table-cell>
          <table:table-cell office:value-type="float" office:value="0.379625">
            <text:p>0.37962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8.47">
            <text:p>218.47</text:p>
          </table:table-cell>
          <table:table-cell office:value-type="string">
            <text:p>GC</text:p>
          </table:table-cell>
          <table:table-cell office:value-type="string">
            <text:p>945M-&gt;751M(1492M)</text:p>
          </table:table-cell>
          <table:table-cell office:value-type="float" office:value="1.034472">
            <text:p>1.03447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20.409">
            <text:p>220.409</text:p>
          </table:table-cell>
          <table:table-cell office:value-type="string">
            <text:p>GC</text:p>
          </table:table-cell>
          <table:table-cell office:value-type="string">
            <text:p>1011M-&gt;825M(1492M)</text:p>
          </table:table-cell>
          <table:table-cell office:value-type="float" office:value="1.231454">
            <text:p>1.2314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22.692">
            <text:p>222.692</text:p>
          </table:table-cell>
          <table:table-cell office:value-type="string">
            <text:p>GC</text:p>
          </table:table-cell>
          <table:table-cell office:value-type="string">
            <text:p>1085M-&gt;870M(1492M)</text:p>
          </table:table-cell>
          <table:table-cell office:value-type="float" office:value="0.874592">
            <text:p>0.87459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24.513">
            <text:p>224.513</text:p>
          </table:table-cell>
          <table:table-cell office:value-type="string">
            <text:p>GC</text:p>
          </table:table-cell>
          <table:table-cell office:value-type="string">
            <text:p>1130M-&gt;869M(1492M)</text:p>
          </table:table-cell>
          <table:table-cell office:value-type="float" office:value="0.495787">
            <text:p>0.49578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26.346">
            <text:p>226.346</text:p>
          </table:table-cell>
          <table:table-cell office:value-type="string">
            <text:p>GC</text:p>
          </table:table-cell>
          <table:table-cell office:value-type="string">
            <text:p>1150M-&gt;874M(1492M)</text:p>
          </table:table-cell>
          <table:table-cell office:value-type="float" office:value="0.266596">
            <text:p>0.26659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27.86">
            <text:p>227.86</text:p>
          </table:table-cell>
          <table:table-cell office:value-type="string">
            <text:p>GC</text:p>
          </table:table-cell>
          <table:table-cell office:value-type="string">
            <text:p>1149M-&gt;875M(1492M)</text:p>
          </table:table-cell>
          <table:table-cell office:value-type="float" office:value="0.22882">
            <text:p>0.2288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29.277">
            <text:p>229.277</text:p>
          </table:table-cell>
          <table:table-cell office:value-type="string">
            <text:p>GC</text:p>
          </table:table-cell>
          <table:table-cell office:value-type="string">
            <text:p>1150M-&gt;929M(1492M)</text:p>
          </table:table-cell>
          <table:table-cell office:value-type="float" office:value="0.592329">
            <text:p>0.59232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0.831">
            <text:p>230.831</text:p>
          </table:table-cell>
          <table:table-cell office:value-type="string">
            <text:p>GC</text:p>
          </table:table-cell>
          <table:table-cell office:value-type="string">
            <text:p>1189M-&gt;1063M(1492M)</text:p>
          </table:table-cell>
          <table:table-cell office:value-type="float" office:value="1.708153">
            <text:p>1.70815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3.811">
            <text:p>233.811</text:p>
          </table:table-cell>
          <table:table-cell office:value-type="string">
            <text:p>GC</text:p>
          </table:table-cell>
          <table:table-cell office:value-type="string">
            <text:p>1323M-&gt;1067M(1492M)</text:p>
          </table:table-cell>
          <table:table-cell office:value-type="float" office:value="0.759065">
            <text:p>0.75906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5.847">
            <text:p>235.847</text:p>
          </table:table-cell>
          <table:table-cell office:value-type="string">
            <text:p>GC</text:p>
          </table:table-cell>
          <table:table-cell office:value-type="string">
            <text:p>1347M-&gt;1143M(1492M)</text:p>
          </table:table-cell>
          <table:table-cell office:value-type="float" office:value="0.801443">
            <text:p>0.80144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7.769">
            <text:p>237.769</text:p>
          </table:table-cell>
          <table:table-cell office:value-type="string">
            <text:p>GC</text:p>
          </table:table-cell>
          <table:table-cell office:value-type="string">
            <text:p>1403M-&gt;1284M(1492M)</text:p>
          </table:table-cell>
          <table:table-cell office:value-type="float" office:value="3.793639">
            <text:p>3.79363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3.081">
            <text:p>243.081</text:p>
          </table:table-cell>
          <table:table-cell office:value-type="string">
            <text:p>GC</text:p>
          </table:table-cell>
          <table:table-cell office:value-type="string">
            <text:p>1490M-&gt;1407M(1492M)</text:p>
          </table:table-cell>
          <table:table-cell office:value-type="float" office:value="6.969276">
            <text:p>6.96927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0.714">
            <text:p>250.714</text:p>
          </table:table-cell>
          <table:table-cell office:value-type="string">
            <text:p>GC</text:p>
          </table:table-cell>
          <table:table-cell office:value-type="string">
            <text:p>1490M-&gt;1441M(1492M)</text:p>
          </table:table-cell>
          <table:table-cell office:value-type="float" office:value="1.628674">
            <text:p>1.6286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2.673">
            <text:p>252.673</text:p>
          </table:table-cell>
          <table:table-cell office:value-type="string">
            <text:p>GC</text:p>
          </table:table-cell>
          <table:table-cell office:value-type="string">
            <text:p>1490M-&gt;1478M(1492M)</text:p>
          </table:table-cell>
          <table:table-cell office:value-type="float" office:value="1.500767">
            <text:p>1.50076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4.232">
            <text:p>254.232</text:p>
          </table:table-cell>
          <table:table-cell office:value-type="string">
            <text:p>GC</text:p>
          </table:table-cell>
          <table:table-cell office:value-type="string">
            <text:p>1490M-&gt;1490M(1492M)</text:p>
          </table:table-cell>
          <table:table-cell office:value-type="float" office:value="0.736203">
            <text:p>0.73620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4.981">
            <text:p>254.981</text:p>
          </table:table-cell>
          <table:table-cell office:value-type="string">
            <text:p>GC</text:p>
          </table:table-cell>
          <table:table-cell office:value-type="string">
            <text:p>1490M-&gt;1490M(1492M)</text:p>
          </table:table-cell>
          <table:table-cell office:value-type="float" office:value="0.054645">
            <text:p>0.054645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255.037">
            <text:p>255.037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1490M-&gt;618M(1492M)</text:p>
          </table:table-cell>
          <table:table-cell table:style-name="ce1" office:value-type="float" office:value="6.182676">
            <text:p>6.182676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262.341">
            <text:p>262.341</text:p>
          </table:table-cell>
          <table:table-cell office:value-type="string">
            <text:p>GC</text:p>
          </table:table-cell>
          <table:table-cell office:value-type="string">
            <text:p>916M-&gt;633M(1492M)</text:p>
          </table:table-cell>
          <table:table-cell office:value-type="float" office:value="0.158874">
            <text:p>0.1588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3.158">
            <text:p>263.158</text:p>
          </table:table-cell>
          <table:table-cell office:value-type="string">
            <text:p>GC</text:p>
          </table:table-cell>
          <table:table-cell office:value-type="string">
            <text:p>915M-&gt;657M(1492M)</text:p>
          </table:table-cell>
          <table:table-cell office:value-type="float" office:value="0.369185">
            <text:p>0.36918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4.179">
            <text:p>264.179</text:p>
          </table:table-cell>
          <table:table-cell office:value-type="string">
            <text:p>GC</text:p>
          </table:table-cell>
          <table:table-cell office:value-type="string">
            <text:p>917M-&gt;647M(1492M)</text:p>
          </table:table-cell>
          <table:table-cell office:value-type="float" office:value="0.237167">
            <text:p>0.23716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5.053">
            <text:p>265.053</text:p>
          </table:table-cell>
          <table:table-cell office:value-type="string">
            <text:p>GC</text:p>
          </table:table-cell>
          <table:table-cell office:value-type="string">
            <text:p>917M-&gt;644M(1492M)</text:p>
          </table:table-cell>
          <table:table-cell office:value-type="float" office:value="0.221471">
            <text:p>0.22147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5.973">
            <text:p>265.973</text:p>
          </table:table-cell>
          <table:table-cell office:value-type="string">
            <text:p>GC</text:p>
          </table:table-cell>
          <table:table-cell office:value-type="string">
            <text:p>917M-&gt;643M(1492M)</text:p>
          </table:table-cell>
          <table:table-cell office:value-type="float" office:value="0.221938">
            <text:p>0.2219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6.879">
            <text:p>266.879</text:p>
          </table:table-cell>
          <table:table-cell office:value-type="string">
            <text:p>GC</text:p>
          </table:table-cell>
          <table:table-cell office:value-type="string">
            <text:p>917M-&gt;661M(1492M)</text:p>
          </table:table-cell>
          <table:table-cell office:value-type="float" office:value="0.331996">
            <text:p>0.33199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7.85">
            <text:p>267.85</text:p>
          </table:table-cell>
          <table:table-cell office:value-type="string">
            <text:p>GC</text:p>
          </table:table-cell>
          <table:table-cell office:value-type="string">
            <text:p>921M-&gt;653M(1492M)</text:p>
          </table:table-cell>
          <table:table-cell office:value-type="float" office:value="0.292778">
            <text:p>0.29277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8.809">
            <text:p>268.809</text:p>
          </table:table-cell>
          <table:table-cell office:value-type="string">
            <text:p>GC</text:p>
          </table:table-cell>
          <table:table-cell office:value-type="string">
            <text:p>920M-&gt;647M(1492M)</text:p>
          </table:table-cell>
          <table:table-cell office:value-type="float" office:value="0.221368">
            <text:p>0.22136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9.663">
            <text:p>269.663</text:p>
          </table:table-cell>
          <table:table-cell office:value-type="string">
            <text:p>GC</text:p>
          </table:table-cell>
          <table:table-cell office:value-type="string">
            <text:p>920M-&gt;646M(1492M)</text:p>
          </table:table-cell>
          <table:table-cell office:value-type="float" office:value="0.236521">
            <text:p>0.23652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70.57">
            <text:p>270.57</text:p>
          </table:table-cell>
          <table:table-cell office:value-type="string">
            <text:p>GC</text:p>
          </table:table-cell>
          <table:table-cell office:value-type="string">
            <text:p>920M-&gt;646M(1492M)</text:p>
          </table:table-cell>
          <table:table-cell office:value-type="float" office:value="0.283039">
            <text:p>0.28303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71.483">
            <text:p>271.483</text:p>
          </table:table-cell>
          <table:table-cell office:value-type="string">
            <text:p>GC</text:p>
          </table:table-cell>
          <table:table-cell office:value-type="string">
            <text:p>920M-&gt;646M(1492M)</text:p>
          </table:table-cell>
          <table:table-cell office:value-type="float" office:value="0.263783">
            <text:p>0.26378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72.416">
            <text:p>272.416</text:p>
          </table:table-cell>
          <table:table-cell office:value-type="string">
            <text:p>GC</text:p>
          </table:table-cell>
          <table:table-cell office:value-type="string">
            <text:p>920M-&gt;628M(1492M)</text:p>
          </table:table-cell>
          <table:table-cell office:value-type="float" office:value="0.088507">
            <text:p>0.0885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73.181">
            <text:p>273.181</text:p>
          </table:table-cell>
          <table:table-cell office:value-type="string">
            <text:p>GC</text:p>
          </table:table-cell>
          <table:table-cell office:value-type="string">
            <text:p>920M-&gt;660M(1492M)</text:p>
          </table:table-cell>
          <table:table-cell office:value-type="float" office:value="0.403951">
            <text:p>0.4039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74.515">
            <text:p>274.515</text:p>
          </table:table-cell>
          <table:table-cell office:value-type="string">
            <text:p>GC</text:p>
          </table:table-cell>
          <table:table-cell office:value-type="string">
            <text:p>921M-&gt;720M(1492M)</text:p>
          </table:table-cell>
          <table:table-cell office:value-type="float" office:value="0.712418">
            <text:p>0.71241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75.969">
            <text:p>275.969</text:p>
          </table:table-cell>
          <table:table-cell office:value-type="string">
            <text:p>GC</text:p>
          </table:table-cell>
          <table:table-cell office:value-type="string">
            <text:p>980M-&gt;815M(1492M)</text:p>
          </table:table-cell>
          <table:table-cell office:value-type="float" office:value="1.30154">
            <text:p>1.301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78.389">
            <text:p>278.389</text:p>
          </table:table-cell>
          <table:table-cell office:value-type="string">
            <text:p>GC</text:p>
          </table:table-cell>
          <table:table-cell office:value-type="string">
            <text:p>1075M-&gt;852M(1492M)</text:p>
          </table:table-cell>
          <table:table-cell office:value-type="float" office:value="0.751489">
            <text:p>0.7514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0.257">
            <text:p>280.257</text:p>
          </table:table-cell>
          <table:table-cell office:value-type="string">
            <text:p>GC</text:p>
          </table:table-cell>
          <table:table-cell office:value-type="string">
            <text:p>1112M-&gt;864M(1492M)</text:p>
          </table:table-cell>
          <table:table-cell office:value-type="float" office:value="0.446624">
            <text:p>0.4466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1.715">
            <text:p>281.715</text:p>
          </table:table-cell>
          <table:table-cell office:value-type="string">
            <text:p>GC</text:p>
          </table:table-cell>
          <table:table-cell office:value-type="string">
            <text:p>1133M-&gt;859M(1492M)</text:p>
          </table:table-cell>
          <table:table-cell office:value-type="float" office:value="0.253312">
            <text:p>0.25331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2.834">
            <text:p>282.834</text:p>
          </table:table-cell>
          <table:table-cell office:value-type="string">
            <text:p>GC</text:p>
          </table:table-cell>
          <table:table-cell office:value-type="string">
            <text:p>1132M-&gt;858M(1492M)</text:p>
          </table:table-cell>
          <table:table-cell office:value-type="float" office:value="0.226538">
            <text:p>0.2265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4.167">
            <text:p>284.167</text:p>
          </table:table-cell>
          <table:table-cell office:value-type="string">
            <text:p>GC</text:p>
          </table:table-cell>
          <table:table-cell office:value-type="string">
            <text:p>1132M-&gt;840M(1492M)</text:p>
          </table:table-cell>
          <table:table-cell office:value-type="float" office:value="0.068732">
            <text:p>0.06873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5.295">
            <text:p>285.295</text:p>
          </table:table-cell>
          <table:table-cell office:value-type="string">
            <text:p>GC</text:p>
          </table:table-cell>
          <table:table-cell office:value-type="string">
            <text:p>1132M-&gt;854M(1492M)</text:p>
          </table:table-cell>
          <table:table-cell office:value-type="float" office:value="0.213524">
            <text:p>0.2135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6.578">
            <text:p>286.578</text:p>
          </table:table-cell>
          <table:table-cell office:value-type="string">
            <text:p>GC</text:p>
          </table:table-cell>
          <table:table-cell office:value-type="string">
            <text:p>1133M-&gt;858M(1492M)</text:p>
          </table:table-cell>
          <table:table-cell office:value-type="float" office:value="0.221955">
            <text:p>0.22195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7.866">
            <text:p>287.866</text:p>
          </table:table-cell>
          <table:table-cell office:value-type="string">
            <text:p>GC</text:p>
          </table:table-cell>
          <table:table-cell office:value-type="string">
            <text:p>1133M-&gt;876M(1492M)</text:p>
          </table:table-cell>
          <table:table-cell office:value-type="float" office:value="0.39478">
            <text:p>0.3947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9.341">
            <text:p>289.341</text:p>
          </table:table-cell>
          <table:table-cell office:value-type="string">
            <text:p>GC</text:p>
          </table:table-cell>
          <table:table-cell office:value-type="string">
            <text:p>1136M-&gt;955M(1492M)</text:p>
          </table:table-cell>
          <table:table-cell office:value-type="float" office:value="0.839812">
            <text:p>0.83981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1.392">
            <text:p>291.392</text:p>
          </table:table-cell>
          <table:table-cell office:value-type="string">
            <text:p>GC</text:p>
          </table:table-cell>
          <table:table-cell office:value-type="string">
            <text:p>1215M-&gt;1040M(1492M)</text:p>
          </table:table-cell>
          <table:table-cell office:value-type="float" office:value="1.252549">
            <text:p>1.2525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3.987">
            <text:p>293.987</text:p>
          </table:table-cell>
          <table:table-cell office:value-type="string">
            <text:p>GC</text:p>
          </table:table-cell>
          <table:table-cell office:value-type="string">
            <text:p>1300M-&gt;1067M(1492M)</text:p>
          </table:table-cell>
          <table:table-cell office:value-type="float" office:value="0.699831">
            <text:p>0.69983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5.881">
            <text:p>295.881</text:p>
          </table:table-cell>
          <table:table-cell office:value-type="string">
            <text:p>GC</text:p>
          </table:table-cell>
          <table:table-cell office:value-type="string">
            <text:p>1329M-&gt;1128M(1492M)</text:p>
          </table:table-cell>
          <table:table-cell office:value-type="float" office:value="0.934485">
            <text:p>0.934485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297.256">
            <text:p>297.256</text:p>
          </table:table-cell>
          <table:table-cell table:style-name="ce1" office:value-type="string">
            <text:p>GC</text:p>
          </table:table-cell>
          <table:table-cell table:style-name="ce1"/>
          <table:table-cell table:style-name="ce1" office:value-type="float" office:value="19.793167">
            <text:p>19.793167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297.267">
            <text:p>297.267</text:p>
          </table:table-cell>
          <table:table-cell office:value-type="string">
            <text:p>GC</text:p>
          </table:table-cell>
          <table:table-cell/>
          <table:table-cell office:value-type="float" office:value="0.015695">
            <text:p>0.01569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7.289">
            <text:p>297.289</text:p>
          </table:table-cell>
          <table:table-cell office:value-type="string">
            <text:p>GC</text:p>
          </table:table-cell>
          <table:table-cell office:value-type="string">
            <text:p>1219M-&gt;1062M(1492M)</text:p>
          </table:table-cell>
          <table:table-cell office:value-type="float" office:value="0.010066">
            <text:p>0.01006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7.908">
            <text:p>297.908</text:p>
          </table:table-cell>
          <table:table-cell office:value-type="string">
            <text:p>GC</text:p>
          </table:table-cell>
          <table:table-cell office:value-type="string">
            <text:p>1231M-&gt;1066M(1492M)</text:p>
          </table:table-cell>
          <table:table-cell office:value-type="float" office:value="1.197945">
            <text:p>1.19794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0.249">
            <text:p>300.249</text:p>
          </table:table-cell>
          <table:table-cell office:value-type="string">
            <text:p>GC</text:p>
          </table:table-cell>
          <table:table-cell office:value-type="string">
            <text:p>1326M-&gt;1073M(1492M)</text:p>
          </table:table-cell>
          <table:table-cell office:value-type="float" office:value="0.789633">
            <text:p>0.78963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2.129">
            <text:p>302.129</text:p>
          </table:table-cell>
          <table:table-cell office:value-type="string">
            <text:p>GC</text:p>
          </table:table-cell>
          <table:table-cell office:value-type="string">
            <text:p>1333M-&gt;1058M(1492M)</text:p>
          </table:table-cell>
          <table:table-cell office:value-type="float" office:value="0.465559">
            <text:p>0.4655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3.538">
            <text:p>303.538</text:p>
          </table:table-cell>
          <table:table-cell office:value-type="string">
            <text:p>GC</text:p>
          </table:table-cell>
          <table:table-cell office:value-type="string">
            <text:p>1340M-&gt;1039M(1492M)</text:p>
          </table:table-cell>
          <table:table-cell office:value-type="float" office:value="0.294888">
            <text:p>0.29488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4.584">
            <text:p>304.584</text:p>
          </table:table-cell>
          <table:table-cell office:value-type="string">
            <text:p>GC</text:p>
          </table:table-cell>
          <table:table-cell office:value-type="string">
            <text:p>1314M-&gt;1058M(1492M)</text:p>
          </table:table-cell>
          <table:table-cell office:value-type="float" office:value="0.39109">
            <text:p>0.3910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5.72">
            <text:p>305.72</text:p>
          </table:table-cell>
          <table:table-cell office:value-type="string">
            <text:p>GC</text:p>
          </table:table-cell>
          <table:table-cell office:value-type="string">
            <text:p>1318M-&gt;1049M(1492M)</text:p>
          </table:table-cell>
          <table:table-cell office:value-type="float" office:value="0.314621">
            <text:p>0.31462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7.226">
            <text:p>307.226</text:p>
          </table:table-cell>
          <table:table-cell office:value-type="string">
            <text:p>GC</text:p>
          </table:table-cell>
          <table:table-cell office:value-type="string">
            <text:p>1317M-&gt;1062M(1492M)</text:p>
          </table:table-cell>
          <table:table-cell office:value-type="float" office:value="0.543376">
            <text:p>0.54337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8.869">
            <text:p>308.869</text:p>
          </table:table-cell>
          <table:table-cell office:value-type="string">
            <text:p>GC</text:p>
          </table:table-cell>
          <table:table-cell office:value-type="string">
            <text:p>1322M-&gt;1037M(1492M)</text:p>
          </table:table-cell>
          <table:table-cell office:value-type="float" office:value="0.194267">
            <text:p>0.19426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0.351">
            <text:p>310.351</text:p>
          </table:table-cell>
          <table:table-cell office:value-type="string">
            <text:p>GC</text:p>
          </table:table-cell>
          <table:table-cell office:value-type="string">
            <text:p>1321M-&gt;1062M(1492M)</text:p>
          </table:table-cell>
          <table:table-cell office:value-type="float" office:value="0.440326">
            <text:p>0.44032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1.868">
            <text:p>311.868</text:p>
          </table:table-cell>
          <table:table-cell office:value-type="string">
            <text:p>GC</text:p>
          </table:table-cell>
          <table:table-cell office:value-type="string">
            <text:p>1322M-&gt;1052M(1492M)</text:p>
          </table:table-cell>
          <table:table-cell office:value-type="float" office:value="0.260543">
            <text:p>0.26054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3.05">
            <text:p>313.05</text:p>
          </table:table-cell>
          <table:table-cell office:value-type="string">
            <text:p>GC</text:p>
          </table:table-cell>
          <table:table-cell office:value-type="string">
            <text:p>1322M-&gt;1049M(1492M)</text:p>
          </table:table-cell>
          <table:table-cell office:value-type="float" office:value="0.259918">
            <text:p>0.25991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4.469">
            <text:p>314.469</text:p>
          </table:table-cell>
          <table:table-cell office:value-type="string">
            <text:p>GC</text:p>
          </table:table-cell>
          <table:table-cell office:value-type="string">
            <text:p>1322M-&gt;1065M(1492M)</text:p>
          </table:table-cell>
          <table:table-cell office:value-type="float" office:value="0.35442">
            <text:p>0.3544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5.712">
            <text:p>315.712</text:p>
          </table:table-cell>
          <table:table-cell office:value-type="string">
            <text:p>GC</text:p>
          </table:table-cell>
          <table:table-cell office:value-type="string">
            <text:p>1325M-&gt;1143M(1492M)</text:p>
          </table:table-cell>
          <table:table-cell office:value-type="float" office:value="1.434293">
            <text:p>1.43429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8.317">
            <text:p>318.317</text:p>
          </table:table-cell>
          <table:table-cell office:value-type="string">
            <text:p>GC</text:p>
          </table:table-cell>
          <table:table-cell office:value-type="string">
            <text:p>1403M-&gt;1282M(1492M)</text:p>
          </table:table-cell>
          <table:table-cell office:value-type="float" office:value="3.051828">
            <text:p>3.05182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22.436">
            <text:p>322.436</text:p>
          </table:table-cell>
          <table:table-cell office:value-type="string">
            <text:p>GC</text:p>
          </table:table-cell>
          <table:table-cell office:value-type="string">
            <text:p>1491M-&gt;1342M(1492M)</text:p>
          </table:table-cell>
          <table:table-cell office:value-type="float" office:value="4.198265">
            <text:p>4.19826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27.665">
            <text:p>327.665</text:p>
          </table:table-cell>
          <table:table-cell office:value-type="string">
            <text:p>GC</text:p>
          </table:table-cell>
          <table:table-cell office:value-type="string">
            <text:p>1491M-&gt;1389M(1492M)</text:p>
          </table:table-cell>
          <table:table-cell office:value-type="float" office:value="2.311341">
            <text:p>2.3113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30.373">
            <text:p>330.373</text:p>
          </table:table-cell>
          <table:table-cell office:value-type="string">
            <text:p>GC</text:p>
          </table:table-cell>
          <table:table-cell office:value-type="string">
            <text:p>1491M-&gt;1444M(1492M)</text:p>
          </table:table-cell>
          <table:table-cell office:value-type="float" office:value="2.4703">
            <text:p>2.470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33.145">
            <text:p>333.145</text:p>
          </table:table-cell>
          <table:table-cell office:value-type="string">
            <text:p>GC</text:p>
          </table:table-cell>
          <table:table-cell office:value-type="string">
            <text:p>1491M-&gt;1488M(1492M)</text:p>
          </table:table-cell>
          <table:table-cell office:value-type="float" office:value="1.938899">
            <text:p>1.9388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35.121">
            <text:p>335.121</text:p>
          </table:table-cell>
          <table:table-cell office:value-type="string">
            <text:p>GC</text:p>
          </table:table-cell>
          <table:table-cell office:value-type="string">
            <text:p>1491M-&gt;1491M(1492M)</text:p>
          </table:table-cell>
          <table:table-cell office:value-type="float" office:value="0.29451">
            <text:p>0.294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35.437">
            <text:p>335.437</text:p>
          </table:table-cell>
          <table:table-cell office:value-type="string">
            <text:p>GC</text:p>
          </table:table-cell>
          <table:table-cell office:value-type="string">
            <text:p>1491M-&gt;1491M(1492M)</text:p>
          </table:table-cell>
          <table:table-cell office:value-type="float" office:value="0.028324">
            <text:p>0.028324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335.469">
            <text:p>335.469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1491M-&gt;625M(1492M)</text:p>
          </table:table-cell>
          <table:table-cell table:style-name="ce1" office:value-type="float" office:value="6.312215">
            <text:p>6.312215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342.74">
            <text:p>342.74</text:p>
          </table:table-cell>
          <table:table-cell office:value-type="string">
            <text:p>GC</text:p>
          </table:table-cell>
          <table:table-cell office:value-type="string">
            <text:p>923M-&gt;648M(1492M)</text:p>
          </table:table-cell>
          <table:table-cell office:value-type="float" office:value="0.268629">
            <text:p>0.26862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43.796">
            <text:p>343.796</text:p>
          </table:table-cell>
          <table:table-cell office:value-type="string">
            <text:p>GC</text:p>
          </table:table-cell>
          <table:table-cell office:value-type="string">
            <text:p>923M-&gt;648M(1492M)</text:p>
          </table:table-cell>
          <table:table-cell office:value-type="float" office:value="0.266351">
            <text:p>0.2663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44.843">
            <text:p>344.843</text:p>
          </table:table-cell>
          <table:table-cell office:value-type="string">
            <text:p>GC</text:p>
          </table:table-cell>
          <table:table-cell office:value-type="string">
            <text:p>923M-&gt;649M(1492M)</text:p>
          </table:table-cell>
          <table:table-cell office:value-type="float" office:value="0.23524">
            <text:p>0.235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45.825">
            <text:p>345.825</text:p>
          </table:table-cell>
          <table:table-cell office:value-type="string">
            <text:p>GC</text:p>
          </table:table-cell>
          <table:table-cell office:value-type="string">
            <text:p>923M-&gt;649M(1492M)</text:p>
          </table:table-cell>
          <table:table-cell office:value-type="float" office:value="0.310265">
            <text:p>0.31026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46.974">
            <text:p>346.974</text:p>
          </table:table-cell>
          <table:table-cell office:value-type="string">
            <text:p>GC</text:p>
          </table:table-cell>
          <table:table-cell office:value-type="string">
            <text:p>923M-&gt;666M(1492M)</text:p>
          </table:table-cell>
          <table:table-cell office:value-type="float" office:value="0.515677">
            <text:p>0.51567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48.275">
            <text:p>348.275</text:p>
          </table:table-cell>
          <table:table-cell office:value-type="string">
            <text:p>GC</text:p>
          </table:table-cell>
          <table:table-cell office:value-type="string">
            <text:p>926M-&gt;658M(1492M)</text:p>
          </table:table-cell>
          <table:table-cell office:value-type="float" office:value="0.309341">
            <text:p>0.3093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49.351">
            <text:p>349.351</text:p>
          </table:table-cell>
          <table:table-cell office:value-type="string">
            <text:p>GC</text:p>
          </table:table-cell>
          <table:table-cell office:value-type="string">
            <text:p>926M-&gt;671M(1492M)</text:p>
          </table:table-cell>
          <table:table-cell office:value-type="float" office:value="0.499692">
            <text:p>0.49969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0.623">
            <text:p>350.623</text:p>
          </table:table-cell>
          <table:table-cell office:value-type="string">
            <text:p>GC</text:p>
          </table:table-cell>
          <table:table-cell office:value-type="string">
            <text:p>931M-&gt;664M(1492M)</text:p>
          </table:table-cell>
          <table:table-cell office:value-type="float" office:value="0.305249">
            <text:p>0.3052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1.701">
            <text:p>351.701</text:p>
          </table:table-cell>
          <table:table-cell office:value-type="string">
            <text:p>GC</text:p>
          </table:table-cell>
          <table:table-cell office:value-type="string">
            <text:p>930M-&gt;747M(1492M)</text:p>
          </table:table-cell>
          <table:table-cell office:value-type="float" office:value="1.02852">
            <text:p>1.0285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3.547">
            <text:p>353.547</text:p>
          </table:table-cell>
          <table:table-cell office:value-type="string">
            <text:p>GC</text:p>
          </table:table-cell>
          <table:table-cell office:value-type="string">
            <text:p>1007M-&gt;816M(1492M)</text:p>
          </table:table-cell>
          <table:table-cell office:value-type="float" office:value="1.10804">
            <text:p>1.1080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5.938">
            <text:p>355.938</text:p>
          </table:table-cell>
          <table:table-cell office:value-type="string">
            <text:p>GC</text:p>
          </table:table-cell>
          <table:table-cell office:value-type="string">
            <text:p>1076M-&gt;866M(1492M)</text:p>
          </table:table-cell>
          <table:table-cell office:value-type="float" office:value="1.107615">
            <text:p>1.10761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8.152">
            <text:p>358.152</text:p>
          </table:table-cell>
          <table:table-cell office:value-type="string">
            <text:p>GC</text:p>
          </table:table-cell>
          <table:table-cell office:value-type="string">
            <text:p>1126M-&gt;889M(1492M)</text:p>
          </table:table-cell>
          <table:table-cell office:value-type="float" office:value="0.761448">
            <text:p>0.76144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60.022">
            <text:p>360.022</text:p>
          </table:table-cell>
          <table:table-cell office:value-type="string">
            <text:p>GC</text:p>
          </table:table-cell>
          <table:table-cell office:value-type="string">
            <text:p>1160M-&gt;904M(1492M)</text:p>
          </table:table-cell>
          <table:table-cell office:value-type="float" office:value="0.36869">
            <text:p>0.3686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61.273">
            <text:p>361.273</text:p>
          </table:table-cell>
          <table:table-cell office:value-type="string">
            <text:p>GC</text:p>
          </table:table-cell>
          <table:table-cell office:value-type="string">
            <text:p>1164M-&gt;984M(1492M)</text:p>
          </table:table-cell>
          <table:table-cell office:value-type="float" office:value="1.330943">
            <text:p>1.33094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63.605">
            <text:p>363.605</text:p>
          </table:table-cell>
          <table:table-cell office:value-type="string">
            <text:p>GC</text:p>
          </table:table-cell>
          <table:table-cell office:value-type="string">
            <text:p>1244M-&gt;1072M(1492M)</text:p>
          </table:table-cell>
          <table:table-cell office:value-type="float" office:value="1.177985">
            <text:p>1.17798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65.639">
            <text:p>365.639</text:p>
          </table:table-cell>
          <table:table-cell office:value-type="string">
            <text:p>GC</text:p>
          </table:table-cell>
          <table:table-cell office:value-type="string">
            <text:p>1332M-&gt;1097M(1492M)</text:p>
          </table:table-cell>
          <table:table-cell office:value-type="float" office:value="0.85992">
            <text:p>0.8599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67.798">
            <text:p>367.798</text:p>
          </table:table-cell>
          <table:table-cell office:value-type="string">
            <text:p>GC</text:p>
          </table:table-cell>
          <table:table-cell office:value-type="string">
            <text:p>1365M-&gt;1109M(1492M)</text:p>
          </table:table-cell>
          <table:table-cell office:value-type="float" office:value="0.358374">
            <text:p>0.3583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69.439">
            <text:p>369.439</text:p>
          </table:table-cell>
          <table:table-cell office:value-type="string">
            <text:p>GC</text:p>
          </table:table-cell>
          <table:table-cell office:value-type="string">
            <text:p>1369M-&gt;1098M(1492M)</text:p>
          </table:table-cell>
          <table:table-cell office:value-type="float" office:value="0.303679">
            <text:p>0.30367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70.688">
            <text:p>370.688</text:p>
          </table:table-cell>
          <table:table-cell office:value-type="string">
            <text:p>GC</text:p>
          </table:table-cell>
          <table:table-cell office:value-type="string">
            <text:p>1369M-&gt;1096M(1492M)</text:p>
          </table:table-cell>
          <table:table-cell office:value-type="float" office:value="0.283848">
            <text:p>0.28384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71.942">
            <text:p>371.942</text:p>
          </table:table-cell>
          <table:table-cell office:value-type="string">
            <text:p>GC</text:p>
          </table:table-cell>
          <table:table-cell office:value-type="string">
            <text:p>1370M-&gt;1078M(1492M)</text:p>
          </table:table-cell>
          <table:table-cell office:value-type="float" office:value="0.096351">
            <text:p>0.0963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73.099">
            <text:p>373.099</text:p>
          </table:table-cell>
          <table:table-cell office:value-type="string">
            <text:p>GC</text:p>
          </table:table-cell>
          <table:table-cell office:value-type="string">
            <text:p>1369M-&gt;1091M(1492M)</text:p>
          </table:table-cell>
          <table:table-cell office:value-type="float" office:value="0.239069">
            <text:p>0.23906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74.446">
            <text:p>374.446</text:p>
          </table:table-cell>
          <table:table-cell office:value-type="string">
            <text:p>GC</text:p>
          </table:table-cell>
          <table:table-cell office:value-type="string">
            <text:p>1369M-&gt;1076M(1492M)</text:p>
          </table:table-cell>
          <table:table-cell office:value-type="float" office:value="0.095926">
            <text:p>0.09592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75.488">
            <text:p>375.488</text:p>
          </table:table-cell>
          <table:table-cell office:value-type="string">
            <text:p>GC</text:p>
          </table:table-cell>
          <table:table-cell office:value-type="string">
            <text:p>1369M-&gt;1090M(1492M)</text:p>
          </table:table-cell>
          <table:table-cell office:value-type="float" office:value="0.21169">
            <text:p>0.2116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76.728">
            <text:p>376.728</text:p>
          </table:table-cell>
          <table:table-cell office:value-type="string">
            <text:p>GC</text:p>
          </table:table-cell>
          <table:table-cell office:value-type="string">
            <text:p>1369M-&gt;1130M(1492M)</text:p>
          </table:table-cell>
          <table:table-cell office:value-type="float" office:value="0.513133">
            <text:p>0.51313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78.237">
            <text:p>378.237</text:p>
          </table:table-cell>
          <table:table-cell office:value-type="string">
            <text:p>GC</text:p>
          </table:table-cell>
          <table:table-cell office:value-type="string">
            <text:p>1390M-&gt;1249M(1492M)</text:p>
          </table:table-cell>
          <table:table-cell office:value-type="float" office:value="2.197172">
            <text:p>2.19717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81.399">
            <text:p>381.399</text:p>
          </table:table-cell>
          <table:table-cell office:value-type="string">
            <text:p>GC</text:p>
          </table:table-cell>
          <table:table-cell office:value-type="string">
            <text:p>1490M-&gt;1388M(1492M)</text:p>
          </table:table-cell>
          <table:table-cell office:value-type="float" office:value="7.071539">
            <text:p>7.07153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89.246">
            <text:p>389.246</text:p>
          </table:table-cell>
          <table:table-cell office:value-type="string">
            <text:p>GC</text:p>
          </table:table-cell>
          <table:table-cell office:value-type="string">
            <text:p>1490M-&gt;1436M(1492M)</text:p>
          </table:table-cell>
          <table:table-cell office:value-type="float" office:value="2.203171">
            <text:p>2.20317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91.715">
            <text:p>391.715</text:p>
          </table:table-cell>
          <table:table-cell office:value-type="string">
            <text:p>GC</text:p>
          </table:table-cell>
          <table:table-cell office:value-type="string">
            <text:p>1490M-&gt;1471M(1492M)</text:p>
          </table:table-cell>
          <table:table-cell office:value-type="float" office:value="1.170669">
            <text:p>1.17066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92.991">
            <text:p>392.991</text:p>
          </table:table-cell>
          <table:table-cell office:value-type="string">
            <text:p>GC</text:p>
          </table:table-cell>
          <table:table-cell office:value-type="string">
            <text:p>1490M-&gt;1490M(1492M)</text:p>
          </table:table-cell>
          <table:table-cell office:value-type="float" office:value="0.980771">
            <text:p>0.98077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93.988">
            <text:p>393.988</text:p>
          </table:table-cell>
          <table:table-cell office:value-type="string">
            <text:p>GC</text:p>
          </table:table-cell>
          <table:table-cell office:value-type="string">
            <text:p>1490M-&gt;1490M(1492M)</text:p>
          </table:table-cell>
          <table:table-cell office:value-type="float" office:value="0.078541">
            <text:p>0.078541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394.072">
            <text:p>394.072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1490M-&gt;617M(1492M)</text:p>
          </table:table-cell>
          <table:table-cell table:style-name="ce1" office:value-type="float" office:value="6.214985">
            <text:p>6.214985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401.221">
            <text:p>401.221</text:p>
          </table:table-cell>
          <table:table-cell office:value-type="string">
            <text:p>GC</text:p>
          </table:table-cell>
          <table:table-cell office:value-type="string">
            <text:p>915M-&gt;649M(1492M)</text:p>
          </table:table-cell>
          <table:table-cell office:value-type="float" office:value="0.424692">
            <text:p>0.42469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2.469">
            <text:p>402.469</text:p>
          </table:table-cell>
          <table:table-cell office:value-type="string">
            <text:p>GC</text:p>
          </table:table-cell>
          <table:table-cell office:value-type="string">
            <text:p>915M-&gt;643M(1492M)</text:p>
          </table:table-cell>
          <table:table-cell office:value-type="float" office:value="0.257117">
            <text:p>0.2571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3.516">
            <text:p>403.516</text:p>
          </table:table-cell>
          <table:table-cell office:value-type="string">
            <text:p>GC</text:p>
          </table:table-cell>
          <table:table-cell office:value-type="string">
            <text:p>916M-&gt;642M(1492M)</text:p>
          </table:table-cell>
          <table:table-cell office:value-type="float" office:value="0.283508">
            <text:p>0.28350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4.568">
            <text:p>404.568</text:p>
          </table:table-cell>
          <table:table-cell office:value-type="string">
            <text:p>GC</text:p>
          </table:table-cell>
          <table:table-cell office:value-type="string">
            <text:p>915M-&gt;658M(1492M)</text:p>
          </table:table-cell>
          <table:table-cell office:value-type="float" office:value="0.467406">
            <text:p>0.46740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5.841">
            <text:p>405.841</text:p>
          </table:table-cell>
          <table:table-cell office:value-type="string">
            <text:p>GC</text:p>
          </table:table-cell>
          <table:table-cell office:value-type="string">
            <text:p>918M-&gt;650M(1492M)</text:p>
          </table:table-cell>
          <table:table-cell office:value-type="float" office:value="0.402299">
            <text:p>0.4022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6.995">
            <text:p>406.995</text:p>
          </table:table-cell>
          <table:table-cell office:value-type="string">
            <text:p>GC</text:p>
          </table:table-cell>
          <table:table-cell office:value-type="string">
            <text:p>918M-&gt;663M(1492M)</text:p>
          </table:table-cell>
          <table:table-cell office:value-type="float" office:value="0.399594">
            <text:p>0.39959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8.125">
            <text:p>408.125</text:p>
          </table:table-cell>
          <table:table-cell office:value-type="string">
            <text:p>GC</text:p>
          </table:table-cell>
          <table:table-cell office:value-type="string">
            <text:p>923M-&gt;657M(1492M)</text:p>
          </table:table-cell>
          <table:table-cell office:value-type="float" office:value="0.371489">
            <text:p>0.3714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9.334">
            <text:p>409.334</text:p>
          </table:table-cell>
          <table:table-cell office:value-type="string">
            <text:p>GC</text:p>
          </table:table-cell>
          <table:table-cell office:value-type="string">
            <text:p>923M-&gt;650M(1492M)</text:p>
          </table:table-cell>
          <table:table-cell office:value-type="float" office:value="0.272387">
            <text:p>0.27238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0.34">
            <text:p>410.34</text:p>
          </table:table-cell>
          <table:table-cell office:value-type="string">
            <text:p>GC</text:p>
          </table:table-cell>
          <table:table-cell office:value-type="string">
            <text:p>922M-&gt;649M(1492M)</text:p>
          </table:table-cell>
          <table:table-cell office:value-type="float" office:value="0.243819">
            <text:p>0.2438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1.33">
            <text:p>411.33</text:p>
          </table:table-cell>
          <table:table-cell office:value-type="string">
            <text:p>GC</text:p>
          </table:table-cell>
          <table:table-cell office:value-type="string">
            <text:p>923M-&gt;649M(1492M)</text:p>
          </table:table-cell>
          <table:table-cell office:value-type="float" office:value="0.287806">
            <text:p>0.28780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2.453">
            <text:p>412.453</text:p>
          </table:table-cell>
          <table:table-cell office:value-type="string">
            <text:p>GC</text:p>
          </table:table-cell>
          <table:table-cell office:value-type="string">
            <text:p>923M-&gt;702M(1492M)</text:p>
          </table:table-cell>
          <table:table-cell office:value-type="float" office:value="0.713681">
            <text:p>0.71368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4.048">
            <text:p>414.048</text:p>
          </table:table-cell>
          <table:table-cell office:value-type="string">
            <text:p>GC</text:p>
          </table:table-cell>
          <table:table-cell office:value-type="string">
            <text:p>962M-&gt;772M(1492M)</text:p>
          </table:table-cell>
          <table:table-cell office:value-type="float" office:value="0.927695">
            <text:p>0.92769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5.818">
            <text:p>415.818</text:p>
          </table:table-cell>
          <table:table-cell office:value-type="string">
            <text:p>GC</text:p>
          </table:table-cell>
          <table:table-cell office:value-type="string">
            <text:p>1032M-&gt;845M(1492M)</text:p>
          </table:table-cell>
          <table:table-cell office:value-type="float" office:value="1.183073">
            <text:p>1.18307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8.522">
            <text:p>418.522</text:p>
          </table:table-cell>
          <table:table-cell office:value-type="string">
            <text:p>GC</text:p>
          </table:table-cell>
          <table:table-cell office:value-type="string">
            <text:p>1105M-&gt;853M(1492M)</text:p>
          </table:table-cell>
          <table:table-cell office:value-type="float" office:value="0.558638">
            <text:p>0.5586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0.183">
            <text:p>420.183</text:p>
          </table:table-cell>
          <table:table-cell office:value-type="string">
            <text:p>GC</text:p>
          </table:table-cell>
          <table:table-cell office:value-type="string">
            <text:p>1126M-&gt;923M(1492M)</text:p>
          </table:table-cell>
          <table:table-cell office:value-type="float" office:value="0.775506">
            <text:p>0.77550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2.412">
            <text:p>422.412</text:p>
          </table:table-cell>
          <table:table-cell office:value-type="string">
            <text:p>GC</text:p>
          </table:table-cell>
          <table:table-cell office:value-type="string">
            <text:p>1183M-&gt;1006M(1492M)</text:p>
          </table:table-cell>
          <table:table-cell office:value-type="float" office:value="1.202095">
            <text:p>1.20209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5.242">
            <text:p>425.242</text:p>
          </table:table-cell>
          <table:table-cell office:value-type="string">
            <text:p>GC</text:p>
          </table:table-cell>
          <table:table-cell office:value-type="string">
            <text:p>1266M-&gt;1050M(1492M)</text:p>
          </table:table-cell>
          <table:table-cell office:value-type="float" office:value="0.896597">
            <text:p>0.89659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7.396">
            <text:p>427.396</text:p>
          </table:table-cell>
          <table:table-cell office:value-type="string">
            <text:p>GC</text:p>
          </table:table-cell>
          <table:table-cell office:value-type="string">
            <text:p>1310M-&gt;1039M(1492M)</text:p>
          </table:table-cell>
          <table:table-cell office:value-type="float" office:value="0.246178">
            <text:p>0.24617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8.811">
            <text:p>428.811</text:p>
          </table:table-cell>
          <table:table-cell office:value-type="string">
            <text:p>GC</text:p>
          </table:table-cell>
          <table:table-cell office:value-type="string">
            <text:p>1330M-&gt;1052M(1492M)</text:p>
          </table:table-cell>
          <table:table-cell office:value-type="float" office:value="0.220707">
            <text:p>0.2207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30.005">
            <text:p>430.005</text:p>
          </table:table-cell>
          <table:table-cell office:value-type="string">
            <text:p>GC</text:p>
          </table:table-cell>
          <table:table-cell office:value-type="string">
            <text:p>1330M-&gt;1073M(1492M)</text:p>
          </table:table-cell>
          <table:table-cell office:value-type="float" office:value="0.387341">
            <text:p>0.3873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31.225">
            <text:p>431.225</text:p>
          </table:table-cell>
          <table:table-cell office:value-type="string">
            <text:p>GC</text:p>
          </table:table-cell>
          <table:table-cell office:value-type="string">
            <text:p>1333M-&gt;1064M(1492M)</text:p>
          </table:table-cell>
          <table:table-cell office:value-type="float" office:value="0.347068">
            <text:p>0.34706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32.567">
            <text:p>432.567</text:p>
          </table:table-cell>
          <table:table-cell office:value-type="string">
            <text:p>GC</text:p>
          </table:table-cell>
          <table:table-cell office:value-type="string">
            <text:p>1332M-&gt;1059M(1492M)</text:p>
          </table:table-cell>
          <table:table-cell office:value-type="float" office:value="0.264537">
            <text:p>0.26453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33.806">
            <text:p>433.806</text:p>
          </table:table-cell>
          <table:table-cell office:value-type="string">
            <text:p>GC</text:p>
          </table:table-cell>
          <table:table-cell office:value-type="string">
            <text:p>1332M-&gt;1076M(1492M)</text:p>
          </table:table-cell>
          <table:table-cell office:value-type="float" office:value="0.3636">
            <text:p>0.363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35.085">
            <text:p>435.085</text:p>
          </table:table-cell>
          <table:table-cell office:value-type="string">
            <text:p>GC</text:p>
          </table:table-cell>
          <table:table-cell office:value-type="string">
            <text:p>1336M-&gt;1050M(1492M)</text:p>
          </table:table-cell>
          <table:table-cell office:value-type="float" office:value="0.165865">
            <text:p>0.16586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36.331">
            <text:p>436.331</text:p>
          </table:table-cell>
          <table:table-cell office:value-type="string">
            <text:p>GC</text:p>
          </table:table-cell>
          <table:table-cell office:value-type="string">
            <text:p>1335M-&gt;1059M(1492M)</text:p>
          </table:table-cell>
          <table:table-cell office:value-type="float" office:value="0.219212">
            <text:p>0.21921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37.6">
            <text:p>437.6</text:p>
          </table:table-cell>
          <table:table-cell office:value-type="string">
            <text:p>GC</text:p>
          </table:table-cell>
          <table:table-cell office:value-type="string">
            <text:p>1336M-&gt;1149M(1492M)</text:p>
          </table:table-cell>
          <table:table-cell office:value-type="float" office:value="0.888337">
            <text:p>0.88833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39.637">
            <text:p>439.637</text:p>
          </table:table-cell>
          <table:table-cell office:value-type="string">
            <text:p>GC</text:p>
          </table:table-cell>
          <table:table-cell office:value-type="string">
            <text:p>1409M-&gt;1283M(1492M)</text:p>
          </table:table-cell>
          <table:table-cell office:value-type="float" office:value="3.156677">
            <text:p>3.15667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4.045">
            <text:p>444.045</text:p>
          </table:table-cell>
          <table:table-cell office:value-type="string">
            <text:p>GC</text:p>
          </table:table-cell>
          <table:table-cell office:value-type="string">
            <text:p>1490M-&gt;1384M(1492M)</text:p>
          </table:table-cell>
          <table:table-cell office:value-type="float" office:value="5.00256">
            <text:p>5.0025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9.604">
            <text:p>449.604</text:p>
          </table:table-cell>
          <table:table-cell office:value-type="string">
            <text:p>GC</text:p>
          </table:table-cell>
          <table:table-cell office:value-type="string">
            <text:p>1490M-&gt;1443M(1492M)</text:p>
          </table:table-cell>
          <table:table-cell office:value-type="float" office:value="2.805417">
            <text:p>2.8054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52.691">
            <text:p>452.691</text:p>
          </table:table-cell>
          <table:table-cell office:value-type="string">
            <text:p>GC</text:p>
          </table:table-cell>
          <table:table-cell office:value-type="string">
            <text:p>1490M-&gt;1483M(1492M)</text:p>
          </table:table-cell>
          <table:table-cell office:value-type="float" office:value="1.546463">
            <text:p>1.54646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54.308">
            <text:p>454.308</text:p>
          </table:table-cell>
          <table:table-cell office:value-type="string">
            <text:p>GC</text:p>
          </table:table-cell>
          <table:table-cell office:value-type="string">
            <text:p>1490M-&gt;1490M(1492M)</text:p>
          </table:table-cell>
          <table:table-cell office:value-type="float" office:value="0.431453">
            <text:p>0.43145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54.774">
            <text:p>454.774</text:p>
          </table:table-cell>
          <table:table-cell office:value-type="string">
            <text:p>GC</text:p>
          </table:table-cell>
          <table:table-cell office:value-type="string">
            <text:p>1490M-&gt;1490M(1492M)</text:p>
          </table:table-cell>
          <table:table-cell office:value-type="float" office:value="0.022406">
            <text:p>0.022406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454.797">
            <text:p>454.797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1490M-&gt;615M(1492M)</text:p>
          </table:table-cell>
          <table:table-cell table:style-name="ce1" office:value-type="float" office:value="6.136219">
            <text:p>6.136219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461.869">
            <text:p>461.869</text:p>
          </table:table-cell>
          <table:table-cell office:value-type="string">
            <text:p>GC</text:p>
          </table:table-cell>
          <table:table-cell office:value-type="string">
            <text:p>913M-&gt;644M(1492M)</text:p>
          </table:table-cell>
          <table:table-cell office:value-type="float" office:value="0.305178">
            <text:p>0.30517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62.889">
            <text:p>462.889</text:p>
          </table:table-cell>
          <table:table-cell office:value-type="string">
            <text:p>GC</text:p>
          </table:table-cell>
          <table:table-cell office:value-type="string">
            <text:p>913M-&gt;640M(1492M)</text:p>
          </table:table-cell>
          <table:table-cell office:value-type="float" office:value="0.290737">
            <text:p>0.29073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63.979">
            <text:p>463.979</text:p>
          </table:table-cell>
          <table:table-cell office:value-type="string">
            <text:p>GC</text:p>
          </table:table-cell>
          <table:table-cell office:value-type="string">
            <text:p>913M-&gt;639M(1492M)</text:p>
          </table:table-cell>
          <table:table-cell office:value-type="float" office:value="0.235183">
            <text:p>0.23518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64.967">
            <text:p>464.967</text:p>
          </table:table-cell>
          <table:table-cell office:value-type="string">
            <text:p>GC</text:p>
          </table:table-cell>
          <table:table-cell office:value-type="string">
            <text:p>913M-&gt;639M(1492M)</text:p>
          </table:table-cell>
          <table:table-cell office:value-type="float" office:value="0.276586">
            <text:p>0.27658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66.089">
            <text:p>466.089</text:p>
          </table:table-cell>
          <table:table-cell office:value-type="string">
            <text:p>GC</text:p>
          </table:table-cell>
          <table:table-cell office:value-type="string">
            <text:p>913M-&gt;639M(1492M)</text:p>
          </table:table-cell>
          <table:table-cell office:value-type="float" office:value="0.314502">
            <text:p>0.3145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67.054">
            <text:p>467.054</text:p>
          </table:table-cell>
          <table:table-cell office:value-type="string">
            <text:p>GC</text:p>
          </table:table-cell>
          <table:table-cell office:value-type="string">
            <text:p>913M-&gt;638M(1492M)</text:p>
          </table:table-cell>
          <table:table-cell office:value-type="float" office:value="0.225548">
            <text:p>0.22554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68.078">
            <text:p>468.078</text:p>
          </table:table-cell>
          <table:table-cell office:value-type="string">
            <text:p>GC</text:p>
          </table:table-cell>
          <table:table-cell office:value-type="string">
            <text:p>912M-&gt;656M(1492M)</text:p>
          </table:table-cell>
          <table:table-cell office:value-type="float" office:value="0.438989">
            <text:p>0.4389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69.358">
            <text:p>469.358</text:p>
          </table:table-cell>
          <table:table-cell office:value-type="string">
            <text:p>GC</text:p>
          </table:table-cell>
          <table:table-cell office:value-type="string">
            <text:p>916M-&gt;648M(1492M)</text:p>
          </table:table-cell>
          <table:table-cell office:value-type="float" office:value="0.326579">
            <text:p>0.32657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0.487">
            <text:p>470.487</text:p>
          </table:table-cell>
          <table:table-cell office:value-type="string">
            <text:p>GC</text:p>
          </table:table-cell>
          <table:table-cell office:value-type="string">
            <text:p>916M-&gt;643M(1492M)</text:p>
          </table:table-cell>
          <table:table-cell office:value-type="float" office:value="0.272765">
            <text:p>0.27276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1.615">
            <text:p>471.615</text:p>
          </table:table-cell>
          <table:table-cell office:value-type="string">
            <text:p>GC</text:p>
          </table:table-cell>
          <table:table-cell office:value-type="string">
            <text:p>916M-&gt;624M(1492M)</text:p>
          </table:table-cell>
          <table:table-cell office:value-type="float" office:value="0.124577">
            <text:p>0.12457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2.533">
            <text:p>472.533</text:p>
          </table:table-cell>
          <table:table-cell office:value-type="string">
            <text:p>GC</text:p>
          </table:table-cell>
          <table:table-cell office:value-type="string">
            <text:p>915M-&gt;726M(1492M)</text:p>
          </table:table-cell>
          <table:table-cell office:value-type="float" office:value="0.917514">
            <text:p>0.91751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4.208">
            <text:p>474.208</text:p>
          </table:table-cell>
          <table:table-cell office:value-type="string">
            <text:p>GC</text:p>
          </table:table-cell>
          <table:table-cell office:value-type="string">
            <text:p>986M-&gt;816M(1492M)</text:p>
          </table:table-cell>
          <table:table-cell office:value-type="float" office:value="1.358201">
            <text:p>1.35820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6.972">
            <text:p>476.972</text:p>
          </table:table-cell>
          <table:table-cell office:value-type="string">
            <text:p>GC</text:p>
          </table:table-cell>
          <table:table-cell office:value-type="string">
            <text:p>1076M-&gt;850M(1492M)</text:p>
          </table:table-cell>
          <table:table-cell office:value-type="float" office:value="0.803357">
            <text:p>0.80335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9.236">
            <text:p>479.236</text:p>
          </table:table-cell>
          <table:table-cell office:value-type="string">
            <text:p>GC</text:p>
          </table:table-cell>
          <table:table-cell office:value-type="string">
            <text:p>1110M-&gt;875M(1492M)</text:p>
          </table:table-cell>
          <table:table-cell office:value-type="float" office:value="0.553811">
            <text:p>0.55381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1.031">
            <text:p>481.031</text:p>
          </table:table-cell>
          <table:table-cell office:value-type="string">
            <text:p>GC</text:p>
          </table:table-cell>
          <table:table-cell office:value-type="string">
            <text:p>1135M-&gt;953M(1492M)</text:p>
          </table:table-cell>
          <table:table-cell office:value-type="float" office:value="0.935456">
            <text:p>0.93545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3.039">
            <text:p>483.039</text:p>
          </table:table-cell>
          <table:table-cell office:value-type="string">
            <text:p>GC</text:p>
          </table:table-cell>
          <table:table-cell office:value-type="string">
            <text:p>1213M-&gt;1046M(1492M)</text:p>
          </table:table-cell>
          <table:table-cell office:value-type="float" office:value="1.555569">
            <text:p>1.55556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5.713">
            <text:p>485.713</text:p>
          </table:table-cell>
          <table:table-cell office:value-type="string">
            <text:p>GC</text:p>
          </table:table-cell>
          <table:table-cell office:value-type="string">
            <text:p>1306M-&gt;1081M(1492M)</text:p>
          </table:table-cell>
          <table:table-cell office:value-type="float" office:value="0.851485">
            <text:p>0.85148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7.305">
            <text:p>487.305</text:p>
          </table:table-cell>
          <table:table-cell office:value-type="string">
            <text:p>GC</text:p>
          </table:table-cell>
          <table:table-cell office:value-type="string">
            <text:p>1341M-&gt;1054M(1492M)</text:p>
          </table:table-cell>
          <table:table-cell office:value-type="float" office:value="0.282774">
            <text:p>0.2827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8.79">
            <text:p>488.79</text:p>
          </table:table-cell>
          <table:table-cell office:value-type="string">
            <text:p>GC</text:p>
          </table:table-cell>
          <table:table-cell office:value-type="string">
            <text:p>1341M-&gt;1082M(1492M)</text:p>
          </table:table-cell>
          <table:table-cell office:value-type="float" office:value="0.393586">
            <text:p>0.39358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0.436">
            <text:p>490.436</text:p>
          </table:table-cell>
          <table:table-cell office:value-type="string">
            <text:p>GC</text:p>
          </table:table-cell>
          <table:table-cell office:value-type="string">
            <text:p>1342M-&gt;1071M(1492M)</text:p>
          </table:table-cell>
          <table:table-cell office:value-type="float" office:value="0.281884">
            <text:p>0.28188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1.844">
            <text:p>491.844</text:p>
          </table:table-cell>
          <table:table-cell office:value-type="string">
            <text:p>GC</text:p>
          </table:table-cell>
          <table:table-cell office:value-type="string">
            <text:p>1341M-&gt;1068M(1492M)</text:p>
          </table:table-cell>
          <table:table-cell office:value-type="float" office:value="0.358974">
            <text:p>0.3589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3.541">
            <text:p>493.541</text:p>
          </table:table-cell>
          <table:table-cell office:value-type="string">
            <text:p>GC</text:p>
          </table:table-cell>
          <table:table-cell office:value-type="string">
            <text:p>1341M-&gt;1067M(1492M)</text:p>
          </table:table-cell>
          <table:table-cell office:value-type="float" office:value="0.329751">
            <text:p>0.3297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5.14">
            <text:p>495.14</text:p>
          </table:table-cell>
          <table:table-cell office:value-type="string">
            <text:p>GC</text:p>
          </table:table-cell>
          <table:table-cell office:value-type="string">
            <text:p>1342M-&gt;1067M(1492M)</text:p>
          </table:table-cell>
          <table:table-cell office:value-type="float" office:value="0.29928">
            <text:p>0.2992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6.505">
            <text:p>496.505</text:p>
          </table:table-cell>
          <table:table-cell office:value-type="string">
            <text:p>GC</text:p>
          </table:table-cell>
          <table:table-cell office:value-type="string">
            <text:p>1341M-&gt;1067M(1492M)</text:p>
          </table:table-cell>
          <table:table-cell office:value-type="float" office:value="0.259646">
            <text:p>0.25964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8.007">
            <text:p>498.007</text:p>
          </table:table-cell>
          <table:table-cell office:value-type="string">
            <text:p>GC</text:p>
          </table:table-cell>
          <table:table-cell office:value-type="string">
            <text:p>1341M-&gt;1067M(1492M)</text:p>
          </table:table-cell>
          <table:table-cell office:value-type="float" office:value="0.244727">
            <text:p>0.24472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9.243">
            <text:p>499.243</text:p>
          </table:table-cell>
          <table:table-cell office:value-type="string">
            <text:p>GC</text:p>
          </table:table-cell>
          <table:table-cell office:value-type="string">
            <text:p>1342M-&gt;1121M(1492M)</text:p>
          </table:table-cell>
          <table:table-cell office:value-type="float" office:value="0.625446">
            <text:p>0.62544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00.911">
            <text:p>500.911</text:p>
          </table:table-cell>
          <table:table-cell office:value-type="string">
            <text:p>GC</text:p>
          </table:table-cell>
          <table:table-cell office:value-type="string">
            <text:p>1381M-&gt;1228M(1492M)</text:p>
          </table:table-cell>
          <table:table-cell office:value-type="float" office:value="1.868414">
            <text:p>1.86841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03.79">
            <text:p>503.79</text:p>
          </table:table-cell>
          <table:table-cell office:value-type="string">
            <text:p>GC</text:p>
          </table:table-cell>
          <table:table-cell office:value-type="string">
            <text:p>1488M-&gt;1351M(1492M)</text:p>
          </table:table-cell>
          <table:table-cell office:value-type="float" office:value="6.312127">
            <text:p>6.31212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10.807">
            <text:p>510.807</text:p>
          </table:table-cell>
          <table:table-cell office:value-type="string">
            <text:p>GC</text:p>
          </table:table-cell>
          <table:table-cell office:value-type="string">
            <text:p>1490M-&gt;1384M(1492M)</text:p>
          </table:table-cell>
          <table:table-cell office:value-type="float" office:value="1.57166">
            <text:p>1.57166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512.851">
            <text:p>512.851</text:p>
          </table:table-cell>
          <table:table-cell table:style-name="ce1" office:value-type="string">
            <text:p>GC</text:p>
          </table:table-cell>
          <table:table-cell table:style-name="ce1"/>
          <table:table-cell table:style-name="ce1" office:value-type="float" office:value="37.064867">
            <text:p>37.064867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512.855">
            <text:p>512.855</text:p>
          </table:table-cell>
          <table:table-cell office:value-type="string">
            <text:p>GC</text:p>
          </table:table-cell>
          <table:table-cell/>
          <table:table-cell office:value-type="float" office:value="0.011544">
            <text:p>0.01154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12.87">
            <text:p>512.87</text:p>
          </table:table-cell>
          <table:table-cell office:value-type="string">
            <text:p>GC</text:p>
          </table:table-cell>
          <table:table-cell office:value-type="string">
            <text:p>1446M-&gt;1279M(1492M)</text:p>
          </table:table-cell>
          <table:table-cell office:value-type="float" office:value="0.020789">
            <text:p>0.0207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13.644">
            <text:p>513.644</text:p>
          </table:table-cell>
          <table:table-cell office:value-type="string">
            <text:p>GC</text:p>
          </table:table-cell>
          <table:table-cell office:value-type="string">
            <text:p>1490M-&gt;1274M(1492M)</text:p>
          </table:table-cell>
          <table:table-cell office:value-type="float" office:value="2.638039">
            <text:p>2.63803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17.013">
            <text:p>517.013</text:p>
          </table:table-cell>
          <table:table-cell office:value-type="string">
            <text:p>GC</text:p>
          </table:table-cell>
          <table:table-cell office:value-type="string">
            <text:p>1490M-&gt;1316M(1492M)</text:p>
          </table:table-cell>
          <table:table-cell office:value-type="float" office:value="1.918509">
            <text:p>1.91850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19.745">
            <text:p>519.745</text:p>
          </table:table-cell>
          <table:table-cell office:value-type="string">
            <text:p>GC</text:p>
          </table:table-cell>
          <table:table-cell office:value-type="string">
            <text:p>1490M-&gt;1358M(1492M)</text:p>
          </table:table-cell>
          <table:table-cell office:value-type="float" office:value="3.241997">
            <text:p>3.24199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23.444">
            <text:p>523.444</text:p>
          </table:table-cell>
          <table:table-cell office:value-type="string">
            <text:p>GC</text:p>
          </table:table-cell>
          <table:table-cell office:value-type="string">
            <text:p>1490M-&gt;1397M(1492M)</text:p>
          </table:table-cell>
          <table:table-cell office:value-type="float" office:value="2.759993">
            <text:p>2.75999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26.621">
            <text:p>526.621</text:p>
          </table:table-cell>
          <table:table-cell office:value-type="string">
            <text:p>GC</text:p>
          </table:table-cell>
          <table:table-cell office:value-type="string">
            <text:p>1490M-&gt;1450M(1492M)</text:p>
          </table:table-cell>
          <table:table-cell office:value-type="float" office:value="2.182922">
            <text:p>2.18292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29.015">
            <text:p>529.015</text:p>
          </table:table-cell>
          <table:table-cell office:value-type="string">
            <text:p>GC</text:p>
          </table:table-cell>
          <table:table-cell office:value-type="string">
            <text:p>1490M-&gt;1472M(1492M)</text:p>
          </table:table-cell>
          <table:table-cell office:value-type="float" office:value="0.851297">
            <text:p>0.85129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29.957">
            <text:p>529.957</text:p>
          </table:table-cell>
          <table:table-cell office:value-type="string">
            <text:p>GC</text:p>
          </table:table-cell>
          <table:table-cell office:value-type="string">
            <text:p>1490M-&gt;1490M(1492M)</text:p>
          </table:table-cell>
          <table:table-cell office:value-type="float" office:value="0.900979">
            <text:p>0.90097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30.892">
            <text:p>530.892</text:p>
          </table:table-cell>
          <table:table-cell office:value-type="string">
            <text:p>GC</text:p>
          </table:table-cell>
          <table:table-cell office:value-type="string">
            <text:p>1490M-&gt;1490M(1492M)</text:p>
          </table:table-cell>
          <table:table-cell office:value-type="float" office:value="0.073567">
            <text:p>0.073567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530.973">
            <text:p>530.973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1490M-&gt;611M(1492M)</text:p>
          </table:table-cell>
          <table:table-cell table:style-name="ce1" office:value-type="float" office:value="6.265869">
            <text:p>6.265869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538.182">
            <text:p>538.182</text:p>
          </table:table-cell>
          <table:table-cell office:value-type="string">
            <text:p>GC</text:p>
          </table:table-cell>
          <table:table-cell office:value-type="string">
            <text:p>909M-&gt;636M(1492M)</text:p>
          </table:table-cell>
          <table:table-cell office:value-type="float" office:value="0.254283">
            <text:p>0.25428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39.201">
            <text:p>539.201</text:p>
          </table:table-cell>
          <table:table-cell office:value-type="string">
            <text:p>GC</text:p>
          </table:table-cell>
          <table:table-cell office:value-type="string">
            <text:p>908M-&gt;635M(1492M)</text:p>
          </table:table-cell>
          <table:table-cell office:value-type="float" office:value="0.337628">
            <text:p>0.33762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40.344">
            <text:p>540.344</text:p>
          </table:table-cell>
          <table:table-cell office:value-type="string">
            <text:p>GC</text:p>
          </table:table-cell>
          <table:table-cell office:value-type="string">
            <text:p>909M-&gt;635M(1492M)</text:p>
          </table:table-cell>
          <table:table-cell office:value-type="float" office:value="0.255333">
            <text:p>0.25533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41.385">
            <text:p>541.385</text:p>
          </table:table-cell>
          <table:table-cell office:value-type="string">
            <text:p>GC</text:p>
          </table:table-cell>
          <table:table-cell office:value-type="string">
            <text:p>910M-&gt;635M(1492M)</text:p>
          </table:table-cell>
          <table:table-cell office:value-type="float" office:value="0.303366">
            <text:p>0.30336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42.535">
            <text:p>542.535</text:p>
          </table:table-cell>
          <table:table-cell office:value-type="string">
            <text:p>GC</text:p>
          </table:table-cell>
          <table:table-cell office:value-type="string">
            <text:p>909M-&gt;653M(1492M)</text:p>
          </table:table-cell>
          <table:table-cell office:value-type="float" office:value="0.384324">
            <text:p>0.3843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43.627">
            <text:p>543.627</text:p>
          </table:table-cell>
          <table:table-cell office:value-type="string">
            <text:p>GC</text:p>
          </table:table-cell>
          <table:table-cell office:value-type="string">
            <text:p>913M-&gt;748M(1492M)</text:p>
          </table:table-cell>
          <table:table-cell office:value-type="float" office:value="1.156413">
            <text:p>1.1564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45.798">
            <text:p>545.798</text:p>
          </table:table-cell>
          <table:table-cell office:value-type="string">
            <text:p>GC</text:p>
          </table:table-cell>
          <table:table-cell office:value-type="string">
            <text:p>1008M-&gt;802M(1492M)</text:p>
          </table:table-cell>
          <table:table-cell office:value-type="float" office:value="1.126944">
            <text:p>1.12694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48.415">
            <text:p>548.415</text:p>
          </table:table-cell>
          <table:table-cell office:value-type="string">
            <text:p>GC</text:p>
          </table:table-cell>
          <table:table-cell office:value-type="string">
            <text:p>1062M-&gt;847M(1492M)</text:p>
          </table:table-cell>
          <table:table-cell office:value-type="float" office:value="0.924083">
            <text:p>0.92408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50.688">
            <text:p>550.688</text:p>
          </table:table-cell>
          <table:table-cell office:value-type="string">
            <text:p>GC</text:p>
          </table:table-cell>
          <table:table-cell office:value-type="string">
            <text:p>1107M-&gt;847M(1492M)</text:p>
          </table:table-cell>
          <table:table-cell office:value-type="float" office:value="0.393172">
            <text:p>0.39317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52.239">
            <text:p>552.239</text:p>
          </table:table-cell>
          <table:table-cell office:value-type="string">
            <text:p>GC</text:p>
          </table:table-cell>
          <table:table-cell office:value-type="string">
            <text:p>1131M-&gt;855M(1492M)</text:p>
          </table:table-cell>
          <table:table-cell office:value-type="float" office:value="0.209633">
            <text:p>0.20963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53.361">
            <text:p>553.361</text:p>
          </table:table-cell>
          <table:table-cell office:value-type="string">
            <text:p>GC</text:p>
          </table:table-cell>
          <table:table-cell office:value-type="string">
            <text:p>1131M-&gt;945M(1492M)</text:p>
          </table:table-cell>
          <table:table-cell office:value-type="float" office:value="1.25694">
            <text:p>1.2569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55.57">
            <text:p>555.57</text:p>
          </table:table-cell>
          <table:table-cell office:value-type="string">
            <text:p>GC</text:p>
          </table:table-cell>
          <table:table-cell office:value-type="string">
            <text:p>1205M-&gt;1027M(1492M)</text:p>
          </table:table-cell>
          <table:table-cell office:value-type="float" office:value="1.521381">
            <text:p>1.52138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58.768">
            <text:p>558.768</text:p>
          </table:table-cell>
          <table:table-cell office:value-type="string">
            <text:p>GC</text:p>
          </table:table-cell>
          <table:table-cell office:value-type="string">
            <text:p>1287M-&gt;1059M(1492M)</text:p>
          </table:table-cell>
          <table:table-cell office:value-type="float" office:value="0.584288">
            <text:p>0.58428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60.565">
            <text:p>560.565</text:p>
          </table:table-cell>
          <table:table-cell office:value-type="string">
            <text:p>GC</text:p>
          </table:table-cell>
          <table:table-cell office:value-type="string">
            <text:p>1319M-&gt;1084M(1492M)</text:p>
          </table:table-cell>
          <table:table-cell office:value-type="float" office:value="0.584042">
            <text:p>0.58404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62.079">
            <text:p>562.079</text:p>
          </table:table-cell>
          <table:table-cell office:value-type="string">
            <text:p>GC</text:p>
          </table:table-cell>
          <table:table-cell office:value-type="string">
            <text:p>1344M-&gt;1076M(1492M)</text:p>
          </table:table-cell>
          <table:table-cell office:value-type="float" office:value="0.392874">
            <text:p>0.3928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63.624">
            <text:p>563.624</text:p>
          </table:table-cell>
          <table:table-cell office:value-type="string">
            <text:p>GC</text:p>
          </table:table-cell>
          <table:table-cell office:value-type="string">
            <text:p>1343M-&gt;1071M(1492M)</text:p>
          </table:table-cell>
          <table:table-cell office:value-type="float" office:value="0.321105">
            <text:p>0.32110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65.176">
            <text:p>565.176</text:p>
          </table:table-cell>
          <table:table-cell office:value-type="string">
            <text:p>GC</text:p>
          </table:table-cell>
          <table:table-cell office:value-type="string">
            <text:p>1344M-&gt;1088M(1492M)</text:p>
          </table:table-cell>
          <table:table-cell office:value-type="float" office:value="0.461278">
            <text:p>0.46127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66.717">
            <text:p>566.717</text:p>
          </table:table-cell>
          <table:table-cell office:value-type="string">
            <text:p>GC</text:p>
          </table:table-cell>
          <table:table-cell office:value-type="string">
            <text:p>1348M-&gt;1080M(1492M)</text:p>
          </table:table-cell>
          <table:table-cell office:value-type="float" office:value="0.293454">
            <text:p>0.2934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68.019">
            <text:p>568.019</text:p>
          </table:table-cell>
          <table:table-cell office:value-type="string">
            <text:p>GC</text:p>
          </table:table-cell>
          <table:table-cell office:value-type="string">
            <text:p>1347M-&gt;1056M(1492M)</text:p>
          </table:table-cell>
          <table:table-cell office:value-type="float" office:value="0.099167">
            <text:p>0.09916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69.214">
            <text:p>569.214</text:p>
          </table:table-cell>
          <table:table-cell office:value-type="string">
            <text:p>GC</text:p>
          </table:table-cell>
          <table:table-cell office:value-type="string">
            <text:p>1347M-&gt;1052M(1492M)</text:p>
          </table:table-cell>
          <table:table-cell office:value-type="float" office:value="0.068096">
            <text:p>0.06809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70.445">
            <text:p>570.445</text:p>
          </table:table-cell>
          <table:table-cell office:value-type="string">
            <text:p>GC</text:p>
          </table:table-cell>
          <table:table-cell office:value-type="string">
            <text:p>1347M-&gt;1068M(1492M)</text:p>
          </table:table-cell>
          <table:table-cell office:value-type="float" office:value="0.214208">
            <text:p>0.21420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71.697">
            <text:p>571.697</text:p>
          </table:table-cell>
          <table:table-cell office:value-type="string">
            <text:p>GC</text:p>
          </table:table-cell>
          <table:table-cell office:value-type="string">
            <text:p>1347M-&gt;1054M(1492M)</text:p>
          </table:table-cell>
          <table:table-cell office:value-type="float" office:value="0.094212">
            <text:p>0.094212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572.508">
            <text:p>572.508</text:p>
          </table:table-cell>
          <table:table-cell table:style-name="ce1" office:value-type="string">
            <text:p>GC</text:p>
          </table:table-cell>
          <table:table-cell table:style-name="ce1"/>
          <table:table-cell table:style-name="ce1" office:value-type="float" office:value="25.188554">
            <text:p>25.188554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572.514">
            <text:p>572.514</text:p>
          </table:table-cell>
          <table:table-cell office:value-type="string">
            <text:p>GC</text:p>
          </table:table-cell>
          <table:table-cell/>
          <table:table-cell office:value-type="float" office:value="0.01363">
            <text:p>0.0136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72.529">
            <text:p>572.529</text:p>
          </table:table-cell>
          <table:table-cell office:value-type="string">
            <text:p>GC</text:p>
          </table:table-cell>
          <table:table-cell office:value-type="string">
            <text:p>1208M-&gt;1043M(1492M)</text:p>
          </table:table-cell>
          <table:table-cell office:value-type="float" office:value="0.018807">
            <text:p>0.0188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72.944">
            <text:p>572.944</text:p>
          </table:table-cell>
          <table:table-cell office:value-type="string">
            <text:p>GC</text:p>
          </table:table-cell>
          <table:table-cell office:value-type="string">
            <text:p>1182M-&gt;903M(1492M)</text:p>
          </table:table-cell>
          <table:table-cell office:value-type="float" office:value="0.239806">
            <text:p>0.23980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73.939">
            <text:p>573.939</text:p>
          </table:table-cell>
          <table:table-cell office:value-type="string">
            <text:p>GC</text:p>
          </table:table-cell>
          <table:table-cell office:value-type="string">
            <text:p>1182M-&gt;879M(1492M)</text:p>
          </table:table-cell>
          <table:table-cell office:value-type="float" office:value="0.383403">
            <text:p>0.38340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75.121">
            <text:p>575.121</text:p>
          </table:table-cell>
          <table:table-cell office:value-type="string">
            <text:p>GC</text:p>
          </table:table-cell>
          <table:table-cell office:value-type="string">
            <text:p>1154M-&gt;858M(1492M)</text:p>
          </table:table-cell>
          <table:table-cell office:value-type="float" office:value="0.323164">
            <text:p>0.32316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76.206">
            <text:p>576.206</text:p>
          </table:table-cell>
          <table:table-cell office:value-type="string">
            <text:p>GC</text:p>
          </table:table-cell>
          <table:table-cell office:value-type="string">
            <text:p>1133M-&gt;845M(1492M)</text:p>
          </table:table-cell>
          <table:table-cell office:value-type="float" office:value="0.424342">
            <text:p>0.42434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77.372">
            <text:p>577.372</text:p>
          </table:table-cell>
          <table:table-cell office:value-type="string">
            <text:p>GC</text:p>
          </table:table-cell>
          <table:table-cell office:value-type="string">
            <text:p>1119M-&gt;845M(1492M)</text:p>
          </table:table-cell>
          <table:table-cell office:value-type="float" office:value="0.252337">
            <text:p>0.25233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78.356">
            <text:p>578.356</text:p>
          </table:table-cell>
          <table:table-cell office:value-type="string">
            <text:p>GC</text:p>
          </table:table-cell>
          <table:table-cell office:value-type="string">
            <text:p>1119M-&gt;845M(1492M)</text:p>
          </table:table-cell>
          <table:table-cell office:value-type="float" office:value="0.305026">
            <text:p>0.30502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79.719">
            <text:p>579.719</text:p>
          </table:table-cell>
          <table:table-cell office:value-type="string">
            <text:p>GC</text:p>
          </table:table-cell>
          <table:table-cell office:value-type="string">
            <text:p>1119M-&gt;827M(1492M)</text:p>
          </table:table-cell>
          <table:table-cell office:value-type="float" office:value="0.08167">
            <text:p>0.08167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formula="of:=[.B337]" office:value-type="float" office:value="579.719">
            <text:p>579.719</text:p>
          </table:table-cell>
          <table:table-cell table:number-columns-repeated="1020"/>
        </table:table-row>
        <table:table-row table:style-name="ro1">
          <table:table-cell office:value-type="string">
            <text:p>sum</text:p>
          </table:table-cell>
          <table:table-cell table:number-columns-repeated="3"/>
          <table:table-cell table:formula="of:=SUM([.E3:.E337])" office:value-type="float" office:value="415.822293">
            <text:p>415.822293</text:p>
          </table:table-cell>
          <table:table-cell table:number-columns-repeated="1017"/>
        </table:table-row>
        <table:table-row table:style-name="ro1">
          <table:table-cell office:value-type="string">
            <text:p>avg</text:p>
          </table:table-cell>
          <table:table-cell table:number-columns-repeated="3"/>
          <table:table-cell table:formula="of:=AVERAGE([.E3:.E337])" office:value-type="float" office:value="1.2412605761194">
            <text:p>1.2412605761</text:p>
          </table:table-cell>
          <table:table-cell table:number-columns-repeated="1017"/>
        </table:table-row>
        <table:table-row table:style-name="ro2">
          <table:table-cell office:value-type="string">
            <text:p>count</text:p>
          </table:table-cell>
          <table:table-cell office:value-type="string">
            <text:p>gc</text:p>
          </table:table-cell>
          <table:table-cell table:formula="of:=[.E342]-[.C343]" office:value-type="float" office:value="323">
            <text:p>323</text:p>
          </table:table-cell>
          <table:table-cell/>
          <table:table-cell table:formula="of:=COUNT([.E3:.E337])" office:value-type="float" office:value="335">
            <text:p>3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ull</text:p>
          </table:table-cell>
          <table:table-cell table:formula="of:=COUNTA([.C33];[.C50];[.C82];[.C114];[.C149];[.C177];[.C200];[.C231];[.C264];[.C294];[.C305];[.C328])" office:value-type="float" office:value="12">
            <text:p>12</text:p>
          </table:table-cell>
          <table:table-cell table:number-columns-repeated="1019"/>
        </table:table-row>
        <table:table-row table:style-name="ro1" table:number-rows-repeated="104823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eria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number-columns-repeated="2"/>
          <table:table-cell office:value-type="string">
            <text:p>Seria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.11">
            <text:p>0.11</text:p>
          </table:table-cell>
          <table:table-cell office:value-type="string">
            <text:p>GC</text:p>
          </table:table-cell>
          <table:table-cell office:value-type="string">
            <text:p>22085K-&gt;20063K</text:p>
          </table:table-cell>
          <table:table-cell office:value-type="string">
            <text:p>92352K</text:p>
          </table:table-cell>
          <table:table-cell office:value-type="float" office:value="0.029361">
            <text:p>0.02936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222">
            <text:p>0.222</text:p>
          </table:table-cell>
          <table:table-cell office:value-type="string">
            <text:p>GC</text:p>
          </table:table-cell>
          <table:table-cell office:value-type="string">
            <text:p>45599K-&gt;39868K</text:p>
          </table:table-cell>
          <table:table-cell office:value-type="string">
            <text:p>92352K</text:p>
          </table:table-cell>
          <table:table-cell office:value-type="float" office:value="0.049409">
            <text:p>0.04940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296">
            <text:p>0.296</text:p>
          </table:table-cell>
          <table:table-cell office:value-type="string">
            <text:p>GC</text:p>
          </table:table-cell>
          <table:table-cell office:value-type="string">
            <text:p>65404K-&gt;59605K</text:p>
          </table:table-cell>
          <table:table-cell office:value-type="string">
            <text:p>92352K</text:p>
          </table:table-cell>
          <table:table-cell office:value-type="float" office:value="0.060598">
            <text:p>0.06059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376">
            <text:p>0.376</text:p>
          </table:table-cell>
          <table:table-cell office:value-type="string">
            <text:p>GC</text:p>
          </table:table-cell>
          <table:table-cell office:value-type="string">
            <text:p>85141K-&gt;79415K</text:p>
          </table:table-cell>
          <table:table-cell office:value-type="string">
            <text:p>105024K</text:p>
          </table:table-cell>
          <table:table-cell office:value-type="float" office:value="0.059254">
            <text:p>0.05925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0.436">
            <text:p>0.436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79415K-&gt;79415K</text:p>
          </table:table-cell>
          <table:table-cell table:style-name="ce1" office:value-type="string">
            <text:p>105024K</text:p>
          </table:table-cell>
          <table:table-cell table:style-name="ce1" office:value-type="float" office:value="0.128953">
            <text:p>0.128953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0.595">
            <text:p>0.595</text:p>
          </table:table-cell>
          <table:table-cell office:value-type="string">
            <text:p>GC</text:p>
          </table:table-cell>
          <table:table-cell office:value-type="string">
            <text:p>127360K-&gt;116415K</text:p>
          </table:table-cell>
          <table:table-cell office:value-type="string">
            <text:p>184600K</text:p>
          </table:table-cell>
          <table:table-cell office:value-type="float" office:value="0.264572">
            <text:p>0.2645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904">
            <text:p>0.904</text:p>
          </table:table-cell>
          <table:table-cell office:value-type="string">
            <text:p>GC</text:p>
          </table:table-cell>
          <table:table-cell office:value-type="string">
            <text:p>167423K-&gt;155948K</text:p>
          </table:table-cell>
          <table:table-cell office:value-type="string">
            <text:p>207064K</text:p>
          </table:table-cell>
          <table:table-cell office:value-type="float" office:value="0.113441">
            <text:p>0.11344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.017">
            <text:p>1.017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155948K-&gt;155948K</text:p>
          </table:table-cell>
          <table:table-cell table:style-name="ce1" office:value-type="string">
            <text:p>207064K</text:p>
          </table:table-cell>
          <table:table-cell table:style-name="ce1" office:value-type="float" office:value="0.262041">
            <text:p>0.262041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1.355">
            <text:p>1.355</text:p>
          </table:table-cell>
          <table:table-cell office:value-type="string">
            <text:p>GC</text:p>
          </table:table-cell>
          <table:table-cell office:value-type="string">
            <text:p>249559K-&gt;232315K</text:p>
          </table:table-cell>
          <table:table-cell office:value-type="string">
            <text:p>361856K</text:p>
          </table:table-cell>
          <table:table-cell office:value-type="float" office:value="0.265958">
            <text:p>0.26595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.682">
            <text:p>1.682</text:p>
          </table:table-cell>
          <table:table-cell office:value-type="string">
            <text:p>GC</text:p>
          </table:table-cell>
          <table:table-cell office:value-type="string">
            <text:p>332155K-&gt;315016K</text:p>
          </table:table-cell>
          <table:table-cell office:value-type="string">
            <text:p>415000K</text:p>
          </table:table-cell>
          <table:table-cell office:value-type="float" office:value="0.217867">
            <text:p>0.21786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.9">
            <text:p>1.9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315016K-&gt;309157K</text:p>
          </table:table-cell>
          <table:table-cell table:style-name="ce1" office:value-type="string">
            <text:p>415000K</text:p>
          </table:table-cell>
          <table:table-cell table:style-name="ce1" office:value-type="float" office:value="0.571819">
            <text:p>0.571819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2.595">
            <text:p>2.595</text:p>
          </table:table-cell>
          <table:table-cell office:value-type="string">
            <text:p>GC</text:p>
          </table:table-cell>
          <table:table-cell office:value-type="string">
            <text:p>494565K-&gt;447035K</text:p>
          </table:table-cell>
          <table:table-cell office:value-type="string">
            <text:p>717056K</text:p>
          </table:table-cell>
          <table:table-cell office:value-type="float" office:value="1.469666">
            <text:p>1.46966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.203">
            <text:p>4.203</text:p>
          </table:table-cell>
          <table:table-cell office:value-type="string">
            <text:p>GC</text:p>
          </table:table-cell>
          <table:table-cell office:value-type="string">
            <text:p>644923K-&gt;606102K</text:p>
          </table:table-cell>
          <table:table-cell office:value-type="string">
            <text:p>804032K</text:p>
          </table:table-cell>
          <table:table-cell office:value-type="float" office:value="1.080043">
            <text:p>1.08004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5.283">
            <text:p>5.283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606102K-&gt;565086K</text:p>
          </table:table-cell>
          <table:table-cell table:style-name="ce1" office:value-type="string">
            <text:p>804032K</text:p>
          </table:table-cell>
          <table:table-cell table:style-name="ce1" office:value-type="float" office:value="3.766378">
            <text:p>3.766378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9.311">
            <text:p>9.311</text:p>
          </table:table-cell>
          <table:table-cell office:value-type="string">
            <text:p>GC</text:p>
          </table:table-cell>
          <table:table-cell office:value-type="string">
            <text:p>941982K-&gt;627961K</text:p>
          </table:table-cell>
          <table:table-cell office:value-type="string">
            <text:p>1365748K</text:p>
          </table:table-cell>
          <table:table-cell office:value-type="float" office:value="0.349386">
            <text:p>0.34938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.856">
            <text:p>9.856</text:p>
          </table:table-cell>
          <table:table-cell office:value-type="string">
            <text:p>GC</text:p>
          </table:table-cell>
          <table:table-cell office:value-type="string">
            <text:p>1004857K-&gt;642342K</text:p>
          </table:table-cell>
          <table:table-cell office:value-type="string">
            <text:p>1365748K</text:p>
          </table:table-cell>
          <table:table-cell office:value-type="float" office:value="0.257764">
            <text:p>0.25776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.312">
            <text:p>10.312</text:p>
          </table:table-cell>
          <table:table-cell office:value-type="string">
            <text:p>GC</text:p>
          </table:table-cell>
          <table:table-cell office:value-type="string">
            <text:p>1019238K-&gt;643900K</text:p>
          </table:table-cell>
          <table:table-cell office:value-type="string">
            <text:p>1365748K</text:p>
          </table:table-cell>
          <table:table-cell office:value-type="float" office:value="0.119948">
            <text:p>0.11994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.632">
            <text:p>10.632</text:p>
          </table:table-cell>
          <table:table-cell office:value-type="string">
            <text:p>GC</text:p>
          </table:table-cell>
          <table:table-cell office:value-type="string">
            <text:p>1020796K-&gt;646096K</text:p>
          </table:table-cell>
          <table:table-cell office:value-type="string">
            <text:p>1365748K</text:p>
          </table:table-cell>
          <table:table-cell office:value-type="float" office:value="0.066419">
            <text:p>0.0664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.927">
            <text:p>10.927</text:p>
          </table:table-cell>
          <table:table-cell office:value-type="string">
            <text:p>GC</text:p>
          </table:table-cell>
          <table:table-cell office:value-type="string">
            <text:p>1022992K-&gt;628234K</text:p>
          </table:table-cell>
          <table:table-cell office:value-type="string">
            <text:p>1365748K</text:p>
          </table:table-cell>
          <table:table-cell office:value-type="float" office:value="0.025151">
            <text:p>0.02515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.188">
            <text:p>11.188</text:p>
          </table:table-cell>
          <table:table-cell office:value-type="string">
            <text:p>GC</text:p>
          </table:table-cell>
          <table:table-cell office:value-type="string">
            <text:p>1005130K-&gt;630325K</text:p>
          </table:table-cell>
          <table:table-cell office:value-type="string">
            <text:p>1365748K</text:p>
          </table:table-cell>
          <table:table-cell office:value-type="float" office:value="0.029871">
            <text:p>0.0298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.512">
            <text:p>11.512</text:p>
          </table:table-cell>
          <table:table-cell office:value-type="string">
            <text:p>GC</text:p>
          </table:table-cell>
          <table:table-cell office:value-type="string">
            <text:p>1007221K-&gt;631419K</text:p>
          </table:table-cell>
          <table:table-cell office:value-type="string">
            <text:p>1365748K</text:p>
          </table:table-cell>
          <table:table-cell office:value-type="float" office:value="0.032386">
            <text:p>0.03238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.832">
            <text:p>11.832</text:p>
          </table:table-cell>
          <table:table-cell office:value-type="string">
            <text:p>GC</text:p>
          </table:table-cell>
          <table:table-cell office:value-type="string">
            <text:p>1008315K-&gt;650207K</text:p>
          </table:table-cell>
          <table:table-cell office:value-type="string">
            <text:p>1365748K</text:p>
          </table:table-cell>
          <table:table-cell office:value-type="float" office:value="0.075786">
            <text:p>0.07578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.2">
            <text:p>12.2</text:p>
          </table:table-cell>
          <table:table-cell office:value-type="string">
            <text:p>GC</text:p>
          </table:table-cell>
          <table:table-cell office:value-type="string">
            <text:p>1027103K-&gt;651902K</text:p>
          </table:table-cell>
          <table:table-cell office:value-type="string">
            <text:p>1365748K</text:p>
          </table:table-cell>
          <table:table-cell office:value-type="float" office:value="0.079695">
            <text:p>0.0796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.54">
            <text:p>12.54</text:p>
          </table:table-cell>
          <table:table-cell office:value-type="string">
            <text:p>GC</text:p>
          </table:table-cell>
          <table:table-cell office:value-type="string">
            <text:p>1028798K-&gt;635626K</text:p>
          </table:table-cell>
          <table:table-cell office:value-type="string">
            <text:p>1365748K</text:p>
          </table:table-cell>
          <table:table-cell office:value-type="float" office:value="0.038445">
            <text:p>0.03844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.768">
            <text:p>12.768</text:p>
          </table:table-cell>
          <table:table-cell office:value-type="string">
            <text:p>GC</text:p>
          </table:table-cell>
          <table:table-cell office:value-type="string">
            <text:p>1012522K-&gt;638057K</text:p>
          </table:table-cell>
          <table:table-cell office:value-type="string">
            <text:p>1365748K</text:p>
          </table:table-cell>
          <table:table-cell office:value-type="float" office:value="0.043839">
            <text:p>0.04383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.01">
            <text:p>13.01</text:p>
          </table:table-cell>
          <table:table-cell office:value-type="string">
            <text:p>GC</text:p>
          </table:table-cell>
          <table:table-cell office:value-type="string">
            <text:p>1014953K-&gt;658459K</text:p>
          </table:table-cell>
          <table:table-cell office:value-type="string">
            <text:p>1365748K</text:p>
          </table:table-cell>
          <table:table-cell office:value-type="float" office:value="0.088313">
            <text:p>0.08831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.296">
            <text:p>13.296</text:p>
          </table:table-cell>
          <table:table-cell office:value-type="string">
            <text:p>GC</text:p>
          </table:table-cell>
          <table:table-cell office:value-type="string">
            <text:p>1035355K-&gt;642762K</text:p>
          </table:table-cell>
          <table:table-cell office:value-type="string">
            <text:p>1365748K</text:p>
          </table:table-cell>
          <table:table-cell office:value-type="float" office:value="0.061">
            <text:p>0.06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.558">
            <text:p>13.558</text:p>
          </table:table-cell>
          <table:table-cell office:value-type="string">
            <text:p>GC</text:p>
          </table:table-cell>
          <table:table-cell office:value-type="string">
            <text:p>1019658K-&gt;643932K</text:p>
          </table:table-cell>
          <table:table-cell office:value-type="string">
            <text:p>1365748K</text:p>
          </table:table-cell>
          <table:table-cell office:value-type="float" office:value="0.128473">
            <text:p>0.12847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.893">
            <text:p>13.893</text:p>
          </table:table-cell>
          <table:table-cell office:value-type="string">
            <text:p>GC</text:p>
          </table:table-cell>
          <table:table-cell office:value-type="string">
            <text:p>1020828K-&gt;644654K</text:p>
          </table:table-cell>
          <table:table-cell office:value-type="string">
            <text:p>1365748K</text:p>
          </table:table-cell>
          <table:table-cell office:value-type="float" office:value="0.055618">
            <text:p>0.0556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142">
            <text:p>14.142</text:p>
          </table:table-cell>
          <table:table-cell office:value-type="string">
            <text:p>GC</text:p>
          </table:table-cell>
          <table:table-cell office:value-type="string">
            <text:p>1021550K-&gt;645994K</text:p>
          </table:table-cell>
          <table:table-cell office:value-type="string">
            <text:p>1365748K</text:p>
          </table:table-cell>
          <table:table-cell office:value-type="float" office:value="0.058584">
            <text:p>0.05858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396">
            <text:p>14.396</text:p>
          </table:table-cell>
          <table:table-cell office:value-type="string">
            <text:p>GC</text:p>
          </table:table-cell>
          <table:table-cell office:value-type="string">
            <text:p>1022890K-&gt;628849K</text:p>
          </table:table-cell>
          <table:table-cell office:value-type="string">
            <text:p>1365748K</text:p>
          </table:table-cell>
          <table:table-cell office:value-type="float" office:value="0.04073">
            <text:p>0.0407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631">
            <text:p>14.631</text:p>
          </table:table-cell>
          <table:table-cell office:value-type="string">
            <text:p>GC</text:p>
          </table:table-cell>
          <table:table-cell office:value-type="string">
            <text:p>1005745K-&gt;647963K</text:p>
          </table:table-cell>
          <table:table-cell office:value-type="string">
            <text:p>1365748K</text:p>
          </table:table-cell>
          <table:table-cell office:value-type="float" office:value="0.122667">
            <text:p>0.122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983">
            <text:p>14.983</text:p>
          </table:table-cell>
          <table:table-cell office:value-type="string">
            <text:p>GC</text:p>
          </table:table-cell>
          <table:table-cell office:value-type="string">
            <text:p>1024859K-&gt;702341K</text:p>
          </table:table-cell>
          <table:table-cell office:value-type="string">
            <text:p>1365748K</text:p>
          </table:table-cell>
          <table:table-cell office:value-type="float" office:value="0.221005">
            <text:p>0.22100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479">
            <text:p>15.479</text:p>
          </table:table-cell>
          <table:table-cell office:value-type="string">
            <text:p>GC</text:p>
          </table:table-cell>
          <table:table-cell office:value-type="string">
            <text:p>1079237K-&gt;977078K</text:p>
          </table:table-cell>
          <table:table-cell office:value-type="string">
            <text:p>1365748K</text:p>
          </table:table-cell>
          <table:table-cell office:value-type="float" office:value="0.826006">
            <text:p>0.82600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6.499">
            <text:p>16.499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1353974K-&gt;572728K</text:p>
          </table:table-cell>
          <table:table-cell table:style-name="ce1" office:value-type="string">
            <text:p>1365748K</text:p>
          </table:table-cell>
          <table:table-cell table:style-name="ce1" office:value-type="float" office:value="3.230026">
            <text:p>3.230026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19.959">
            <text:p>19.959</text:p>
          </table:table-cell>
          <table:table-cell office:value-type="string">
            <text:p>GC</text:p>
          </table:table-cell>
          <table:table-cell office:value-type="string">
            <text:p>954680K-&gt;657274K</text:p>
          </table:table-cell>
          <table:table-cell office:value-type="string">
            <text:p>1384180K</text:p>
          </table:table-cell>
          <table:table-cell office:value-type="float" office:value="0.354618">
            <text:p>0.3546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586">
            <text:p>20.586</text:p>
          </table:table-cell>
          <table:table-cell office:value-type="string">
            <text:p>GC</text:p>
          </table:table-cell>
          <table:table-cell office:value-type="string">
            <text:p>1039226K-&gt;673054K</text:p>
          </table:table-cell>
          <table:table-cell office:value-type="string">
            <text:p>1384180K</text:p>
          </table:table-cell>
          <table:table-cell office:value-type="float" office:value="0.130013">
            <text:p>0.13001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008">
            <text:p>21.008</text:p>
          </table:table-cell>
          <table:table-cell office:value-type="string">
            <text:p>GC</text:p>
          </table:table-cell>
          <table:table-cell office:value-type="string">
            <text:p>1055006K-&gt;675330K</text:p>
          </table:table-cell>
          <table:table-cell office:value-type="string">
            <text:p>1384180K</text:p>
          </table:table-cell>
          <table:table-cell office:value-type="float" office:value="0.070597">
            <text:p>0.07059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543">
            <text:p>21.543</text:p>
          </table:table-cell>
          <table:table-cell office:value-type="string">
            <text:p>GC</text:p>
          </table:table-cell>
          <table:table-cell office:value-type="string">
            <text:p>1057282K-&gt;674875K</text:p>
          </table:table-cell>
          <table:table-cell office:value-type="string">
            <text:p>1384180K</text:p>
          </table:table-cell>
          <table:table-cell office:value-type="float" office:value="0.114739">
            <text:p>0.11473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012">
            <text:p>22.012</text:p>
          </table:table-cell>
          <table:table-cell office:value-type="string">
            <text:p>GC</text:p>
          </table:table-cell>
          <table:table-cell office:value-type="string">
            <text:p>1056827K-&gt;671887K</text:p>
          </table:table-cell>
          <table:table-cell office:value-type="string">
            <text:p>1384180K</text:p>
          </table:table-cell>
          <table:table-cell office:value-type="float" office:value="0.074441">
            <text:p>0.07444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349">
            <text:p>22.349</text:p>
          </table:table-cell>
          <table:table-cell office:value-type="string">
            <text:p>GC</text:p>
          </table:table-cell>
          <table:table-cell office:value-type="string">
            <text:p>1053839K-&gt;673667K</text:p>
          </table:table-cell>
          <table:table-cell office:value-type="string">
            <text:p>1384180K</text:p>
          </table:table-cell>
          <table:table-cell office:value-type="float" office:value="0.055157">
            <text:p>0.05515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594">
            <text:p>22.594</text:p>
          </table:table-cell>
          <table:table-cell office:value-type="string">
            <text:p>GC</text:p>
          </table:table-cell>
          <table:table-cell office:value-type="string">
            <text:p>1055619K-&gt;676555K</text:p>
          </table:table-cell>
          <table:table-cell office:value-type="string">
            <text:p>1384180K</text:p>
          </table:table-cell>
          <table:table-cell office:value-type="float" office:value="0.06029">
            <text:p>0.060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846">
            <text:p>22.846</text:p>
          </table:table-cell>
          <table:table-cell office:value-type="string">
            <text:p>GC</text:p>
          </table:table-cell>
          <table:table-cell office:value-type="string">
            <text:p>1058507K-&gt;679765K</text:p>
          </table:table-cell>
          <table:table-cell office:value-type="string">
            <text:p>1384180K</text:p>
          </table:table-cell>
          <table:table-cell office:value-type="float" office:value="0.066379">
            <text:p>0.06637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.106">
            <text:p>23.106</text:p>
          </table:table-cell>
          <table:table-cell office:value-type="string">
            <text:p>GC</text:p>
          </table:table-cell>
          <table:table-cell office:value-type="string">
            <text:p>1061717K-&gt;683930K</text:p>
          </table:table-cell>
          <table:table-cell office:value-type="string">
            <text:p>1384180K</text:p>
          </table:table-cell>
          <table:table-cell office:value-type="float" office:value="0.074372">
            <text:p>0.0743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.376">
            <text:p>23.376</text:p>
          </table:table-cell>
          <table:table-cell office:value-type="string">
            <text:p>GC</text:p>
          </table:table-cell>
          <table:table-cell office:value-type="string">
            <text:p>1065882K-&gt;669838K</text:p>
          </table:table-cell>
          <table:table-cell office:value-type="string">
            <text:p>1384180K</text:p>
          </table:table-cell>
          <table:table-cell office:value-type="float" office:value="0.047151">
            <text:p>0.04715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.636">
            <text:p>23.636</text:p>
          </table:table-cell>
          <table:table-cell office:value-type="string">
            <text:p>GC</text:p>
          </table:table-cell>
          <table:table-cell office:value-type="string">
            <text:p>1051790K-&gt;675274K</text:p>
          </table:table-cell>
          <table:table-cell office:value-type="string">
            <text:p>1384180K</text:p>
          </table:table-cell>
          <table:table-cell office:value-type="float" office:value="0.057684">
            <text:p>0.05768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.888">
            <text:p>23.888</text:p>
          </table:table-cell>
          <table:table-cell office:value-type="string">
            <text:p>GC</text:p>
          </table:table-cell>
          <table:table-cell office:value-type="string">
            <text:p>1057226K-&gt;679255K</text:p>
          </table:table-cell>
          <table:table-cell office:value-type="string">
            <text:p>1384180K</text:p>
          </table:table-cell>
          <table:table-cell office:value-type="float" office:value="0.065449">
            <text:p>0.06544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.145">
            <text:p>24.145</text:p>
          </table:table-cell>
          <table:table-cell office:value-type="string">
            <text:p>GC</text:p>
          </table:table-cell>
          <table:table-cell office:value-type="string">
            <text:p>1061207K-&gt;684589K</text:p>
          </table:table-cell>
          <table:table-cell office:value-type="string">
            <text:p>1384180K</text:p>
          </table:table-cell>
          <table:table-cell office:value-type="float" office:value="0.078198">
            <text:p>0.07819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.429">
            <text:p>24.429</text:p>
          </table:table-cell>
          <table:table-cell office:value-type="string">
            <text:p>GC</text:p>
          </table:table-cell>
          <table:table-cell office:value-type="string">
            <text:p>1066541K-&gt;670552K</text:p>
          </table:table-cell>
          <table:table-cell office:value-type="string">
            <text:p>1384180K</text:p>
          </table:table-cell>
          <table:table-cell office:value-type="float" office:value="0.048522">
            <text:p>0.04852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.671">
            <text:p>24.671</text:p>
          </table:table-cell>
          <table:table-cell office:value-type="string">
            <text:p>GC</text:p>
          </table:table-cell>
          <table:table-cell office:value-type="string">
            <text:p>1052504K-&gt;673383K</text:p>
          </table:table-cell>
          <table:table-cell office:value-type="string">
            <text:p>1384180K</text:p>
          </table:table-cell>
          <table:table-cell office:value-type="float" office:value="0.05684">
            <text:p>0.0568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.932">
            <text:p>24.932</text:p>
          </table:table-cell>
          <table:table-cell office:value-type="string">
            <text:p>GC</text:p>
          </table:table-cell>
          <table:table-cell office:value-type="string">
            <text:p>1055335K-&gt;678377K</text:p>
          </table:table-cell>
          <table:table-cell office:value-type="string">
            <text:p>1384180K</text:p>
          </table:table-cell>
          <table:table-cell office:value-type="float" office:value="0.066791">
            <text:p>0.06679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.293">
            <text:p>25.293</text:p>
          </table:table-cell>
          <table:table-cell office:value-type="string">
            <text:p>GC</text:p>
          </table:table-cell>
          <table:table-cell office:value-type="string">
            <text:p>1060329K-&gt;718082K</text:p>
          </table:table-cell>
          <table:table-cell office:value-type="string">
            <text:p>1384180K</text:p>
          </table:table-cell>
          <table:table-cell office:value-type="float" office:value="0.19259">
            <text:p>0.1925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.704">
            <text:p>25.704</text:p>
          </table:table-cell>
          <table:table-cell office:value-type="string">
            <text:p>GC</text:p>
          </table:table-cell>
          <table:table-cell office:value-type="string">
            <text:p>1100034K-&gt;870352K</text:p>
          </table:table-cell>
          <table:table-cell office:value-type="string">
            <text:p>1384180K</text:p>
          </table:table-cell>
          <table:table-cell office:value-type="float" office:value="0.397375">
            <text:p>0.3973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.296">
            <text:p>26.296</text:p>
          </table:table-cell>
          <table:table-cell office:value-type="string">
            <text:p>GC</text:p>
          </table:table-cell>
          <table:table-cell office:value-type="string">
            <text:p>1252304K-&gt;895559K</text:p>
          </table:table-cell>
          <table:table-cell office:value-type="string">
            <text:p>1384180K</text:p>
          </table:table-cell>
          <table:table-cell office:value-type="float" office:value="0.14687">
            <text:p>0.1468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.632">
            <text:p>26.632</text:p>
          </table:table-cell>
          <table:table-cell office:value-type="string">
            <text:p>GC</text:p>
          </table:table-cell>
          <table:table-cell office:value-type="string">
            <text:p>1277511K-&gt;991693K</text:p>
          </table:table-cell>
          <table:table-cell office:value-type="string">
            <text:p>1384180K</text:p>
          </table:table-cell>
          <table:table-cell office:value-type="float" office:value="0.253467">
            <text:p>0.25346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27.068">
            <text:p>27.068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1373645K-&gt;530554K</text:p>
          </table:table-cell>
          <table:table-cell table:style-name="ce1" office:value-type="string">
            <text:p>1384180K</text:p>
          </table:table-cell>
          <table:table-cell table:style-name="ce1" office:value-type="float" office:value="3.247285">
            <text:p>3.247285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31.021">
            <text:p>31.021</text:p>
          </table:table-cell>
          <table:table-cell office:value-type="string">
            <text:p>GC</text:p>
          </table:table-cell>
          <table:table-cell office:value-type="string">
            <text:p>912506K-&gt;638264K</text:p>
          </table:table-cell>
          <table:table-cell office:value-type="string">
            <text:p>1384180K</text:p>
          </table:table-cell>
          <table:table-cell office:value-type="float" office:value="0.568473">
            <text:p>0.56847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.027">
            <text:p>32.027</text:p>
          </table:table-cell>
          <table:table-cell office:value-type="string">
            <text:p>GC</text:p>
          </table:table-cell>
          <table:table-cell office:value-type="string">
            <text:p>1020216K-&gt;663971K</text:p>
          </table:table-cell>
          <table:table-cell office:value-type="string">
            <text:p>1384180K</text:p>
          </table:table-cell>
          <table:table-cell office:value-type="float" office:value="0.340186">
            <text:p>0.34018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.804">
            <text:p>32.804</text:p>
          </table:table-cell>
          <table:table-cell office:value-type="string">
            <text:p>GC</text:p>
          </table:table-cell>
          <table:table-cell office:value-type="string">
            <text:p>1045923K-&gt;668746K</text:p>
          </table:table-cell>
          <table:table-cell office:value-type="string">
            <text:p>1384180K</text:p>
          </table:table-cell>
          <table:table-cell office:value-type="float" office:value="0.151816">
            <text:p>0.1518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.643">
            <text:p>33.643</text:p>
          </table:table-cell>
          <table:table-cell office:value-type="string">
            <text:p>GC</text:p>
          </table:table-cell>
          <table:table-cell office:value-type="string">
            <text:p>1050698K-&gt;654790K</text:p>
          </table:table-cell>
          <table:table-cell office:value-type="string">
            <text:p>1384180K</text:p>
          </table:table-cell>
          <table:table-cell office:value-type="float" office:value="0.07727">
            <text:p>0.0772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.16">
            <text:p>34.16</text:p>
          </table:table-cell>
          <table:table-cell office:value-type="string">
            <text:p>GC</text:p>
          </table:table-cell>
          <table:table-cell office:value-type="string">
            <text:p>1036742K-&gt;643005K</text:p>
          </table:table-cell>
          <table:table-cell office:value-type="string">
            <text:p>1384180K</text:p>
          </table:table-cell>
          <table:table-cell office:value-type="float" office:value="0.024642">
            <text:p>0.02464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.626">
            <text:p>34.626</text:p>
          </table:table-cell>
          <table:table-cell office:value-type="string">
            <text:p>GC</text:p>
          </table:table-cell>
          <table:table-cell office:value-type="string">
            <text:p>1024957K-&gt;665783K</text:p>
          </table:table-cell>
          <table:table-cell office:value-type="string">
            <text:p>1384180K</text:p>
          </table:table-cell>
          <table:table-cell office:value-type="float" office:value="0.13037">
            <text:p>0.1303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.203">
            <text:p>35.203</text:p>
          </table:table-cell>
          <table:table-cell office:value-type="string">
            <text:p>GC</text:p>
          </table:table-cell>
          <table:table-cell office:value-type="string">
            <text:p>1047735K-&gt;652188K</text:p>
          </table:table-cell>
          <table:table-cell office:value-type="string">
            <text:p>1384180K</text:p>
          </table:table-cell>
          <table:table-cell office:value-type="float" office:value="0.066276">
            <text:p>0.06627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.727">
            <text:p>35.727</text:p>
          </table:table-cell>
          <table:table-cell office:value-type="string">
            <text:p>GC</text:p>
          </table:table-cell>
          <table:table-cell office:value-type="string">
            <text:p>1034140K-&gt;657649K</text:p>
          </table:table-cell>
          <table:table-cell office:value-type="string">
            <text:p>1384180K</text:p>
          </table:table-cell>
          <table:table-cell office:value-type="float" office:value="0.098304">
            <text:p>0.09830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.275">
            <text:p>36.275</text:p>
          </table:table-cell>
          <table:table-cell office:value-type="string">
            <text:p>GC</text:p>
          </table:table-cell>
          <table:table-cell office:value-type="string">
            <text:p>1039601K-&gt;663882K</text:p>
          </table:table-cell>
          <table:table-cell office:value-type="string">
            <text:p>1384180K</text:p>
          </table:table-cell>
          <table:table-cell office:value-type="float" office:value="0.121794">
            <text:p>0.12179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.855">
            <text:p>36.855</text:p>
          </table:table-cell>
          <table:table-cell office:value-type="string">
            <text:p>GC</text:p>
          </table:table-cell>
          <table:table-cell office:value-type="string">
            <text:p>1045834K-&gt;650400K</text:p>
          </table:table-cell>
          <table:table-cell office:value-type="string">
            <text:p>1384180K</text:p>
          </table:table-cell>
          <table:table-cell office:value-type="float" office:value="0.120511">
            <text:p>0.1205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7.564">
            <text:p>37.564</text:p>
          </table:table-cell>
          <table:table-cell office:value-type="string">
            <text:p>GC</text:p>
          </table:table-cell>
          <table:table-cell office:value-type="string">
            <text:p>1032352K-&gt;673903K</text:p>
          </table:table-cell>
          <table:table-cell office:value-type="string">
            <text:p>1384180K</text:p>
          </table:table-cell>
          <table:table-cell office:value-type="float" office:value="0.1623">
            <text:p>0.162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.189">
            <text:p>38.189</text:p>
          </table:table-cell>
          <table:table-cell office:value-type="string">
            <text:p>GC</text:p>
          </table:table-cell>
          <table:table-cell office:value-type="string">
            <text:p>1055855K-&gt;660505K</text:p>
          </table:table-cell>
          <table:table-cell office:value-type="string">
            <text:p>1384180K</text:p>
          </table:table-cell>
          <table:table-cell office:value-type="float" office:value="0.106582">
            <text:p>0.10658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.732">
            <text:p>38.732</text:p>
          </table:table-cell>
          <table:table-cell office:value-type="string">
            <text:p>GC</text:p>
          </table:table-cell>
          <table:table-cell office:value-type="string">
            <text:p>1042457K-&gt;664486K</text:p>
          </table:table-cell>
          <table:table-cell office:value-type="string">
            <text:p>1384180K</text:p>
          </table:table-cell>
          <table:table-cell office:value-type="float" office:value="0.127575">
            <text:p>0.1275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.341">
            <text:p>39.341</text:p>
          </table:table-cell>
          <table:table-cell office:value-type="string">
            <text:p>GC</text:p>
          </table:table-cell>
          <table:table-cell office:value-type="string">
            <text:p>1046438K-&gt;668258K</text:p>
          </table:table-cell>
          <table:table-cell office:value-type="string">
            <text:p>1384180K</text:p>
          </table:table-cell>
          <table:table-cell office:value-type="float" office:value="0.139799">
            <text:p>0.13979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.927">
            <text:p>39.927</text:p>
          </table:table-cell>
          <table:table-cell office:value-type="string">
            <text:p>GC</text:p>
          </table:table-cell>
          <table:table-cell office:value-type="string">
            <text:p>1050210K-&gt;671293K</text:p>
          </table:table-cell>
          <table:table-cell office:value-type="string">
            <text:p>1384180K</text:p>
          </table:table-cell>
          <table:table-cell office:value-type="float" office:value="0.385413">
            <text:p>0.38541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.815">
            <text:p>40.815</text:p>
          </table:table-cell>
          <table:table-cell office:value-type="string">
            <text:p>GC</text:p>
          </table:table-cell>
          <table:table-cell office:value-type="string">
            <text:p>1053245K-&gt;693309K</text:p>
          </table:table-cell>
          <table:table-cell office:value-type="string">
            <text:p>1384180K</text:p>
          </table:table-cell>
          <table:table-cell office:value-type="float" office:value="0.269691">
            <text:p>0.26969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1.743">
            <text:p>41.743</text:p>
          </table:table-cell>
          <table:table-cell office:value-type="string">
            <text:p>GC</text:p>
          </table:table-cell>
          <table:table-cell office:value-type="string">
            <text:p>1075261K-&gt;794837K</text:p>
          </table:table-cell>
          <table:table-cell office:value-type="string">
            <text:p>1384180K</text:p>
          </table:table-cell>
          <table:table-cell office:value-type="float" office:value="1.158901">
            <text:p>1.1589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3.333">
            <text:p>43.333</text:p>
          </table:table-cell>
          <table:table-cell office:value-type="string">
            <text:p>GC</text:p>
          </table:table-cell>
          <table:table-cell office:value-type="string">
            <text:p>1176789K-&gt;860076K</text:p>
          </table:table-cell>
          <table:table-cell office:value-type="string">
            <text:p>1384180K</text:p>
          </table:table-cell>
          <table:table-cell office:value-type="float" office:value="1.267517">
            <text:p>1.2675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.099">
            <text:p>45.099</text:p>
          </table:table-cell>
          <table:table-cell office:value-type="string">
            <text:p>GC</text:p>
          </table:table-cell>
          <table:table-cell office:value-type="string">
            <text:p>1242028K-&gt;916326K</text:p>
          </table:table-cell>
          <table:table-cell office:value-type="string">
            <text:p>1384180K</text:p>
          </table:table-cell>
          <table:table-cell office:value-type="float" office:value="0.474808">
            <text:p>0.47480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.143">
            <text:p>46.143</text:p>
          </table:table-cell>
          <table:table-cell office:value-type="string">
            <text:p>GC</text:p>
          </table:table-cell>
          <table:table-cell table:number-columns-repeated="2"/>
          <table:table-cell office:value-type="float" office:value="3.99001">
            <text:p>3.9900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50.134">
            <text:p>50.134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1448192K-&gt;535229K</text:p>
          </table:table-cell>
          <table:table-cell table:style-name="ce1" office:value-type="string">
            <text:p>1448192K</text:p>
          </table:table-cell>
          <table:table-cell table:style-name="ce1" office:value-type="float" office:value="3.135135">
            <text:p>3.135135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53.916">
            <text:p>53.916</text:p>
          </table:table-cell>
          <table:table-cell office:value-type="string">
            <text:p>GC</text:p>
          </table:table-cell>
          <table:table-cell office:value-type="string">
            <text:p>917181K-&gt;671013K</text:p>
          </table:table-cell>
          <table:table-cell office:value-type="string">
            <text:p>1384180K</text:p>
          </table:table-cell>
          <table:table-cell office:value-type="float" office:value="0.657502">
            <text:p>0.65750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5.009">
            <text:p>55.009</text:p>
          </table:table-cell>
          <table:table-cell office:value-type="string">
            <text:p>GC</text:p>
          </table:table-cell>
          <table:table-cell office:value-type="string">
            <text:p>1052965K-&gt;679399K</text:p>
          </table:table-cell>
          <table:table-cell office:value-type="string">
            <text:p>1384180K</text:p>
          </table:table-cell>
          <table:table-cell office:value-type="float" office:value="0.257369">
            <text:p>0.25736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5.702">
            <text:p>55.702</text:p>
          </table:table-cell>
          <table:table-cell office:value-type="string">
            <text:p>GC</text:p>
          </table:table-cell>
          <table:table-cell office:value-type="string">
            <text:p>1061351K-&gt;703329K</text:p>
          </table:table-cell>
          <table:table-cell office:value-type="string">
            <text:p>1384180K</text:p>
          </table:table-cell>
          <table:table-cell office:value-type="float" office:value="0.151608">
            <text:p>0.15160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6.29">
            <text:p>56.29</text:p>
          </table:table-cell>
          <table:table-cell office:value-type="string">
            <text:p>GC</text:p>
          </table:table-cell>
          <table:table-cell office:value-type="string">
            <text:p>1085281K-&gt;690499K</text:p>
          </table:table-cell>
          <table:table-cell office:value-type="string">
            <text:p>1384180K</text:p>
          </table:table-cell>
          <table:table-cell office:value-type="float" office:value="0.09661">
            <text:p>0.0966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6.822">
            <text:p>56.822</text:p>
          </table:table-cell>
          <table:table-cell office:value-type="string">
            <text:p>GC</text:p>
          </table:table-cell>
          <table:table-cell office:value-type="string">
            <text:p>1072451K-&gt;696076K</text:p>
          </table:table-cell>
          <table:table-cell office:value-type="string">
            <text:p>1384180K</text:p>
          </table:table-cell>
          <table:table-cell office:value-type="float" office:value="0.122282">
            <text:p>0.12228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7.432">
            <text:p>57.432</text:p>
          </table:table-cell>
          <table:table-cell office:value-type="string">
            <text:p>GC</text:p>
          </table:table-cell>
          <table:table-cell office:value-type="string">
            <text:p>1078028K-&gt;700180K</text:p>
          </table:table-cell>
          <table:table-cell office:value-type="string">
            <text:p>1384180K</text:p>
          </table:table-cell>
          <table:table-cell office:value-type="float" office:value="0.152933">
            <text:p>0.1529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8.169">
            <text:p>58.169</text:p>
          </table:table-cell>
          <table:table-cell office:value-type="string">
            <text:p>GC</text:p>
          </table:table-cell>
          <table:table-cell office:value-type="string">
            <text:p>1082132K-&gt;704959K</text:p>
          </table:table-cell>
          <table:table-cell office:value-type="string">
            <text:p>1384180K</text:p>
          </table:table-cell>
          <table:table-cell office:value-type="float" office:value="0.180647">
            <text:p>0.18064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8.8">
            <text:p>58.8</text:p>
          </table:table-cell>
          <table:table-cell office:value-type="string">
            <text:p>GC</text:p>
          </table:table-cell>
          <table:table-cell office:value-type="string">
            <text:p>1086911K-&gt;708338K</text:p>
          </table:table-cell>
          <table:table-cell office:value-type="string">
            <text:p>1384180K</text:p>
          </table:table-cell>
          <table:table-cell office:value-type="float" office:value="0.19966">
            <text:p>0.1996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9.472">
            <text:p>59.472</text:p>
          </table:table-cell>
          <table:table-cell office:value-type="string">
            <text:p>GC</text:p>
          </table:table-cell>
          <table:table-cell office:value-type="string">
            <text:p>1090290K-&gt;676085K</text:p>
          </table:table-cell>
          <table:table-cell office:value-type="string">
            <text:p>1384180K</text:p>
          </table:table-cell>
          <table:table-cell office:value-type="float" office:value="0.056736">
            <text:p>0.05673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9.977">
            <text:p>59.977</text:p>
          </table:table-cell>
          <table:table-cell office:value-type="string">
            <text:p>GC</text:p>
          </table:table-cell>
          <table:table-cell office:value-type="string">
            <text:p>1058037K-&gt;697827K</text:p>
          </table:table-cell>
          <table:table-cell office:value-type="string">
            <text:p>1384180K</text:p>
          </table:table-cell>
          <table:table-cell office:value-type="float" office:value="0.128018">
            <text:p>0.1280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.566">
            <text:p>60.566</text:p>
          </table:table-cell>
          <table:table-cell office:value-type="string">
            <text:p>GC</text:p>
          </table:table-cell>
          <table:table-cell office:value-type="string">
            <text:p>1079779K-&gt;702813K</text:p>
          </table:table-cell>
          <table:table-cell office:value-type="string">
            <text:p>1384180K</text:p>
          </table:table-cell>
          <table:table-cell office:value-type="float" office:value="0.155154">
            <text:p>0.15515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1.183">
            <text:p>61.183</text:p>
          </table:table-cell>
          <table:table-cell office:value-type="string">
            <text:p>GC</text:p>
          </table:table-cell>
          <table:table-cell office:value-type="string">
            <text:p>1084765K-&gt;708047K</text:p>
          </table:table-cell>
          <table:table-cell office:value-type="string">
            <text:p>1384180K</text:p>
          </table:table-cell>
          <table:table-cell office:value-type="float" office:value="0.183501">
            <text:p>0.1835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1.969">
            <text:p>61.969</text:p>
          </table:table-cell>
          <table:table-cell office:value-type="string">
            <text:p>GC</text:p>
          </table:table-cell>
          <table:table-cell office:value-type="string">
            <text:p>1089999K-&gt;785230K</text:p>
          </table:table-cell>
          <table:table-cell office:value-type="string">
            <text:p>1384180K</text:p>
          </table:table-cell>
          <table:table-cell office:value-type="float" office:value="0.604501">
            <text:p>0.6045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2.998">
            <text:p>62.998</text:p>
          </table:table-cell>
          <table:table-cell office:value-type="string">
            <text:p>GC</text:p>
          </table:table-cell>
          <table:table-cell office:value-type="string">
            <text:p>1167182K-&gt;895600K</text:p>
          </table:table-cell>
          <table:table-cell office:value-type="string">
            <text:p>1384180K</text:p>
          </table:table-cell>
          <table:table-cell office:value-type="float" office:value="0.722472">
            <text:p>0.7224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.156">
            <text:p>64.156</text:p>
          </table:table-cell>
          <table:table-cell office:value-type="string">
            <text:p>GC</text:p>
          </table:table-cell>
          <table:table-cell office:value-type="string">
            <text:p>1277552K-&gt;921066K</text:p>
          </table:table-cell>
          <table:table-cell office:value-type="string">
            <text:p>1384180K</text:p>
          </table:table-cell>
          <table:table-cell office:value-type="float" office:value="0.554058">
            <text:p>0.55405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.157">
            <text:p>65.157</text:p>
          </table:table-cell>
          <table:table-cell office:value-type="string">
            <text:p>GC</text:p>
          </table:table-cell>
          <table:table-cell office:value-type="string">
            <text:p>1303018K-&gt;907245K</text:p>
          </table:table-cell>
          <table:table-cell office:value-type="string">
            <text:p>1384180K</text:p>
          </table:table-cell>
          <table:table-cell office:value-type="float" office:value="0.099236">
            <text:p>0.09923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.932">
            <text:p>65.932</text:p>
          </table:table-cell>
          <table:table-cell office:value-type="string">
            <text:p>GC</text:p>
          </table:table-cell>
          <table:table-cell office:value-type="string">
            <text:p>1289197K-&gt;912833K</text:p>
          </table:table-cell>
          <table:table-cell office:value-type="string">
            <text:p>1384180K</text:p>
          </table:table-cell>
          <table:table-cell office:value-type="float" office:value="0.141777">
            <text:p>0.1417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6.538">
            <text:p>66.538</text:p>
          </table:table-cell>
          <table:table-cell office:value-type="string">
            <text:p>GC</text:p>
          </table:table-cell>
          <table:table-cell office:value-type="string">
            <text:p>1294785K-&gt;917389K</text:p>
          </table:table-cell>
          <table:table-cell office:value-type="string">
            <text:p>1384180K</text:p>
          </table:table-cell>
          <table:table-cell office:value-type="float" office:value="0.144597">
            <text:p>0.14459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7.117">
            <text:p>67.117</text:p>
          </table:table-cell>
          <table:table-cell office:value-type="string">
            <text:p>GC</text:p>
          </table:table-cell>
          <table:table-cell office:value-type="string">
            <text:p>1299341K-&gt;921286K</text:p>
          </table:table-cell>
          <table:table-cell office:value-type="string">
            <text:p>1384180K</text:p>
          </table:table-cell>
          <table:table-cell office:value-type="float" office:value="0.161067">
            <text:p>0.1610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7.728">
            <text:p>67.728</text:p>
          </table:table-cell>
          <table:table-cell office:value-type="string">
            <text:p>GC</text:p>
          </table:table-cell>
          <table:table-cell office:value-type="string">
            <text:p>1303238K-&gt;927104K</text:p>
          </table:table-cell>
          <table:table-cell office:value-type="string">
            <text:p>1384180K</text:p>
          </table:table-cell>
          <table:table-cell office:value-type="float" office:value="0.186762">
            <text:p>0.18676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8.332">
            <text:p>68.332</text:p>
          </table:table-cell>
          <table:table-cell office:value-type="string">
            <text:p>GC</text:p>
          </table:table-cell>
          <table:table-cell office:value-type="string">
            <text:p>1309056K-&gt;1023454K</text:p>
          </table:table-cell>
          <table:table-cell office:value-type="string">
            <text:p>1405492K</text:p>
          </table:table-cell>
          <table:table-cell office:value-type="float" office:value="1.373319">
            <text:p>1.37331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69.706">
            <text:p>69.706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1023454K-&gt;553536K</text:p>
          </table:table-cell>
          <table:table-cell table:style-name="ce1" office:value-type="string">
            <text:p>1405492K</text:p>
          </table:table-cell>
          <table:table-cell table:style-name="ce1" office:value-type="float" office:value="5.088575">
            <text:p>5.088575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75.407">
            <text:p>75.407</text:p>
          </table:table-cell>
          <table:table-cell office:value-type="string">
            <text:p>GC</text:p>
          </table:table-cell>
          <table:table-cell office:value-type="string">
            <text:p>935488K-&gt;634218K</text:p>
          </table:table-cell>
          <table:table-cell office:value-type="string">
            <text:p>1384180K</text:p>
          </table:table-cell>
          <table:table-cell office:value-type="float" office:value="0.799947">
            <text:p>0.79994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6.649">
            <text:p>76.649</text:p>
          </table:table-cell>
          <table:table-cell office:value-type="string">
            <text:p>GC</text:p>
          </table:table-cell>
          <table:table-cell office:value-type="string">
            <text:p>1016170K-&gt;699756K</text:p>
          </table:table-cell>
          <table:table-cell office:value-type="string">
            <text:p>1384180K</text:p>
          </table:table-cell>
          <table:table-cell office:value-type="float" office:value="0.505803">
            <text:p>0.50580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7.57">
            <text:p>77.57</text:p>
          </table:table-cell>
          <table:table-cell office:value-type="string">
            <text:p>GC</text:p>
          </table:table-cell>
          <table:table-cell office:value-type="string">
            <text:p>1081708K-&gt;782422K</text:p>
          </table:table-cell>
          <table:table-cell office:value-type="string">
            <text:p>1384180K</text:p>
          </table:table-cell>
          <table:table-cell office:value-type="float" office:value="0.580784">
            <text:p>0.58078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8.576">
            <text:p>78.576</text:p>
          </table:table-cell>
          <table:table-cell office:value-type="string">
            <text:p>GC</text:p>
          </table:table-cell>
          <table:table-cell office:value-type="string">
            <text:p>1164374K-&gt;846473K</text:p>
          </table:table-cell>
          <table:table-cell office:value-type="string">
            <text:p>1384180K</text:p>
          </table:table-cell>
          <table:table-cell office:value-type="float" office:value="0.502944">
            <text:p>0.50294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9.756">
            <text:p>79.756</text:p>
          </table:table-cell>
          <table:table-cell office:value-type="string">
            <text:p>GC</text:p>
          </table:table-cell>
          <table:table-cell office:value-type="string">
            <text:p>1228425K-&gt;866661K</text:p>
          </table:table-cell>
          <table:table-cell office:value-type="string">
            <text:p>1384180K</text:p>
          </table:table-cell>
          <table:table-cell office:value-type="float" office:value="0.394904">
            <text:p>0.39490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.672">
            <text:p>80.672</text:p>
          </table:table-cell>
          <table:table-cell office:value-type="string">
            <text:p>GC</text:p>
          </table:table-cell>
          <table:table-cell office:value-type="string">
            <text:p>1248613K-&gt;854252K</text:p>
          </table:table-cell>
          <table:table-cell office:value-type="string">
            <text:p>1384180K</text:p>
          </table:table-cell>
          <table:table-cell office:value-type="float" office:value="0.09804">
            <text:p>0.0980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1.272">
            <text:p>81.272</text:p>
          </table:table-cell>
          <table:table-cell office:value-type="string">
            <text:p>GC</text:p>
          </table:table-cell>
          <table:table-cell office:value-type="string">
            <text:p>1236204K-&gt;877678K</text:p>
          </table:table-cell>
          <table:table-cell office:value-type="string">
            <text:p>1384180K</text:p>
          </table:table-cell>
          <table:table-cell office:value-type="float" office:value="0.198824">
            <text:p>0.19882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1.947">
            <text:p>81.947</text:p>
          </table:table-cell>
          <table:table-cell office:value-type="string">
            <text:p>GC</text:p>
          </table:table-cell>
          <table:table-cell office:value-type="string">
            <text:p>1259630K-&gt;846510K</text:p>
          </table:table-cell>
          <table:table-cell office:value-type="string">
            <text:p>1384180K</text:p>
          </table:table-cell>
          <table:table-cell office:value-type="float" office:value="0.06436">
            <text:p>0.0643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.44">
            <text:p>82.44</text:p>
          </table:table-cell>
          <table:table-cell office:value-type="string">
            <text:p>GC</text:p>
          </table:table-cell>
          <table:table-cell office:value-type="string">
            <text:p>1228462K-&gt;868224K</text:p>
          </table:table-cell>
          <table:table-cell office:value-type="string">
            <text:p>1384180K</text:p>
          </table:table-cell>
          <table:table-cell office:value-type="float" office:value="0.158036">
            <text:p>0.15803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3.204">
            <text:p>83.204</text:p>
          </table:table-cell>
          <table:table-cell office:value-type="string">
            <text:p>GC</text:p>
          </table:table-cell>
          <table:table-cell office:value-type="string">
            <text:p>1250176K-&gt;873300K</text:p>
          </table:table-cell>
          <table:table-cell office:value-type="string">
            <text:p>1384180K</text:p>
          </table:table-cell>
          <table:table-cell office:value-type="float" office:value="0.202088">
            <text:p>0.20208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3.848">
            <text:p>83.848</text:p>
          </table:table-cell>
          <table:table-cell office:value-type="string">
            <text:p>GC</text:p>
          </table:table-cell>
          <table:table-cell office:value-type="string">
            <text:p>1255252K-&gt;988128K</text:p>
          </table:table-cell>
          <table:table-cell office:value-type="string">
            <text:p>1384180K</text:p>
          </table:table-cell>
          <table:table-cell office:value-type="float" office:value="1.04533">
            <text:p>1.0453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85.317">
            <text:p>85.317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1370080K-&gt;639190K</text:p>
          </table:table-cell>
          <table:table-cell table:style-name="ce1" office:value-type="string">
            <text:p>1384180K</text:p>
          </table:table-cell>
          <table:table-cell table:style-name="ce1" office:value-type="float" office:value="4.386518">
            <text:p>4.386518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90.36">
            <text:p>90.36</text:p>
          </table:table-cell>
          <table:table-cell office:value-type="string">
            <text:p>GC</text:p>
          </table:table-cell>
          <table:table-cell office:value-type="string">
            <text:p>1046678K-&gt;676069K</text:p>
          </table:table-cell>
          <table:table-cell office:value-type="string">
            <text:p>1476928K</text:p>
          </table:table-cell>
          <table:table-cell office:value-type="float" office:value="0.264567">
            <text:p>0.2645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1.212">
            <text:p>91.212</text:p>
          </table:table-cell>
          <table:table-cell office:value-type="string">
            <text:p>GC</text:p>
          </table:table-cell>
          <table:table-cell office:value-type="string">
            <text:p>1083557K-&gt;663121K</text:p>
          </table:table-cell>
          <table:table-cell office:value-type="string">
            <text:p>1476928K</text:p>
          </table:table-cell>
          <table:table-cell office:value-type="float" office:value="0.15118">
            <text:p>0.151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2.131">
            <text:p>92.131</text:p>
          </table:table-cell>
          <table:table-cell office:value-type="string">
            <text:p>GC</text:p>
          </table:table-cell>
          <table:table-cell office:value-type="string">
            <text:p>1070609K-&gt;650906K</text:p>
          </table:table-cell>
          <table:table-cell office:value-type="string">
            <text:p>1476928K</text:p>
          </table:table-cell>
          <table:table-cell office:value-type="float" office:value="0.079249">
            <text:p>0.07924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2.774">
            <text:p>92.774</text:p>
          </table:table-cell>
          <table:table-cell office:value-type="string">
            <text:p>GC</text:p>
          </table:table-cell>
          <table:table-cell office:value-type="string">
            <text:p>1058394K-&gt;675605K</text:p>
          </table:table-cell>
          <table:table-cell office:value-type="string">
            <text:p>1476928K</text:p>
          </table:table-cell>
          <table:table-cell office:value-type="float" office:value="0.361172">
            <text:p>0.3611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.628">
            <text:p>93.628</text:p>
          </table:table-cell>
          <table:table-cell office:value-type="string">
            <text:p>GC</text:p>
          </table:table-cell>
          <table:table-cell office:value-type="string">
            <text:p>1083093K-&gt;663650K</text:p>
          </table:table-cell>
          <table:table-cell office:value-type="string">
            <text:p>1476928K</text:p>
          </table:table-cell>
          <table:table-cell office:value-type="float" office:value="0.117935">
            <text:p>0.1179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4.224">
            <text:p>94.224</text:p>
          </table:table-cell>
          <table:table-cell office:value-type="string">
            <text:p>GC</text:p>
          </table:table-cell>
          <table:table-cell office:value-type="string">
            <text:p>1071138K-&gt;652620K</text:p>
          </table:table-cell>
          <table:table-cell office:value-type="string">
            <text:p>1476928K</text:p>
          </table:table-cell>
          <table:table-cell office:value-type="float" office:value="0.159443">
            <text:p>0.15944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4.916">
            <text:p>94.916</text:p>
          </table:table-cell>
          <table:table-cell office:value-type="string">
            <text:p>GC</text:p>
          </table:table-cell>
          <table:table-cell office:value-type="string">
            <text:p>1060108K-&gt;731660K</text:p>
          </table:table-cell>
          <table:table-cell office:value-type="string">
            <text:p>1476928K</text:p>
          </table:table-cell>
          <table:table-cell office:value-type="float" office:value="0.681524">
            <text:p>0.68152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6.066">
            <text:p>96.066</text:p>
          </table:table-cell>
          <table:table-cell office:value-type="string">
            <text:p>GC</text:p>
          </table:table-cell>
          <table:table-cell office:value-type="string">
            <text:p>1139148K-&gt;804777K</text:p>
          </table:table-cell>
          <table:table-cell office:value-type="string">
            <text:p>1476928K</text:p>
          </table:table-cell>
          <table:table-cell office:value-type="float" office:value="0.870962">
            <text:p>0.87096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7.436">
            <text:p>97.436</text:p>
          </table:table-cell>
          <table:table-cell office:value-type="string">
            <text:p>GC</text:p>
          </table:table-cell>
          <table:table-cell office:value-type="string">
            <text:p>1212265K-&gt;870427K</text:p>
          </table:table-cell>
          <table:table-cell office:value-type="string">
            <text:p>1476928K</text:p>
          </table:table-cell>
          <table:table-cell office:value-type="float" office:value="0.534556">
            <text:p>0.53455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8.483">
            <text:p>98.483</text:p>
          </table:table-cell>
          <table:table-cell office:value-type="string">
            <text:p>GC</text:p>
          </table:table-cell>
          <table:table-cell office:value-type="string">
            <text:p>1277915K-&gt;913155K</text:p>
          </table:table-cell>
          <table:table-cell office:value-type="string">
            <text:p>1476928K</text:p>
          </table:table-cell>
          <table:table-cell office:value-type="float" office:value="0.445253">
            <text:p>0.4452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9.533">
            <text:p>99.533</text:p>
          </table:table-cell>
          <table:table-cell office:value-type="string">
            <text:p>GC</text:p>
          </table:table-cell>
          <table:table-cell table:number-columns-repeated="2"/>
          <table:table-cell office:value-type="float" office:value="1.577648">
            <text:p>1.57764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01.112">
            <text:p>101.112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1476928K-&gt;643649K</text:p>
          </table:table-cell>
          <table:table-cell table:style-name="ce1" office:value-type="string">
            <text:p>1476928K</text:p>
          </table:table-cell>
          <table:table-cell table:style-name="ce1" office:value-type="float" office:value="6.112697">
            <text:p>6.112697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107.884">
            <text:p>107.884</text:p>
          </table:table-cell>
          <table:table-cell office:value-type="string">
            <text:p>GC</text:p>
          </table:table-cell>
          <table:table-cell office:value-type="string">
            <text:p>1051137K-&gt;677553K</text:p>
          </table:table-cell>
          <table:table-cell office:value-type="string">
            <text:p>1476928K</text:p>
          </table:table-cell>
          <table:table-cell office:value-type="float" office:value="0.282121">
            <text:p>0.28212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8.645">
            <text:p>108.645</text:p>
          </table:table-cell>
          <table:table-cell office:value-type="string">
            <text:p>GC</text:p>
          </table:table-cell>
          <table:table-cell office:value-type="string">
            <text:p>1085041K-&gt;666081K</text:p>
          </table:table-cell>
          <table:table-cell office:value-type="string">
            <text:p>1476928K</text:p>
          </table:table-cell>
          <table:table-cell office:value-type="float" office:value="0.291731">
            <text:p>0.29173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9.406">
            <text:p>109.406</text:p>
          </table:table-cell>
          <table:table-cell office:value-type="string">
            <text:p>GC</text:p>
          </table:table-cell>
          <table:table-cell office:value-type="string">
            <text:p>1073569K-&gt;674004K</text:p>
          </table:table-cell>
          <table:table-cell office:value-type="string">
            <text:p>1476928K</text:p>
          </table:table-cell>
          <table:table-cell office:value-type="float" office:value="0.156294">
            <text:p>0.15629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0.041">
            <text:p>110.041</text:p>
          </table:table-cell>
          <table:table-cell office:value-type="string">
            <text:p>GC</text:p>
          </table:table-cell>
          <table:table-cell office:value-type="string">
            <text:p>1081492K-&gt;663366K</text:p>
          </table:table-cell>
          <table:table-cell office:value-type="string">
            <text:p>1476928K</text:p>
          </table:table-cell>
          <table:table-cell office:value-type="float" office:value="0.095775">
            <text:p>0.0957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0.602">
            <text:p>110.602</text:p>
          </table:table-cell>
          <table:table-cell office:value-type="string">
            <text:p>GC</text:p>
          </table:table-cell>
          <table:table-cell office:value-type="string">
            <text:p>1070854K-&gt;670821K</text:p>
          </table:table-cell>
          <table:table-cell office:value-type="string">
            <text:p>1476928K</text:p>
          </table:table-cell>
          <table:table-cell office:value-type="float" office:value="0.129882">
            <text:p>0.12988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1.2">
            <text:p>111.2</text:p>
          </table:table-cell>
          <table:table-cell office:value-type="string">
            <text:p>GC</text:p>
          </table:table-cell>
          <table:table-cell office:value-type="string">
            <text:p>1078309K-&gt;660745K</text:p>
          </table:table-cell>
          <table:table-cell office:value-type="string">
            <text:p>1476928K</text:p>
          </table:table-cell>
          <table:table-cell office:value-type="float" office:value="0.149095">
            <text:p>0.1490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1.944">
            <text:p>111.944</text:p>
          </table:table-cell>
          <table:table-cell office:value-type="string">
            <text:p>GC</text:p>
          </table:table-cell>
          <table:table-cell office:value-type="string">
            <text:p>1068233K-&gt;666776K</text:p>
          </table:table-cell>
          <table:table-cell office:value-type="string">
            <text:p>1476928K</text:p>
          </table:table-cell>
          <table:table-cell office:value-type="float" office:value="0.148032">
            <text:p>0.14803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2.557">
            <text:p>112.557</text:p>
          </table:table-cell>
          <table:table-cell office:value-type="string">
            <text:p>GC</text:p>
          </table:table-cell>
          <table:table-cell office:value-type="string">
            <text:p>1074264K-&gt;673357K</text:p>
          </table:table-cell>
          <table:table-cell office:value-type="string">
            <text:p>1476928K</text:p>
          </table:table-cell>
          <table:table-cell office:value-type="float" office:value="0.139359">
            <text:p>0.13935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3.167">
            <text:p>113.167</text:p>
          </table:table-cell>
          <table:table-cell office:value-type="string">
            <text:p>GC</text:p>
          </table:table-cell>
          <table:table-cell office:value-type="string">
            <text:p>1080845K-&gt;698642K</text:p>
          </table:table-cell>
          <table:table-cell office:value-type="string">
            <text:p>1476928K</text:p>
          </table:table-cell>
          <table:table-cell office:value-type="float" office:value="0.40541">
            <text:p>0.4054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3.995">
            <text:p>113.995</text:p>
          </table:table-cell>
          <table:table-cell office:value-type="string">
            <text:p>GC</text:p>
          </table:table-cell>
          <table:table-cell office:value-type="string">
            <text:p>1106130K-&gt;871194K</text:p>
          </table:table-cell>
          <table:table-cell office:value-type="string">
            <text:p>1476928K</text:p>
          </table:table-cell>
          <table:table-cell office:value-type="float" office:value="2.613988">
            <text:p>2.61398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7.225">
            <text:p>117.225</text:p>
          </table:table-cell>
          <table:table-cell office:value-type="string">
            <text:p>GC</text:p>
          </table:table-cell>
          <table:table-cell office:value-type="string">
            <text:p>1278682K-&gt;902150K</text:p>
          </table:table-cell>
          <table:table-cell office:value-type="string">
            <text:p>1476928K</text:p>
          </table:table-cell>
          <table:table-cell office:value-type="float" office:value="0.390268">
            <text:p>0.39026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18.081">
            <text:p>118.081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1309638K-&gt;664117K</text:p>
          </table:table-cell>
          <table:table-cell table:style-name="ce1" office:value-type="string">
            <text:p>1476928K</text:p>
          </table:table-cell>
          <table:table-cell table:style-name="ce1" office:value-type="float" office:value="3.645362">
            <text:p>3.645362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122.312">
            <text:p>122.312</text:p>
          </table:table-cell>
          <table:table-cell office:value-type="string">
            <text:p>GC</text:p>
          </table:table-cell>
          <table:table-cell office:value-type="string">
            <text:p>1071605K-&gt;688889K</text:p>
          </table:table-cell>
          <table:table-cell office:value-type="string">
            <text:p>1476928K</text:p>
          </table:table-cell>
          <table:table-cell office:value-type="float" office:value="0.120229">
            <text:p>0.1202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2.896">
            <text:p>122.896</text:p>
          </table:table-cell>
          <table:table-cell office:value-type="string">
            <text:p>GC</text:p>
          </table:table-cell>
          <table:table-cell office:value-type="string">
            <text:p>1096377K-&gt;696980K</text:p>
          </table:table-cell>
          <table:table-cell office:value-type="string">
            <text:p>1476928K</text:p>
          </table:table-cell>
          <table:table-cell office:value-type="float" office:value="0.31444">
            <text:p>0.3144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3.892">
            <text:p>123.892</text:p>
          </table:table-cell>
          <table:table-cell office:value-type="string">
            <text:p>GC</text:p>
          </table:table-cell>
          <table:table-cell office:value-type="string">
            <text:p>1104468K-&gt;686659K</text:p>
          </table:table-cell>
          <table:table-cell office:value-type="string">
            <text:p>1476928K</text:p>
          </table:table-cell>
          <table:table-cell office:value-type="float" office:value="0.123948">
            <text:p>0.12394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4.489">
            <text:p>124.489</text:p>
          </table:table-cell>
          <table:table-cell office:value-type="string">
            <text:p>GC</text:p>
          </table:table-cell>
          <table:table-cell office:value-type="string">
            <text:p>1094147K-&gt;857141K</text:p>
          </table:table-cell>
          <table:table-cell office:value-type="string">
            <text:p>1476928K</text:p>
          </table:table-cell>
          <table:table-cell office:value-type="float" office:value="0.995318">
            <text:p>0.9953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5.907">
            <text:p>125.907</text:p>
          </table:table-cell>
          <table:table-cell office:value-type="string">
            <text:p>GC</text:p>
          </table:table-cell>
          <table:table-cell office:value-type="string">
            <text:p>1264629K-&gt;1027597K</text:p>
          </table:table-cell>
          <table:table-cell office:value-type="string">
            <text:p>1476928K</text:p>
          </table:table-cell>
          <table:table-cell office:value-type="float" office:value="1.023174">
            <text:p>1.02317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27.476">
            <text:p>127.476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1435085K-&gt;622027K</text:p>
          </table:table-cell>
          <table:table-cell table:style-name="ce1" office:value-type="string">
            <text:p>1476928K</text:p>
          </table:table-cell>
          <table:table-cell table:style-name="ce1" office:value-type="float" office:value="3.909332">
            <text:p>3.909332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132.032">
            <text:p>132.032</text:p>
          </table:table-cell>
          <table:table-cell office:value-type="string">
            <text:p>GC</text:p>
          </table:table-cell>
          <table:table-cell office:value-type="string">
            <text:p>1029515K-&gt;651437K</text:p>
          </table:table-cell>
          <table:table-cell office:value-type="string">
            <text:p>1476928K</text:p>
          </table:table-cell>
          <table:table-cell office:value-type="float" office:value="0.139926">
            <text:p>0.13992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2.635">
            <text:p>132.635</text:p>
          </table:table-cell>
          <table:table-cell office:value-type="string">
            <text:p>GC</text:p>
          </table:table-cell>
          <table:table-cell office:value-type="string">
            <text:p>1058925K-&gt;658111K</text:p>
          </table:table-cell>
          <table:table-cell office:value-type="string">
            <text:p>1476928K</text:p>
          </table:table-cell>
          <table:table-cell office:value-type="float" office:value="0.169087">
            <text:p>0.16908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3.269">
            <text:p>133.269</text:p>
          </table:table-cell>
          <table:table-cell office:value-type="string">
            <text:p>GC</text:p>
          </table:table-cell>
          <table:table-cell office:value-type="string">
            <text:p>1065599K-&gt;646353K</text:p>
          </table:table-cell>
          <table:table-cell office:value-type="string">
            <text:p>1476928K</text:p>
          </table:table-cell>
          <table:table-cell office:value-type="float" office:value="0.116881">
            <text:p>0.11688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3.847">
            <text:p>133.847</text:p>
          </table:table-cell>
          <table:table-cell office:value-type="string">
            <text:p>GC</text:p>
          </table:table-cell>
          <table:table-cell office:value-type="string">
            <text:p>1053841K-&gt;652063K</text:p>
          </table:table-cell>
          <table:table-cell office:value-type="string">
            <text:p>1476928K</text:p>
          </table:table-cell>
          <table:table-cell office:value-type="float" office:value="0.142371">
            <text:p>0.1423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4.457">
            <text:p>134.457</text:p>
          </table:table-cell>
          <table:table-cell office:value-type="string">
            <text:p>GC</text:p>
          </table:table-cell>
          <table:table-cell office:value-type="string">
            <text:p>1059551K-&gt;639120K</text:p>
          </table:table-cell>
          <table:table-cell office:value-type="string">
            <text:p>1476928K</text:p>
          </table:table-cell>
          <table:table-cell office:value-type="float" office:value="0.083874">
            <text:p>0.08387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5.004">
            <text:p>135.004</text:p>
          </table:table-cell>
          <table:table-cell office:value-type="string">
            <text:p>GC</text:p>
          </table:table-cell>
          <table:table-cell office:value-type="string">
            <text:p>1046608K-&gt;646909K</text:p>
          </table:table-cell>
          <table:table-cell office:value-type="string">
            <text:p>1476928K</text:p>
          </table:table-cell>
          <table:table-cell office:value-type="float" office:value="0.120277">
            <text:p>0.1202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5.68">
            <text:p>135.68</text:p>
          </table:table-cell>
          <table:table-cell office:value-type="string">
            <text:p>GC</text:p>
          </table:table-cell>
          <table:table-cell office:value-type="string">
            <text:p>1054397K-&gt;635897K</text:p>
          </table:table-cell>
          <table:table-cell office:value-type="string">
            <text:p>1476928K</text:p>
          </table:table-cell>
          <table:table-cell office:value-type="float" office:value="0.06923">
            <text:p>0.0692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6.216">
            <text:p>136.216</text:p>
          </table:table-cell>
          <table:table-cell office:value-type="string">
            <text:p>GC</text:p>
          </table:table-cell>
          <table:table-cell office:value-type="string">
            <text:p>1043385K-&gt;642668K</text:p>
          </table:table-cell>
          <table:table-cell office:value-type="string">
            <text:p>1476928K</text:p>
          </table:table-cell>
          <table:table-cell office:value-type="float" office:value="0.180077">
            <text:p>0.1800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6.868">
            <text:p>136.868</text:p>
          </table:table-cell>
          <table:table-cell office:value-type="string">
            <text:p>GC</text:p>
          </table:table-cell>
          <table:table-cell office:value-type="string">
            <text:p>1050156K-&gt;648979K</text:p>
          </table:table-cell>
          <table:table-cell office:value-type="string">
            <text:p>1476928K</text:p>
          </table:table-cell>
          <table:table-cell office:value-type="float" office:value="0.262567">
            <text:p>0.2625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7.604">
            <text:p>137.604</text:p>
          </table:table-cell>
          <table:table-cell office:value-type="string">
            <text:p>GC</text:p>
          </table:table-cell>
          <table:table-cell office:value-type="string">
            <text:p>1056467K-&gt;691012K</text:p>
          </table:table-cell>
          <table:table-cell office:value-type="string">
            <text:p>1476928K</text:p>
          </table:table-cell>
          <table:table-cell office:value-type="float" office:value="0.768001">
            <text:p>0.7680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8.817">
            <text:p>138.817</text:p>
          </table:table-cell>
          <table:table-cell office:value-type="string">
            <text:p>GC</text:p>
          </table:table-cell>
          <table:table-cell office:value-type="string">
            <text:p>1098500K-&gt;768498K</text:p>
          </table:table-cell>
          <table:table-cell office:value-type="string">
            <text:p>1476928K</text:p>
          </table:table-cell>
          <table:table-cell office:value-type="float" office:value="0.571231">
            <text:p>0.57123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0.045">
            <text:p>140.045</text:p>
          </table:table-cell>
          <table:table-cell office:value-type="string">
            <text:p>GC</text:p>
          </table:table-cell>
          <table:table-cell office:value-type="string">
            <text:p>1175986K-&gt;850548K</text:p>
          </table:table-cell>
          <table:table-cell office:value-type="string">
            <text:p>1476928K</text:p>
          </table:table-cell>
          <table:table-cell office:value-type="float" office:value="0.621985">
            <text:p>0.62198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1.13">
            <text:p>141.13</text:p>
          </table:table-cell>
          <table:table-cell office:value-type="string">
            <text:p>GC</text:p>
          </table:table-cell>
          <table:table-cell office:value-type="string">
            <text:p>1258036K-&gt;870058K</text:p>
          </table:table-cell>
          <table:table-cell office:value-type="string">
            <text:p>1476928K</text:p>
          </table:table-cell>
          <table:table-cell office:value-type="float" office:value="0.305084">
            <text:p>0.30508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1.897">
            <text:p>141.897</text:p>
          </table:table-cell>
          <table:table-cell office:value-type="string">
            <text:p>GC</text:p>
          </table:table-cell>
          <table:table-cell office:value-type="string">
            <text:p>1277546K-&gt;874979K</text:p>
          </table:table-cell>
          <table:table-cell office:value-type="string">
            <text:p>1476928K</text:p>
          </table:table-cell>
          <table:table-cell office:value-type="float" office:value="0.169952">
            <text:p>0.16995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2.541">
            <text:p>142.541</text:p>
          </table:table-cell>
          <table:table-cell office:value-type="string">
            <text:p>GC</text:p>
          </table:table-cell>
          <table:table-cell office:value-type="string">
            <text:p>1282467K-&gt;863211K</text:p>
          </table:table-cell>
          <table:table-cell office:value-type="string">
            <text:p>1476928K</text:p>
          </table:table-cell>
          <table:table-cell office:value-type="float" office:value="0.123416">
            <text:p>0.1234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3.14">
            <text:p>143.14</text:p>
          </table:table-cell>
          <table:table-cell office:value-type="string">
            <text:p>GC</text:p>
          </table:table-cell>
          <table:table-cell office:value-type="string">
            <text:p>1270699K-&gt;940608K</text:p>
          </table:table-cell>
          <table:table-cell office:value-type="string">
            <text:p>1476928K</text:p>
          </table:table-cell>
          <table:table-cell office:value-type="float" office:value="0.612308">
            <text:p>0.61230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44.342">
            <text:p>144.342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1348096K-&gt;445284K</text:p>
          </table:table-cell>
          <table:table-cell table:style-name="ce1" office:value-type="string">
            <text:p>1476928K</text:p>
          </table:table-cell>
          <table:table-cell table:style-name="ce1" office:value-type="float" office:value="2.928312">
            <text:p>2.928312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148.156">
            <text:p>148.156</text:p>
          </table:table-cell>
          <table:table-cell office:value-type="string">
            <text:p>GC</text:p>
          </table:table-cell>
          <table:table-cell office:value-type="string">
            <text:p>852772K-&gt;542185K</text:p>
          </table:table-cell>
          <table:table-cell office:value-type="string">
            <text:p>1476928K</text:p>
          </table:table-cell>
          <table:table-cell office:value-type="float" office:value="0.719149">
            <text:p>0.71914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9.658">
            <text:p>149.658</text:p>
          </table:table-cell>
          <table:table-cell office:value-type="string">
            <text:p>GC</text:p>
          </table:table-cell>
          <table:table-cell office:value-type="string">
            <text:p>949673K-&gt;663256K</text:p>
          </table:table-cell>
          <table:table-cell office:value-type="string">
            <text:p>1476928K</text:p>
          </table:table-cell>
          <table:table-cell office:value-type="float" office:value="1.213163">
            <text:p>1.21316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1.547">
            <text:p>151.547</text:p>
          </table:table-cell>
          <table:table-cell office:value-type="string">
            <text:p>GC</text:p>
          </table:table-cell>
          <table:table-cell office:value-type="string">
            <text:p>1070744K-&gt;688096K</text:p>
          </table:table-cell>
          <table:table-cell office:value-type="string">
            <text:p>1476928K</text:p>
          </table:table-cell>
          <table:table-cell office:value-type="float" office:value="0.448882">
            <text:p>0.44888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2.525">
            <text:p>152.525</text:p>
          </table:table-cell>
          <table:table-cell office:value-type="string">
            <text:p>GC</text:p>
          </table:table-cell>
          <table:table-cell office:value-type="string">
            <text:p>1095584K-&gt;676762K</text:p>
          </table:table-cell>
          <table:table-cell office:value-type="string">
            <text:p>1476928K</text:p>
          </table:table-cell>
          <table:table-cell office:value-type="float" office:value="0.126542">
            <text:p>0.12654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3.162">
            <text:p>153.162</text:p>
          </table:table-cell>
          <table:table-cell office:value-type="string">
            <text:p>GC</text:p>
          </table:table-cell>
          <table:table-cell office:value-type="string">
            <text:p>1084250K-&gt;701931K</text:p>
          </table:table-cell>
          <table:table-cell office:value-type="string">
            <text:p>1476928K</text:p>
          </table:table-cell>
          <table:table-cell office:value-type="float" office:value="0.253591">
            <text:p>0.25359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4.034">
            <text:p>154.034</text:p>
          </table:table-cell>
          <table:table-cell office:value-type="string">
            <text:p>GC</text:p>
          </table:table-cell>
          <table:table-cell office:value-type="string">
            <text:p>1109419K-&gt;689913K</text:p>
          </table:table-cell>
          <table:table-cell office:value-type="string">
            <text:p>1476928K</text:p>
          </table:table-cell>
          <table:table-cell office:value-type="float" office:value="0.186025">
            <text:p>0.18602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4.823">
            <text:p>154.823</text:p>
          </table:table-cell>
          <table:table-cell office:value-type="string">
            <text:p>GC</text:p>
          </table:table-cell>
          <table:table-cell office:value-type="string">
            <text:p>1097401K-&gt;678867K</text:p>
          </table:table-cell>
          <table:table-cell office:value-type="string">
            <text:p>1476928K</text:p>
          </table:table-cell>
          <table:table-cell office:value-type="float" office:value="0.165129">
            <text:p>0.1651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6.04">
            <text:p>156.04</text:p>
          </table:table-cell>
          <table:table-cell office:value-type="string">
            <text:p>GC</text:p>
          </table:table-cell>
          <table:table-cell office:value-type="string">
            <text:p>1086355K-&gt;667593K</text:p>
          </table:table-cell>
          <table:table-cell office:value-type="string">
            <text:p>1476928K</text:p>
          </table:table-cell>
          <table:table-cell office:value-type="float" office:value="0.066725">
            <text:p>0.06672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6.676">
            <text:p>156.676</text:p>
          </table:table-cell>
          <table:table-cell office:value-type="string">
            <text:p>GC</text:p>
          </table:table-cell>
          <table:table-cell office:value-type="string">
            <text:p>1075081K-&gt;672899K</text:p>
          </table:table-cell>
          <table:table-cell office:value-type="string">
            <text:p>1476928K</text:p>
          </table:table-cell>
          <table:table-cell office:value-type="float" office:value="0.085373">
            <text:p>0.08537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7.374">
            <text:p>157.374</text:p>
          </table:table-cell>
          <table:table-cell office:value-type="string">
            <text:p>GC</text:p>
          </table:table-cell>
          <table:table-cell office:value-type="string">
            <text:p>1080387K-&gt;696758K</text:p>
          </table:table-cell>
          <table:table-cell office:value-type="string">
            <text:p>1476928K</text:p>
          </table:table-cell>
          <table:table-cell office:value-type="float" office:value="0.200159">
            <text:p>0.20015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8.132">
            <text:p>158.132</text:p>
          </table:table-cell>
          <table:table-cell office:value-type="string">
            <text:p>GC</text:p>
          </table:table-cell>
          <table:table-cell office:value-type="string">
            <text:p>1104246K-&gt;667248K</text:p>
          </table:table-cell>
          <table:table-cell office:value-type="string">
            <text:p>1476928K</text:p>
          </table:table-cell>
          <table:table-cell office:value-type="float" office:value="0.068693">
            <text:p>0.06869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8.911">
            <text:p>158.911</text:p>
          </table:table-cell>
          <table:table-cell office:value-type="string">
            <text:p>GC</text:p>
          </table:table-cell>
          <table:table-cell office:value-type="string">
            <text:p>1074736K-&gt;673005K</text:p>
          </table:table-cell>
          <table:table-cell office:value-type="string">
            <text:p>1476928K</text:p>
          </table:table-cell>
          <table:table-cell office:value-type="float" office:value="0.107972">
            <text:p>0.1079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0.055">
            <text:p>160.055</text:p>
          </table:table-cell>
          <table:table-cell office:value-type="string">
            <text:p>GC</text:p>
          </table:table-cell>
          <table:table-cell office:value-type="string">
            <text:p>1080493K-&gt;750154K</text:p>
          </table:table-cell>
          <table:table-cell office:value-type="string">
            <text:p>1476928K</text:p>
          </table:table-cell>
          <table:table-cell office:value-type="float" office:value="0.563141">
            <text:p>0.56314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1.412">
            <text:p>161.412</text:p>
          </table:table-cell>
          <table:table-cell office:value-type="string">
            <text:p>GC</text:p>
          </table:table-cell>
          <table:table-cell office:value-type="string">
            <text:p>1157642K-&gt;871392K</text:p>
          </table:table-cell>
          <table:table-cell office:value-type="string">
            <text:p>1476928K</text:p>
          </table:table-cell>
          <table:table-cell office:value-type="float" office:value="0.97234">
            <text:p>0.9723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3.128">
            <text:p>163.128</text:p>
          </table:table-cell>
          <table:table-cell office:value-type="string">
            <text:p>GC</text:p>
          </table:table-cell>
          <table:table-cell office:value-type="string">
            <text:p>1278880K-&gt;896248K</text:p>
          </table:table-cell>
          <table:table-cell office:value-type="string">
            <text:p>1476928K</text:p>
          </table:table-cell>
          <table:table-cell office:value-type="float" office:value="0.407149">
            <text:p>0.40714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4.488">
            <text:p>164.488</text:p>
          </table:table-cell>
          <table:table-cell office:value-type="string">
            <text:p>GC</text:p>
          </table:table-cell>
          <table:table-cell office:value-type="string">
            <text:p>1303736K-&gt;885606K</text:p>
          </table:table-cell>
          <table:table-cell office:value-type="string">
            <text:p>1476928K</text:p>
          </table:table-cell>
          <table:table-cell office:value-type="float" office:value="0.146354">
            <text:p>0.14635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5.376">
            <text:p>165.376</text:p>
          </table:table-cell>
          <table:table-cell office:value-type="string">
            <text:p>GC</text:p>
          </table:table-cell>
          <table:table-cell office:value-type="string">
            <text:p>1293094K-&gt;873444K</text:p>
          </table:table-cell>
          <table:table-cell office:value-type="string">
            <text:p>1476928K</text:p>
          </table:table-cell>
          <table:table-cell office:value-type="float" office:value="0.092509">
            <text:p>0.09250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6.177">
            <text:p>166.177</text:p>
          </table:table-cell>
          <table:table-cell office:value-type="string">
            <text:p>GC</text:p>
          </table:table-cell>
          <table:table-cell office:value-type="string">
            <text:p>1280932K-&gt;1008262K</text:p>
          </table:table-cell>
          <table:table-cell office:value-type="string">
            <text:p>1476928K</text:p>
          </table:table-cell>
          <table:table-cell office:value-type="float" office:value="0.852556">
            <text:p>0.85255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68.032">
            <text:p>168.032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1415750K-&gt;561860K</text:p>
          </table:table-cell>
          <table:table-cell table:style-name="ce1" office:value-type="string">
            <text:p>1476928K</text:p>
          </table:table-cell>
          <table:table-cell table:style-name="ce1" office:value-type="float" office:value="4.014942">
            <text:p>4.014942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173.016">
            <text:p>173.016</text:p>
          </table:table-cell>
          <table:table-cell office:value-type="string">
            <text:p>GC</text:p>
          </table:table-cell>
          <table:table-cell office:value-type="string">
            <text:p>969348K-&gt;687971K</text:p>
          </table:table-cell>
          <table:table-cell office:value-type="string">
            <text:p>1476928K</text:p>
          </table:table-cell>
          <table:table-cell office:value-type="float" office:value="0.874822">
            <text:p>0.87482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4.663">
            <text:p>174.663</text:p>
          </table:table-cell>
          <table:table-cell office:value-type="string">
            <text:p>GC</text:p>
          </table:table-cell>
          <table:table-cell office:value-type="string">
            <text:p>1095459K-&gt;696426K</text:p>
          </table:table-cell>
          <table:table-cell office:value-type="string">
            <text:p>1476928K</text:p>
          </table:table-cell>
          <table:table-cell office:value-type="float" office:value="0.312108">
            <text:p>0.31210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5.987">
            <text:p>175.987</text:p>
          </table:table-cell>
          <table:table-cell office:value-type="string">
            <text:p>GC</text:p>
          </table:table-cell>
          <table:table-cell office:value-type="string">
            <text:p>1103914K-&gt;703091K</text:p>
          </table:table-cell>
          <table:table-cell office:value-type="string">
            <text:p>1476928K</text:p>
          </table:table-cell>
          <table:table-cell office:value-type="float" office:value="0.166303">
            <text:p>0.16630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6.828">
            <text:p>176.828</text:p>
          </table:table-cell>
          <table:table-cell office:value-type="string">
            <text:p>GC</text:p>
          </table:table-cell>
          <table:table-cell office:value-type="string">
            <text:p>1110579K-&gt;689664K</text:p>
          </table:table-cell>
          <table:table-cell office:value-type="string">
            <text:p>1476928K</text:p>
          </table:table-cell>
          <table:table-cell office:value-type="float" office:value="0.077458">
            <text:p>0.07745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7.52">
            <text:p>177.52</text:p>
          </table:table-cell>
          <table:table-cell office:value-type="string">
            <text:p>GC</text:p>
          </table:table-cell>
          <table:table-cell office:value-type="string">
            <text:p>1097152K-&gt;695657K</text:p>
          </table:table-cell>
          <table:table-cell office:value-type="string">
            <text:p>1476928K</text:p>
          </table:table-cell>
          <table:table-cell office:value-type="float" office:value="0.111292">
            <text:p>0.11129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8.303">
            <text:p>178.303</text:p>
          </table:table-cell>
          <table:table-cell office:value-type="string">
            <text:p>GC</text:p>
          </table:table-cell>
          <table:table-cell office:value-type="string">
            <text:p>1103145K-&gt;701691K</text:p>
          </table:table-cell>
          <table:table-cell office:value-type="string">
            <text:p>1476928K</text:p>
          </table:table-cell>
          <table:table-cell office:value-type="float" office:value="0.14731">
            <text:p>0.1473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9.187">
            <text:p>179.187</text:p>
          </table:table-cell>
          <table:table-cell office:value-type="string">
            <text:p>GC</text:p>
          </table:table-cell>
          <table:table-cell office:value-type="string">
            <text:p>1109179K-&gt;708662K</text:p>
          </table:table-cell>
          <table:table-cell office:value-type="string">
            <text:p>1476928K</text:p>
          </table:table-cell>
          <table:table-cell office:value-type="float" office:value="0.189177">
            <text:p>0.1891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0.624">
            <text:p>180.624</text:p>
          </table:table-cell>
          <table:table-cell office:value-type="string">
            <text:p>GC</text:p>
          </table:table-cell>
          <table:table-cell office:value-type="string">
            <text:p>1116150K-&gt;697113K</text:p>
          </table:table-cell>
          <table:table-cell office:value-type="string">
            <text:p>1476928K</text:p>
          </table:table-cell>
          <table:table-cell office:value-type="float" office:value="0.11857">
            <text:p>0.1185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1.418">
            <text:p>181.418</text:p>
          </table:table-cell>
          <table:table-cell office:value-type="string">
            <text:p>GC</text:p>
          </table:table-cell>
          <table:table-cell office:value-type="string">
            <text:p>1104601K-&gt;704040K</text:p>
          </table:table-cell>
          <table:table-cell office:value-type="string">
            <text:p>1476928K</text:p>
          </table:table-cell>
          <table:table-cell office:value-type="float" office:value="0.164202">
            <text:p>0.16420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2.324">
            <text:p>182.324</text:p>
          </table:table-cell>
          <table:table-cell office:value-type="string">
            <text:p>GC</text:p>
          </table:table-cell>
          <table:table-cell office:value-type="string">
            <text:p>1111528K-&gt;710919K</text:p>
          </table:table-cell>
          <table:table-cell office:value-type="string">
            <text:p>1476928K</text:p>
          </table:table-cell>
          <table:table-cell office:value-type="float" office:value="0.196192">
            <text:p>0.19619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3.281">
            <text:p>183.281</text:p>
          </table:table-cell>
          <table:table-cell office:value-type="string">
            <text:p>GC</text:p>
          </table:table-cell>
          <table:table-cell office:value-type="string">
            <text:p>1118407K-&gt;716905K</text:p>
          </table:table-cell>
          <table:table-cell office:value-type="string">
            <text:p>1476928K</text:p>
          </table:table-cell>
          <table:table-cell office:value-type="float" office:value="0.250526">
            <text:p>0.25052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4.454">
            <text:p>184.454</text:p>
          </table:table-cell>
          <table:table-cell office:value-type="string">
            <text:p>GC</text:p>
          </table:table-cell>
          <table:table-cell office:value-type="string">
            <text:p>1124393K-&gt;705576K</text:p>
          </table:table-cell>
          <table:table-cell office:value-type="string">
            <text:p>1476928K</text:p>
          </table:table-cell>
          <table:table-cell office:value-type="float" office:value="0.164576">
            <text:p>0.16457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5.366">
            <text:p>185.366</text:p>
          </table:table-cell>
          <table:table-cell office:value-type="string">
            <text:p>GC</text:p>
          </table:table-cell>
          <table:table-cell office:value-type="string">
            <text:p>1113064K-&gt;731643K</text:p>
          </table:table-cell>
          <table:table-cell office:value-type="string">
            <text:p>1476928K</text:p>
          </table:table-cell>
          <table:table-cell office:value-type="float" office:value="0.310815">
            <text:p>0.31081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6.415">
            <text:p>186.415</text:p>
          </table:table-cell>
          <table:table-cell office:value-type="string">
            <text:p>GC</text:p>
          </table:table-cell>
          <table:table-cell office:value-type="string">
            <text:p>1139131K-&gt;849757K</text:p>
          </table:table-cell>
          <table:table-cell office:value-type="string">
            <text:p>1476928K</text:p>
          </table:table-cell>
          <table:table-cell office:value-type="float" office:value="0.941367">
            <text:p>0.9413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8.276">
            <text:p>188.276</text:p>
          </table:table-cell>
          <table:table-cell office:value-type="string">
            <text:p>GC</text:p>
          </table:table-cell>
          <table:table-cell office:value-type="string">
            <text:p>1257245K-&gt;911249K</text:p>
          </table:table-cell>
          <table:table-cell office:value-type="string">
            <text:p>1476928K</text:p>
          </table:table-cell>
          <table:table-cell office:value-type="float" office:value="0.771877">
            <text:p>0.7718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9.744">
            <text:p>189.744</text:p>
          </table:table-cell>
          <table:table-cell office:value-type="string">
            <text:p>GC</text:p>
          </table:table-cell>
          <table:table-cell office:value-type="string">
            <text:p>1318737K-&gt;931899K</text:p>
          </table:table-cell>
          <table:table-cell office:value-type="string">
            <text:p>1476928K</text:p>
          </table:table-cell>
          <table:table-cell office:value-type="float" office:value="0.372835">
            <text:p>0.3728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0.897">
            <text:p>190.897</text:p>
          </table:table-cell>
          <table:table-cell office:value-type="string">
            <text:p>GC</text:p>
          </table:table-cell>
          <table:table-cell office:value-type="string">
            <text:p>1339387K-&gt;1012261K</text:p>
          </table:table-cell>
          <table:table-cell office:value-type="string">
            <text:p>1476928K</text:p>
          </table:table-cell>
          <table:table-cell office:value-type="float" office:value="0.67891">
            <text:p>0.6789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92.491">
            <text:p>192.491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1419749K-&gt;661379K</text:p>
          </table:table-cell>
          <table:table-cell table:style-name="ce1" office:value-type="string">
            <text:p>1476928K</text:p>
          </table:table-cell>
          <table:table-cell table:style-name="ce1" office:value-type="float" office:value="4.623815">
            <text:p>4.623815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197.958">
            <text:p>197.958</text:p>
          </table:table-cell>
          <table:table-cell office:value-type="string">
            <text:p>GC</text:p>
          </table:table-cell>
          <table:table-cell office:value-type="string">
            <text:p>1068867K-&gt;683297K</text:p>
          </table:table-cell>
          <table:table-cell office:value-type="string">
            <text:p>1476928K</text:p>
          </table:table-cell>
          <table:table-cell office:value-type="float" office:value="0.129946">
            <text:p>0.12994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8.765">
            <text:p>198.765</text:p>
          </table:table-cell>
          <table:table-cell office:value-type="string">
            <text:p>GC</text:p>
          </table:table-cell>
          <table:table-cell office:value-type="string">
            <text:p>1090785K-&gt;761381K</text:p>
          </table:table-cell>
          <table:table-cell office:value-type="string">
            <text:p>1476928K</text:p>
          </table:table-cell>
          <table:table-cell office:value-type="float" office:value="0.590945">
            <text:p>0.59094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0.344">
            <text:p>200.344</text:p>
          </table:table-cell>
          <table:table-cell office:value-type="string">
            <text:p>GC</text:p>
          </table:table-cell>
          <table:table-cell office:value-type="string">
            <text:p>1168869K-&gt;876893K</text:p>
          </table:table-cell>
          <table:table-cell office:value-type="string">
            <text:p>1476928K</text:p>
          </table:table-cell>
          <table:table-cell office:value-type="float" office:value="0.94936">
            <text:p>0.9493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1.993">
            <text:p>201.993</text:p>
          </table:table-cell>
          <table:table-cell office:value-type="string">
            <text:p>GC</text:p>
          </table:table-cell>
          <table:table-cell office:value-type="string">
            <text:p>1284381K-&gt;883809K</text:p>
          </table:table-cell>
          <table:table-cell office:value-type="string">
            <text:p>1476928K</text:p>
          </table:table-cell>
          <table:table-cell office:value-type="float" office:value="0.31851">
            <text:p>0.3185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3.055">
            <text:p>203.055</text:p>
          </table:table-cell>
          <table:table-cell office:value-type="string">
            <text:p>GC</text:p>
          </table:table-cell>
          <table:table-cell office:value-type="string">
            <text:p>1291297K-&gt;889083K</text:p>
          </table:table-cell>
          <table:table-cell office:value-type="string">
            <text:p>1476928K</text:p>
          </table:table-cell>
          <table:table-cell office:value-type="float" office:value="0.167369">
            <text:p>0.16736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4.117">
            <text:p>204.117</text:p>
          </table:table-cell>
          <table:table-cell office:value-type="string">
            <text:p>GC</text:p>
          </table:table-cell>
          <table:table-cell office:value-type="string">
            <text:p>1296571K-&gt;894832K</text:p>
          </table:table-cell>
          <table:table-cell office:value-type="string">
            <text:p>1476928K</text:p>
          </table:table-cell>
          <table:table-cell office:value-type="float" office:value="0.191328">
            <text:p>0.19132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5.032">
            <text:p>205.032</text:p>
          </table:table-cell>
          <table:table-cell office:value-type="string">
            <text:p>GC</text:p>
          </table:table-cell>
          <table:table-cell office:value-type="string">
            <text:p>1302320K-&gt;902785K</text:p>
          </table:table-cell>
          <table:table-cell office:value-type="string">
            <text:p>1476928K</text:p>
          </table:table-cell>
          <table:table-cell office:value-type="float" office:value="0.247253">
            <text:p>0.2472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6.018">
            <text:p>206.018</text:p>
          </table:table-cell>
          <table:table-cell office:value-type="string">
            <text:p>GC</text:p>
          </table:table-cell>
          <table:table-cell office:value-type="string">
            <text:p>1310273K-&gt;892068K</text:p>
          </table:table-cell>
          <table:table-cell office:value-type="string">
            <text:p>1476928K</text:p>
          </table:table-cell>
          <table:table-cell office:value-type="float" office:value="0.181217">
            <text:p>0.1812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7.025">
            <text:p>207.025</text:p>
          </table:table-cell>
          <table:table-cell office:value-type="string">
            <text:p>GC</text:p>
          </table:table-cell>
          <table:table-cell office:value-type="string">
            <text:p>1299556K-&gt;881021K</text:p>
          </table:table-cell>
          <table:table-cell office:value-type="string">
            <text:p>1476928K</text:p>
          </table:table-cell>
          <table:table-cell office:value-type="float" office:value="0.111457">
            <text:p>0.11145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7.999">
            <text:p>207.999</text:p>
          </table:table-cell>
          <table:table-cell office:value-type="string">
            <text:p>GC</text:p>
          </table:table-cell>
          <table:table-cell office:value-type="string">
            <text:p>1288509K-&gt;886536K</text:p>
          </table:table-cell>
          <table:table-cell office:value-type="string">
            <text:p>1476928K</text:p>
          </table:table-cell>
          <table:table-cell office:value-type="float" office:value="0.145951">
            <text:p>0.14595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8.843">
            <text:p>208.843</text:p>
          </table:table-cell>
          <table:table-cell office:value-type="string">
            <text:p>GC</text:p>
          </table:table-cell>
          <table:table-cell office:value-type="string">
            <text:p>1294024K-&gt;876066K</text:p>
          </table:table-cell>
          <table:table-cell office:value-type="string">
            <text:p>1476928K</text:p>
          </table:table-cell>
          <table:table-cell office:value-type="float" office:value="0.085653">
            <text:p>0.0856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9.7">
            <text:p>209.7</text:p>
          </table:table-cell>
          <table:table-cell office:value-type="string">
            <text:p>GC</text:p>
          </table:table-cell>
          <table:table-cell office:value-type="string">
            <text:p>1283554K-&gt;883524K</text:p>
          </table:table-cell>
          <table:table-cell office:value-type="string">
            <text:p>1476928K</text:p>
          </table:table-cell>
          <table:table-cell office:value-type="float" office:value="0.128198">
            <text:p>0.12819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0.609">
            <text:p>210.609</text:p>
          </table:table-cell>
          <table:table-cell office:value-type="string">
            <text:p>GC</text:p>
          </table:table-cell>
          <table:table-cell office:value-type="string">
            <text:p>1291012K-&gt;890915K</text:p>
          </table:table-cell>
          <table:table-cell office:value-type="string">
            <text:p>1476928K</text:p>
          </table:table-cell>
          <table:table-cell office:value-type="float" office:value="0.176968">
            <text:p>0.17696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1.692">
            <text:p>211.692</text:p>
          </table:table-cell>
          <table:table-cell office:value-type="string">
            <text:p>GC</text:p>
          </table:table-cell>
          <table:table-cell office:value-type="string">
            <text:p>1298403K-&gt;879217K</text:p>
          </table:table-cell>
          <table:table-cell office:value-type="string">
            <text:p>1476928K</text:p>
          </table:table-cell>
          <table:table-cell office:value-type="float" office:value="0.104125">
            <text:p>0.10412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2.532">
            <text:p>212.532</text:p>
          </table:table-cell>
          <table:table-cell office:value-type="string">
            <text:p>GC</text:p>
          </table:table-cell>
          <table:table-cell office:value-type="string">
            <text:p>1286705K-&gt;885339K</text:p>
          </table:table-cell>
          <table:table-cell office:value-type="string">
            <text:p>1476928K</text:p>
          </table:table-cell>
          <table:table-cell office:value-type="float" office:value="0.140129">
            <text:p>0.1401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3.432">
            <text:p>213.432</text:p>
          </table:table-cell>
          <table:table-cell office:value-type="string">
            <text:p>GC</text:p>
          </table:table-cell>
          <table:table-cell office:value-type="string">
            <text:p>1292827K-&gt;873021K</text:p>
          </table:table-cell>
          <table:table-cell office:value-type="string">
            <text:p>1476928K</text:p>
          </table:table-cell>
          <table:table-cell office:value-type="float" office:value="0.068717">
            <text:p>0.0687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table:formula="of:=[.B213]" office:value-type="float" office:value="213.432">
            <text:p>213.432</text:p>
          </table:table-cell>
          <table:table-cell table:number-columns-repeated="1022"/>
        </table:table-row>
        <table:table-row table:style-name="ro1">
          <table:table-cell office:value-type="string">
            <text:p>sum</text:p>
          </table:table-cell>
          <table:table-cell table:number-columns-repeated="4"/>
          <table:table-cell table:formula="of:=SUM([.F3:.F213])" office:value-type="float" office:value="111.796833">
            <text:p>111.796833</text:p>
          </table:table-cell>
          <table:table-cell table:number-columns-repeated="1018"/>
        </table:table-row>
        <table:table-row table:style-name="ro1">
          <table:table-cell office:value-type="string">
            <text:p>avg</text:p>
          </table:table-cell>
          <table:table-cell table:number-columns-repeated="4"/>
          <table:table-cell table:formula="of:=AVERAGE([.F3:.F213])" office:value-type="float" office:value="0.529842810426541">
            <text:p>0.5298428104</text:p>
          </table:table-cell>
          <table:table-cell table:number-columns-repeated="1018"/>
        </table:table-row>
        <table:table-row table:style-name="ro2">
          <table:table-cell office:value-type="string">
            <text:p>count</text:p>
          </table:table-cell>
          <table:table-cell office:value-type="string">
            <text:p>gc</text:p>
          </table:table-cell>
          <table:table-cell table:formula="of:=[.F218]-[.C219]" office:value-type="float" office:value="196">
            <text:p>196</text:p>
          </table:table-cell>
          <table:table-cell table:number-columns-repeated="2"/>
          <table:table-cell table:formula="of:=COUNT([.F3:.F213])" office:value-type="float" office:value="211">
            <text:p>21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ull</text:p>
          </table:table-cell>
          <table:table-cell table:formula="of:=COUNTA([.C7];[.C10];[.C13];[.C16];[.C37];[.C58];[.C79];[.C101];[.C113];[.C125];[.C137];[.C143];[.C160];[.C179];[.C197])" office:value-type="float" office:value="15">
            <text:p>15</text:p>
          </table:table-cell>
          <table:table-cell table:number-columns-repeated="1021"/>
        </table:table-row>
        <table:table-row table:style-name="ro1" table:number-rows-repeated="10483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e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number-columns-repeated="2"/>
          <table:table-cell office:value-type="string">
            <text:p>Paralel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0.491">
            <text:p>0.491</text:p>
          </table:table-cell>
          <table:table-cell office:value-type="string">
            <text:p>GC</text:p>
          </table:table-cell>
          <table:table-cell office:value-type="string">
            <text:p>43755K-&gt;38357K</text:p>
          </table:table-cell>
          <table:table-cell office:value-type="string">
            <text:p>115392K</text:p>
          </table:table-cell>
          <table:table-cell office:value-type="float" office:value="0.165648">
            <text:p>0.165648</text:p>
          </table:table-cell>
          <table:table-cell/>
        </table:table-row>
        <table:table-row table:style-name="ro1">
          <table:table-cell/>
          <table:table-cell office:value-type="float" office:value="0.789">
            <text:p>0.789</text:p>
          </table:table-cell>
          <table:table-cell office:value-type="string">
            <text:p>GC</text:p>
          </table:table-cell>
          <table:table-cell office:value-type="string">
            <text:p>86101K-&gt;75349K</text:p>
          </table:table-cell>
          <table:table-cell office:value-type="string">
            <text:p>123264K</text:p>
          </table:table-cell>
          <table:table-cell office:value-type="float" office:value="0.269135">
            <text:p>0.269135</text:p>
          </table:table-cell>
          <table:table-cell/>
        </table:table-row>
        <table:table-row table:style-name="ro1">
          <table:table-cell/>
          <table:table-cell office:value-type="float" office:value="1.059">
            <text:p>1.059</text:p>
          </table:table-cell>
          <table:table-cell office:value-type="string">
            <text:p>Full</text:p>
          </table:table-cell>
          <table:table-cell office:value-type="string">
            <text:p>75349K-&gt;75215K</text:p>
          </table:table-cell>
          <table:table-cell office:value-type="string">
            <text:p>197312K</text:p>
          </table:table-cell>
          <table:table-cell office:value-type="float" office:value="0.82788">
            <text:p>0.82788</text:p>
          </table:table-cell>
          <table:table-cell/>
        </table:table-row>
        <table:table-row table:style-name="ro1">
          <table:table-cell/>
          <table:table-cell office:value-type="float" office:value="1.945">
            <text:p>1.945</text:p>
          </table:table-cell>
          <table:table-cell office:value-type="string">
            <text:p>GC</text:p>
          </table:table-cell>
          <table:table-cell office:value-type="string">
            <text:p>122959K-&gt;112079K</text:p>
          </table:table-cell>
          <table:table-cell office:value-type="string">
            <text:p>221568K</text:p>
          </table:table-cell>
          <table:table-cell office:value-type="float" office:value="0.296094">
            <text:p>0.296094</text:p>
          </table:table-cell>
          <table:table-cell/>
        </table:table-row>
        <table:table-row table:style-name="ro1">
          <table:table-cell/>
          <table:table-cell office:value-type="float" office:value="2.241">
            <text:p>2.241</text:p>
          </table:table-cell>
          <table:table-cell office:value-type="string">
            <text:p>Full</text:p>
          </table:table-cell>
          <table:table-cell office:value-type="string">
            <text:p>112079K-&gt;111979K</text:p>
          </table:table-cell>
          <table:table-cell office:value-type="string">
            <text:p>289088K</text:p>
          </table:table-cell>
          <table:table-cell office:value-type="float" office:value="0.999562">
            <text:p>0.999562</text:p>
          </table:table-cell>
          <table:table-cell/>
        </table:table-row>
        <table:table-row table:style-name="ro1">
          <table:table-cell/>
          <table:table-cell office:value-type="float" office:value="3.338">
            <text:p>3.338</text:p>
          </table:table-cell>
          <table:table-cell office:value-type="string">
            <text:p>GC</text:p>
          </table:table-cell>
          <table:table-cell office:value-type="string">
            <text:p>183979K-&gt;167507K</text:p>
          </table:table-cell>
          <table:table-cell office:value-type="string">
            <text:p>312576K</text:p>
          </table:table-cell>
          <table:table-cell office:value-type="float" office:value="0.377526">
            <text:p>0.377526</text:p>
          </table:table-cell>
          <table:table-cell/>
        </table:table-row>
        <table:table-row table:style-name="ro1">
          <table:table-cell/>
          <table:table-cell office:value-type="float" office:value="3.716">
            <text:p>3.716</text:p>
          </table:table-cell>
          <table:table-cell office:value-type="string">
            <text:p>Full</text:p>
          </table:table-cell>
          <table:table-cell office:value-type="string">
            <text:p>167507K-&gt;167359K</text:p>
          </table:table-cell>
          <table:table-cell office:value-type="string">
            <text:p>402240K</text:p>
          </table:table-cell>
          <table:table-cell office:value-type="float" office:value="1.373642">
            <text:p>1.373642</text:p>
          </table:table-cell>
          <table:table-cell/>
        </table:table-row>
        <table:table-row table:style-name="ro1">
          <table:table-cell/>
          <table:table-cell office:value-type="float" office:value="5.221">
            <text:p>5.221</text:p>
          </table:table-cell>
          <table:table-cell office:value-type="string">
            <text:p>GC</text:p>
          </table:table-cell>
          <table:table-cell office:value-type="string">
            <text:p>257354K-&gt;240986K</text:p>
          </table:table-cell>
          <table:table-cell office:value-type="string">
            <text:p>460032K</text:p>
          </table:table-cell>
          <table:table-cell office:value-type="float" office:value="0.349155">
            <text:p>0.349155</text:p>
          </table:table-cell>
          <table:table-cell/>
        </table:table-row>
        <table:table-row table:style-name="ro1">
          <table:table-cell/>
          <table:table-cell office:value-type="float" office:value="5.686">
            <text:p>5.686</text:p>
          </table:table-cell>
          <table:table-cell office:value-type="string">
            <text:p>GC</text:p>
          </table:table-cell>
          <table:table-cell office:value-type="string">
            <text:p>325082K-&gt;298677K</text:p>
          </table:table-cell>
          <table:table-cell office:value-type="string">
            <text:p>477248K</text:p>
          </table:table-cell>
          <table:table-cell office:value-type="float" office:value="0.578713">
            <text:p>0.578713</text:p>
          </table:table-cell>
          <table:table-cell/>
        </table:table-row>
        <table:table-row table:style-name="ro1">
          <table:table-cell/>
          <table:table-cell office:value-type="float" office:value="6.374">
            <text:p>6.374</text:p>
          </table:table-cell>
          <table:table-cell office:value-type="string">
            <text:p>GC</text:p>
          </table:table-cell>
          <table:table-cell office:value-type="string">
            <text:p>382699K-&gt;370997K</text:p>
          </table:table-cell>
          <table:table-cell office:value-type="string">
            <text:p>516672K</text:p>
          </table:table-cell>
          <table:table-cell office:value-type="float" office:value="0.684729">
            <text:p>0.684729</text:p>
          </table:table-cell>
          <table:table-cell/>
        </table:table-row>
        <table:table-row table:style-name="ro1">
          <table:table-cell/>
          <table:table-cell office:value-type="float" office:value="7.059">
            <text:p>7.059</text:p>
          </table:table-cell>
          <table:table-cell office:value-type="string">
            <text:p>Full</text:p>
          </table:table-cell>
          <table:table-cell office:value-type="string">
            <text:p>370997K-&gt;353144K</text:p>
          </table:table-cell>
          <table:table-cell office:value-type="string">
            <text:p>684608K</text:p>
          </table:table-cell>
          <table:table-cell office:value-type="float" office:value="3.586913">
            <text:p>3.586913</text:p>
          </table:table-cell>
          <table:table-cell/>
        </table:table-row>
        <table:table-row table:style-name="ro1">
          <table:table-cell/>
          <table:table-cell office:value-type="float" office:value="10.757">
            <text:p>10.757</text:p>
          </table:table-cell>
          <table:table-cell office:value-type="string">
            <text:p>GC</text:p>
          </table:table-cell>
          <table:table-cell office:value-type="string">
            <text:p>432646K-&gt;417445K</text:p>
          </table:table-cell>
          <table:table-cell office:value-type="string">
            <text:p>723968K</text:p>
          </table:table-cell>
          <table:table-cell office:value-type="float" office:value="1.261387">
            <text:p>1.261387</text:p>
          </table:table-cell>
          <table:table-cell/>
        </table:table-row>
        <table:table-row table:style-name="ro1">
          <table:table-cell/>
          <table:table-cell office:value-type="float" office:value="12.161">
            <text:p>12.161</text:p>
          </table:table-cell>
          <table:table-cell office:value-type="string">
            <text:p>GC</text:p>
          </table:table-cell>
          <table:table-cell office:value-type="string">
            <text:p>501797K-&gt;487412K</text:p>
          </table:table-cell>
          <table:table-cell office:value-type="string">
            <text:p>749632K</text:p>
          </table:table-cell>
          <table:table-cell office:value-type="float" office:value="0.810379">
            <text:p>0.810379</text:p>
          </table:table-cell>
          <table:table-cell/>
        </table:table-row>
        <table:table-row table:style-name="ro1">
          <table:table-cell/>
          <table:table-cell office:value-type="float" office:value="13.168">
            <text:p>13.168</text:p>
          </table:table-cell>
          <table:table-cell office:value-type="string">
            <text:p>GC--</text:p>
          </table:table-cell>
          <table:table-cell office:value-type="string">
            <text:p>596596K-&gt;726347K</text:p>
          </table:table-cell>
          <table:table-cell office:value-type="string">
            <text:p>762112K</text:p>
          </table:table-cell>
          <table:table-cell office:value-type="float" office:value="1.660449">
            <text:p>1.660449</text:p>
          </table:table-cell>
          <table:table-cell/>
        </table:table-row>
        <table:table-row table:style-name="ro1">
          <table:table-cell/>
          <table:table-cell office:value-type="float" office:value="14.829">
            <text:p>14.829</text:p>
          </table:table-cell>
          <table:table-cell office:value-type="string">
            <text:p>Full</text:p>
          </table:table-cell>
          <table:table-cell office:value-type="string">
            <text:p>726347K-&gt;483198K</text:p>
          </table:table-cell>
          <table:table-cell office:value-type="string">
            <text:p>961088K</text:p>
          </table:table-cell>
          <table:table-cell office:value-type="float" office:value="5.72967">
            <text:p>5.72967</text:p>
          </table:table-cell>
          <table:table-cell/>
        </table:table-row>
        <table:table-row table:style-name="ro1">
          <table:table-cell/>
          <table:table-cell office:value-type="float" office:value="20.775">
            <text:p>20.775</text:p>
          </table:table-cell>
          <table:table-cell office:value-type="string">
            <text:p>Full</text:p>
          </table:table-cell>
          <table:table-cell office:value-type="string">
            <text:p>592382K-&gt;622755K</text:p>
          </table:table-cell>
          <table:table-cell office:value-type="string">
            <text:p>1138496K</text:p>
          </table:table-cell>
          <table:table-cell office:value-type="float" office:value="6.127842">
            <text:p>6.127842</text:p>
          </table:table-cell>
          <table:table-cell/>
        </table:table-row>
        <table:table-row table:style-name="ro1">
          <table:table-cell/>
          <table:table-cell office:value-type="float" office:value="27.158">
            <text:p>27.158</text:p>
          </table:table-cell>
          <table:table-cell office:value-type="string">
            <text:p>GC</text:p>
          </table:table-cell>
          <table:table-cell office:value-type="string">
            <text:p>731939K-&gt;658243K</text:p>
          </table:table-cell>
          <table:table-cell office:value-type="string">
            <text:p>1138496K</text:p>
          </table:table-cell>
          <table:table-cell office:value-type="float" office:value="0.221878">
            <text:p>0.221878</text:p>
          </table:table-cell>
          <table:table-cell/>
        </table:table-row>
        <table:table-row table:style-name="ro1">
          <table:table-cell/>
          <table:table-cell office:value-type="float" office:value="27.542">
            <text:p>27.542</text:p>
          </table:table-cell>
          <table:table-cell office:value-type="string">
            <text:p>GC</text:p>
          </table:table-cell>
          <table:table-cell office:value-type="string">
            <text:p>767427K-&gt;651979K</text:p>
          </table:table-cell>
          <table:table-cell office:value-type="string">
            <text:p>1171200K</text:p>
          </table:table-cell>
          <table:table-cell office:value-type="float" office:value="0.175868">
            <text:p>0.175868</text:p>
          </table:table-cell>
          <table:table-cell/>
        </table:table-row>
        <table:table-row table:style-name="ro1">
          <table:table-cell/>
          <table:table-cell office:value-type="float" office:value="27.942">
            <text:p>27.942</text:p>
          </table:table-cell>
          <table:table-cell office:value-type="string">
            <text:p>GC</text:p>
          </table:table-cell>
          <table:table-cell office:value-type="string">
            <text:p>793867K-&gt;651387K</text:p>
          </table:table-cell>
          <table:table-cell office:value-type="string">
            <text:p>1171200K</text:p>
          </table:table-cell>
          <table:table-cell office:value-type="float" office:value="0.179425">
            <text:p>0.179425</text:p>
          </table:table-cell>
          <table:table-cell/>
        </table:table-row>
        <table:table-row table:style-name="ro1">
          <table:table-cell/>
          <table:table-cell office:value-type="float" office:value="28.332">
            <text:p>28.332</text:p>
          </table:table-cell>
          <table:table-cell office:value-type="string">
            <text:p>GC</text:p>
          </table:table-cell>
          <table:table-cell office:value-type="string">
            <text:p>793275K-&gt;651155K</text:p>
          </table:table-cell>
          <table:table-cell office:value-type="string">
            <text:p>1199104K</text:p>
          </table:table-cell>
          <table:table-cell office:value-type="float" office:value="0.189382">
            <text:p>0.189382</text:p>
          </table:table-cell>
          <table:table-cell/>
        </table:table-row>
        <table:table-row table:style-name="ro1">
          <table:table-cell/>
          <table:table-cell office:value-type="float" office:value="28.803">
            <text:p>28.803</text:p>
          </table:table-cell>
          <table:table-cell office:value-type="string">
            <text:p>GC</text:p>
          </table:table-cell>
          <table:table-cell office:value-type="string">
            <text:p>820947K-&gt;653915K</text:p>
          </table:table-cell>
          <table:table-cell office:value-type="string">
            <text:p>1060032K</text:p>
          </table:table-cell>
          <table:table-cell office:value-type="float" office:value="0.20983">
            <text:p>0.20983</text:p>
          </table:table-cell>
          <table:table-cell/>
        </table:table-row>
        <table:table-row table:style-name="ro1">
          <table:table-cell/>
          <table:table-cell office:value-type="float" office:value="29.305">
            <text:p>29.305</text:p>
          </table:table-cell>
          <table:table-cell office:value-type="string">
            <text:p>GC</text:p>
          </table:table-cell>
          <table:table-cell office:value-type="string">
            <text:p>823707K-&gt;657595K</text:p>
          </table:table-cell>
          <table:table-cell office:value-type="string">
            <text:p>1200960K</text:p>
          </table:table-cell>
          <table:table-cell office:value-type="float" office:value="0.305993">
            <text:p>0.305993</text:p>
          </table:table-cell>
          <table:table-cell/>
        </table:table-row>
        <table:table-row table:style-name="ro1">
          <table:table-cell/>
          <table:table-cell office:value-type="float" office:value="29.964">
            <text:p>29.964</text:p>
          </table:table-cell>
          <table:table-cell office:value-type="string">
            <text:p>GC</text:p>
          </table:table-cell>
          <table:table-cell office:value-type="string">
            <text:p>834235K-&gt;648539K</text:p>
          </table:table-cell>
          <table:table-cell office:value-type="string">
            <text:p>1194112K</text:p>
          </table:table-cell>
          <table:table-cell office:value-type="float" office:value="0.399999">
            <text:p>0.399999</text:p>
          </table:table-cell>
          <table:table-cell/>
        </table:table-row>
        <table:table-row table:style-name="ro1">
          <table:table-cell/>
          <table:table-cell office:value-type="float" office:value="31.49">
            <text:p>31.49</text:p>
          </table:table-cell>
          <table:table-cell office:value-type="string">
            <text:p>GC</text:p>
          </table:table-cell>
          <table:table-cell office:value-type="string">
            <text:p>825179K-&gt;653979K</text:p>
          </table:table-cell>
          <table:table-cell office:value-type="string">
            <text:p>1204480K</text:p>
          </table:table-cell>
          <table:table-cell office:value-type="float" office:value="0.310947">
            <text:p>0.310947</text:p>
          </table:table-cell>
          <table:table-cell/>
        </table:table-row>
        <table:table-row table:style-name="ro1">
          <table:table-cell/>
          <table:table-cell office:value-type="float" office:value="32.358">
            <text:p>32.358</text:p>
          </table:table-cell>
          <table:table-cell office:value-type="string">
            <text:p>GC</text:p>
          </table:table-cell>
          <table:table-cell office:value-type="string">
            <text:p>847067K-&gt;635099K</text:p>
          </table:table-cell>
          <table:table-cell office:value-type="string">
            <text:p>1198784K</text:p>
          </table:table-cell>
          <table:table-cell office:value-type="float" office:value="0.140443">
            <text:p>0.140443</text:p>
          </table:table-cell>
          <table:table-cell/>
        </table:table-row>
        <table:table-row table:style-name="ro1">
          <table:table-cell/>
          <table:table-cell office:value-type="float" office:value="32.763">
            <text:p>32.763</text:p>
          </table:table-cell>
          <table:table-cell office:value-type="string">
            <text:p>GC</text:p>
          </table:table-cell>
          <table:table-cell office:value-type="string">
            <text:p>828187K-&gt;654907K</text:p>
          </table:table-cell>
          <table:table-cell office:value-type="string">
            <text:p>1215424K</text:p>
          </table:table-cell>
          <table:table-cell office:value-type="float" office:value="0.218114">
            <text:p>0.218114</text:p>
          </table:table-cell>
          <table:table-cell/>
        </table:table-row>
        <table:table-row table:style-name="ro1">
          <table:table-cell/>
          <table:table-cell office:value-type="float" office:value="33.278">
            <text:p>33.278</text:p>
          </table:table-cell>
          <table:table-cell office:value-type="string">
            <text:p>GC</text:p>
          </table:table-cell>
          <table:table-cell office:value-type="string">
            <text:p>873531K-&gt;640379K</text:p>
          </table:table-cell>
          <table:table-cell office:value-type="string">
            <text:p>1213888K</text:p>
          </table:table-cell>
          <table:table-cell office:value-type="float" office:value="0.110618">
            <text:p>0.110618</text:p>
          </table:table-cell>
          <table:table-cell/>
        </table:table-row>
        <table:table-row table:style-name="ro1">
          <table:table-cell/>
          <table:table-cell office:value-type="float" office:value="33.702">
            <text:p>33.702</text:p>
          </table:table-cell>
          <table:table-cell office:value-type="string">
            <text:p>GC</text:p>
          </table:table-cell>
          <table:table-cell office:value-type="string">
            <text:p>859003K-&gt;645499K</text:p>
          </table:table-cell>
          <table:table-cell office:value-type="string">
            <text:p>1227520K</text:p>
          </table:table-cell>
          <table:table-cell office:value-type="float" office:value="0.131765">
            <text:p>0.131765</text:p>
          </table:table-cell>
          <table:table-cell/>
        </table:table-row>
        <table:table-row table:style-name="ro1">
          <table:table-cell/>
          <table:table-cell office:value-type="float" office:value="34.159">
            <text:p>34.159</text:p>
          </table:table-cell>
          <table:table-cell office:value-type="string">
            <text:p>GC</text:p>
          </table:table-cell>
          <table:table-cell office:value-type="string">
            <text:p>887483K-&gt;650875K</text:p>
          </table:table-cell>
          <table:table-cell office:value-type="string">
            <text:p>1227200K</text:p>
          </table:table-cell>
          <table:table-cell office:value-type="float" office:value="0.176332">
            <text:p>0.176332</text:p>
          </table:table-cell>
          <table:table-cell/>
        </table:table-row>
        <table:table-row table:style-name="ro1">
          <table:table-cell/>
          <table:table-cell office:value-type="float" office:value="34.65">
            <text:p>34.65</text:p>
          </table:table-cell>
          <table:table-cell office:value-type="string">
            <text:p>GC</text:p>
          </table:table-cell>
          <table:table-cell office:value-type="string">
            <text:p>892859K-&gt;656123K</text:p>
          </table:table-cell>
          <table:table-cell office:value-type="string">
            <text:p>1235776K</text:p>
          </table:table-cell>
          <table:table-cell office:value-type="float" office:value="0.212361">
            <text:p>0.212361</text:p>
          </table:table-cell>
          <table:table-cell/>
        </table:table-row>
        <table:table-row table:style-name="ro1">
          <table:table-cell/>
          <table:table-cell office:value-type="float" office:value="35.415">
            <text:p>35.415</text:p>
          </table:table-cell>
          <table:table-cell office:value-type="string">
            <text:p>GC</text:p>
          </table:table-cell>
          <table:table-cell office:value-type="string">
            <text:p>920571K-&gt;660475K</text:p>
          </table:table-cell>
          <table:table-cell office:value-type="string">
            <text:p>1236096K</text:p>
          </table:table-cell>
          <table:table-cell office:value-type="float" office:value="0.218511">
            <text:p>0.218511</text:p>
          </table:table-cell>
          <table:table-cell/>
        </table:table-row>
        <table:table-row table:style-name="ro1">
          <table:table-cell/>
          <table:table-cell office:value-type="float" office:value="35.962">
            <text:p>35.962</text:p>
          </table:table-cell>
          <table:table-cell office:value-type="string">
            <text:p>GC</text:p>
          </table:table-cell>
          <table:table-cell office:value-type="string">
            <text:p>924923K-&gt;666171K</text:p>
          </table:table-cell>
          <table:table-cell office:value-type="string">
            <text:p>1251904K</text:p>
          </table:table-cell>
          <table:table-cell office:value-type="float" office:value="0.204055">
            <text:p>0.204055</text:p>
          </table:table-cell>
          <table:table-cell/>
        </table:table-row>
        <table:table-row table:style-name="ro1">
          <table:table-cell/>
          <table:table-cell office:value-type="float" office:value="36.545">
            <text:p>36.545</text:p>
          </table:table-cell>
          <table:table-cell office:value-type="string">
            <text:p>GC</text:p>
          </table:table-cell>
          <table:table-cell office:value-type="string">
            <text:p>956475K-&gt;653659K</text:p>
          </table:table-cell>
          <table:table-cell office:value-type="string">
            <text:p>1249856K</text:p>
          </table:table-cell>
          <table:table-cell office:value-type="float" office:value="0.178239">
            <text:p>0.178239</text:p>
          </table:table-cell>
          <table:table-cell/>
        </table:table-row>
        <table:table-row table:style-name="ro1">
          <table:table-cell/>
          <table:table-cell office:value-type="float" office:value="37.082">
            <text:p>37.082</text:p>
          </table:table-cell>
          <table:table-cell office:value-type="string">
            <text:p>GC</text:p>
          </table:table-cell>
          <table:table-cell office:value-type="string">
            <text:p>943963K-&gt;660603K</text:p>
          </table:table-cell>
          <table:table-cell office:value-type="string">
            <text:p>1263168K</text:p>
          </table:table-cell>
          <table:table-cell office:value-type="float" office:value="0.200169">
            <text:p>0.200169</text:p>
          </table:table-cell>
          <table:table-cell/>
        </table:table-row>
        <table:table-row table:style-name="ro1">
          <table:table-cell/>
          <table:table-cell office:value-type="float" office:value="37.682">
            <text:p>37.682</text:p>
          </table:table-cell>
          <table:table-cell office:value-type="string">
            <text:p>GC</text:p>
          </table:table-cell>
          <table:table-cell office:value-type="string">
            <text:p>973563K-&gt;647515K</text:p>
          </table:table-cell>
          <table:table-cell office:value-type="string">
            <text:p>1262016K</text:p>
          </table:table-cell>
          <table:table-cell office:value-type="float" office:value="0.131466">
            <text:p>0.131466</text:p>
          </table:table-cell>
          <table:table-cell/>
        </table:table-row>
        <table:table-row table:style-name="ro1">
          <table:table-cell/>
          <table:table-cell office:value-type="float" office:value="38.195">
            <text:p>38.195</text:p>
          </table:table-cell>
          <table:table-cell office:value-type="string">
            <text:p>GC</text:p>
          </table:table-cell>
          <table:table-cell office:value-type="string">
            <text:p>960475K-&gt;653587K</text:p>
          </table:table-cell>
          <table:table-cell office:value-type="string">
            <text:p>1275328K</text:p>
          </table:table-cell>
          <table:table-cell office:value-type="float" office:value="0.149237">
            <text:p>0.149237</text:p>
          </table:table-cell>
          <table:table-cell/>
        </table:table-row>
        <table:table-row table:style-name="ro1">
          <table:table-cell/>
          <table:table-cell office:value-type="float" office:value="38.805">
            <text:p>38.805</text:p>
          </table:table-cell>
          <table:table-cell office:value-type="string">
            <text:p>GC</text:p>
          </table:table-cell>
          <table:table-cell office:value-type="string">
            <text:p>986771K-&gt;655955K</text:p>
          </table:table-cell>
          <table:table-cell office:value-type="string">
            <text:p>1275328K</text:p>
          </table:table-cell>
          <table:table-cell office:value-type="float" office:value="0.167212">
            <text:p>0.167212</text:p>
          </table:table-cell>
          <table:table-cell/>
        </table:table-row>
        <table:table-row table:style-name="ro1">
          <table:table-cell/>
          <table:table-cell office:value-type="float" office:value="39.461">
            <text:p>39.461</text:p>
          </table:table-cell>
          <table:table-cell office:value-type="string">
            <text:p>GC</text:p>
          </table:table-cell>
          <table:table-cell office:value-type="string">
            <text:p>989139K-&gt;659163K</text:p>
          </table:table-cell>
          <table:table-cell office:value-type="string">
            <text:p>1282112K</text:p>
          </table:table-cell>
          <table:table-cell office:value-type="float" office:value="0.186183">
            <text:p>0.186183</text:p>
          </table:table-cell>
          <table:table-cell/>
        </table:table-row>
        <table:table-row table:style-name="ro1">
          <table:table-cell/>
          <table:table-cell office:value-type="float" office:value="40.066">
            <text:p>40.066</text:p>
          </table:table-cell>
          <table:table-cell office:value-type="string">
            <text:p>GC</text:p>
          </table:table-cell>
          <table:table-cell office:value-type="string">
            <text:p>1007451K-&gt;655659K</text:p>
          </table:table-cell>
          <table:table-cell office:value-type="string">
            <text:p>1282112K</text:p>
          </table:table-cell>
          <table:table-cell office:value-type="float" office:value="0.191105">
            <text:p>0.191105</text:p>
          </table:table-cell>
          <table:table-cell/>
        </table:table-row>
        <table:table-row table:style-name="ro1">
          <table:table-cell/>
          <table:table-cell office:value-type="float" office:value="40.691">
            <text:p>40.691</text:p>
          </table:table-cell>
          <table:table-cell office:value-type="string">
            <text:p>GC</text:p>
          </table:table-cell>
          <table:table-cell office:value-type="string">
            <text:p>1003947K-&gt;651475K</text:p>
          </table:table-cell>
          <table:table-cell office:value-type="string">
            <text:p>1292224K</text:p>
          </table:table-cell>
          <table:table-cell office:value-type="float" office:value="0.158084">
            <text:p>0.158084</text:p>
          </table:table-cell>
          <table:table-cell/>
        </table:table-row>
        <table:table-row table:style-name="ro1">
          <table:table-cell/>
          <table:table-cell office:value-type="float" office:value="41.314">
            <text:p>41.314</text:p>
          </table:table-cell>
          <table:table-cell office:value-type="string">
            <text:p>GC</text:p>
          </table:table-cell>
          <table:table-cell office:value-type="string">
            <text:p>1014611K-&gt;642651K</text:p>
          </table:table-cell>
          <table:table-cell office:value-type="string">
            <text:p>1291328K</text:p>
          </table:table-cell>
          <table:table-cell office:value-type="float" office:value="0.116215">
            <text:p>0.116215</text:p>
          </table:table-cell>
          <table:table-cell/>
        </table:table-row>
        <table:table-row table:style-name="ro1">
          <table:table-cell/>
          <table:table-cell office:value-type="float" office:value="41.895">
            <text:p>41.895</text:p>
          </table:table-cell>
          <table:table-cell office:value-type="string">
            <text:p>GC</text:p>
          </table:table-cell>
          <table:table-cell office:value-type="string">
            <text:p>1005787K-&gt;651827K</text:p>
          </table:table-cell>
          <table:table-cell office:value-type="string">
            <text:p>1296512K</text:p>
          </table:table-cell>
          <table:table-cell office:value-type="float" office:value="0.172013">
            <text:p>0.172013</text:p>
          </table:table-cell>
          <table:table-cell/>
        </table:table-row>
        <table:table-row table:style-name="ro1">
          <table:table-cell/>
          <table:table-cell office:value-type="float" office:value="42.523">
            <text:p>42.523</text:p>
          </table:table-cell>
          <table:table-cell office:value-type="string">
            <text:p>GC</text:p>
          </table:table-cell>
          <table:table-cell office:value-type="string">
            <text:p>1024627K-&gt;630395K</text:p>
          </table:table-cell>
          <table:table-cell office:value-type="string">
            <text:p>1297536K</text:p>
          </table:table-cell>
          <table:table-cell office:value-type="float" office:value="0.055752">
            <text:p>0.055752</text:p>
          </table:table-cell>
          <table:table-cell/>
        </table:table-row>
        <table:table-row table:style-name="ro1">
          <table:table-cell/>
          <table:table-cell office:value-type="float" office:value="43.144">
            <text:p>43.144</text:p>
          </table:table-cell>
          <table:table-cell office:value-type="string">
            <text:p>GC</text:p>
          </table:table-cell>
          <table:table-cell office:value-type="string">
            <text:p>1003195K-&gt;792531K</text:p>
          </table:table-cell>
          <table:table-cell office:value-type="string">
            <text:p>1207104K</text:p>
          </table:table-cell>
          <table:table-cell office:value-type="float" office:value="1.154005">
            <text:p>1.154005</text:p>
          </table:table-cell>
          <table:table-cell/>
        </table:table-row>
        <table:table-row table:style-name="ro1">
          <table:table-cell/>
          <table:table-cell office:value-type="float" office:value="44.654">
            <text:p>44.654</text:p>
          </table:table-cell>
          <table:table-cell office:value-type="string">
            <text:p>GC</text:p>
          </table:table-cell>
          <table:table-cell office:value-type="string">
            <text:p>1073811K-&gt;900963K</text:p>
          </table:table-cell>
          <table:table-cell office:value-type="string">
            <text:p>1254848K</text:p>
          </table:table-cell>
          <table:table-cell office:value-type="float" office:value="1.083693">
            <text:p>1.083693</text:p>
          </table:table-cell>
          <table:table-cell/>
        </table:table-row>
        <table:table-row table:style-name="ro1">
          <table:table-cell/>
          <table:table-cell office:value-type="float" office:value="45.738">
            <text:p>45.738</text:p>
          </table:table-cell>
          <table:table-cell office:value-type="string">
            <text:p>Full</text:p>
          </table:table-cell>
          <table:table-cell office:value-type="string">
            <text:p>900963K-&gt;511241K</text:p>
          </table:table-cell>
          <table:table-cell office:value-type="string">
            <text:p>1181440K</text:p>
          </table:table-cell>
          <table:table-cell office:value-type="float" office:value="7.753109">
            <text:p>7.753109</text:p>
          </table:table-cell>
          <table:table-cell/>
        </table:table-row>
        <table:table-row table:style-name="ro1">
          <table:table-cell/>
          <table:table-cell office:value-type="float" office:value="54.125">
            <text:p>54.125</text:p>
          </table:table-cell>
          <table:table-cell office:value-type="string">
            <text:p>GC</text:p>
          </table:table-cell>
          <table:table-cell office:value-type="string">
            <text:p>792521K-&gt;620681K</text:p>
          </table:table-cell>
          <table:table-cell office:value-type="string">
            <text:p>1079168K</text:p>
          </table:table-cell>
          <table:table-cell office:value-type="float" office:value="1.004946">
            <text:p>1.004946</text:p>
          </table:table-cell>
          <table:table-cell/>
        </table:table-row>
        <table:table-row table:style-name="ro1">
          <table:table-cell/>
          <table:table-cell office:value-type="float" office:value="55.543">
            <text:p>55.543</text:p>
          </table:table-cell>
          <table:table-cell office:value-type="string">
            <text:p>GC</text:p>
          </table:table-cell>
          <table:table-cell office:value-type="string">
            <text:p>799689K-&gt;668905K</text:p>
          </table:table-cell>
          <table:table-cell office:value-type="string">
            <text:p>1122880K</text:p>
          </table:table-cell>
          <table:table-cell office:value-type="float" office:value="1.418479">
            <text:p>1.418479</text:p>
          </table:table-cell>
          <table:table-cell/>
        </table:table-row>
        <table:table-row table:style-name="ro1">
          <table:table-cell/>
          <table:table-cell office:value-type="float" office:value="57.401">
            <text:p>57.401</text:p>
          </table:table-cell>
          <table:table-cell office:value-type="string">
            <text:p>GC</text:p>
          </table:table-cell>
          <table:table-cell office:value-type="string">
            <text:p>847913K-&gt;698945K</text:p>
          </table:table-cell>
          <table:table-cell office:value-type="string">
            <text:p>1125696K</text:p>
          </table:table-cell>
          <table:table-cell office:value-type="float" office:value="1.427133">
            <text:p>1.427133</text:p>
          </table:table-cell>
          <table:table-cell/>
        </table:table-row>
        <table:table-row table:style-name="ro1">
          <table:table-cell/>
          <table:table-cell office:value-type="float" office:value="59.339">
            <text:p>59.339</text:p>
          </table:table-cell>
          <table:table-cell office:value-type="string">
            <text:p>GC</text:p>
          </table:table-cell>
          <table:table-cell office:value-type="string">
            <text:p>868737K-&gt;756129K</text:p>
          </table:table-cell>
          <table:table-cell office:value-type="string">
            <text:p>1125696K</text:p>
          </table:table-cell>
          <table:table-cell office:value-type="float" office:value="1.988901">
            <text:p>1.988901</text:p>
          </table:table-cell>
          <table:table-cell/>
        </table:table-row>
        <table:table-row table:style-name="ro1">
          <table:table-cell/>
          <table:table-cell office:value-type="float" office:value="61.683">
            <text:p>61.683</text:p>
          </table:table-cell>
          <table:table-cell office:value-type="string">
            <text:p>GC</text:p>
          </table:table-cell>
          <table:table-cell office:value-type="string">
            <text:p>925921K-&gt;795569K</text:p>
          </table:table-cell>
          <table:table-cell office:value-type="string">
            <text:p>1125696K</text:p>
          </table:table-cell>
          <table:table-cell office:value-type="float" office:value="1.443082">
            <text:p>1.443082</text:p>
          </table:table-cell>
          <table:table-cell/>
        </table:table-row>
        <table:table-row table:style-name="ro1">
          <table:table-cell/>
          <table:table-cell office:value-type="float" office:value="63.428">
            <text:p>63.428</text:p>
          </table:table-cell>
          <table:table-cell office:value-type="string">
            <text:p>GC</text:p>
          </table:table-cell>
          <table:table-cell office:value-type="string">
            <text:p>965361K-&gt;817233K</text:p>
          </table:table-cell>
          <table:table-cell office:value-type="string">
            <text:p>1125696K</text:p>
          </table:table-cell>
          <table:table-cell office:value-type="float" office:value="1.327555">
            <text:p>1.327555</text:p>
          </table:table-cell>
          <table:table-cell/>
        </table:table-row>
        <table:table-row table:style-name="ro1">
          <table:table-cell/>
          <table:table-cell office:value-type="float" office:value="65.048">
            <text:p>65.048</text:p>
          </table:table-cell>
          <table:table-cell office:value-type="string">
            <text:p>GC</text:p>
          </table:table-cell>
          <table:table-cell office:value-type="string">
            <text:p>987025K-&gt;821105K</text:p>
          </table:table-cell>
          <table:table-cell office:value-type="string">
            <text:p>1125696K</text:p>
          </table:table-cell>
          <table:table-cell office:value-type="float" office:value="1.243372">
            <text:p>1.243372</text:p>
          </table:table-cell>
          <table:table-cell/>
        </table:table-row>
        <table:table-row table:style-name="ro1">
          <table:table-cell/>
          <table:table-cell office:value-type="float" office:value="66.677">
            <text:p>66.677</text:p>
          </table:table-cell>
          <table:table-cell office:value-type="string">
            <text:p>GC</text:p>
          </table:table-cell>
          <table:table-cell office:value-type="string">
            <text:p>990897K-&gt;807441K</text:p>
          </table:table-cell>
          <table:table-cell office:value-type="string">
            <text:p>1125696K</text:p>
          </table:table-cell>
          <table:table-cell office:value-type="float" office:value="0.984445">
            <text:p>0.984445</text:p>
          </table:table-cell>
          <table:table-cell/>
        </table:table-row>
        <table:table-row table:style-name="ro1">
          <table:table-cell/>
          <table:table-cell office:value-type="float" office:value="67.95">
            <text:p>67.95</text:p>
          </table:table-cell>
          <table:table-cell office:value-type="string">
            <text:p>GC</text:p>
          </table:table-cell>
          <table:table-cell office:value-type="string">
            <text:p>977233K-&gt;794009K</text:p>
          </table:table-cell>
          <table:table-cell office:value-type="string">
            <text:p>1125696K</text:p>
          </table:table-cell>
          <table:table-cell office:value-type="float" office:value="0.967921">
            <text:p>0.967921</text:p>
          </table:table-cell>
          <table:table-cell/>
        </table:table-row>
        <table:table-row table:style-name="ro1">
          <table:table-cell/>
          <table:table-cell office:value-type="float" office:value="69.198">
            <text:p>69.198</text:p>
          </table:table-cell>
          <table:table-cell office:value-type="string">
            <text:p>GC</text:p>
          </table:table-cell>
          <table:table-cell office:value-type="string">
            <text:p>963801K-&gt;816065K</text:p>
          </table:table-cell>
          <table:table-cell office:value-type="string">
            <text:p>1125696K</text:p>
          </table:table-cell>
          <table:table-cell office:value-type="float" office:value="0.811847">
            <text:p>0.811847</text:p>
          </table:table-cell>
          <table:table-cell/>
        </table:table-row>
        <table:table-row table:style-name="ro1">
          <table:table-cell/>
          <table:table-cell office:value-type="float" office:value="70.01">
            <text:p>70.01</text:p>
          </table:table-cell>
          <table:table-cell office:value-type="string">
            <text:p>Full</text:p>
          </table:table-cell>
          <table:table-cell office:value-type="string">
            <text:p>816065K-&gt;632297K</text:p>
          </table:table-cell>
          <table:table-cell office:value-type="string">
            <text:p>1283520K</text:p>
          </table:table-cell>
          <table:table-cell office:value-type="float" office:value="9.07724">
            <text:p>9.07724</text:p>
          </table:table-cell>
          <table:table-cell/>
        </table:table-row>
        <table:table-row table:style-name="ro1">
          <table:table-cell/>
          <table:table-cell office:value-type="float" office:value="79.462">
            <text:p>79.462</text:p>
          </table:table-cell>
          <table:table-cell office:value-type="string">
            <text:p>GC</text:p>
          </table:table-cell>
          <table:table-cell office:value-type="string">
            <text:p>802089K-&gt;651337K</text:p>
          </table:table-cell>
          <table:table-cell office:value-type="string">
            <text:p>1283520K</text:p>
          </table:table-cell>
          <table:table-cell office:value-type="float" office:value="0.145878">
            <text:p>0.145878</text:p>
          </table:table-cell>
          <table:table-cell/>
        </table:table-row>
        <table:table-row table:style-name="ro1">
          <table:table-cell/>
          <table:table-cell office:value-type="float" office:value="79.888">
            <text:p>79.888</text:p>
          </table:table-cell>
          <table:table-cell office:value-type="string">
            <text:p>GC</text:p>
          </table:table-cell>
          <table:table-cell office:value-type="string">
            <text:p>821129K-&gt;656233K</text:p>
          </table:table-cell>
          <table:table-cell office:value-type="string">
            <text:p>1283520K</text:p>
          </table:table-cell>
          <table:table-cell office:value-type="float" office:value="0.186099">
            <text:p>0.186099</text:p>
          </table:table-cell>
          <table:table-cell/>
        </table:table-row>
        <table:table-row table:style-name="ro1">
          <table:table-cell/>
          <table:table-cell office:value-type="float" office:value="80.341">
            <text:p>80.341</text:p>
          </table:table-cell>
          <table:table-cell office:value-type="string">
            <text:p>GC</text:p>
          </table:table-cell>
          <table:table-cell office:value-type="string">
            <text:p>826025K-&gt;660585K</text:p>
          </table:table-cell>
          <table:table-cell office:value-type="string">
            <text:p>1283520K</text:p>
          </table:table-cell>
          <table:table-cell office:value-type="float" office:value="0.192893">
            <text:p>0.192893</text:p>
          </table:table-cell>
          <table:table-cell/>
        </table:table-row>
        <table:table-row table:style-name="ro1">
          <table:table-cell/>
          <table:table-cell office:value-type="float" office:value="80.815">
            <text:p>80.815</text:p>
          </table:table-cell>
          <table:table-cell office:value-type="string">
            <text:p>GC</text:p>
          </table:table-cell>
          <table:table-cell office:value-type="string">
            <text:p>830377K-&gt;664361K</text:p>
          </table:table-cell>
          <table:table-cell office:value-type="string">
            <text:p>1283520K</text:p>
          </table:table-cell>
          <table:table-cell office:value-type="float" office:value="0.216928">
            <text:p>0.216928</text:p>
          </table:table-cell>
          <table:table-cell/>
        </table:table-row>
        <table:table-row table:style-name="ro1">
          <table:table-cell/>
          <table:table-cell office:value-type="float" office:value="81.306">
            <text:p>81.306</text:p>
          </table:table-cell>
          <table:table-cell office:value-type="string">
            <text:p>GC</text:p>
          </table:table-cell>
          <table:table-cell office:value-type="string">
            <text:p>834153K-&gt;668193K</text:p>
          </table:table-cell>
          <table:table-cell office:value-type="string">
            <text:p>1283520K</text:p>
          </table:table-cell>
          <table:table-cell office:value-type="float" office:value="0.232478">
            <text:p>0.232478</text:p>
          </table:table-cell>
          <table:table-cell/>
        </table:table-row>
        <table:table-row table:style-name="ro1">
          <table:table-cell/>
          <table:table-cell office:value-type="float" office:value="81.825">
            <text:p>81.825</text:p>
          </table:table-cell>
          <table:table-cell office:value-type="string">
            <text:p>GC</text:p>
          </table:table-cell>
          <table:table-cell office:value-type="string">
            <text:p>837985K-&gt;654409K</text:p>
          </table:table-cell>
          <table:table-cell office:value-type="string">
            <text:p>1283520K</text:p>
          </table:table-cell>
          <table:table-cell office:value-type="float" office:value="0.212526">
            <text:p>0.212526</text:p>
          </table:table-cell>
          <table:table-cell/>
        </table:table-row>
        <table:table-row table:style-name="ro1">
          <table:table-cell/>
          <table:table-cell office:value-type="float" office:value="82.302">
            <text:p>82.302</text:p>
          </table:table-cell>
          <table:table-cell office:value-type="string">
            <text:p>GC</text:p>
          </table:table-cell>
          <table:table-cell office:value-type="string">
            <text:p>824201K-&gt;658553K</text:p>
          </table:table-cell>
          <table:table-cell office:value-type="string">
            <text:p>1283520K</text:p>
          </table:table-cell>
          <table:table-cell office:value-type="float" office:value="0.202717">
            <text:p>0.202717</text:p>
          </table:table-cell>
          <table:table-cell/>
        </table:table-row>
        <table:table-row table:style-name="ro1">
          <table:table-cell/>
          <table:table-cell office:value-type="float" office:value="82.779">
            <text:p>82.779</text:p>
          </table:table-cell>
          <table:table-cell office:value-type="string">
            <text:p>GC</text:p>
          </table:table-cell>
          <table:table-cell office:value-type="string">
            <text:p>828345K-&gt;645217K</text:p>
          </table:table-cell>
          <table:table-cell office:value-type="string">
            <text:p>1283520K</text:p>
          </table:table-cell>
          <table:table-cell office:value-type="float" office:value="0.122115">
            <text:p>0.122115</text:p>
          </table:table-cell>
          <table:table-cell/>
        </table:table-row>
        <table:table-row table:style-name="ro1">
          <table:table-cell/>
          <table:table-cell office:value-type="float" office:value="83.224">
            <text:p>83.224</text:p>
          </table:table-cell>
          <table:table-cell office:value-type="string">
            <text:p>GC</text:p>
          </table:table-cell>
          <table:table-cell office:value-type="string">
            <text:p>815009K-&gt;648753K</text:p>
          </table:table-cell>
          <table:table-cell office:value-type="string">
            <text:p>1283520K</text:p>
          </table:table-cell>
          <table:table-cell office:value-type="float" office:value="0.111268">
            <text:p>0.111268</text:p>
          </table:table-cell>
          <table:table-cell/>
        </table:table-row>
        <table:table-row table:style-name="ro1">
          <table:table-cell/>
          <table:table-cell office:value-type="float" office:value="83.731">
            <text:p>83.731</text:p>
          </table:table-cell>
          <table:table-cell office:value-type="string">
            <text:p>GC</text:p>
          </table:table-cell>
          <table:table-cell office:value-type="string">
            <text:p>818545K-&gt;653345K</text:p>
          </table:table-cell>
          <table:table-cell office:value-type="string">
            <text:p>1283520K</text:p>
          </table:table-cell>
          <table:table-cell office:value-type="float" office:value="0.161673">
            <text:p>0.161673</text:p>
          </table:table-cell>
          <table:table-cell/>
        </table:table-row>
        <table:table-row table:style-name="ro1">
          <table:table-cell/>
          <table:table-cell office:value-type="float" office:value="84.156">
            <text:p>84.156</text:p>
          </table:table-cell>
          <table:table-cell office:value-type="string">
            <text:p>GC</text:p>
          </table:table-cell>
          <table:table-cell office:value-type="string">
            <text:p>823137K-&gt;639921K</text:p>
          </table:table-cell>
          <table:table-cell office:value-type="string">
            <text:p>1283520K</text:p>
          </table:table-cell>
          <table:table-cell office:value-type="float" office:value="0.085162">
            <text:p>0.085162</text:p>
          </table:table-cell>
          <table:table-cell/>
        </table:table-row>
        <table:table-row table:style-name="ro1">
          <table:table-cell/>
          <table:table-cell office:value-type="float" office:value="84.558">
            <text:p>84.558</text:p>
          </table:table-cell>
          <table:table-cell office:value-type="string">
            <text:p>GC</text:p>
          </table:table-cell>
          <table:table-cell office:value-type="string">
            <text:p>809713K-&gt;661697K</text:p>
          </table:table-cell>
          <table:table-cell office:value-type="string">
            <text:p>1283520K</text:p>
          </table:table-cell>
          <table:table-cell office:value-type="float" office:value="0.231796">
            <text:p>0.231796</text:p>
          </table:table-cell>
          <table:table-cell/>
        </table:table-row>
        <table:table-row table:style-name="ro1">
          <table:table-cell/>
          <table:table-cell office:value-type="float" office:value="85.061">
            <text:p>85.061</text:p>
          </table:table-cell>
          <table:table-cell office:value-type="string">
            <text:p>GC</text:p>
          </table:table-cell>
          <table:table-cell office:value-type="string">
            <text:p>831489K-&gt;647441K</text:p>
          </table:table-cell>
          <table:table-cell office:value-type="string">
            <text:p>1283520K</text:p>
          </table:table-cell>
          <table:table-cell office:value-type="float" office:value="0.117094">
            <text:p>0.117094</text:p>
          </table:table-cell>
          <table:table-cell/>
        </table:table-row>
        <table:table-row table:style-name="ro1">
          <table:table-cell/>
          <table:table-cell office:value-type="float" office:value="85.456">
            <text:p>85.456</text:p>
          </table:table-cell>
          <table:table-cell office:value-type="string">
            <text:p>GC</text:p>
          </table:table-cell>
          <table:table-cell office:value-type="string">
            <text:p>817233K-&gt;651233K</text:p>
          </table:table-cell>
          <table:table-cell office:value-type="string">
            <text:p>1283520K</text:p>
          </table:table-cell>
          <table:table-cell office:value-type="float" office:value="0.144697">
            <text:p>0.144697</text:p>
          </table:table-cell>
          <table:table-cell/>
        </table:table-row>
        <table:table-row table:style-name="ro1">
          <table:table-cell/>
          <table:table-cell office:value-type="float" office:value="85.859">
            <text:p>85.859</text:p>
          </table:table-cell>
          <table:table-cell office:value-type="string">
            <text:p>GC</text:p>
          </table:table-cell>
          <table:table-cell office:value-type="string">
            <text:p>821025K-&gt;655473K</text:p>
          </table:table-cell>
          <table:table-cell office:value-type="string">
            <text:p>1274944K</text:p>
          </table:table-cell>
          <table:table-cell office:value-type="float" office:value="0.176074">
            <text:p>0.176074</text:p>
          </table:table-cell>
          <table:table-cell/>
        </table:table-row>
        <table:table-row table:style-name="ro1">
          <table:table-cell/>
          <table:table-cell office:value-type="float" office:value="86.306">
            <text:p>86.306</text:p>
          </table:table-cell>
          <table:table-cell office:value-type="string">
            <text:p>GC</text:p>
          </table:table-cell>
          <table:table-cell office:value-type="string">
            <text:p>825265K-&gt;660273K</text:p>
          </table:table-cell>
          <table:table-cell office:value-type="string">
            <text:p>1279232K</text:p>
          </table:table-cell>
          <table:table-cell office:value-type="float" office:value="0.206689">
            <text:p>0.206689</text:p>
          </table:table-cell>
          <table:table-cell/>
        </table:table-row>
        <table:table-row table:style-name="ro1">
          <table:table-cell/>
          <table:table-cell office:value-type="float" office:value="86.791">
            <text:p>86.791</text:p>
          </table:table-cell>
          <table:table-cell office:value-type="string">
            <text:p>GC</text:p>
          </table:table-cell>
          <table:table-cell office:value-type="string">
            <text:p>830065K-&gt;664433K</text:p>
          </table:table-cell>
          <table:table-cell office:value-type="string">
            <text:p>1263936K</text:p>
          </table:table-cell>
          <table:table-cell office:value-type="float" office:value="0.220101">
            <text:p>0.220101</text:p>
          </table:table-cell>
          <table:table-cell/>
        </table:table-row>
        <table:table-row table:style-name="ro1">
          <table:table-cell/>
          <table:table-cell office:value-type="float" office:value="87.366">
            <text:p>87.366</text:p>
          </table:table-cell>
          <table:table-cell office:value-type="string">
            <text:p>GC</text:p>
          </table:table-cell>
          <table:table-cell office:value-type="string">
            <text:p>848433K-&gt;661361K</text:p>
          </table:table-cell>
          <table:table-cell office:value-type="string">
            <text:p>1272896K</text:p>
          </table:table-cell>
          <table:table-cell office:value-type="float" office:value="0.202146">
            <text:p>0.202146</text:p>
          </table:table-cell>
          <table:table-cell/>
        </table:table-row>
        <table:table-row table:style-name="ro1">
          <table:table-cell/>
          <table:table-cell office:value-type="float" office:value="87.873">
            <text:p>87.873</text:p>
          </table:table-cell>
          <table:table-cell office:value-type="string">
            <text:p>GC</text:p>
          </table:table-cell>
          <table:table-cell office:value-type="string">
            <text:p>845361K-&gt;640433K</text:p>
          </table:table-cell>
          <table:table-cell office:value-type="string">
            <text:p>1267712K</text:p>
          </table:table-cell>
          <table:table-cell office:value-type="float" office:value="0.086905">
            <text:p>0.086905</text:p>
          </table:table-cell>
          <table:table-cell/>
        </table:table-row>
        <table:table-row table:style-name="ro1">
          <table:table-cell/>
          <table:table-cell office:value-type="float" office:value="88.31">
            <text:p>88.31</text:p>
          </table:table-cell>
          <table:table-cell office:value-type="string">
            <text:p>GC</text:p>
          </table:table-cell>
          <table:table-cell office:value-type="string">
            <text:p>838641K-&gt;648817K</text:p>
          </table:table-cell>
          <table:table-cell office:value-type="string">
            <text:p>1273472K</text:p>
          </table:table-cell>
          <table:table-cell office:value-type="float" office:value="0.130599">
            <text:p>0.130599</text:p>
          </table:table-cell>
          <table:table-cell/>
        </table:table-row>
        <table:table-row table:style-name="ro1">
          <table:table-cell/>
          <table:table-cell office:value-type="float" office:value="88.779">
            <text:p>88.779</text:p>
          </table:table-cell>
          <table:table-cell office:value-type="string">
            <text:p>GC</text:p>
          </table:table-cell>
          <table:table-cell office:value-type="string">
            <text:p>847025K-&gt;655825K</text:p>
          </table:table-cell>
          <table:table-cell office:value-type="string">
            <text:p>1267328K</text:p>
          </table:table-cell>
          <table:table-cell office:value-type="float" office:value="0.19406">
            <text:p>0.19406</text:p>
          </table:table-cell>
          <table:table-cell/>
        </table:table-row>
        <table:table-row table:style-name="ro1">
          <table:table-cell/>
          <table:table-cell office:value-type="float" office:value="89.339">
            <text:p>89.339</text:p>
          </table:table-cell>
          <table:table-cell office:value-type="string">
            <text:p>GC</text:p>
          </table:table-cell>
          <table:table-cell office:value-type="string">
            <text:p>869137K-&gt;656945K</text:p>
          </table:table-cell>
          <table:table-cell office:value-type="string">
            <text:p>1274560K</text:p>
          </table:table-cell>
          <table:table-cell office:value-type="float" office:value="0.200821">
            <text:p>0.200821</text:p>
          </table:table-cell>
          <table:table-cell/>
        </table:table-row>
        <table:table-row table:style-name="ro1">
          <table:table-cell/>
          <table:table-cell office:value-type="float" office:value="89.885">
            <text:p>89.885</text:p>
          </table:table-cell>
          <table:table-cell office:value-type="string">
            <text:p>GC</text:p>
          </table:table-cell>
          <table:table-cell office:value-type="string">
            <text:p>870257K-&gt;659313K</text:p>
          </table:table-cell>
          <table:table-cell office:value-type="string">
            <text:p>1269760K</text:p>
          </table:table-cell>
          <table:table-cell office:value-type="float" office:value="0.196873">
            <text:p>0.196873</text:p>
          </table:table-cell>
          <table:table-cell/>
        </table:table-row>
        <table:table-row table:style-name="ro1">
          <table:table-cell/>
          <table:table-cell office:value-type="float" office:value="90.458">
            <text:p>90.458</text:p>
          </table:table-cell>
          <table:table-cell office:value-type="string">
            <text:p>GC</text:p>
          </table:table-cell>
          <table:table-cell office:value-type="string">
            <text:p>889201K-&gt;654897K</text:p>
          </table:table-cell>
          <table:table-cell office:value-type="string">
            <text:p>1276736K</text:p>
          </table:table-cell>
          <table:table-cell office:value-type="float" office:value="0.172359">
            <text:p>0.172359</text:p>
          </table:table-cell>
          <table:table-cell/>
        </table:table-row>
        <table:table-row table:style-name="ro1">
          <table:table-cell/>
          <table:table-cell office:value-type="float" office:value="90.982">
            <text:p>90.982</text:p>
          </table:table-cell>
          <table:table-cell office:value-type="string">
            <text:p>GC</text:p>
          </table:table-cell>
          <table:table-cell office:value-type="string">
            <text:p>884785K-&gt;669649K</text:p>
          </table:table-cell>
          <table:table-cell office:value-type="string">
            <text:p>1281792K</text:p>
          </table:table-cell>
          <table:table-cell office:value-type="float" office:value="0.247223">
            <text:p>0.247223</text:p>
          </table:table-cell>
          <table:table-cell/>
        </table:table-row>
        <table:table-row table:style-name="ro1">
          <table:table-cell/>
          <table:table-cell office:value-type="float" office:value="91.714">
            <text:p>91.714</text:p>
          </table:table-cell>
          <table:table-cell office:value-type="string">
            <text:p>GC</text:p>
          </table:table-cell>
          <table:table-cell office:value-type="string">
            <text:p>917777K-&gt;661361K</text:p>
          </table:table-cell>
          <table:table-cell office:value-type="string">
            <text:p>1285184K</text:p>
          </table:table-cell>
          <table:table-cell office:value-type="float" office:value="0.177986">
            <text:p>0.177986</text:p>
          </table:table-cell>
          <table:table-cell/>
        </table:table-row>
        <table:table-row table:style-name="ro1">
          <table:table-cell/>
          <table:table-cell office:value-type="float" office:value="92.289">
            <text:p>92.289</text:p>
          </table:table-cell>
          <table:table-cell office:value-type="string">
            <text:p>GC</text:p>
          </table:table-cell>
          <table:table-cell office:value-type="string">
            <text:p>909489K-&gt;672049K</text:p>
          </table:table-cell>
          <table:table-cell office:value-type="string">
            <text:p>1295872K</text:p>
          </table:table-cell>
          <table:table-cell office:value-type="float" office:value="0.35259">
            <text:p>0.35259</text:p>
          </table:table-cell>
          <table:table-cell/>
        </table:table-row>
        <table:table-row table:style-name="ro1">
          <table:table-cell/>
          <table:table-cell office:value-type="float" office:value="93.091">
            <text:p>93.091</text:p>
          </table:table-cell>
          <table:table-cell office:value-type="string">
            <text:p>GC</text:p>
          </table:table-cell>
          <table:table-cell office:value-type="string">
            <text:p>940273K-&gt;753545K</text:p>
          </table:table-cell>
          <table:table-cell office:value-type="string">
            <text:p>1297024K</text:p>
          </table:table-cell>
          <table:table-cell office:value-type="float" office:value="1.078628">
            <text:p>1.078628</text:p>
          </table:table-cell>
          <table:table-cell/>
        </table:table-row>
        <table:table-row table:style-name="ro1">
          <table:table-cell/>
          <table:table-cell office:value-type="float" office:value="94.583">
            <text:p>94.583</text:p>
          </table:table-cell>
          <table:table-cell office:value-type="string">
            <text:p>GC</text:p>
          </table:table-cell>
          <table:table-cell office:value-type="string">
            <text:p>1021769K-&gt;889657K</text:p>
          </table:table-cell>
          <table:table-cell office:value-type="string">
            <text:p>1226432K</text:p>
          </table:table-cell>
          <table:table-cell office:value-type="float" office:value="1.696751">
            <text:p>1.696751</text:p>
          </table:table-cell>
          <table:table-cell/>
        </table:table-row>
        <table:table-row table:style-name="ro1">
          <table:table-cell/>
          <table:table-cell office:value-type="float" office:value="96.628">
            <text:p>96.628</text:p>
          </table:table-cell>
          <table:table-cell office:value-type="string">
            <text:p>GC</text:p>
          </table:table-cell>
          <table:table-cell office:value-type="string">
            <text:p>1059449K-&gt;948289K</text:p>
          </table:table-cell>
          <table:table-cell office:value-type="string">
            <text:p>1283520K</text:p>
          </table:table-cell>
          <table:table-cell office:value-type="float" office:value="1.149225">
            <text:p>1.149225</text:p>
          </table:table-cell>
          <table:table-cell/>
        </table:table-row>
        <table:table-row table:style-name="ro1">
          <table:table-cell/>
          <table:table-cell office:value-type="float" office:value="98.043">
            <text:p>98.043</text:p>
          </table:table-cell>
          <table:table-cell office:value-type="string">
            <text:p>GC</text:p>
          </table:table-cell>
          <table:table-cell office:value-type="string">
            <text:p>1118081K-&gt;1007793K</text:p>
          </table:table-cell>
          <table:table-cell office:value-type="string">
            <text:p>1283520K</text:p>
          </table:table-cell>
          <table:table-cell office:value-type="float" office:value="1.775109">
            <text:p>1.775109</text:p>
          </table:table-cell>
          <table:table-cell/>
        </table:table-row>
        <table:table-row table:style-name="ro1">
          <table:table-cell/>
          <table:table-cell office:value-type="float" office:value="100.254">
            <text:p>100.254</text:p>
          </table:table-cell>
          <table:table-cell office:value-type="string">
            <text:p>GC</text:p>
          </table:table-cell>
          <table:table-cell office:value-type="string">
            <text:p>1177585K-&gt;1011801K</text:p>
          </table:table-cell>
          <table:table-cell office:value-type="string">
            <text:p>1283520K</text:p>
          </table:table-cell>
          <table:table-cell office:value-type="float" office:value="1.108226">
            <text:p>1.108226</text:p>
          </table:table-cell>
          <table:table-cell/>
        </table:table-row>
        <table:table-row table:style-name="ro1">
          <table:table-cell/>
          <table:table-cell office:value-type="float" office:value="101.65">
            <text:p>101.65</text:p>
          </table:table-cell>
          <table:table-cell office:value-type="string">
            <text:p>GC</text:p>
          </table:table-cell>
          <table:table-cell office:value-type="string">
            <text:p>1181593K-&gt;1015585K</text:p>
          </table:table-cell>
          <table:table-cell office:value-type="string">
            <text:p>1283520K</text:p>
          </table:table-cell>
          <table:table-cell office:value-type="float" office:value="1.059934">
            <text:p>1.059934</text:p>
          </table:table-cell>
          <table:table-cell/>
        </table:table-row>
        <table:table-row table:style-name="ro1">
          <table:table-cell/>
          <table:table-cell office:value-type="float" office:value="103.001">
            <text:p>103.001</text:p>
          </table:table-cell>
          <table:table-cell office:value-type="string">
            <text:p>GC</text:p>
          </table:table-cell>
          <table:table-cell office:value-type="string">
            <text:p>1185377K-&gt;1020065K</text:p>
          </table:table-cell>
          <table:table-cell office:value-type="string">
            <text:p>1283520K</text:p>
          </table:table-cell>
          <table:table-cell office:value-type="float" office:value="1.157375">
            <text:p>1.157375</text:p>
          </table:table-cell>
          <table:table-cell/>
        </table:table-row>
        <table:table-row table:style-name="ro1">
          <table:table-cell/>
          <table:table-cell office:value-type="float" office:value="104.524">
            <text:p>104.524</text:p>
          </table:table-cell>
          <table:table-cell office:value-type="string">
            <text:p>GC</text:p>
          </table:table-cell>
          <table:table-cell office:value-type="string">
            <text:p>1189857K-&gt;1024169K</text:p>
          </table:table-cell>
          <table:table-cell office:value-type="string">
            <text:p>1283520K</text:p>
          </table:table-cell>
          <table:table-cell office:value-type="float" office:value="1.133693">
            <text:p>1.133693</text:p>
          </table:table-cell>
          <table:table-cell/>
        </table:table-row>
        <table:table-row table:style-name="ro1">
          <table:table-cell/>
          <table:table-cell office:value-type="float" office:value="105.948">
            <text:p>105.948</text:p>
          </table:table-cell>
          <table:table-cell office:value-type="string">
            <text:p>GC</text:p>
          </table:table-cell>
          <table:table-cell office:value-type="string">
            <text:p>1193961K-&gt;1028249K</text:p>
          </table:table-cell>
          <table:table-cell office:value-type="string">
            <text:p>1283520K</text:p>
          </table:table-cell>
          <table:table-cell office:value-type="float" office:value="1.089411">
            <text:p>1.089411</text:p>
          </table:table-cell>
          <table:table-cell/>
        </table:table-row>
        <table:table-row table:style-name="ro1">
          <table:table-cell/>
          <table:table-cell office:value-type="float" office:value="107.037">
            <text:p>107.037</text:p>
          </table:table-cell>
          <table:table-cell office:value-type="string">
            <text:p>Full</text:p>
          </table:table-cell>
          <table:table-cell office:value-type="string">
            <text:p>1028249K-&gt;629720K</text:p>
          </table:table-cell>
          <table:table-cell office:value-type="string">
            <text:p>1313088K</text:p>
          </table:table-cell>
          <table:table-cell office:value-type="float" office:value="9.038042">
            <text:p>9.038042</text:p>
          </table:table-cell>
          <table:table-cell/>
        </table:table-row>
        <table:table-row table:style-name="ro1">
          <table:table-cell/>
          <table:table-cell office:value-type="float" office:value="116.554">
            <text:p>116.554</text:p>
          </table:table-cell>
          <table:table-cell office:value-type="string">
            <text:p>GC</text:p>
          </table:table-cell>
          <table:table-cell office:value-type="string">
            <text:p>799512K-&gt;699768K</text:p>
          </table:table-cell>
          <table:table-cell office:value-type="string">
            <text:p>1313088K</text:p>
          </table:table-cell>
          <table:table-cell office:value-type="float" office:value="0.627378">
            <text:p>0.627378</text:p>
          </table:table-cell>
          <table:table-cell/>
        </table:table-row>
        <table:table-row table:style-name="ro1">
          <table:table-cell/>
          <table:table-cell office:value-type="float" office:value="117.428">
            <text:p>117.428</text:p>
          </table:table-cell>
          <table:table-cell office:value-type="string">
            <text:p>GC</text:p>
          </table:table-cell>
          <table:table-cell office:value-type="string">
            <text:p>869560K-&gt;794616K</text:p>
          </table:table-cell>
          <table:table-cell office:value-type="string">
            <text:p>1313088K</text:p>
          </table:table-cell>
          <table:table-cell office:value-type="float" office:value="1.422613">
            <text:p>1.422613</text:p>
          </table:table-cell>
          <table:table-cell/>
        </table:table-row>
        <table:table-row table:style-name="ro1">
          <table:table-cell/>
          <table:table-cell office:value-type="float" office:value="119.119">
            <text:p>119.119</text:p>
          </table:table-cell>
          <table:table-cell office:value-type="string">
            <text:p>GC</text:p>
          </table:table-cell>
          <table:table-cell office:value-type="string">
            <text:p>964408K-&gt;834352K</text:p>
          </table:table-cell>
          <table:table-cell office:value-type="string">
            <text:p>1313088K</text:p>
          </table:table-cell>
          <table:table-cell office:value-type="float" office:value="1.580111">
            <text:p>1.580111</text:p>
          </table:table-cell>
          <table:table-cell/>
        </table:table-row>
        <table:table-row table:style-name="ro1">
          <table:table-cell/>
          <table:table-cell office:value-type="float" office:value="121.081">
            <text:p>121.081</text:p>
          </table:table-cell>
          <table:table-cell office:value-type="string">
            <text:p>GC</text:p>
          </table:table-cell>
          <table:table-cell office:value-type="string">
            <text:p>1004144K-&gt;839192K</text:p>
          </table:table-cell>
          <table:table-cell office:value-type="string">
            <text:p>1313088K</text:p>
          </table:table-cell>
          <table:table-cell office:value-type="float" office:value="1.396127">
            <text:p>1.396127</text:p>
          </table:table-cell>
          <table:table-cell/>
        </table:table-row>
        <table:table-row table:style-name="ro1">
          <table:table-cell/>
          <table:table-cell office:value-type="float" office:value="122.778">
            <text:p>122.778</text:p>
          </table:table-cell>
          <table:table-cell office:value-type="string">
            <text:p>GC</text:p>
          </table:table-cell>
          <table:table-cell office:value-type="string">
            <text:p>1008984K-&gt;844008K</text:p>
          </table:table-cell>
          <table:table-cell office:value-type="string">
            <text:p>1313088K</text:p>
          </table:table-cell>
          <table:table-cell office:value-type="float" office:value="0.651234">
            <text:p>0.651234</text:p>
          </table:table-cell>
          <table:table-cell/>
        </table:table-row>
        <table:table-row table:style-name="ro1">
          <table:table-cell/>
          <table:table-cell office:value-type="float" office:value="123.729">
            <text:p>123.729</text:p>
          </table:table-cell>
          <table:table-cell office:value-type="string">
            <text:p>GC</text:p>
          </table:table-cell>
          <table:table-cell office:value-type="string">
            <text:p>1013800K-&gt;848728K</text:p>
          </table:table-cell>
          <table:table-cell office:value-type="string">
            <text:p>1313088K</text:p>
          </table:table-cell>
          <table:table-cell office:value-type="float" office:value="0.252541">
            <text:p>0.252541</text:p>
          </table:table-cell>
          <table:table-cell/>
        </table:table-row>
        <table:table-row table:style-name="ro1">
          <table:table-cell/>
          <table:table-cell office:value-type="float" office:value="124.317">
            <text:p>124.317</text:p>
          </table:table-cell>
          <table:table-cell office:value-type="string">
            <text:p>GC</text:p>
          </table:table-cell>
          <table:table-cell office:value-type="string">
            <text:p>1018520K-&gt;834504K</text:p>
          </table:table-cell>
          <table:table-cell office:value-type="string">
            <text:p>1313088K</text:p>
          </table:table-cell>
          <table:table-cell office:value-type="float" office:value="0.186689">
            <text:p>0.186689</text:p>
          </table:table-cell>
          <table:table-cell/>
        </table:table-row>
        <table:table-row table:style-name="ro1">
          <table:table-cell/>
          <table:table-cell office:value-type="float" office:value="124.805">
            <text:p>124.805</text:p>
          </table:table-cell>
          <table:table-cell office:value-type="string">
            <text:p>GC</text:p>
          </table:table-cell>
          <table:table-cell office:value-type="string">
            <text:p>1004296K-&gt;821016K</text:p>
          </table:table-cell>
          <table:table-cell office:value-type="string">
            <text:p>1313088K</text:p>
          </table:table-cell>
          <table:table-cell office:value-type="float" office:value="0.095014">
            <text:p>0.095014</text:p>
          </table:table-cell>
          <table:table-cell/>
        </table:table-row>
        <table:table-row table:style-name="ro1">
          <table:table-cell/>
          <table:table-cell office:value-type="float" office:value="125.164">
            <text:p>125.164</text:p>
          </table:table-cell>
          <table:table-cell office:value-type="string">
            <text:p>GC</text:p>
          </table:table-cell>
          <table:table-cell office:value-type="string">
            <text:p>990808K-&gt;844104K</text:p>
          </table:table-cell>
          <table:table-cell office:value-type="string">
            <text:p>1313088K</text:p>
          </table:table-cell>
          <table:table-cell office:value-type="float" office:value="0.247425">
            <text:p>0.247425</text:p>
          </table:table-cell>
          <table:table-cell/>
        </table:table-row>
        <table:table-row table:style-name="ro1">
          <table:table-cell/>
          <table:table-cell office:value-type="float" office:value="125.698">
            <text:p>125.698</text:p>
          </table:table-cell>
          <table:table-cell office:value-type="string">
            <text:p>GC</text:p>
          </table:table-cell>
          <table:table-cell office:value-type="string">
            <text:p>1013896K-&gt;829488K</text:p>
          </table:table-cell>
          <table:table-cell office:value-type="string">
            <text:p>1313088K</text:p>
          </table:table-cell>
          <table:table-cell office:value-type="float" office:value="0.130544">
            <text:p>0.130544</text:p>
          </table:table-cell>
          <table:table-cell/>
        </table:table-row>
        <table:table-row table:style-name="ro1">
          <table:table-cell/>
          <table:table-cell office:value-type="float" office:value="126.09">
            <text:p>126.09</text:p>
          </table:table-cell>
          <table:table-cell office:value-type="string">
            <text:p>GC</text:p>
          </table:table-cell>
          <table:table-cell office:value-type="string">
            <text:p>999280K-&gt;833856K</text:p>
          </table:table-cell>
          <table:table-cell office:value-type="string">
            <text:p>1313088K</text:p>
          </table:table-cell>
          <table:table-cell office:value-type="float" office:value="0.187407">
            <text:p>0.187407</text:p>
          </table:table-cell>
          <table:table-cell/>
        </table:table-row>
        <table:table-row table:style-name="ro1">
          <table:table-cell/>
          <table:table-cell office:value-type="float" office:value="126.553">
            <text:p>126.553</text:p>
          </table:table-cell>
          <table:table-cell office:value-type="string">
            <text:p>GC</text:p>
          </table:table-cell>
          <table:table-cell office:value-type="string">
            <text:p>1003648K-&gt;819944K</text:p>
          </table:table-cell>
          <table:table-cell office:value-type="string">
            <text:p>1313088K</text:p>
          </table:table-cell>
          <table:table-cell office:value-type="float" office:value="0.085487">
            <text:p>0.085487</text:p>
          </table:table-cell>
          <table:table-cell/>
        </table:table-row>
        <table:table-row table:style-name="ro1">
          <table:table-cell/>
          <table:table-cell office:value-type="float" office:value="126.904">
            <text:p>126.904</text:p>
          </table:table-cell>
          <table:table-cell office:value-type="string">
            <text:p>GC</text:p>
          </table:table-cell>
          <table:table-cell office:value-type="string">
            <text:p>989736K-&gt;843000K</text:p>
          </table:table-cell>
          <table:table-cell office:value-type="string">
            <text:p>1313088K</text:p>
          </table:table-cell>
          <table:table-cell office:value-type="float" office:value="0.226823">
            <text:p>0.226823</text:p>
          </table:table-cell>
          <table:table-cell/>
        </table:table-row>
        <table:table-row table:style-name="ro1">
          <table:table-cell/>
          <table:table-cell office:value-type="float" office:value="127.425">
            <text:p>127.425</text:p>
          </table:table-cell>
          <table:table-cell office:value-type="string">
            <text:p>GC</text:p>
          </table:table-cell>
          <table:table-cell office:value-type="string">
            <text:p>1012792K-&gt;847808K</text:p>
          </table:table-cell>
          <table:table-cell office:value-type="string">
            <text:p>1313088K</text:p>
          </table:table-cell>
          <table:table-cell office:value-type="float" office:value="0.247815">
            <text:p>0.247815</text:p>
          </table:table-cell>
          <table:table-cell/>
        </table:table-row>
        <table:table-row table:style-name="ro1">
          <table:table-cell/>
          <table:table-cell office:value-type="float" office:value="127.933">
            <text:p>127.933</text:p>
          </table:table-cell>
          <table:table-cell office:value-type="string">
            <text:p>GC</text:p>
          </table:table-cell>
          <table:table-cell office:value-type="string">
            <text:p>1017600K-&gt;833456K</text:p>
          </table:table-cell>
          <table:table-cell office:value-type="string">
            <text:p>1313088K</text:p>
          </table:table-cell>
          <table:table-cell office:value-type="float" office:value="0.172937">
            <text:p>0.172937</text:p>
          </table:table-cell>
          <table:table-cell/>
        </table:table-row>
        <table:table-row table:style-name="ro1">
          <table:table-cell/>
          <table:table-cell office:value-type="float" office:value="128.423">
            <text:p>128.423</text:p>
          </table:table-cell>
          <table:table-cell office:value-type="string">
            <text:p>GC</text:p>
          </table:table-cell>
          <table:table-cell office:value-type="string">
            <text:p>1003248K-&gt;837944K</text:p>
          </table:table-cell>
          <table:table-cell office:value-type="string">
            <text:p>1313088K</text:p>
          </table:table-cell>
          <table:table-cell office:value-type="float" office:value="0.190077">
            <text:p>0.190077</text:p>
          </table:table-cell>
          <table:table-cell/>
        </table:table-row>
        <table:table-row table:style-name="ro1">
          <table:table-cell/>
          <table:table-cell office:value-type="float" office:value="128.871">
            <text:p>128.871</text:p>
          </table:table-cell>
          <table:table-cell office:value-type="string">
            <text:p>GC</text:p>
          </table:table-cell>
          <table:table-cell office:value-type="string">
            <text:p>1007736K-&gt;860552K</text:p>
          </table:table-cell>
          <table:table-cell office:value-type="string">
            <text:p>1313088K</text:p>
          </table:table-cell>
          <table:table-cell office:value-type="float" office:value="0.334072">
            <text:p>0.334072</text:p>
          </table:table-cell>
          <table:table-cell/>
        </table:table-row>
        <table:table-row table:style-name="ro1">
          <table:table-cell/>
          <table:table-cell office:value-type="float" office:value="129.495">
            <text:p>129.495</text:p>
          </table:table-cell>
          <table:table-cell office:value-type="string">
            <text:p>GC</text:p>
          </table:table-cell>
          <table:table-cell office:value-type="string">
            <text:p>1030344K-&gt;846264K</text:p>
          </table:table-cell>
          <table:table-cell office:value-type="string">
            <text:p>1176832K</text:p>
          </table:table-cell>
          <table:table-cell office:value-type="float" office:value="0.25488">
            <text:p>0.25488</text:p>
          </table:table-cell>
          <table:table-cell/>
        </table:table-row>
        <table:table-row table:style-name="ro1">
          <table:table-cell/>
          <table:table-cell office:value-type="float" office:value="130.056">
            <text:p>130.056</text:p>
          </table:table-cell>
          <table:table-cell office:value-type="string">
            <text:p>GC</text:p>
          </table:table-cell>
          <table:table-cell office:value-type="string">
            <text:p>1016056K-&gt;831784K</text:p>
          </table:table-cell>
          <table:table-cell office:value-type="string">
            <text:p>1318016K</text:p>
          </table:table-cell>
          <table:table-cell office:value-type="float" office:value="0.21456">
            <text:p>0.21456</text:p>
          </table:table-cell>
          <table:table-cell/>
        </table:table-row>
        <table:table-row table:style-name="ro1">
          <table:table-cell/>
          <table:table-cell office:value-type="float" office:value="130.576">
            <text:p>130.576</text:p>
          </table:table-cell>
          <table:table-cell office:value-type="string">
            <text:p>GC</text:p>
          </table:table-cell>
          <table:table-cell office:value-type="string">
            <text:p>1008488K-&gt;841200K</text:p>
          </table:table-cell>
          <table:table-cell office:value-type="string">
            <text:p>1178624K</text:p>
          </table:table-cell>
          <table:table-cell office:value-type="float" office:value="0.240533">
            <text:p>0.240533</text:p>
          </table:table-cell>
          <table:table-cell/>
        </table:table-row>
        <table:table-row table:style-name="ro1">
          <table:table-cell/>
          <table:table-cell office:value-type="float" office:value="131.134">
            <text:p>131.134</text:p>
          </table:table-cell>
          <table:table-cell office:value-type="string">
            <text:p>GC</text:p>
          </table:table-cell>
          <table:table-cell office:value-type="string">
            <text:p>1017904K-&gt;850528K</text:p>
          </table:table-cell>
          <table:table-cell office:value-type="string">
            <text:p>1309760K</text:p>
          </table:table-cell>
          <table:table-cell office:value-type="float" office:value="0.245792">
            <text:p>0.245792</text:p>
          </table:table-cell>
          <table:table-cell/>
        </table:table-row>
        <table:table-row table:style-name="ro1">
          <table:table-cell/>
          <table:table-cell office:value-type="float" office:value="131.698">
            <text:p>131.698</text:p>
          </table:table-cell>
          <table:table-cell office:value-type="string">
            <text:p>GC</text:p>
          </table:table-cell>
          <table:table-cell office:value-type="string">
            <text:p>1041056K-&gt;834608K</text:p>
          </table:table-cell>
          <table:table-cell office:value-type="string">
            <text:p>1306432K</text:p>
          </table:table-cell>
          <table:table-cell office:value-type="float" office:value="0.271305">
            <text:p>0.271305</text:p>
          </table:table-cell>
          <table:table-cell/>
        </table:table-row>
        <table:table-row table:style-name="ro1">
          <table:table-cell/>
          <table:table-cell office:value-type="float" office:value="132.434">
            <text:p>132.434</text:p>
          </table:table-cell>
          <table:table-cell office:value-type="string">
            <text:p>GC</text:p>
          </table:table-cell>
          <table:table-cell office:value-type="string">
            <text:p>1025136K-&gt;836864K</text:p>
          </table:table-cell>
          <table:table-cell office:value-type="string">
            <text:p>1304128K</text:p>
          </table:table-cell>
          <table:table-cell office:value-type="float" office:value="0.230492">
            <text:p>0.230492</text:p>
          </table:table-cell>
          <table:table-cell/>
        </table:table-row>
        <table:table-row table:style-name="ro1">
          <table:table-cell/>
          <table:table-cell office:value-type="float" office:value="133.035">
            <text:p>133.035</text:p>
          </table:table-cell>
          <table:table-cell office:value-type="string">
            <text:p>GC</text:p>
          </table:table-cell>
          <table:table-cell office:value-type="string">
            <text:p>1045312K-&gt;834496K</text:p>
          </table:table-cell>
          <table:table-cell office:value-type="string">
            <text:p>1311424K</text:p>
          </table:table-cell>
          <table:table-cell office:value-type="float" office:value="0.190441">
            <text:p>0.190441</text:p>
          </table:table-cell>
          <table:table-cell/>
        </table:table-row>
        <table:table-row table:style-name="ro1">
          <table:table-cell/>
          <table:table-cell office:value-type="float" office:value="133.637">
            <text:p>133.637</text:p>
          </table:table-cell>
          <table:table-cell office:value-type="string">
            <text:p>GC</text:p>
          </table:table-cell>
          <table:table-cell office:value-type="string">
            <text:p>1042944K-&gt;832608K</text:p>
          </table:table-cell>
          <table:table-cell office:value-type="string">
            <text:p>1312768K</text:p>
          </table:table-cell>
          <table:table-cell office:value-type="float" office:value="0.223925">
            <text:p>0.223925</text:p>
          </table:table-cell>
          <table:table-cell/>
        </table:table-row>
        <table:table-row table:style-name="ro1">
          <table:table-cell/>
          <table:table-cell office:value-type="float" office:value="134.287">
            <text:p>134.287</text:p>
          </table:table-cell>
          <table:table-cell office:value-type="string">
            <text:p>GC</text:p>
          </table:table-cell>
          <table:table-cell office:value-type="string">
            <text:p>1059872K-&gt;827072K</text:p>
          </table:table-cell>
          <table:table-cell office:value-type="string">
            <text:p>1318656K</text:p>
          </table:table-cell>
          <table:table-cell office:value-type="float" office:value="0.167246">
            <text:p>0.167246</text:p>
          </table:table-cell>
          <table:table-cell/>
        </table:table-row>
        <table:table-row table:style-name="ro1">
          <table:table-cell/>
          <table:table-cell office:value-type="float" office:value="134.872">
            <text:p>134.872</text:p>
          </table:table-cell>
          <table:table-cell office:value-type="string">
            <text:p>GC</text:p>
          </table:table-cell>
          <table:table-cell office:value-type="string">
            <text:p>1054336K-&gt;839616K</text:p>
          </table:table-cell>
          <table:table-cell office:value-type="string">
            <text:p>1320832K</text:p>
          </table:table-cell>
          <table:table-cell office:value-type="float" office:value="0.272124">
            <text:p>0.272124</text:p>
          </table:table-cell>
          <table:table-cell/>
        </table:table-row>
        <table:table-row table:style-name="ro1">
          <table:table-cell/>
          <table:table-cell office:value-type="float" office:value="135.638">
            <text:p>135.638</text:p>
          </table:table-cell>
          <table:table-cell office:value-type="string">
            <text:p>GC</text:p>
          </table:table-cell>
          <table:table-cell office:value-type="string">
            <text:p>1086912K-&gt;849664K</text:p>
          </table:table-cell>
          <table:table-cell office:value-type="string">
            <text:p>1327360K</text:p>
          </table:table-cell>
          <table:table-cell office:value-type="float" office:value="0.33668">
            <text:p>0.33668</text:p>
          </table:table-cell>
          <table:table-cell/>
        </table:table-row>
        <table:table-row table:style-name="ro1">
          <table:table-cell/>
          <table:table-cell office:value-type="float" office:value="136.47">
            <text:p>136.47</text:p>
          </table:table-cell>
          <table:table-cell office:value-type="string">
            <text:p>GC</text:p>
          </table:table-cell>
          <table:table-cell office:value-type="string">
            <text:p>1096960K-&gt;841472K</text:p>
          </table:table-cell>
          <table:table-cell office:value-type="string">
            <text:p>1331584K</text:p>
          </table:table-cell>
          <table:table-cell office:value-type="float" office:value="0.291062">
            <text:p>0.291062</text:p>
          </table:table-cell>
          <table:table-cell/>
        </table:table-row>
        <table:table-row table:style-name="ro1">
          <table:table-cell/>
          <table:table-cell office:value-type="float" office:value="137.251">
            <text:p>137.251</text:p>
          </table:table-cell>
          <table:table-cell office:value-type="string">
            <text:p>GC</text:p>
          </table:table-cell>
          <table:table-cell office:value-type="string">
            <text:p>1110784K-&gt;850688K</text:p>
          </table:table-cell>
          <table:table-cell office:value-type="string">
            <text:p>1337536K</text:p>
          </table:table-cell>
          <table:table-cell office:value-type="float" office:value="0.225366">
            <text:p>0.225366</text:p>
          </table:table-cell>
          <table:table-cell/>
        </table:table-row>
        <table:table-row table:style-name="ro1">
          <table:table-cell/>
          <table:table-cell office:value-type="float" office:value="137.83">
            <text:p>137.83</text:p>
          </table:table-cell>
          <table:table-cell office:value-type="string">
            <text:p>GC</text:p>
          </table:table-cell>
          <table:table-cell office:value-type="string">
            <text:p>1120000K-&gt;858688K</text:p>
          </table:table-cell>
          <table:table-cell office:value-type="string">
            <text:p>1354944K</text:p>
          </table:table-cell>
          <table:table-cell office:value-type="float" office:value="0.223376">
            <text:p>0.223376</text:p>
          </table:table-cell>
          <table:table-cell/>
        </table:table-row>
        <table:table-row table:style-name="ro1">
          <table:table-cell/>
          <table:table-cell office:value-type="float" office:value="138.425">
            <text:p>138.425</text:p>
          </table:table-cell>
          <table:table-cell office:value-type="string">
            <text:p>GC</text:p>
          </table:table-cell>
          <table:table-cell office:value-type="string">
            <text:p>1151680K-&gt;904416K</text:p>
          </table:table-cell>
          <table:table-cell office:value-type="string">
            <text:p>1355776K</text:p>
          </table:table-cell>
          <table:table-cell office:value-type="float" office:value="0.775636">
            <text:p>0.775636</text:p>
          </table:table-cell>
          <table:table-cell/>
        </table:table-row>
        <table:table-row table:style-name="ro1">
          <table:table-cell/>
          <table:table-cell office:value-type="float" office:value="139.573">
            <text:p>139.573</text:p>
          </table:table-cell>
          <table:table-cell office:value-type="string">
            <text:p>GC</text:p>
          </table:table-cell>
          <table:table-cell office:value-type="string">
            <text:p>1197408K-&gt;1003744K</text:p>
          </table:table-cell>
          <table:table-cell office:value-type="string">
            <text:p>1281088K</text:p>
          </table:table-cell>
          <table:table-cell office:value-type="float" office:value="1.533416">
            <text:p>1.533416</text:p>
          </table:table-cell>
          <table:table-cell/>
        </table:table-row>
        <table:table-row table:style-name="ro1">
          <table:table-cell/>
          <table:table-cell office:value-type="float" office:value="141.395">
            <text:p>141.395</text:p>
          </table:table-cell>
          <table:table-cell office:value-type="string">
            <text:p>GC</text:p>
          </table:table-cell>
          <table:table-cell office:value-type="string">
            <text:p>1206432K-&gt;1087048K</text:p>
          </table:table-cell>
          <table:table-cell office:value-type="string">
            <text:p>1329536K</text:p>
          </table:table-cell>
          <table:table-cell office:value-type="float" office:value="0.824725">
            <text:p>0.824725</text:p>
          </table:table-cell>
          <table:table-cell/>
        </table:table-row>
        <table:table-row table:style-name="ro1">
          <table:table-cell/>
          <table:table-cell office:value-type="float" office:value="142.22">
            <text:p>142.22</text:p>
          </table:table-cell>
          <table:table-cell office:value-type="string">
            <text:p>Full</text:p>
          </table:table-cell>
          <table:table-cell office:value-type="string">
            <text:p>1087048K-&gt;509153K</text:p>
          </table:table-cell>
          <table:table-cell office:value-type="string">
            <text:p>1218496K</text:p>
          </table:table-cell>
          <table:table-cell office:value-type="float" office:value="7.496786">
            <text:p>7.496786</text:p>
          </table:table-cell>
          <table:table-cell/>
        </table:table-row>
        <table:table-row table:style-name="ro1">
          <table:table-cell/>
          <table:table-cell office:value-type="float" office:value="150.071">
            <text:p>150.071</text:p>
          </table:table-cell>
          <table:table-cell office:value-type="string">
            <text:p>GC</text:p>
          </table:table-cell>
          <table:table-cell office:value-type="string">
            <text:p>711841K-&gt;569345K</text:p>
          </table:table-cell>
          <table:table-cell office:value-type="string">
            <text:p>1185600K</text:p>
          </table:table-cell>
          <table:table-cell office:value-type="float" office:value="0.544318">
            <text:p>0.544318</text:p>
          </table:table-cell>
          <table:table-cell/>
        </table:table-row>
        <table:table-row table:style-name="ro1">
          <table:table-cell/>
          <table:table-cell office:value-type="float" office:value="150.843">
            <text:p>150.843</text:p>
          </table:table-cell>
          <table:table-cell office:value-type="string">
            <text:p>GC</text:p>
          </table:table-cell>
          <table:table-cell office:value-type="string">
            <text:p>739137K-&gt;610273K</text:p>
          </table:table-cell>
          <table:table-cell office:value-type="string">
            <text:p>1202048K</text:p>
          </table:table-cell>
          <table:table-cell office:value-type="float" office:value="0.770036">
            <text:p>0.770036</text:p>
          </table:table-cell>
          <table:table-cell/>
        </table:table-row>
        <table:table-row table:style-name="ro1">
          <table:table-cell/>
          <table:table-cell office:value-type="float" office:value="151.895">
            <text:p>151.895</text:p>
          </table:table-cell>
          <table:table-cell office:value-type="string">
            <text:p>GC</text:p>
          </table:table-cell>
          <table:table-cell office:value-type="string">
            <text:p>780065K-&gt;651041K</text:p>
          </table:table-cell>
          <table:table-cell office:value-type="string">
            <text:p>1202048K</text:p>
          </table:table-cell>
          <table:table-cell office:value-type="float" office:value="0.947298">
            <text:p>0.947298</text:p>
          </table:table-cell>
          <table:table-cell/>
        </table:table-row>
        <table:table-row table:style-name="ro1">
          <table:table-cell/>
          <table:table-cell office:value-type="float" office:value="153.197">
            <text:p>153.197</text:p>
          </table:table-cell>
          <table:table-cell office:value-type="string">
            <text:p>GC</text:p>
          </table:table-cell>
          <table:table-cell office:value-type="string">
            <text:p>820833K-&gt;655393K</text:p>
          </table:table-cell>
          <table:table-cell office:value-type="string">
            <text:p>1202048K</text:p>
          </table:table-cell>
          <table:table-cell office:value-type="float" office:value="1.425864">
            <text:p>1.425864</text:p>
          </table:table-cell>
          <table:table-cell/>
        </table:table-row>
        <table:table-row table:style-name="ro1">
          <table:table-cell/>
          <table:table-cell office:value-type="float" office:value="155.052">
            <text:p>155.052</text:p>
          </table:table-cell>
          <table:table-cell office:value-type="string">
            <text:p>GC</text:p>
          </table:table-cell>
          <table:table-cell office:value-type="string">
            <text:p>825185K-&gt;659409K</text:p>
          </table:table-cell>
          <table:table-cell office:value-type="string">
            <text:p>1202048K</text:p>
          </table:table-cell>
          <table:table-cell office:value-type="float" office:value="1.393402">
            <text:p>1.393402</text:p>
          </table:table-cell>
          <table:table-cell/>
        </table:table-row>
        <table:table-row table:style-name="ro1">
          <table:table-cell/>
          <table:table-cell office:value-type="float" office:value="156.796">
            <text:p>156.796</text:p>
          </table:table-cell>
          <table:table-cell office:value-type="string">
            <text:p>GC</text:p>
          </table:table-cell>
          <table:table-cell office:value-type="string">
            <text:p>829201K-&gt;646001K</text:p>
          </table:table-cell>
          <table:table-cell office:value-type="string">
            <text:p>1202048K</text:p>
          </table:table-cell>
          <table:table-cell office:value-type="float" office:value="0.441544">
            <text:p>0.441544</text:p>
          </table:table-cell>
          <table:table-cell/>
        </table:table-row>
        <table:table-row table:style-name="ro1">
          <table:table-cell/>
          <table:table-cell office:value-type="float" office:value="157.52">
            <text:p>157.52</text:p>
          </table:table-cell>
          <table:table-cell office:value-type="string">
            <text:p>GC</text:p>
          </table:table-cell>
          <table:table-cell office:value-type="string">
            <text:p>815793K-&gt;687169K</text:p>
          </table:table-cell>
          <table:table-cell office:value-type="string">
            <text:p>1202048K</text:p>
          </table:table-cell>
          <table:table-cell office:value-type="float" office:value="0.518149">
            <text:p>0.518149</text:p>
          </table:table-cell>
          <table:table-cell/>
        </table:table-row>
        <table:table-row table:style-name="ro1">
          <table:table-cell/>
          <table:table-cell office:value-type="float" office:value="158.409">
            <text:p>158.409</text:p>
          </table:table-cell>
          <table:table-cell office:value-type="string">
            <text:p>GC</text:p>
          </table:table-cell>
          <table:table-cell office:value-type="string">
            <text:p>856961K-&gt;727289K</text:p>
          </table:table-cell>
          <table:table-cell office:value-type="string">
            <text:p>1202048K</text:p>
          </table:table-cell>
          <table:table-cell office:value-type="float" office:value="0.953562">
            <text:p>0.953562</text:p>
          </table:table-cell>
          <table:table-cell/>
        </table:table-row>
        <table:table-row table:style-name="ro1">
          <table:table-cell/>
          <table:table-cell office:value-type="float" office:value="159.682">
            <text:p>159.682</text:p>
          </table:table-cell>
          <table:table-cell office:value-type="string">
            <text:p>GC</text:p>
          </table:table-cell>
          <table:table-cell office:value-type="string">
            <text:p>897081K-&gt;768297K</text:p>
          </table:table-cell>
          <table:table-cell office:value-type="string">
            <text:p>1202048K</text:p>
          </table:table-cell>
          <table:table-cell office:value-type="float" office:value="1.087508">
            <text:p>1.087508</text:p>
          </table:table-cell>
          <table:table-cell/>
        </table:table-row>
        <table:table-row table:style-name="ro1">
          <table:table-cell/>
          <table:table-cell office:value-type="float" office:value="161.066">
            <text:p>161.066</text:p>
          </table:table-cell>
          <table:table-cell office:value-type="string">
            <text:p>GC</text:p>
          </table:table-cell>
          <table:table-cell office:value-type="string">
            <text:p>938089K-&gt;845033K</text:p>
          </table:table-cell>
          <table:table-cell office:value-type="string">
            <text:p>1119936K</text:p>
          </table:table-cell>
          <table:table-cell office:value-type="float" office:value="1.533073">
            <text:p>1.533073</text:p>
          </table:table-cell>
          <table:table-cell/>
        </table:table-row>
        <table:table-row table:style-name="ro1">
          <table:table-cell/>
          <table:table-cell office:value-type="float" office:value="162.989">
            <text:p>162.989</text:p>
          </table:table-cell>
          <table:table-cell office:value-type="string">
            <text:p>GC</text:p>
          </table:table-cell>
          <table:table-cell office:value-type="string">
            <text:p>1014825K-&gt;849465K</text:p>
          </table:table-cell>
          <table:table-cell office:value-type="string">
            <text:p>1203392K</text:p>
          </table:table-cell>
          <table:table-cell office:value-type="float" office:value="0.917168">
            <text:p>0.917168</text:p>
          </table:table-cell>
          <table:table-cell/>
        </table:table-row>
        <table:table-row table:style-name="ro1">
          <table:table-cell/>
          <table:table-cell office:value-type="float" office:value="163.907">
            <text:p>163.907</text:p>
          </table:table-cell>
          <table:table-cell office:value-type="string">
            <text:p>Full</text:p>
          </table:table-cell>
          <table:table-cell office:value-type="string">
            <text:p>849465K-&gt;635295K</text:p>
          </table:table-cell>
          <table:table-cell office:value-type="string">
            <text:p>1359424K</text:p>
          </table:table-cell>
          <table:table-cell office:value-type="float" office:value="9.673422">
            <text:p>9.673422</text:p>
          </table:table-cell>
          <table:table-cell/>
        </table:table-row>
        <table:table-row table:style-name="ro1">
          <table:table-cell/>
          <table:table-cell office:value-type="float" office:value="174.041">
            <text:p>174.041</text:p>
          </table:table-cell>
          <table:table-cell office:value-type="string">
            <text:p>GC</text:p>
          </table:table-cell>
          <table:table-cell office:value-type="string">
            <text:p>808031K-&gt;676575K</text:p>
          </table:table-cell>
          <table:table-cell office:value-type="string">
            <text:p>1232576K</text:p>
          </table:table-cell>
          <table:table-cell office:value-type="float" office:value="0.341204">
            <text:p>0.341204</text:p>
          </table:table-cell>
          <table:table-cell/>
        </table:table-row>
        <table:table-row table:style-name="ro1">
          <table:table-cell/>
          <table:table-cell office:value-type="float" office:value="174.709">
            <text:p>174.709</text:p>
          </table:table-cell>
          <table:table-cell office:value-type="string">
            <text:p>GC</text:p>
          </table:table-cell>
          <table:table-cell office:value-type="string">
            <text:p>849311K-&gt;664191K</text:p>
          </table:table-cell>
          <table:table-cell office:value-type="string">
            <text:p>1357952K</text:p>
          </table:table-cell>
          <table:table-cell office:value-type="float" office:value="0.300199">
            <text:p>0.300199</text:p>
          </table:table-cell>
          <table:table-cell/>
        </table:table-row>
        <table:table-row table:style-name="ro1">
          <table:table-cell/>
          <table:table-cell office:value-type="float" office:value="175.302">
            <text:p>175.302</text:p>
          </table:table-cell>
          <table:table-cell office:value-type="string">
            <text:p>GC</text:p>
          </table:table-cell>
          <table:table-cell office:value-type="string">
            <text:p>843071K-&gt;657327K</text:p>
          </table:table-cell>
          <table:table-cell office:value-type="string">
            <text:p>1355008K</text:p>
          </table:table-cell>
          <table:table-cell office:value-type="float" office:value="0.212636">
            <text:p>0.212636</text:p>
          </table:table-cell>
          <table:table-cell/>
        </table:table-row>
        <table:table-row table:style-name="ro1">
          <table:table-cell/>
          <table:table-cell office:value-type="float" office:value="175.822">
            <text:p>175.822</text:p>
          </table:table-cell>
          <table:table-cell office:value-type="string">
            <text:p>GC</text:p>
          </table:table-cell>
          <table:table-cell office:value-type="string">
            <text:p>836207K-&gt;668247K</text:p>
          </table:table-cell>
          <table:table-cell office:value-type="string">
            <text:p>1365056K</text:p>
          </table:table-cell>
          <table:table-cell office:value-type="float" office:value="0.293869">
            <text:p>0.293869</text:p>
          </table:table-cell>
          <table:table-cell/>
        </table:table-row>
        <table:table-row table:style-name="ro1">
          <table:table-cell/>
          <table:table-cell office:value-type="float" office:value="176.466">
            <text:p>176.466</text:p>
          </table:table-cell>
          <table:table-cell office:value-type="string">
            <text:p>GC</text:p>
          </table:table-cell>
          <table:table-cell office:value-type="string">
            <text:p>864599K-&gt;655367K</text:p>
          </table:table-cell>
          <table:table-cell office:value-type="string">
            <text:p>1364864K</text:p>
          </table:table-cell>
          <table:table-cell office:value-type="float" office:value="0.191638">
            <text:p>0.191638</text:p>
          </table:table-cell>
          <table:table-cell/>
        </table:table-row>
        <table:table-row table:style-name="ro1">
          <table:table-cell/>
          <table:table-cell office:value-type="float" office:value="177.01">
            <text:p>177.01</text:p>
          </table:table-cell>
          <table:table-cell office:value-type="string">
            <text:p>GC</text:p>
          </table:table-cell>
          <table:table-cell office:value-type="string">
            <text:p>851719K-&gt;661495K</text:p>
          </table:table-cell>
          <table:table-cell office:value-type="string">
            <text:p>1371520K</text:p>
          </table:table-cell>
          <table:table-cell office:value-type="float" office:value="0.272191">
            <text:p>0.272191</text:p>
          </table:table-cell>
          <table:table-cell/>
        </table:table-row>
        <table:table-row table:style-name="ro1">
          <table:table-cell/>
          <table:table-cell office:value-type="float" office:value="177.762">
            <text:p>177.762</text:p>
          </table:table-cell>
          <table:table-cell office:value-type="string">
            <text:p>GC</text:p>
          </table:table-cell>
          <table:table-cell office:value-type="string">
            <text:p>874039K-&gt;661543K</text:p>
          </table:table-cell>
          <table:table-cell office:value-type="string">
            <text:p>1372992K</text:p>
          </table:table-cell>
          <table:table-cell office:value-type="float" office:value="0.301454">
            <text:p>0.301454</text:p>
          </table:table-cell>
          <table:table-cell/>
        </table:table-row>
        <table:table-row table:style-name="ro1">
          <table:table-cell/>
          <table:table-cell office:value-type="float" office:value="178.406">
            <text:p>178.406</text:p>
          </table:table-cell>
          <table:table-cell office:value-type="string">
            <text:p>GC</text:p>
          </table:table-cell>
          <table:table-cell office:value-type="string">
            <text:p>874087K-&gt;662231K</text:p>
          </table:table-cell>
          <table:table-cell office:value-type="string">
            <text:p>1378816K</text:p>
          </table:table-cell>
          <table:table-cell office:value-type="float" office:value="0.220776">
            <text:p>0.220776</text:p>
          </table:table-cell>
          <table:table-cell/>
        </table:table-row>
        <table:table-row table:style-name="ro1">
          <table:table-cell/>
          <table:table-cell office:value-type="float" office:value="179.058">
            <text:p>179.058</text:p>
          </table:table-cell>
          <table:table-cell office:value-type="string">
            <text:p>GC</text:p>
          </table:table-cell>
          <table:table-cell office:value-type="string">
            <text:p>892823K-&gt;641599K</text:p>
          </table:table-cell>
          <table:table-cell office:value-type="string">
            <text:p>1380544K</text:p>
          </table:table-cell>
          <table:table-cell office:value-type="float" office:value="0.095821">
            <text:p>0.095821</text:p>
          </table:table-cell>
          <table:table-cell/>
        </table:table-row>
        <table:table-row table:style-name="ro1">
          <table:table-cell/>
          <table:table-cell office:value-type="float" office:value="179.607">
            <text:p>179.607</text:p>
          </table:table-cell>
          <table:table-cell office:value-type="string">
            <text:p>GC</text:p>
          </table:table-cell>
          <table:table-cell office:value-type="string">
            <text:p>872191K-&gt;657215K</text:p>
          </table:table-cell>
          <table:table-cell office:value-type="string">
            <text:p>1385664K</text:p>
          </table:table-cell>
          <table:table-cell office:value-type="float" office:value="0.221012">
            <text:p>0.221012</text:p>
          </table:table-cell>
          <table:table-cell/>
        </table:table-row>
        <table:table-row table:style-name="ro1">
          <table:table-cell/>
          <table:table-cell office:value-type="float" office:value="180.297">
            <text:p>180.297</text:p>
          </table:table-cell>
          <table:table-cell office:value-type="string">
            <text:p>GC</text:p>
          </table:table-cell>
          <table:table-cell office:value-type="string">
            <text:p>905535K-&gt;648831K</text:p>
          </table:table-cell>
          <table:table-cell office:value-type="string">
            <text:p>1390976K</text:p>
          </table:table-cell>
          <table:table-cell office:value-type="float" office:value="0.154141">
            <text:p>0.154141</text:p>
          </table:table-cell>
          <table:table-cell/>
        </table:table-row>
        <table:table-row table:style-name="ro1">
          <table:table-cell/>
          <table:table-cell office:value-type="float" office:value="180.943">
            <text:p>180.943</text:p>
          </table:table-cell>
          <table:table-cell office:value-type="string">
            <text:p>GC</text:p>
          </table:table-cell>
          <table:table-cell office:value-type="string">
            <text:p>897151K-&gt;641887K</text:p>
          </table:table-cell>
          <table:table-cell office:value-type="string">
            <text:p>1396224K</text:p>
          </table:table-cell>
          <table:table-cell office:value-type="float" office:value="0.097339">
            <text:p>0.097339</text:p>
          </table:table-cell>
          <table:table-cell/>
        </table:table-row>
        <table:table-row table:style-name="ro1">
          <table:table-cell/>
          <table:table-cell office:value-type="float" office:value="181.559">
            <text:p>181.559</text:p>
          </table:table-cell>
          <table:table-cell office:value-type="string">
            <text:p>GC</text:p>
          </table:table-cell>
          <table:table-cell office:value-type="string">
            <text:p>906911K-&gt;684159K</text:p>
          </table:table-cell>
          <table:table-cell office:value-type="string">
            <text:p>1400640K</text:p>
          </table:table-cell>
          <table:table-cell office:value-type="float" office:value="0.427291">
            <text:p>0.427291</text:p>
          </table:table-cell>
          <table:table-cell/>
        </table:table-row>
        <table:table-row table:style-name="ro1">
          <table:table-cell/>
          <table:table-cell office:value-type="float" office:value="182.591">
            <text:p>182.591</text:p>
          </table:table-cell>
          <table:table-cell office:value-type="string">
            <text:p>GC</text:p>
          </table:table-cell>
          <table:table-cell office:value-type="string">
            <text:p>949183K-&gt;653855K</text:p>
          </table:table-cell>
          <table:table-cell office:value-type="string">
            <text:p>1399232K</text:p>
          </table:table-cell>
          <table:table-cell office:value-type="float" office:value="0.194753">
            <text:p>0.194753</text:p>
          </table:table-cell>
          <table:table-cell/>
        </table:table-row>
        <table:table-row table:style-name="ro1">
          <table:table-cell/>
          <table:table-cell office:value-type="float" office:value="183.271">
            <text:p>183.271</text:p>
          </table:table-cell>
          <table:table-cell office:value-type="string">
            <text:p>GC</text:p>
          </table:table-cell>
          <table:table-cell office:value-type="string">
            <text:p>931871K-&gt;670239K</text:p>
          </table:table-cell>
          <table:table-cell office:value-type="string">
            <text:p>1405760K</text:p>
          </table:table-cell>
          <table:table-cell office:value-type="float" office:value="0.311404">
            <text:p>0.311404</text:p>
          </table:table-cell>
          <table:table-cell/>
        </table:table-row>
        <table:table-row table:style-name="ro1">
          <table:table-cell/>
          <table:table-cell office:value-type="float" office:value="184.098">
            <text:p>184.098</text:p>
          </table:table-cell>
          <table:table-cell office:value-type="string">
            <text:p>GC</text:p>
          </table:table-cell>
          <table:table-cell office:value-type="string">
            <text:p>948255K-&gt;666335K</text:p>
          </table:table-cell>
          <table:table-cell office:value-type="string">
            <text:p>1406528K</text:p>
          </table:table-cell>
          <table:table-cell office:value-type="float" office:value="0.26276">
            <text:p>0.26276</text:p>
          </table:table-cell>
          <table:table-cell/>
        </table:table-row>
        <table:table-row table:style-name="ro1">
          <table:table-cell/>
          <table:table-cell office:value-type="float" office:value="184.922">
            <text:p>184.922</text:p>
          </table:table-cell>
          <table:table-cell office:value-type="string">
            <text:p>GC</text:p>
          </table:table-cell>
          <table:table-cell office:value-type="string">
            <text:p>964319K-&gt;659935K</text:p>
          </table:table-cell>
          <table:table-cell office:value-type="string">
            <text:p>1412288K</text:p>
          </table:table-cell>
          <table:table-cell office:value-type="float" office:value="0.246935">
            <text:p>0.246935</text:p>
          </table:table-cell>
          <table:table-cell/>
        </table:table-row>
        <table:table-row table:style-name="ro1">
          <table:table-cell/>
          <table:table-cell office:value-type="float" office:value="185.742">
            <text:p>185.742</text:p>
          </table:table-cell>
          <table:table-cell office:value-type="string">
            <text:p>GC</text:p>
          </table:table-cell>
          <table:table-cell office:value-type="string">
            <text:p>957919K-&gt;670975K</text:p>
          </table:table-cell>
          <table:table-cell office:value-type="string">
            <text:p>1421376K</text:p>
          </table:table-cell>
          <table:table-cell office:value-type="float" office:value="0.273835">
            <text:p>0.273835</text:p>
          </table:table-cell>
          <table:table-cell/>
        </table:table-row>
        <table:table-row table:style-name="ro1">
          <table:table-cell/>
          <table:table-cell office:value-type="float" office:value="186.657">
            <text:p>186.657</text:p>
          </table:table-cell>
          <table:table-cell office:value-type="string">
            <text:p>GC</text:p>
          </table:table-cell>
          <table:table-cell office:value-type="string">
            <text:p>993407K-&gt;667263K</text:p>
          </table:table-cell>
          <table:table-cell office:value-type="string">
            <text:p>1427264K</text:p>
          </table:table-cell>
          <table:table-cell office:value-type="float" office:value="0.271982">
            <text:p>0.271982</text:p>
          </table:table-cell>
          <table:table-cell/>
        </table:table-row>
        <table:table-row table:style-name="ro1">
          <table:table-cell/>
          <table:table-cell office:value-type="float" office:value="187.487">
            <text:p>187.487</text:p>
          </table:table-cell>
          <table:table-cell office:value-type="string">
            <text:p>GC</text:p>
          </table:table-cell>
          <table:table-cell office:value-type="string">
            <text:p>989695K-&gt;662815K</text:p>
          </table:table-cell>
          <table:table-cell office:value-type="string">
            <text:p>1432960K</text:p>
          </table:table-cell>
          <table:table-cell office:value-type="float" office:value="0.269407">
            <text:p>0.269407</text:p>
          </table:table-cell>
          <table:table-cell/>
        </table:table-row>
        <table:table-row table:style-name="ro1">
          <table:table-cell/>
          <table:table-cell office:value-type="float" office:value="188.316">
            <text:p>188.316</text:p>
          </table:table-cell>
          <table:table-cell office:value-type="string">
            <text:p>GC</text:p>
          </table:table-cell>
          <table:table-cell office:value-type="string">
            <text:p>1004639K-&gt;656095K</text:p>
          </table:table-cell>
          <table:table-cell office:value-type="string">
            <text:p>1437632K</text:p>
          </table:table-cell>
          <table:table-cell office:value-type="float" office:value="0.204296">
            <text:p>0.204296</text:p>
          </table:table-cell>
          <table:table-cell/>
        </table:table-row>
        <table:table-row table:style-name="ro1">
          <table:table-cell/>
          <table:table-cell office:value-type="float" office:value="189.148">
            <text:p>189.148</text:p>
          </table:table-cell>
          <table:table-cell office:value-type="string">
            <text:p>GC</text:p>
          </table:table-cell>
          <table:table-cell office:value-type="string">
            <text:p>997919K-&gt;738775K</text:p>
          </table:table-cell>
          <table:table-cell office:value-type="string">
            <text:p>1408384K</text:p>
          </table:table-cell>
          <table:table-cell office:value-type="float" office:value="0.882751">
            <text:p>0.882751</text:p>
          </table:table-cell>
          <table:table-cell/>
        </table:table-row>
        <table:table-row table:style-name="ro1">
          <table:table-cell/>
          <table:table-cell office:value-type="float" office:value="190.667">
            <text:p>190.667</text:p>
          </table:table-cell>
          <table:table-cell office:value-type="string">
            <text:p>GC</text:p>
          </table:table-cell>
          <table:table-cell office:value-type="string">
            <text:p>1053847K-&gt;892415K</text:p>
          </table:table-cell>
          <table:table-cell office:value-type="string">
            <text:p>1430720K</text:p>
          </table:table-cell>
          <table:table-cell office:value-type="float" office:value="1.798662">
            <text:p>1.798662</text:p>
          </table:table-cell>
          <table:table-cell/>
        </table:table-row>
        <table:table-row table:style-name="ro1">
          <table:table-cell/>
          <table:table-cell office:value-type="float" office:value="193.022">
            <text:p>193.022</text:p>
          </table:table-cell>
          <table:table-cell office:value-type="string">
            <text:p>GC</text:p>
          </table:table-cell>
          <table:table-cell office:value-type="string">
            <text:p>1207487K-&gt;1026503K</text:p>
          </table:table-cell>
          <table:table-cell office:value-type="string">
            <text:p>1285440K</text:p>
          </table:table-cell>
          <table:table-cell office:value-type="float" office:value="1.911294">
            <text:p>1.911294</text:p>
          </table:table-cell>
          <table:table-cell/>
        </table:table-row>
        <table:table-row table:style-name="ro1">
          <table:table-cell/>
          <table:table-cell office:value-type="float" office:value="194.935">
            <text:p>194.935</text:p>
          </table:table-cell>
          <table:table-cell office:value-type="string">
            <text:p>Full</text:p>
          </table:table-cell>
          <table:table-cell office:value-type="string">
            <text:p>1026503K-&gt;625949K</text:p>
          </table:table-cell>
          <table:table-cell office:value-type="string">
            <text:p>1285440K</text:p>
          </table:table-cell>
          <table:table-cell office:value-type="float" office:value="10.275931">
            <text:p>10.275931</text:p>
          </table:table-cell>
          <table:table-cell/>
        </table:table-row>
        <table:table-row table:style-name="ro1">
          <table:table-cell/>
          <table:table-cell office:value-type="float" office:value="205.641">
            <text:p>205.641</text:p>
          </table:table-cell>
          <table:table-cell office:value-type="string">
            <text:p>GC</text:p>
          </table:table-cell>
          <table:table-cell office:value-type="string">
            <text:p>795741K-&gt;637821K</text:p>
          </table:table-cell>
          <table:table-cell office:value-type="string">
            <text:p>1358080K</text:p>
          </table:table-cell>
          <table:table-cell office:value-type="float" office:value="0.1438">
            <text:p>0.1438</text:p>
          </table:table-cell>
          <table:table-cell/>
        </table:table-row>
        <table:table-row table:style-name="ro1">
          <table:table-cell/>
          <table:table-cell office:value-type="float" office:value="206.061">
            <text:p>206.061</text:p>
          </table:table-cell>
          <table:table-cell office:value-type="string">
            <text:p>GC</text:p>
          </table:table-cell>
          <table:table-cell office:value-type="string">
            <text:p>807613K-&gt;660221K</text:p>
          </table:table-cell>
          <table:table-cell office:value-type="string">
            <text:p>1358080K</text:p>
          </table:table-cell>
          <table:table-cell office:value-type="float" office:value="0.302975">
            <text:p>0.302975</text:p>
          </table:table-cell>
          <table:table-cell/>
        </table:table-row>
        <table:table-row table:style-name="ro1">
          <table:table-cell/>
          <table:table-cell office:value-type="float" office:value="206.71">
            <text:p>206.71</text:p>
          </table:table-cell>
          <table:table-cell office:value-type="string">
            <text:p>GC</text:p>
          </table:table-cell>
          <table:table-cell office:value-type="string">
            <text:p>830013K-&gt;646717K</text:p>
          </table:table-cell>
          <table:table-cell office:value-type="string">
            <text:p>1358080K</text:p>
          </table:table-cell>
          <table:table-cell office:value-type="float" office:value="0.233974">
            <text:p>0.233974</text:p>
          </table:table-cell>
          <table:table-cell/>
        </table:table-row>
        <table:table-row table:style-name="ro1">
          <table:table-cell/>
          <table:table-cell office:value-type="float" office:value="207.25">
            <text:p>207.25</text:p>
          </table:table-cell>
          <table:table-cell office:value-type="string">
            <text:p>GC</text:p>
          </table:table-cell>
          <table:table-cell office:value-type="string">
            <text:p>816509K-&gt;687485K</text:p>
          </table:table-cell>
          <table:table-cell office:value-type="string">
            <text:p>1358080K</text:p>
          </table:table-cell>
          <table:table-cell office:value-type="float" office:value="0.62921">
            <text:p>0.62921</text:p>
          </table:table-cell>
          <table:table-cell/>
        </table:table-row>
        <table:table-row table:style-name="ro1">
          <table:table-cell/>
          <table:table-cell office:value-type="float" office:value="208.209">
            <text:p>208.209</text:p>
          </table:table-cell>
          <table:table-cell office:value-type="string">
            <text:p>GC</text:p>
          </table:table-cell>
          <table:table-cell office:value-type="string">
            <text:p>857277K-&gt;745821K</text:p>
          </table:table-cell>
          <table:table-cell office:value-type="string">
            <text:p>1358080K</text:p>
          </table:table-cell>
          <table:table-cell office:value-type="float" office:value="1.205261">
            <text:p>1.205261</text:p>
          </table:table-cell>
          <table:table-cell/>
        </table:table-row>
        <table:table-row table:style-name="ro1">
          <table:table-cell/>
          <table:table-cell office:value-type="float" office:value="209.864">
            <text:p>209.864</text:p>
          </table:table-cell>
          <table:table-cell office:value-type="string">
            <text:p>GC</text:p>
          </table:table-cell>
          <table:table-cell office:value-type="string">
            <text:p>915613K-&gt;786589K</text:p>
          </table:table-cell>
          <table:table-cell office:value-type="string">
            <text:p>1358080K</text:p>
          </table:table-cell>
          <table:table-cell office:value-type="float" office:value="1.459402">
            <text:p>1.459402</text:p>
          </table:table-cell>
          <table:table-cell/>
        </table:table-row>
        <table:table-row table:style-name="ro1">
          <table:table-cell/>
          <table:table-cell office:value-type="float" office:value="211.628">
            <text:p>211.628</text:p>
          </table:table-cell>
          <table:table-cell office:value-type="string">
            <text:p>GC</text:p>
          </table:table-cell>
          <table:table-cell office:value-type="string">
            <text:p>956381K-&gt;845741K</text:p>
          </table:table-cell>
          <table:table-cell office:value-type="string">
            <text:p>1358080K</text:p>
          </table:table-cell>
          <table:table-cell office:value-type="float" office:value="2.076462">
            <text:p>2.076462</text:p>
          </table:table-cell>
          <table:table-cell/>
        </table:table-row>
        <table:table-row table:style-name="ro1">
          <table:table-cell/>
          <table:table-cell office:value-type="float" office:value="214.097">
            <text:p>214.097</text:p>
          </table:table-cell>
          <table:table-cell office:value-type="string">
            <text:p>GC</text:p>
          </table:table-cell>
          <table:table-cell office:value-type="string">
            <text:p>1015533K-&gt;813477K</text:p>
          </table:table-cell>
          <table:table-cell office:value-type="string">
            <text:p>1358080K</text:p>
          </table:table-cell>
          <table:table-cell office:value-type="float" office:value="1.464301">
            <text:p>1.464301</text:p>
          </table:table-cell>
          <table:table-cell/>
        </table:table-row>
        <table:table-row table:style-name="ro1">
          <table:table-cell/>
          <table:table-cell office:value-type="float" office:value="215.886">
            <text:p>215.886</text:p>
          </table:table-cell>
          <table:table-cell office:value-type="string">
            <text:p>GC</text:p>
          </table:table-cell>
          <table:table-cell office:value-type="string">
            <text:p>983269K-&gt;836037K</text:p>
          </table:table-cell>
          <table:table-cell office:value-type="string">
            <text:p>1358080K</text:p>
          </table:table-cell>
          <table:table-cell office:value-type="float" office:value="1.317136">
            <text:p>1.317136</text:p>
          </table:table-cell>
          <table:table-cell/>
        </table:table-row>
        <table:table-row table:style-name="ro1">
          <table:table-cell/>
          <table:table-cell office:value-type="float" office:value="217.641">
            <text:p>217.641</text:p>
          </table:table-cell>
          <table:table-cell office:value-type="string">
            <text:p>GC</text:p>
          </table:table-cell>
          <table:table-cell office:value-type="string">
            <text:p>1005829K-&gt;840645K</text:p>
          </table:table-cell>
          <table:table-cell office:value-type="string">
            <text:p>1358080K</text:p>
          </table:table-cell>
          <table:table-cell office:value-type="float" office:value="0.678993">
            <text:p>0.678993</text:p>
          </table:table-cell>
          <table:table-cell/>
        </table:table-row>
        <table:table-row table:style-name="ro1">
          <table:table-cell/>
          <table:table-cell office:value-type="float" office:value="218.648">
            <text:p>218.648</text:p>
          </table:table-cell>
          <table:table-cell office:value-type="string">
            <text:p>GC</text:p>
          </table:table-cell>
          <table:table-cell office:value-type="string">
            <text:p>1010437K-&gt;844701K</text:p>
          </table:table-cell>
          <table:table-cell office:value-type="string">
            <text:p>1358080K</text:p>
          </table:table-cell>
          <table:table-cell office:value-type="float" office:value="0.316667">
            <text:p>0.316667</text:p>
          </table:table-cell>
          <table:table-cell/>
        </table:table-row>
        <table:table-row table:style-name="ro1">
          <table:table-cell/>
          <table:table-cell office:value-type="float" office:value="219.299">
            <text:p>219.299</text:p>
          </table:table-cell>
          <table:table-cell office:value-type="string">
            <text:p>GC</text:p>
          </table:table-cell>
          <table:table-cell office:value-type="string">
            <text:p>1014493K-&gt;831277K</text:p>
          </table:table-cell>
          <table:table-cell office:value-type="string">
            <text:p>1358080K</text:p>
          </table:table-cell>
          <table:table-cell office:value-type="float" office:value="0.217224">
            <text:p>0.217224</text:p>
          </table:table-cell>
          <table:table-cell/>
        </table:table-row>
        <table:table-row table:style-name="ro1">
          <table:table-cell/>
          <table:table-cell office:value-type="float" office:value="219.818">
            <text:p>219.818</text:p>
          </table:table-cell>
          <table:table-cell office:value-type="string">
            <text:p>GC</text:p>
          </table:table-cell>
          <table:table-cell office:value-type="string">
            <text:p>1001069K-&gt;834613K</text:p>
          </table:table-cell>
          <table:table-cell office:value-type="string">
            <text:p>1358080K</text:p>
          </table:table-cell>
          <table:table-cell office:value-type="float" office:value="0.271831">
            <text:p>0.271831</text:p>
          </table:table-cell>
          <table:table-cell/>
        </table:table-row>
        <table:table-row table:style-name="ro1">
          <table:table-cell/>
          <table:table-cell office:value-type="float" office:value="220.39">
            <text:p>220.39</text:p>
          </table:table-cell>
          <table:table-cell office:value-type="string">
            <text:p>GC</text:p>
          </table:table-cell>
          <table:table-cell office:value-type="string">
            <text:p>1004405K-&gt;820933K</text:p>
          </table:table-cell>
          <table:table-cell office:value-type="string">
            <text:p>1358080K</text:p>
          </table:table-cell>
          <table:table-cell office:value-type="float" office:value="0.1367">
            <text:p>0.1367</text:p>
          </table:table-cell>
          <table:table-cell/>
        </table:table-row>
        <table:table-row table:style-name="ro1">
          <table:table-cell/>
          <table:table-cell office:value-type="float" office:value="220.862">
            <text:p>220.862</text:p>
          </table:table-cell>
          <table:table-cell office:value-type="string">
            <text:p>GC</text:p>
          </table:table-cell>
          <table:table-cell office:value-type="string">
            <text:p>990725K-&gt;825717K</text:p>
          </table:table-cell>
          <table:table-cell office:value-type="string">
            <text:p>1358080K</text:p>
          </table:table-cell>
          <table:table-cell office:value-type="float" office:value="0.204598">
            <text:p>0.204598</text:p>
          </table:table-cell>
          <table:table-cell/>
        </table:table-row>
        <table:table-row table:style-name="ro1">
          <table:table-cell/>
          <table:table-cell office:value-type="float" office:value="221.434">
            <text:p>221.434</text:p>
          </table:table-cell>
          <table:table-cell office:value-type="string">
            <text:p>GC</text:p>
          </table:table-cell>
          <table:table-cell office:value-type="string">
            <text:p>995509K-&gt;848293K</text:p>
          </table:table-cell>
          <table:table-cell office:value-type="string">
            <text:p>1358080K</text:p>
          </table:table-cell>
          <table:table-cell office:value-type="float" office:value="0.322749">
            <text:p>0.322749</text:p>
          </table:table-cell>
          <table:table-cell/>
        </table:table-row>
        <table:table-row table:style-name="ro1">
          <table:table-cell/>
          <table:table-cell office:value-type="float" office:value="222.089">
            <text:p>222.089</text:p>
          </table:table-cell>
          <table:table-cell office:value-type="string">
            <text:p>GC</text:p>
          </table:table-cell>
          <table:table-cell office:value-type="string">
            <text:p>1018085K-&gt;852277K</text:p>
          </table:table-cell>
          <table:table-cell office:value-type="string">
            <text:p>1358080K</text:p>
          </table:table-cell>
          <table:table-cell office:value-type="float" office:value="0.365809">
            <text:p>0.365809</text:p>
          </table:table-cell>
          <table:table-cell/>
        </table:table-row>
        <table:table-row table:style-name="ro1">
          <table:table-cell/>
          <table:table-cell office:value-type="float" office:value="222.762">
            <text:p>222.762</text:p>
          </table:table-cell>
          <table:table-cell office:value-type="string">
            <text:p>GC</text:p>
          </table:table-cell>
          <table:table-cell office:value-type="string">
            <text:p>1022069K-&gt;819813K</text:p>
          </table:table-cell>
          <table:table-cell office:value-type="string">
            <text:p>1358080K</text:p>
          </table:table-cell>
          <table:table-cell office:value-type="float" office:value="0.160288">
            <text:p>0.160288</text:p>
          </table:table-cell>
          <table:table-cell/>
        </table:table-row>
        <table:table-row table:style-name="ro1">
          <table:table-cell/>
          <table:table-cell office:value-type="float" office:value="223.211">
            <text:p>223.211</text:p>
          </table:table-cell>
          <table:table-cell office:value-type="string">
            <text:p>GC</text:p>
          </table:table-cell>
          <table:table-cell office:value-type="string">
            <text:p>989605K-&gt;842357K</text:p>
          </table:table-cell>
          <table:table-cell office:value-type="string">
            <text:p>1221696K</text:p>
          </table:table-cell>
          <table:table-cell office:value-type="float" office:value="0.247592">
            <text:p>0.247592</text:p>
          </table:table-cell>
          <table:table-cell/>
        </table:table-row>
        <table:table-row table:style-name="ro1">
          <table:table-cell/>
          <table:table-cell office:value-type="float" office:value="223.784">
            <text:p>223.784</text:p>
          </table:table-cell>
          <table:table-cell office:value-type="string">
            <text:p>GC</text:p>
          </table:table-cell>
          <table:table-cell office:value-type="string">
            <text:p>1012149K-&gt;846813K</text:p>
          </table:table-cell>
          <table:table-cell office:value-type="string">
            <text:p>1365184K</text:p>
          </table:table-cell>
          <table:table-cell office:value-type="float" office:value="0.339373">
            <text:p>0.339373</text:p>
          </table:table-cell>
          <table:table-cell/>
        </table:table-row>
        <table:table-row table:style-name="ro1">
          <table:table-cell/>
          <table:table-cell office:value-type="float" office:value="224.435">
            <text:p>224.435</text:p>
          </table:table-cell>
          <table:table-cell office:value-type="string">
            <text:p>GC</text:p>
          </table:table-cell>
          <table:table-cell office:value-type="string">
            <text:p>1026397K-&gt;840301K</text:p>
          </table:table-cell>
          <table:table-cell office:value-type="string">
            <text:p>1229376K</text:p>
          </table:table-cell>
          <table:table-cell office:value-type="float" office:value="0.228926">
            <text:p>0.228926</text:p>
          </table:table-cell>
          <table:table-cell/>
        </table:table-row>
        <table:table-row table:style-name="ro1">
          <table:table-cell/>
          <table:table-cell office:value-type="float" office:value="225.003">
            <text:p>225.003</text:p>
          </table:table-cell>
          <table:table-cell office:value-type="string">
            <text:p>GC</text:p>
          </table:table-cell>
          <table:table-cell office:value-type="string">
            <text:p>1019885K-&gt;834517K</text:p>
          </table:table-cell>
          <table:table-cell office:value-type="string">
            <text:p>1359488K</text:p>
          </table:table-cell>
          <table:table-cell office:value-type="float" office:value="0.186963">
            <text:p>0.186963</text:p>
          </table:table-cell>
          <table:table-cell/>
        </table:table-row>
        <table:table-row table:style-name="ro1">
          <table:table-cell/>
          <table:table-cell office:value-type="float" office:value="225.595">
            <text:p>225.595</text:p>
          </table:table-cell>
          <table:table-cell office:value-type="string">
            <text:p>GC</text:p>
          </table:table-cell>
          <table:table-cell office:value-type="string">
            <text:p>1025301K-&gt;818853K</text:p>
          </table:table-cell>
          <table:table-cell office:value-type="string">
            <text:p>1352704K</text:p>
          </table:table-cell>
          <table:table-cell office:value-type="float" office:value="0.125603">
            <text:p>0.125603</text:p>
          </table:table-cell>
          <table:table-cell/>
        </table:table-row>
        <table:table-row table:style-name="ro1">
          <table:table-cell/>
          <table:table-cell office:value-type="float" office:value="226.068">
            <text:p>226.068</text:p>
          </table:table-cell>
          <table:table-cell office:value-type="string">
            <text:p>GC</text:p>
          </table:table-cell>
          <table:table-cell office:value-type="string">
            <text:p>1009637K-&gt;821301K</text:p>
          </table:table-cell>
          <table:table-cell office:value-type="string">
            <text:p>1355840K</text:p>
          </table:table-cell>
          <table:table-cell office:value-type="float" office:value="0.10605">
            <text:p>0.10605</text:p>
          </table:table-cell>
          <table:table-cell/>
        </table:table-row>
        <table:table-row table:style-name="ro1">
          <table:table-cell/>
          <table:table-cell office:value-type="float" office:value="226.53">
            <text:p>226.53</text:p>
          </table:table-cell>
          <table:table-cell office:value-type="string">
            <text:p>GC</text:p>
          </table:table-cell>
          <table:table-cell office:value-type="string">
            <text:p>1030069K-&gt;837461K</text:p>
          </table:table-cell>
          <table:table-cell office:value-type="string">
            <text:p>1361792K</text:p>
          </table:table-cell>
          <table:table-cell office:value-type="float" office:value="0.246463">
            <text:p>0.246463</text:p>
          </table:table-cell>
          <table:table-cell/>
        </table:table-row>
        <table:table-row table:style-name="ro1">
          <table:table-cell/>
          <table:table-cell office:value-type="float" office:value="227.128">
            <text:p>227.128</text:p>
          </table:table-cell>
          <table:table-cell office:value-type="string">
            <text:p>GC</text:p>
          </table:table-cell>
          <table:table-cell office:value-type="string">
            <text:p>1046229K-&gt;835653K</text:p>
          </table:table-cell>
          <table:table-cell office:value-type="string">
            <text:p>1360320K</text:p>
          </table:table-cell>
          <table:table-cell office:value-type="float" office:value="0.2336">
            <text:p>0.2336</text:p>
          </table:table-cell>
          <table:table-cell/>
        </table:table-row>
        <table:table-row table:style-name="ro1">
          <table:table-cell/>
          <table:table-cell office:value-type="float" office:value="227.781">
            <text:p>227.781</text:p>
          </table:table-cell>
          <table:table-cell office:value-type="string">
            <text:p>GC</text:p>
          </table:table-cell>
          <table:table-cell office:value-type="string">
            <text:p>1064837K-&gt;832085K</text:p>
          </table:table-cell>
          <table:table-cell office:value-type="string">
            <text:p>1367168K</text:p>
          </table:table-cell>
          <table:table-cell office:value-type="float" office:value="0.213992">
            <text:p>0.213992</text:p>
          </table:table-cell>
          <table:table-cell/>
        </table:table-row>
        <table:table-row table:style-name="ro1">
          <table:table-cell/>
          <table:table-cell office:value-type="float" office:value="228.415">
            <text:p>228.415</text:p>
          </table:table-cell>
          <table:table-cell office:value-type="string">
            <text:p>GC</text:p>
          </table:table-cell>
          <table:table-cell office:value-type="string">
            <text:p>1061269K-&gt;828677K</text:p>
          </table:table-cell>
          <table:table-cell office:value-type="string">
            <text:p>1371776K</text:p>
          </table:table-cell>
          <table:table-cell office:value-type="float" office:value="0.181278">
            <text:p>0.181278</text:p>
          </table:table-cell>
          <table:table-cell/>
        </table:table-row>
        <table:table-row table:style-name="ro1">
          <table:table-cell/>
          <table:table-cell office:value-type="float" office:value="229.016">
            <text:p>229.016</text:p>
          </table:table-cell>
          <table:table-cell office:value-type="string">
            <text:p>GC</text:p>
          </table:table-cell>
          <table:table-cell office:value-type="string">
            <text:p>1079557K-&gt;841157K</text:p>
          </table:table-cell>
          <table:table-cell office:value-type="string">
            <text:p>1377536K</text:p>
          </table:table-cell>
          <table:table-cell office:value-type="float" office:value="0.243382">
            <text:p>0.243382</text:p>
          </table:table-cell>
          <table:table-cell/>
        </table:table-row>
        <table:table-row table:style-name="ro1">
          <table:table-cell/>
          <table:table-cell office:value-type="float" office:value="229.913">
            <text:p>229.913</text:p>
          </table:table-cell>
          <table:table-cell office:value-type="string">
            <text:p>GC</text:p>
          </table:table-cell>
          <table:table-cell office:value-type="string">
            <text:p>1092037K-&gt;835973K</text:p>
          </table:table-cell>
          <table:table-cell office:value-type="string">
            <text:p>1380992K</text:p>
          </table:table-cell>
          <table:table-cell office:value-type="float" office:value="0.225538">
            <text:p>0.225538</text:p>
          </table:table-cell>
          <table:table-cell/>
        </table:table-row>
        <table:table-row table:style-name="ro1">
          <table:table-cell/>
          <table:table-cell office:value-type="float" office:value="230.646">
            <text:p>230.646</text:p>
          </table:table-cell>
          <table:table-cell office:value-type="string">
            <text:p>GC</text:p>
          </table:table-cell>
          <table:table-cell office:value-type="string">
            <text:p>1109893K-&gt;829605K</text:p>
          </table:table-cell>
          <table:table-cell office:value-type="string">
            <text:p>1387584K</text:p>
          </table:table-cell>
          <table:table-cell office:value-type="float" office:value="0.190145">
            <text:p>0.190145</text:p>
          </table:table-cell>
          <table:table-cell/>
        </table:table-row>
        <table:table-row table:style-name="ro1">
          <table:table-cell/>
          <table:table-cell office:value-type="float" office:value="231.322">
            <text:p>231.322</text:p>
          </table:table-cell>
          <table:table-cell office:value-type="string">
            <text:p>GC</text:p>
          </table:table-cell>
          <table:table-cell office:value-type="string">
            <text:p>1103525K-&gt;841669K</text:p>
          </table:table-cell>
          <table:table-cell office:value-type="string">
            <text:p>1398016K</text:p>
          </table:table-cell>
          <table:table-cell office:value-type="float" office:value="0.278902">
            <text:p>0.278902</text:p>
          </table:table-cell>
          <table:table-cell/>
        </table:table-row>
        <table:table-row table:style-name="ro1">
          <table:table-cell/>
          <table:table-cell office:value-type="float" office:value="232.098">
            <text:p>232.098</text:p>
          </table:table-cell>
          <table:table-cell office:value-type="string">
            <text:p>GC</text:p>
          </table:table-cell>
          <table:table-cell office:value-type="string">
            <text:p>1140677K-&gt;837381K</text:p>
          </table:table-cell>
          <table:table-cell office:value-type="string">
            <text:p>1403008K</text:p>
          </table:table-cell>
          <table:table-cell office:value-type="float" office:value="0.201381">
            <text:p>0.201381</text:p>
          </table:table-cell>
          <table:table-cell/>
        </table:table-row>
        <table:table-row table:style-name="ro1">
          <table:table-cell/>
          <table:table-cell office:value-type="float" office:value="232.783">
            <text:p>232.783</text:p>
          </table:table-cell>
          <table:table-cell office:value-type="string">
            <text:p>GC</text:p>
          </table:table-cell>
          <table:table-cell office:value-type="string">
            <text:p>1136389K-&gt;831877K</text:p>
          </table:table-cell>
          <table:table-cell office:value-type="string">
            <text:p>1417984K</text:p>
          </table:table-cell>
          <table:table-cell office:value-type="float" office:value="0.222023">
            <text:p>0.222023</text:p>
          </table:table-cell>
          <table:table-cell/>
        </table:table-row>
        <table:table-row table:style-name="ro1">
          <table:table-cell/>
          <table:table-cell office:value-type="float" office:value="233.624">
            <text:p>233.624</text:p>
          </table:table-cell>
          <table:table-cell office:value-type="string">
            <text:p>GC</text:p>
          </table:table-cell>
          <table:table-cell office:value-type="string">
            <text:p>1157829K-&gt;847237K</text:p>
          </table:table-cell>
          <table:table-cell office:value-type="string">
            <text:p>1421568K</text:p>
          </table:table-cell>
          <table:table-cell office:value-type="float" office:value="0.32701">
            <text:p>0.32701</text:p>
          </table:table-cell>
          <table:table-cell/>
        </table:table-row>
        <table:table-row table:style-name="ro1">
          <table:table-cell/>
          <table:table-cell office:value-type="float" office:value="234.466">
            <text:p>234.466</text:p>
          </table:table-cell>
          <table:table-cell office:value-type="string">
            <text:p>GC</text:p>
          </table:table-cell>
          <table:table-cell office:value-type="string">
            <text:p>1173189K-&gt;919165K</text:p>
          </table:table-cell>
          <table:table-cell office:value-type="string">
            <text:p>1403008K</text:p>
          </table:table-cell>
          <table:table-cell office:value-type="float" office:value="1.016241">
            <text:p>1.016241</text:p>
          </table:table-cell>
          <table:table-cell/>
        </table:table-row>
        <table:table-row table:style-name="ro1">
          <table:table-cell/>
          <table:table-cell office:value-type="float" office:value="235.986">
            <text:p>235.986</text:p>
          </table:table-cell>
          <table:table-cell office:value-type="string">
            <text:p>GC</text:p>
          </table:table-cell>
          <table:table-cell office:value-type="string">
            <text:p>1228349K-&gt;1048861K</text:p>
          </table:table-cell>
          <table:table-cell office:value-type="string">
            <text:p>1427776K</text:p>
          </table:table-cell>
          <table:table-cell office:value-type="float" office:value="1.707883">
            <text:p>1.707883</text:p>
          </table:table-cell>
          <table:table-cell/>
        </table:table-row>
        <table:table-row table:style-name="ro1">
          <table:table-cell/>
          <table:table-cell office:value-type="float" office:value="237.695">
            <text:p>237.695</text:p>
          </table:table-cell>
          <table:table-cell office:value-type="string">
            <text:p>Full</text:p>
          </table:table-cell>
          <table:table-cell office:value-type="string">
            <text:p>1048861K-&gt;475334K</text:p>
          </table:table-cell>
          <table:table-cell office:value-type="string">
            <text:p>1339648K</text:p>
          </table:table-cell>
          <table:table-cell office:value-type="float" office:value="12.785007">
            <text:p>12.785007</text:p>
          </table:table-cell>
          <table:table-cell/>
        </table:table-row>
        <table:table-row table:style-name="ro1">
          <table:table-cell/>
          <table:table-cell office:value-type="float" office:value="251.125">
            <text:p>251.125</text:p>
          </table:table-cell>
          <table:table-cell office:value-type="string">
            <text:p>GC</text:p>
          </table:table-cell>
          <table:table-cell office:value-type="string">
            <text:p>784518K-&gt;596558K</text:p>
          </table:table-cell>
          <table:table-cell office:value-type="string">
            <text:p>1200384K</text:p>
          </table:table-cell>
          <table:table-cell office:value-type="float" office:value="1.431557">
            <text:p>1.431557</text:p>
          </table:table-cell>
          <table:table-cell/>
        </table:table-row>
        <table:table-row table:style-name="ro1">
          <table:table-cell/>
          <table:table-cell office:value-type="float" office:value="253.094">
            <text:p>253.094</text:p>
          </table:table-cell>
          <table:table-cell office:value-type="string">
            <text:p>GC</text:p>
          </table:table-cell>
          <table:table-cell office:value-type="string">
            <text:p>766478K-&gt;672670K</text:p>
          </table:table-cell>
          <table:table-cell office:value-type="string">
            <text:p>1270016K</text:p>
          </table:table-cell>
          <table:table-cell office:value-type="float" office:value="2.026452">
            <text:p>2.026452</text:p>
          </table:table-cell>
          <table:table-cell/>
        </table:table-row>
        <table:table-row table:style-name="ro1">
          <table:table-cell/>
          <table:table-cell office:value-type="float" office:value="255.818">
            <text:p>255.818</text:p>
          </table:table-cell>
          <table:table-cell office:value-type="string">
            <text:p>GC</text:p>
          </table:table-cell>
          <table:table-cell office:value-type="string">
            <text:p>842590K-&gt;712486K</text:p>
          </table:table-cell>
          <table:table-cell office:value-type="string">
            <text:p>1269888K</text:p>
          </table:table-cell>
          <table:table-cell office:value-type="float" office:value="2.664328">
            <text:p>2.664328</text:p>
          </table:table-cell>
          <table:table-cell/>
        </table:table-row>
        <table:table-row table:style-name="ro1">
          <table:table-cell/>
          <table:table-cell office:value-type="float" office:value="259.122">
            <text:p>259.122</text:p>
          </table:table-cell>
          <table:table-cell office:value-type="string">
            <text:p>GC</text:p>
          </table:table-cell>
          <table:table-cell office:value-type="string">
            <text:p>882278K-&gt;771494K</text:p>
          </table:table-cell>
          <table:table-cell office:value-type="string">
            <text:p>1269952K</text:p>
          </table:table-cell>
          <table:table-cell office:value-type="float" office:value="3.01118">
            <text:p>3.01118</text:p>
          </table:table-cell>
          <table:table-cell/>
        </table:table-row>
        <table:table-row table:style-name="ro1">
          <table:table-cell/>
          <table:table-cell office:value-type="float" office:value="262.795">
            <text:p>262.795</text:p>
          </table:table-cell>
          <table:table-cell office:value-type="string">
            <text:p>GC</text:p>
          </table:table-cell>
          <table:table-cell office:value-type="string">
            <text:p>941286K-&gt;812574K</text:p>
          </table:table-cell>
          <table:table-cell office:value-type="string">
            <text:p>1269952K</text:p>
          </table:table-cell>
          <table:table-cell office:value-type="float" office:value="2.395122">
            <text:p>2.395122</text:p>
          </table:table-cell>
          <table:table-cell/>
        </table:table-row>
        <table:table-row table:style-name="ro1">
          <table:table-cell/>
          <table:table-cell office:value-type="float" office:value="265.76">
            <text:p>265.76</text:p>
          </table:table-cell>
          <table:table-cell office:value-type="string">
            <text:p>GC</text:p>
          </table:table-cell>
          <table:table-cell office:value-type="string">
            <text:p>982366K-&gt;816622K</text:p>
          </table:table-cell>
          <table:table-cell office:value-type="string">
            <text:p>1269952K</text:p>
          </table:table-cell>
          <table:table-cell office:value-type="float" office:value="1.968304">
            <text:p>1.968304</text:p>
          </table:table-cell>
          <table:table-cell/>
        </table:table-row>
        <table:table-row table:style-name="ro1">
          <table:table-cell/>
          <table:table-cell office:value-type="float" office:value="268.511">
            <text:p>268.511</text:p>
          </table:table-cell>
          <table:table-cell office:value-type="string">
            <text:p>GC</text:p>
          </table:table-cell>
          <table:table-cell office:value-type="string">
            <text:p>986414K-&gt;820958K</text:p>
          </table:table-cell>
          <table:table-cell office:value-type="string">
            <text:p>1269952K</text:p>
          </table:table-cell>
          <table:table-cell office:value-type="float" office:value="1.731267">
            <text:p>1.731267</text:p>
          </table:table-cell>
          <table:table-cell/>
        </table:table-row>
        <table:table-row table:style-name="ro1">
          <table:table-cell/>
          <table:table-cell office:value-type="float" office:value="270.845">
            <text:p>270.845</text:p>
          </table:table-cell>
          <table:table-cell office:value-type="string">
            <text:p>GC</text:p>
          </table:table-cell>
          <table:table-cell office:value-type="string">
            <text:p>990750K-&gt;841926K</text:p>
          </table:table-cell>
          <table:table-cell office:value-type="string">
            <text:p>1269952K</text:p>
          </table:table-cell>
          <table:table-cell office:value-type="float" office:value="0.561371">
            <text:p>0.561371</text:p>
          </table:table-cell>
          <table:table-cell/>
        </table:table-row>
        <table:table-row table:style-name="ro1">
          <table:table-cell/>
          <table:table-cell office:value-type="float" office:value="271.954">
            <text:p>271.954</text:p>
          </table:table-cell>
          <table:table-cell office:value-type="string">
            <text:p>GC</text:p>
          </table:table-cell>
          <table:table-cell office:value-type="string">
            <text:p>1011718K-&gt;809614K</text:p>
          </table:table-cell>
          <table:table-cell office:value-type="string">
            <text:p>1269952K</text:p>
          </table:table-cell>
          <table:table-cell office:value-type="float" office:value="0.275404">
            <text:p>0.275404</text:p>
          </table:table-cell>
          <table:table-cell/>
        </table:table-row>
        <table:table-row table:style-name="ro1">
          <table:table-cell/>
          <table:table-cell office:value-type="float" office:value="272.657">
            <text:p>272.657</text:p>
          </table:table-cell>
          <table:table-cell office:value-type="string">
            <text:p>GC</text:p>
          </table:table-cell>
          <table:table-cell office:value-type="string">
            <text:p>979406K-&gt;814334K</text:p>
          </table:table-cell>
          <table:table-cell office:value-type="string">
            <text:p>1269952K</text:p>
          </table:table-cell>
          <table:table-cell office:value-type="float" office:value="0.316855">
            <text:p>0.316855</text:p>
          </table:table-cell>
          <table:table-cell/>
        </table:table-row>
        <table:table-row table:style-name="ro1">
          <table:table-cell/>
          <table:table-cell office:value-type="float" office:value="273.431">
            <text:p>273.431</text:p>
          </table:table-cell>
          <table:table-cell office:value-type="string">
            <text:p>GC</text:p>
          </table:table-cell>
          <table:table-cell office:value-type="string">
            <text:p>984126K-&gt;837358K</text:p>
          </table:table-cell>
          <table:table-cell office:value-type="string">
            <text:p>1269952K</text:p>
          </table:table-cell>
          <table:table-cell office:value-type="float" office:value="0.342637">
            <text:p>0.342637</text:p>
          </table:table-cell>
          <table:table-cell/>
        </table:table-row>
        <table:table-row table:style-name="ro1">
          <table:table-cell/>
          <table:table-cell office:value-type="float" office:value="274.29">
            <text:p>274.29</text:p>
          </table:table-cell>
          <table:table-cell office:value-type="string">
            <text:p>GC</text:p>
          </table:table-cell>
          <table:table-cell office:value-type="string">
            <text:p>1007150K-&gt;823350K</text:p>
          </table:table-cell>
          <table:table-cell office:value-type="string">
            <text:p>1269952K</text:p>
          </table:table-cell>
          <table:table-cell office:value-type="float" office:value="0.644251">
            <text:p>0.644251</text:p>
          </table:table-cell>
          <table:table-cell/>
        </table:table-row>
        <table:table-row table:style-name="ro1">
          <table:table-cell/>
          <table:table-cell office:value-type="float" office:value="275.779">
            <text:p>275.779</text:p>
          </table:table-cell>
          <table:table-cell office:value-type="string">
            <text:p>GC</text:p>
          </table:table-cell>
          <table:table-cell office:value-type="string">
            <text:p>993142K-&gt;809574K</text:p>
          </table:table-cell>
          <table:table-cell office:value-type="string">
            <text:p>1269952K</text:p>
          </table:table-cell>
          <table:table-cell office:value-type="float" office:value="0.515418">
            <text:p>0.515418</text:p>
          </table:table-cell>
          <table:table-cell/>
        </table:table-row>
        <table:table-row table:style-name="ro1">
          <table:table-cell/>
          <table:table-cell office:value-type="float" office:value="276.87">
            <text:p>276.87</text:p>
          </table:table-cell>
          <table:table-cell office:value-type="string">
            <text:p>GC</text:p>
          </table:table-cell>
          <table:table-cell office:value-type="string">
            <text:p>979366K-&gt;831798K</text:p>
          </table:table-cell>
          <table:table-cell office:value-type="string">
            <text:p>1269952K</text:p>
          </table:table-cell>
          <table:table-cell office:value-type="float" office:value="0.487836">
            <text:p>0.487836</text:p>
          </table:table-cell>
          <table:table-cell/>
        </table:table-row>
        <table:table-row table:style-name="ro1">
          <table:table-cell/>
          <table:table-cell office:value-type="float" office:value="277.918">
            <text:p>277.918</text:p>
          </table:table-cell>
          <table:table-cell office:value-type="string">
            <text:p>GC</text:p>
          </table:table-cell>
          <table:table-cell office:value-type="string">
            <text:p>1001590K-&gt;799558K</text:p>
          </table:table-cell>
          <table:table-cell office:value-type="string">
            <text:p>1269952K</text:p>
          </table:table-cell>
          <table:table-cell office:value-type="float" office:value="0.095055">
            <text:p>0.095055</text:p>
          </table:table-cell>
          <table:table-cell/>
        </table:table-row>
        <table:table-row table:style-name="ro1">
          <table:table-cell/>
          <table:table-cell office:value-type="float" office:value="278.486">
            <text:p>278.486</text:p>
          </table:table-cell>
          <table:table-cell office:value-type="string">
            <text:p>GC</text:p>
          </table:table-cell>
          <table:table-cell office:value-type="string">
            <text:p>969350K-&gt;821686K</text:p>
          </table:table-cell>
          <table:table-cell office:value-type="string">
            <text:p>1269952K</text:p>
          </table:table-cell>
          <table:table-cell office:value-type="float" office:value="0.499988">
            <text:p>0.499988</text:p>
          </table:table-cell>
          <table:table-cell/>
        </table:table-row>
        <table:table-row table:style-name="ro1">
          <table:table-cell/>
          <table:table-cell office:value-type="float" office:value="279.5">
            <text:p>279.5</text:p>
          </table:table-cell>
          <table:table-cell office:value-type="string">
            <text:p>GC</text:p>
          </table:table-cell>
          <table:table-cell office:value-type="string">
            <text:p>991478K-&gt;843430K</text:p>
          </table:table-cell>
          <table:table-cell office:value-type="string">
            <text:p>1269952K</text:p>
          </table:table-cell>
          <table:table-cell office:value-type="float" office:value="0.457647">
            <text:p>0.457647</text:p>
          </table:table-cell>
          <table:table-cell/>
        </table:table-row>
        <table:table-row table:style-name="ro1">
          <table:table-cell/>
          <table:table-cell office:value-type="float" office:value="280.32">
            <text:p>280.32</text:p>
          </table:table-cell>
          <table:table-cell office:value-type="string">
            <text:p>GC</text:p>
          </table:table-cell>
          <table:table-cell office:value-type="string">
            <text:p>1013222K-&gt;811062K</text:p>
          </table:table-cell>
          <table:table-cell office:value-type="string">
            <text:p>1116288K</text:p>
          </table:table-cell>
          <table:table-cell office:value-type="float" office:value="0.277488">
            <text:p>0.277488</text:p>
          </table:table-cell>
          <table:table-cell/>
        </table:table-row>
        <table:table-row table:style-name="ro1">
          <table:table-cell/>
          <table:table-cell office:value-type="float" office:value="280.96">
            <text:p>280.96</text:p>
          </table:table-cell>
          <table:table-cell office:value-type="string">
            <text:p>GC</text:p>
          </table:table-cell>
          <table:table-cell office:value-type="string">
            <text:p>980854K-&gt;833510K</text:p>
          </table:table-cell>
          <table:table-cell office:value-type="string">
            <text:p>1277568K</text:p>
          </table:table-cell>
          <table:table-cell office:value-type="float" office:value="0.357578">
            <text:p>0.357578</text:p>
          </table:table-cell>
          <table:table-cell/>
        </table:table-row>
        <table:table-row table:style-name="ro1">
          <table:table-cell/>
          <table:table-cell office:value-type="float" office:value="281.837">
            <text:p>281.837</text:p>
          </table:table-cell>
          <table:table-cell office:value-type="string">
            <text:p>GC</text:p>
          </table:table-cell>
          <table:table-cell office:value-type="string">
            <text:p>1013606K-&gt;827766K</text:p>
          </table:table-cell>
          <table:table-cell office:value-type="string">
            <text:p>1143232K</text:p>
          </table:table-cell>
          <table:table-cell office:value-type="float" office:value="0.400023">
            <text:p>0.400023</text:p>
          </table:table-cell>
          <table:table-cell/>
        </table:table-row>
        <table:table-row table:style-name="ro1">
          <table:table-cell/>
          <table:table-cell office:value-type="float" office:value="282.795">
            <text:p>282.795</text:p>
          </table:table-cell>
          <table:table-cell office:value-type="string">
            <text:p>GC</text:p>
          </table:table-cell>
          <table:table-cell office:value-type="string">
            <text:p>1007862K-&gt;821478K</text:p>
          </table:table-cell>
          <table:table-cell office:value-type="string">
            <text:p>1271040K</text:p>
          </table:table-cell>
          <table:table-cell office:value-type="float" office:value="0.420603">
            <text:p>0.420603</text:p>
          </table:table-cell>
          <table:table-cell/>
        </table:table-row>
        <table:table-row table:style-name="ro1">
          <table:table-cell/>
          <table:table-cell office:value-type="float" office:value="283.803">
            <text:p>283.803</text:p>
          </table:table-cell>
          <table:table-cell office:value-type="string">
            <text:p>GC</text:p>
          </table:table-cell>
          <table:table-cell office:value-type="string">
            <text:p>1012198K-&gt;823094K</text:p>
          </table:table-cell>
          <table:table-cell office:value-type="string">
            <text:p>1264064K</text:p>
          </table:table-cell>
          <table:table-cell office:value-type="float" office:value="0.359628">
            <text:p>0.359628</text:p>
          </table:table-cell>
          <table:table-cell/>
        </table:table-row>
        <table:table-row table:style-name="ro1">
          <table:table-cell/>
          <table:table-cell office:value-type="float" office:value="284.658">
            <text:p>284.658</text:p>
          </table:table-cell>
          <table:table-cell office:value-type="string">
            <text:p>GC</text:p>
          </table:table-cell>
          <table:table-cell office:value-type="string">
            <text:p>1013814K-&gt;825990K</text:p>
          </table:table-cell>
          <table:table-cell office:value-type="string">
            <text:p>1262848K</text:p>
          </table:table-cell>
          <table:table-cell office:value-type="float" office:value="0.36262">
            <text:p>0.36262</text:p>
          </table:table-cell>
          <table:table-cell/>
        </table:table-row>
        <table:table-row table:style-name="ro1">
          <table:table-cell/>
          <table:table-cell office:value-type="float" office:value="285.542">
            <text:p>285.542</text:p>
          </table:table-cell>
          <table:table-cell office:value-type="string">
            <text:p>GC</text:p>
          </table:table-cell>
          <table:table-cell office:value-type="string">
            <text:p>1037382K-&gt;826166K</text:p>
          </table:table-cell>
          <table:table-cell office:value-type="string">
            <text:p>1270208K</text:p>
          </table:table-cell>
          <table:table-cell office:value-type="float" office:value="0.341172">
            <text:p>0.341172</text:p>
          </table:table-cell>
          <table:table-cell/>
        </table:table-row>
        <table:table-row table:style-name="ro1">
          <table:table-cell/>
          <table:table-cell office:value-type="float" office:value="286.455">
            <text:p>286.455</text:p>
          </table:table-cell>
          <table:table-cell office:value-type="string">
            <text:p>GC</text:p>
          </table:table-cell>
          <table:table-cell office:value-type="string">
            <text:p>1037558K-&gt;826046K</text:p>
          </table:table-cell>
          <table:table-cell office:value-type="string">
            <text:p>1272576K</text:p>
          </table:table-cell>
          <table:table-cell office:value-type="float" office:value="0.368263">
            <text:p>0.368263</text:p>
          </table:table-cell>
          <table:table-cell/>
        </table:table-row>
        <table:table-row table:style-name="ro1">
          <table:table-cell/>
          <table:table-cell office:value-type="float" office:value="287.386">
            <text:p>287.386</text:p>
          </table:table-cell>
          <table:table-cell office:value-type="string">
            <text:p>GC</text:p>
          </table:table-cell>
          <table:table-cell office:value-type="string">
            <text:p>1059966K-&gt;807726K</text:p>
          </table:table-cell>
          <table:table-cell office:value-type="string">
            <text:p>1279296K</text:p>
          </table:table-cell>
          <table:table-cell office:value-type="float" office:value="0.247862">
            <text:p>0.247862</text:p>
          </table:table-cell>
          <table:table-cell/>
        </table:table-row>
        <table:table-row table:style-name="ro1">
          <table:table-cell/>
          <table:table-cell office:value-type="float" office:value="288.15">
            <text:p>288.15</text:p>
          </table:table-cell>
          <table:table-cell office:value-type="string">
            <text:p>GC</text:p>
          </table:table-cell>
          <table:table-cell office:value-type="string">
            <text:p>1041646K-&gt;824958K</text:p>
          </table:table-cell>
          <table:table-cell office:value-type="string">
            <text:p>1288192K</text:p>
          </table:table-cell>
          <table:table-cell office:value-type="float" office:value="0.364051">
            <text:p>0.364051</text:p>
          </table:table-cell>
          <table:table-cell/>
        </table:table-row>
        <table:table-row table:style-name="ro1">
          <table:table-cell/>
          <table:table-cell office:value-type="float" office:value="289.166">
            <text:p>289.166</text:p>
          </table:table-cell>
          <table:table-cell office:value-type="string">
            <text:p>GC</text:p>
          </table:table-cell>
          <table:table-cell office:value-type="string">
            <text:p>1083262K-&gt;807022K</text:p>
          </table:table-cell>
          <table:table-cell office:value-type="string">
            <text:p>1294336K</text:p>
          </table:table-cell>
          <table:table-cell office:value-type="float" office:value="0.102106">
            <text:p>0.102106</text:p>
          </table:table-cell>
          <table:table-cell/>
        </table:table-row>
        <table:table-row table:style-name="ro1">
          <table:table-cell/>
          <table:table-cell office:value-type="float" office:value="289.817">
            <text:p>289.817</text:p>
          </table:table-cell>
          <table:table-cell office:value-type="string">
            <text:p>GC</text:p>
          </table:table-cell>
          <table:table-cell office:value-type="string">
            <text:p>1065326K-&gt;807950K</text:p>
          </table:table-cell>
          <table:table-cell office:value-type="string">
            <text:p>1306944K</text:p>
          </table:table-cell>
          <table:table-cell office:value-type="float" office:value="0.142577">
            <text:p>0.142577</text:p>
          </table:table-cell>
          <table:table-cell/>
        </table:table-row>
        <table:table-row table:style-name="ro1">
          <table:table-cell/>
          <table:table-cell office:value-type="float" office:value="290.428">
            <text:p>290.428</text:p>
          </table:table-cell>
          <table:table-cell office:value-type="string">
            <text:p>GC</text:p>
          </table:table-cell>
          <table:table-cell office:value-type="string">
            <text:p>1089678K-&gt;826190K</text:p>
          </table:table-cell>
          <table:table-cell office:value-type="string">
            <text:p>1311552K</text:p>
          </table:table-cell>
          <table:table-cell office:value-type="float" office:value="0.291036">
            <text:p>0.291036</text:p>
          </table:table-cell>
          <table:table-cell/>
        </table:table-row>
        <table:table-row table:style-name="ro1">
          <table:table-cell/>
          <table:table-cell office:value-type="float" office:value="291.274">
            <text:p>291.274</text:p>
          </table:table-cell>
          <table:table-cell office:value-type="string">
            <text:p>GC</text:p>
          </table:table-cell>
          <table:table-cell office:value-type="string">
            <text:p>1107918K-&gt;826446K</text:p>
          </table:table-cell>
          <table:table-cell office:value-type="string">
            <text:p>1319808K</text:p>
          </table:table-cell>
          <table:table-cell office:value-type="float" office:value="0.300627">
            <text:p>0.300627</text:p>
          </table:table-cell>
          <table:table-cell/>
        </table:table-row>
        <table:table-row table:style-name="ro1">
          <table:table-cell/>
          <table:table-cell office:value-type="float" office:value="292.126">
            <text:p>292.126</text:p>
          </table:table-cell>
          <table:table-cell office:value-type="string">
            <text:p>GC</text:p>
          </table:table-cell>
          <table:table-cell office:value-type="string">
            <text:p>1134990K-&gt;810702K</text:p>
          </table:table-cell>
          <table:table-cell office:value-type="string">
            <text:p>1325568K</text:p>
          </table:table-cell>
          <table:table-cell office:value-type="float" office:value="0.191928">
            <text:p>0.191928</text:p>
          </table:table-cell>
          <table:table-cell/>
        </table:table-row>
        <table:table-row table:style-name="ro1">
          <table:table-cell/>
          <table:table-cell office:value-type="float" office:value="292.894">
            <text:p>292.894</text:p>
          </table:table-cell>
          <table:table-cell office:value-type="string">
            <text:p>GC</text:p>
          </table:table-cell>
          <table:table-cell office:value-type="string">
            <text:p>1119246K-&gt;832526K</text:p>
          </table:table-cell>
          <table:table-cell office:value-type="string">
            <text:p>1347456K</text:p>
          </table:table-cell>
          <table:table-cell office:value-type="float" office:value="0.328121">
            <text:p>0.328121</text:p>
          </table:table-cell>
          <table:table-cell/>
        </table:table-row>
        <table:table-row table:style-name="ro1">
          <table:table-cell/>
          <table:table-cell office:value-type="float" office:value="293.883">
            <text:p>293.883</text:p>
          </table:table-cell>
          <table:table-cell office:value-type="string">
            <text:p>GC</text:p>
          </table:table-cell>
          <table:table-cell office:value-type="string">
            <text:p>1170318K-&gt;822574K</text:p>
          </table:table-cell>
          <table:table-cell office:value-type="string">
            <text:p>1349376K</text:p>
          </table:table-cell>
          <table:table-cell office:value-type="float" office:value="0.258984">
            <text:p>0.258984</text:p>
          </table:table-cell>
          <table:table-cell/>
        </table:table-row>
        <table:table-row table:style-name="ro1">
          <table:table-cell/>
          <table:table-cell office:value-type="float" office:value="294.854">
            <text:p>294.854</text:p>
          </table:table-cell>
          <table:table-cell office:value-type="string">
            <text:p>GC</text:p>
          </table:table-cell>
          <table:table-cell office:value-type="string">
            <text:p>1160366K-&gt;847790K</text:p>
          </table:table-cell>
          <table:table-cell office:value-type="string">
            <text:p>1352320K</text:p>
          </table:table-cell>
          <table:table-cell office:value-type="float" office:value="0.500059">
            <text:p>0.500059</text:p>
          </table:table-cell>
          <table:table-cell/>
        </table:table-row>
        <table:table-row table:style-name="ro1">
          <table:table-cell/>
          <table:table-cell office:value-type="float" office:value="295.971">
            <text:p>295.971</text:p>
          </table:table-cell>
          <table:table-cell office:value-type="string">
            <text:p>GC</text:p>
          </table:table-cell>
          <table:table-cell office:value-type="string">
            <text:p>1193006K-&gt;1025262K</text:p>
          </table:table-cell>
          <table:table-cell office:value-type="string">
            <text:p>1370560K</text:p>
          </table:table-cell>
          <table:table-cell office:value-type="float" office:value="1.739913">
            <text:p>1.739913</text:p>
          </table:table-cell>
          <table:table-cell/>
        </table:table-row>
        <table:table-row table:style-name="ro1">
          <table:table-cell/>
          <table:table-cell office:value-type="float" office:value="297.711">
            <text:p>297.711</text:p>
          </table:table-cell>
          <table:table-cell office:value-type="string">
            <text:p>Full</text:p>
          </table:table-cell>
          <table:table-cell office:value-type="string">
            <text:p>1025262K-&gt;466159K</text:p>
          </table:table-cell>
          <table:table-cell office:value-type="string">
            <text:p>1382912K</text:p>
          </table:table-cell>
          <table:table-cell office:value-type="float" office:value="10.248923">
            <text:p>10.248923</text:p>
          </table:table-cell>
          <table:table-cell/>
        </table:table-row>
        <table:table-row table:style-name="ro1">
          <table:table-cell/>
          <table:table-cell office:value-type="float" office:value="308.794">
            <text:p>308.794</text:p>
          </table:table-cell>
          <table:table-cell office:value-type="string">
            <text:p>GC</text:p>
          </table:table-cell>
          <table:table-cell office:value-type="string">
            <text:p>811375K-&gt;603071K</text:p>
          </table:table-cell>
          <table:table-cell office:value-type="string">
            <text:p>1210880K</text:p>
          </table:table-cell>
          <table:table-cell office:value-type="float" office:value="1.332234">
            <text:p>1.332234</text:p>
          </table:table-cell>
          <table:table-cell/>
        </table:table-row>
        <table:table-row table:style-name="ro1">
          <table:table-cell/>
          <table:table-cell office:value-type="float" office:value="310.533">
            <text:p>310.533</text:p>
          </table:table-cell>
          <table:table-cell office:value-type="string">
            <text:p>GC</text:p>
          </table:table-cell>
          <table:table-cell office:value-type="string">
            <text:p>772863K-&gt;680223K</text:p>
          </table:table-cell>
          <table:table-cell office:value-type="string">
            <text:p>1296896K</text:p>
          </table:table-cell>
          <table:table-cell office:value-type="float" office:value="1.097496">
            <text:p>1.097496</text:p>
          </table:table-cell>
          <table:table-cell/>
        </table:table-row>
        <table:table-row table:style-name="ro1">
          <table:table-cell/>
          <table:table-cell office:value-type="float" office:value="311.941">
            <text:p>311.941</text:p>
          </table:table-cell>
          <table:table-cell office:value-type="string">
            <text:p>GC</text:p>
          </table:table-cell>
          <table:table-cell office:value-type="string">
            <text:p>850015K-&gt;702967K</text:p>
          </table:table-cell>
          <table:table-cell office:value-type="string">
            <text:p>1296896K</text:p>
          </table:table-cell>
          <table:table-cell office:value-type="float" office:value="1.360881">
            <text:p>1.360881</text:p>
          </table:table-cell>
          <table:table-cell/>
        </table:table-row>
        <table:table-row table:style-name="ro1">
          <table:table-cell/>
          <table:table-cell office:value-type="float" office:value="313.712">
            <text:p>313.712</text:p>
          </table:table-cell>
          <table:table-cell office:value-type="string">
            <text:p>GC</text:p>
          </table:table-cell>
          <table:table-cell office:value-type="string">
            <text:p>872759K-&gt;762207K</text:p>
          </table:table-cell>
          <table:table-cell office:value-type="string">
            <text:p>1296896K</text:p>
          </table:table-cell>
          <table:table-cell office:value-type="float" office:value="1.901728">
            <text:p>1.901728</text:p>
          </table:table-cell>
          <table:table-cell/>
        </table:table-row>
        <table:table-row table:style-name="ro1">
          <table:table-cell/>
          <table:table-cell office:value-type="float" office:value="316.122">
            <text:p>316.122</text:p>
          </table:table-cell>
          <table:table-cell office:value-type="string">
            <text:p>GC</text:p>
          </table:table-cell>
          <table:table-cell office:value-type="string">
            <text:p>931999K-&gt;802447K</text:p>
          </table:table-cell>
          <table:table-cell office:value-type="string">
            <text:p>1296896K</text:p>
          </table:table-cell>
          <table:table-cell office:value-type="float" office:value="2.119908">
            <text:p>2.119908</text:p>
          </table:table-cell>
          <table:table-cell/>
        </table:table-row>
        <table:table-row table:style-name="ro1">
          <table:table-cell/>
          <table:table-cell office:value-type="float" office:value="318.562">
            <text:p>318.562</text:p>
          </table:table-cell>
          <table:table-cell office:value-type="string">
            <text:p>GC</text:p>
          </table:table-cell>
          <table:table-cell office:value-type="string">
            <text:p>972239K-&gt;843015K</text:p>
          </table:table-cell>
          <table:table-cell office:value-type="string">
            <text:p>1296896K</text:p>
          </table:table-cell>
          <table:table-cell office:value-type="float" office:value="1.378775">
            <text:p>1.378775</text:p>
          </table:table-cell>
          <table:table-cell/>
        </table:table-row>
        <table:table-row table:style-name="ro1">
          <table:table-cell/>
          <table:table-cell office:value-type="float" office:value="320.336">
            <text:p>320.336</text:p>
          </table:table-cell>
          <table:table-cell office:value-type="string">
            <text:p>GC</text:p>
          </table:table-cell>
          <table:table-cell office:value-type="string">
            <text:p>1012807K-&gt;828335K</text:p>
          </table:table-cell>
          <table:table-cell office:value-type="string">
            <text:p>1296896K</text:p>
          </table:table-cell>
          <table:table-cell office:value-type="float" office:value="0.777676">
            <text:p>0.777676</text:p>
          </table:table-cell>
          <table:table-cell/>
        </table:table-row>
        <table:table-row table:style-name="ro1">
          <table:table-cell/>
          <table:table-cell office:value-type="float" office:value="321.427">
            <text:p>321.427</text:p>
          </table:table-cell>
          <table:table-cell office:value-type="string">
            <text:p>GC</text:p>
          </table:table-cell>
          <table:table-cell office:value-type="string">
            <text:p>998127K-&gt;833063K</text:p>
          </table:table-cell>
          <table:table-cell office:value-type="string">
            <text:p>1296896K</text:p>
          </table:table-cell>
          <table:table-cell office:value-type="float" office:value="0.282187">
            <text:p>0.282187</text:p>
          </table:table-cell>
          <table:table-cell/>
        </table:table-row>
        <table:table-row table:style-name="ro1">
          <table:table-cell/>
          <table:table-cell office:value-type="float" office:value="322.034">
            <text:p>322.034</text:p>
          </table:table-cell>
          <table:table-cell office:value-type="string">
            <text:p>GC</text:p>
          </table:table-cell>
          <table:table-cell office:value-type="string">
            <text:p>1002855K-&gt;837783K</text:p>
          </table:table-cell>
          <table:table-cell office:value-type="string">
            <text:p>1296896K</text:p>
          </table:table-cell>
          <table:table-cell office:value-type="float" office:value="0.295763">
            <text:p>0.295763</text:p>
          </table:table-cell>
          <table:table-cell/>
        </table:table-row>
        <table:table-row table:style-name="ro1">
          <table:table-cell/>
          <table:table-cell office:value-type="float" office:value="322.649">
            <text:p>322.649</text:p>
          </table:table-cell>
          <table:table-cell office:value-type="string">
            <text:p>GC</text:p>
          </table:table-cell>
          <table:table-cell office:value-type="string">
            <text:p>1007575K-&gt;823495K</text:p>
          </table:table-cell>
          <table:table-cell office:value-type="string">
            <text:p>1296896K</text:p>
          </table:table-cell>
          <table:table-cell office:value-type="float" office:value="0.207569">
            <text:p>0.207569</text:p>
          </table:table-cell>
          <table:table-cell/>
        </table:table-row>
        <table:table-row table:style-name="ro1">
          <table:table-cell/>
          <table:table-cell office:value-type="float" office:value="323.128">
            <text:p>323.128</text:p>
          </table:table-cell>
          <table:table-cell office:value-type="string">
            <text:p>GC</text:p>
          </table:table-cell>
          <table:table-cell office:value-type="string">
            <text:p>993287K-&gt;846327K</text:p>
          </table:table-cell>
          <table:table-cell office:value-type="string">
            <text:p>1296896K</text:p>
          </table:table-cell>
          <table:table-cell office:value-type="float" office:value="0.341499">
            <text:p>0.341499</text:p>
          </table:table-cell>
          <table:table-cell/>
        </table:table-row>
        <table:table-row table:style-name="ro1">
          <table:table-cell/>
          <table:table-cell office:value-type="float" office:value="323.806">
            <text:p>323.806</text:p>
          </table:table-cell>
          <table:table-cell office:value-type="string">
            <text:p>GC</text:p>
          </table:table-cell>
          <table:table-cell office:value-type="string">
            <text:p>1016119K-&gt;814727K</text:p>
          </table:table-cell>
          <table:table-cell office:value-type="string">
            <text:p>1296896K</text:p>
          </table:table-cell>
          <table:table-cell office:value-type="float" office:value="0.163402">
            <text:p>0.163402</text:p>
          </table:table-cell>
          <table:table-cell/>
        </table:table-row>
        <table:table-row table:style-name="ro1">
          <table:table-cell/>
          <table:table-cell office:value-type="float" office:value="324.342">
            <text:p>324.342</text:p>
          </table:table-cell>
          <table:table-cell office:value-type="string">
            <text:p>GC</text:p>
          </table:table-cell>
          <table:table-cell office:value-type="string">
            <text:p>984519K-&gt;836895K</text:p>
          </table:table-cell>
          <table:table-cell office:value-type="string">
            <text:p>1296896K</text:p>
          </table:table-cell>
          <table:table-cell office:value-type="float" office:value="0.350274">
            <text:p>0.350274</text:p>
          </table:table-cell>
          <table:table-cell/>
        </table:table-row>
        <table:table-row table:style-name="ro1">
          <table:table-cell/>
          <table:table-cell office:value-type="float" office:value="325.051">
            <text:p>325.051</text:p>
          </table:table-cell>
          <table:table-cell office:value-type="string">
            <text:p>GC</text:p>
          </table:table-cell>
          <table:table-cell office:value-type="string">
            <text:p>1006687K-&gt;823495K</text:p>
          </table:table-cell>
          <table:table-cell office:value-type="string">
            <text:p>1296896K</text:p>
          </table:table-cell>
          <table:table-cell office:value-type="float" office:value="0.217605">
            <text:p>0.217605</text:p>
          </table:table-cell>
          <table:table-cell/>
        </table:table-row>
        <table:table-row table:style-name="ro1">
          <table:table-cell/>
          <table:table-cell office:value-type="float" office:value="325.544">
            <text:p>325.544</text:p>
          </table:table-cell>
          <table:table-cell office:value-type="string">
            <text:p>GC</text:p>
          </table:table-cell>
          <table:table-cell office:value-type="string">
            <text:p>993287K-&gt;827927K</text:p>
          </table:table-cell>
          <table:table-cell office:value-type="string">
            <text:p>1296896K</text:p>
          </table:table-cell>
          <table:table-cell office:value-type="float" office:value="0.261713">
            <text:p>0.261713</text:p>
          </table:table-cell>
          <table:table-cell/>
        </table:table-row>
        <table:table-row table:style-name="ro1">
          <table:table-cell/>
          <table:table-cell office:value-type="float" office:value="326.12">
            <text:p>326.12</text:p>
          </table:table-cell>
          <table:table-cell office:value-type="string">
            <text:p>GC</text:p>
          </table:table-cell>
          <table:table-cell office:value-type="string">
            <text:p>997719K-&gt;832447K</text:p>
          </table:table-cell>
          <table:table-cell office:value-type="string">
            <text:p>1296896K</text:p>
          </table:table-cell>
          <table:table-cell office:value-type="float" office:value="0.274667">
            <text:p>0.274667</text:p>
          </table:table-cell>
          <table:table-cell/>
        </table:table-row>
        <table:table-row table:style-name="ro1">
          <table:table-cell/>
          <table:table-cell office:value-type="float" office:value="326.717">
            <text:p>326.717</text:p>
          </table:table-cell>
          <table:table-cell office:value-type="string">
            <text:p>GC</text:p>
          </table:table-cell>
          <table:table-cell office:value-type="string">
            <text:p>1002239K-&gt;819023K</text:p>
          </table:table-cell>
          <table:table-cell office:value-type="string">
            <text:p>1292672K</text:p>
          </table:table-cell>
          <table:table-cell office:value-type="float" office:value="0.202098">
            <text:p>0.202098</text:p>
          </table:table-cell>
          <table:table-cell/>
        </table:table-row>
        <table:table-row table:style-name="ro1">
          <table:table-cell/>
          <table:table-cell office:value-type="float" office:value="327.202">
            <text:p>327.202</text:p>
          </table:table-cell>
          <table:table-cell office:value-type="string">
            <text:p>GC</text:p>
          </table:table-cell>
          <table:table-cell office:value-type="string">
            <text:p>988815K-&gt;842111K</text:p>
          </table:table-cell>
          <table:table-cell office:value-type="string">
            <text:p>1167936K</text:p>
          </table:table-cell>
          <table:table-cell office:value-type="float" office:value="0.34137">
            <text:p>0.34137</text:p>
          </table:table-cell>
          <table:table-cell/>
        </table:table-row>
        <table:table-row table:style-name="ro1">
          <table:table-cell/>
          <table:table-cell office:value-type="float" office:value="327.829">
            <text:p>327.829</text:p>
          </table:table-cell>
          <table:table-cell office:value-type="string">
            <text:p>GC</text:p>
          </table:table-cell>
          <table:table-cell office:value-type="string">
            <text:p>1011903K-&gt;827951K</text:p>
          </table:table-cell>
          <table:table-cell office:value-type="string">
            <text:p>1297600K</text:p>
          </table:table-cell>
          <table:table-cell office:value-type="float" office:value="0.25999">
            <text:p>0.25999</text:p>
          </table:table-cell>
          <table:table-cell/>
        </table:table-row>
        <table:table-row table:style-name="ro1">
          <table:table-cell/>
          <table:table-cell office:value-type="float" office:value="328.491">
            <text:p>328.491</text:p>
          </table:table-cell>
          <table:table-cell office:value-type="string">
            <text:p>GC</text:p>
          </table:table-cell>
          <table:table-cell office:value-type="string">
            <text:p>1011247K-&gt;825023K</text:p>
          </table:table-cell>
          <table:table-cell office:value-type="string">
            <text:p>1290752K</text:p>
          </table:table-cell>
          <table:table-cell office:value-type="float" office:value="0.23427">
            <text:p>0.23427</text:p>
          </table:table-cell>
          <table:table-cell/>
        </table:table-row>
        <table:table-row table:style-name="ro1">
          <table:table-cell/>
          <table:table-cell office:value-type="float" office:value="329.055">
            <text:p>329.055</text:p>
          </table:table-cell>
          <table:table-cell office:value-type="string">
            <text:p>GC</text:p>
          </table:table-cell>
          <table:table-cell office:value-type="string">
            <text:p>1008319K-&gt;839503K</text:p>
          </table:table-cell>
          <table:table-cell office:value-type="string">
            <text:p>1290752K</text:p>
          </table:table-cell>
          <table:table-cell office:value-type="float" office:value="0.315702">
            <text:p>0.315702</text:p>
          </table:table-cell>
          <table:table-cell/>
        </table:table-row>
        <table:table-row table:style-name="ro1">
          <table:table-cell/>
          <table:table-cell office:value-type="float" office:value="329.731">
            <text:p>329.731</text:p>
          </table:table-cell>
          <table:table-cell office:value-type="string">
            <text:p>GC</text:p>
          </table:table-cell>
          <table:table-cell office:value-type="string">
            <text:p>1044495K-&gt;834279K</text:p>
          </table:table-cell>
          <table:table-cell office:value-type="string">
            <text:p>1296960K</text:p>
          </table:table-cell>
          <table:table-cell office:value-type="float" office:value="0.277524">
            <text:p>0.277524</text:p>
          </table:table-cell>
          <table:table-cell/>
        </table:table-row>
        <table:table-row table:style-name="ro1">
          <table:table-cell/>
          <table:table-cell office:value-type="float" office:value="330.406">
            <text:p>330.406</text:p>
          </table:table-cell>
          <table:table-cell office:value-type="string">
            <text:p>GC</text:p>
          </table:table-cell>
          <table:table-cell office:value-type="string">
            <text:p>1039271K-&gt;830167K</text:p>
          </table:table-cell>
          <table:table-cell office:value-type="string">
            <text:p>1300672K</text:p>
          </table:table-cell>
          <table:table-cell office:value-type="float" office:value="0.256689">
            <text:p>0.256689</text:p>
          </table:table-cell>
          <table:table-cell/>
        </table:table-row>
        <table:table-row table:style-name="ro1">
          <table:table-cell/>
          <table:table-cell office:value-type="float" office:value="331.042">
            <text:p>331.042</text:p>
          </table:table-cell>
          <table:table-cell office:value-type="string">
            <text:p>GC</text:p>
          </table:table-cell>
          <table:table-cell office:value-type="string">
            <text:p>1058967K-&gt;824991K</text:p>
          </table:table-cell>
          <table:table-cell office:value-type="string">
            <text:p>1307264K</text:p>
          </table:table-cell>
          <table:table-cell office:value-type="float" office:value="0.25437">
            <text:p>0.25437</text:p>
          </table:table-cell>
          <table:table-cell/>
        </table:table-row>
        <table:table-row table:style-name="ro1">
          <table:table-cell/>
          <table:table-cell office:value-type="float" office:value="331.739">
            <text:p>331.739</text:p>
          </table:table-cell>
          <table:table-cell office:value-type="string">
            <text:p>GC</text:p>
          </table:table-cell>
          <table:table-cell office:value-type="string">
            <text:p>1053791K-&gt;820719K</text:p>
          </table:table-cell>
          <table:table-cell office:value-type="string">
            <text:p>1318016K</text:p>
          </table:table-cell>
          <table:table-cell office:value-type="float" office:value="0.171923">
            <text:p>0.171923</text:p>
          </table:table-cell>
          <table:table-cell/>
        </table:table-row>
        <table:table-row table:style-name="ro1">
          <table:table-cell/>
          <table:table-cell office:value-type="float" office:value="332.433">
            <text:p>332.433</text:p>
          </table:table-cell>
          <table:table-cell office:value-type="string">
            <text:p>GC</text:p>
          </table:table-cell>
          <table:table-cell office:value-type="string">
            <text:p>1074863K-&gt;817919K</text:p>
          </table:table-cell>
          <table:table-cell office:value-type="string">
            <text:p>1323328K</text:p>
          </table:table-cell>
          <table:table-cell office:value-type="float" office:value="0.191501">
            <text:p>0.191501</text:p>
          </table:table-cell>
          <table:table-cell/>
        </table:table-row>
        <table:table-row table:style-name="ro1">
          <table:table-cell/>
          <table:table-cell office:value-type="float" office:value="333.077">
            <text:p>333.077</text:p>
          </table:table-cell>
          <table:table-cell office:value-type="string">
            <text:p>GC</text:p>
          </table:table-cell>
          <table:table-cell office:value-type="string">
            <text:p>1072063K-&gt;833319K</text:p>
          </table:table-cell>
          <table:table-cell office:value-type="string">
            <text:p>1333376K</text:p>
          </table:table-cell>
          <table:table-cell office:value-type="float" office:value="0.265413">
            <text:p>0.265413</text:p>
          </table:table-cell>
          <table:table-cell/>
        </table:table-row>
        <table:table-row table:style-name="ro1">
          <table:table-cell/>
          <table:table-cell office:value-type="float" office:value="333.896">
            <text:p>333.896</text:p>
          </table:table-cell>
          <table:table-cell office:value-type="string">
            <text:p>GC</text:p>
          </table:table-cell>
          <table:table-cell office:value-type="string">
            <text:p>1114727K-&gt;815863K</text:p>
          </table:table-cell>
          <table:table-cell office:value-type="string">
            <text:p>1339968K</text:p>
          </table:table-cell>
          <table:table-cell office:value-type="float" office:value="0.153585">
            <text:p>0.153585</text:p>
          </table:table-cell>
          <table:table-cell/>
        </table:table-row>
        <table:table-row table:style-name="ro1">
          <table:table-cell/>
          <table:table-cell office:value-type="float" office:value="334.572">
            <text:p>334.572</text:p>
          </table:table-cell>
          <table:table-cell office:value-type="string">
            <text:p>GC</text:p>
          </table:table-cell>
          <table:table-cell office:value-type="string">
            <text:p>1097271K-&gt;816711K</text:p>
          </table:table-cell>
          <table:table-cell office:value-type="string">
            <text:p>1356672K</text:p>
          </table:table-cell>
          <table:table-cell office:value-type="float" office:value="0.173591">
            <text:p>0.173591</text:p>
          </table:table-cell>
          <table:table-cell/>
        </table:table-row>
        <table:table-row table:style-name="ro1">
          <table:table-cell/>
          <table:table-cell office:value-type="float" office:value="335.337">
            <text:p>335.337</text:p>
          </table:table-cell>
          <table:table-cell office:value-type="string">
            <text:p>GC</text:p>
          </table:table-cell>
          <table:table-cell office:value-type="string">
            <text:p>1125895K-&gt;818391K</text:p>
          </table:table-cell>
          <table:table-cell office:value-type="string">
            <text:p>1361088K</text:p>
          </table:table-cell>
          <table:table-cell office:value-type="float" office:value="0.189886">
            <text:p>0.189886</text:p>
          </table:table-cell>
          <table:table-cell/>
        </table:table-row>
        <table:table-row table:style-name="ro1">
          <table:table-cell/>
          <table:table-cell office:value-type="float" office:value="336.142">
            <text:p>336.142</text:p>
          </table:table-cell>
          <table:table-cell office:value-type="string">
            <text:p>GC</text:p>
          </table:table-cell>
          <table:table-cell office:value-type="string">
            <text:p>1127575K-&gt;821575K</text:p>
          </table:table-cell>
          <table:table-cell office:value-type="string">
            <text:p>1362688K</text:p>
          </table:table-cell>
          <table:table-cell office:value-type="float" office:value="0.370659">
            <text:p>0.370659</text:p>
          </table:table-cell>
          <table:table-cell/>
        </table:table-row>
        <table:table-row table:style-name="ro1">
          <table:table-cell/>
          <table:table-cell office:value-type="float" office:value="337.101">
            <text:p>337.101</text:p>
          </table:table-cell>
          <table:table-cell office:value-type="string">
            <text:p>GC</text:p>
          </table:table-cell>
          <table:table-cell office:value-type="string">
            <text:p>1145735K-&gt;836055K</text:p>
          </table:table-cell>
          <table:table-cell office:value-type="string">
            <text:p>1367616K</text:p>
          </table:table-cell>
          <table:table-cell office:value-type="float" office:value="0.292794">
            <text:p>0.292794</text:p>
          </table:table-cell>
          <table:table-cell/>
        </table:table-row>
        <table:table-row table:style-name="ro1">
          <table:table-cell/>
          <table:table-cell office:value-type="float" office:value="338.054">
            <text:p>338.054</text:p>
          </table:table-cell>
          <table:table-cell office:value-type="string">
            <text:p>GC</text:p>
          </table:table-cell>
          <table:table-cell office:value-type="string">
            <text:p>1160215K-&gt;814791K</text:p>
          </table:table-cell>
          <table:table-cell office:value-type="string">
            <text:p>1374080K</text:p>
          </table:table-cell>
          <table:table-cell office:value-type="float" office:value="0.187302">
            <text:p>0.187302</text:p>
          </table:table-cell>
          <table:table-cell/>
        </table:table-row>
        <table:table-row table:style-name="ro1">
          <table:table-cell/>
          <table:table-cell office:value-type="float" office:value="338.91">
            <text:p>338.91</text:p>
          </table:table-cell>
          <table:table-cell office:value-type="string">
            <text:p>GC</text:p>
          </table:table-cell>
          <table:table-cell office:value-type="string">
            <text:p>1155463K-&gt;897527K</text:p>
          </table:table-cell>
          <table:table-cell office:value-type="string">
            <text:p>1377984K</text:p>
          </table:table-cell>
          <table:table-cell office:value-type="float" office:value="1.011035">
            <text:p>1.011035</text:p>
          </table:table-cell>
          <table:table-cell/>
        </table:table-row>
        <table:table-row table:style-name="ro1">
          <table:table-cell/>
          <table:table-cell office:value-type="float" office:value="340.983">
            <text:p>340.983</text:p>
          </table:table-cell>
          <table:table-cell office:value-type="string">
            <text:p>GC</text:p>
          </table:table-cell>
          <table:table-cell office:value-type="string">
            <text:p>1238199K-&gt;1071519K</text:p>
          </table:table-cell>
          <table:table-cell office:value-type="string">
            <text:p>1241344K</text:p>
          </table:table-cell>
          <table:table-cell office:value-type="float" office:value="2.519584">
            <text:p>2.519584</text:p>
          </table:table-cell>
          <table:table-cell/>
        </table:table-row>
        <table:table-row table:style-name="ro1">
          <table:table-cell/>
          <table:table-cell office:value-type="float" office:value="343.503">
            <text:p>343.503</text:p>
          </table:table-cell>
          <table:table-cell office:value-type="string">
            <text:p>Full</text:p>
          </table:table-cell>
          <table:table-cell office:value-type="string">
            <text:p>1071519K-&gt;506160K</text:p>
          </table:table-cell>
          <table:table-cell office:value-type="string">
            <text:p>1276992K</text:p>
          </table:table-cell>
          <table:table-cell office:value-type="float" office:value="10.799892">
            <text:p>10.799892</text:p>
          </table:table-cell>
          <table:table-cell/>
        </table:table-row>
        <table:table-row table:style-name="ro1">
          <table:table-cell/>
          <table:table-cell office:value-type="float" office:value="354.679">
            <text:p>354.679</text:p>
          </table:table-cell>
          <table:table-cell office:value-type="string">
            <text:p>GC</text:p>
          </table:table-cell>
          <table:table-cell office:value-type="string">
            <text:p>675952K-&gt;607856K</text:p>
          </table:table-cell>
          <table:table-cell office:value-type="string">
            <text:p>1358080K</text:p>
          </table:table-cell>
          <table:table-cell office:value-type="float" office:value="0.783892">
            <text:p>0.783892</text:p>
          </table:table-cell>
          <table:table-cell/>
        </table:table-row>
        <table:table-row table:style-name="ro1">
          <table:table-cell/>
          <table:table-cell office:value-type="float" office:value="355.736">
            <text:p>355.736</text:p>
          </table:table-cell>
          <table:table-cell office:value-type="string">
            <text:p>GC</text:p>
          </table:table-cell>
          <table:table-cell office:value-type="string">
            <text:p>777648K-&gt;630792K</text:p>
          </table:table-cell>
          <table:table-cell office:value-type="string">
            <text:p>1357568K</text:p>
          </table:table-cell>
          <table:table-cell office:value-type="float" office:value="0.893451">
            <text:p>0.893451</text:p>
          </table:table-cell>
          <table:table-cell/>
        </table:table-row>
        <table:table-row table:style-name="ro1">
          <table:table-cell/>
          <table:table-cell office:value-type="float" office:value="356.979">
            <text:p>356.979</text:p>
          </table:table-cell>
          <table:table-cell office:value-type="string">
            <text:p>GC</text:p>
          </table:table-cell>
          <table:table-cell office:value-type="string">
            <text:p>800584K-&gt;635104K</text:p>
          </table:table-cell>
          <table:table-cell office:value-type="string">
            <text:p>1215616K</text:p>
          </table:table-cell>
          <table:table-cell office:value-type="float" office:value="0.381779">
            <text:p>0.381779</text:p>
          </table:table-cell>
          <table:table-cell/>
        </table:table-row>
        <table:table-row table:style-name="ro1">
          <table:table-cell/>
          <table:table-cell office:value-type="float" office:value="357.627">
            <text:p>357.627</text:p>
          </table:table-cell>
          <table:table-cell office:value-type="string">
            <text:p>GC</text:p>
          </table:table-cell>
          <table:table-cell office:value-type="string">
            <text:p>804896K-&gt;638480K</text:p>
          </table:table-cell>
          <table:table-cell office:value-type="string">
            <text:p>1359424K</text:p>
          </table:table-cell>
          <table:table-cell office:value-type="float" office:value="0.235731">
            <text:p>0.235731</text:p>
          </table:table-cell>
          <table:table-cell/>
        </table:table-row>
        <table:table-row table:style-name="ro1">
          <table:table-cell/>
          <table:table-cell office:value-type="float" office:value="358.182">
            <text:p>358.182</text:p>
          </table:table-cell>
          <table:table-cell office:value-type="string">
            <text:p>GC</text:p>
          </table:table-cell>
          <table:table-cell office:value-type="string">
            <text:p>815312K-&gt;630328K</text:p>
          </table:table-cell>
          <table:table-cell office:value-type="string">
            <text:p>1353152K</text:p>
          </table:table-cell>
          <table:table-cell office:value-type="float" office:value="0.18669">
            <text:p>0.18669</text:p>
          </table:table-cell>
          <table:table-cell/>
        </table:table-row>
        <table:table-row table:style-name="ro1">
          <table:table-cell/>
          <table:table-cell office:value-type="float" office:value="358.749">
            <text:p>358.749</text:p>
          </table:table-cell>
          <table:table-cell office:value-type="string">
            <text:p>GC</text:p>
          </table:table-cell>
          <table:table-cell office:value-type="string">
            <text:p>807160K-&gt;657800K</text:p>
          </table:table-cell>
          <table:table-cell office:value-type="string">
            <text:p>1359616K</text:p>
          </table:table-cell>
          <table:table-cell office:value-type="float" office:value="0.350774">
            <text:p>0.350774</text:p>
          </table:table-cell>
          <table:table-cell/>
        </table:table-row>
        <table:table-row table:style-name="ro1">
          <table:table-cell/>
          <table:table-cell office:value-type="float" office:value="359.406">
            <text:p>359.406</text:p>
          </table:table-cell>
          <table:table-cell office:value-type="string">
            <text:p>GC</text:p>
          </table:table-cell>
          <table:table-cell office:value-type="string">
            <text:p>855240K-&gt;702176K</text:p>
          </table:table-cell>
          <table:table-cell office:value-type="string">
            <text:p>1358720K</text:p>
          </table:table-cell>
          <table:table-cell office:value-type="float" office:value="0.864895">
            <text:p>0.864895</text:p>
          </table:table-cell>
          <table:table-cell/>
        </table:table-row>
        <table:table-row table:style-name="ro1">
          <table:table-cell/>
          <table:table-cell office:value-type="float" office:value="360.641">
            <text:p>360.641</text:p>
          </table:table-cell>
          <table:table-cell office:value-type="string">
            <text:p>GC</text:p>
          </table:table-cell>
          <table:table-cell office:value-type="string">
            <text:p>899616K-&gt;746712K</text:p>
          </table:table-cell>
          <table:table-cell office:value-type="string">
            <text:p>1375296K</text:p>
          </table:table-cell>
          <table:table-cell office:value-type="float" office:value="0.861177">
            <text:p>0.861177</text:p>
          </table:table-cell>
          <table:table-cell/>
        </table:table-row>
        <table:table-row table:style-name="ro1">
          <table:table-cell/>
          <table:table-cell office:value-type="float" office:value="361.998">
            <text:p>361.998</text:p>
          </table:table-cell>
          <table:table-cell office:value-type="string">
            <text:p>GC</text:p>
          </table:table-cell>
          <table:table-cell office:value-type="string">
            <text:p>970200K-&gt;792752K</text:p>
          </table:table-cell>
          <table:table-cell office:value-type="string">
            <text:p>1377728K</text:p>
          </table:table-cell>
          <table:table-cell office:value-type="float" office:value="1.088139">
            <text:p>1.088139</text:p>
          </table:table-cell>
          <table:table-cell/>
        </table:table-row>
        <table:table-row table:style-name="ro1">
          <table:table-cell/>
          <table:table-cell office:value-type="float" office:value="363.536">
            <text:p>363.536</text:p>
          </table:table-cell>
          <table:table-cell office:value-type="string">
            <text:p>GC</text:p>
          </table:table-cell>
          <table:table-cell office:value-type="string">
            <text:p>1016240K-&gt;819912K</text:p>
          </table:table-cell>
          <table:table-cell office:value-type="string">
            <text:p>1381184K</text:p>
          </table:table-cell>
          <table:table-cell office:value-type="float" office:value="0.79824">
            <text:p>0.79824</text:p>
          </table:table-cell>
          <table:table-cell/>
        </table:table-row>
        <table:table-row table:style-name="ro1">
          <table:table-cell/>
          <table:table-cell office:value-type="float" office:value="364.746">
            <text:p>364.746</text:p>
          </table:table-cell>
          <table:table-cell office:value-type="string">
            <text:p>GC</text:p>
          </table:table-cell>
          <table:table-cell office:value-type="string">
            <text:p>1060808K-&gt;824008K</text:p>
          </table:table-cell>
          <table:table-cell office:value-type="string">
            <text:p>1386368K</text:p>
          </table:table-cell>
          <table:table-cell office:value-type="float" office:value="0.466209">
            <text:p>0.466209</text:p>
          </table:table-cell>
          <table:table-cell/>
        </table:table-row>
        <table:table-row table:style-name="ro1">
          <table:table-cell/>
          <table:table-cell office:value-type="float" office:value="365.598">
            <text:p>365.598</text:p>
          </table:table-cell>
          <table:table-cell office:value-type="string">
            <text:p>GC</text:p>
          </table:table-cell>
          <table:table-cell office:value-type="string">
            <text:p>1064904K-&gt;827224K</text:p>
          </table:table-cell>
          <table:table-cell office:value-type="string">
            <text:p>1390400K</text:p>
          </table:table-cell>
          <table:table-cell office:value-type="float" office:value="0.24761">
            <text:p>0.24761</text:p>
          </table:table-cell>
          <table:table-cell/>
        </table:table-row>
        <table:table-row table:style-name="ro1">
          <table:table-cell/>
          <table:table-cell office:value-type="float" office:value="366.327">
            <text:p>366.327</text:p>
          </table:table-cell>
          <table:table-cell office:value-type="string">
            <text:p>GC</text:p>
          </table:table-cell>
          <table:table-cell office:value-type="string">
            <text:p>1086424K-&gt;826952K</text:p>
          </table:table-cell>
          <table:table-cell office:value-type="string">
            <text:p>1396352K</text:p>
          </table:table-cell>
          <table:table-cell office:value-type="float" office:value="0.259262">
            <text:p>0.259262</text:p>
          </table:table-cell>
          <table:table-cell/>
        </table:table-row>
        <table:table-row table:style-name="ro1">
          <table:table-cell/>
          <table:table-cell office:value-type="float" office:value="367.245">
            <text:p>367.245</text:p>
          </table:table-cell>
          <table:table-cell office:value-type="string">
            <text:p>GC</text:p>
          </table:table-cell>
          <table:table-cell office:value-type="string">
            <text:p>1086152K-&gt;827096K</text:p>
          </table:table-cell>
          <table:table-cell office:value-type="string">
            <text:p>1398976K</text:p>
          </table:table-cell>
          <table:table-cell office:value-type="float" office:value="0.293965">
            <text:p>0.293965</text:p>
          </table:table-cell>
          <table:table-cell/>
        </table:table-row>
        <table:table-row table:style-name="ro1">
          <table:table-cell/>
          <table:table-cell office:value-type="float" office:value="368.066">
            <text:p>368.066</text:p>
          </table:table-cell>
          <table:table-cell office:value-type="string">
            <text:p>GC</text:p>
          </table:table-cell>
          <table:table-cell office:value-type="string">
            <text:p>1103576K-&gt;804424K</text:p>
          </table:table-cell>
          <table:table-cell office:value-type="string">
            <text:p>1404864K</text:p>
          </table:table-cell>
          <table:table-cell office:value-type="float" office:value="0.182481">
            <text:p>0.182481</text:p>
          </table:table-cell>
          <table:table-cell/>
        </table:table-row>
        <table:table-row table:style-name="ro1">
          <table:table-cell/>
          <table:table-cell office:value-type="float" office:value="368.687">
            <text:p>368.687</text:p>
          </table:table-cell>
          <table:table-cell office:value-type="string">
            <text:p>GC</text:p>
          </table:table-cell>
          <table:table-cell office:value-type="string">
            <text:p>1080904K-&gt;800152K</text:p>
          </table:table-cell>
          <table:table-cell office:value-type="string">
            <text:p>1416384K</text:p>
          </table:table-cell>
          <table:table-cell office:value-type="float" office:value="0.121234">
            <text:p>0.121234</text:p>
          </table:table-cell>
          <table:table-cell/>
        </table:table-row>
        <table:table-row table:style-name="ro1">
          <table:table-cell/>
          <table:table-cell office:value-type="float" office:value="369.306">
            <text:p>369.306</text:p>
          </table:table-cell>
          <table:table-cell office:value-type="string">
            <text:p>GC</text:p>
          </table:table-cell>
          <table:table-cell office:value-type="string">
            <text:p>1090200K-&gt;806368K</text:p>
          </table:table-cell>
          <table:table-cell office:value-type="string">
            <text:p>1417408K</text:p>
          </table:table-cell>
          <table:table-cell office:value-type="float" office:value="0.170217">
            <text:p>0.170217</text:p>
          </table:table-cell>
          <table:table-cell/>
        </table:table-row>
        <table:table-row table:style-name="ro1">
          <table:table-cell/>
          <table:table-cell office:value-type="float" office:value="370.057">
            <text:p>370.057</text:p>
          </table:table-cell>
          <table:table-cell office:value-type="string">
            <text:p>GC</text:p>
          </table:table-cell>
          <table:table-cell office:value-type="string">
            <text:p>1096416K-&gt;813808K</text:p>
          </table:table-cell>
          <table:table-cell office:value-type="string">
            <text:p>1412224K</text:p>
          </table:table-cell>
          <table:table-cell office:value-type="float" office:value="0.2357">
            <text:p>0.2357</text:p>
          </table:table-cell>
          <table:table-cell/>
        </table:table-row>
        <table:table-row table:style-name="ro1">
          <table:table-cell/>
          <table:table-cell office:value-type="float" office:value="370.933">
            <text:p>370.933</text:p>
          </table:table-cell>
          <table:table-cell office:value-type="string">
            <text:p>GC</text:p>
          </table:table-cell>
          <table:table-cell office:value-type="string">
            <text:p>1108016K-&gt;806208K</text:p>
          </table:table-cell>
          <table:table-cell office:value-type="string">
            <text:p>1414848K</text:p>
          </table:table-cell>
          <table:table-cell office:value-type="float" office:value="0.179097">
            <text:p>0.179097</text:p>
          </table:table-cell>
          <table:table-cell/>
        </table:table-row>
        <table:table-row table:style-name="ro1">
          <table:table-cell/>
          <table:table-cell office:value-type="float" office:value="371.601">
            <text:p>371.601</text:p>
          </table:table-cell>
          <table:table-cell office:value-type="string">
            <text:p>GC</text:p>
          </table:table-cell>
          <table:table-cell office:value-type="string">
            <text:p>1100416K-&gt;797552K</text:p>
          </table:table-cell>
          <table:table-cell office:value-type="string">
            <text:p>1422720K</text:p>
          </table:table-cell>
          <table:table-cell office:value-type="float" office:value="0.108177">
            <text:p>0.108177</text:p>
          </table:table-cell>
          <table:table-cell/>
        </table:table-row>
        <table:table-row table:style-name="ro1">
          <table:table-cell/>
          <table:table-cell office:value-type="float" office:value="372.202">
            <text:p>372.202</text:p>
          </table:table-cell>
          <table:table-cell office:value-type="string">
            <text:p>GC</text:p>
          </table:table-cell>
          <table:table-cell office:value-type="string">
            <text:p>1105584K-&gt;817968K</text:p>
          </table:table-cell>
          <table:table-cell office:value-type="string">
            <text:p>1424064K</text:p>
          </table:table-cell>
          <table:table-cell office:value-type="float" office:value="0.248676">
            <text:p>0.248676</text:p>
          </table:table-cell>
          <table:table-cell/>
        </table:table-row>
        <table:table-row table:style-name="ro1">
          <table:table-cell/>
          <table:table-cell office:value-type="float" office:value="373.042">
            <text:p>373.042</text:p>
          </table:table-cell>
          <table:table-cell office:value-type="string">
            <text:p>GC</text:p>
          </table:table-cell>
          <table:table-cell office:value-type="string">
            <text:p>1126000K-&gt;802968K</text:p>
          </table:table-cell>
          <table:table-cell office:value-type="string">
            <text:p>1427584K</text:p>
          </table:table-cell>
          <table:table-cell office:value-type="float" office:value="0.151718">
            <text:p>0.151718</text:p>
          </table:table-cell>
          <table:table-cell/>
        </table:table-row>
        <table:table-row table:style-name="ro1">
          <table:table-cell/>
          <table:table-cell office:value-type="float" office:value="373.701">
            <text:p>373.701</text:p>
          </table:table-cell>
          <table:table-cell office:value-type="string">
            <text:p>GC</text:p>
          </table:table-cell>
          <table:table-cell office:value-type="string">
            <text:p>1121368K-&gt;795384K</text:p>
          </table:table-cell>
          <table:table-cell office:value-type="string">
            <text:p>1425856K</text:p>
          </table:table-cell>
          <table:table-cell office:value-type="float" office:value="0.082073">
            <text:p>0.082073</text:p>
          </table:table-cell>
          <table:table-cell/>
        </table:table-row>
        <table:table-row table:style-name="ro1">
          <table:table-cell/>
          <table:table-cell office:value-type="float" office:value="374.306">
            <text:p>374.306</text:p>
          </table:table-cell>
          <table:table-cell office:value-type="string">
            <text:p>GC</text:p>
          </table:table-cell>
          <table:table-cell office:value-type="string">
            <text:p>1113784K-&gt;824760K</text:p>
          </table:table-cell>
          <table:table-cell office:value-type="string">
            <text:p>1435520K</text:p>
          </table:table-cell>
          <table:table-cell office:value-type="float" office:value="0.318744">
            <text:p>0.318744</text:p>
          </table:table-cell>
          <table:table-cell/>
        </table:table-row>
        <table:table-row table:style-name="ro1">
          <table:table-cell/>
          <table:table-cell office:value-type="float" office:value="375.399">
            <text:p>375.399</text:p>
          </table:table-cell>
          <table:table-cell office:value-type="string">
            <text:p>GC</text:p>
          </table:table-cell>
          <table:table-cell office:value-type="string">
            <text:p>1157880K-&gt;809256K</text:p>
          </table:table-cell>
          <table:table-cell office:value-type="string">
            <text:p>1435456K</text:p>
          </table:table-cell>
          <table:table-cell office:value-type="float" office:value="0.173029">
            <text:p>0.173029</text:p>
          </table:table-cell>
          <table:table-cell/>
        </table:table-row>
        <table:table-row table:style-name="ro1">
          <table:table-cell/>
          <table:table-cell office:value-type="float" office:value="376.183">
            <text:p>376.183</text:p>
          </table:table-cell>
          <table:table-cell office:value-type="string">
            <text:p>GC</text:p>
          </table:table-cell>
          <table:table-cell office:value-type="string">
            <text:p>1142376K-&gt;813000K</text:p>
          </table:table-cell>
          <table:table-cell office:value-type="string">
            <text:p>1439040K</text:p>
          </table:table-cell>
          <table:table-cell office:value-type="float" office:value="0.203934">
            <text:p>0.203934</text:p>
          </table:table-cell>
          <table:table-cell/>
        </table:table-row>
        <table:table-row table:style-name="ro1">
          <table:table-cell/>
          <table:table-cell office:value-type="float" office:value="377.01">
            <text:p>377.01</text:p>
          </table:table-cell>
          <table:table-cell office:value-type="string">
            <text:p>GC</text:p>
          </table:table-cell>
          <table:table-cell office:value-type="string">
            <text:p>1158728K-&gt;826184K</text:p>
          </table:table-cell>
          <table:table-cell office:value-type="string">
            <text:p>1439488K</text:p>
          </table:table-cell>
          <table:table-cell office:value-type="float" office:value="0.319829">
            <text:p>0.319829</text:p>
          </table:table-cell>
          <table:table-cell/>
        </table:table-row>
        <table:table-row table:style-name="ro1">
          <table:table-cell/>
          <table:table-cell office:value-type="float" office:value="377.919">
            <text:p>377.919</text:p>
          </table:table-cell>
          <table:table-cell office:value-type="string">
            <text:p>GC</text:p>
          </table:table-cell>
          <table:table-cell office:value-type="string">
            <text:p>1171912K-&gt;910648K</text:p>
          </table:table-cell>
          <table:table-cell office:value-type="string">
            <text:p>1394880K</text:p>
          </table:table-cell>
          <table:table-cell office:value-type="float" office:value="1.271974">
            <text:p>1.271974</text:p>
          </table:table-cell>
          <table:table-cell/>
        </table:table-row>
        <table:table-row table:style-name="ro1">
          <table:table-cell/>
          <table:table-cell office:value-type="float" office:value="379.957">
            <text:p>379.957</text:p>
          </table:table-cell>
          <table:table-cell office:value-type="string">
            <text:p>GC</text:p>
          </table:table-cell>
          <table:table-cell office:value-type="string">
            <text:p>1213304K-&gt;1012768K</text:p>
          </table:table-cell>
          <table:table-cell office:value-type="string">
            <text:p>1424512K</text:p>
          </table:table-cell>
          <table:table-cell office:value-type="float" office:value="1.907804">
            <text:p>1.907804</text:p>
          </table:table-cell>
          <table:table-cell/>
        </table:table-row>
        <table:table-row table:style-name="ro1">
          <table:table-cell/>
          <table:table-cell office:value-type="float" office:value="382.538">
            <text:p>382.538</text:p>
          </table:table-cell>
          <table:table-cell office:value-type="string">
            <text:p>GC</text:p>
          </table:table-cell>
          <table:table-cell office:value-type="string">
            <text:p>1315424K-&gt;1084704K</text:p>
          </table:table-cell>
          <table:table-cell office:value-type="string">
            <text:p>1291648K</text:p>
          </table:table-cell>
          <table:table-cell office:value-type="float" office:value="1.670809">
            <text:p>1.670809</text:p>
          </table:table-cell>
          <table:table-cell/>
        </table:table-row>
        <table:table-row table:style-name="ro1">
          <table:table-cell/>
          <table:table-cell office:value-type="float" office:value="384.21">
            <text:p>384.21</text:p>
          </table:table-cell>
          <table:table-cell office:value-type="string">
            <text:p>Full</text:p>
          </table:table-cell>
          <table:table-cell office:value-type="string">
            <text:p>1084704K-&gt;530048K</text:p>
          </table:table-cell>
          <table:table-cell office:value-type="string">
            <text:p>1291648K</text:p>
          </table:table-cell>
          <table:table-cell office:value-type="float" office:value="10.47828">
            <text:p>10.47828</text:p>
          </table:table-cell>
          <table:table-cell/>
        </table:table-row>
        <table:table-row table:style-name="ro1">
          <table:table-cell/>
          <table:table-cell office:value-type="float" office:value="395.127">
            <text:p>395.127</text:p>
          </table:table-cell>
          <table:table-cell office:value-type="string">
            <text:p>GC</text:p>
          </table:table-cell>
          <table:table-cell office:value-type="string">
            <text:p>699840K-&gt;589792K</text:p>
          </table:table-cell>
          <table:table-cell office:value-type="string">
            <text:p>1358080K</text:p>
          </table:table-cell>
          <table:table-cell office:value-type="float" office:value="0.670256">
            <text:p>0.670256</text:p>
          </table:table-cell>
          <table:table-cell/>
        </table:table-row>
        <table:table-row table:style-name="ro1">
          <table:table-cell/>
          <table:table-cell office:value-type="float" office:value="396.172">
            <text:p>396.172</text:p>
          </table:table-cell>
          <table:table-cell office:value-type="string">
            <text:p>GC</text:p>
          </table:table-cell>
          <table:table-cell office:value-type="string">
            <text:p>759584K-&gt;648768K</text:p>
          </table:table-cell>
          <table:table-cell office:value-type="string">
            <text:p>1358080K</text:p>
          </table:table-cell>
          <table:table-cell office:value-type="float" office:value="0.913486">
            <text:p>0.913486</text:p>
          </table:table-cell>
          <table:table-cell/>
        </table:table-row>
        <table:table-row table:style-name="ro1">
          <table:table-cell/>
          <table:table-cell office:value-type="float" office:value="397.371">
            <text:p>397.371</text:p>
          </table:table-cell>
          <table:table-cell office:value-type="string">
            <text:p>GC</text:p>
          </table:table-cell>
          <table:table-cell office:value-type="string">
            <text:p>818560K-&gt;634424K</text:p>
          </table:table-cell>
          <table:table-cell office:value-type="string">
            <text:p>1358080K</text:p>
          </table:table-cell>
          <table:table-cell office:value-type="float" office:value="0.874657">
            <text:p>0.874657</text:p>
          </table:table-cell>
          <table:table-cell/>
        </table:table-row>
        <table:table-row table:style-name="ro1">
          <table:table-cell/>
          <table:table-cell office:value-type="float" office:value="398.564">
            <text:p>398.564</text:p>
          </table:table-cell>
          <table:table-cell office:value-type="string">
            <text:p>GC</text:p>
          </table:table-cell>
          <table:table-cell office:value-type="string">
            <text:p>804216K-&gt;638152K</text:p>
          </table:table-cell>
          <table:table-cell office:value-type="string">
            <text:p>1358080K</text:p>
          </table:table-cell>
          <table:table-cell office:value-type="float" office:value="0.267859">
            <text:p>0.267859</text:p>
          </table:table-cell>
          <table:table-cell/>
        </table:table-row>
        <table:table-row table:style-name="ro1">
          <table:table-cell/>
          <table:table-cell office:value-type="float" office:value="399.224">
            <text:p>399.224</text:p>
          </table:table-cell>
          <table:table-cell office:value-type="string">
            <text:p>GC</text:p>
          </table:table-cell>
          <table:table-cell office:value-type="string">
            <text:p>807944K-&gt;642072K</text:p>
          </table:table-cell>
          <table:table-cell office:value-type="string">
            <text:p>1227392K</text:p>
          </table:table-cell>
          <table:table-cell office:value-type="float" office:value="0.289687">
            <text:p>0.289687</text:p>
          </table:table-cell>
          <table:table-cell/>
        </table:table-row>
        <table:table-row table:style-name="ro1">
          <table:table-cell/>
          <table:table-cell office:value-type="float" office:value="399.914">
            <text:p>399.914</text:p>
          </table:table-cell>
          <table:table-cell office:value-type="string">
            <text:p>GC</text:p>
          </table:table-cell>
          <table:table-cell office:value-type="string">
            <text:p>811864K-&gt;627944K</text:p>
          </table:table-cell>
          <table:table-cell office:value-type="string">
            <text:p>1356992K</text:p>
          </table:table-cell>
          <table:table-cell office:value-type="float" office:value="0.278318">
            <text:p>0.278318</text:p>
          </table:table-cell>
          <table:table-cell/>
        </table:table-row>
        <table:table-row table:style-name="ro1">
          <table:table-cell/>
          <table:table-cell office:value-type="float" office:value="400.486">
            <text:p>400.486</text:p>
          </table:table-cell>
          <table:table-cell office:value-type="string">
            <text:p>GC</text:p>
          </table:table-cell>
          <table:table-cell office:value-type="string">
            <text:p>802344K-&gt;690016K</text:p>
          </table:table-cell>
          <table:table-cell office:value-type="string">
            <text:p>1352384K</text:p>
          </table:table-cell>
          <table:table-cell office:value-type="float" office:value="0.951279">
            <text:p>0.951279</text:p>
          </table:table-cell>
          <table:table-cell/>
        </table:table-row>
        <table:table-row table:style-name="ro1">
          <table:table-cell/>
          <table:table-cell office:value-type="float" office:value="401.756">
            <text:p>401.756</text:p>
          </table:table-cell>
          <table:table-cell office:value-type="string">
            <text:p>GC</text:p>
          </table:table-cell>
          <table:table-cell office:value-type="string">
            <text:p>864416K-&gt;715504K</text:p>
          </table:table-cell>
          <table:table-cell office:value-type="string">
            <text:p>1356864K</text:p>
          </table:table-cell>
          <table:table-cell office:value-type="float" office:value="1.255312">
            <text:p>1.255312</text:p>
          </table:table-cell>
          <table:table-cell/>
        </table:table-row>
        <table:table-row table:style-name="ro1">
          <table:table-cell/>
          <table:table-cell office:value-type="float" office:value="403.458">
            <text:p>403.458</text:p>
          </table:table-cell>
          <table:table-cell office:value-type="string">
            <text:p>GC</text:p>
          </table:table-cell>
          <table:table-cell office:value-type="string">
            <text:p>908592K-&gt;791904K</text:p>
          </table:table-cell>
          <table:table-cell office:value-type="string">
            <text:p>1358976K</text:p>
          </table:table-cell>
          <table:table-cell office:value-type="float" office:value="1.26378">
            <text:p>1.26378</text:p>
          </table:table-cell>
          <table:table-cell/>
        </table:table-row>
        <table:table-row table:style-name="ro1">
          <table:table-cell/>
          <table:table-cell office:value-type="float" office:value="405.118">
            <text:p>405.118</text:p>
          </table:table-cell>
          <table:table-cell office:value-type="string">
            <text:p>GC</text:p>
          </table:table-cell>
          <table:table-cell office:value-type="string">
            <text:p>984992K-&gt;813856K</text:p>
          </table:table-cell>
          <table:table-cell office:value-type="string">
            <text:p>1363968K</text:p>
          </table:table-cell>
          <table:table-cell office:value-type="float" office:value="1.179458">
            <text:p>1.179458</text:p>
          </table:table-cell>
          <table:table-cell/>
        </table:table-row>
        <table:table-row table:style-name="ro1">
          <table:table-cell/>
          <table:table-cell office:value-type="float" office:value="406.681">
            <text:p>406.681</text:p>
          </table:table-cell>
          <table:table-cell office:value-type="string">
            <text:p>GC</text:p>
          </table:table-cell>
          <table:table-cell office:value-type="string">
            <text:p>1029536K-&gt;817320K</text:p>
          </table:table-cell>
          <table:table-cell office:value-type="string">
            <text:p>1372736K</text:p>
          </table:table-cell>
          <table:table-cell office:value-type="float" office:value="0.632916">
            <text:p>0.632916</text:p>
          </table:table-cell>
          <table:table-cell/>
        </table:table-row>
        <table:table-row table:style-name="ro1">
          <table:table-cell/>
          <table:table-cell office:value-type="float" office:value="407.786">
            <text:p>407.786</text:p>
          </table:table-cell>
          <table:table-cell office:value-type="string">
            <text:p>GC</text:p>
          </table:table-cell>
          <table:table-cell office:value-type="string">
            <text:p>1033000K-&gt;820184K</text:p>
          </table:table-cell>
          <table:table-cell office:value-type="string">
            <text:p>1377856K</text:p>
          </table:table-cell>
          <table:table-cell office:value-type="float" office:value="0.293918">
            <text:p>0.293918</text:p>
          </table:table-cell>
          <table:table-cell/>
        </table:table-row>
        <table:table-row table:style-name="ro1">
          <table:table-cell/>
          <table:table-cell office:value-type="float" office:value="408.521">
            <text:p>408.521</text:p>
          </table:table-cell>
          <table:table-cell office:value-type="string">
            <text:p>GC</text:p>
          </table:table-cell>
          <table:table-cell office:value-type="string">
            <text:p>1055576K-&gt;820808K</text:p>
          </table:table-cell>
          <table:table-cell office:value-type="string">
            <text:p>1385152K</text:p>
          </table:table-cell>
          <table:table-cell office:value-type="float" office:value="0.362686">
            <text:p>0.362686</text:p>
          </table:table-cell>
          <table:table-cell/>
        </table:table-row>
        <table:table-row table:style-name="ro1">
          <table:table-cell/>
          <table:table-cell office:value-type="float" office:value="409.522">
            <text:p>409.522</text:p>
          </table:table-cell>
          <table:table-cell office:value-type="string">
            <text:p>GC</text:p>
          </table:table-cell>
          <table:table-cell office:value-type="string">
            <text:p>1056200K-&gt;821176K</text:p>
          </table:table-cell>
          <table:table-cell office:value-type="string">
            <text:p>1384576K</text:p>
          </table:table-cell>
          <table:table-cell office:value-type="float" office:value="0.329563">
            <text:p>0.329563</text:p>
          </table:table-cell>
          <table:table-cell/>
        </table:table-row>
        <table:table-row table:style-name="ro1">
          <table:table-cell/>
          <table:table-cell office:value-type="float" office:value="410.352">
            <text:p>410.352</text:p>
          </table:table-cell>
          <table:table-cell office:value-type="string">
            <text:p>GC</text:p>
          </table:table-cell>
          <table:table-cell office:value-type="string">
            <text:p>1072376K-&gt;815464K</text:p>
          </table:table-cell>
          <table:table-cell office:value-type="string">
            <text:p>1392064K</text:p>
          </table:table-cell>
          <table:table-cell office:value-type="float" office:value="0.239575">
            <text:p>0.239575</text:p>
          </table:table-cell>
          <table:table-cell/>
        </table:table-row>
        <table:table-row table:style-name="ro1">
          <table:table-cell/>
          <table:table-cell office:value-type="float" office:value="411.205">
            <text:p>411.205</text:p>
          </table:table-cell>
          <table:table-cell office:value-type="string">
            <text:p>GC</text:p>
          </table:table-cell>
          <table:table-cell office:value-type="string">
            <text:p>1066664K-&gt;810520K</text:p>
          </table:table-cell>
          <table:table-cell office:value-type="string">
            <text:p>1396032K</text:p>
          </table:table-cell>
          <table:table-cell office:value-type="float" office:value="0.182485">
            <text:p>0.182485</text:p>
          </table:table-cell>
          <table:table-cell/>
        </table:table-row>
        <table:table-row table:style-name="ro1">
          <table:table-cell/>
          <table:table-cell office:value-type="float" office:value="411.883">
            <text:p>411.883</text:p>
          </table:table-cell>
          <table:table-cell office:value-type="string">
            <text:p>GC</text:p>
          </table:table-cell>
          <table:table-cell office:value-type="string">
            <text:p>1078744K-&gt;818472K</text:p>
          </table:table-cell>
          <table:table-cell office:value-type="string">
            <text:p>1402560K</text:p>
          </table:table-cell>
          <table:table-cell office:value-type="float" office:value="0.289139">
            <text:p>0.289139</text:p>
          </table:table-cell>
          <table:table-cell/>
        </table:table-row>
        <table:table-row table:style-name="ro1">
          <table:table-cell/>
          <table:table-cell office:value-type="float" office:value="412.632">
            <text:p>412.632</text:p>
          </table:table-cell>
          <table:table-cell office:value-type="string">
            <text:p>GC</text:p>
          </table:table-cell>
          <table:table-cell office:value-type="string">
            <text:p>1086696K-&gt;807928K</text:p>
          </table:table-cell>
          <table:table-cell office:value-type="string">
            <text:p>1404672K</text:p>
          </table:table-cell>
          <table:table-cell office:value-type="float" office:value="0.243822">
            <text:p>0.243822</text:p>
          </table:table-cell>
          <table:table-cell/>
        </table:table-row>
        <table:table-row table:style-name="ro1">
          <table:table-cell/>
          <table:table-cell office:value-type="float" office:value="413.41">
            <text:p>413.41</text:p>
          </table:table-cell>
          <table:table-cell office:value-type="string">
            <text:p>GC</text:p>
          </table:table-cell>
          <table:table-cell office:value-type="string">
            <text:p>1090296K-&gt;827424K</text:p>
          </table:table-cell>
          <table:table-cell office:value-type="string">
            <text:p>1409280K</text:p>
          </table:table-cell>
          <table:table-cell office:value-type="float" office:value="0.408096">
            <text:p>0.408096</text:p>
          </table:table-cell>
          <table:table-cell/>
        </table:table-row>
        <table:table-row table:style-name="ro1">
          <table:table-cell/>
          <table:table-cell office:value-type="float" office:value="414.39">
            <text:p>414.39</text:p>
          </table:table-cell>
          <table:table-cell office:value-type="string">
            <text:p>GC</text:p>
          </table:table-cell>
          <table:table-cell office:value-type="string">
            <text:p>1109792K-&gt;809360K</text:p>
          </table:table-cell>
          <table:table-cell office:value-type="string">
            <text:p>1415872K</text:p>
          </table:table-cell>
          <table:table-cell office:value-type="float" office:value="0.239443">
            <text:p>0.239443</text:p>
          </table:table-cell>
          <table:table-cell/>
        </table:table-row>
        <table:table-row table:style-name="ro1">
          <table:table-cell/>
          <table:table-cell office:value-type="float" office:value="415.25">
            <text:p>415.25</text:p>
          </table:table-cell>
          <table:table-cell office:value-type="string">
            <text:p>GC</text:p>
          </table:table-cell>
          <table:table-cell office:value-type="string">
            <text:p>1108304K-&gt;823008K</text:p>
          </table:table-cell>
          <table:table-cell office:value-type="string">
            <text:p>1416768K</text:p>
          </table:table-cell>
          <table:table-cell office:value-type="float" office:value="0.379406">
            <text:p>0.379406</text:p>
          </table:table-cell>
          <table:table-cell/>
        </table:table-row>
        <table:table-row table:style-name="ro1">
          <table:table-cell/>
          <table:table-cell office:value-type="float" office:value="416.287">
            <text:p>416.287</text:p>
          </table:table-cell>
          <table:table-cell office:value-type="string">
            <text:p>GC</text:p>
          </table:table-cell>
          <table:table-cell office:value-type="string">
            <text:p>1121952K-&gt;819216K</text:p>
          </table:table-cell>
          <table:table-cell office:value-type="string">
            <text:p>1424384K</text:p>
          </table:table-cell>
          <table:table-cell office:value-type="float" office:value="0.284436">
            <text:p>0.284436</text:p>
          </table:table-cell>
          <table:table-cell/>
        </table:table-row>
        <table:table-row table:style-name="ro1">
          <table:table-cell/>
          <table:table-cell office:value-type="float" office:value="417.177">
            <text:p>417.177</text:p>
          </table:table-cell>
          <table:table-cell office:value-type="string">
            <text:p>GC</text:p>
          </table:table-cell>
          <table:table-cell office:value-type="string">
            <text:p>1134992K-&gt;809760K</text:p>
          </table:table-cell>
          <table:table-cell office:value-type="string">
            <text:p>1424128K</text:p>
          </table:table-cell>
          <table:table-cell office:value-type="float" office:value="0.24539">
            <text:p>0.24539</text:p>
          </table:table-cell>
          <table:table-cell/>
        </table:table-row>
        <table:table-row table:style-name="ro1">
          <table:table-cell/>
          <table:table-cell office:value-type="float" office:value="417.977">
            <text:p>417.977</text:p>
          </table:table-cell>
          <table:table-cell office:value-type="string">
            <text:p>GC</text:p>
          </table:table-cell>
          <table:table-cell office:value-type="string">
            <text:p>1125536K-&gt;817264K</text:p>
          </table:table-cell>
          <table:table-cell office:value-type="string">
            <text:p>1432960K</text:p>
          </table:table-cell>
          <table:table-cell office:value-type="float" office:value="0.287709">
            <text:p>0.287709</text:p>
          </table:table-cell>
          <table:table-cell/>
        </table:table-row>
        <table:table-row table:style-name="ro1">
          <table:table-cell/>
          <table:table-cell office:value-type="float" office:value="418.902">
            <text:p>418.902</text:p>
          </table:table-cell>
          <table:table-cell office:value-type="string">
            <text:p>GC</text:p>
          </table:table-cell>
          <table:table-cell office:value-type="string">
            <text:p>1149296K-&gt;820928K</text:p>
          </table:table-cell>
          <table:table-cell office:value-type="string">
            <text:p>1434176K</text:p>
          </table:table-cell>
          <table:table-cell office:value-type="float" office:value="0.376789">
            <text:p>0.376789</text:p>
          </table:table-cell>
          <table:table-cell/>
        </table:table-row>
        <table:table-row table:style-name="ro1">
          <table:table-cell/>
          <table:table-cell office:value-type="float" office:value="419.866">
            <text:p>419.866</text:p>
          </table:table-cell>
          <table:table-cell office:value-type="string">
            <text:p>GC</text:p>
          </table:table-cell>
          <table:table-cell office:value-type="string">
            <text:p>1152960K-&gt;805880K</text:p>
          </table:table-cell>
          <table:table-cell office:value-type="string">
            <text:p>1442560K</text:p>
          </table:table-cell>
          <table:table-cell office:value-type="float" office:value="0.160012">
            <text:p>0.160012</text:p>
          </table:table-cell>
          <table:table-cell/>
        </table:table-row>
        <table:table-row table:style-name="ro1">
          <table:table-cell/>
          <table:table-cell office:value-type="float" office:value="420.618">
            <text:p>420.618</text:p>
          </table:table-cell>
          <table:table-cell office:value-type="string">
            <text:p>GC</text:p>
          </table:table-cell>
          <table:table-cell office:value-type="string">
            <text:p>1150520K-&gt;819560K</text:p>
          </table:table-cell>
          <table:table-cell office:value-type="string">
            <text:p>1441216K</text:p>
          </table:table-cell>
          <table:table-cell office:value-type="float" office:value="0.245219">
            <text:p>0.245219</text:p>
          </table:table-cell>
          <table:table-cell/>
        </table:table-row>
        <table:table-row table:style-name="ro1">
          <table:table-cell/>
          <table:table-cell office:value-type="float" office:value="421.454">
            <text:p>421.454</text:p>
          </table:table-cell>
          <table:table-cell office:value-type="string">
            <text:p>GC</text:p>
          </table:table-cell>
          <table:table-cell office:value-type="string">
            <text:p>1164200K-&gt;813816K</text:p>
          </table:table-cell>
          <table:table-cell office:value-type="string">
            <text:p>1447104K</text:p>
          </table:table-cell>
          <table:table-cell office:value-type="float" office:value="0.249346">
            <text:p>0.249346</text:p>
          </table:table-cell>
          <table:table-cell/>
        </table:table-row>
        <table:table-row table:style-name="ro1">
          <table:table-cell/>
          <table:table-cell office:value-type="float" office:value="422.367">
            <text:p>422.367</text:p>
          </table:table-cell>
          <table:table-cell office:value-type="string">
            <text:p>GC</text:p>
          </table:table-cell>
          <table:table-cell office:value-type="string">
            <text:p>1168312K-&gt;870600K</text:p>
          </table:table-cell>
          <table:table-cell office:value-type="string">
            <text:p>1444480K</text:p>
          </table:table-cell>
          <table:table-cell office:value-type="float" office:value="0.813167">
            <text:p>0.813167</text:p>
          </table:table-cell>
          <table:table-cell/>
        </table:table-row>
        <table:table-row table:style-name="ro1">
          <table:table-cell/>
          <table:table-cell office:value-type="float" office:value="423.751">
            <text:p>423.751</text:p>
          </table:table-cell>
          <table:table-cell office:value-type="string">
            <text:p>GC</text:p>
          </table:table-cell>
          <table:table-cell office:value-type="string">
            <text:p>1225096K-&gt;1054320K</text:p>
          </table:table-cell>
          <table:table-cell office:value-type="string">
            <text:p>1288320K</text:p>
          </table:table-cell>
          <table:table-cell office:value-type="float" office:value="2.266101">
            <text:p>2.266101</text:p>
          </table:table-cell>
          <table:table-cell/>
        </table:table-row>
        <table:table-row table:style-name="ro1">
          <table:table-cell/>
          <table:table-cell office:value-type="float" office:value="426.017">
            <text:p>426.017</text:p>
          </table:table-cell>
          <table:table-cell office:value-type="string">
            <text:p>Full</text:p>
          </table:table-cell>
          <table:table-cell office:value-type="string">
            <text:p>1054320K-&gt;504889K</text:p>
          </table:table-cell>
          <table:table-cell office:value-type="string">
            <text:p>1288320K</text:p>
          </table:table-cell>
          <table:table-cell office:value-type="float" office:value="10.457344">
            <text:p>10.457344</text:p>
          </table:table-cell>
          <table:table-cell/>
        </table:table-row>
        <table:table-row table:style-name="ro1">
          <table:table-cell/>
          <table:table-cell office:value-type="float" office:value="436.912">
            <text:p>436.912</text:p>
          </table:table-cell>
          <table:table-cell office:value-type="string">
            <text:p>GC</text:p>
          </table:table-cell>
          <table:table-cell office:value-type="string">
            <text:p>691321K-&gt;586041K</text:p>
          </table:table-cell>
          <table:table-cell office:value-type="string">
            <text:p>1366400K</text:p>
          </table:table-cell>
          <table:table-cell office:value-type="float" office:value="0.742758">
            <text:p>0.742758</text:p>
          </table:table-cell>
          <table:table-cell/>
        </table:table-row>
        <table:table-row table:style-name="ro1">
          <table:table-cell/>
          <table:table-cell office:value-type="float" office:value="438.02">
            <text:p>438.02</text:p>
          </table:table-cell>
          <table:table-cell office:value-type="string">
            <text:p>GC</text:p>
          </table:table-cell>
          <table:table-cell office:value-type="string">
            <text:p>772473K-&gt;622057K</text:p>
          </table:table-cell>
          <table:table-cell office:value-type="string">
            <text:p>1350272K</text:p>
          </table:table-cell>
          <table:table-cell office:value-type="float" office:value="1.173128">
            <text:p>1.173128</text:p>
          </table:table-cell>
          <table:table-cell/>
        </table:table-row>
        <table:table-row table:style-name="ro1">
          <table:table-cell/>
          <table:table-cell office:value-type="float" office:value="439.565">
            <text:p>439.565</text:p>
          </table:table-cell>
          <table:table-cell office:value-type="string">
            <text:p>GC</text:p>
          </table:table-cell>
          <table:table-cell office:value-type="string">
            <text:p>811049K-&gt;641801K</text:p>
          </table:table-cell>
          <table:table-cell office:value-type="string">
            <text:p>1359616K</text:p>
          </table:table-cell>
          <table:table-cell office:value-type="float" office:value="0.636791">
            <text:p>0.636791</text:p>
          </table:table-cell>
          <table:table-cell/>
        </table:table-row>
        <table:table-row table:style-name="ro1">
          <table:table-cell/>
          <table:table-cell office:value-type="float" office:value="440.609">
            <text:p>440.609</text:p>
          </table:table-cell>
          <table:table-cell office:value-type="string">
            <text:p>GC</text:p>
          </table:table-cell>
          <table:table-cell office:value-type="string">
            <text:p>830793K-&gt;643193K</text:p>
          </table:table-cell>
          <table:table-cell office:value-type="string">
            <text:p>1363264K</text:p>
          </table:table-cell>
          <table:table-cell office:value-type="float" office:value="0.296214">
            <text:p>0.296214</text:p>
          </table:table-cell>
          <table:table-cell/>
        </table:table-row>
        <table:table-row table:style-name="ro1">
          <table:table-cell/>
          <table:table-cell office:value-type="float" office:value="441.259">
            <text:p>441.259</text:p>
          </table:table-cell>
          <table:table-cell office:value-type="string">
            <text:p>GC</text:p>
          </table:table-cell>
          <table:table-cell office:value-type="string">
            <text:p>851961K-&gt;641969K</text:p>
          </table:table-cell>
          <table:table-cell office:value-type="string">
            <text:p>1371328K</text:p>
          </table:table-cell>
          <table:table-cell office:value-type="float" office:value="0.266933">
            <text:p>0.266933</text:p>
          </table:table-cell>
          <table:table-cell/>
        </table:table-row>
        <table:table-row table:style-name="ro1">
          <table:table-cell/>
          <table:table-cell office:value-type="float" office:value="441.946">
            <text:p>441.946</text:p>
          </table:table-cell>
          <table:table-cell office:value-type="string">
            <text:p>GC</text:p>
          </table:table-cell>
          <table:table-cell office:value-type="string">
            <text:p>850737K-&gt;639873K</text:p>
          </table:table-cell>
          <table:table-cell office:value-type="string">
            <text:p>1371520K</text:p>
          </table:table-cell>
          <table:table-cell office:value-type="float" office:value="0.228377">
            <text:p>0.228377</text:p>
          </table:table-cell>
          <table:table-cell/>
        </table:table-row>
        <table:table-row table:style-name="ro1">
          <table:table-cell/>
          <table:table-cell office:value-type="float" office:value="442.566">
            <text:p>442.566</text:p>
          </table:table-cell>
          <table:table-cell office:value-type="string">
            <text:p>GC</text:p>
          </table:table-cell>
          <table:table-cell office:value-type="string">
            <text:p>865601K-&gt;632401K</text:p>
          </table:table-cell>
          <table:table-cell office:value-type="string">
            <text:p>1379456K</text:p>
          </table:table-cell>
          <table:table-cell office:value-type="float" office:value="0.194778">
            <text:p>0.194778</text:p>
          </table:table-cell>
          <table:table-cell/>
        </table:table-row>
        <table:table-row table:style-name="ro1">
          <table:table-cell/>
          <table:table-cell office:value-type="float" office:value="443.145">
            <text:p>443.145</text:p>
          </table:table-cell>
          <table:table-cell office:value-type="string">
            <text:p>GC</text:p>
          </table:table-cell>
          <table:table-cell office:value-type="string">
            <text:p>858129K-&gt;698593K</text:p>
          </table:table-cell>
          <table:table-cell office:value-type="string">
            <text:p>1384064K</text:p>
          </table:table-cell>
          <table:table-cell office:value-type="float" office:value="0.85299">
            <text:p>0.85299</text:p>
          </table:table-cell>
          <table:table-cell/>
        </table:table-row>
        <table:table-row table:style-name="ro1">
          <table:table-cell/>
          <table:table-cell office:value-type="float" office:value="444.395">
            <text:p>444.395</text:p>
          </table:table-cell>
          <table:table-cell office:value-type="string">
            <text:p>GC</text:p>
          </table:table-cell>
          <table:table-cell office:value-type="string">
            <text:p>932257K-&gt;734945K</text:p>
          </table:table-cell>
          <table:table-cell office:value-type="string">
            <text:p>1390016K</text:p>
          </table:table-cell>
          <table:table-cell office:value-type="float" office:value="1.15092">
            <text:p>1.15092</text:p>
          </table:table-cell>
          <table:table-cell/>
        </table:table-row>
        <table:table-row table:style-name="ro1">
          <table:table-cell/>
          <table:table-cell office:value-type="float" office:value="446.074">
            <text:p>446.074</text:p>
          </table:table-cell>
          <table:table-cell office:value-type="string">
            <text:p>GC</text:p>
          </table:table-cell>
          <table:table-cell office:value-type="string">
            <text:p>968609K-&gt;825505K</text:p>
          </table:table-cell>
          <table:table-cell office:value-type="string">
            <text:p>1376640K</text:p>
          </table:table-cell>
          <table:table-cell office:value-type="float" office:value="1.225465">
            <text:p>1.225465</text:p>
          </table:table-cell>
          <table:table-cell/>
        </table:table-row>
        <table:table-row table:style-name="ro1">
          <table:table-cell/>
          <table:table-cell office:value-type="float" office:value="447.69">
            <text:p>447.69</text:p>
          </table:table-cell>
          <table:table-cell office:value-type="string">
            <text:p>GC</text:p>
          </table:table-cell>
          <table:table-cell office:value-type="string">
            <text:p>1047777K-&gt;815841K</text:p>
          </table:table-cell>
          <table:table-cell office:value-type="string">
            <text:p>1384320K</text:p>
          </table:table-cell>
          <table:table-cell office:value-type="float" office:value="0.861271">
            <text:p>0.861271</text:p>
          </table:table-cell>
          <table:table-cell/>
        </table:table-row>
        <table:table-row table:style-name="ro1">
          <table:table-cell/>
          <table:table-cell office:value-type="float" office:value="449.037">
            <text:p>449.037</text:p>
          </table:table-cell>
          <table:table-cell office:value-type="string">
            <text:p>GC</text:p>
          </table:table-cell>
          <table:table-cell office:value-type="string">
            <text:p>1038113K-&gt;824913K</text:p>
          </table:table-cell>
          <table:table-cell office:value-type="string">
            <text:p>1372608K</text:p>
          </table:table-cell>
          <table:table-cell office:value-type="float" office:value="0.285345">
            <text:p>0.285345</text:p>
          </table:table-cell>
          <table:table-cell/>
        </table:table-row>
        <table:table-row table:style-name="ro1">
          <table:table-cell/>
          <table:table-cell office:value-type="float" office:value="449.72">
            <text:p>449.72</text:p>
          </table:table-cell>
          <table:table-cell office:value-type="string">
            <text:p>GC</text:p>
          </table:table-cell>
          <table:table-cell office:value-type="string">
            <text:p>1049553K-&gt;835489K</text:p>
          </table:table-cell>
          <table:table-cell office:value-type="string">
            <text:p>1379648K</text:p>
          </table:table-cell>
          <table:table-cell office:value-type="float" office:value="0.333046">
            <text:p>0.333046</text:p>
          </table:table-cell>
          <table:table-cell/>
        </table:table-row>
        <table:table-row table:style-name="ro1">
          <table:table-cell/>
          <table:table-cell office:value-type="float" office:value="450.43">
            <text:p>450.43</text:p>
          </table:table-cell>
          <table:table-cell office:value-type="string">
            <text:p>GC</text:p>
          </table:table-cell>
          <table:table-cell office:value-type="string">
            <text:p>1060129K-&gt;826953K</text:p>
          </table:table-cell>
          <table:table-cell office:value-type="string">
            <text:p>1381376K</text:p>
          </table:table-cell>
          <table:table-cell office:value-type="float" office:value="0.317512">
            <text:p>0.317512</text:p>
          </table:table-cell>
          <table:table-cell/>
        </table:table-row>
        <table:table-row table:style-name="ro1">
          <table:table-cell/>
          <table:table-cell office:value-type="float" office:value="451.221">
            <text:p>451.221</text:p>
          </table:table-cell>
          <table:table-cell office:value-type="string">
            <text:p>GC</text:p>
          </table:table-cell>
          <table:table-cell office:value-type="string">
            <text:p>1069961K-&gt;815641K</text:p>
          </table:table-cell>
          <table:table-cell office:value-type="string">
            <text:p>1386560K</text:p>
          </table:table-cell>
          <table:table-cell office:value-type="float" office:value="0.220986">
            <text:p>0.220986</text:p>
          </table:table-cell>
          <table:table-cell/>
        </table:table-row>
        <table:table-row table:style-name="ro1">
          <table:table-cell/>
          <table:table-cell office:value-type="float" office:value="451.895">
            <text:p>451.895</text:p>
          </table:table-cell>
          <table:table-cell office:value-type="string">
            <text:p>GC</text:p>
          </table:table-cell>
          <table:table-cell office:value-type="string">
            <text:p>1058649K-&gt;839305K</text:p>
          </table:table-cell>
          <table:table-cell office:value-type="string">
            <text:p>1385856K</text:p>
          </table:table-cell>
          <table:table-cell office:value-type="float" office:value="0.324398">
            <text:p>0.324398</text:p>
          </table:table-cell>
          <table:table-cell/>
        </table:table-row>
        <table:table-row table:style-name="ro1">
          <table:table-cell/>
          <table:table-cell office:value-type="float" office:value="452.757">
            <text:p>452.757</text:p>
          </table:table-cell>
          <table:table-cell office:value-type="string">
            <text:p>GC</text:p>
          </table:table-cell>
          <table:table-cell office:value-type="string">
            <text:p>1101513K-&gt;825081K</text:p>
          </table:table-cell>
          <table:table-cell office:value-type="string">
            <text:p>1395456K</text:p>
          </table:table-cell>
          <table:table-cell office:value-type="float" office:value="0.271725">
            <text:p>0.271725</text:p>
          </table:table-cell>
          <table:table-cell/>
        </table:table-row>
        <table:table-row table:style-name="ro1">
          <table:table-cell/>
          <table:table-cell office:value-type="float" office:value="453.454">
            <text:p>453.454</text:p>
          </table:table-cell>
          <table:table-cell office:value-type="string">
            <text:p>GC</text:p>
          </table:table-cell>
          <table:table-cell office:value-type="string">
            <text:p>1087289K-&gt;829097K</text:p>
          </table:table-cell>
          <table:table-cell office:value-type="string">
            <text:p>1398848K</text:p>
          </table:table-cell>
          <table:table-cell office:value-type="float" office:value="0.316473">
            <text:p>0.316473</text:p>
          </table:table-cell>
          <table:table-cell/>
        </table:table-row>
        <table:table-row table:style-name="ro1">
          <table:table-cell/>
          <table:table-cell office:value-type="float" office:value="454.34">
            <text:p>454.34</text:p>
          </table:table-cell>
          <table:table-cell office:value-type="string">
            <text:p>GC</text:p>
          </table:table-cell>
          <table:table-cell office:value-type="string">
            <text:p>1113257K-&gt;813081K</text:p>
          </table:table-cell>
          <table:table-cell office:value-type="string">
            <text:p>1408128K</text:p>
          </table:table-cell>
          <table:table-cell office:value-type="float" office:value="0.169595">
            <text:p>0.169595</text:p>
          </table:table-cell>
          <table:table-cell/>
        </table:table-row>
        <table:table-row table:style-name="ro1">
          <table:table-cell/>
          <table:table-cell office:value-type="float" office:value="455.072">
            <text:p>455.072</text:p>
          </table:table-cell>
          <table:table-cell office:value-type="string">
            <text:p>GC</text:p>
          </table:table-cell>
          <table:table-cell office:value-type="string">
            <text:p>1097241K-&gt;815921K</text:p>
          </table:table-cell>
          <table:table-cell office:value-type="string">
            <text:p>1414528K</text:p>
          </table:table-cell>
          <table:table-cell office:value-type="float" office:value="0.217333">
            <text:p>0.217333</text:p>
          </table:table-cell>
          <table:table-cell/>
        </table:table-row>
        <table:table-row table:style-name="ro1">
          <table:table-cell/>
          <table:table-cell office:value-type="float" office:value="455.854">
            <text:p>455.854</text:p>
          </table:table-cell>
          <table:table-cell office:value-type="string">
            <text:p>GC</text:p>
          </table:table-cell>
          <table:table-cell office:value-type="string">
            <text:p>1116337K-&gt;830497K</text:p>
          </table:table-cell>
          <table:table-cell office:value-type="string">
            <text:p>1419456K</text:p>
          </table:table-cell>
          <table:table-cell office:value-type="float" office:value="0.29655">
            <text:p>0.29655</text:p>
          </table:table-cell>
          <table:table-cell/>
        </table:table-row>
        <table:table-row table:style-name="ro1">
          <table:table-cell/>
          <table:table-cell office:value-type="float" office:value="456.832">
            <text:p>456.832</text:p>
          </table:table-cell>
          <table:table-cell office:value-type="string">
            <text:p>GC</text:p>
          </table:table-cell>
          <table:table-cell office:value-type="string">
            <text:p>1130913K-&gt;827761K</text:p>
          </table:table-cell>
          <table:table-cell office:value-type="string">
            <text:p>1418624K</text:p>
          </table:table-cell>
          <table:table-cell office:value-type="float" office:value="0.279142">
            <text:p>0.279142</text:p>
          </table:table-cell>
          <table:table-cell/>
        </table:table-row>
        <table:table-row table:style-name="ro1">
          <table:table-cell/>
          <table:table-cell office:value-type="float" office:value="457.666">
            <text:p>457.666</text:p>
          </table:table-cell>
          <table:table-cell office:value-type="string">
            <text:p>GC</text:p>
          </table:table-cell>
          <table:table-cell office:value-type="string">
            <text:p>1141745K-&gt;814881K</text:p>
          </table:table-cell>
          <table:table-cell office:value-type="string">
            <text:p>1422592K</text:p>
          </table:table-cell>
          <table:table-cell office:value-type="float" office:value="0.204689">
            <text:p>0.204689</text:p>
          </table:table-cell>
          <table:table-cell/>
        </table:table-row>
        <table:table-row table:style-name="ro1">
          <table:table-cell/>
          <table:table-cell office:value-type="float" office:value="458.48">
            <text:p>458.48</text:p>
          </table:table-cell>
          <table:table-cell office:value-type="string">
            <text:p>GC</text:p>
          </table:table-cell>
          <table:table-cell office:value-type="string">
            <text:p>1128865K-&gt;822289K</text:p>
          </table:table-cell>
          <table:table-cell office:value-type="string">
            <text:p>1428416K</text:p>
          </table:table-cell>
          <table:table-cell office:value-type="float" office:value="0.247794">
            <text:p>0.247794</text:p>
          </table:table-cell>
          <table:table-cell/>
        </table:table-row>
        <table:table-row table:style-name="ro1">
          <table:table-cell/>
          <table:table-cell office:value-type="float" office:value="459.306">
            <text:p>459.306</text:p>
          </table:table-cell>
          <table:table-cell office:value-type="string">
            <text:p>GC</text:p>
          </table:table-cell>
          <table:table-cell office:value-type="string">
            <text:p>1153617K-&gt;824801K</text:p>
          </table:table-cell>
          <table:table-cell office:value-type="string">
            <text:p>1433984K</text:p>
          </table:table-cell>
          <table:table-cell office:value-type="float" office:value="0.261378">
            <text:p>0.261378</text:p>
          </table:table-cell>
          <table:table-cell/>
        </table:table-row>
        <table:table-row table:style-name="ro1">
          <table:table-cell/>
          <table:table-cell office:value-type="float" office:value="460.235">
            <text:p>460.235</text:p>
          </table:table-cell>
          <table:table-cell office:value-type="string">
            <text:p>GC</text:p>
          </table:table-cell>
          <table:table-cell office:value-type="string">
            <text:p>1156129K-&gt;809841K</text:p>
          </table:table-cell>
          <table:table-cell office:value-type="string">
            <text:p>1439744K</text:p>
          </table:table-cell>
          <table:table-cell office:value-type="float" office:value="0.165441">
            <text:p>0.165441</text:p>
          </table:table-cell>
          <table:table-cell/>
        </table:table-row>
        <table:table-row table:style-name="ro1">
          <table:table-cell/>
          <table:table-cell office:value-type="float" office:value="461.135">
            <text:p>461.135</text:p>
          </table:table-cell>
          <table:table-cell office:value-type="string">
            <text:p>GC</text:p>
          </table:table-cell>
          <table:table-cell office:value-type="string">
            <text:p>1154929K-&gt;821601K</text:p>
          </table:table-cell>
          <table:table-cell office:value-type="string">
            <text:p>1442496K</text:p>
          </table:table-cell>
          <table:table-cell office:value-type="float" office:value="0.205288">
            <text:p>0.205288</text:p>
          </table:table-cell>
          <table:table-cell/>
        </table:table-row>
        <table:table-row table:style-name="ro1">
          <table:table-cell/>
          <table:table-cell office:value-type="float" office:value="461.921">
            <text:p>461.921</text:p>
          </table:table-cell>
          <table:table-cell office:value-type="string">
            <text:p>GC</text:p>
          </table:table-cell>
          <table:table-cell office:value-type="string">
            <text:p>1166689K-&gt;796281K</text:p>
          </table:table-cell>
          <table:table-cell office:value-type="string">
            <text:p>1447168K</text:p>
          </table:table-cell>
          <table:table-cell office:value-type="float" office:value="0.044155">
            <text:p>0.044155</text:p>
          </table:table-cell>
          <table:table-cell/>
        </table:table-row>
        <table:table-row table:style-name="ro1">
          <table:table-cell/>
          <table:table-cell office:value-type="float" office:value="462.629">
            <text:p>462.629</text:p>
          </table:table-cell>
          <table:table-cell office:value-type="string">
            <text:p>GC</text:p>
          </table:table-cell>
          <table:table-cell office:value-type="string">
            <text:p>1149689K-&gt;798649K</text:p>
          </table:table-cell>
          <table:table-cell office:value-type="string">
            <text:p>1448064K</text:p>
          </table:table-cell>
          <table:table-cell office:value-type="float" office:value="0.085885">
            <text:p>0.08588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ime</text:p>
          </table:table-cell>
          <table:table-cell table:formula="of:=[.B370]" office:value-type="float" office:value="462.629">
            <text:p>462.629</text:p>
          </table:table-cell>
          <table:table-cell table:number-columns-repeated="5"/>
        </table:table-row>
        <table:table-row table:style-name="ro1">
          <table:table-cell office:value-type="string">
            <text:p>sum</text:p>
          </table:table-cell>
          <table:table-cell table:number-columns-repeated="4"/>
          <table:table-cell table:formula="of:=SUM([.F3:.F370])" office:value-type="float" office:value="312.419481">
            <text:p>312.419481</text:p>
          </table:table-cell>
          <table:table-cell/>
        </table:table-row>
        <table:table-row table:style-name="ro1">
          <table:table-cell office:value-type="string">
            <text:p>avg</text:p>
          </table:table-cell>
          <table:table-cell table:number-columns-repeated="4"/>
          <table:table-cell table:formula="of:=AVERAGE([.F3:.F370])" office:value-type="float" office:value="0.84896598097826">
            <text:p>0.848965981</text:p>
          </table:table-cell>
          <table:table-cell/>
        </table:table-row>
        <table:table-row table:style-name="ro2">
          <table:table-cell office:value-type="string">
            <text:p>count</text:p>
          </table:table-cell>
          <table:table-cell office:value-type="string">
            <text:p>gc</text:p>
          </table:table-cell>
          <table:table-cell table:formula="of:=[.F375]-[.C376]" office:value-type="float" office:value="352">
            <text:p>352</text:p>
          </table:table-cell>
          <table:table-cell table:number-columns-repeated="2"/>
          <table:table-cell table:formula="of:=COUNT([.F3:.F370])" office:value-type="float" office:value="368">
            <text:p>368</text:p>
          </table:table-cell>
          <table:table-cell/>
        </table:table-row>
        <table:table-row table:style-name="ro1">
          <table:table-cell/>
          <table:table-cell office:value-type="string">
            <text:p>full</text:p>
          </table:table-cell>
          <table:table-cell table:formula="of:=COUNTA([.C7];[.C9];[.C13];[.C17];[.C18];[.C48];[.C59];[.C96];[.C131];[.C143];[.C168];[.C206];[.C243];[.C279];[.C310];[.C341])" office:value-type="float" office:value="16">
            <text:p>16</text:p>
          </table:table-cell>
          <table:table-cell table:number-columns-repeated="4"/>
        </table:table-row>
        <table:table-row table:style-name="ro1" table:number-rows-repeated="104819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pare" table:style-name="ta1">
        <table:shapes>
          <draw:frame draw:z-index="0" draw:style-name="gr1" draw:text-style-name="P1" svg:width="21.315in" svg:height="9.6402in" svg:x="0.228in" svg:y="79.4622in">
            <draw:object draw:notify-on-update-of-ranges="Compare.B1:Compare.B1 Compare.C3:Compare.C465 Compare.B3:Compare.B465 Compare.E1:Compare.E1 Compare.F3:Compare.F337 Compare.E3:Compare.E337 Compare.H1:Compare.H1 Compare.I3:Compare.I213 Compare.H3:Compare.H213 Compare.K1:Compare.K1 Compare.L3:Compare.L370 Compare.K3:Compare.K37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4.7669in" svg:height="7.139in" svg:x="3.5154in" svg:y="71.6949in">
            <draw:object draw:notify-on-update-of-ranges="Compare.J439:Compare.J439 Compare.A468:Compare.A472 Compare.B1:Compare.B1 Compare.C468:Compare.C472 Compare.E1:Compare.E1 Compare.F339:Compare.F343 Compare.H1:Compare.H1 Compare.I215:Compare.I219 Compare.K1:Compare.K1 Compare.L372:Compare.L37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2" table:default-cell-style-name="Default"/>
        <table:table-column table:style-name="co1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row table:style-name="ro2">
          <table:table-cell/>
          <table:table-cell office:value-type="string">
            <text:p>CMS</text:p>
          </table:table-cell>
          <table:table-cell table:number-columns-repeated="2"/>
          <table:table-cell office:value-type="string">
            <text:p>G1</text:p>
          </table:table-cell>
          <table:table-cell table:number-columns-repeated="2"/>
          <table:table-cell office:value-type="string">
            <text:p>Serial</text:p>
          </table:table-cell>
          <table:table-cell table:number-columns-repeated="2"/>
          <table:table-cell office:value-type="string">
            <text:p>Paralel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0.595">
            <text:p>0.595</text:p>
          </table:table-cell>
          <table:table-cell office:value-type="float" office:value="0.586388">
            <text:p>0.586388</text:p>
          </table:table-cell>
          <table:table-cell/>
          <table:table-cell office:value-type="float" office:value="0.726">
            <text:p>0.726</text:p>
          </table:table-cell>
          <table:table-cell office:value-type="float" office:value="0.185788">
            <text:p>0.185788</text:p>
          </table:table-cell>
          <table:table-cell/>
          <table:table-cell office:value-type="float" office:value="0.11">
            <text:p>0.11</text:p>
          </table:table-cell>
          <table:table-cell office:value-type="float" office:value="0.029361">
            <text:p>0.029361</text:p>
          </table:table-cell>
          <table:table-cell/>
          <table:table-cell office:value-type="float" office:value="0.491">
            <text:p>0.491</text:p>
          </table:table-cell>
          <table:table-cell office:value-type="float" office:value="0.165648">
            <text:p>0.165648</text:p>
          </table:table-cell>
        </table:table-row>
        <table:table-row table:style-name="ro1">
          <table:table-cell/>
          <table:table-cell office:value-type="float" office:value="1.201">
            <text:p>1.201</text:p>
          </table:table-cell>
          <table:table-cell office:value-type="float" office:value="0.024633">
            <text:p>0.024633</text:p>
          </table:table-cell>
          <table:table-cell/>
          <table:table-cell office:value-type="float" office:value="1.115">
            <text:p>1.115</text:p>
          </table:table-cell>
          <table:table-cell office:value-type="float" office:value="0.279171">
            <text:p>0.279171</text:p>
          </table:table-cell>
          <table:table-cell/>
          <table:table-cell office:value-type="float" office:value="0.222">
            <text:p>0.222</text:p>
          </table:table-cell>
          <table:table-cell office:value-type="float" office:value="0.049409">
            <text:p>0.049409</text:p>
          </table:table-cell>
          <table:table-cell/>
          <table:table-cell office:value-type="float" office:value="0.789">
            <text:p>0.789</text:p>
          </table:table-cell>
          <table:table-cell office:value-type="float" office:value="0.269135">
            <text:p>0.269135</text:p>
          </table:table-cell>
        </table:table-row>
        <table:table-row table:style-name="ro1">
          <table:table-cell/>
          <table:table-cell office:value-type="float" office:value="1.253">
            <text:p>1.253</text:p>
          </table:table-cell>
          <table:table-cell office:value-type="float" office:value="0.366879">
            <text:p>0.366879</text:p>
          </table:table-cell>
          <table:table-cell/>
          <table:table-cell office:value-type="float" office:value="1.688">
            <text:p>1.688</text:p>
          </table:table-cell>
          <table:table-cell office:value-type="float" office:value="0.392807">
            <text:p>0.392807</text:p>
          </table:table-cell>
          <table:table-cell/>
          <table:table-cell office:value-type="float" office:value="0.296">
            <text:p>0.296</text:p>
          </table:table-cell>
          <table:table-cell office:value-type="float" office:value="0.060598">
            <text:p>0.060598</text:p>
          </table:table-cell>
          <table:table-cell/>
          <table:table-cell office:value-type="float" office:value="1.059">
            <text:p>1.059</text:p>
          </table:table-cell>
          <table:table-cell office:value-type="float" office:value="0.82788">
            <text:p>0.82788</text:p>
          </table:table-cell>
        </table:table-row>
        <table:table-row table:style-name="ro1">
          <table:table-cell/>
          <table:table-cell office:value-type="float" office:value="1.655">
            <text:p>1.655</text:p>
          </table:table-cell>
          <table:table-cell office:value-type="float" office:value="0.230287">
            <text:p>0.230287</text:p>
          </table:table-cell>
          <table:table-cell/>
          <table:table-cell office:value-type="float" office:value="2.421">
            <text:p>2.421</text:p>
          </table:table-cell>
          <table:table-cell office:value-type="float" office:value="1.328306">
            <text:p>1.328306</text:p>
          </table:table-cell>
          <table:table-cell/>
          <table:table-cell office:value-type="float" office:value="0.376">
            <text:p>0.376</text:p>
          </table:table-cell>
          <table:table-cell office:value-type="float" office:value="0.059254">
            <text:p>0.059254</text:p>
          </table:table-cell>
          <table:table-cell/>
          <table:table-cell office:value-type="float" office:value="1.945">
            <text:p>1.945</text:p>
          </table:table-cell>
          <table:table-cell office:value-type="float" office:value="0.296094">
            <text:p>0.296094</text:p>
          </table:table-cell>
        </table:table-row>
        <table:table-row table:style-name="ro1">
          <table:table-cell/>
          <table:table-cell office:value-type="float" office:value="1.921">
            <text:p>1.921</text:p>
          </table:table-cell>
          <table:table-cell office:value-type="float" office:value="0.238833">
            <text:p>0.238833</text:p>
          </table:table-cell>
          <table:table-cell/>
          <table:table-cell office:value-type="float" office:value="4.684">
            <text:p>4.684</text:p>
          </table:table-cell>
          <table:table-cell office:value-type="float" office:value="1.337175">
            <text:p>1.337175</text:p>
          </table:table-cell>
          <table:table-cell/>
          <table:table-cell table:style-name="ce1" office:value-type="float" office:value="0.436">
            <text:p>0.436</text:p>
          </table:table-cell>
          <table:table-cell table:style-name="ce1" office:value-type="float" office:value="0.128953">
            <text:p>0.128953</text:p>
          </table:table-cell>
          <table:table-cell/>
          <table:table-cell office:value-type="float" office:value="2.241">
            <text:p>2.241</text:p>
          </table:table-cell>
          <table:table-cell office:value-type="float" office:value="0.999562">
            <text:p>0.999562</text:p>
          </table:table-cell>
        </table:table-row>
        <table:table-row table:style-name="ro1">
          <table:table-cell/>
          <table:table-cell office:value-type="float" office:value="2.204">
            <text:p>2.204</text:p>
          </table:table-cell>
          <table:table-cell office:value-type="float" office:value="0.258003">
            <text:p>0.258003</text:p>
          </table:table-cell>
          <table:table-cell/>
          <table:table-cell office:value-type="float" office:value="7.305">
            <text:p>7.305</text:p>
          </table:table-cell>
          <table:table-cell office:value-type="float" office:value="1.707688">
            <text:p>1.707688</text:p>
          </table:table-cell>
          <table:table-cell/>
          <table:table-cell office:value-type="float" office:value="0.595">
            <text:p>0.595</text:p>
          </table:table-cell>
          <table:table-cell office:value-type="float" office:value="0.264572">
            <text:p>0.264572</text:p>
          </table:table-cell>
          <table:table-cell/>
          <table:table-cell office:value-type="float" office:value="3.338">
            <text:p>3.338</text:p>
          </table:table-cell>
          <table:table-cell office:value-type="float" office:value="0.377526">
            <text:p>0.377526</text:p>
          </table:table-cell>
        </table:table-row>
        <table:table-row table:style-name="ro1">
          <table:table-cell/>
          <table:table-cell office:value-type="float" office:value="2.509">
            <text:p>2.509</text:p>
          </table:table-cell>
          <table:table-cell office:value-type="float" office:value="0.232585">
            <text:p>0.232585</text:p>
          </table:table-cell>
          <table:table-cell/>
          <table:table-cell office:value-type="float" office:value="10.093">
            <text:p>10.093</text:p>
          </table:table-cell>
          <table:table-cell office:value-type="float" office:value="2.274626">
            <text:p>2.274626</text:p>
          </table:table-cell>
          <table:table-cell/>
          <table:table-cell office:value-type="float" office:value="0.904">
            <text:p>0.904</text:p>
          </table:table-cell>
          <table:table-cell office:value-type="float" office:value="0.113441">
            <text:p>0.113441</text:p>
          </table:table-cell>
          <table:table-cell/>
          <table:table-cell office:value-type="float" office:value="3.716">
            <text:p>3.716</text:p>
          </table:table-cell>
          <table:table-cell office:value-type="float" office:value="1.373642">
            <text:p>1.373642</text:p>
          </table:table-cell>
        </table:table-row>
        <table:table-row table:style-name="ro1">
          <table:table-cell/>
          <table:table-cell office:value-type="float" office:value="2.791">
            <text:p>2.791</text:p>
          </table:table-cell>
          <table:table-cell office:value-type="float" office:value="0.465857">
            <text:p>0.465857</text:p>
          </table:table-cell>
          <table:table-cell/>
          <table:table-cell office:value-type="float" office:value="14.144">
            <text:p>14.144</text:p>
          </table:table-cell>
          <table:table-cell office:value-type="float" office:value="0.623854">
            <text:p>0.623854</text:p>
          </table:table-cell>
          <table:table-cell/>
          <table:table-cell table:style-name="ce1" office:value-type="float" office:value="1.017">
            <text:p>1.017</text:p>
          </table:table-cell>
          <table:table-cell table:style-name="ce1" office:value-type="float" office:value="0.262041">
            <text:p>0.262041</text:p>
          </table:table-cell>
          <table:table-cell/>
          <table:table-cell office:value-type="float" office:value="5.221">
            <text:p>5.221</text:p>
          </table:table-cell>
          <table:table-cell office:value-type="float" office:value="0.349155">
            <text:p>0.349155</text:p>
          </table:table-cell>
        </table:table-row>
        <table:table-row table:style-name="ro1">
          <table:table-cell/>
          <table:table-cell office:value-type="float" office:value="3.331">
            <text:p>3.331</text:p>
          </table:table-cell>
          <table:table-cell office:value-type="float" office:value="0.274005">
            <text:p>0.274005</text:p>
          </table:table-cell>
          <table:table-cell/>
          <table:table-cell office:value-type="float" office:value="15.759">
            <text:p>15.759</text:p>
          </table:table-cell>
          <table:table-cell office:value-type="float" office:value="0.238762">
            <text:p>0.238762</text:p>
          </table:table-cell>
          <table:table-cell/>
          <table:table-cell office:value-type="float" office:value="1.355">
            <text:p>1.355</text:p>
          </table:table-cell>
          <table:table-cell office:value-type="float" office:value="0.265958">
            <text:p>0.265958</text:p>
          </table:table-cell>
          <table:table-cell/>
          <table:table-cell office:value-type="float" office:value="5.686">
            <text:p>5.686</text:p>
          </table:table-cell>
          <table:table-cell office:value-type="float" office:value="0.578713">
            <text:p>0.578713</text:p>
          </table:table-cell>
        </table:table-row>
        <table:table-row table:style-name="ro1">
          <table:table-cell/>
          <table:table-cell office:value-type="float" office:value="3.643">
            <text:p>3.643</text:p>
          </table:table-cell>
          <table:table-cell office:value-type="float" office:value="0.234094">
            <text:p>0.234094</text:p>
          </table:table-cell>
          <table:table-cell/>
          <table:table-cell office:value-type="float" office:value="17.557">
            <text:p>17.557</text:p>
          </table:table-cell>
          <table:table-cell office:value-type="float" office:value="0.283407">
            <text:p>0.283407</text:p>
          </table:table-cell>
          <table:table-cell/>
          <table:table-cell office:value-type="float" office:value="1.682">
            <text:p>1.682</text:p>
          </table:table-cell>
          <table:table-cell office:value-type="float" office:value="0.217867">
            <text:p>0.217867</text:p>
          </table:table-cell>
          <table:table-cell/>
          <table:table-cell office:value-type="float" office:value="6.374">
            <text:p>6.374</text:p>
          </table:table-cell>
          <table:table-cell office:value-type="float" office:value="0.684729">
            <text:p>0.684729</text:p>
          </table:table-cell>
        </table:table-row>
        <table:table-row table:style-name="ro1">
          <table:table-cell/>
          <table:table-cell office:value-type="float" office:value="3.922">
            <text:p>3.922</text:p>
          </table:table-cell>
          <table:table-cell office:value-type="float" office:value="0.200456">
            <text:p>0.200456</text:p>
          </table:table-cell>
          <table:table-cell/>
          <table:table-cell office:value-type="float" office:value="18.489">
            <text:p>18.489</text:p>
          </table:table-cell>
          <table:table-cell office:value-type="float" office:value="0.305208">
            <text:p>0.305208</text:p>
          </table:table-cell>
          <table:table-cell/>
          <table:table-cell table:style-name="ce1" office:value-type="float" office:value="1.9">
            <text:p>1.9</text:p>
          </table:table-cell>
          <table:table-cell table:style-name="ce1" office:value-type="float" office:value="0.571819">
            <text:p>0.571819</text:p>
          </table:table-cell>
          <table:table-cell/>
          <table:table-cell office:value-type="float" office:value="7.059">
            <text:p>7.059</text:p>
          </table:table-cell>
          <table:table-cell office:value-type="float" office:value="3.586913">
            <text:p>3.586913</text:p>
          </table:table-cell>
        </table:table-row>
        <table:table-row table:style-name="ro1">
          <table:table-cell/>
          <table:table-cell office:value-type="float" office:value="4.167">
            <text:p>4.167</text:p>
          </table:table-cell>
          <table:table-cell office:value-type="float" office:value="0.217424">
            <text:p>0.217424</text:p>
          </table:table-cell>
          <table:table-cell/>
          <table:table-cell office:value-type="float" office:value="19.427">
            <text:p>19.427</text:p>
          </table:table-cell>
          <table:table-cell office:value-type="float" office:value="0.116474">
            <text:p>0.116474</text:p>
          </table:table-cell>
          <table:table-cell/>
          <table:table-cell office:value-type="float" office:value="2.595">
            <text:p>2.595</text:p>
          </table:table-cell>
          <table:table-cell office:value-type="float" office:value="1.469666">
            <text:p>1.469666</text:p>
          </table:table-cell>
          <table:table-cell/>
          <table:table-cell office:value-type="float" office:value="10.757">
            <text:p>10.757</text:p>
          </table:table-cell>
          <table:table-cell office:value-type="float" office:value="1.261387">
            <text:p>1.261387</text:p>
          </table:table-cell>
        </table:table-row>
        <table:table-row table:style-name="ro1">
          <table:table-cell/>
          <table:table-cell office:value-type="float" office:value="4.413">
            <text:p>4.413</text:p>
          </table:table-cell>
          <table:table-cell office:value-type="float" office:value="0.183468">
            <text:p>0.183468</text:p>
          </table:table-cell>
          <table:table-cell/>
          <table:table-cell office:value-type="float" office:value="20.183">
            <text:p>20.183</text:p>
          </table:table-cell>
          <table:table-cell office:value-type="float" office:value="0.263264">
            <text:p>0.263264</text:p>
          </table:table-cell>
          <table:table-cell/>
          <table:table-cell office:value-type="float" office:value="4.203">
            <text:p>4.203</text:p>
          </table:table-cell>
          <table:table-cell office:value-type="float" office:value="1.080043">
            <text:p>1.080043</text:p>
          </table:table-cell>
          <table:table-cell/>
          <table:table-cell office:value-type="float" office:value="12.161">
            <text:p>12.161</text:p>
          </table:table-cell>
          <table:table-cell office:value-type="float" office:value="0.810379">
            <text:p>0.810379</text:p>
          </table:table-cell>
        </table:table-row>
        <table:table-row table:style-name="ro1">
          <table:table-cell/>
          <table:table-cell office:value-type="float" office:value="4.643">
            <text:p>4.643</text:p>
          </table:table-cell>
          <table:table-cell office:value-type="float" office:value="0.186371">
            <text:p>0.186371</text:p>
          </table:table-cell>
          <table:table-cell/>
          <table:table-cell office:value-type="float" office:value="21.065">
            <text:p>21.065</text:p>
          </table:table-cell>
          <table:table-cell office:value-type="float" office:value="0.150773">
            <text:p>0.150773</text:p>
          </table:table-cell>
          <table:table-cell/>
          <table:table-cell table:style-name="ce1" office:value-type="float" office:value="5.283">
            <text:p>5.283</text:p>
          </table:table-cell>
          <table:table-cell table:style-name="ce1" office:value-type="float" office:value="3.766378">
            <text:p>3.766378</text:p>
          </table:table-cell>
          <table:table-cell/>
          <table:table-cell office:value-type="float" office:value="13.168">
            <text:p>13.168</text:p>
          </table:table-cell>
          <table:table-cell office:value-type="float" office:value="1.660449">
            <text:p>1.660449</text:p>
          </table:table-cell>
        </table:table-row>
        <table:table-row table:style-name="ro1">
          <table:table-cell/>
          <table:table-cell office:value-type="float" office:value="4.875">
            <text:p>4.875</text:p>
          </table:table-cell>
          <table:table-cell office:value-type="float" office:value="0.243989">
            <text:p>0.243989</text:p>
          </table:table-cell>
          <table:table-cell/>
          <table:table-cell office:value-type="float" office:value="21.766">
            <text:p>21.766</text:p>
          </table:table-cell>
          <table:table-cell office:value-type="float" office:value="0.194071">
            <text:p>0.194071</text:p>
          </table:table-cell>
          <table:table-cell/>
          <table:table-cell office:value-type="float" office:value="9.311">
            <text:p>9.311</text:p>
          </table:table-cell>
          <table:table-cell office:value-type="float" office:value="0.349386">
            <text:p>0.349386</text:p>
          </table:table-cell>
          <table:table-cell/>
          <table:table-cell office:value-type="float" office:value="14.829">
            <text:p>14.829</text:p>
          </table:table-cell>
          <table:table-cell office:value-type="float" office:value="5.72967">
            <text:p>5.72967</text:p>
          </table:table-cell>
        </table:table-row>
        <table:table-row table:style-name="ro1">
          <table:table-cell/>
          <table:table-cell office:value-type="float" office:value="5.154">
            <text:p>5.154</text:p>
          </table:table-cell>
          <table:table-cell office:value-type="float" office:value="0.261277">
            <text:p>0.261277</text:p>
          </table:table-cell>
          <table:table-cell/>
          <table:table-cell office:value-type="float" office:value="22.633">
            <text:p>22.633</text:p>
          </table:table-cell>
          <table:table-cell office:value-type="float" office:value="0.224554">
            <text:p>0.224554</text:p>
          </table:table-cell>
          <table:table-cell/>
          <table:table-cell office:value-type="float" office:value="9.856">
            <text:p>9.856</text:p>
          </table:table-cell>
          <table:table-cell office:value-type="float" office:value="0.257764">
            <text:p>0.257764</text:p>
          </table:table-cell>
          <table:table-cell/>
          <table:table-cell office:value-type="float" office:value="20.775">
            <text:p>20.775</text:p>
          </table:table-cell>
          <table:table-cell office:value-type="float" office:value="6.127842">
            <text:p>6.127842</text:p>
          </table:table-cell>
        </table:table-row>
        <table:table-row table:style-name="ro1">
          <table:table-cell/>
          <table:table-cell office:value-type="float" office:value="5.466">
            <text:p>5.466</text:p>
          </table:table-cell>
          <table:table-cell office:value-type="float" office:value="0.278818">
            <text:p>0.278818</text:p>
          </table:table-cell>
          <table:table-cell/>
          <table:table-cell office:value-type="float" office:value="23.559">
            <text:p>23.559</text:p>
          </table:table-cell>
          <table:table-cell office:value-type="float" office:value="0.219198">
            <text:p>0.219198</text:p>
          </table:table-cell>
          <table:table-cell/>
          <table:table-cell office:value-type="float" office:value="10.312">
            <text:p>10.312</text:p>
          </table:table-cell>
          <table:table-cell office:value-type="float" office:value="0.119948">
            <text:p>0.119948</text:p>
          </table:table-cell>
          <table:table-cell/>
          <table:table-cell office:value-type="float" office:value="27.158">
            <text:p>27.158</text:p>
          </table:table-cell>
          <table:table-cell office:value-type="float" office:value="0.221878">
            <text:p>0.221878</text:p>
          </table:table-cell>
        </table:table-row>
        <table:table-row table:style-name="ro1">
          <table:table-cell/>
          <table:table-cell office:value-type="float" office:value="5.792">
            <text:p>5.792</text:p>
          </table:table-cell>
          <table:table-cell office:value-type="float" office:value="0.179873">
            <text:p>0.179873</text:p>
          </table:table-cell>
          <table:table-cell/>
          <table:table-cell office:value-type="float" office:value="24.451">
            <text:p>24.451</text:p>
          </table:table-cell>
          <table:table-cell office:value-type="float" office:value="0.147769">
            <text:p>0.147769</text:p>
          </table:table-cell>
          <table:table-cell/>
          <table:table-cell office:value-type="float" office:value="10.632">
            <text:p>10.632</text:p>
          </table:table-cell>
          <table:table-cell office:value-type="float" office:value="0.066419">
            <text:p>0.066419</text:p>
          </table:table-cell>
          <table:table-cell/>
          <table:table-cell office:value-type="float" office:value="27.542">
            <text:p>27.542</text:p>
          </table:table-cell>
          <table:table-cell office:value-type="float" office:value="0.175868">
            <text:p>0.175868</text:p>
          </table:table-cell>
        </table:table-row>
        <table:table-row table:style-name="ro1">
          <table:table-cell/>
          <table:table-cell office:value-type="float" office:value="6.041">
            <text:p>6.041</text:p>
          </table:table-cell>
          <table:table-cell office:value-type="float" office:value="0.355353">
            <text:p>0.355353</text:p>
          </table:table-cell>
          <table:table-cell/>
          <table:table-cell office:value-type="float" office:value="25.375">
            <text:p>25.375</text:p>
          </table:table-cell>
          <table:table-cell office:value-type="float" office:value="0.167318">
            <text:p>0.167318</text:p>
          </table:table-cell>
          <table:table-cell/>
          <table:table-cell office:value-type="float" office:value="10.927">
            <text:p>10.927</text:p>
          </table:table-cell>
          <table:table-cell office:value-type="float" office:value="0.025151">
            <text:p>0.025151</text:p>
          </table:table-cell>
          <table:table-cell/>
          <table:table-cell office:value-type="float" office:value="27.942">
            <text:p>27.942</text:p>
          </table:table-cell>
          <table:table-cell office:value-type="float" office:value="0.179425">
            <text:p>0.179425</text:p>
          </table:table-cell>
        </table:table-row>
        <table:table-row table:style-name="ro1">
          <table:table-cell/>
          <table:table-cell office:value-type="float" office:value="6.433">
            <text:p>6.433</text:p>
          </table:table-cell>
          <table:table-cell office:value-type="float" office:value="0.186702">
            <text:p>0.186702</text:p>
          </table:table-cell>
          <table:table-cell/>
          <table:table-cell office:value-type="float" office:value="26.916">
            <text:p>26.916</text:p>
          </table:table-cell>
          <table:table-cell office:value-type="float" office:value="0.235391">
            <text:p>0.235391</text:p>
          </table:table-cell>
          <table:table-cell/>
          <table:table-cell office:value-type="float" office:value="11.188">
            <text:p>11.188</text:p>
          </table:table-cell>
          <table:table-cell office:value-type="float" office:value="0.029871">
            <text:p>0.029871</text:p>
          </table:table-cell>
          <table:table-cell/>
          <table:table-cell office:value-type="float" office:value="28.332">
            <text:p>28.332</text:p>
          </table:table-cell>
          <table:table-cell office:value-type="float" office:value="0.189382">
            <text:p>0.189382</text:p>
          </table:table-cell>
        </table:table-row>
        <table:table-row table:style-name="ro1">
          <table:table-cell/>
          <table:table-cell office:value-type="float" office:value="6.674">
            <text:p>6.674</text:p>
          </table:table-cell>
          <table:table-cell office:value-type="float" office:value="0.249916">
            <text:p>0.249916</text:p>
          </table:table-cell>
          <table:table-cell/>
          <table:table-cell office:value-type="float" office:value="28.217">
            <text:p>28.217</text:p>
          </table:table-cell>
          <table:table-cell office:value-type="float" office:value="0.381563">
            <text:p>0.381563</text:p>
          </table:table-cell>
          <table:table-cell/>
          <table:table-cell office:value-type="float" office:value="11.512">
            <text:p>11.512</text:p>
          </table:table-cell>
          <table:table-cell office:value-type="float" office:value="0.032386">
            <text:p>0.032386</text:p>
          </table:table-cell>
          <table:table-cell/>
          <table:table-cell office:value-type="float" office:value="28.803">
            <text:p>28.803</text:p>
          </table:table-cell>
          <table:table-cell office:value-type="float" office:value="0.20983">
            <text:p>0.20983</text:p>
          </table:table-cell>
        </table:table-row>
        <table:table-row table:style-name="ro1">
          <table:table-cell/>
          <table:table-cell office:value-type="float" office:value="6.99">
            <text:p>6.99</text:p>
          </table:table-cell>
          <table:table-cell office:value-type="float" office:value="0.238252">
            <text:p>0.238252</text:p>
          </table:table-cell>
          <table:table-cell/>
          <table:table-cell office:value-type="float" office:value="29.654">
            <text:p>29.654</text:p>
          </table:table-cell>
          <table:table-cell office:value-type="float" office:value="0.116642">
            <text:p>0.116642</text:p>
          </table:table-cell>
          <table:table-cell/>
          <table:table-cell office:value-type="float" office:value="11.832">
            <text:p>11.832</text:p>
          </table:table-cell>
          <table:table-cell office:value-type="float" office:value="0.075786">
            <text:p>0.075786</text:p>
          </table:table-cell>
          <table:table-cell/>
          <table:table-cell office:value-type="float" office:value="29.305">
            <text:p>29.305</text:p>
          </table:table-cell>
          <table:table-cell office:value-type="float" office:value="0.305993">
            <text:p>0.305993</text:p>
          </table:table-cell>
        </table:table-row>
        <table:table-row table:style-name="ro1">
          <table:table-cell/>
          <table:table-cell office:value-type="float" office:value="7.286">
            <text:p>7.286</text:p>
          </table:table-cell>
          <table:table-cell office:value-type="float" office:value="0.184022">
            <text:p>0.184022</text:p>
          </table:table-cell>
          <table:table-cell/>
          <table:table-cell office:value-type="float" office:value="30.725">
            <text:p>30.725</text:p>
          </table:table-cell>
          <table:table-cell office:value-type="float" office:value="0.237093">
            <text:p>0.237093</text:p>
          </table:table-cell>
          <table:table-cell/>
          <table:table-cell office:value-type="float" office:value="12.2">
            <text:p>12.2</text:p>
          </table:table-cell>
          <table:table-cell office:value-type="float" office:value="0.079695">
            <text:p>0.079695</text:p>
          </table:table-cell>
          <table:table-cell/>
          <table:table-cell office:value-type="float" office:value="29.964">
            <text:p>29.964</text:p>
          </table:table-cell>
          <table:table-cell office:value-type="float" office:value="0.399999">
            <text:p>0.399999</text:p>
          </table:table-cell>
        </table:table-row>
        <table:table-row table:style-name="ro1">
          <table:table-cell/>
          <table:table-cell office:value-type="float" office:value="7.535">
            <text:p>7.535</text:p>
          </table:table-cell>
          <table:table-cell office:value-type="float" office:value="0.241759">
            <text:p>0.241759</text:p>
          </table:table-cell>
          <table:table-cell/>
          <table:table-cell office:value-type="float" office:value="32.056">
            <text:p>32.056</text:p>
          </table:table-cell>
          <table:table-cell office:value-type="float" office:value="0.247551">
            <text:p>0.247551</text:p>
          </table:table-cell>
          <table:table-cell/>
          <table:table-cell office:value-type="float" office:value="12.54">
            <text:p>12.54</text:p>
          </table:table-cell>
          <table:table-cell office:value-type="float" office:value="0.038445">
            <text:p>0.038445</text:p>
          </table:table-cell>
          <table:table-cell/>
          <table:table-cell office:value-type="float" office:value="31.49">
            <text:p>31.49</text:p>
          </table:table-cell>
          <table:table-cell office:value-type="float" office:value="0.310947">
            <text:p>0.310947</text:p>
          </table:table-cell>
        </table:table-row>
        <table:table-row table:style-name="ro1">
          <table:table-cell/>
          <table:table-cell office:value-type="float" office:value="7.824">
            <text:p>7.824</text:p>
          </table:table-cell>
          <table:table-cell office:value-type="float" office:value="0.304752">
            <text:p>0.304752</text:p>
          </table:table-cell>
          <table:table-cell/>
          <table:table-cell office:value-type="float" office:value="33.365">
            <text:p>33.365</text:p>
          </table:table-cell>
          <table:table-cell office:value-type="float" office:value="0.443367">
            <text:p>0.443367</text:p>
          </table:table-cell>
          <table:table-cell/>
          <table:table-cell office:value-type="float" office:value="12.768">
            <text:p>12.768</text:p>
          </table:table-cell>
          <table:table-cell office:value-type="float" office:value="0.043839">
            <text:p>0.043839</text:p>
          </table:table-cell>
          <table:table-cell/>
          <table:table-cell office:value-type="float" office:value="32.358">
            <text:p>32.358</text:p>
          </table:table-cell>
          <table:table-cell office:value-type="float" office:value="0.140443">
            <text:p>0.140443</text:p>
          </table:table-cell>
        </table:table-row>
        <table:table-row table:style-name="ro1">
          <table:table-cell/>
          <table:table-cell office:value-type="float" office:value="8.191">
            <text:p>8.191</text:p>
          </table:table-cell>
          <table:table-cell office:value-type="float" office:value="0.191509">
            <text:p>0.191509</text:p>
          </table:table-cell>
          <table:table-cell/>
          <table:table-cell office:value-type="float" office:value="34.717">
            <text:p>34.717</text:p>
          </table:table-cell>
          <table:table-cell office:value-type="float" office:value="0.34818">
            <text:p>0.34818</text:p>
          </table:table-cell>
          <table:table-cell/>
          <table:table-cell office:value-type="float" office:value="13.01">
            <text:p>13.01</text:p>
          </table:table-cell>
          <table:table-cell office:value-type="float" office:value="0.088313">
            <text:p>0.088313</text:p>
          </table:table-cell>
          <table:table-cell/>
          <table:table-cell office:value-type="float" office:value="32.763">
            <text:p>32.763</text:p>
          </table:table-cell>
          <table:table-cell office:value-type="float" office:value="0.218114">
            <text:p>0.218114</text:p>
          </table:table-cell>
        </table:table-row>
        <table:table-row table:style-name="ro1">
          <table:table-cell/>
          <table:table-cell office:value-type="float" office:value="8.432">
            <text:p>8.432</text:p>
          </table:table-cell>
          <table:table-cell office:value-type="float" office:value="0.245534">
            <text:p>0.245534</text:p>
          </table:table-cell>
          <table:table-cell/>
          <table:table-cell office:value-type="float" office:value="36.131">
            <text:p>36.131</text:p>
          </table:table-cell>
          <table:table-cell office:value-type="float" office:value="0.263206">
            <text:p>0.263206</text:p>
          </table:table-cell>
          <table:table-cell/>
          <table:table-cell office:value-type="float" office:value="13.296">
            <text:p>13.296</text:p>
          </table:table-cell>
          <table:table-cell office:value-type="float" office:value="0.061">
            <text:p>0.061</text:p>
          </table:table-cell>
          <table:table-cell/>
          <table:table-cell office:value-type="float" office:value="33.278">
            <text:p>33.278</text:p>
          </table:table-cell>
          <table:table-cell office:value-type="float" office:value="0.110618">
            <text:p>0.110618</text:p>
          </table:table-cell>
        </table:table-row>
        <table:table-row table:style-name="ro1">
          <table:table-cell/>
          <table:table-cell office:value-type="float" office:value="8.717">
            <text:p>8.717</text:p>
          </table:table-cell>
          <table:table-cell office:value-type="float" office:value="0.266267">
            <text:p>0.266267</text:p>
          </table:table-cell>
          <table:table-cell/>
          <table:table-cell office:value-type="float" office:value="37.408">
            <text:p>37.408</text:p>
          </table:table-cell>
          <table:table-cell office:value-type="float" office:value="0.297279">
            <text:p>0.297279</text:p>
          </table:table-cell>
          <table:table-cell/>
          <table:table-cell office:value-type="float" office:value="13.558">
            <text:p>13.558</text:p>
          </table:table-cell>
          <table:table-cell office:value-type="float" office:value="0.128473">
            <text:p>0.128473</text:p>
          </table:table-cell>
          <table:table-cell/>
          <table:table-cell office:value-type="float" office:value="33.702">
            <text:p>33.702</text:p>
          </table:table-cell>
          <table:table-cell office:value-type="float" office:value="0.131765">
            <text:p>0.131765</text:p>
          </table:table-cell>
        </table:table-row>
        <table:table-row table:style-name="ro1">
          <table:table-cell/>
          <table:table-cell office:value-type="float" office:value="9.041">
            <text:p>9.041</text:p>
          </table:table-cell>
          <table:table-cell office:value-type="float" office:value="0.30786">
            <text:p>0.30786</text:p>
          </table:table-cell>
          <table:table-cell/>
          <table:table-cell office:value-type="float" office:value="38.673">
            <text:p>38.673</text:p>
          </table:table-cell>
          <table:table-cell office:value-type="float" office:value="0.448425">
            <text:p>0.448425</text:p>
          </table:table-cell>
          <table:table-cell/>
          <table:table-cell office:value-type="float" office:value="13.893">
            <text:p>13.893</text:p>
          </table:table-cell>
          <table:table-cell office:value-type="float" office:value="0.055618">
            <text:p>0.055618</text:p>
          </table:table-cell>
          <table:table-cell/>
          <table:table-cell office:value-type="float" office:value="34.159">
            <text:p>34.159</text:p>
          </table:table-cell>
          <table:table-cell office:value-type="float" office:value="0.176332">
            <text:p>0.176332</text:p>
          </table:table-cell>
        </table:table-row>
        <table:table-row table:style-name="ro1">
          <table:table-cell/>
          <table:table-cell office:value-type="float" office:value="9.387">
            <text:p>9.387</text:p>
          </table:table-cell>
          <table:table-cell office:value-type="float" office:value="0.247785">
            <text:p>0.247785</text:p>
          </table:table-cell>
          <table:table-cell/>
          <table:table-cell office:value-type="float" office:value="40.16">
            <text:p>40.16</text:p>
          </table:table-cell>
          <table:table-cell office:value-type="float" office:value="0.272908">
            <text:p>0.272908</text:p>
          </table:table-cell>
          <table:table-cell/>
          <table:table-cell office:value-type="float" office:value="14.142">
            <text:p>14.142</text:p>
          </table:table-cell>
          <table:table-cell office:value-type="float" office:value="0.058584">
            <text:p>0.058584</text:p>
          </table:table-cell>
          <table:table-cell/>
          <table:table-cell office:value-type="float" office:value="34.65">
            <text:p>34.65</text:p>
          </table:table-cell>
          <table:table-cell office:value-type="float" office:value="0.212361">
            <text:p>0.212361</text:p>
          </table:table-cell>
        </table:table-row>
        <table:table-row table:style-name="ro1">
          <table:table-cell/>
          <table:table-cell office:value-type="float" office:value="9.681">
            <text:p>9.681</text:p>
          </table:table-cell>
          <table:table-cell office:value-type="float" office:value="0.293321">
            <text:p>0.293321</text:p>
          </table:table-cell>
          <table:table-cell/>
          <table:table-cell table:style-name="ce1" office:value-type="float" office:value="40.798">
            <text:p>40.798</text:p>
          </table:table-cell>
          <table:table-cell table:style-name="ce1" office:value-type="float" office:value="28.279797">
            <text:p>28.279797</text:p>
          </table:table-cell>
          <table:table-cell/>
          <table:table-cell office:value-type="float" office:value="14.396">
            <text:p>14.396</text:p>
          </table:table-cell>
          <table:table-cell office:value-type="float" office:value="0.04073">
            <text:p>0.04073</text:p>
          </table:table-cell>
          <table:table-cell/>
          <table:table-cell office:value-type="float" office:value="35.415">
            <text:p>35.415</text:p>
          </table:table-cell>
          <table:table-cell office:value-type="float" office:value="0.218511">
            <text:p>0.218511</text:p>
          </table:table-cell>
        </table:table-row>
        <table:table-row table:style-name="ro1">
          <table:table-cell/>
          <table:table-cell office:value-type="float" office:value="10.058">
            <text:p>10.058</text:p>
          </table:table-cell>
          <table:table-cell office:value-type="float" office:value="0.259823">
            <text:p>0.259823</text:p>
          </table:table-cell>
          <table:table-cell/>
          <table:table-cell office:value-type="float" office:value="40.801">
            <text:p>40.801</text:p>
          </table:table-cell>
          <table:table-cell office:value-type="float" office:value="0.022483">
            <text:p>0.022483</text:p>
          </table:table-cell>
          <table:table-cell/>
          <table:table-cell office:value-type="float" office:value="14.631">
            <text:p>14.631</text:p>
          </table:table-cell>
          <table:table-cell office:value-type="float" office:value="0.122667">
            <text:p>0.122667</text:p>
          </table:table-cell>
          <table:table-cell/>
          <table:table-cell office:value-type="float" office:value="35.962">
            <text:p>35.962</text:p>
          </table:table-cell>
          <table:table-cell office:value-type="float" office:value="0.204055">
            <text:p>0.204055</text:p>
          </table:table-cell>
        </table:table-row>
        <table:table-row table:style-name="ro1">
          <table:table-cell/>
          <table:table-cell office:value-type="float" office:value="10.358">
            <text:p>10.358</text:p>
          </table:table-cell>
          <table:table-cell office:value-type="float" office:value="0.275946">
            <text:p>0.275946</text:p>
          </table:table-cell>
          <table:table-cell/>
          <table:table-cell office:value-type="float" office:value="40.849">
            <text:p>40.849</text:p>
          </table:table-cell>
          <table:table-cell office:value-type="float" office:value="0.013301">
            <text:p>0.013301</text:p>
          </table:table-cell>
          <table:table-cell/>
          <table:table-cell office:value-type="float" office:value="14.983">
            <text:p>14.983</text:p>
          </table:table-cell>
          <table:table-cell office:value-type="float" office:value="0.221005">
            <text:p>0.221005</text:p>
          </table:table-cell>
          <table:table-cell/>
          <table:table-cell office:value-type="float" office:value="36.545">
            <text:p>36.545</text:p>
          </table:table-cell>
          <table:table-cell office:value-type="float" office:value="0.178239">
            <text:p>0.178239</text:p>
          </table:table-cell>
        </table:table-row>
        <table:table-row table:style-name="ro1">
          <table:table-cell/>
          <table:table-cell office:value-type="float" office:value="10.7">
            <text:p>10.7</text:p>
          </table:table-cell>
          <table:table-cell office:value-type="float" office:value="0.197169">
            <text:p>0.197169</text:p>
          </table:table-cell>
          <table:table-cell/>
          <table:table-cell office:value-type="float" office:value="41.397">
            <text:p>41.397</text:p>
          </table:table-cell>
          <table:table-cell office:value-type="float" office:value="0.274688">
            <text:p>0.274688</text:p>
          </table:table-cell>
          <table:table-cell/>
          <table:table-cell office:value-type="float" office:value="15.479">
            <text:p>15.479</text:p>
          </table:table-cell>
          <table:table-cell office:value-type="float" office:value="0.826006">
            <text:p>0.826006</text:p>
          </table:table-cell>
          <table:table-cell/>
          <table:table-cell office:value-type="float" office:value="37.082">
            <text:p>37.082</text:p>
          </table:table-cell>
          <table:table-cell office:value-type="float" office:value="0.200169">
            <text:p>0.200169</text:p>
          </table:table-cell>
        </table:table-row>
        <table:table-row table:style-name="ro1">
          <table:table-cell/>
          <table:table-cell office:value-type="float" office:value="10.997">
            <text:p>10.997</text:p>
          </table:table-cell>
          <table:table-cell office:value-type="float" office:value="0.230481">
            <text:p>0.230481</text:p>
          </table:table-cell>
          <table:table-cell/>
          <table:table-cell office:value-type="float" office:value="42.469">
            <text:p>42.469</text:p>
          </table:table-cell>
          <table:table-cell office:value-type="float" office:value="0.226518">
            <text:p>0.226518</text:p>
          </table:table-cell>
          <table:table-cell/>
          <table:table-cell table:style-name="ce1" office:value-type="float" office:value="16.499">
            <text:p>16.499</text:p>
          </table:table-cell>
          <table:table-cell table:style-name="ce1" office:value-type="float" office:value="3.230026">
            <text:p>3.230026</text:p>
          </table:table-cell>
          <table:table-cell/>
          <table:table-cell office:value-type="float" office:value="37.682">
            <text:p>37.682</text:p>
          </table:table-cell>
          <table:table-cell office:value-type="float" office:value="0.131466">
            <text:p>0.131466</text:p>
          </table:table-cell>
        </table:table-row>
        <table:table-row table:style-name="ro1">
          <table:table-cell/>
          <table:table-cell office:value-type="float" office:value="11.311">
            <text:p>11.311</text:p>
          </table:table-cell>
          <table:table-cell office:value-type="float" office:value="0.277361">
            <text:p>0.277361</text:p>
          </table:table-cell>
          <table:table-cell/>
          <table:table-cell office:value-type="float" office:value="43.572">
            <text:p>43.572</text:p>
          </table:table-cell>
          <table:table-cell office:value-type="float" office:value="0.359865">
            <text:p>0.359865</text:p>
          </table:table-cell>
          <table:table-cell/>
          <table:table-cell office:value-type="float" office:value="19.959">
            <text:p>19.959</text:p>
          </table:table-cell>
          <table:table-cell office:value-type="float" office:value="0.354618">
            <text:p>0.354618</text:p>
          </table:table-cell>
          <table:table-cell/>
          <table:table-cell office:value-type="float" office:value="38.195">
            <text:p>38.195</text:p>
          </table:table-cell>
          <table:table-cell office:value-type="float" office:value="0.149237">
            <text:p>0.149237</text:p>
          </table:table-cell>
        </table:table-row>
        <table:table-row table:style-name="ro1">
          <table:table-cell/>
          <table:table-cell office:value-type="float" office:value="11.641">
            <text:p>11.641</text:p>
          </table:table-cell>
          <table:table-cell office:value-type="float" office:value="0.124781">
            <text:p>0.124781</text:p>
          </table:table-cell>
          <table:table-cell/>
          <table:table-cell office:value-type="float" office:value="44.692">
            <text:p>44.692</text:p>
          </table:table-cell>
          <table:table-cell office:value-type="float" office:value="1.793373">
            <text:p>1.793373</text:p>
          </table:table-cell>
          <table:table-cell/>
          <table:table-cell office:value-type="float" office:value="20.586">
            <text:p>20.586</text:p>
          </table:table-cell>
          <table:table-cell office:value-type="float" office:value="0.130013">
            <text:p>0.130013</text:p>
          </table:table-cell>
          <table:table-cell/>
          <table:table-cell office:value-type="float" office:value="38.805">
            <text:p>38.805</text:p>
          </table:table-cell>
          <table:table-cell office:value-type="float" office:value="0.167212">
            <text:p>0.167212</text:p>
          </table:table-cell>
        </table:table-row>
        <table:table-row table:style-name="ro1">
          <table:table-cell/>
          <table:table-cell office:value-type="float" office:value="11.805">
            <text:p>11.805</text:p>
          </table:table-cell>
          <table:table-cell office:value-type="float" office:value="0.283679">
            <text:p>0.283679</text:p>
          </table:table-cell>
          <table:table-cell/>
          <table:table-cell office:value-type="float" office:value="47.27">
            <text:p>47.27</text:p>
          </table:table-cell>
          <table:table-cell office:value-type="float" office:value="2.885174">
            <text:p>2.885174</text:p>
          </table:table-cell>
          <table:table-cell/>
          <table:table-cell office:value-type="float" office:value="21.008">
            <text:p>21.008</text:p>
          </table:table-cell>
          <table:table-cell office:value-type="float" office:value="0.070597">
            <text:p>0.070597</text:p>
          </table:table-cell>
          <table:table-cell/>
          <table:table-cell office:value-type="float" office:value="39.461">
            <text:p>39.461</text:p>
          </table:table-cell>
          <table:table-cell office:value-type="float" office:value="0.186183">
            <text:p>0.186183</text:p>
          </table:table-cell>
        </table:table-row>
        <table:table-row table:style-name="ro1">
          <table:table-cell/>
          <table:table-cell office:value-type="float" office:value="12.126">
            <text:p>12.126</text:p>
          </table:table-cell>
          <table:table-cell office:value-type="float" office:value="0.165095">
            <text:p>0.165095</text:p>
          </table:table-cell>
          <table:table-cell/>
          <table:table-cell office:value-type="float" office:value="51.044">
            <text:p>51.044</text:p>
          </table:table-cell>
          <table:table-cell office:value-type="float" office:value="2.631434">
            <text:p>2.631434</text:p>
          </table:table-cell>
          <table:table-cell/>
          <table:table-cell office:value-type="float" office:value="21.543">
            <text:p>21.543</text:p>
          </table:table-cell>
          <table:table-cell office:value-type="float" office:value="0.114739">
            <text:p>0.114739</text:p>
          </table:table-cell>
          <table:table-cell/>
          <table:table-cell office:value-type="float" office:value="40.066">
            <text:p>40.066</text:p>
          </table:table-cell>
          <table:table-cell office:value-type="float" office:value="0.191105">
            <text:p>0.191105</text:p>
          </table:table-cell>
        </table:table-row>
        <table:table-row table:style-name="ro1">
          <table:table-cell/>
          <table:table-cell office:value-type="float" office:value="12.324">
            <text:p>12.324</text:p>
          </table:table-cell>
          <table:table-cell office:value-type="float" office:value="0.254532">
            <text:p>0.254532</text:p>
          </table:table-cell>
          <table:table-cell/>
          <table:table-cell office:value-type="float" office:value="54.521">
            <text:p>54.521</text:p>
          </table:table-cell>
          <table:table-cell office:value-type="float" office:value="2.424792">
            <text:p>2.424792</text:p>
          </table:table-cell>
          <table:table-cell/>
          <table:table-cell office:value-type="float" office:value="22.012">
            <text:p>22.012</text:p>
          </table:table-cell>
          <table:table-cell office:value-type="float" office:value="0.074441">
            <text:p>0.074441</text:p>
          </table:table-cell>
          <table:table-cell/>
          <table:table-cell office:value-type="float" office:value="40.691">
            <text:p>40.691</text:p>
          </table:table-cell>
          <table:table-cell office:value-type="float" office:value="0.158084">
            <text:p>0.158084</text:p>
          </table:table-cell>
        </table:table-row>
        <table:table-row table:style-name="ro1">
          <table:table-cell/>
          <table:table-cell office:value-type="float" office:value="12.633">
            <text:p>12.633</text:p>
          </table:table-cell>
          <table:table-cell office:value-type="float" office:value="0.067119">
            <text:p>0.067119</text:p>
          </table:table-cell>
          <table:table-cell/>
          <table:table-cell office:value-type="float" office:value="58.15">
            <text:p>58.15</text:p>
          </table:table-cell>
          <table:table-cell office:value-type="float" office:value="3.679859">
            <text:p>3.679859</text:p>
          </table:table-cell>
          <table:table-cell/>
          <table:table-cell office:value-type="float" office:value="22.349">
            <text:p>22.349</text:p>
          </table:table-cell>
          <table:table-cell office:value-type="float" office:value="0.055157">
            <text:p>0.055157</text:p>
          </table:table-cell>
          <table:table-cell/>
          <table:table-cell office:value-type="float" office:value="41.314">
            <text:p>41.314</text:p>
          </table:table-cell>
          <table:table-cell office:value-type="float" office:value="0.116215">
            <text:p>0.116215</text:p>
          </table:table-cell>
        </table:table-row>
        <table:table-row table:style-name="ro1">
          <table:table-cell/>
          <table:table-cell office:value-type="float" office:value="12.771">
            <text:p>12.771</text:p>
          </table:table-cell>
          <table:table-cell office:value-type="float" office:value="0.297079">
            <text:p>0.297079</text:p>
          </table:table-cell>
          <table:table-cell/>
          <table:table-cell office:value-type="float" office:value="63.119">
            <text:p>63.119</text:p>
          </table:table-cell>
          <table:table-cell office:value-type="float" office:value="2.64603">
            <text:p>2.64603</text:p>
          </table:table-cell>
          <table:table-cell/>
          <table:table-cell office:value-type="float" office:value="22.594">
            <text:p>22.594</text:p>
          </table:table-cell>
          <table:table-cell office:value-type="float" office:value="0.06029">
            <text:p>0.06029</text:p>
          </table:table-cell>
          <table:table-cell/>
          <table:table-cell office:value-type="float" office:value="41.895">
            <text:p>41.895</text:p>
          </table:table-cell>
          <table:table-cell office:value-type="float" office:value="0.172013">
            <text:p>0.172013</text:p>
          </table:table-cell>
        </table:table-row>
        <table:table-row table:style-name="ro1">
          <table:table-cell/>
          <table:table-cell office:value-type="float" office:value="13.173">
            <text:p>13.173</text:p>
          </table:table-cell>
          <table:table-cell office:value-type="float" office:value="0.209913">
            <text:p>0.209913</text:p>
          </table:table-cell>
          <table:table-cell/>
          <table:table-cell office:value-type="float" office:value="66.564">
            <text:p>66.564</text:p>
          </table:table-cell>
          <table:table-cell office:value-type="float" office:value="1.211919">
            <text:p>1.211919</text:p>
          </table:table-cell>
          <table:table-cell/>
          <table:table-cell office:value-type="float" office:value="22.846">
            <text:p>22.846</text:p>
          </table:table-cell>
          <table:table-cell office:value-type="float" office:value="0.066379">
            <text:p>0.066379</text:p>
          </table:table-cell>
          <table:table-cell/>
          <table:table-cell office:value-type="float" office:value="42.523">
            <text:p>42.523</text:p>
          </table:table-cell>
          <table:table-cell office:value-type="float" office:value="0.055752">
            <text:p>0.055752</text:p>
          </table:table-cell>
        </table:table-row>
        <table:table-row table:style-name="ro1">
          <table:table-cell/>
          <table:table-cell office:value-type="float" office:value="13.441">
            <text:p>13.441</text:p>
          </table:table-cell>
          <table:table-cell office:value-type="float" office:value="0.174019">
            <text:p>0.174019</text:p>
          </table:table-cell>
          <table:table-cell/>
          <table:table-cell office:value-type="float" office:value="68.097">
            <text:p>68.097</text:p>
          </table:table-cell>
          <table:table-cell office:value-type="float" office:value="2.572488">
            <text:p>2.572488</text:p>
          </table:table-cell>
          <table:table-cell/>
          <table:table-cell office:value-type="float" office:value="23.106">
            <text:p>23.106</text:p>
          </table:table-cell>
          <table:table-cell office:value-type="float" office:value="0.074372">
            <text:p>0.074372</text:p>
          </table:table-cell>
          <table:table-cell/>
          <table:table-cell office:value-type="float" office:value="43.144">
            <text:p>43.144</text:p>
          </table:table-cell>
          <table:table-cell office:value-type="float" office:value="1.154005">
            <text:p>1.154005</text:p>
          </table:table-cell>
        </table:table-row>
        <table:table-row table:style-name="ro1">
          <table:table-cell/>
          <table:table-cell office:value-type="float" office:value="13.658">
            <text:p>13.658</text:p>
          </table:table-cell>
          <table:table-cell office:value-type="float" office:value="0.297612">
            <text:p>0.297612</text:p>
          </table:table-cell>
          <table:table-cell/>
          <table:table-cell office:value-type="float" office:value="71.084">
            <text:p>71.084</text:p>
          </table:table-cell>
          <table:table-cell office:value-type="float" office:value="1.149761">
            <text:p>1.149761</text:p>
          </table:table-cell>
          <table:table-cell/>
          <table:table-cell office:value-type="float" office:value="23.376">
            <text:p>23.376</text:p>
          </table:table-cell>
          <table:table-cell office:value-type="float" office:value="0.047151">
            <text:p>0.047151</text:p>
          </table:table-cell>
          <table:table-cell/>
          <table:table-cell office:value-type="float" office:value="44.654">
            <text:p>44.654</text:p>
          </table:table-cell>
          <table:table-cell office:value-type="float" office:value="1.083693">
            <text:p>1.083693</text:p>
          </table:table-cell>
        </table:table-row>
        <table:table-row table:style-name="ro1">
          <table:table-cell/>
          <table:table-cell office:value-type="float" office:value="14.013">
            <text:p>14.013</text:p>
          </table:table-cell>
          <table:table-cell office:value-type="float" office:value="0.309229">
            <text:p>0.309229</text:p>
          </table:table-cell>
          <table:table-cell/>
          <table:table-cell office:value-type="float" office:value="72.293">
            <text:p>72.293</text:p>
          </table:table-cell>
          <table:table-cell office:value-type="float" office:value="0.61037">
            <text:p>0.61037</text:p>
          </table:table-cell>
          <table:table-cell/>
          <table:table-cell office:value-type="float" office:value="23.636">
            <text:p>23.636</text:p>
          </table:table-cell>
          <table:table-cell office:value-type="float" office:value="0.057684">
            <text:p>0.057684</text:p>
          </table:table-cell>
          <table:table-cell/>
          <table:table-cell office:value-type="float" office:value="45.738">
            <text:p>45.738</text:p>
          </table:table-cell>
          <table:table-cell office:value-type="float" office:value="7.753109">
            <text:p>7.753109</text:p>
          </table:table-cell>
        </table:table-row>
        <table:table-row table:style-name="ro1">
          <table:table-cell/>
          <table:table-cell office:value-type="float" office:value="14.372">
            <text:p>14.372</text:p>
          </table:table-cell>
          <table:table-cell office:value-type="float" office:value="0.217215">
            <text:p>0.217215</text:p>
          </table:table-cell>
          <table:table-cell/>
          <table:table-cell office:value-type="float" office:value="72.933">
            <text:p>72.933</text:p>
          </table:table-cell>
          <table:table-cell office:value-type="float" office:value="0.043828">
            <text:p>0.043828</text:p>
          </table:table-cell>
          <table:table-cell/>
          <table:table-cell office:value-type="float" office:value="23.888">
            <text:p>23.888</text:p>
          </table:table-cell>
          <table:table-cell office:value-type="float" office:value="0.065449">
            <text:p>0.065449</text:p>
          </table:table-cell>
          <table:table-cell/>
          <table:table-cell office:value-type="float" office:value="54.125">
            <text:p>54.125</text:p>
          </table:table-cell>
          <table:table-cell office:value-type="float" office:value="1.004946">
            <text:p>1.004946</text:p>
          </table:table-cell>
        </table:table-row>
        <table:table-row table:style-name="ro1">
          <table:table-cell/>
          <table:table-cell office:value-type="float" office:value="14.638">
            <text:p>14.638</text:p>
          </table:table-cell>
          <table:table-cell office:value-type="float" office:value="0.24909">
            <text:p>0.24909</text:p>
          </table:table-cell>
          <table:table-cell/>
          <table:table-cell table:style-name="ce1" office:value-type="float" office:value="72.981">
            <text:p>72.981</text:p>
          </table:table-cell>
          <table:table-cell table:style-name="ce1" office:value-type="float" office:value="5.8439">
            <text:p>5.8439</text:p>
          </table:table-cell>
          <table:table-cell/>
          <table:table-cell office:value-type="float" office:value="24.145">
            <text:p>24.145</text:p>
          </table:table-cell>
          <table:table-cell office:value-type="float" office:value="0.078198">
            <text:p>0.078198</text:p>
          </table:table-cell>
          <table:table-cell/>
          <table:table-cell office:value-type="float" office:value="55.543">
            <text:p>55.543</text:p>
          </table:table-cell>
          <table:table-cell office:value-type="float" office:value="1.418479">
            <text:p>1.418479</text:p>
          </table:table-cell>
        </table:table-row>
        <table:table-row table:style-name="ro1">
          <table:table-cell/>
          <table:table-cell office:value-type="float" office:value="14.935">
            <text:p>14.935</text:p>
          </table:table-cell>
          <table:table-cell office:value-type="float" office:value="0.094272">
            <text:p>0.094272</text:p>
          </table:table-cell>
          <table:table-cell/>
          <table:table-cell office:value-type="float" office:value="79.782">
            <text:p>79.782</text:p>
          </table:table-cell>
          <table:table-cell office:value-type="float" office:value="0.220969">
            <text:p>0.220969</text:p>
          </table:table-cell>
          <table:table-cell/>
          <table:table-cell office:value-type="float" office:value="24.429">
            <text:p>24.429</text:p>
          </table:table-cell>
          <table:table-cell office:value-type="float" office:value="0.048522">
            <text:p>0.048522</text:p>
          </table:table-cell>
          <table:table-cell/>
          <table:table-cell office:value-type="float" office:value="57.401">
            <text:p>57.401</text:p>
          </table:table-cell>
          <table:table-cell office:value-type="float" office:value="1.427133">
            <text:p>1.427133</text:p>
          </table:table-cell>
        </table:table-row>
        <table:table-row table:style-name="ro1">
          <table:table-cell/>
          <table:table-cell office:value-type="float" office:value="15.065">
            <text:p>15.065</text:p>
          </table:table-cell>
          <table:table-cell office:value-type="float" office:value="0.217589">
            <text:p>0.217589</text:p>
          </table:table-cell>
          <table:table-cell/>
          <table:table-cell office:value-type="float" office:value="80.681">
            <text:p>80.681</text:p>
          </table:table-cell>
          <table:table-cell office:value-type="float" office:value="0.232678">
            <text:p>0.232678</text:p>
          </table:table-cell>
          <table:table-cell/>
          <table:table-cell office:value-type="float" office:value="24.671">
            <text:p>24.671</text:p>
          </table:table-cell>
          <table:table-cell office:value-type="float" office:value="0.05684">
            <text:p>0.05684</text:p>
          </table:table-cell>
          <table:table-cell/>
          <table:table-cell office:value-type="float" office:value="59.339">
            <text:p>59.339</text:p>
          </table:table-cell>
          <table:table-cell office:value-type="float" office:value="1.988901">
            <text:p>1.988901</text:p>
          </table:table-cell>
        </table:table-row>
        <table:table-row table:style-name="ro1">
          <table:table-cell/>
          <table:table-cell office:value-type="float" office:value="15.32">
            <text:p>15.32</text:p>
          </table:table-cell>
          <table:table-cell office:value-type="float" office:value="0.236031">
            <text:p>0.236031</text:p>
          </table:table-cell>
          <table:table-cell/>
          <table:table-cell office:value-type="float" office:value="81.659">
            <text:p>81.659</text:p>
          </table:table-cell>
          <table:table-cell office:value-type="float" office:value="0.219814">
            <text:p>0.219814</text:p>
          </table:table-cell>
          <table:table-cell/>
          <table:table-cell office:value-type="float" office:value="24.932">
            <text:p>24.932</text:p>
          </table:table-cell>
          <table:table-cell office:value-type="float" office:value="0.066791">
            <text:p>0.066791</text:p>
          </table:table-cell>
          <table:table-cell/>
          <table:table-cell office:value-type="float" office:value="61.683">
            <text:p>61.683</text:p>
          </table:table-cell>
          <table:table-cell office:value-type="float" office:value="1.443082">
            <text:p>1.443082</text:p>
          </table:table-cell>
        </table:table-row>
        <table:table-row table:style-name="ro1">
          <table:table-cell/>
          <table:table-cell office:value-type="float" office:value="15.598">
            <text:p>15.598</text:p>
          </table:table-cell>
          <table:table-cell office:value-type="float" office:value="0.274715">
            <text:p>0.274715</text:p>
          </table:table-cell>
          <table:table-cell/>
          <table:table-cell office:value-type="float" office:value="82.607">
            <text:p>82.607</text:p>
          </table:table-cell>
          <table:table-cell office:value-type="float" office:value="0.239426">
            <text:p>0.239426</text:p>
          </table:table-cell>
          <table:table-cell/>
          <table:table-cell office:value-type="float" office:value="25.293">
            <text:p>25.293</text:p>
          </table:table-cell>
          <table:table-cell office:value-type="float" office:value="0.19259">
            <text:p>0.19259</text:p>
          </table:table-cell>
          <table:table-cell/>
          <table:table-cell office:value-type="float" office:value="63.428">
            <text:p>63.428</text:p>
          </table:table-cell>
          <table:table-cell office:value-type="float" office:value="1.327555">
            <text:p>1.327555</text:p>
          </table:table-cell>
        </table:table-row>
        <table:table-row table:style-name="ro1">
          <table:table-cell/>
          <table:table-cell office:value-type="float" office:value="15.914">
            <text:p>15.914</text:p>
          </table:table-cell>
          <table:table-cell office:value-type="float" office:value="0.083881">
            <text:p>0.083881</text:p>
          </table:table-cell>
          <table:table-cell/>
          <table:table-cell office:value-type="float" office:value="83.666">
            <text:p>83.666</text:p>
          </table:table-cell>
          <table:table-cell office:value-type="float" office:value="0.087342">
            <text:p>0.087342</text:p>
          </table:table-cell>
          <table:table-cell/>
          <table:table-cell office:value-type="float" office:value="25.704">
            <text:p>25.704</text:p>
          </table:table-cell>
          <table:table-cell office:value-type="float" office:value="0.397375">
            <text:p>0.397375</text:p>
          </table:table-cell>
          <table:table-cell/>
          <table:table-cell office:value-type="float" office:value="65.048">
            <text:p>65.048</text:p>
          </table:table-cell>
          <table:table-cell office:value-type="float" office:value="1.243372">
            <text:p>1.243372</text:p>
          </table:table-cell>
        </table:table-row>
        <table:table-row table:style-name="ro1">
          <table:table-cell/>
          <table:table-cell office:value-type="float" office:value="16.043">
            <text:p>16.043</text:p>
          </table:table-cell>
          <table:table-cell office:value-type="float" office:value="0.423535">
            <text:p>0.423535</text:p>
          </table:table-cell>
          <table:table-cell/>
          <table:table-cell office:value-type="float" office:value="84.487">
            <text:p>84.487</text:p>
          </table:table-cell>
          <table:table-cell office:value-type="float" office:value="0.247517">
            <text:p>0.247517</text:p>
          </table:table-cell>
          <table:table-cell/>
          <table:table-cell office:value-type="float" office:value="26.296">
            <text:p>26.296</text:p>
          </table:table-cell>
          <table:table-cell office:value-type="float" office:value="0.14687">
            <text:p>0.14687</text:p>
          </table:table-cell>
          <table:table-cell/>
          <table:table-cell office:value-type="float" office:value="66.677">
            <text:p>66.677</text:p>
          </table:table-cell>
          <table:table-cell office:value-type="float" office:value="0.984445">
            <text:p>0.984445</text:p>
          </table:table-cell>
        </table:table-row>
        <table:table-row table:style-name="ro1">
          <table:table-cell/>
          <table:table-cell office:value-type="float" office:value="16.515">
            <text:p>16.515</text:p>
          </table:table-cell>
          <table:table-cell office:value-type="float" office:value="0.240846">
            <text:p>0.240846</text:p>
          </table:table-cell>
          <table:table-cell/>
          <table:table-cell office:value-type="float" office:value="85.477">
            <text:p>85.477</text:p>
          </table:table-cell>
          <table:table-cell office:value-type="float" office:value="0.351671">
            <text:p>0.351671</text:p>
          </table:table-cell>
          <table:table-cell/>
          <table:table-cell office:value-type="float" office:value="26.632">
            <text:p>26.632</text:p>
          </table:table-cell>
          <table:table-cell office:value-type="float" office:value="0.253467">
            <text:p>0.253467</text:p>
          </table:table-cell>
          <table:table-cell/>
          <table:table-cell office:value-type="float" office:value="67.95">
            <text:p>67.95</text:p>
          </table:table-cell>
          <table:table-cell office:value-type="float" office:value="0.967921">
            <text:p>0.967921</text:p>
          </table:table-cell>
        </table:table-row>
        <table:table-row table:style-name="ro1">
          <table:table-cell/>
          <table:table-cell office:value-type="float" office:value="16.799">
            <text:p>16.799</text:p>
          </table:table-cell>
          <table:table-cell office:value-type="float" office:value="0.134047">
            <text:p>0.134047</text:p>
          </table:table-cell>
          <table:table-cell/>
          <table:table-cell office:value-type="float" office:value="86.686">
            <text:p>86.686</text:p>
          </table:table-cell>
          <table:table-cell office:value-type="float" office:value="0.295655">
            <text:p>0.295655</text:p>
          </table:table-cell>
          <table:table-cell/>
          <table:table-cell table:style-name="ce1" office:value-type="float" office:value="27.068">
            <text:p>27.068</text:p>
          </table:table-cell>
          <table:table-cell table:style-name="ce1" office:value-type="float" office:value="3.247285">
            <text:p>3.247285</text:p>
          </table:table-cell>
          <table:table-cell/>
          <table:table-cell office:value-type="float" office:value="69.198">
            <text:p>69.198</text:p>
          </table:table-cell>
          <table:table-cell office:value-type="float" office:value="0.811847">
            <text:p>0.811847</text:p>
          </table:table-cell>
        </table:table-row>
        <table:table-row table:style-name="ro1">
          <table:table-cell/>
          <table:table-cell office:value-type="float" office:value="16.982">
            <text:p>16.982</text:p>
          </table:table-cell>
          <table:table-cell office:value-type="float" office:value="0.277985">
            <text:p>0.277985</text:p>
          </table:table-cell>
          <table:table-cell/>
          <table:table-cell office:value-type="float" office:value="87.797">
            <text:p>87.797</text:p>
          </table:table-cell>
          <table:table-cell office:value-type="float" office:value="0.264393">
            <text:p>0.264393</text:p>
          </table:table-cell>
          <table:table-cell/>
          <table:table-cell office:value-type="float" office:value="31.021">
            <text:p>31.021</text:p>
          </table:table-cell>
          <table:table-cell office:value-type="float" office:value="0.568473">
            <text:p>0.568473</text:p>
          </table:table-cell>
          <table:table-cell/>
          <table:table-cell office:value-type="float" office:value="70.01">
            <text:p>70.01</text:p>
          </table:table-cell>
          <table:table-cell office:value-type="float" office:value="9.07724">
            <text:p>9.07724</text:p>
          </table:table-cell>
        </table:table-row>
        <table:table-row table:style-name="ro1">
          <table:table-cell/>
          <table:table-cell office:value-type="float" office:value="17.308">
            <text:p>17.308</text:p>
          </table:table-cell>
          <table:table-cell office:value-type="float" office:value="0.291847">
            <text:p>0.291847</text:p>
          </table:table-cell>
          <table:table-cell/>
          <table:table-cell office:value-type="float" office:value="88.963">
            <text:p>88.963</text:p>
          </table:table-cell>
          <table:table-cell office:value-type="float" office:value="0.38091">
            <text:p>0.38091</text:p>
          </table:table-cell>
          <table:table-cell/>
          <table:table-cell office:value-type="float" office:value="32.027">
            <text:p>32.027</text:p>
          </table:table-cell>
          <table:table-cell office:value-type="float" office:value="0.340186">
            <text:p>0.340186</text:p>
          </table:table-cell>
          <table:table-cell/>
          <table:table-cell office:value-type="float" office:value="79.462">
            <text:p>79.462</text:p>
          </table:table-cell>
          <table:table-cell office:value-type="float" office:value="0.145878">
            <text:p>0.145878</text:p>
          </table:table-cell>
        </table:table-row>
        <table:table-row table:style-name="ro1">
          <table:table-cell/>
          <table:table-cell office:value-type="float" office:value="17.639">
            <text:p>17.639</text:p>
          </table:table-cell>
          <table:table-cell office:value-type="float" office:value="0.188916">
            <text:p>0.188916</text:p>
          </table:table-cell>
          <table:table-cell/>
          <table:table-cell office:value-type="float" office:value="90.032">
            <text:p>90.032</text:p>
          </table:table-cell>
          <table:table-cell office:value-type="float" office:value="0.186135">
            <text:p>0.186135</text:p>
          </table:table-cell>
          <table:table-cell/>
          <table:table-cell office:value-type="float" office:value="32.804">
            <text:p>32.804</text:p>
          </table:table-cell>
          <table:table-cell office:value-type="float" office:value="0.151816">
            <text:p>0.151816</text:p>
          </table:table-cell>
          <table:table-cell/>
          <table:table-cell office:value-type="float" office:value="79.888">
            <text:p>79.888</text:p>
          </table:table-cell>
          <table:table-cell office:value-type="float" office:value="0.186099">
            <text:p>0.186099</text:p>
          </table:table-cell>
        </table:table-row>
        <table:table-row table:style-name="ro1">
          <table:table-cell/>
          <table:table-cell office:value-type="float" office:value="17.88">
            <text:p>17.88</text:p>
          </table:table-cell>
          <table:table-cell office:value-type="float" office:value="0.330549">
            <text:p>0.330549</text:p>
          </table:table-cell>
          <table:table-cell/>
          <table:table-cell office:value-type="float" office:value="90.952">
            <text:p>90.952</text:p>
          </table:table-cell>
          <table:table-cell office:value-type="float" office:value="0.291677">
            <text:p>0.291677</text:p>
          </table:table-cell>
          <table:table-cell/>
          <table:table-cell office:value-type="float" office:value="33.643">
            <text:p>33.643</text:p>
          </table:table-cell>
          <table:table-cell office:value-type="float" office:value="0.07727">
            <text:p>0.07727</text:p>
          </table:table-cell>
          <table:table-cell/>
          <table:table-cell office:value-type="float" office:value="80.341">
            <text:p>80.341</text:p>
          </table:table-cell>
          <table:table-cell office:value-type="float" office:value="0.192893">
            <text:p>0.192893</text:p>
          </table:table-cell>
        </table:table-row>
        <table:table-row table:style-name="ro1">
          <table:table-cell/>
          <table:table-cell office:value-type="float" office:value="18.252">
            <text:p>18.252</text:p>
          </table:table-cell>
          <table:table-cell office:value-type="float" office:value="0.128409">
            <text:p>0.128409</text:p>
          </table:table-cell>
          <table:table-cell/>
          <table:table-cell office:value-type="float" office:value="92.016">
            <text:p>92.016</text:p>
          </table:table-cell>
          <table:table-cell office:value-type="float" office:value="0.228978">
            <text:p>0.228978</text:p>
          </table:table-cell>
          <table:table-cell/>
          <table:table-cell office:value-type="float" office:value="34.16">
            <text:p>34.16</text:p>
          </table:table-cell>
          <table:table-cell office:value-type="float" office:value="0.024642">
            <text:p>0.024642</text:p>
          </table:table-cell>
          <table:table-cell/>
          <table:table-cell office:value-type="float" office:value="80.815">
            <text:p>80.815</text:p>
          </table:table-cell>
          <table:table-cell office:value-type="float" office:value="0.216928">
            <text:p>0.216928</text:p>
          </table:table-cell>
        </table:table-row>
        <table:table-row table:style-name="ro1">
          <table:table-cell/>
          <table:table-cell office:value-type="float" office:value="18.431">
            <text:p>18.431</text:p>
          </table:table-cell>
          <table:table-cell office:value-type="float" office:value="0.211625">
            <text:p>0.211625</text:p>
          </table:table-cell>
          <table:table-cell/>
          <table:table-cell office:value-type="float" office:value="92.997">
            <text:p>92.997</text:p>
          </table:table-cell>
          <table:table-cell office:value-type="float" office:value="0.112245">
            <text:p>0.112245</text:p>
          </table:table-cell>
          <table:table-cell/>
          <table:table-cell office:value-type="float" office:value="34.626">
            <text:p>34.626</text:p>
          </table:table-cell>
          <table:table-cell office:value-type="float" office:value="0.13037">
            <text:p>0.13037</text:p>
          </table:table-cell>
          <table:table-cell/>
          <table:table-cell office:value-type="float" office:value="81.306">
            <text:p>81.306</text:p>
          </table:table-cell>
          <table:table-cell office:value-type="float" office:value="0.232478">
            <text:p>0.232478</text:p>
          </table:table-cell>
        </table:table-row>
        <table:table-row table:style-name="ro1">
          <table:table-cell/>
          <table:table-cell office:value-type="float" office:value="18.687">
            <text:p>18.687</text:p>
          </table:table-cell>
          <table:table-cell office:value-type="float" office:value="0.205672">
            <text:p>0.205672</text:p>
          </table:table-cell>
          <table:table-cell/>
          <table:table-cell office:value-type="float" office:value="93.801">
            <text:p>93.801</text:p>
          </table:table-cell>
          <table:table-cell office:value-type="float" office:value="0.39535">
            <text:p>0.39535</text:p>
          </table:table-cell>
          <table:table-cell/>
          <table:table-cell office:value-type="float" office:value="35.203">
            <text:p>35.203</text:p>
          </table:table-cell>
          <table:table-cell office:value-type="float" office:value="0.066276">
            <text:p>0.066276</text:p>
          </table:table-cell>
          <table:table-cell/>
          <table:table-cell office:value-type="float" office:value="81.825">
            <text:p>81.825</text:p>
          </table:table-cell>
          <table:table-cell office:value-type="float" office:value="0.212526">
            <text:p>0.212526</text:p>
          </table:table-cell>
        </table:table-row>
        <table:table-row table:style-name="ro1">
          <table:table-cell/>
          <table:table-cell office:value-type="float" office:value="18.941">
            <text:p>18.941</text:p>
          </table:table-cell>
          <table:table-cell office:value-type="float" office:value="0.28303">
            <text:p>0.28303</text:p>
          </table:table-cell>
          <table:table-cell/>
          <table:table-cell office:value-type="float" office:value="94.921">
            <text:p>94.921</text:p>
          </table:table-cell>
          <table:table-cell office:value-type="float" office:value="0.483373">
            <text:p>0.483373</text:p>
          </table:table-cell>
          <table:table-cell/>
          <table:table-cell office:value-type="float" office:value="35.727">
            <text:p>35.727</text:p>
          </table:table-cell>
          <table:table-cell office:value-type="float" office:value="0.098304">
            <text:p>0.098304</text:p>
          </table:table-cell>
          <table:table-cell/>
          <table:table-cell office:value-type="float" office:value="82.302">
            <text:p>82.302</text:p>
          </table:table-cell>
          <table:table-cell office:value-type="float" office:value="0.202717">
            <text:p>0.202717</text:p>
          </table:table-cell>
        </table:table-row>
        <table:table-row table:style-name="ro1">
          <table:table-cell/>
          <table:table-cell office:value-type="float" office:value="19.281">
            <text:p>19.281</text:p>
          </table:table-cell>
          <table:table-cell office:value-type="float" office:value="0.114596">
            <text:p>0.114596</text:p>
          </table:table-cell>
          <table:table-cell/>
          <table:table-cell office:value-type="float" office:value="96.21">
            <text:p>96.21</text:p>
          </table:table-cell>
          <table:table-cell office:value-type="float" office:value="0.171656">
            <text:p>0.171656</text:p>
          </table:table-cell>
          <table:table-cell/>
          <table:table-cell office:value-type="float" office:value="36.275">
            <text:p>36.275</text:p>
          </table:table-cell>
          <table:table-cell office:value-type="float" office:value="0.121794">
            <text:p>0.121794</text:p>
          </table:table-cell>
          <table:table-cell/>
          <table:table-cell office:value-type="float" office:value="82.779">
            <text:p>82.779</text:p>
          </table:table-cell>
          <table:table-cell office:value-type="float" office:value="0.122115">
            <text:p>0.122115</text:p>
          </table:table-cell>
        </table:table-row>
        <table:table-row table:style-name="ro1">
          <table:table-cell/>
          <table:table-cell office:value-type="float" office:value="19.435">
            <text:p>19.435</text:p>
          </table:table-cell>
          <table:table-cell office:value-type="float" office:value="0.309873">
            <text:p>0.309873</text:p>
          </table:table-cell>
          <table:table-cell/>
          <table:table-cell office:value-type="float" office:value="97.141">
            <text:p>97.141</text:p>
          </table:table-cell>
          <table:table-cell office:value-type="float" office:value="0.194419">
            <text:p>0.194419</text:p>
          </table:table-cell>
          <table:table-cell/>
          <table:table-cell office:value-type="float" office:value="36.855">
            <text:p>36.855</text:p>
          </table:table-cell>
          <table:table-cell office:value-type="float" office:value="0.120511">
            <text:p>0.120511</text:p>
          </table:table-cell>
          <table:table-cell/>
          <table:table-cell office:value-type="float" office:value="83.224">
            <text:p>83.224</text:p>
          </table:table-cell>
          <table:table-cell office:value-type="float" office:value="0.111268">
            <text:p>0.111268</text:p>
          </table:table-cell>
        </table:table-row>
        <table:table-row table:style-name="ro1">
          <table:table-cell/>
          <table:table-cell office:value-type="float" office:value="19.797">
            <text:p>19.797</text:p>
          </table:table-cell>
          <table:table-cell office:value-type="float" office:value="0.129953">
            <text:p>0.129953</text:p>
          </table:table-cell>
          <table:table-cell/>
          <table:table-cell office:value-type="float" office:value="98.02">
            <text:p>98.02</text:p>
          </table:table-cell>
          <table:table-cell office:value-type="float" office:value="0.247586">
            <text:p>0.247586</text:p>
          </table:table-cell>
          <table:table-cell/>
          <table:table-cell office:value-type="float" office:value="37.564">
            <text:p>37.564</text:p>
          </table:table-cell>
          <table:table-cell office:value-type="float" office:value="0.1623">
            <text:p>0.1623</text:p>
          </table:table-cell>
          <table:table-cell/>
          <table:table-cell office:value-type="float" office:value="83.731">
            <text:p>83.731</text:p>
          </table:table-cell>
          <table:table-cell office:value-type="float" office:value="0.161673">
            <text:p>0.161673</text:p>
          </table:table-cell>
        </table:table-row>
        <table:table-row table:style-name="ro1">
          <table:table-cell/>
          <table:table-cell office:value-type="float" office:value="19.977">
            <text:p>19.977</text:p>
          </table:table-cell>
          <table:table-cell office:value-type="float" office:value="0.252265">
            <text:p>0.252265</text:p>
          </table:table-cell>
          <table:table-cell/>
          <table:table-cell office:value-type="float" office:value="99.058">
            <text:p>99.058</text:p>
          </table:table-cell>
          <table:table-cell office:value-type="float" office:value="0.329906">
            <text:p>0.329906</text:p>
          </table:table-cell>
          <table:table-cell/>
          <table:table-cell office:value-type="float" office:value="38.189">
            <text:p>38.189</text:p>
          </table:table-cell>
          <table:table-cell office:value-type="float" office:value="0.106582">
            <text:p>0.106582</text:p>
          </table:table-cell>
          <table:table-cell/>
          <table:table-cell office:value-type="float" office:value="84.156">
            <text:p>84.156</text:p>
          </table:table-cell>
          <table:table-cell office:value-type="float" office:value="0.085162">
            <text:p>0.085162</text:p>
          </table:table-cell>
        </table:table-row>
        <table:table-row table:style-name="ro1">
          <table:table-cell/>
          <table:table-cell office:value-type="float" office:value="20.273">
            <text:p>20.273</text:p>
          </table:table-cell>
          <table:table-cell office:value-type="float" office:value="0.232214">
            <text:p>0.232214</text:p>
          </table:table-cell>
          <table:table-cell/>
          <table:table-cell office:value-type="float" office:value="100.121">
            <text:p>100.121</text:p>
          </table:table-cell>
          <table:table-cell office:value-type="float" office:value="0.411516">
            <text:p>0.411516</text:p>
          </table:table-cell>
          <table:table-cell/>
          <table:table-cell office:value-type="float" office:value="38.732">
            <text:p>38.732</text:p>
          </table:table-cell>
          <table:table-cell office:value-type="float" office:value="0.127575">
            <text:p>0.127575</text:p>
          </table:table-cell>
          <table:table-cell/>
          <table:table-cell office:value-type="float" office:value="84.558">
            <text:p>84.558</text:p>
          </table:table-cell>
          <table:table-cell office:value-type="float" office:value="0.231796">
            <text:p>0.231796</text:p>
          </table:table-cell>
        </table:table-row>
        <table:table-row table:style-name="ro1">
          <table:table-cell/>
          <table:table-cell office:value-type="float" office:value="20.562">
            <text:p>20.562</text:p>
          </table:table-cell>
          <table:table-cell office:value-type="float" office:value="0.156255">
            <text:p>0.156255</text:p>
          </table:table-cell>
          <table:table-cell/>
          <table:table-cell office:value-type="float" office:value="101.294">
            <text:p>101.294</text:p>
          </table:table-cell>
          <table:table-cell office:value-type="float" office:value="1.592129">
            <text:p>1.592129</text:p>
          </table:table-cell>
          <table:table-cell/>
          <table:table-cell office:value-type="float" office:value="39.341">
            <text:p>39.341</text:p>
          </table:table-cell>
          <table:table-cell office:value-type="float" office:value="0.139799">
            <text:p>0.139799</text:p>
          </table:table-cell>
          <table:table-cell/>
          <table:table-cell office:value-type="float" office:value="85.061">
            <text:p>85.061</text:p>
          </table:table-cell>
          <table:table-cell office:value-type="float" office:value="0.117094">
            <text:p>0.117094</text:p>
          </table:table-cell>
        </table:table-row>
        <table:table-row table:style-name="ro1">
          <table:table-cell/>
          <table:table-cell office:value-type="float" office:value="20.781">
            <text:p>20.781</text:p>
          </table:table-cell>
          <table:table-cell office:value-type="float" office:value="0.259841">
            <text:p>0.259841</text:p>
          </table:table-cell>
          <table:table-cell/>
          <table:table-cell office:value-type="float" office:value="104.284">
            <text:p>104.284</text:p>
          </table:table-cell>
          <table:table-cell office:value-type="float" office:value="2.520813">
            <text:p>2.520813</text:p>
          </table:table-cell>
          <table:table-cell/>
          <table:table-cell office:value-type="float" office:value="39.927">
            <text:p>39.927</text:p>
          </table:table-cell>
          <table:table-cell office:value-type="float" office:value="0.385413">
            <text:p>0.385413</text:p>
          </table:table-cell>
          <table:table-cell/>
          <table:table-cell office:value-type="float" office:value="85.456">
            <text:p>85.456</text:p>
          </table:table-cell>
          <table:table-cell office:value-type="float" office:value="0.144697">
            <text:p>0.144697</text:p>
          </table:table-cell>
        </table:table-row>
        <table:table-row table:style-name="ro1">
          <table:table-cell/>
          <table:table-cell office:value-type="float" office:value="21.093">
            <text:p>21.093</text:p>
          </table:table-cell>
          <table:table-cell office:value-type="float" office:value="0.212425">
            <text:p>0.212425</text:p>
          </table:table-cell>
          <table:table-cell/>
          <table:table-cell office:value-type="float" office:value="108.306">
            <text:p>108.306</text:p>
          </table:table-cell>
          <table:table-cell office:value-type="float" office:value="2.620302">
            <text:p>2.620302</text:p>
          </table:table-cell>
          <table:table-cell/>
          <table:table-cell office:value-type="float" office:value="40.815">
            <text:p>40.815</text:p>
          </table:table-cell>
          <table:table-cell office:value-type="float" office:value="0.269691">
            <text:p>0.269691</text:p>
          </table:table-cell>
          <table:table-cell/>
          <table:table-cell office:value-type="float" office:value="85.859">
            <text:p>85.859</text:p>
          </table:table-cell>
          <table:table-cell office:value-type="float" office:value="0.176074">
            <text:p>0.176074</text:p>
          </table:table-cell>
        </table:table-row>
        <table:table-row table:style-name="ro1">
          <table:table-cell/>
          <table:table-cell table:style-name="ce1" office:value-type="float" office:value="25.4">
            <text:p>25.4</text:p>
          </table:table-cell>
          <table:table-cell table:style-name="ce1" office:value-type="float" office:value="5.887141">
            <text:p>5.887141</text:p>
          </table:table-cell>
          <table:table-cell/>
          <table:table-cell office:value-type="float" office:value="112.21">
            <text:p>112.21</text:p>
          </table:table-cell>
          <table:table-cell office:value-type="float" office:value="2.321223">
            <text:p>2.321223</text:p>
          </table:table-cell>
          <table:table-cell/>
          <table:table-cell office:value-type="float" office:value="41.743">
            <text:p>41.743</text:p>
          </table:table-cell>
          <table:table-cell office:value-type="float" office:value="1.158901">
            <text:p>1.158901</text:p>
          </table:table-cell>
          <table:table-cell/>
          <table:table-cell office:value-type="float" office:value="86.306">
            <text:p>86.306</text:p>
          </table:table-cell>
          <table:table-cell office:value-type="float" office:value="0.206689">
            <text:p>0.206689</text:p>
          </table:table-cell>
        </table:table-row>
        <table:table-row table:style-name="ro1">
          <table:table-cell/>
          <table:table-cell office:value-type="float" office:value="32.606">
            <text:p>32.606</text:p>
          </table:table-cell>
          <table:table-cell office:value-type="float" office:value="0.400004">
            <text:p>0.400004</text:p>
          </table:table-cell>
          <table:table-cell/>
          <table:table-cell office:value-type="float" office:value="115.599">
            <text:p>115.599</text:p>
          </table:table-cell>
          <table:table-cell office:value-type="float" office:value="4.713203">
            <text:p>4.713203</text:p>
          </table:table-cell>
          <table:table-cell/>
          <table:table-cell office:value-type="float" office:value="43.333">
            <text:p>43.333</text:p>
          </table:table-cell>
          <table:table-cell office:value-type="float" office:value="1.267517">
            <text:p>1.267517</text:p>
          </table:table-cell>
          <table:table-cell/>
          <table:table-cell office:value-type="float" office:value="86.791">
            <text:p>86.791</text:p>
          </table:table-cell>
          <table:table-cell office:value-type="float" office:value="0.220101">
            <text:p>0.220101</text:p>
          </table:table-cell>
        </table:table-row>
        <table:table-row table:style-name="ro1">
          <table:table-cell/>
          <table:table-cell office:value-type="float" office:value="33.714">
            <text:p>33.714</text:p>
          </table:table-cell>
          <table:table-cell office:value-type="float" office:value="0.225791">
            <text:p>0.225791</text:p>
          </table:table-cell>
          <table:table-cell/>
          <table:table-cell office:value-type="float" office:value="120.829">
            <text:p>120.829</text:p>
          </table:table-cell>
          <table:table-cell office:value-type="float" office:value="2.320072">
            <text:p>2.320072</text:p>
          </table:table-cell>
          <table:table-cell/>
          <table:table-cell office:value-type="float" office:value="45.099">
            <text:p>45.099</text:p>
          </table:table-cell>
          <table:table-cell office:value-type="float" office:value="0.474808">
            <text:p>0.474808</text:p>
          </table:table-cell>
          <table:table-cell/>
          <table:table-cell office:value-type="float" office:value="87.366">
            <text:p>87.366</text:p>
          </table:table-cell>
          <table:table-cell office:value-type="float" office:value="0.202146">
            <text:p>0.202146</text:p>
          </table:table-cell>
        </table:table-row>
        <table:table-row table:style-name="ro1">
          <table:table-cell/>
          <table:table-cell office:value-type="float" office:value="34.294">
            <text:p>34.294</text:p>
          </table:table-cell>
          <table:table-cell office:value-type="float" office:value="0.131304">
            <text:p>0.131304</text:p>
          </table:table-cell>
          <table:table-cell/>
          <table:table-cell office:value-type="float" office:value="123.856">
            <text:p>123.856</text:p>
          </table:table-cell>
          <table:table-cell office:value-type="float" office:value="2.662411">
            <text:p>2.662411</text:p>
          </table:table-cell>
          <table:table-cell/>
          <table:table-cell office:value-type="float" office:value="46.143">
            <text:p>46.143</text:p>
          </table:table-cell>
          <table:table-cell office:value-type="float" office:value="3.99001">
            <text:p>3.99001</text:p>
          </table:table-cell>
          <table:table-cell/>
          <table:table-cell office:value-type="float" office:value="87.873">
            <text:p>87.873</text:p>
          </table:table-cell>
          <table:table-cell office:value-type="float" office:value="0.086905">
            <text:p>0.086905</text:p>
          </table:table-cell>
        </table:table-row>
        <table:table-row table:style-name="ro1">
          <table:table-cell/>
          <table:table-cell office:value-type="float" office:value="34.83">
            <text:p>34.83</text:p>
          </table:table-cell>
          <table:table-cell office:value-type="float" office:value="0.285086">
            <text:p>0.285086</text:p>
          </table:table-cell>
          <table:table-cell/>
          <table:table-cell office:value-type="float" office:value="126.916">
            <text:p>126.916</text:p>
          </table:table-cell>
          <table:table-cell office:value-type="float" office:value="2.447323">
            <text:p>2.447323</text:p>
          </table:table-cell>
          <table:table-cell/>
          <table:table-cell table:style-name="ce1" office:value-type="float" office:value="50.134">
            <text:p>50.134</text:p>
          </table:table-cell>
          <table:table-cell table:style-name="ce1" office:value-type="float" office:value="3.135135">
            <text:p>3.135135</text:p>
          </table:table-cell>
          <table:table-cell/>
          <table:table-cell office:value-type="float" office:value="88.31">
            <text:p>88.31</text:p>
          </table:table-cell>
          <table:table-cell office:value-type="float" office:value="0.130599">
            <text:p>0.130599</text:p>
          </table:table-cell>
        </table:table-row>
        <table:table-row table:style-name="ro1">
          <table:table-cell/>
          <table:table-cell office:value-type="float" office:value="35.465">
            <text:p>35.465</text:p>
          </table:table-cell>
          <table:table-cell office:value-type="float" office:value="0.108183">
            <text:p>0.108183</text:p>
          </table:table-cell>
          <table:table-cell/>
          <table:table-cell office:value-type="float" office:value="129.423">
            <text:p>129.423</text:p>
          </table:table-cell>
          <table:table-cell office:value-type="float" office:value="0.540436">
            <text:p>0.540436</text:p>
          </table:table-cell>
          <table:table-cell/>
          <table:table-cell office:value-type="float" office:value="53.916">
            <text:p>53.916</text:p>
          </table:table-cell>
          <table:table-cell office:value-type="float" office:value="0.657502">
            <text:p>0.657502</text:p>
          </table:table-cell>
          <table:table-cell/>
          <table:table-cell office:value-type="float" office:value="88.779">
            <text:p>88.779</text:p>
          </table:table-cell>
          <table:table-cell office:value-type="float" office:value="0.19406">
            <text:p>0.19406</text:p>
          </table:table-cell>
        </table:table-row>
        <table:table-row table:style-name="ro1">
          <table:table-cell/>
          <table:table-cell office:value-type="float" office:value="35.92">
            <text:p>35.92</text:p>
          </table:table-cell>
          <table:table-cell office:value-type="float" office:value="0.106314">
            <text:p>0.106314</text:p>
          </table:table-cell>
          <table:table-cell/>
          <table:table-cell office:value-type="float" office:value="129.986">
            <text:p>129.986</text:p>
          </table:table-cell>
          <table:table-cell office:value-type="float" office:value="0.013998">
            <text:p>0.013998</text:p>
          </table:table-cell>
          <table:table-cell/>
          <table:table-cell office:value-type="float" office:value="55.009">
            <text:p>55.009</text:p>
          </table:table-cell>
          <table:table-cell office:value-type="float" office:value="0.257369">
            <text:p>0.257369</text:p>
          </table:table-cell>
          <table:table-cell/>
          <table:table-cell office:value-type="float" office:value="89.339">
            <text:p>89.339</text:p>
          </table:table-cell>
          <table:table-cell office:value-type="float" office:value="0.200821">
            <text:p>0.200821</text:p>
          </table:table-cell>
        </table:table-row>
        <table:table-row table:style-name="ro1">
          <table:table-cell/>
          <table:table-cell office:value-type="float" office:value="36.268">
            <text:p>36.268</text:p>
          </table:table-cell>
          <table:table-cell office:value-type="float" office:value="0.161847">
            <text:p>0.161847</text:p>
          </table:table-cell>
          <table:table-cell/>
          <table:table-cell table:style-name="ce1" office:value-type="float" office:value="130">
            <text:p>130</text:p>
          </table:table-cell>
          <table:table-cell table:style-name="ce1" office:value-type="float" office:value="5.867379">
            <text:p>5.867379</text:p>
          </table:table-cell>
          <table:table-cell/>
          <table:table-cell office:value-type="float" office:value="55.702">
            <text:p>55.702</text:p>
          </table:table-cell>
          <table:table-cell office:value-type="float" office:value="0.151608">
            <text:p>0.151608</text:p>
          </table:table-cell>
          <table:table-cell/>
          <table:table-cell office:value-type="float" office:value="89.885">
            <text:p>89.885</text:p>
          </table:table-cell>
          <table:table-cell office:value-type="float" office:value="0.196873">
            <text:p>0.196873</text:p>
          </table:table-cell>
        </table:table-row>
        <table:table-row table:style-name="ro1">
          <table:table-cell/>
          <table:table-cell office:value-type="float" office:value="36.742">
            <text:p>36.742</text:p>
          </table:table-cell>
          <table:table-cell office:value-type="float" office:value="0.117665">
            <text:p>0.117665</text:p>
          </table:table-cell>
          <table:table-cell/>
          <table:table-cell office:value-type="float" office:value="136.616">
            <text:p>136.616</text:p>
          </table:table-cell>
          <table:table-cell office:value-type="float" office:value="0.208593">
            <text:p>0.208593</text:p>
          </table:table-cell>
          <table:table-cell/>
          <table:table-cell office:value-type="float" office:value="56.29">
            <text:p>56.29</text:p>
          </table:table-cell>
          <table:table-cell office:value-type="float" office:value="0.09661">
            <text:p>0.09661</text:p>
          </table:table-cell>
          <table:table-cell/>
          <table:table-cell office:value-type="float" office:value="90.458">
            <text:p>90.458</text:p>
          </table:table-cell>
          <table:table-cell office:value-type="float" office:value="0.172359">
            <text:p>0.172359</text:p>
          </table:table-cell>
        </table:table-row>
        <table:table-row table:style-name="ro1">
          <table:table-cell/>
          <table:table-cell office:value-type="float" office:value="37.118">
            <text:p>37.118</text:p>
          </table:table-cell>
          <table:table-cell office:value-type="float" office:value="0.21082">
            <text:p>0.21082</text:p>
          </table:table-cell>
          <table:table-cell/>
          <table:table-cell office:value-type="float" office:value="137.439">
            <text:p>137.439</text:p>
          </table:table-cell>
          <table:table-cell office:value-type="float" office:value="0.271452">
            <text:p>0.271452</text:p>
          </table:table-cell>
          <table:table-cell/>
          <table:table-cell office:value-type="float" office:value="56.822">
            <text:p>56.822</text:p>
          </table:table-cell>
          <table:table-cell office:value-type="float" office:value="0.122282">
            <text:p>0.122282</text:p>
          </table:table-cell>
          <table:table-cell/>
          <table:table-cell office:value-type="float" office:value="90.982">
            <text:p>90.982</text:p>
          </table:table-cell>
          <table:table-cell office:value-type="float" office:value="0.247223">
            <text:p>0.247223</text:p>
          </table:table-cell>
        </table:table-row>
        <table:table-row table:style-name="ro1">
          <table:table-cell/>
          <table:table-cell office:value-type="float" office:value="37.58">
            <text:p>37.58</text:p>
          </table:table-cell>
          <table:table-cell office:value-type="float" office:value="0.331399">
            <text:p>0.331399</text:p>
          </table:table-cell>
          <table:table-cell/>
          <table:table-cell office:value-type="float" office:value="138.368">
            <text:p>138.368</text:p>
          </table:table-cell>
          <table:table-cell office:value-type="float" office:value="0.382481">
            <text:p>0.382481</text:p>
          </table:table-cell>
          <table:table-cell/>
          <table:table-cell office:value-type="float" office:value="57.432">
            <text:p>57.432</text:p>
          </table:table-cell>
          <table:table-cell office:value-type="float" office:value="0.152933">
            <text:p>0.152933</text:p>
          </table:table-cell>
          <table:table-cell/>
          <table:table-cell office:value-type="float" office:value="91.714">
            <text:p>91.714</text:p>
          </table:table-cell>
          <table:table-cell office:value-type="float" office:value="0.177986">
            <text:p>0.177986</text:p>
          </table:table-cell>
        </table:table-row>
        <table:table-row table:style-name="ro1">
          <table:table-cell/>
          <table:table-cell office:value-type="float" office:value="37.934">
            <text:p>37.934</text:p>
          </table:table-cell>
          <table:table-cell office:value-type="float" office:value="0.059253">
            <text:p>0.059253</text:p>
          </table:table-cell>
          <table:table-cell/>
          <table:table-cell office:value-type="float" office:value="139.454">
            <text:p>139.454</text:p>
          </table:table-cell>
          <table:table-cell office:value-type="float" office:value="0.482009">
            <text:p>0.482009</text:p>
          </table:table-cell>
          <table:table-cell/>
          <table:table-cell office:value-type="float" office:value="58.169">
            <text:p>58.169</text:p>
          </table:table-cell>
          <table:table-cell office:value-type="float" office:value="0.180647">
            <text:p>0.180647</text:p>
          </table:table-cell>
          <table:table-cell/>
          <table:table-cell office:value-type="float" office:value="92.289">
            <text:p>92.289</text:p>
          </table:table-cell>
          <table:table-cell office:value-type="float" office:value="0.35259">
            <text:p>0.35259</text:p>
          </table:table-cell>
        </table:table-row>
        <table:table-row table:style-name="ro1">
          <table:table-cell/>
          <table:table-cell office:value-type="float" office:value="38.255">
            <text:p>38.255</text:p>
          </table:table-cell>
          <table:table-cell office:value-type="float" office:value="0.406665">
            <text:p>0.406665</text:p>
          </table:table-cell>
          <table:table-cell/>
          <table:table-cell office:value-type="float" office:value="140.576">
            <text:p>140.576</text:p>
          </table:table-cell>
          <table:table-cell office:value-type="float" office:value="0.374509">
            <text:p>0.374509</text:p>
          </table:table-cell>
          <table:table-cell/>
          <table:table-cell office:value-type="float" office:value="58.8">
            <text:p>58.8</text:p>
          </table:table-cell>
          <table:table-cell office:value-type="float" office:value="0.19966">
            <text:p>0.19966</text:p>
          </table:table-cell>
          <table:table-cell/>
          <table:table-cell office:value-type="float" office:value="93.091">
            <text:p>93.091</text:p>
          </table:table-cell>
          <table:table-cell office:value-type="float" office:value="1.078628">
            <text:p>1.078628</text:p>
          </table:table-cell>
        </table:table-row>
        <table:table-row table:style-name="ro1">
          <table:table-cell/>
          <table:table-cell office:value-type="float" office:value="39.049">
            <text:p>39.049</text:p>
          </table:table-cell>
          <table:table-cell office:value-type="float" office:value="0.233081">
            <text:p>0.233081</text:p>
          </table:table-cell>
          <table:table-cell/>
          <table:table-cell office:value-type="float" office:value="141.662">
            <text:p>141.662</text:p>
          </table:table-cell>
          <table:table-cell office:value-type="float" office:value="0.219207">
            <text:p>0.219207</text:p>
          </table:table-cell>
          <table:table-cell/>
          <table:table-cell office:value-type="float" office:value="59.472">
            <text:p>59.472</text:p>
          </table:table-cell>
          <table:table-cell office:value-type="float" office:value="0.056736">
            <text:p>0.056736</text:p>
          </table:table-cell>
          <table:table-cell/>
          <table:table-cell office:value-type="float" office:value="94.583">
            <text:p>94.583</text:p>
          </table:table-cell>
          <table:table-cell office:value-type="float" office:value="1.696751">
            <text:p>1.696751</text:p>
          </table:table-cell>
        </table:table-row>
        <table:table-row table:style-name="ro1">
          <table:table-cell/>
          <table:table-cell office:value-type="float" office:value="39.645">
            <text:p>39.645</text:p>
          </table:table-cell>
          <table:table-cell office:value-type="float" office:value="0.093029">
            <text:p>0.093029</text:p>
          </table:table-cell>
          <table:table-cell/>
          <table:table-cell office:value-type="float" office:value="142.559">
            <text:p>142.559</text:p>
          </table:table-cell>
          <table:table-cell office:value-type="float" office:value="0.236167">
            <text:p>0.236167</text:p>
          </table:table-cell>
          <table:table-cell/>
          <table:table-cell office:value-type="float" office:value="59.977">
            <text:p>59.977</text:p>
          </table:table-cell>
          <table:table-cell office:value-type="float" office:value="0.128018">
            <text:p>0.128018</text:p>
          </table:table-cell>
          <table:table-cell/>
          <table:table-cell office:value-type="float" office:value="96.628">
            <text:p>96.628</text:p>
          </table:table-cell>
          <table:table-cell office:value-type="float" office:value="1.149225">
            <text:p>1.149225</text:p>
          </table:table-cell>
        </table:table-row>
        <table:table-row table:style-name="ro1">
          <table:table-cell/>
          <table:table-cell office:value-type="float" office:value="40.075">
            <text:p>40.075</text:p>
          </table:table-cell>
          <table:table-cell office:value-type="float" office:value="0.140901">
            <text:p>0.140901</text:p>
          </table:table-cell>
          <table:table-cell/>
          <table:table-cell office:value-type="float" office:value="143.462">
            <text:p>143.462</text:p>
          </table:table-cell>
          <table:table-cell office:value-type="float" office:value="0.389295">
            <text:p>0.389295</text:p>
          </table:table-cell>
          <table:table-cell/>
          <table:table-cell office:value-type="float" office:value="60.566">
            <text:p>60.566</text:p>
          </table:table-cell>
          <table:table-cell office:value-type="float" office:value="0.155154">
            <text:p>0.155154</text:p>
          </table:table-cell>
          <table:table-cell/>
          <table:table-cell office:value-type="float" office:value="98.043">
            <text:p>98.043</text:p>
          </table:table-cell>
          <table:table-cell office:value-type="float" office:value="1.775109">
            <text:p>1.775109</text:p>
          </table:table-cell>
        </table:table-row>
        <table:table-row table:style-name="ro1">
          <table:table-cell/>
          <table:table-cell office:value-type="float" office:value="40.476">
            <text:p>40.476</text:p>
          </table:table-cell>
          <table:table-cell office:value-type="float" office:value="0.275427">
            <text:p>0.275427</text:p>
          </table:table-cell>
          <table:table-cell/>
          <table:table-cell office:value-type="float" office:value="144.5">
            <text:p>144.5</text:p>
          </table:table-cell>
          <table:table-cell office:value-type="float" office:value="0.180303">
            <text:p>0.180303</text:p>
          </table:table-cell>
          <table:table-cell/>
          <table:table-cell office:value-type="float" office:value="61.183">
            <text:p>61.183</text:p>
          </table:table-cell>
          <table:table-cell office:value-type="float" office:value="0.183501">
            <text:p>0.183501</text:p>
          </table:table-cell>
          <table:table-cell/>
          <table:table-cell office:value-type="float" office:value="100.254">
            <text:p>100.254</text:p>
          </table:table-cell>
          <table:table-cell office:value-type="float" office:value="1.108226">
            <text:p>1.108226</text:p>
          </table:table-cell>
        </table:table-row>
        <table:table-row table:style-name="ro1">
          <table:table-cell/>
          <table:table-cell office:value-type="float" office:value="41.045">
            <text:p>41.045</text:p>
          </table:table-cell>
          <table:table-cell office:value-type="float" office:value="0.404891">
            <text:p>0.404891</text:p>
          </table:table-cell>
          <table:table-cell/>
          <table:table-cell office:value-type="float" office:value="145.819">
            <text:p>145.819</text:p>
          </table:table-cell>
          <table:table-cell office:value-type="float" office:value="0.264934">
            <text:p>0.264934</text:p>
          </table:table-cell>
          <table:table-cell/>
          <table:table-cell office:value-type="float" office:value="61.969">
            <text:p>61.969</text:p>
          </table:table-cell>
          <table:table-cell office:value-type="float" office:value="0.604501">
            <text:p>0.604501</text:p>
          </table:table-cell>
          <table:table-cell/>
          <table:table-cell office:value-type="float" office:value="101.65">
            <text:p>101.65</text:p>
          </table:table-cell>
          <table:table-cell office:value-type="float" office:value="1.059934">
            <text:p>1.059934</text:p>
          </table:table-cell>
        </table:table-row>
        <table:table-row table:style-name="ro1">
          <table:table-cell/>
          <table:table-cell office:value-type="float" office:value="41.732">
            <text:p>41.732</text:p>
          </table:table-cell>
          <table:table-cell office:value-type="float" office:value="0.332939">
            <text:p>0.332939</text:p>
          </table:table-cell>
          <table:table-cell/>
          <table:table-cell office:value-type="float" office:value="146.834">
            <text:p>146.834</text:p>
          </table:table-cell>
          <table:table-cell office:value-type="float" office:value="0.324084">
            <text:p>0.324084</text:p>
          </table:table-cell>
          <table:table-cell/>
          <table:table-cell office:value-type="float" office:value="62.998">
            <text:p>62.998</text:p>
          </table:table-cell>
          <table:table-cell office:value-type="float" office:value="0.722472">
            <text:p>0.722472</text:p>
          </table:table-cell>
          <table:table-cell/>
          <table:table-cell office:value-type="float" office:value="103.001">
            <text:p>103.001</text:p>
          </table:table-cell>
          <table:table-cell office:value-type="float" office:value="1.157375">
            <text:p>1.157375</text:p>
          </table:table-cell>
        </table:table-row>
        <table:table-row table:style-name="ro1">
          <table:table-cell/>
          <table:table-cell office:value-type="float" office:value="42.332">
            <text:p>42.332</text:p>
          </table:table-cell>
          <table:table-cell office:value-type="float" office:value="0.288038">
            <text:p>0.288038</text:p>
          </table:table-cell>
          <table:table-cell/>
          <table:table-cell office:value-type="float" office:value="148.039">
            <text:p>148.039</text:p>
          </table:table-cell>
          <table:table-cell office:value-type="float" office:value="0.25802">
            <text:p>0.25802</text:p>
          </table:table-cell>
          <table:table-cell/>
          <table:table-cell office:value-type="float" office:value="64.156">
            <text:p>64.156</text:p>
          </table:table-cell>
          <table:table-cell office:value-type="float" office:value="0.554058">
            <text:p>0.554058</text:p>
          </table:table-cell>
          <table:table-cell/>
          <table:table-cell office:value-type="float" office:value="104.524">
            <text:p>104.524</text:p>
          </table:table-cell>
          <table:table-cell office:value-type="float" office:value="1.133693">
            <text:p>1.133693</text:p>
          </table:table-cell>
        </table:table-row>
        <table:table-row table:style-name="ro1">
          <table:table-cell/>
          <table:table-cell office:value-type="float" office:value="42.908">
            <text:p>42.908</text:p>
          </table:table-cell>
          <table:table-cell office:value-type="float" office:value="0.214236">
            <text:p>0.214236</text:p>
          </table:table-cell>
          <table:table-cell/>
          <table:table-cell office:value-type="float" office:value="149.164">
            <text:p>149.164</text:p>
          </table:table-cell>
          <table:table-cell office:value-type="float" office:value="0.440544">
            <text:p>0.440544</text:p>
          </table:table-cell>
          <table:table-cell/>
          <table:table-cell office:value-type="float" office:value="65.157">
            <text:p>65.157</text:p>
          </table:table-cell>
          <table:table-cell office:value-type="float" office:value="0.099236">
            <text:p>0.099236</text:p>
          </table:table-cell>
          <table:table-cell/>
          <table:table-cell office:value-type="float" office:value="105.948">
            <text:p>105.948</text:p>
          </table:table-cell>
          <table:table-cell office:value-type="float" office:value="1.089411">
            <text:p>1.089411</text:p>
          </table:table-cell>
        </table:table-row>
        <table:table-row table:style-name="ro1">
          <table:table-cell/>
          <table:table-cell office:value-type="float" office:value="43.394">
            <text:p>43.394</text:p>
          </table:table-cell>
          <table:table-cell office:value-type="float" office:value="0.184179">
            <text:p>0.184179</text:p>
          </table:table-cell>
          <table:table-cell/>
          <table:table-cell office:value-type="float" office:value="150.429">
            <text:p>150.429</text:p>
          </table:table-cell>
          <table:table-cell office:value-type="float" office:value="0.394125">
            <text:p>0.394125</text:p>
          </table:table-cell>
          <table:table-cell/>
          <table:table-cell office:value-type="float" office:value="65.932">
            <text:p>65.932</text:p>
          </table:table-cell>
          <table:table-cell office:value-type="float" office:value="0.141777">
            <text:p>0.141777</text:p>
          </table:table-cell>
          <table:table-cell/>
          <table:table-cell office:value-type="float" office:value="107.037">
            <text:p>107.037</text:p>
          </table:table-cell>
          <table:table-cell office:value-type="float" office:value="9.038042">
            <text:p>9.038042</text:p>
          </table:table-cell>
        </table:table-row>
        <table:table-row table:style-name="ro1">
          <table:table-cell/>
          <table:table-cell office:value-type="float" office:value="44.008">
            <text:p>44.008</text:p>
          </table:table-cell>
          <table:table-cell office:value-type="float" office:value="0.150262">
            <text:p>0.150262</text:p>
          </table:table-cell>
          <table:table-cell/>
          <table:table-cell office:value-type="float" office:value="151.627">
            <text:p>151.627</text:p>
          </table:table-cell>
          <table:table-cell office:value-type="float" office:value="0.257832">
            <text:p>0.257832</text:p>
          </table:table-cell>
          <table:table-cell/>
          <table:table-cell office:value-type="float" office:value="66.538">
            <text:p>66.538</text:p>
          </table:table-cell>
          <table:table-cell office:value-type="float" office:value="0.144597">
            <text:p>0.144597</text:p>
          </table:table-cell>
          <table:table-cell/>
          <table:table-cell office:value-type="float" office:value="116.554">
            <text:p>116.554</text:p>
          </table:table-cell>
          <table:table-cell office:value-type="float" office:value="0.627378">
            <text:p>0.627378</text:p>
          </table:table-cell>
        </table:table-row>
        <table:table-row table:style-name="ro1">
          <table:table-cell/>
          <table:table-cell office:value-type="float" office:value="44.454">
            <text:p>44.454</text:p>
          </table:table-cell>
          <table:table-cell office:value-type="float" office:value="0.293164">
            <text:p>0.293164</text:p>
          </table:table-cell>
          <table:table-cell/>
          <table:table-cell office:value-type="float" office:value="152.679">
            <text:p>152.679</text:p>
          </table:table-cell>
          <table:table-cell office:value-type="float" office:value="0.278135">
            <text:p>0.278135</text:p>
          </table:table-cell>
          <table:table-cell/>
          <table:table-cell office:value-type="float" office:value="67.117">
            <text:p>67.117</text:p>
          </table:table-cell>
          <table:table-cell office:value-type="float" office:value="0.161067">
            <text:p>0.161067</text:p>
          </table:table-cell>
          <table:table-cell/>
          <table:table-cell office:value-type="float" office:value="117.428">
            <text:p>117.428</text:p>
          </table:table-cell>
          <table:table-cell office:value-type="float" office:value="1.422613">
            <text:p>1.422613</text:p>
          </table:table-cell>
        </table:table-row>
        <table:table-row table:style-name="ro1">
          <table:table-cell/>
          <table:table-cell office:value-type="float" office:value="45.037">
            <text:p>45.037</text:p>
          </table:table-cell>
          <table:table-cell office:value-type="float" office:value="0.212467">
            <text:p>0.212467</text:p>
          </table:table-cell>
          <table:table-cell/>
          <table:table-cell office:value-type="float" office:value="153.737">
            <text:p>153.737</text:p>
          </table:table-cell>
          <table:table-cell office:value-type="float" office:value="0.25611">
            <text:p>0.25611</text:p>
          </table:table-cell>
          <table:table-cell/>
          <table:table-cell office:value-type="float" office:value="67.728">
            <text:p>67.728</text:p>
          </table:table-cell>
          <table:table-cell office:value-type="float" office:value="0.186762">
            <text:p>0.186762</text:p>
          </table:table-cell>
          <table:table-cell/>
          <table:table-cell office:value-type="float" office:value="119.119">
            <text:p>119.119</text:p>
          </table:table-cell>
          <table:table-cell office:value-type="float" office:value="1.580111">
            <text:p>1.580111</text:p>
          </table:table-cell>
        </table:table-row>
        <table:table-row table:style-name="ro1">
          <table:table-cell/>
          <table:table-cell office:value-type="float" office:value="45.547">
            <text:p>45.547</text:p>
          </table:table-cell>
          <table:table-cell office:value-type="float" office:value="0.178927">
            <text:p>0.178927</text:p>
          </table:table-cell>
          <table:table-cell/>
          <table:table-cell office:value-type="float" office:value="154.753">
            <text:p>154.753</text:p>
          </table:table-cell>
          <table:table-cell office:value-type="float" office:value="0.360819">
            <text:p>0.360819</text:p>
          </table:table-cell>
          <table:table-cell/>
          <table:table-cell office:value-type="float" office:value="68.332">
            <text:p>68.332</text:p>
          </table:table-cell>
          <table:table-cell office:value-type="float" office:value="1.373319">
            <text:p>1.373319</text:p>
          </table:table-cell>
          <table:table-cell/>
          <table:table-cell office:value-type="float" office:value="121.081">
            <text:p>121.081</text:p>
          </table:table-cell>
          <table:table-cell office:value-type="float" office:value="1.396127">
            <text:p>1.396127</text:p>
          </table:table-cell>
        </table:table-row>
        <table:table-row table:style-name="ro1">
          <table:table-cell/>
          <table:table-cell office:value-type="float" office:value="46.052">
            <text:p>46.052</text:p>
          </table:table-cell>
          <table:table-cell office:value-type="float" office:value="0.218145">
            <text:p>0.218145</text:p>
          </table:table-cell>
          <table:table-cell/>
          <table:table-cell office:value-type="float" office:value="155.929">
            <text:p>155.929</text:p>
          </table:table-cell>
          <table:table-cell office:value-type="float" office:value="0.440644">
            <text:p>0.440644</text:p>
          </table:table-cell>
          <table:table-cell/>
          <table:table-cell table:style-name="ce1" office:value-type="float" office:value="69.706">
            <text:p>69.706</text:p>
          </table:table-cell>
          <table:table-cell table:style-name="ce1" office:value-type="float" office:value="5.088575">
            <text:p>5.088575</text:p>
          </table:table-cell>
          <table:table-cell/>
          <table:table-cell office:value-type="float" office:value="122.778">
            <text:p>122.778</text:p>
          </table:table-cell>
          <table:table-cell office:value-type="float" office:value="0.651234">
            <text:p>0.651234</text:p>
          </table:table-cell>
        </table:table-row>
        <table:table-row table:style-name="ro1">
          <table:table-cell/>
          <table:table-cell office:value-type="float" office:value="46.585">
            <text:p>46.585</text:p>
          </table:table-cell>
          <table:table-cell office:value-type="float" office:value="0.244408">
            <text:p>0.244408</text:p>
          </table:table-cell>
          <table:table-cell/>
          <table:table-cell office:value-type="float" office:value="157.074">
            <text:p>157.074</text:p>
          </table:table-cell>
          <table:table-cell office:value-type="float" office:value="0.610709">
            <text:p>0.610709</text:p>
          </table:table-cell>
          <table:table-cell/>
          <table:table-cell office:value-type="float" office:value="75.407">
            <text:p>75.407</text:p>
          </table:table-cell>
          <table:table-cell office:value-type="float" office:value="0.799947">
            <text:p>0.799947</text:p>
          </table:table-cell>
          <table:table-cell/>
          <table:table-cell office:value-type="float" office:value="123.729">
            <text:p>123.729</text:p>
          </table:table-cell>
          <table:table-cell office:value-type="float" office:value="0.252541">
            <text:p>0.252541</text:p>
          </table:table-cell>
        </table:table-row>
        <table:table-row table:style-name="ro1">
          <table:table-cell/>
          <table:table-cell office:value-type="float" office:value="47.173">
            <text:p>47.173</text:p>
          </table:table-cell>
          <table:table-cell office:value-type="float" office:value="0.081762">
            <text:p>0.081762</text:p>
          </table:table-cell>
          <table:table-cell/>
          <table:table-cell office:value-type="float" office:value="158.478">
            <text:p>158.478</text:p>
          </table:table-cell>
          <table:table-cell office:value-type="float" office:value="1.323781">
            <text:p>1.323781</text:p>
          </table:table-cell>
          <table:table-cell/>
          <table:table-cell office:value-type="float" office:value="76.649">
            <text:p>76.649</text:p>
          </table:table-cell>
          <table:table-cell office:value-type="float" office:value="0.505803">
            <text:p>0.505803</text:p>
          </table:table-cell>
          <table:table-cell/>
          <table:table-cell office:value-type="float" office:value="124.317">
            <text:p>124.317</text:p>
          </table:table-cell>
          <table:table-cell office:value-type="float" office:value="0.186689">
            <text:p>0.186689</text:p>
          </table:table-cell>
        </table:table-row>
        <table:table-row table:style-name="ro1">
          <table:table-cell/>
          <table:table-cell office:value-type="float" office:value="47.693">
            <text:p>47.693</text:p>
          </table:table-cell>
          <table:table-cell office:value-type="float" office:value="0.275336">
            <text:p>0.275336</text:p>
          </table:table-cell>
          <table:table-cell/>
          <table:table-cell office:value-type="float" office:value="160.574">
            <text:p>160.574</text:p>
          </table:table-cell>
          <table:table-cell office:value-type="float" office:value="1.281335">
            <text:p>1.281335</text:p>
          </table:table-cell>
          <table:table-cell/>
          <table:table-cell office:value-type="float" office:value="77.57">
            <text:p>77.57</text:p>
          </table:table-cell>
          <table:table-cell office:value-type="float" office:value="0.580784">
            <text:p>0.580784</text:p>
          </table:table-cell>
          <table:table-cell/>
          <table:table-cell office:value-type="float" office:value="124.805">
            <text:p>124.805</text:p>
          </table:table-cell>
          <table:table-cell office:value-type="float" office:value="0.095014">
            <text:p>0.095014</text:p>
          </table:table-cell>
        </table:table-row>
        <table:table-row table:style-name="ro1">
          <table:table-cell/>
          <table:table-cell office:value-type="float" office:value="48.551">
            <text:p>48.551</text:p>
          </table:table-cell>
          <table:table-cell office:value-type="float" office:value="0.240567">
            <text:p>0.240567</text:p>
          </table:table-cell>
          <table:table-cell/>
          <table:table-cell office:value-type="float" office:value="163.403">
            <text:p>163.403</text:p>
          </table:table-cell>
          <table:table-cell office:value-type="float" office:value="1.298603">
            <text:p>1.298603</text:p>
          </table:table-cell>
          <table:table-cell/>
          <table:table-cell office:value-type="float" office:value="78.576">
            <text:p>78.576</text:p>
          </table:table-cell>
          <table:table-cell office:value-type="float" office:value="0.502944">
            <text:p>0.502944</text:p>
          </table:table-cell>
          <table:table-cell/>
          <table:table-cell office:value-type="float" office:value="125.164">
            <text:p>125.164</text:p>
          </table:table-cell>
          <table:table-cell office:value-type="float" office:value="0.247425">
            <text:p>0.247425</text:p>
          </table:table-cell>
        </table:table-row>
        <table:table-row table:style-name="ro1">
          <table:table-cell/>
          <table:table-cell office:value-type="float" office:value="49.276">
            <text:p>49.276</text:p>
          </table:table-cell>
          <table:table-cell office:value-type="float" office:value="1.360536">
            <text:p>1.360536</text:p>
          </table:table-cell>
          <table:table-cell/>
          <table:table-cell office:value-type="float" office:value="166.027">
            <text:p>166.027</text:p>
          </table:table-cell>
          <table:table-cell office:value-type="float" office:value="1.038618">
            <text:p>1.038618</text:p>
          </table:table-cell>
          <table:table-cell/>
          <table:table-cell office:value-type="float" office:value="79.756">
            <text:p>79.756</text:p>
          </table:table-cell>
          <table:table-cell office:value-type="float" office:value="0.394904">
            <text:p>0.394904</text:p>
          </table:table-cell>
          <table:table-cell/>
          <table:table-cell office:value-type="float" office:value="125.698">
            <text:p>125.698</text:p>
          </table:table-cell>
          <table:table-cell office:value-type="float" office:value="0.130544">
            <text:p>0.130544</text:p>
          </table:table-cell>
        </table:table-row>
        <table:table-row table:style-name="ro1">
          <table:table-cell/>
          <table:table-cell office:value-type="float" office:value="50.894">
            <text:p>50.894</text:p>
          </table:table-cell>
          <table:table-cell office:value-type="float" office:value="0.347448">
            <text:p>0.347448</text:p>
          </table:table-cell>
          <table:table-cell/>
          <table:table-cell office:value-type="float" office:value="168.354">
            <text:p>168.354</text:p>
          </table:table-cell>
          <table:table-cell office:value-type="float" office:value="1.565495">
            <text:p>1.565495</text:p>
          </table:table-cell>
          <table:table-cell/>
          <table:table-cell office:value-type="float" office:value="80.672">
            <text:p>80.672</text:p>
          </table:table-cell>
          <table:table-cell office:value-type="float" office:value="0.09804">
            <text:p>0.09804</text:p>
          </table:table-cell>
          <table:table-cell/>
          <table:table-cell office:value-type="float" office:value="126.09">
            <text:p>126.09</text:p>
          </table:table-cell>
          <table:table-cell office:value-type="float" office:value="0.187407">
            <text:p>0.187407</text:p>
          </table:table-cell>
        </table:table-row>
        <table:table-row table:style-name="ro1">
          <table:table-cell/>
          <table:table-cell office:value-type="float" office:value="51.456">
            <text:p>51.456</text:p>
          </table:table-cell>
          <table:table-cell office:value-type="float" office:value="2.725492">
            <text:p>2.725492</text:p>
          </table:table-cell>
          <table:table-cell/>
          <table:table-cell office:value-type="float" office:value="171.541">
            <text:p>171.541</text:p>
          </table:table-cell>
          <table:table-cell office:value-type="float" office:value="1.017037">
            <text:p>1.017037</text:p>
          </table:table-cell>
          <table:table-cell/>
          <table:table-cell office:value-type="float" office:value="81.272">
            <text:p>81.272</text:p>
          </table:table-cell>
          <table:table-cell office:value-type="float" office:value="0.198824">
            <text:p>0.198824</text:p>
          </table:table-cell>
          <table:table-cell/>
          <table:table-cell office:value-type="float" office:value="126.553">
            <text:p>126.553</text:p>
          </table:table-cell>
          <table:table-cell office:value-type="float" office:value="0.085487">
            <text:p>0.085487</text:p>
          </table:table-cell>
        </table:table-row>
        <table:table-row table:style-name="ro1">
          <table:table-cell/>
          <table:table-cell office:value-type="float" office:value="54.777">
            <text:p>54.777</text:p>
          </table:table-cell>
          <table:table-cell office:value-type="float" office:value="2.525249">
            <text:p>2.525249</text:p>
          </table:table-cell>
          <table:table-cell/>
          <table:table-cell office:value-type="float" office:value="173.507">
            <text:p>173.507</text:p>
          </table:table-cell>
          <table:table-cell office:value-type="float" office:value="7.454206">
            <text:p>7.454206</text:p>
          </table:table-cell>
          <table:table-cell/>
          <table:table-cell office:value-type="float" office:value="81.947">
            <text:p>81.947</text:p>
          </table:table-cell>
          <table:table-cell office:value-type="float" office:value="0.06436">
            <text:p>0.06436</text:p>
          </table:table-cell>
          <table:table-cell/>
          <table:table-cell office:value-type="float" office:value="126.904">
            <text:p>126.904</text:p>
          </table:table-cell>
          <table:table-cell office:value-type="float" office:value="0.226823">
            <text:p>0.226823</text:p>
          </table:table-cell>
        </table:table-row>
        <table:table-row table:style-name="ro1">
          <table:table-cell/>
          <table:table-cell table:style-name="ce1" office:value-type="float" office:value="59.675">
            <text:p>59.675</text:p>
          </table:table-cell>
          <table:table-cell table:style-name="ce1" office:value-type="float" office:value="5.759164">
            <text:p>5.759164</text:p>
          </table:table-cell>
          <table:table-cell/>
          <table:table-cell office:value-type="float" office:value="181.429">
            <text:p>181.429</text:p>
          </table:table-cell>
          <table:table-cell office:value-type="float" office:value="4.348869">
            <text:p>4.348869</text:p>
          </table:table-cell>
          <table:table-cell/>
          <table:table-cell office:value-type="float" office:value="82.44">
            <text:p>82.44</text:p>
          </table:table-cell>
          <table:table-cell office:value-type="float" office:value="0.158036">
            <text:p>0.158036</text:p>
          </table:table-cell>
          <table:table-cell/>
          <table:table-cell office:value-type="float" office:value="127.425">
            <text:p>127.425</text:p>
          </table:table-cell>
          <table:table-cell office:value-type="float" office:value="0.247815">
            <text:p>0.247815</text:p>
          </table:table-cell>
        </table:table-row>
        <table:table-row table:style-name="ro1">
          <table:table-cell/>
          <table:table-cell office:value-type="float" office:value="66.032">
            <text:p>66.032</text:p>
          </table:table-cell>
          <table:table-cell office:value-type="float" office:value="0.623523">
            <text:p>0.623523</text:p>
          </table:table-cell>
          <table:table-cell/>
          <table:table-cell office:value-type="float" office:value="186.09">
            <text:p>186.09</text:p>
          </table:table-cell>
          <table:table-cell office:value-type="float" office:value="1.409784">
            <text:p>1.409784</text:p>
          </table:table-cell>
          <table:table-cell/>
          <table:table-cell office:value-type="float" office:value="83.204">
            <text:p>83.204</text:p>
          </table:table-cell>
          <table:table-cell office:value-type="float" office:value="0.202088">
            <text:p>0.202088</text:p>
          </table:table-cell>
          <table:table-cell/>
          <table:table-cell office:value-type="float" office:value="127.933">
            <text:p>127.933</text:p>
          </table:table-cell>
          <table:table-cell office:value-type="float" office:value="0.172937">
            <text:p>0.172937</text:p>
          </table:table-cell>
        </table:table-row>
        <table:table-row table:style-name="ro1">
          <table:table-cell/>
          <table:table-cell office:value-type="float" office:value="67.046">
            <text:p>67.046</text:p>
          </table:table-cell>
          <table:table-cell office:value-type="float" office:value="0.37158">
            <text:p>0.37158</text:p>
          </table:table-cell>
          <table:table-cell/>
          <table:table-cell office:value-type="float" office:value="187.556">
            <text:p>187.556</text:p>
          </table:table-cell>
          <table:table-cell office:value-type="float" office:value="0.63074">
            <text:p>0.63074</text:p>
          </table:table-cell>
          <table:table-cell/>
          <table:table-cell office:value-type="float" office:value="83.848">
            <text:p>83.848</text:p>
          </table:table-cell>
          <table:table-cell office:value-type="float" office:value="1.04533">
            <text:p>1.04533</text:p>
          </table:table-cell>
          <table:table-cell/>
          <table:table-cell office:value-type="float" office:value="128.423">
            <text:p>128.423</text:p>
          </table:table-cell>
          <table:table-cell office:value-type="float" office:value="0.190077">
            <text:p>0.190077</text:p>
          </table:table-cell>
        </table:table-row>
        <table:table-row table:style-name="ro1">
          <table:table-cell/>
          <table:table-cell office:value-type="float" office:value="67.446">
            <text:p>67.446</text:p>
          </table:table-cell>
          <table:table-cell office:value-type="float" office:value="0.057336">
            <text:p>0.057336</text:p>
          </table:table-cell>
          <table:table-cell/>
          <table:table-cell office:value-type="float" office:value="188.201">
            <text:p>188.201</text:p>
          </table:table-cell>
          <table:table-cell office:value-type="float" office:value="0.040695">
            <text:p>0.040695</text:p>
          </table:table-cell>
          <table:table-cell/>
          <table:table-cell table:style-name="ce1" office:value-type="float" office:value="85.317">
            <text:p>85.317</text:p>
          </table:table-cell>
          <table:table-cell table:style-name="ce1" office:value-type="float" office:value="4.386518">
            <text:p>4.386518</text:p>
          </table:table-cell>
          <table:table-cell/>
          <table:table-cell office:value-type="float" office:value="128.871">
            <text:p>128.871</text:p>
          </table:table-cell>
          <table:table-cell office:value-type="float" office:value="0.334072">
            <text:p>0.334072</text:p>
          </table:table-cell>
        </table:table-row>
        <table:table-row table:style-name="ro1">
          <table:table-cell/>
          <table:table-cell office:value-type="float" office:value="67.917">
            <text:p>67.917</text:p>
          </table:table-cell>
          <table:table-cell office:value-type="float" office:value="0.381945">
            <text:p>0.381945</text:p>
          </table:table-cell>
          <table:table-cell/>
          <table:table-cell table:style-name="ce1" office:value-type="float" office:value="188.246">
            <text:p>188.246</text:p>
          </table:table-cell>
          <table:table-cell table:style-name="ce1" office:value-type="float" office:value="6.276097">
            <text:p>6.276097</text:p>
          </table:table-cell>
          <table:table-cell/>
          <table:table-cell office:value-type="float" office:value="90.36">
            <text:p>90.36</text:p>
          </table:table-cell>
          <table:table-cell office:value-type="float" office:value="0.264567">
            <text:p>0.264567</text:p>
          </table:table-cell>
          <table:table-cell/>
          <table:table-cell office:value-type="float" office:value="129.495">
            <text:p>129.495</text:p>
          </table:table-cell>
          <table:table-cell office:value-type="float" office:value="0.25488">
            <text:p>0.25488</text:p>
          </table:table-cell>
        </table:table-row>
        <table:table-row table:style-name="ro1">
          <table:table-cell/>
          <table:table-cell office:value-type="float" office:value="68.758">
            <text:p>68.758</text:p>
          </table:table-cell>
          <table:table-cell office:value-type="float" office:value="0.292592">
            <text:p>0.292592</text:p>
          </table:table-cell>
          <table:table-cell/>
          <table:table-cell office:value-type="float" office:value="195.518">
            <text:p>195.518</text:p>
          </table:table-cell>
          <table:table-cell office:value-type="float" office:value="0.190396">
            <text:p>0.190396</text:p>
          </table:table-cell>
          <table:table-cell/>
          <table:table-cell office:value-type="float" office:value="91.212">
            <text:p>91.212</text:p>
          </table:table-cell>
          <table:table-cell office:value-type="float" office:value="0.15118">
            <text:p>0.15118</text:p>
          </table:table-cell>
          <table:table-cell/>
          <table:table-cell office:value-type="float" office:value="130.056">
            <text:p>130.056</text:p>
          </table:table-cell>
          <table:table-cell office:value-type="float" office:value="0.21456">
            <text:p>0.21456</text:p>
          </table:table-cell>
        </table:table-row>
        <table:table-row table:style-name="ro1">
          <table:table-cell/>
          <table:table-cell office:value-type="float" office:value="69.428">
            <text:p>69.428</text:p>
          </table:table-cell>
          <table:table-cell office:value-type="float" office:value="0.10585">
            <text:p>0.10585</text:p>
          </table:table-cell>
          <table:table-cell/>
          <table:table-cell office:value-type="float" office:value="196.742">
            <text:p>196.742</text:p>
          </table:table-cell>
          <table:table-cell office:value-type="float" office:value="0.649736">
            <text:p>0.649736</text:p>
          </table:table-cell>
          <table:table-cell/>
          <table:table-cell office:value-type="float" office:value="92.131">
            <text:p>92.131</text:p>
          </table:table-cell>
          <table:table-cell office:value-type="float" office:value="0.079249">
            <text:p>0.079249</text:p>
          </table:table-cell>
          <table:table-cell/>
          <table:table-cell office:value-type="float" office:value="130.576">
            <text:p>130.576</text:p>
          </table:table-cell>
          <table:table-cell office:value-type="float" office:value="0.240533">
            <text:p>0.240533</text:p>
          </table:table-cell>
        </table:table-row>
        <table:table-row table:style-name="ro1">
          <table:table-cell/>
          <table:table-cell office:value-type="float" office:value="70.041">
            <text:p>70.041</text:p>
          </table:table-cell>
          <table:table-cell office:value-type="float" office:value="0.468138">
            <text:p>0.468138</text:p>
          </table:table-cell>
          <table:table-cell/>
          <table:table-cell office:value-type="float" office:value="198.224">
            <text:p>198.224</text:p>
          </table:table-cell>
          <table:table-cell office:value-type="float" office:value="0.308357">
            <text:p>0.308357</text:p>
          </table:table-cell>
          <table:table-cell/>
          <table:table-cell office:value-type="float" office:value="92.774">
            <text:p>92.774</text:p>
          </table:table-cell>
          <table:table-cell office:value-type="float" office:value="0.361172">
            <text:p>0.361172</text:p>
          </table:table-cell>
          <table:table-cell/>
          <table:table-cell office:value-type="float" office:value="131.134">
            <text:p>131.134</text:p>
          </table:table-cell>
          <table:table-cell office:value-type="float" office:value="0.245792">
            <text:p>0.245792</text:p>
          </table:table-cell>
        </table:table-row>
        <table:table-row table:style-name="ro1">
          <table:table-cell/>
          <table:table-cell office:value-type="float" office:value="70.978">
            <text:p>70.978</text:p>
          </table:table-cell>
          <table:table-cell office:value-type="float" office:value="0.368658">
            <text:p>0.368658</text:p>
          </table:table-cell>
          <table:table-cell/>
          <table:table-cell office:value-type="float" office:value="199.44">
            <text:p>199.44</text:p>
          </table:table-cell>
          <table:table-cell office:value-type="float" office:value="0.484944">
            <text:p>0.484944</text:p>
          </table:table-cell>
          <table:table-cell/>
          <table:table-cell office:value-type="float" office:value="93.628">
            <text:p>93.628</text:p>
          </table:table-cell>
          <table:table-cell office:value-type="float" office:value="0.117935">
            <text:p>0.117935</text:p>
          </table:table-cell>
          <table:table-cell/>
          <table:table-cell office:value-type="float" office:value="131.698">
            <text:p>131.698</text:p>
          </table:table-cell>
          <table:table-cell office:value-type="float" office:value="0.271305">
            <text:p>0.271305</text:p>
          </table:table-cell>
        </table:table-row>
        <table:table-row table:style-name="ro1">
          <table:table-cell/>
          <table:table-cell office:value-type="float" office:value="71.771">
            <text:p>71.771</text:p>
          </table:table-cell>
          <table:table-cell office:value-type="float" office:value="0.525036">
            <text:p>0.525036</text:p>
          </table:table-cell>
          <table:table-cell/>
          <table:table-cell office:value-type="float" office:value="200.684">
            <text:p>200.684</text:p>
          </table:table-cell>
          <table:table-cell office:value-type="float" office:value="0.304781">
            <text:p>0.304781</text:p>
          </table:table-cell>
          <table:table-cell/>
          <table:table-cell office:value-type="float" office:value="94.224">
            <text:p>94.224</text:p>
          </table:table-cell>
          <table:table-cell office:value-type="float" office:value="0.159443">
            <text:p>0.159443</text:p>
          </table:table-cell>
          <table:table-cell/>
          <table:table-cell office:value-type="float" office:value="132.434">
            <text:p>132.434</text:p>
          </table:table-cell>
          <table:table-cell office:value-type="float" office:value="0.230492">
            <text:p>0.230492</text:p>
          </table:table-cell>
        </table:table-row>
        <table:table-row table:style-name="ro1">
          <table:table-cell/>
          <table:table-cell office:value-type="float" office:value="72.729">
            <text:p>72.729</text:p>
          </table:table-cell>
          <table:table-cell office:value-type="float" office:value="0.104346">
            <text:p>0.104346</text:p>
          </table:table-cell>
          <table:table-cell/>
          <table:table-cell office:value-type="float" office:value="201.758">
            <text:p>201.758</text:p>
          </table:table-cell>
          <table:table-cell office:value-type="float" office:value="0.267228">
            <text:p>0.267228</text:p>
          </table:table-cell>
          <table:table-cell/>
          <table:table-cell office:value-type="float" office:value="94.916">
            <text:p>94.916</text:p>
          </table:table-cell>
          <table:table-cell office:value-type="float" office:value="0.681524">
            <text:p>0.681524</text:p>
          </table:table-cell>
          <table:table-cell/>
          <table:table-cell office:value-type="float" office:value="133.035">
            <text:p>133.035</text:p>
          </table:table-cell>
          <table:table-cell office:value-type="float" office:value="0.190441">
            <text:p>0.190441</text:p>
          </table:table-cell>
        </table:table-row>
        <table:table-row table:style-name="ro1">
          <table:table-cell/>
          <table:table-cell office:value-type="float" office:value="73.319">
            <text:p>73.319</text:p>
          </table:table-cell>
          <table:table-cell office:value-type="float" office:value="0.226192">
            <text:p>0.226192</text:p>
          </table:table-cell>
          <table:table-cell/>
          <table:table-cell office:value-type="float" office:value="202.797">
            <text:p>202.797</text:p>
          </table:table-cell>
          <table:table-cell office:value-type="float" office:value="0.27557">
            <text:p>0.27557</text:p>
          </table:table-cell>
          <table:table-cell/>
          <table:table-cell office:value-type="float" office:value="96.066">
            <text:p>96.066</text:p>
          </table:table-cell>
          <table:table-cell office:value-type="float" office:value="0.870962">
            <text:p>0.870962</text:p>
          </table:table-cell>
          <table:table-cell/>
          <table:table-cell office:value-type="float" office:value="133.637">
            <text:p>133.637</text:p>
          </table:table-cell>
          <table:table-cell office:value-type="float" office:value="0.223925">
            <text:p>0.223925</text:p>
          </table:table-cell>
        </table:table-row>
        <table:table-row table:style-name="ro1">
          <table:table-cell/>
          <table:table-cell office:value-type="float" office:value="74.053">
            <text:p>74.053</text:p>
          </table:table-cell>
          <table:table-cell office:value-type="float" office:value="0.157956">
            <text:p>0.157956</text:p>
          </table:table-cell>
          <table:table-cell/>
          <table:table-cell office:value-type="float" office:value="203.841">
            <text:p>203.841</text:p>
          </table:table-cell>
          <table:table-cell office:value-type="float" office:value="0.253973">
            <text:p>0.253973</text:p>
          </table:table-cell>
          <table:table-cell/>
          <table:table-cell office:value-type="float" office:value="97.436">
            <text:p>97.436</text:p>
          </table:table-cell>
          <table:table-cell office:value-type="float" office:value="0.534556">
            <text:p>0.534556</text:p>
          </table:table-cell>
          <table:table-cell/>
          <table:table-cell office:value-type="float" office:value="134.287">
            <text:p>134.287</text:p>
          </table:table-cell>
          <table:table-cell office:value-type="float" office:value="0.167246">
            <text:p>0.167246</text:p>
          </table:table-cell>
        </table:table-row>
        <table:table-row table:style-name="ro1">
          <table:table-cell/>
          <table:table-cell office:value-type="float" office:value="74.671">
            <text:p>74.671</text:p>
          </table:table-cell>
          <table:table-cell office:value-type="float" office:value="0.279616">
            <text:p>0.279616</text:p>
          </table:table-cell>
          <table:table-cell/>
          <table:table-cell office:value-type="float" office:value="204.837">
            <text:p>204.837</text:p>
          </table:table-cell>
          <table:table-cell office:value-type="float" office:value="0.305837">
            <text:p>0.305837</text:p>
          </table:table-cell>
          <table:table-cell/>
          <table:table-cell office:value-type="float" office:value="98.483">
            <text:p>98.483</text:p>
          </table:table-cell>
          <table:table-cell office:value-type="float" office:value="0.445253">
            <text:p>0.445253</text:p>
          </table:table-cell>
          <table:table-cell/>
          <table:table-cell office:value-type="float" office:value="134.872">
            <text:p>134.872</text:p>
          </table:table-cell>
          <table:table-cell office:value-type="float" office:value="0.272124">
            <text:p>0.272124</text:p>
          </table:table-cell>
        </table:table-row>
        <table:table-row table:style-name="ro1">
          <table:table-cell/>
          <table:table-cell office:value-type="float" office:value="75.387">
            <text:p>75.387</text:p>
          </table:table-cell>
          <table:table-cell office:value-type="float" office:value="0.195208">
            <text:p>0.195208</text:p>
          </table:table-cell>
          <table:table-cell/>
          <table:table-cell office:value-type="float" office:value="206.265">
            <text:p>206.265</text:p>
          </table:table-cell>
          <table:table-cell office:value-type="float" office:value="0.423804">
            <text:p>0.423804</text:p>
          </table:table-cell>
          <table:table-cell/>
          <table:table-cell office:value-type="float" office:value="99.533">
            <text:p>99.533</text:p>
          </table:table-cell>
          <table:table-cell office:value-type="float" office:value="1.577648">
            <text:p>1.577648</text:p>
          </table:table-cell>
          <table:table-cell/>
          <table:table-cell office:value-type="float" office:value="135.638">
            <text:p>135.638</text:p>
          </table:table-cell>
          <table:table-cell office:value-type="float" office:value="0.33668">
            <text:p>0.33668</text:p>
          </table:table-cell>
        </table:table-row>
        <table:table-row table:style-name="ro1">
          <table:table-cell/>
          <table:table-cell office:value-type="float" office:value="76.03">
            <text:p>76.03</text:p>
          </table:table-cell>
          <table:table-cell office:value-type="float" office:value="0.452409">
            <text:p>0.452409</text:p>
          </table:table-cell>
          <table:table-cell/>
          <table:table-cell office:value-type="float" office:value="207.78">
            <text:p>207.78</text:p>
          </table:table-cell>
          <table:table-cell office:value-type="float" office:value="0.712904">
            <text:p>0.712904</text:p>
          </table:table-cell>
          <table:table-cell/>
          <table:table-cell table:style-name="ce1" office:value-type="float" office:value="101.112">
            <text:p>101.112</text:p>
          </table:table-cell>
          <table:table-cell table:style-name="ce1" office:value-type="float" office:value="6.112697">
            <text:p>6.112697</text:p>
          </table:table-cell>
          <table:table-cell/>
          <table:table-cell office:value-type="float" office:value="136.47">
            <text:p>136.47</text:p>
          </table:table-cell>
          <table:table-cell office:value-type="float" office:value="0.291062">
            <text:p>0.291062</text:p>
          </table:table-cell>
        </table:table-row>
        <table:table-row table:style-name="ro1">
          <table:table-cell/>
          <table:table-cell office:value-type="float" office:value="76.942">
            <text:p>76.942</text:p>
          </table:table-cell>
          <table:table-cell office:value-type="float" office:value="0.150965">
            <text:p>0.150965</text:p>
          </table:table-cell>
          <table:table-cell/>
          <table:table-cell office:value-type="float" office:value="209.43">
            <text:p>209.43</text:p>
          </table:table-cell>
          <table:table-cell office:value-type="float" office:value="0.268964">
            <text:p>0.268964</text:p>
          </table:table-cell>
          <table:table-cell/>
          <table:table-cell office:value-type="float" office:value="107.884">
            <text:p>107.884</text:p>
          </table:table-cell>
          <table:table-cell office:value-type="float" office:value="0.282121">
            <text:p>0.282121</text:p>
          </table:table-cell>
          <table:table-cell/>
          <table:table-cell office:value-type="float" office:value="137.251">
            <text:p>137.251</text:p>
          </table:table-cell>
          <table:table-cell office:value-type="float" office:value="0.225366">
            <text:p>0.225366</text:p>
          </table:table-cell>
        </table:table-row>
        <table:table-row table:style-name="ro1">
          <table:table-cell/>
          <table:table-cell office:value-type="float" office:value="77.492">
            <text:p>77.492</text:p>
          </table:table-cell>
          <table:table-cell office:value-type="float" office:value="0.300839">
            <text:p>0.300839</text:p>
          </table:table-cell>
          <table:table-cell/>
          <table:table-cell office:value-type="float" office:value="210.763">
            <text:p>210.763</text:p>
          </table:table-cell>
          <table:table-cell office:value-type="float" office:value="0.299868">
            <text:p>0.299868</text:p>
          </table:table-cell>
          <table:table-cell/>
          <table:table-cell office:value-type="float" office:value="108.645">
            <text:p>108.645</text:p>
          </table:table-cell>
          <table:table-cell office:value-type="float" office:value="0.291731">
            <text:p>0.291731</text:p>
          </table:table-cell>
          <table:table-cell/>
          <table:table-cell office:value-type="float" office:value="137.83">
            <text:p>137.83</text:p>
          </table:table-cell>
          <table:table-cell office:value-type="float" office:value="0.223376">
            <text:p>0.223376</text:p>
          </table:table-cell>
        </table:table-row>
        <table:table-row table:style-name="ro1">
          <table:table-cell/>
          <table:table-cell office:value-type="float" office:value="78.273">
            <text:p>78.273</text:p>
          </table:table-cell>
          <table:table-cell office:value-type="float" office:value="0.223716">
            <text:p>0.223716</text:p>
          </table:table-cell>
          <table:table-cell/>
          <table:table-cell office:value-type="float" office:value="211.821">
            <text:p>211.821</text:p>
          </table:table-cell>
          <table:table-cell office:value-type="float" office:value="0.327639">
            <text:p>0.327639</text:p>
          </table:table-cell>
          <table:table-cell/>
          <table:table-cell office:value-type="float" office:value="109.406">
            <text:p>109.406</text:p>
          </table:table-cell>
          <table:table-cell office:value-type="float" office:value="0.156294">
            <text:p>0.156294</text:p>
          </table:table-cell>
          <table:table-cell/>
          <table:table-cell office:value-type="float" office:value="138.425">
            <text:p>138.425</text:p>
          </table:table-cell>
          <table:table-cell office:value-type="float" office:value="0.775636">
            <text:p>0.775636</text:p>
          </table:table-cell>
        </table:table-row>
        <table:table-row table:style-name="ro1">
          <table:table-cell/>
          <table:table-cell office:value-type="float" office:value="78.957">
            <text:p>78.957</text:p>
          </table:table-cell>
          <table:table-cell office:value-type="float" office:value="0.377986">
            <text:p>0.377986</text:p>
          </table:table-cell>
          <table:table-cell/>
          <table:table-cell office:value-type="float" office:value="213.11">
            <text:p>213.11</text:p>
          </table:table-cell>
          <table:table-cell office:value-type="float" office:value="0.42857">
            <text:p>0.42857</text:p>
          </table:table-cell>
          <table:table-cell/>
          <table:table-cell office:value-type="float" office:value="110.041">
            <text:p>110.041</text:p>
          </table:table-cell>
          <table:table-cell office:value-type="float" office:value="0.095775">
            <text:p>0.095775</text:p>
          </table:table-cell>
          <table:table-cell/>
          <table:table-cell office:value-type="float" office:value="139.573">
            <text:p>139.573</text:p>
          </table:table-cell>
          <table:table-cell office:value-type="float" office:value="1.533416">
            <text:p>1.533416</text:p>
          </table:table-cell>
        </table:table-row>
        <table:table-row table:style-name="ro1">
          <table:table-cell/>
          <table:table-cell office:value-type="float" office:value="79.82">
            <text:p>79.82</text:p>
          </table:table-cell>
          <table:table-cell office:value-type="float" office:value="0.26994">
            <text:p>0.26994</text:p>
          </table:table-cell>
          <table:table-cell/>
          <table:table-cell office:value-type="float" office:value="214.637">
            <text:p>214.637</text:p>
          </table:table-cell>
          <table:table-cell office:value-type="float" office:value="0.431498">
            <text:p>0.431498</text:p>
          </table:table-cell>
          <table:table-cell/>
          <table:table-cell office:value-type="float" office:value="110.602">
            <text:p>110.602</text:p>
          </table:table-cell>
          <table:table-cell office:value-type="float" office:value="0.129882">
            <text:p>0.129882</text:p>
          </table:table-cell>
          <table:table-cell/>
          <table:table-cell office:value-type="float" office:value="141.395">
            <text:p>141.395</text:p>
          </table:table-cell>
          <table:table-cell office:value-type="float" office:value="0.824725">
            <text:p>0.824725</text:p>
          </table:table-cell>
        </table:table-row>
        <table:table-row table:style-name="ro1">
          <table:table-cell/>
          <table:table-cell office:value-type="float" office:value="80.489">
            <text:p>80.489</text:p>
          </table:table-cell>
          <table:table-cell office:value-type="float" office:value="0.235344">
            <text:p>0.235344</text:p>
          </table:table-cell>
          <table:table-cell/>
          <table:table-cell office:value-type="float" office:value="215.924">
            <text:p>215.924</text:p>
          </table:table-cell>
          <table:table-cell office:value-type="float" office:value="0.351611">
            <text:p>0.351611</text:p>
          </table:table-cell>
          <table:table-cell/>
          <table:table-cell office:value-type="float" office:value="111.2">
            <text:p>111.2</text:p>
          </table:table-cell>
          <table:table-cell office:value-type="float" office:value="0.149095">
            <text:p>0.149095</text:p>
          </table:table-cell>
          <table:table-cell/>
          <table:table-cell office:value-type="float" office:value="142.22">
            <text:p>142.22</text:p>
          </table:table-cell>
          <table:table-cell office:value-type="float" office:value="7.496786">
            <text:p>7.496786</text:p>
          </table:table-cell>
        </table:table-row>
        <table:table-row table:style-name="ro1">
          <table:table-cell/>
          <table:table-cell office:value-type="float" office:value="81.187">
            <text:p>81.187</text:p>
          </table:table-cell>
          <table:table-cell office:value-type="float" office:value="0.406113">
            <text:p>0.406113</text:p>
          </table:table-cell>
          <table:table-cell/>
          <table:table-cell office:value-type="float" office:value="217.055">
            <text:p>217.055</text:p>
          </table:table-cell>
          <table:table-cell office:value-type="float" office:value="0.379625">
            <text:p>0.379625</text:p>
          </table:table-cell>
          <table:table-cell/>
          <table:table-cell office:value-type="float" office:value="111.944">
            <text:p>111.944</text:p>
          </table:table-cell>
          <table:table-cell office:value-type="float" office:value="0.148032">
            <text:p>0.148032</text:p>
          </table:table-cell>
          <table:table-cell/>
          <table:table-cell office:value-type="float" office:value="150.071">
            <text:p>150.071</text:p>
          </table:table-cell>
          <table:table-cell office:value-type="float" office:value="0.544318">
            <text:p>0.544318</text:p>
          </table:table-cell>
        </table:table-row>
        <table:table-row table:style-name="ro1">
          <table:table-cell/>
          <table:table-cell office:value-type="float" office:value="82.049">
            <text:p>82.049</text:p>
          </table:table-cell>
          <table:table-cell office:value-type="float" office:value="0.38806">
            <text:p>0.38806</text:p>
          </table:table-cell>
          <table:table-cell/>
          <table:table-cell office:value-type="float" office:value="218.47">
            <text:p>218.47</text:p>
          </table:table-cell>
          <table:table-cell office:value-type="float" office:value="1.034472">
            <text:p>1.034472</text:p>
          </table:table-cell>
          <table:table-cell/>
          <table:table-cell office:value-type="float" office:value="112.557">
            <text:p>112.557</text:p>
          </table:table-cell>
          <table:table-cell office:value-type="float" office:value="0.139359">
            <text:p>0.139359</text:p>
          </table:table-cell>
          <table:table-cell/>
          <table:table-cell office:value-type="float" office:value="150.843">
            <text:p>150.843</text:p>
          </table:table-cell>
          <table:table-cell office:value-type="float" office:value="0.770036">
            <text:p>0.770036</text:p>
          </table:table-cell>
        </table:table-row>
        <table:table-row table:style-name="ro1">
          <table:table-cell/>
          <table:table-cell office:value-type="float" office:value="82.903">
            <text:p>82.903</text:p>
          </table:table-cell>
          <table:table-cell office:value-type="float" office:value="0.284856">
            <text:p>0.284856</text:p>
          </table:table-cell>
          <table:table-cell/>
          <table:table-cell office:value-type="float" office:value="220.409">
            <text:p>220.409</text:p>
          </table:table-cell>
          <table:table-cell office:value-type="float" office:value="1.231454">
            <text:p>1.231454</text:p>
          </table:table-cell>
          <table:table-cell/>
          <table:table-cell office:value-type="float" office:value="113.167">
            <text:p>113.167</text:p>
          </table:table-cell>
          <table:table-cell office:value-type="float" office:value="0.40541">
            <text:p>0.40541</text:p>
          </table:table-cell>
          <table:table-cell/>
          <table:table-cell office:value-type="float" office:value="151.895">
            <text:p>151.895</text:p>
          </table:table-cell>
          <table:table-cell office:value-type="float" office:value="0.947298">
            <text:p>0.947298</text:p>
          </table:table-cell>
        </table:table-row>
        <table:table-row table:style-name="ro1">
          <table:table-cell/>
          <table:table-cell office:value-type="float" office:value="83.321">
            <text:p>83.321</text:p>
          </table:table-cell>
          <table:table-cell office:value-type="float" office:value="0.131103">
            <text:p>0.131103</text:p>
          </table:table-cell>
          <table:table-cell/>
          <table:table-cell office:value-type="float" office:value="222.692">
            <text:p>222.692</text:p>
          </table:table-cell>
          <table:table-cell office:value-type="float" office:value="0.874592">
            <text:p>0.874592</text:p>
          </table:table-cell>
          <table:table-cell/>
          <table:table-cell office:value-type="float" office:value="113.995">
            <text:p>113.995</text:p>
          </table:table-cell>
          <table:table-cell office:value-type="float" office:value="2.613988">
            <text:p>2.613988</text:p>
          </table:table-cell>
          <table:table-cell/>
          <table:table-cell office:value-type="float" office:value="153.197">
            <text:p>153.197</text:p>
          </table:table-cell>
          <table:table-cell office:value-type="float" office:value="1.425864">
            <text:p>1.425864</text:p>
          </table:table-cell>
        </table:table-row>
        <table:table-row table:style-name="ro1">
          <table:table-cell/>
          <table:table-cell office:value-type="float" office:value="83.745">
            <text:p>83.745</text:p>
          </table:table-cell>
          <table:table-cell office:value-type="float" office:value="0.214784">
            <text:p>0.214784</text:p>
          </table:table-cell>
          <table:table-cell/>
          <table:table-cell office:value-type="float" office:value="224.513">
            <text:p>224.513</text:p>
          </table:table-cell>
          <table:table-cell office:value-type="float" office:value="0.495787">
            <text:p>0.495787</text:p>
          </table:table-cell>
          <table:table-cell/>
          <table:table-cell office:value-type="float" office:value="117.225">
            <text:p>117.225</text:p>
          </table:table-cell>
          <table:table-cell office:value-type="float" office:value="0.390268">
            <text:p>0.390268</text:p>
          </table:table-cell>
          <table:table-cell/>
          <table:table-cell office:value-type="float" office:value="155.052">
            <text:p>155.052</text:p>
          </table:table-cell>
          <table:table-cell office:value-type="float" office:value="1.393402">
            <text:p>1.393402</text:p>
          </table:table-cell>
        </table:table-row>
        <table:table-row table:style-name="ro1">
          <table:table-cell/>
          <table:table-cell office:value-type="float" office:value="84.393">
            <text:p>84.393</text:p>
          </table:table-cell>
          <table:table-cell office:value-type="float" office:value="0.431495">
            <text:p>0.431495</text:p>
          </table:table-cell>
          <table:table-cell/>
          <table:table-cell office:value-type="float" office:value="226.346">
            <text:p>226.346</text:p>
          </table:table-cell>
          <table:table-cell office:value-type="float" office:value="0.266596">
            <text:p>0.266596</text:p>
          </table:table-cell>
          <table:table-cell/>
          <table:table-cell table:style-name="ce1" office:value-type="float" office:value="118.081">
            <text:p>118.081</text:p>
          </table:table-cell>
          <table:table-cell table:style-name="ce1" office:value-type="float" office:value="3.645362">
            <text:p>3.645362</text:p>
          </table:table-cell>
          <table:table-cell/>
          <table:table-cell office:value-type="float" office:value="156.796">
            <text:p>156.796</text:p>
          </table:table-cell>
          <table:table-cell office:value-type="float" office:value="0.441544">
            <text:p>0.441544</text:p>
          </table:table-cell>
        </table:table-row>
        <table:table-row table:style-name="ro1">
          <table:table-cell/>
          <table:table-cell office:value-type="float" office:value="85.293">
            <text:p>85.293</text:p>
          </table:table-cell>
          <table:table-cell office:value-type="float" office:value="0.28191">
            <text:p>0.28191</text:p>
          </table:table-cell>
          <table:table-cell/>
          <table:table-cell office:value-type="float" office:value="227.86">
            <text:p>227.86</text:p>
          </table:table-cell>
          <table:table-cell office:value-type="float" office:value="0.22882">
            <text:p>0.22882</text:p>
          </table:table-cell>
          <table:table-cell/>
          <table:table-cell office:value-type="float" office:value="122.312">
            <text:p>122.312</text:p>
          </table:table-cell>
          <table:table-cell office:value-type="float" office:value="0.120229">
            <text:p>0.120229</text:p>
          </table:table-cell>
          <table:table-cell/>
          <table:table-cell office:value-type="float" office:value="157.52">
            <text:p>157.52</text:p>
          </table:table-cell>
          <table:table-cell office:value-type="float" office:value="0.518149">
            <text:p>0.518149</text:p>
          </table:table-cell>
        </table:table-row>
        <table:table-row table:style-name="ro1">
          <table:table-cell/>
          <table:table-cell office:value-type="float" office:value="86.09">
            <text:p>86.09</text:p>
          </table:table-cell>
          <table:table-cell office:value-type="float" office:value="0.205856">
            <text:p>0.205856</text:p>
          </table:table-cell>
          <table:table-cell/>
          <table:table-cell office:value-type="float" office:value="229.277">
            <text:p>229.277</text:p>
          </table:table-cell>
          <table:table-cell office:value-type="float" office:value="0.592329">
            <text:p>0.592329</text:p>
          </table:table-cell>
          <table:table-cell/>
          <table:table-cell office:value-type="float" office:value="122.896">
            <text:p>122.896</text:p>
          </table:table-cell>
          <table:table-cell office:value-type="float" office:value="0.31444">
            <text:p>0.31444</text:p>
          </table:table-cell>
          <table:table-cell/>
          <table:table-cell office:value-type="float" office:value="158.409">
            <text:p>158.409</text:p>
          </table:table-cell>
          <table:table-cell office:value-type="float" office:value="0.953562">
            <text:p>0.953562</text:p>
          </table:table-cell>
        </table:table-row>
        <table:table-row table:style-name="ro1">
          <table:table-cell/>
          <table:table-cell office:value-type="float" office:value="86.793">
            <text:p>86.793</text:p>
          </table:table-cell>
          <table:table-cell office:value-type="float" office:value="0.151211">
            <text:p>0.151211</text:p>
          </table:table-cell>
          <table:table-cell/>
          <table:table-cell office:value-type="float" office:value="230.831">
            <text:p>230.831</text:p>
          </table:table-cell>
          <table:table-cell office:value-type="float" office:value="1.708153">
            <text:p>1.708153</text:p>
          </table:table-cell>
          <table:table-cell/>
          <table:table-cell office:value-type="float" office:value="123.892">
            <text:p>123.892</text:p>
          </table:table-cell>
          <table:table-cell office:value-type="float" office:value="0.123948">
            <text:p>0.123948</text:p>
          </table:table-cell>
          <table:table-cell/>
          <table:table-cell office:value-type="float" office:value="159.682">
            <text:p>159.682</text:p>
          </table:table-cell>
          <table:table-cell office:value-type="float" office:value="1.087508">
            <text:p>1.087508</text:p>
          </table:table-cell>
        </table:table-row>
        <table:table-row table:style-name="ro1">
          <table:table-cell/>
          <table:table-cell office:value-type="float" office:value="87.435">
            <text:p>87.435</text:p>
          </table:table-cell>
          <table:table-cell office:value-type="float" office:value="0.372174">
            <text:p>0.372174</text:p>
          </table:table-cell>
          <table:table-cell/>
          <table:table-cell office:value-type="float" office:value="233.811">
            <text:p>233.811</text:p>
          </table:table-cell>
          <table:table-cell office:value-type="float" office:value="0.759065">
            <text:p>0.759065</text:p>
          </table:table-cell>
          <table:table-cell/>
          <table:table-cell office:value-type="float" office:value="124.489">
            <text:p>124.489</text:p>
          </table:table-cell>
          <table:table-cell office:value-type="float" office:value="0.995318">
            <text:p>0.995318</text:p>
          </table:table-cell>
          <table:table-cell/>
          <table:table-cell office:value-type="float" office:value="161.066">
            <text:p>161.066</text:p>
          </table:table-cell>
          <table:table-cell office:value-type="float" office:value="1.533073">
            <text:p>1.533073</text:p>
          </table:table-cell>
        </table:table-row>
        <table:table-row table:style-name="ro1">
          <table:table-cell/>
          <table:table-cell office:value-type="float" office:value="88.3">
            <text:p>88.3</text:p>
          </table:table-cell>
          <table:table-cell office:value-type="float" office:value="0.230522">
            <text:p>0.230522</text:p>
          </table:table-cell>
          <table:table-cell/>
          <table:table-cell office:value-type="float" office:value="235.847">
            <text:p>235.847</text:p>
          </table:table-cell>
          <table:table-cell office:value-type="float" office:value="0.801443">
            <text:p>0.801443</text:p>
          </table:table-cell>
          <table:table-cell/>
          <table:table-cell office:value-type="float" office:value="125.907">
            <text:p>125.907</text:p>
          </table:table-cell>
          <table:table-cell office:value-type="float" office:value="1.023174">
            <text:p>1.023174</text:p>
          </table:table-cell>
          <table:table-cell/>
          <table:table-cell office:value-type="float" office:value="162.989">
            <text:p>162.989</text:p>
          </table:table-cell>
          <table:table-cell office:value-type="float" office:value="0.917168">
            <text:p>0.917168</text:p>
          </table:table-cell>
        </table:table-row>
        <table:table-row table:style-name="ro1">
          <table:table-cell/>
          <table:table-cell office:value-type="float" office:value="88.95">
            <text:p>88.95</text:p>
          </table:table-cell>
          <table:table-cell office:value-type="float" office:value="0.079092">
            <text:p>0.079092</text:p>
          </table:table-cell>
          <table:table-cell/>
          <table:table-cell office:value-type="float" office:value="237.769">
            <text:p>237.769</text:p>
          </table:table-cell>
          <table:table-cell office:value-type="float" office:value="3.793639">
            <text:p>3.793639</text:p>
          </table:table-cell>
          <table:table-cell/>
          <table:table-cell table:style-name="ce1" office:value-type="float" office:value="127.476">
            <text:p>127.476</text:p>
          </table:table-cell>
          <table:table-cell table:style-name="ce1" office:value-type="float" office:value="3.909332">
            <text:p>3.909332</text:p>
          </table:table-cell>
          <table:table-cell/>
          <table:table-cell office:value-type="float" office:value="163.907">
            <text:p>163.907</text:p>
          </table:table-cell>
          <table:table-cell office:value-type="float" office:value="9.673422">
            <text:p>9.673422</text:p>
          </table:table-cell>
        </table:table-row>
        <table:table-row table:style-name="ro1">
          <table:table-cell/>
          <table:table-cell office:value-type="float" office:value="89.472">
            <text:p>89.472</text:p>
          </table:table-cell>
          <table:table-cell office:value-type="float" office:value="0.182505">
            <text:p>0.182505</text:p>
          </table:table-cell>
          <table:table-cell/>
          <table:table-cell office:value-type="float" office:value="243.081">
            <text:p>243.081</text:p>
          </table:table-cell>
          <table:table-cell office:value-type="float" office:value="6.969276">
            <text:p>6.969276</text:p>
          </table:table-cell>
          <table:table-cell/>
          <table:table-cell office:value-type="float" office:value="132.032">
            <text:p>132.032</text:p>
          </table:table-cell>
          <table:table-cell office:value-type="float" office:value="0.139926">
            <text:p>0.139926</text:p>
          </table:table-cell>
          <table:table-cell/>
          <table:table-cell office:value-type="float" office:value="174.041">
            <text:p>174.041</text:p>
          </table:table-cell>
          <table:table-cell office:value-type="float" office:value="0.341204">
            <text:p>0.341204</text:p>
          </table:table-cell>
        </table:table-row>
        <table:table-row table:style-name="ro1">
          <table:table-cell/>
          <table:table-cell office:value-type="float" office:value="90.186">
            <text:p>90.186</text:p>
          </table:table-cell>
          <table:table-cell office:value-type="float" office:value="1.163866">
            <text:p>1.163866</text:p>
          </table:table-cell>
          <table:table-cell/>
          <table:table-cell office:value-type="float" office:value="250.714">
            <text:p>250.714</text:p>
          </table:table-cell>
          <table:table-cell office:value-type="float" office:value="1.628674">
            <text:p>1.628674</text:p>
          </table:table-cell>
          <table:table-cell/>
          <table:table-cell office:value-type="float" office:value="132.635">
            <text:p>132.635</text:p>
          </table:table-cell>
          <table:table-cell office:value-type="float" office:value="0.169087">
            <text:p>0.169087</text:p>
          </table:table-cell>
          <table:table-cell/>
          <table:table-cell office:value-type="float" office:value="174.709">
            <text:p>174.709</text:p>
          </table:table-cell>
          <table:table-cell office:value-type="float" office:value="0.300199">
            <text:p>0.300199</text:p>
          </table:table-cell>
        </table:table-row>
        <table:table-row table:style-name="ro1">
          <table:table-cell/>
          <table:table-cell office:value-type="float" office:value="91.809">
            <text:p>91.809</text:p>
          </table:table-cell>
          <table:table-cell office:value-type="float" office:value="0.954064">
            <text:p>0.954064</text:p>
          </table:table-cell>
          <table:table-cell/>
          <table:table-cell office:value-type="float" office:value="252.673">
            <text:p>252.673</text:p>
          </table:table-cell>
          <table:table-cell office:value-type="float" office:value="1.500767">
            <text:p>1.500767</text:p>
          </table:table-cell>
          <table:table-cell/>
          <table:table-cell office:value-type="float" office:value="133.269">
            <text:p>133.269</text:p>
          </table:table-cell>
          <table:table-cell office:value-type="float" office:value="0.116881">
            <text:p>0.116881</text:p>
          </table:table-cell>
          <table:table-cell/>
          <table:table-cell office:value-type="float" office:value="175.302">
            <text:p>175.302</text:p>
          </table:table-cell>
          <table:table-cell office:value-type="float" office:value="0.212636">
            <text:p>0.212636</text:p>
          </table:table-cell>
        </table:table-row>
        <table:table-row table:style-name="ro1">
          <table:table-cell/>
          <table:table-cell office:value-type="float" office:value="93.166">
            <text:p>93.166</text:p>
          </table:table-cell>
          <table:table-cell office:value-type="float" office:value="1.312277">
            <text:p>1.312277</text:p>
          </table:table-cell>
          <table:table-cell/>
          <table:table-cell office:value-type="float" office:value="254.232">
            <text:p>254.232</text:p>
          </table:table-cell>
          <table:table-cell office:value-type="float" office:value="0.736203">
            <text:p>0.736203</text:p>
          </table:table-cell>
          <table:table-cell/>
          <table:table-cell office:value-type="float" office:value="133.847">
            <text:p>133.847</text:p>
          </table:table-cell>
          <table:table-cell office:value-type="float" office:value="0.142371">
            <text:p>0.142371</text:p>
          </table:table-cell>
          <table:table-cell/>
          <table:table-cell office:value-type="float" office:value="175.822">
            <text:p>175.822</text:p>
          </table:table-cell>
          <table:table-cell office:value-type="float" office:value="0.293869">
            <text:p>0.293869</text:p>
          </table:table-cell>
        </table:table-row>
        <table:table-row table:style-name="ro1">
          <table:table-cell/>
          <table:table-cell office:value-type="float" office:value="94.526">
            <text:p>94.526</text:p>
          </table:table-cell>
          <table:table-cell office:value-type="float" office:value="0.060712">
            <text:p>0.060712</text:p>
          </table:table-cell>
          <table:table-cell/>
          <table:table-cell office:value-type="float" office:value="254.981">
            <text:p>254.981</text:p>
          </table:table-cell>
          <table:table-cell office:value-type="float" office:value="0.054645">
            <text:p>0.054645</text:p>
          </table:table-cell>
          <table:table-cell/>
          <table:table-cell office:value-type="float" office:value="134.457">
            <text:p>134.457</text:p>
          </table:table-cell>
          <table:table-cell office:value-type="float" office:value="0.083874">
            <text:p>0.083874</text:p>
          </table:table-cell>
          <table:table-cell/>
          <table:table-cell office:value-type="float" office:value="176.466">
            <text:p>176.466</text:p>
          </table:table-cell>
          <table:table-cell office:value-type="float" office:value="0.191638">
            <text:p>0.191638</text:p>
          </table:table-cell>
        </table:table-row>
        <table:table-row table:style-name="ro1">
          <table:table-cell/>
          <table:table-cell office:value-type="float" office:value="95.086">
            <text:p>95.086</text:p>
          </table:table-cell>
          <table:table-cell office:value-type="float" office:value="1.899311">
            <text:p>1.899311</text:p>
          </table:table-cell>
          <table:table-cell/>
          <table:table-cell table:style-name="ce1" office:value-type="float" office:value="255.037">
            <text:p>255.037</text:p>
          </table:table-cell>
          <table:table-cell table:style-name="ce1" office:value-type="float" office:value="6.182676">
            <text:p>6.182676</text:p>
          </table:table-cell>
          <table:table-cell/>
          <table:table-cell office:value-type="float" office:value="135.004">
            <text:p>135.004</text:p>
          </table:table-cell>
          <table:table-cell office:value-type="float" office:value="0.120277">
            <text:p>0.120277</text:p>
          </table:table-cell>
          <table:table-cell/>
          <table:table-cell office:value-type="float" office:value="177.01">
            <text:p>177.01</text:p>
          </table:table-cell>
          <table:table-cell office:value-type="float" office:value="0.272191">
            <text:p>0.272191</text:p>
          </table:table-cell>
        </table:table-row>
        <table:table-row table:style-name="ro1">
          <table:table-cell/>
          <table:table-cell office:value-type="float" office:value="97.488">
            <text:p>97.488</text:p>
          </table:table-cell>
          <table:table-cell office:value-type="float" office:value="0.890059">
            <text:p>0.890059</text:p>
          </table:table-cell>
          <table:table-cell/>
          <table:table-cell office:value-type="float" office:value="262.341">
            <text:p>262.341</text:p>
          </table:table-cell>
          <table:table-cell office:value-type="float" office:value="0.158874">
            <text:p>0.158874</text:p>
          </table:table-cell>
          <table:table-cell/>
          <table:table-cell office:value-type="float" office:value="135.68">
            <text:p>135.68</text:p>
          </table:table-cell>
          <table:table-cell office:value-type="float" office:value="0.06923">
            <text:p>0.06923</text:p>
          </table:table-cell>
          <table:table-cell/>
          <table:table-cell office:value-type="float" office:value="177.762">
            <text:p>177.762</text:p>
          </table:table-cell>
          <table:table-cell office:value-type="float" office:value="0.301454">
            <text:p>0.301454</text:p>
          </table:table-cell>
        </table:table-row>
        <table:table-row table:style-name="ro1">
          <table:table-cell/>
          <table:table-cell office:value-type="float" office:value="98.95">
            <text:p>98.95</text:p>
          </table:table-cell>
          <table:table-cell office:value-type="float" office:value="1.78555">
            <text:p>1.78555</text:p>
          </table:table-cell>
          <table:table-cell/>
          <table:table-cell office:value-type="float" office:value="263.158">
            <text:p>263.158</text:p>
          </table:table-cell>
          <table:table-cell office:value-type="float" office:value="0.369185">
            <text:p>0.369185</text:p>
          </table:table-cell>
          <table:table-cell/>
          <table:table-cell office:value-type="float" office:value="136.216">
            <text:p>136.216</text:p>
          </table:table-cell>
          <table:table-cell office:value-type="float" office:value="0.180077">
            <text:p>0.180077</text:p>
          </table:table-cell>
          <table:table-cell/>
          <table:table-cell office:value-type="float" office:value="178.406">
            <text:p>178.406</text:p>
          </table:table-cell>
          <table:table-cell office:value-type="float" office:value="0.220776">
            <text:p>0.220776</text:p>
          </table:table-cell>
        </table:table-row>
        <table:table-row table:style-name="ro1">
          <table:table-cell/>
          <table:table-cell table:style-name="ce1" office:value-type="float" office:value="103.01">
            <text:p>103.01</text:p>
          </table:table-cell>
          <table:table-cell table:style-name="ce1" office:value-type="float" office:value="4.999928">
            <text:p>4.999928</text:p>
          </table:table-cell>
          <table:table-cell/>
          <table:table-cell office:value-type="float" office:value="264.179">
            <text:p>264.179</text:p>
          </table:table-cell>
          <table:table-cell office:value-type="float" office:value="0.237167">
            <text:p>0.237167</text:p>
          </table:table-cell>
          <table:table-cell/>
          <table:table-cell office:value-type="float" office:value="136.868">
            <text:p>136.868</text:p>
          </table:table-cell>
          <table:table-cell office:value-type="float" office:value="0.262567">
            <text:p>0.262567</text:p>
          </table:table-cell>
          <table:table-cell/>
          <table:table-cell office:value-type="float" office:value="179.058">
            <text:p>179.058</text:p>
          </table:table-cell>
          <table:table-cell office:value-type="float" office:value="0.095821">
            <text:p>0.095821</text:p>
          </table:table-cell>
        </table:table-row>
        <table:table-row table:style-name="ro1">
          <table:table-cell/>
          <table:table-cell office:value-type="float" office:value="108.1">
            <text:p>108.1</text:p>
          </table:table-cell>
          <table:table-cell office:value-type="float" office:value="0.036358">
            <text:p>0.036358</text:p>
          </table:table-cell>
          <table:table-cell/>
          <table:table-cell office:value-type="float" office:value="265.053">
            <text:p>265.053</text:p>
          </table:table-cell>
          <table:table-cell office:value-type="float" office:value="0.221471">
            <text:p>0.221471</text:p>
          </table:table-cell>
          <table:table-cell/>
          <table:table-cell office:value-type="float" office:value="137.604">
            <text:p>137.604</text:p>
          </table:table-cell>
          <table:table-cell office:value-type="float" office:value="0.768001">
            <text:p>0.768001</text:p>
          </table:table-cell>
          <table:table-cell/>
          <table:table-cell office:value-type="float" office:value="179.607">
            <text:p>179.607</text:p>
          </table:table-cell>
          <table:table-cell office:value-type="float" office:value="0.221012">
            <text:p>0.221012</text:p>
          </table:table-cell>
        </table:table-row>
        <table:table-row table:style-name="ro1">
          <table:table-cell/>
          <table:table-cell office:value-type="float" office:value="108.565">
            <text:p>108.565</text:p>
          </table:table-cell>
          <table:table-cell office:value-type="float" office:value="0.784246">
            <text:p>0.784246</text:p>
          </table:table-cell>
          <table:table-cell/>
          <table:table-cell office:value-type="float" office:value="265.973">
            <text:p>265.973</text:p>
          </table:table-cell>
          <table:table-cell office:value-type="float" office:value="0.221938">
            <text:p>0.221938</text:p>
          </table:table-cell>
          <table:table-cell/>
          <table:table-cell office:value-type="float" office:value="138.817">
            <text:p>138.817</text:p>
          </table:table-cell>
          <table:table-cell office:value-type="float" office:value="0.571231">
            <text:p>0.571231</text:p>
          </table:table-cell>
          <table:table-cell/>
          <table:table-cell office:value-type="float" office:value="180.297">
            <text:p>180.297</text:p>
          </table:table-cell>
          <table:table-cell office:value-type="float" office:value="0.154141">
            <text:p>0.154141</text:p>
          </table:table-cell>
        </table:table-row>
        <table:table-row table:style-name="ro1">
          <table:table-cell/>
          <table:table-cell office:value-type="float" office:value="109.799">
            <text:p>109.799</text:p>
          </table:table-cell>
          <table:table-cell office:value-type="float" office:value="1.110471">
            <text:p>1.110471</text:p>
          </table:table-cell>
          <table:table-cell/>
          <table:table-cell office:value-type="float" office:value="266.879">
            <text:p>266.879</text:p>
          </table:table-cell>
          <table:table-cell office:value-type="float" office:value="0.331996">
            <text:p>0.331996</text:p>
          </table:table-cell>
          <table:table-cell/>
          <table:table-cell office:value-type="float" office:value="140.045">
            <text:p>140.045</text:p>
          </table:table-cell>
          <table:table-cell office:value-type="float" office:value="0.621985">
            <text:p>0.621985</text:p>
          </table:table-cell>
          <table:table-cell/>
          <table:table-cell office:value-type="float" office:value="180.943">
            <text:p>180.943</text:p>
          </table:table-cell>
          <table:table-cell office:value-type="float" office:value="0.097339">
            <text:p>0.097339</text:p>
          </table:table-cell>
        </table:table-row>
        <table:table-row table:style-name="ro1">
          <table:table-cell/>
          <table:table-cell office:value-type="float" office:value="111.499">
            <text:p>111.499</text:p>
          </table:table-cell>
          <table:table-cell office:value-type="float" office:value="0.536146">
            <text:p>0.536146</text:p>
          </table:table-cell>
          <table:table-cell/>
          <table:table-cell office:value-type="float" office:value="267.85">
            <text:p>267.85</text:p>
          </table:table-cell>
          <table:table-cell office:value-type="float" office:value="0.292778">
            <text:p>0.292778</text:p>
          </table:table-cell>
          <table:table-cell/>
          <table:table-cell office:value-type="float" office:value="141.13">
            <text:p>141.13</text:p>
          </table:table-cell>
          <table:table-cell office:value-type="float" office:value="0.305084">
            <text:p>0.305084</text:p>
          </table:table-cell>
          <table:table-cell/>
          <table:table-cell office:value-type="float" office:value="181.559">
            <text:p>181.559</text:p>
          </table:table-cell>
          <table:table-cell office:value-type="float" office:value="0.427291">
            <text:p>0.427291</text:p>
          </table:table-cell>
        </table:table-row>
        <table:table-row table:style-name="ro1">
          <table:table-cell/>
          <table:table-cell office:value-type="float" office:value="112.606">
            <text:p>112.606</text:p>
          </table:table-cell>
          <table:table-cell office:value-type="float" office:value="0.250712">
            <text:p>0.250712</text:p>
          </table:table-cell>
          <table:table-cell/>
          <table:table-cell office:value-type="float" office:value="268.809">
            <text:p>268.809</text:p>
          </table:table-cell>
          <table:table-cell office:value-type="float" office:value="0.221368">
            <text:p>0.221368</text:p>
          </table:table-cell>
          <table:table-cell/>
          <table:table-cell office:value-type="float" office:value="141.897">
            <text:p>141.897</text:p>
          </table:table-cell>
          <table:table-cell office:value-type="float" office:value="0.169952">
            <text:p>0.169952</text:p>
          </table:table-cell>
          <table:table-cell/>
          <table:table-cell office:value-type="float" office:value="182.591">
            <text:p>182.591</text:p>
          </table:table-cell>
          <table:table-cell office:value-type="float" office:value="0.194753">
            <text:p>0.194753</text:p>
          </table:table-cell>
        </table:table-row>
        <table:table-row table:style-name="ro1">
          <table:table-cell/>
          <table:table-cell office:value-type="float" office:value="113.284">
            <text:p>113.284</text:p>
          </table:table-cell>
          <table:table-cell office:value-type="float" office:value="0.261614">
            <text:p>0.261614</text:p>
          </table:table-cell>
          <table:table-cell/>
          <table:table-cell office:value-type="float" office:value="269.663">
            <text:p>269.663</text:p>
          </table:table-cell>
          <table:table-cell office:value-type="float" office:value="0.236521">
            <text:p>0.236521</text:p>
          </table:table-cell>
          <table:table-cell/>
          <table:table-cell office:value-type="float" office:value="142.541">
            <text:p>142.541</text:p>
          </table:table-cell>
          <table:table-cell office:value-type="float" office:value="0.123416">
            <text:p>0.123416</text:p>
          </table:table-cell>
          <table:table-cell/>
          <table:table-cell office:value-type="float" office:value="183.271">
            <text:p>183.271</text:p>
          </table:table-cell>
          <table:table-cell office:value-type="float" office:value="0.311404">
            <text:p>0.311404</text:p>
          </table:table-cell>
        </table:table-row>
        <table:table-row table:style-name="ro1">
          <table:table-cell/>
          <table:table-cell office:value-type="float" office:value="113.945">
            <text:p>113.945</text:p>
          </table:table-cell>
          <table:table-cell office:value-type="float" office:value="0.420127">
            <text:p>0.420127</text:p>
          </table:table-cell>
          <table:table-cell/>
          <table:table-cell office:value-type="float" office:value="270.57">
            <text:p>270.57</text:p>
          </table:table-cell>
          <table:table-cell office:value-type="float" office:value="0.283039">
            <text:p>0.283039</text:p>
          </table:table-cell>
          <table:table-cell/>
          <table:table-cell office:value-type="float" office:value="143.14">
            <text:p>143.14</text:p>
          </table:table-cell>
          <table:table-cell office:value-type="float" office:value="0.612308">
            <text:p>0.612308</text:p>
          </table:table-cell>
          <table:table-cell/>
          <table:table-cell office:value-type="float" office:value="184.098">
            <text:p>184.098</text:p>
          </table:table-cell>
          <table:table-cell office:value-type="float" office:value="0.26276">
            <text:p>0.26276</text:p>
          </table:table-cell>
        </table:table-row>
        <table:table-row table:style-name="ro1">
          <table:table-cell/>
          <table:table-cell office:value-type="float" office:value="114.828">
            <text:p>114.828</text:p>
          </table:table-cell>
          <table:table-cell office:value-type="float" office:value="0.137576">
            <text:p>0.137576</text:p>
          </table:table-cell>
          <table:table-cell/>
          <table:table-cell office:value-type="float" office:value="271.483">
            <text:p>271.483</text:p>
          </table:table-cell>
          <table:table-cell office:value-type="float" office:value="0.263783">
            <text:p>0.263783</text:p>
          </table:table-cell>
          <table:table-cell/>
          <table:table-cell table:style-name="ce1" office:value-type="float" office:value="144.342">
            <text:p>144.342</text:p>
          </table:table-cell>
          <table:table-cell table:style-name="ce1" office:value-type="float" office:value="2.928312">
            <text:p>2.928312</text:p>
          </table:table-cell>
          <table:table-cell/>
          <table:table-cell office:value-type="float" office:value="184.922">
            <text:p>184.922</text:p>
          </table:table-cell>
          <table:table-cell office:value-type="float" office:value="0.246935">
            <text:p>0.246935</text:p>
          </table:table-cell>
        </table:table-row>
        <table:table-row table:style-name="ro1">
          <table:table-cell/>
          <table:table-cell office:value-type="float" office:value="115.401">
            <text:p>115.401</text:p>
          </table:table-cell>
          <table:table-cell office:value-type="float" office:value="0.313487">
            <text:p>0.313487</text:p>
          </table:table-cell>
          <table:table-cell/>
          <table:table-cell office:value-type="float" office:value="272.416">
            <text:p>272.416</text:p>
          </table:table-cell>
          <table:table-cell office:value-type="float" office:value="0.088507">
            <text:p>0.088507</text:p>
          </table:table-cell>
          <table:table-cell/>
          <table:table-cell office:value-type="float" office:value="148.156">
            <text:p>148.156</text:p>
          </table:table-cell>
          <table:table-cell office:value-type="float" office:value="0.719149">
            <text:p>0.719149</text:p>
          </table:table-cell>
          <table:table-cell/>
          <table:table-cell office:value-type="float" office:value="185.742">
            <text:p>185.742</text:p>
          </table:table-cell>
          <table:table-cell office:value-type="float" office:value="0.273835">
            <text:p>0.273835</text:p>
          </table:table-cell>
        </table:table-row>
        <table:table-row table:style-name="ro1">
          <table:table-cell/>
          <table:table-cell office:value-type="float" office:value="116.368">
            <text:p>116.368</text:p>
          </table:table-cell>
          <table:table-cell office:value-type="float" office:value="0.20327">
            <text:p>0.20327</text:p>
          </table:table-cell>
          <table:table-cell/>
          <table:table-cell office:value-type="float" office:value="273.181">
            <text:p>273.181</text:p>
          </table:table-cell>
          <table:table-cell office:value-type="float" office:value="0.403951">
            <text:p>0.403951</text:p>
          </table:table-cell>
          <table:table-cell/>
          <table:table-cell office:value-type="float" office:value="149.658">
            <text:p>149.658</text:p>
          </table:table-cell>
          <table:table-cell office:value-type="float" office:value="1.213163">
            <text:p>1.213163</text:p>
          </table:table-cell>
          <table:table-cell/>
          <table:table-cell office:value-type="float" office:value="186.657">
            <text:p>186.657</text:p>
          </table:table-cell>
          <table:table-cell office:value-type="float" office:value="0.271982">
            <text:p>0.271982</text:p>
          </table:table-cell>
        </table:table-row>
        <table:table-row table:style-name="ro1">
          <table:table-cell/>
          <table:table-cell office:value-type="float" office:value="116.973">
            <text:p>116.973</text:p>
          </table:table-cell>
          <table:table-cell office:value-type="float" office:value="0.151637">
            <text:p>0.151637</text:p>
          </table:table-cell>
          <table:table-cell/>
          <table:table-cell office:value-type="float" office:value="274.515">
            <text:p>274.515</text:p>
          </table:table-cell>
          <table:table-cell office:value-type="float" office:value="0.712418">
            <text:p>0.712418</text:p>
          </table:table-cell>
          <table:table-cell/>
          <table:table-cell office:value-type="float" office:value="151.547">
            <text:p>151.547</text:p>
          </table:table-cell>
          <table:table-cell office:value-type="float" office:value="0.448882">
            <text:p>0.448882</text:p>
          </table:table-cell>
          <table:table-cell/>
          <table:table-cell office:value-type="float" office:value="187.487">
            <text:p>187.487</text:p>
          </table:table-cell>
          <table:table-cell office:value-type="float" office:value="0.269407">
            <text:p>0.269407</text:p>
          </table:table-cell>
        </table:table-row>
        <table:table-row table:style-name="ro1">
          <table:table-cell/>
          <table:table-cell office:value-type="float" office:value="117.518">
            <text:p>117.518</text:p>
          </table:table-cell>
          <table:table-cell office:value-type="float" office:value="0.279604">
            <text:p>0.279604</text:p>
          </table:table-cell>
          <table:table-cell/>
          <table:table-cell office:value-type="float" office:value="275.969">
            <text:p>275.969</text:p>
          </table:table-cell>
          <table:table-cell office:value-type="float" office:value="1.30154">
            <text:p>1.30154</text:p>
          </table:table-cell>
          <table:table-cell/>
          <table:table-cell office:value-type="float" office:value="152.525">
            <text:p>152.525</text:p>
          </table:table-cell>
          <table:table-cell office:value-type="float" office:value="0.126542">
            <text:p>0.126542</text:p>
          </table:table-cell>
          <table:table-cell/>
          <table:table-cell office:value-type="float" office:value="188.316">
            <text:p>188.316</text:p>
          </table:table-cell>
          <table:table-cell office:value-type="float" office:value="0.204296">
            <text:p>0.204296</text:p>
          </table:table-cell>
        </table:table-row>
        <table:table-row table:style-name="ro1">
          <table:table-cell/>
          <table:table-cell office:value-type="float" office:value="118.275">
            <text:p>118.275</text:p>
          </table:table-cell>
          <table:table-cell office:value-type="float" office:value="0.240068">
            <text:p>0.240068</text:p>
          </table:table-cell>
          <table:table-cell/>
          <table:table-cell office:value-type="float" office:value="278.389">
            <text:p>278.389</text:p>
          </table:table-cell>
          <table:table-cell office:value-type="float" office:value="0.751489">
            <text:p>0.751489</text:p>
          </table:table-cell>
          <table:table-cell/>
          <table:table-cell office:value-type="float" office:value="153.162">
            <text:p>153.162</text:p>
          </table:table-cell>
          <table:table-cell office:value-type="float" office:value="0.253591">
            <text:p>0.253591</text:p>
          </table:table-cell>
          <table:table-cell/>
          <table:table-cell office:value-type="float" office:value="189.148">
            <text:p>189.148</text:p>
          </table:table-cell>
          <table:table-cell office:value-type="float" office:value="0.882751">
            <text:p>0.882751</text:p>
          </table:table-cell>
        </table:table-row>
        <table:table-row table:style-name="ro1">
          <table:table-cell/>
          <table:table-cell office:value-type="float" office:value="118.985">
            <text:p>118.985</text:p>
          </table:table-cell>
          <table:table-cell office:value-type="float" office:value="0.167628">
            <text:p>0.167628</text:p>
          </table:table-cell>
          <table:table-cell/>
          <table:table-cell office:value-type="float" office:value="280.257">
            <text:p>280.257</text:p>
          </table:table-cell>
          <table:table-cell office:value-type="float" office:value="0.446624">
            <text:p>0.446624</text:p>
          </table:table-cell>
          <table:table-cell/>
          <table:table-cell office:value-type="float" office:value="154.034">
            <text:p>154.034</text:p>
          </table:table-cell>
          <table:table-cell office:value-type="float" office:value="0.186025">
            <text:p>0.186025</text:p>
          </table:table-cell>
          <table:table-cell/>
          <table:table-cell office:value-type="float" office:value="190.667">
            <text:p>190.667</text:p>
          </table:table-cell>
          <table:table-cell office:value-type="float" office:value="1.798662">
            <text:p>1.798662</text:p>
          </table:table-cell>
        </table:table-row>
        <table:table-row table:style-name="ro1">
          <table:table-cell/>
          <table:table-cell office:value-type="float" office:value="119.566">
            <text:p>119.566</text:p>
          </table:table-cell>
          <table:table-cell office:value-type="float" office:value="0.195835">
            <text:p>0.195835</text:p>
          </table:table-cell>
          <table:table-cell/>
          <table:table-cell office:value-type="float" office:value="281.715">
            <text:p>281.715</text:p>
          </table:table-cell>
          <table:table-cell office:value-type="float" office:value="0.253312">
            <text:p>0.253312</text:p>
          </table:table-cell>
          <table:table-cell/>
          <table:table-cell office:value-type="float" office:value="154.823">
            <text:p>154.823</text:p>
          </table:table-cell>
          <table:table-cell office:value-type="float" office:value="0.165129">
            <text:p>0.165129</text:p>
          </table:table-cell>
          <table:table-cell/>
          <table:table-cell office:value-type="float" office:value="193.022">
            <text:p>193.022</text:p>
          </table:table-cell>
          <table:table-cell office:value-type="float" office:value="1.911294">
            <text:p>1.911294</text:p>
          </table:table-cell>
        </table:table-row>
        <table:table-row table:style-name="ro1">
          <table:table-cell/>
          <table:table-cell office:value-type="float" office:value="120.297">
            <text:p>120.297</text:p>
          </table:table-cell>
          <table:table-cell office:value-type="float" office:value="0.309643">
            <text:p>0.309643</text:p>
          </table:table-cell>
          <table:table-cell/>
          <table:table-cell office:value-type="float" office:value="282.834">
            <text:p>282.834</text:p>
          </table:table-cell>
          <table:table-cell office:value-type="float" office:value="0.226538">
            <text:p>0.226538</text:p>
          </table:table-cell>
          <table:table-cell/>
          <table:table-cell office:value-type="float" office:value="156.04">
            <text:p>156.04</text:p>
          </table:table-cell>
          <table:table-cell office:value-type="float" office:value="0.066725">
            <text:p>0.066725</text:p>
          </table:table-cell>
          <table:table-cell/>
          <table:table-cell office:value-type="float" office:value="194.935">
            <text:p>194.935</text:p>
          </table:table-cell>
          <table:table-cell office:value-type="float" office:value="10.275931">
            <text:p>10.275931</text:p>
          </table:table-cell>
        </table:table-row>
        <table:table-row table:style-name="ro1">
          <table:table-cell/>
          <table:table-cell office:value-type="float" office:value="121.122">
            <text:p>121.122</text:p>
          </table:table-cell>
          <table:table-cell office:value-type="float" office:value="0.176272">
            <text:p>0.176272</text:p>
          </table:table-cell>
          <table:table-cell/>
          <table:table-cell office:value-type="float" office:value="284.167">
            <text:p>284.167</text:p>
          </table:table-cell>
          <table:table-cell office:value-type="float" office:value="0.068732">
            <text:p>0.068732</text:p>
          </table:table-cell>
          <table:table-cell/>
          <table:table-cell office:value-type="float" office:value="156.676">
            <text:p>156.676</text:p>
          </table:table-cell>
          <table:table-cell office:value-type="float" office:value="0.085373">
            <text:p>0.085373</text:p>
          </table:table-cell>
          <table:table-cell/>
          <table:table-cell office:value-type="float" office:value="205.641">
            <text:p>205.641</text:p>
          </table:table-cell>
          <table:table-cell office:value-type="float" office:value="0.1438">
            <text:p>0.1438</text:p>
          </table:table-cell>
        </table:table-row>
        <table:table-row table:style-name="ro1">
          <table:table-cell/>
          <table:table-cell office:value-type="float" office:value="121.781">
            <text:p>121.781</text:p>
          </table:table-cell>
          <table:table-cell office:value-type="float" office:value="0.365837">
            <text:p>0.365837</text:p>
          </table:table-cell>
          <table:table-cell/>
          <table:table-cell office:value-type="float" office:value="285.295">
            <text:p>285.295</text:p>
          </table:table-cell>
          <table:table-cell office:value-type="float" office:value="0.213524">
            <text:p>0.213524</text:p>
          </table:table-cell>
          <table:table-cell/>
          <table:table-cell office:value-type="float" office:value="157.374">
            <text:p>157.374</text:p>
          </table:table-cell>
          <table:table-cell office:value-type="float" office:value="0.200159">
            <text:p>0.200159</text:p>
          </table:table-cell>
          <table:table-cell/>
          <table:table-cell office:value-type="float" office:value="206.061">
            <text:p>206.061</text:p>
          </table:table-cell>
          <table:table-cell office:value-type="float" office:value="0.302975">
            <text:p>0.302975</text:p>
          </table:table-cell>
        </table:table-row>
        <table:table-row table:style-name="ro1">
          <table:table-cell/>
          <table:table-cell office:value-type="float" office:value="122.535">
            <text:p>122.535</text:p>
          </table:table-cell>
          <table:table-cell office:value-type="float" office:value="0.330568">
            <text:p>0.330568</text:p>
          </table:table-cell>
          <table:table-cell/>
          <table:table-cell office:value-type="float" office:value="286.578">
            <text:p>286.578</text:p>
          </table:table-cell>
          <table:table-cell office:value-type="float" office:value="0.221955">
            <text:p>0.221955</text:p>
          </table:table-cell>
          <table:table-cell/>
          <table:table-cell office:value-type="float" office:value="158.132">
            <text:p>158.132</text:p>
          </table:table-cell>
          <table:table-cell office:value-type="float" office:value="0.068693">
            <text:p>0.068693</text:p>
          </table:table-cell>
          <table:table-cell/>
          <table:table-cell office:value-type="float" office:value="206.71">
            <text:p>206.71</text:p>
          </table:table-cell>
          <table:table-cell office:value-type="float" office:value="0.233974">
            <text:p>0.233974</text:p>
          </table:table-cell>
        </table:table-row>
        <table:table-row table:style-name="ro1">
          <table:table-cell/>
          <table:table-cell office:value-type="float" office:value="123.273">
            <text:p>123.273</text:p>
          </table:table-cell>
          <table:table-cell office:value-type="float" office:value="0.340464">
            <text:p>0.340464</text:p>
          </table:table-cell>
          <table:table-cell/>
          <table:table-cell office:value-type="float" office:value="287.866">
            <text:p>287.866</text:p>
          </table:table-cell>
          <table:table-cell office:value-type="float" office:value="0.39478">
            <text:p>0.39478</text:p>
          </table:table-cell>
          <table:table-cell/>
          <table:table-cell office:value-type="float" office:value="158.911">
            <text:p>158.911</text:p>
          </table:table-cell>
          <table:table-cell office:value-type="float" office:value="0.107972">
            <text:p>0.107972</text:p>
          </table:table-cell>
          <table:table-cell/>
          <table:table-cell office:value-type="float" office:value="207.25">
            <text:p>207.25</text:p>
          </table:table-cell>
          <table:table-cell office:value-type="float" office:value="0.62921">
            <text:p>0.62921</text:p>
          </table:table-cell>
        </table:table-row>
        <table:table-row table:style-name="ro1">
          <table:table-cell/>
          <table:table-cell office:value-type="float" office:value="124.081">
            <text:p>124.081</text:p>
          </table:table-cell>
          <table:table-cell office:value-type="float" office:value="0.405195">
            <text:p>0.405195</text:p>
          </table:table-cell>
          <table:table-cell/>
          <table:table-cell office:value-type="float" office:value="289.341">
            <text:p>289.341</text:p>
          </table:table-cell>
          <table:table-cell office:value-type="float" office:value="0.839812">
            <text:p>0.839812</text:p>
          </table:table-cell>
          <table:table-cell/>
          <table:table-cell office:value-type="float" office:value="160.055">
            <text:p>160.055</text:p>
          </table:table-cell>
          <table:table-cell office:value-type="float" office:value="0.563141">
            <text:p>0.563141</text:p>
          </table:table-cell>
          <table:table-cell/>
          <table:table-cell office:value-type="float" office:value="208.209">
            <text:p>208.209</text:p>
          </table:table-cell>
          <table:table-cell office:value-type="float" office:value="1.205261">
            <text:p>1.205261</text:p>
          </table:table-cell>
        </table:table-row>
        <table:table-row table:style-name="ro1">
          <table:table-cell/>
          <table:table-cell office:value-type="float" office:value="124.623">
            <text:p>124.623</text:p>
          </table:table-cell>
          <table:table-cell office:value-type="float" office:value="0.188969">
            <text:p>0.188969</text:p>
          </table:table-cell>
          <table:table-cell/>
          <table:table-cell office:value-type="float" office:value="291.392">
            <text:p>291.392</text:p>
          </table:table-cell>
          <table:table-cell office:value-type="float" office:value="1.252549">
            <text:p>1.252549</text:p>
          </table:table-cell>
          <table:table-cell/>
          <table:table-cell office:value-type="float" office:value="161.412">
            <text:p>161.412</text:p>
          </table:table-cell>
          <table:table-cell office:value-type="float" office:value="0.97234">
            <text:p>0.97234</text:p>
          </table:table-cell>
          <table:table-cell/>
          <table:table-cell office:value-type="float" office:value="209.864">
            <text:p>209.864</text:p>
          </table:table-cell>
          <table:table-cell office:value-type="float" office:value="1.459402">
            <text:p>1.459402</text:p>
          </table:table-cell>
        </table:table-row>
        <table:table-row table:style-name="ro1">
          <table:table-cell/>
          <table:table-cell office:value-type="float" office:value="125.138">
            <text:p>125.138</text:p>
          </table:table-cell>
          <table:table-cell office:value-type="float" office:value="0.283352">
            <text:p>0.283352</text:p>
          </table:table-cell>
          <table:table-cell/>
          <table:table-cell office:value-type="float" office:value="293.987">
            <text:p>293.987</text:p>
          </table:table-cell>
          <table:table-cell office:value-type="float" office:value="0.699831">
            <text:p>0.699831</text:p>
          </table:table-cell>
          <table:table-cell/>
          <table:table-cell office:value-type="float" office:value="163.128">
            <text:p>163.128</text:p>
          </table:table-cell>
          <table:table-cell office:value-type="float" office:value="0.407149">
            <text:p>0.407149</text:p>
          </table:table-cell>
          <table:table-cell/>
          <table:table-cell office:value-type="float" office:value="211.628">
            <text:p>211.628</text:p>
          </table:table-cell>
          <table:table-cell office:value-type="float" office:value="2.076462">
            <text:p>2.076462</text:p>
          </table:table-cell>
        </table:table-row>
        <table:table-row table:style-name="ro1">
          <table:table-cell/>
          <table:table-cell office:value-type="float" office:value="125.869">
            <text:p>125.869</text:p>
          </table:table-cell>
          <table:table-cell office:value-type="float" office:value="0.186841">
            <text:p>0.186841</text:p>
          </table:table-cell>
          <table:table-cell/>
          <table:table-cell office:value-type="float" office:value="295.881">
            <text:p>295.881</text:p>
          </table:table-cell>
          <table:table-cell office:value-type="float" office:value="0.934485">
            <text:p>0.934485</text:p>
          </table:table-cell>
          <table:table-cell/>
          <table:table-cell office:value-type="float" office:value="164.488">
            <text:p>164.488</text:p>
          </table:table-cell>
          <table:table-cell office:value-type="float" office:value="0.146354">
            <text:p>0.146354</text:p>
          </table:table-cell>
          <table:table-cell/>
          <table:table-cell office:value-type="float" office:value="214.097">
            <text:p>214.097</text:p>
          </table:table-cell>
          <table:table-cell office:value-type="float" office:value="1.464301">
            <text:p>1.464301</text:p>
          </table:table-cell>
        </table:table-row>
        <table:table-row table:style-name="ro1">
          <table:table-cell/>
          <table:table-cell office:value-type="float" office:value="126.709">
            <text:p>126.709</text:p>
          </table:table-cell>
          <table:table-cell office:value-type="float" office:value="0.236272">
            <text:p>0.236272</text:p>
          </table:table-cell>
          <table:table-cell/>
          <table:table-cell table:style-name="ce1" office:value-type="float" office:value="297.256">
            <text:p>297.256</text:p>
          </table:table-cell>
          <table:table-cell table:style-name="ce1" office:value-type="float" office:value="19.793167">
            <text:p>19.793167</text:p>
          </table:table-cell>
          <table:table-cell/>
          <table:table-cell office:value-type="float" office:value="165.376">
            <text:p>165.376</text:p>
          </table:table-cell>
          <table:table-cell office:value-type="float" office:value="0.092509">
            <text:p>0.092509</text:p>
          </table:table-cell>
          <table:table-cell/>
          <table:table-cell office:value-type="float" office:value="215.886">
            <text:p>215.886</text:p>
          </table:table-cell>
          <table:table-cell office:value-type="float" office:value="1.317136">
            <text:p>1.317136</text:p>
          </table:table-cell>
        </table:table-row>
        <table:table-row table:style-name="ro1">
          <table:table-cell/>
          <table:table-cell office:value-type="float" office:value="127.415">
            <text:p>127.415</text:p>
          </table:table-cell>
          <table:table-cell office:value-type="float" office:value="0.308968">
            <text:p>0.308968</text:p>
          </table:table-cell>
          <table:table-cell/>
          <table:table-cell office:value-type="float" office:value="297.267">
            <text:p>297.267</text:p>
          </table:table-cell>
          <table:table-cell office:value-type="float" office:value="0.015695">
            <text:p>0.015695</text:p>
          </table:table-cell>
          <table:table-cell/>
          <table:table-cell office:value-type="float" office:value="166.177">
            <text:p>166.177</text:p>
          </table:table-cell>
          <table:table-cell office:value-type="float" office:value="0.852556">
            <text:p>0.852556</text:p>
          </table:table-cell>
          <table:table-cell/>
          <table:table-cell office:value-type="float" office:value="217.641">
            <text:p>217.641</text:p>
          </table:table-cell>
          <table:table-cell office:value-type="float" office:value="0.678993">
            <text:p>0.678993</text:p>
          </table:table-cell>
        </table:table-row>
        <table:table-row table:style-name="ro1">
          <table:table-cell/>
          <table:table-cell office:value-type="float" office:value="128.424">
            <text:p>128.424</text:p>
          </table:table-cell>
          <table:table-cell office:value-type="float" office:value="0.509016">
            <text:p>0.509016</text:p>
          </table:table-cell>
          <table:table-cell/>
          <table:table-cell office:value-type="float" office:value="297.289">
            <text:p>297.289</text:p>
          </table:table-cell>
          <table:table-cell office:value-type="float" office:value="0.010066">
            <text:p>0.010066</text:p>
          </table:table-cell>
          <table:table-cell/>
          <table:table-cell table:style-name="ce1" office:value-type="float" office:value="168.032">
            <text:p>168.032</text:p>
          </table:table-cell>
          <table:table-cell table:style-name="ce1" office:value-type="float" office:value="4.014942">
            <text:p>4.014942</text:p>
          </table:table-cell>
          <table:table-cell/>
          <table:table-cell office:value-type="float" office:value="218.648">
            <text:p>218.648</text:p>
          </table:table-cell>
          <table:table-cell office:value-type="float" office:value="0.316667">
            <text:p>0.316667</text:p>
          </table:table-cell>
        </table:table-row>
        <table:table-row table:style-name="ro1">
          <table:table-cell/>
          <table:table-cell office:value-type="float" office:value="129.656">
            <text:p>129.656</text:p>
          </table:table-cell>
          <table:table-cell office:value-type="float" office:value="0.364605">
            <text:p>0.364605</text:p>
          </table:table-cell>
          <table:table-cell/>
          <table:table-cell office:value-type="float" office:value="297.908">
            <text:p>297.908</text:p>
          </table:table-cell>
          <table:table-cell office:value-type="float" office:value="1.197945">
            <text:p>1.197945</text:p>
          </table:table-cell>
          <table:table-cell/>
          <table:table-cell office:value-type="float" office:value="173.016">
            <text:p>173.016</text:p>
          </table:table-cell>
          <table:table-cell office:value-type="float" office:value="0.874822">
            <text:p>0.874822</text:p>
          </table:table-cell>
          <table:table-cell/>
          <table:table-cell office:value-type="float" office:value="219.299">
            <text:p>219.299</text:p>
          </table:table-cell>
          <table:table-cell office:value-type="float" office:value="0.217224">
            <text:p>0.217224</text:p>
          </table:table-cell>
        </table:table-row>
        <table:table-row table:style-name="ro1">
          <table:table-cell/>
          <table:table-cell office:value-type="float" office:value="130.519">
            <text:p>130.519</text:p>
          </table:table-cell>
          <table:table-cell office:value-type="float" office:value="0.156067">
            <text:p>0.156067</text:p>
          </table:table-cell>
          <table:table-cell/>
          <table:table-cell office:value-type="float" office:value="300.249">
            <text:p>300.249</text:p>
          </table:table-cell>
          <table:table-cell office:value-type="float" office:value="0.789633">
            <text:p>0.789633</text:p>
          </table:table-cell>
          <table:table-cell/>
          <table:table-cell office:value-type="float" office:value="174.663">
            <text:p>174.663</text:p>
          </table:table-cell>
          <table:table-cell office:value-type="float" office:value="0.312108">
            <text:p>0.312108</text:p>
          </table:table-cell>
          <table:table-cell/>
          <table:table-cell office:value-type="float" office:value="219.818">
            <text:p>219.818</text:p>
          </table:table-cell>
          <table:table-cell office:value-type="float" office:value="0.271831">
            <text:p>0.271831</text:p>
          </table:table-cell>
        </table:table-row>
        <table:table-row table:style-name="ro1">
          <table:table-cell/>
          <table:table-cell office:value-type="float" office:value="131.076">
            <text:p>131.076</text:p>
          </table:table-cell>
          <table:table-cell office:value-type="float" office:value="0.496061">
            <text:p>0.496061</text:p>
          </table:table-cell>
          <table:table-cell/>
          <table:table-cell office:value-type="float" office:value="302.129">
            <text:p>302.129</text:p>
          </table:table-cell>
          <table:table-cell office:value-type="float" office:value="0.465559">
            <text:p>0.465559</text:p>
          </table:table-cell>
          <table:table-cell/>
          <table:table-cell office:value-type="float" office:value="175.987">
            <text:p>175.987</text:p>
          </table:table-cell>
          <table:table-cell office:value-type="float" office:value="0.166303">
            <text:p>0.166303</text:p>
          </table:table-cell>
          <table:table-cell/>
          <table:table-cell office:value-type="float" office:value="220.39">
            <text:p>220.39</text:p>
          </table:table-cell>
          <table:table-cell office:value-type="float" office:value="0.1367">
            <text:p>0.1367</text:p>
          </table:table-cell>
        </table:table-row>
        <table:table-row table:style-name="ro1">
          <table:table-cell/>
          <table:table-cell office:value-type="float" office:value="132.054">
            <text:p>132.054</text:p>
          </table:table-cell>
          <table:table-cell office:value-type="float" office:value="0.187194">
            <text:p>0.187194</text:p>
          </table:table-cell>
          <table:table-cell/>
          <table:table-cell office:value-type="float" office:value="303.538">
            <text:p>303.538</text:p>
          </table:table-cell>
          <table:table-cell office:value-type="float" office:value="0.294888">
            <text:p>0.294888</text:p>
          </table:table-cell>
          <table:table-cell/>
          <table:table-cell office:value-type="float" office:value="176.828">
            <text:p>176.828</text:p>
          </table:table-cell>
          <table:table-cell office:value-type="float" office:value="0.077458">
            <text:p>0.077458</text:p>
          </table:table-cell>
          <table:table-cell/>
          <table:table-cell office:value-type="float" office:value="220.862">
            <text:p>220.862</text:p>
          </table:table-cell>
          <table:table-cell office:value-type="float" office:value="0.204598">
            <text:p>0.204598</text:p>
          </table:table-cell>
        </table:table-row>
        <table:table-row table:style-name="ro1">
          <table:table-cell/>
          <table:table-cell office:value-type="float" office:value="132.69">
            <text:p>132.69</text:p>
          </table:table-cell>
          <table:table-cell office:value-type="float" office:value="0.344513">
            <text:p>0.344513</text:p>
          </table:table-cell>
          <table:table-cell/>
          <table:table-cell office:value-type="float" office:value="304.584">
            <text:p>304.584</text:p>
          </table:table-cell>
          <table:table-cell office:value-type="float" office:value="0.39109">
            <text:p>0.39109</text:p>
          </table:table-cell>
          <table:table-cell/>
          <table:table-cell office:value-type="float" office:value="177.52">
            <text:p>177.52</text:p>
          </table:table-cell>
          <table:table-cell office:value-type="float" office:value="0.111292">
            <text:p>0.111292</text:p>
          </table:table-cell>
          <table:table-cell/>
          <table:table-cell office:value-type="float" office:value="221.434">
            <text:p>221.434</text:p>
          </table:table-cell>
          <table:table-cell office:value-type="float" office:value="0.322749">
            <text:p>0.322749</text:p>
          </table:table-cell>
        </table:table-row>
        <table:table-row table:style-name="ro1">
          <table:table-cell/>
          <table:table-cell office:value-type="float" office:value="133.364">
            <text:p>133.364</text:p>
          </table:table-cell>
          <table:table-cell office:value-type="float" office:value="0.378607">
            <text:p>0.378607</text:p>
          </table:table-cell>
          <table:table-cell/>
          <table:table-cell office:value-type="float" office:value="305.72">
            <text:p>305.72</text:p>
          </table:table-cell>
          <table:table-cell office:value-type="float" office:value="0.314621">
            <text:p>0.314621</text:p>
          </table:table-cell>
          <table:table-cell/>
          <table:table-cell office:value-type="float" office:value="178.303">
            <text:p>178.303</text:p>
          </table:table-cell>
          <table:table-cell office:value-type="float" office:value="0.14731">
            <text:p>0.14731</text:p>
          </table:table-cell>
          <table:table-cell/>
          <table:table-cell office:value-type="float" office:value="222.089">
            <text:p>222.089</text:p>
          </table:table-cell>
          <table:table-cell office:value-type="float" office:value="0.365809">
            <text:p>0.365809</text:p>
          </table:table-cell>
        </table:table-row>
        <table:table-row table:style-name="ro1">
          <table:table-cell/>
          <table:table-cell office:value-type="float" office:value="134.098">
            <text:p>134.098</text:p>
          </table:table-cell>
          <table:table-cell office:value-type="float" office:value="0.676904">
            <text:p>0.676904</text:p>
          </table:table-cell>
          <table:table-cell/>
          <table:table-cell office:value-type="float" office:value="307.226">
            <text:p>307.226</text:p>
          </table:table-cell>
          <table:table-cell office:value-type="float" office:value="0.543376">
            <text:p>0.543376</text:p>
          </table:table-cell>
          <table:table-cell/>
          <table:table-cell office:value-type="float" office:value="179.187">
            <text:p>179.187</text:p>
          </table:table-cell>
          <table:table-cell office:value-type="float" office:value="0.189177">
            <text:p>0.189177</text:p>
          </table:table-cell>
          <table:table-cell/>
          <table:table-cell office:value-type="float" office:value="222.762">
            <text:p>222.762</text:p>
          </table:table-cell>
          <table:table-cell office:value-type="float" office:value="0.160288">
            <text:p>0.160288</text:p>
          </table:table-cell>
        </table:table-row>
        <table:table-row table:style-name="ro1">
          <table:table-cell/>
          <table:table-cell office:value-type="float" office:value="134.809">
            <text:p>134.809</text:p>
          </table:table-cell>
          <table:table-cell office:value-type="float" office:value="0.115875">
            <text:p>0.115875</text:p>
          </table:table-cell>
          <table:table-cell/>
          <table:table-cell office:value-type="float" office:value="308.869">
            <text:p>308.869</text:p>
          </table:table-cell>
          <table:table-cell office:value-type="float" office:value="0.194267">
            <text:p>0.194267</text:p>
          </table:table-cell>
          <table:table-cell/>
          <table:table-cell office:value-type="float" office:value="180.624">
            <text:p>180.624</text:p>
          </table:table-cell>
          <table:table-cell office:value-type="float" office:value="0.11857">
            <text:p>0.11857</text:p>
          </table:table-cell>
          <table:table-cell/>
          <table:table-cell office:value-type="float" office:value="223.211">
            <text:p>223.211</text:p>
          </table:table-cell>
          <table:table-cell office:value-type="float" office:value="0.247592">
            <text:p>0.247592</text:p>
          </table:table-cell>
        </table:table-row>
        <table:table-row table:style-name="ro1">
          <table:table-cell/>
          <table:table-cell office:value-type="float" office:value="135.389">
            <text:p>135.389</text:p>
          </table:table-cell>
          <table:table-cell office:value-type="float" office:value="1.114494">
            <text:p>1.114494</text:p>
          </table:table-cell>
          <table:table-cell/>
          <table:table-cell office:value-type="float" office:value="310.351">
            <text:p>310.351</text:p>
          </table:table-cell>
          <table:table-cell office:value-type="float" office:value="0.440326">
            <text:p>0.440326</text:p>
          </table:table-cell>
          <table:table-cell/>
          <table:table-cell office:value-type="float" office:value="181.418">
            <text:p>181.418</text:p>
          </table:table-cell>
          <table:table-cell office:value-type="float" office:value="0.164202">
            <text:p>0.164202</text:p>
          </table:table-cell>
          <table:table-cell/>
          <table:table-cell office:value-type="float" office:value="223.784">
            <text:p>223.784</text:p>
          </table:table-cell>
          <table:table-cell office:value-type="float" office:value="0.339373">
            <text:p>0.339373</text:p>
          </table:table-cell>
        </table:table-row>
        <table:table-row table:style-name="ro1">
          <table:table-cell/>
          <table:table-cell office:value-type="float" office:value="136.996">
            <text:p>136.996</text:p>
          </table:table-cell>
          <table:table-cell office:value-type="float" office:value="1.773084">
            <text:p>1.773084</text:p>
          </table:table-cell>
          <table:table-cell/>
          <table:table-cell office:value-type="float" office:value="311.868">
            <text:p>311.868</text:p>
          </table:table-cell>
          <table:table-cell office:value-type="float" office:value="0.260543">
            <text:p>0.260543</text:p>
          </table:table-cell>
          <table:table-cell/>
          <table:table-cell office:value-type="float" office:value="182.324">
            <text:p>182.324</text:p>
          </table:table-cell>
          <table:table-cell office:value-type="float" office:value="0.196192">
            <text:p>0.196192</text:p>
          </table:table-cell>
          <table:table-cell/>
          <table:table-cell office:value-type="float" office:value="224.435">
            <text:p>224.435</text:p>
          </table:table-cell>
          <table:table-cell office:value-type="float" office:value="0.228926">
            <text:p>0.228926</text:p>
          </table:table-cell>
        </table:table-row>
        <table:table-row table:style-name="ro1">
          <table:table-cell/>
          <table:table-cell office:value-type="float" office:value="139.209">
            <text:p>139.209</text:p>
          </table:table-cell>
          <table:table-cell office:value-type="float" office:value="0.82541">
            <text:p>0.82541</text:p>
          </table:table-cell>
          <table:table-cell/>
          <table:table-cell office:value-type="float" office:value="313.05">
            <text:p>313.05</text:p>
          </table:table-cell>
          <table:table-cell office:value-type="float" office:value="0.259918">
            <text:p>0.259918</text:p>
          </table:table-cell>
          <table:table-cell/>
          <table:table-cell office:value-type="float" office:value="183.281">
            <text:p>183.281</text:p>
          </table:table-cell>
          <table:table-cell office:value-type="float" office:value="0.250526">
            <text:p>0.250526</text:p>
          </table:table-cell>
          <table:table-cell/>
          <table:table-cell office:value-type="float" office:value="225.003">
            <text:p>225.003</text:p>
          </table:table-cell>
          <table:table-cell office:value-type="float" office:value="0.186963">
            <text:p>0.186963</text:p>
          </table:table-cell>
        </table:table-row>
        <table:table-row table:style-name="ro1">
          <table:table-cell/>
          <table:table-cell office:value-type="float" office:value="140.476">
            <text:p>140.476</text:p>
          </table:table-cell>
          <table:table-cell office:value-type="float" office:value="1.058308">
            <text:p>1.058308</text:p>
          </table:table-cell>
          <table:table-cell/>
          <table:table-cell office:value-type="float" office:value="314.469">
            <text:p>314.469</text:p>
          </table:table-cell>
          <table:table-cell office:value-type="float" office:value="0.35442">
            <text:p>0.35442</text:p>
          </table:table-cell>
          <table:table-cell/>
          <table:table-cell office:value-type="float" office:value="184.454">
            <text:p>184.454</text:p>
          </table:table-cell>
          <table:table-cell office:value-type="float" office:value="0.164576">
            <text:p>0.164576</text:p>
          </table:table-cell>
          <table:table-cell/>
          <table:table-cell office:value-type="float" office:value="225.595">
            <text:p>225.595</text:p>
          </table:table-cell>
          <table:table-cell office:value-type="float" office:value="0.125603">
            <text:p>0.125603</text:p>
          </table:table-cell>
        </table:table-row>
        <table:table-row table:style-name="ro1">
          <table:table-cell/>
          <table:table-cell office:value-type="float" office:value="142.023">
            <text:p>142.023</text:p>
          </table:table-cell>
          <table:table-cell office:value-type="float" office:value="0.904777">
            <text:p>0.904777</text:p>
          </table:table-cell>
          <table:table-cell/>
          <table:table-cell office:value-type="float" office:value="315.712">
            <text:p>315.712</text:p>
          </table:table-cell>
          <table:table-cell office:value-type="float" office:value="1.434293">
            <text:p>1.434293</text:p>
          </table:table-cell>
          <table:table-cell/>
          <table:table-cell office:value-type="float" office:value="185.366">
            <text:p>185.366</text:p>
          </table:table-cell>
          <table:table-cell office:value-type="float" office:value="0.310815">
            <text:p>0.310815</text:p>
          </table:table-cell>
          <table:table-cell/>
          <table:table-cell office:value-type="float" office:value="226.068">
            <text:p>226.068</text:p>
          </table:table-cell>
          <table:table-cell office:value-type="float" office:value="0.10605">
            <text:p>0.10605</text:p>
          </table:table-cell>
        </table:table-row>
        <table:table-row table:style-name="ro1">
          <table:table-cell/>
          <table:table-cell office:value-type="float" office:value="143.289">
            <text:p>143.289</text:p>
          </table:table-cell>
          <table:table-cell office:value-type="float" office:value="1.065712">
            <text:p>1.065712</text:p>
          </table:table-cell>
          <table:table-cell/>
          <table:table-cell office:value-type="float" office:value="318.317">
            <text:p>318.317</text:p>
          </table:table-cell>
          <table:table-cell office:value-type="float" office:value="3.051828">
            <text:p>3.051828</text:p>
          </table:table-cell>
          <table:table-cell/>
          <table:table-cell office:value-type="float" office:value="186.415">
            <text:p>186.415</text:p>
          </table:table-cell>
          <table:table-cell office:value-type="float" office:value="0.941367">
            <text:p>0.941367</text:p>
          </table:table-cell>
          <table:table-cell/>
          <table:table-cell office:value-type="float" office:value="226.53">
            <text:p>226.53</text:p>
          </table:table-cell>
          <table:table-cell office:value-type="float" office:value="0.246463">
            <text:p>0.246463</text:p>
          </table:table-cell>
        </table:table-row>
        <table:table-row table:style-name="ro1">
          <table:table-cell/>
          <table:table-cell table:style-name="ce1" office:value-type="float" office:value="147.449">
            <text:p>147.449</text:p>
          </table:table-cell>
          <table:table-cell table:style-name="ce1" office:value-type="float" office:value="5.778057">
            <text:p>5.778057</text:p>
          </table:table-cell>
          <table:table-cell/>
          <table:table-cell office:value-type="float" office:value="322.436">
            <text:p>322.436</text:p>
          </table:table-cell>
          <table:table-cell office:value-type="float" office:value="4.198265">
            <text:p>4.198265</text:p>
          </table:table-cell>
          <table:table-cell/>
          <table:table-cell office:value-type="float" office:value="188.276">
            <text:p>188.276</text:p>
          </table:table-cell>
          <table:table-cell office:value-type="float" office:value="0.771877">
            <text:p>0.771877</text:p>
          </table:table-cell>
          <table:table-cell/>
          <table:table-cell office:value-type="float" office:value="227.128">
            <text:p>227.128</text:p>
          </table:table-cell>
          <table:table-cell office:value-type="float" office:value="0.2336">
            <text:p>0.2336</text:p>
          </table:table-cell>
        </table:table-row>
        <table:table-row table:style-name="ro1">
          <table:table-cell/>
          <table:table-cell office:value-type="float" office:value="153.314">
            <text:p>153.314</text:p>
          </table:table-cell>
          <table:table-cell office:value-type="float" office:value="0.042252">
            <text:p>0.042252</text:p>
          </table:table-cell>
          <table:table-cell/>
          <table:table-cell office:value-type="float" office:value="327.665">
            <text:p>327.665</text:p>
          </table:table-cell>
          <table:table-cell office:value-type="float" office:value="2.311341">
            <text:p>2.311341</text:p>
          </table:table-cell>
          <table:table-cell/>
          <table:table-cell office:value-type="float" office:value="189.744">
            <text:p>189.744</text:p>
          </table:table-cell>
          <table:table-cell office:value-type="float" office:value="0.372835">
            <text:p>0.372835</text:p>
          </table:table-cell>
          <table:table-cell/>
          <table:table-cell office:value-type="float" office:value="227.781">
            <text:p>227.781</text:p>
          </table:table-cell>
          <table:table-cell office:value-type="float" office:value="0.213992">
            <text:p>0.213992</text:p>
          </table:table-cell>
        </table:table-row>
        <table:table-row table:style-name="ro1">
          <table:table-cell/>
          <table:table-cell office:value-type="float" office:value="153.646">
            <text:p>153.646</text:p>
          </table:table-cell>
          <table:table-cell office:value-type="float" office:value="0.582525">
            <text:p>0.582525</text:p>
          </table:table-cell>
          <table:table-cell/>
          <table:table-cell office:value-type="float" office:value="330.373">
            <text:p>330.373</text:p>
          </table:table-cell>
          <table:table-cell office:value-type="float" office:value="2.4703">
            <text:p>2.4703</text:p>
          </table:table-cell>
          <table:table-cell/>
          <table:table-cell office:value-type="float" office:value="190.897">
            <text:p>190.897</text:p>
          </table:table-cell>
          <table:table-cell office:value-type="float" office:value="0.67891">
            <text:p>0.67891</text:p>
          </table:table-cell>
          <table:table-cell/>
          <table:table-cell office:value-type="float" office:value="228.415">
            <text:p>228.415</text:p>
          </table:table-cell>
          <table:table-cell office:value-type="float" office:value="0.181278">
            <text:p>0.181278</text:p>
          </table:table-cell>
        </table:table-row>
        <table:table-row table:style-name="ro1">
          <table:table-cell/>
          <table:table-cell office:value-type="float" office:value="154.673">
            <text:p>154.673</text:p>
          </table:table-cell>
          <table:table-cell office:value-type="float" office:value="0.311529">
            <text:p>0.311529</text:p>
          </table:table-cell>
          <table:table-cell/>
          <table:table-cell office:value-type="float" office:value="333.145">
            <text:p>333.145</text:p>
          </table:table-cell>
          <table:table-cell office:value-type="float" office:value="1.938899">
            <text:p>1.938899</text:p>
          </table:table-cell>
          <table:table-cell/>
          <table:table-cell table:style-name="ce1" office:value-type="float" office:value="192.491">
            <text:p>192.491</text:p>
          </table:table-cell>
          <table:table-cell table:style-name="ce1" office:value-type="float" office:value="4.623815">
            <text:p>4.623815</text:p>
          </table:table-cell>
          <table:table-cell/>
          <table:table-cell office:value-type="float" office:value="229.016">
            <text:p>229.016</text:p>
          </table:table-cell>
          <table:table-cell office:value-type="float" office:value="0.243382">
            <text:p>0.243382</text:p>
          </table:table-cell>
        </table:table-row>
        <table:table-row table:style-name="ro1">
          <table:table-cell/>
          <table:table-cell office:value-type="float" office:value="155.373">
            <text:p>155.373</text:p>
          </table:table-cell>
          <table:table-cell office:value-type="float" office:value="0.146148">
            <text:p>0.146148</text:p>
          </table:table-cell>
          <table:table-cell/>
          <table:table-cell office:value-type="float" office:value="335.121">
            <text:p>335.121</text:p>
          </table:table-cell>
          <table:table-cell office:value-type="float" office:value="0.29451">
            <text:p>0.29451</text:p>
          </table:table-cell>
          <table:table-cell/>
          <table:table-cell office:value-type="float" office:value="197.958">
            <text:p>197.958</text:p>
          </table:table-cell>
          <table:table-cell office:value-type="float" office:value="0.129946">
            <text:p>0.129946</text:p>
          </table:table-cell>
          <table:table-cell/>
          <table:table-cell office:value-type="float" office:value="229.913">
            <text:p>229.913</text:p>
          </table:table-cell>
          <table:table-cell office:value-type="float" office:value="0.225538">
            <text:p>0.225538</text:p>
          </table:table-cell>
        </table:table-row>
        <table:table-row table:style-name="ro1">
          <table:table-cell/>
          <table:table-cell office:value-type="float" office:value="155.911">
            <text:p>155.911</text:p>
          </table:table-cell>
          <table:table-cell office:value-type="float" office:value="0.213788">
            <text:p>0.213788</text:p>
          </table:table-cell>
          <table:table-cell/>
          <table:table-cell office:value-type="float" office:value="335.437">
            <text:p>335.437</text:p>
          </table:table-cell>
          <table:table-cell office:value-type="float" office:value="0.028324">
            <text:p>0.028324</text:p>
          </table:table-cell>
          <table:table-cell/>
          <table:table-cell office:value-type="float" office:value="198.765">
            <text:p>198.765</text:p>
          </table:table-cell>
          <table:table-cell office:value-type="float" office:value="0.590945">
            <text:p>0.590945</text:p>
          </table:table-cell>
          <table:table-cell/>
          <table:table-cell office:value-type="float" office:value="230.646">
            <text:p>230.646</text:p>
          </table:table-cell>
          <table:table-cell office:value-type="float" office:value="0.190145">
            <text:p>0.190145</text:p>
          </table:table-cell>
        </table:table-row>
        <table:table-row table:style-name="ro1">
          <table:table-cell/>
          <table:table-cell office:value-type="float" office:value="156.593">
            <text:p>156.593</text:p>
          </table:table-cell>
          <table:table-cell office:value-type="float" office:value="0.395925">
            <text:p>0.395925</text:p>
          </table:table-cell>
          <table:table-cell/>
          <table:table-cell table:style-name="ce1" office:value-type="float" office:value="335.469">
            <text:p>335.469</text:p>
          </table:table-cell>
          <table:table-cell table:style-name="ce1" office:value-type="float" office:value="6.312215">
            <text:p>6.312215</text:p>
          </table:table-cell>
          <table:table-cell/>
          <table:table-cell office:value-type="float" office:value="200.344">
            <text:p>200.344</text:p>
          </table:table-cell>
          <table:table-cell office:value-type="float" office:value="0.94936">
            <text:p>0.94936</text:p>
          </table:table-cell>
          <table:table-cell/>
          <table:table-cell office:value-type="float" office:value="231.322">
            <text:p>231.322</text:p>
          </table:table-cell>
          <table:table-cell office:value-type="float" office:value="0.278902">
            <text:p>0.278902</text:p>
          </table:table-cell>
        </table:table-row>
        <table:table-row table:style-name="ro1">
          <table:table-cell/>
          <table:table-cell office:value-type="float" office:value="157.418">
            <text:p>157.418</text:p>
          </table:table-cell>
          <table:table-cell office:value-type="float" office:value="0.09733">
            <text:p>0.09733</text:p>
          </table:table-cell>
          <table:table-cell/>
          <table:table-cell office:value-type="float" office:value="342.74">
            <text:p>342.74</text:p>
          </table:table-cell>
          <table:table-cell office:value-type="float" office:value="0.268629">
            <text:p>0.268629</text:p>
          </table:table-cell>
          <table:table-cell/>
          <table:table-cell office:value-type="float" office:value="201.993">
            <text:p>201.993</text:p>
          </table:table-cell>
          <table:table-cell office:value-type="float" office:value="0.31851">
            <text:p>0.31851</text:p>
          </table:table-cell>
          <table:table-cell/>
          <table:table-cell office:value-type="float" office:value="232.098">
            <text:p>232.098</text:p>
          </table:table-cell>
          <table:table-cell office:value-type="float" office:value="0.201381">
            <text:p>0.201381</text:p>
          </table:table-cell>
        </table:table-row>
        <table:table-row table:style-name="ro1">
          <table:table-cell/>
          <table:table-cell office:value-type="float" office:value="157.876">
            <text:p>157.876</text:p>
          </table:table-cell>
          <table:table-cell office:value-type="float" office:value="0.215112">
            <text:p>0.215112</text:p>
          </table:table-cell>
          <table:table-cell/>
          <table:table-cell office:value-type="float" office:value="343.796">
            <text:p>343.796</text:p>
          </table:table-cell>
          <table:table-cell office:value-type="float" office:value="0.266351">
            <text:p>0.266351</text:p>
          </table:table-cell>
          <table:table-cell/>
          <table:table-cell office:value-type="float" office:value="203.055">
            <text:p>203.055</text:p>
          </table:table-cell>
          <table:table-cell office:value-type="float" office:value="0.167369">
            <text:p>0.167369</text:p>
          </table:table-cell>
          <table:table-cell/>
          <table:table-cell office:value-type="float" office:value="232.783">
            <text:p>232.783</text:p>
          </table:table-cell>
          <table:table-cell office:value-type="float" office:value="0.222023">
            <text:p>0.222023</text:p>
          </table:table-cell>
        </table:table-row>
        <table:table-row table:style-name="ro1">
          <table:table-cell/>
          <table:table-cell office:value-type="float" office:value="158.46">
            <text:p>158.46</text:p>
          </table:table-cell>
          <table:table-cell office:value-type="float" office:value="0.151738">
            <text:p>0.151738</text:p>
          </table:table-cell>
          <table:table-cell/>
          <table:table-cell office:value-type="float" office:value="344.843">
            <text:p>344.843</text:p>
          </table:table-cell>
          <table:table-cell office:value-type="float" office:value="0.23524">
            <text:p>0.23524</text:p>
          </table:table-cell>
          <table:table-cell/>
          <table:table-cell office:value-type="float" office:value="204.117">
            <text:p>204.117</text:p>
          </table:table-cell>
          <table:table-cell office:value-type="float" office:value="0.191328">
            <text:p>0.191328</text:p>
          </table:table-cell>
          <table:table-cell/>
          <table:table-cell office:value-type="float" office:value="233.624">
            <text:p>233.624</text:p>
          </table:table-cell>
          <table:table-cell office:value-type="float" office:value="0.32701">
            <text:p>0.32701</text:p>
          </table:table-cell>
        </table:table-row>
        <table:table-row table:style-name="ro1">
          <table:table-cell/>
          <table:table-cell office:value-type="float" office:value="158.993">
            <text:p>158.993</text:p>
          </table:table-cell>
          <table:table-cell office:value-type="float" office:value="0.336823">
            <text:p>0.336823</text:p>
          </table:table-cell>
          <table:table-cell/>
          <table:table-cell office:value-type="float" office:value="345.825">
            <text:p>345.825</text:p>
          </table:table-cell>
          <table:table-cell office:value-type="float" office:value="0.310265">
            <text:p>0.310265</text:p>
          </table:table-cell>
          <table:table-cell/>
          <table:table-cell office:value-type="float" office:value="205.032">
            <text:p>205.032</text:p>
          </table:table-cell>
          <table:table-cell office:value-type="float" office:value="0.247253">
            <text:p>0.247253</text:p>
          </table:table-cell>
          <table:table-cell/>
          <table:table-cell office:value-type="float" office:value="234.466">
            <text:p>234.466</text:p>
          </table:table-cell>
          <table:table-cell office:value-type="float" office:value="1.016241">
            <text:p>1.016241</text:p>
          </table:table-cell>
        </table:table-row>
        <table:table-row table:style-name="ro1">
          <table:table-cell/>
          <table:table-cell office:value-type="float" office:value="159.722">
            <text:p>159.722</text:p>
          </table:table-cell>
          <table:table-cell office:value-type="float" office:value="0.267944">
            <text:p>0.267944</text:p>
          </table:table-cell>
          <table:table-cell/>
          <table:table-cell office:value-type="float" office:value="346.974">
            <text:p>346.974</text:p>
          </table:table-cell>
          <table:table-cell office:value-type="float" office:value="0.515677">
            <text:p>0.515677</text:p>
          </table:table-cell>
          <table:table-cell/>
          <table:table-cell office:value-type="float" office:value="206.018">
            <text:p>206.018</text:p>
          </table:table-cell>
          <table:table-cell office:value-type="float" office:value="0.181217">
            <text:p>0.181217</text:p>
          </table:table-cell>
          <table:table-cell/>
          <table:table-cell office:value-type="float" office:value="235.986">
            <text:p>235.986</text:p>
          </table:table-cell>
          <table:table-cell office:value-type="float" office:value="1.707883">
            <text:p>1.707883</text:p>
          </table:table-cell>
        </table:table-row>
        <table:table-row table:style-name="ro1">
          <table:table-cell/>
          <table:table-cell office:value-type="float" office:value="160.369">
            <text:p>160.369</text:p>
          </table:table-cell>
          <table:table-cell office:value-type="float" office:value="0.197005">
            <text:p>0.197005</text:p>
          </table:table-cell>
          <table:table-cell/>
          <table:table-cell office:value-type="float" office:value="348.275">
            <text:p>348.275</text:p>
          </table:table-cell>
          <table:table-cell office:value-type="float" office:value="0.309341">
            <text:p>0.309341</text:p>
          </table:table-cell>
          <table:table-cell/>
          <table:table-cell office:value-type="float" office:value="207.025">
            <text:p>207.025</text:p>
          </table:table-cell>
          <table:table-cell office:value-type="float" office:value="0.111457">
            <text:p>0.111457</text:p>
          </table:table-cell>
          <table:table-cell/>
          <table:table-cell office:value-type="float" office:value="237.695">
            <text:p>237.695</text:p>
          </table:table-cell>
          <table:table-cell office:value-type="float" office:value="12.785007">
            <text:p>12.785007</text:p>
          </table:table-cell>
        </table:table-row>
        <table:table-row table:style-name="ro1">
          <table:table-cell/>
          <table:table-cell office:value-type="float" office:value="161.003">
            <text:p>161.003</text:p>
          </table:table-cell>
          <table:table-cell office:value-type="float" office:value="0.210277">
            <text:p>0.210277</text:p>
          </table:table-cell>
          <table:table-cell/>
          <table:table-cell office:value-type="float" office:value="349.351">
            <text:p>349.351</text:p>
          </table:table-cell>
          <table:table-cell office:value-type="float" office:value="0.499692">
            <text:p>0.499692</text:p>
          </table:table-cell>
          <table:table-cell/>
          <table:table-cell office:value-type="float" office:value="207.999">
            <text:p>207.999</text:p>
          </table:table-cell>
          <table:table-cell office:value-type="float" office:value="0.145951">
            <text:p>0.145951</text:p>
          </table:table-cell>
          <table:table-cell/>
          <table:table-cell office:value-type="float" office:value="251.125">
            <text:p>251.125</text:p>
          </table:table-cell>
          <table:table-cell office:value-type="float" office:value="1.431557">
            <text:p>1.431557</text:p>
          </table:table-cell>
        </table:table-row>
        <table:table-row table:style-name="ro1">
          <table:table-cell/>
          <table:table-cell office:value-type="float" office:value="161.65">
            <text:p>161.65</text:p>
          </table:table-cell>
          <table:table-cell office:value-type="float" office:value="0.278962">
            <text:p>0.278962</text:p>
          </table:table-cell>
          <table:table-cell/>
          <table:table-cell office:value-type="float" office:value="350.623">
            <text:p>350.623</text:p>
          </table:table-cell>
          <table:table-cell office:value-type="float" office:value="0.305249">
            <text:p>0.305249</text:p>
          </table:table-cell>
          <table:table-cell/>
          <table:table-cell office:value-type="float" office:value="208.843">
            <text:p>208.843</text:p>
          </table:table-cell>
          <table:table-cell office:value-type="float" office:value="0.085653">
            <text:p>0.085653</text:p>
          </table:table-cell>
          <table:table-cell/>
          <table:table-cell office:value-type="float" office:value="253.094">
            <text:p>253.094</text:p>
          </table:table-cell>
          <table:table-cell office:value-type="float" office:value="2.026452">
            <text:p>2.026452</text:p>
          </table:table-cell>
        </table:table-row>
        <table:table-row table:style-name="ro1">
          <table:table-cell/>
          <table:table-cell office:value-type="float" office:value="162.305">
            <text:p>162.305</text:p>
          </table:table-cell>
          <table:table-cell office:value-type="float" office:value="0.257437">
            <text:p>0.257437</text:p>
          </table:table-cell>
          <table:table-cell/>
          <table:table-cell office:value-type="float" office:value="351.701">
            <text:p>351.701</text:p>
          </table:table-cell>
          <table:table-cell office:value-type="float" office:value="1.02852">
            <text:p>1.02852</text:p>
          </table:table-cell>
          <table:table-cell/>
          <table:table-cell office:value-type="float" office:value="209.7">
            <text:p>209.7</text:p>
          </table:table-cell>
          <table:table-cell office:value-type="float" office:value="0.128198">
            <text:p>0.128198</text:p>
          </table:table-cell>
          <table:table-cell/>
          <table:table-cell office:value-type="float" office:value="255.818">
            <text:p>255.818</text:p>
          </table:table-cell>
          <table:table-cell office:value-type="float" office:value="2.664328">
            <text:p>2.664328</text:p>
          </table:table-cell>
        </table:table-row>
        <table:table-row table:style-name="ro1">
          <table:table-cell/>
          <table:table-cell office:value-type="float" office:value="163.024">
            <text:p>163.024</text:p>
          </table:table-cell>
          <table:table-cell office:value-type="float" office:value="0.202832">
            <text:p>0.202832</text:p>
          </table:table-cell>
          <table:table-cell/>
          <table:table-cell office:value-type="float" office:value="353.547">
            <text:p>353.547</text:p>
          </table:table-cell>
          <table:table-cell office:value-type="float" office:value="1.10804">
            <text:p>1.10804</text:p>
          </table:table-cell>
          <table:table-cell/>
          <table:table-cell office:value-type="float" office:value="210.609">
            <text:p>210.609</text:p>
          </table:table-cell>
          <table:table-cell office:value-type="float" office:value="0.176968">
            <text:p>0.176968</text:p>
          </table:table-cell>
          <table:table-cell/>
          <table:table-cell office:value-type="float" office:value="259.122">
            <text:p>259.122</text:p>
          </table:table-cell>
          <table:table-cell office:value-type="float" office:value="3.01118">
            <text:p>3.01118</text:p>
          </table:table-cell>
        </table:table-row>
        <table:table-row table:style-name="ro1">
          <table:table-cell/>
          <table:table-cell office:value-type="float" office:value="163.609">
            <text:p>163.609</text:p>
          </table:table-cell>
          <table:table-cell office:value-type="float" office:value="0.143766">
            <text:p>0.143766</text:p>
          </table:table-cell>
          <table:table-cell/>
          <table:table-cell office:value-type="float" office:value="355.938">
            <text:p>355.938</text:p>
          </table:table-cell>
          <table:table-cell office:value-type="float" office:value="1.107615">
            <text:p>1.107615</text:p>
          </table:table-cell>
          <table:table-cell/>
          <table:table-cell office:value-type="float" office:value="211.692">
            <text:p>211.692</text:p>
          </table:table-cell>
          <table:table-cell office:value-type="float" office:value="0.104125">
            <text:p>0.104125</text:p>
          </table:table-cell>
          <table:table-cell/>
          <table:table-cell office:value-type="float" office:value="262.795">
            <text:p>262.795</text:p>
          </table:table-cell>
          <table:table-cell office:value-type="float" office:value="2.395122">
            <text:p>2.395122</text:p>
          </table:table-cell>
        </table:table-row>
        <table:table-row table:style-name="ro1">
          <table:table-cell/>
          <table:table-cell office:value-type="float" office:value="164.132">
            <text:p>164.132</text:p>
          </table:table-cell>
          <table:table-cell office:value-type="float" office:value="0.125137">
            <text:p>0.125137</text:p>
          </table:table-cell>
          <table:table-cell/>
          <table:table-cell office:value-type="float" office:value="358.152">
            <text:p>358.152</text:p>
          </table:table-cell>
          <table:table-cell office:value-type="float" office:value="0.761448">
            <text:p>0.761448</text:p>
          </table:table-cell>
          <table:table-cell/>
          <table:table-cell office:value-type="float" office:value="212.532">
            <text:p>212.532</text:p>
          </table:table-cell>
          <table:table-cell office:value-type="float" office:value="0.140129">
            <text:p>0.140129</text:p>
          </table:table-cell>
          <table:table-cell/>
          <table:table-cell office:value-type="float" office:value="265.76">
            <text:p>265.76</text:p>
          </table:table-cell>
          <table:table-cell office:value-type="float" office:value="1.968304">
            <text:p>1.968304</text:p>
          </table:table-cell>
        </table:table-row>
        <table:table-row table:style-name="ro1">
          <table:table-cell/>
          <table:table-cell office:value-type="float" office:value="164.664">
            <text:p>164.664</text:p>
          </table:table-cell>
          <table:table-cell office:value-type="float" office:value="0.087428">
            <text:p>0.087428</text:p>
          </table:table-cell>
          <table:table-cell/>
          <table:table-cell office:value-type="float" office:value="360.022">
            <text:p>360.022</text:p>
          </table:table-cell>
          <table:table-cell office:value-type="float" office:value="0.36869">
            <text:p>0.36869</text:p>
          </table:table-cell>
          <table:table-cell/>
          <table:table-cell office:value-type="float" office:value="213.432">
            <text:p>213.432</text:p>
          </table:table-cell>
          <table:table-cell office:value-type="float" office:value="0.068717">
            <text:p>0.068717</text:p>
          </table:table-cell>
          <table:table-cell/>
          <table:table-cell office:value-type="float" office:value="268.511">
            <text:p>268.511</text:p>
          </table:table-cell>
          <table:table-cell office:value-type="float" office:value="1.731267">
            <text:p>1.731267</text:p>
          </table:table-cell>
        </table:table-row>
        <table:table-row table:style-name="ro1">
          <table:table-cell/>
          <table:table-cell office:value-type="float" office:value="165.156">
            <text:p>165.156</text:p>
          </table:table-cell>
          <table:table-cell office:value-type="float" office:value="0.441862">
            <text:p>0.441862</text:p>
          </table:table-cell>
          <table:table-cell/>
          <table:table-cell office:value-type="float" office:value="361.273">
            <text:p>361.273</text:p>
          </table:table-cell>
          <table:table-cell office:value-type="float" office:value="1.330943">
            <text:p>1.330943</text:p>
          </table:table-cell>
          <table:table-cell table:number-columns-repeated="4"/>
          <table:table-cell office:value-type="float" office:value="270.845">
            <text:p>270.845</text:p>
          </table:table-cell>
          <table:table-cell office:value-type="float" office:value="0.561371">
            <text:p>0.561371</text:p>
          </table:table-cell>
        </table:table-row>
        <table:table-row table:style-name="ro1">
          <table:table-cell/>
          <table:table-cell office:value-type="float" office:value="165.99">
            <text:p>165.99</text:p>
          </table:table-cell>
          <table:table-cell office:value-type="float" office:value="0.266167">
            <text:p>0.266167</text:p>
          </table:table-cell>
          <table:table-cell/>
          <table:table-cell office:value-type="float" office:value="363.605">
            <text:p>363.605</text:p>
          </table:table-cell>
          <table:table-cell office:value-type="float" office:value="1.177985">
            <text:p>1.177985</text:p>
          </table:table-cell>
          <table:table-cell table:number-columns-repeated="2"/>
          <table:table-cell office:value-type="float" office:value="213.432">
            <text:p>213.432</text:p>
          </table:table-cell>
          <table:table-cell/>
          <table:table-cell office:value-type="float" office:value="271.954">
            <text:p>271.954</text:p>
          </table:table-cell>
          <table:table-cell office:value-type="float" office:value="0.275404">
            <text:p>0.275404</text:p>
          </table:table-cell>
        </table:table-row>
        <table:table-row table:style-name="ro1">
          <table:table-cell/>
          <table:table-cell office:value-type="float" office:value="166.366">
            <text:p>166.366</text:p>
          </table:table-cell>
          <table:table-cell office:value-type="float" office:value="0.149146">
            <text:p>0.149146</text:p>
          </table:table-cell>
          <table:table-cell/>
          <table:table-cell office:value-type="float" office:value="365.639">
            <text:p>365.639</text:p>
          </table:table-cell>
          <table:table-cell office:value-type="float" office:value="0.85992">
            <text:p>0.85992</text:p>
          </table:table-cell>
          <table:table-cell table:number-columns-repeated="2"/>
          <table:table-cell office:value-type="float" office:value="111.796833">
            <text:p>111.796833</text:p>
          </table:table-cell>
          <table:table-cell/>
          <table:table-cell office:value-type="float" office:value="272.657">
            <text:p>272.657</text:p>
          </table:table-cell>
          <table:table-cell office:value-type="float" office:value="0.316855">
            <text:p>0.316855</text:p>
          </table:table-cell>
        </table:table-row>
        <table:table-row table:style-name="ro1">
          <table:table-cell/>
          <table:table-cell office:value-type="float" office:value="166.858">
            <text:p>166.858</text:p>
          </table:table-cell>
          <table:table-cell office:value-type="float" office:value="0.243173">
            <text:p>0.243173</text:p>
          </table:table-cell>
          <table:table-cell/>
          <table:table-cell office:value-type="float" office:value="367.798">
            <text:p>367.798</text:p>
          </table:table-cell>
          <table:table-cell office:value-type="float" office:value="0.358374">
            <text:p>0.358374</text:p>
          </table:table-cell>
          <table:table-cell table:number-columns-repeated="2"/>
          <table:table-cell office:value-type="float" office:value="529.842810426541">
            <text:p>529.8428104265</text:p>
          </table:table-cell>
          <table:table-cell/>
          <table:table-cell office:value-type="float" office:value="273.431">
            <text:p>273.431</text:p>
          </table:table-cell>
          <table:table-cell office:value-type="float" office:value="0.342637">
            <text:p>0.342637</text:p>
          </table:table-cell>
        </table:table-row>
        <table:table-row table:style-name="ro1">
          <table:table-cell/>
          <table:table-cell office:value-type="float" office:value="167.477">
            <text:p>167.477</text:p>
          </table:table-cell>
          <table:table-cell office:value-type="float" office:value="0.168834">
            <text:p>0.168834</text:p>
          </table:table-cell>
          <table:table-cell/>
          <table:table-cell office:value-type="float" office:value="369.439">
            <text:p>369.439</text:p>
          </table:table-cell>
          <table:table-cell office:value-type="float" office:value="0.303679">
            <text:p>0.303679</text:p>
          </table:table-cell>
          <table:table-cell/>
          <table:table-cell office:value-type="float" office:value="196">
            <text:p>196</text:p>
          </table:table-cell>
          <table:table-cell office:value-type="float" office:value="211">
            <text:p>211</text:p>
          </table:table-cell>
          <table:table-cell/>
          <table:table-cell office:value-type="float" office:value="274.29">
            <text:p>274.29</text:p>
          </table:table-cell>
          <table:table-cell office:value-type="float" office:value="0.644251">
            <text:p>0.644251</text:p>
          </table:table-cell>
        </table:table-row>
        <table:table-row table:style-name="ro1">
          <table:table-cell/>
          <table:table-cell office:value-type="float" office:value="168.003">
            <text:p>168.003</text:p>
          </table:table-cell>
          <table:table-cell office:value-type="float" office:value="0.44637">
            <text:p>0.44637</text:p>
          </table:table-cell>
          <table:table-cell/>
          <table:table-cell office:value-type="float" office:value="370.688">
            <text:p>370.688</text:p>
          </table:table-cell>
          <table:table-cell office:value-type="float" office:value="0.283848">
            <text:p>0.283848</text:p>
          </table:table-cell>
          <table:table-cell table:number-columns-repeated="2"/>
          <table:table-cell office:value-type="float" office:value="150">
            <text:p>150</text:p>
          </table:table-cell>
          <table:table-cell/>
          <table:table-cell office:value-type="float" office:value="275.779">
            <text:p>275.779</text:p>
          </table:table-cell>
          <table:table-cell office:value-type="float" office:value="0.515418">
            <text:p>0.515418</text:p>
          </table:table-cell>
        </table:table-row>
        <table:table-row table:style-name="ro1">
          <table:table-cell/>
          <table:table-cell office:value-type="float" office:value="168.878">
            <text:p>168.878</text:p>
          </table:table-cell>
          <table:table-cell office:value-type="float" office:value="0.314158">
            <text:p>0.314158</text:p>
          </table:table-cell>
          <table:table-cell/>
          <table:table-cell office:value-type="float" office:value="371.942">
            <text:p>371.942</text:p>
          </table:table-cell>
          <table:table-cell office:value-type="float" office:value="0.096351">
            <text:p>0.096351</text:p>
          </table:table-cell>
          <table:table-cell table:number-columns-repeated="4"/>
          <table:table-cell office:value-type="float" office:value="276.87">
            <text:p>276.87</text:p>
          </table:table-cell>
          <table:table-cell office:value-type="float" office:value="0.487836">
            <text:p>0.487836</text:p>
          </table:table-cell>
        </table:table-row>
        <table:table-row table:style-name="ro1">
          <table:table-cell/>
          <table:table-cell office:value-type="float" office:value="169.657">
            <text:p>169.657</text:p>
          </table:table-cell>
          <table:table-cell office:value-type="float" office:value="0.288912">
            <text:p>0.288912</text:p>
          </table:table-cell>
          <table:table-cell/>
          <table:table-cell office:value-type="float" office:value="373.099">
            <text:p>373.099</text:p>
          </table:table-cell>
          <table:table-cell office:value-type="float" office:value="0.239069">
            <text:p>0.239069</text:p>
          </table:table-cell>
          <table:table-cell table:number-columns-repeated="4"/>
          <table:table-cell office:value-type="float" office:value="277.918">
            <text:p>277.918</text:p>
          </table:table-cell>
          <table:table-cell office:value-type="float" office:value="0.095055">
            <text:p>0.095055</text:p>
          </table:table-cell>
        </table:table-row>
        <table:table-row table:style-name="ro1">
          <table:table-cell/>
          <table:table-cell office:value-type="float" office:value="170.396">
            <text:p>170.396</text:p>
          </table:table-cell>
          <table:table-cell office:value-type="float" office:value="0.197425">
            <text:p>0.197425</text:p>
          </table:table-cell>
          <table:table-cell/>
          <table:table-cell office:value-type="float" office:value="374.446">
            <text:p>374.446</text:p>
          </table:table-cell>
          <table:table-cell office:value-type="float" office:value="0.095926">
            <text:p>0.095926</text:p>
          </table:table-cell>
          <table:table-cell table:number-columns-repeated="4"/>
          <table:table-cell office:value-type="float" office:value="278.486">
            <text:p>278.486</text:p>
          </table:table-cell>
          <table:table-cell office:value-type="float" office:value="0.499988">
            <text:p>0.499988</text:p>
          </table:table-cell>
        </table:table-row>
        <table:table-row table:style-name="ro1">
          <table:table-cell/>
          <table:table-cell office:value-type="float" office:value="171.058">
            <text:p>171.058</text:p>
          </table:table-cell>
          <table:table-cell office:value-type="float" office:value="0.15862">
            <text:p>0.15862</text:p>
          </table:table-cell>
          <table:table-cell/>
          <table:table-cell office:value-type="float" office:value="375.488">
            <text:p>375.488</text:p>
          </table:table-cell>
          <table:table-cell office:value-type="float" office:value="0.21169">
            <text:p>0.21169</text:p>
          </table:table-cell>
          <table:table-cell table:number-columns-repeated="4"/>
          <table:table-cell office:value-type="float" office:value="279.5">
            <text:p>279.5</text:p>
          </table:table-cell>
          <table:table-cell office:value-type="float" office:value="0.457647">
            <text:p>0.457647</text:p>
          </table:table-cell>
        </table:table-row>
        <table:table-row table:style-name="ro1">
          <table:table-cell/>
          <table:table-cell office:value-type="float" office:value="171.512">
            <text:p>171.512</text:p>
          </table:table-cell>
          <table:table-cell office:value-type="float" office:value="0.064954">
            <text:p>0.064954</text:p>
          </table:table-cell>
          <table:table-cell/>
          <table:table-cell office:value-type="float" office:value="376.728">
            <text:p>376.728</text:p>
          </table:table-cell>
          <table:table-cell office:value-type="float" office:value="0.513133">
            <text:p>0.513133</text:p>
          </table:table-cell>
          <table:table-cell table:number-columns-repeated="4"/>
          <table:table-cell office:value-type="float" office:value="280.32">
            <text:p>280.32</text:p>
          </table:table-cell>
          <table:table-cell office:value-type="float" office:value="0.277488">
            <text:p>0.277488</text:p>
          </table:table-cell>
        </table:table-row>
        <table:table-row table:style-name="ro1">
          <table:table-cell/>
          <table:table-cell office:value-type="float" office:value="171.869">
            <text:p>171.869</text:p>
          </table:table-cell>
          <table:table-cell office:value-type="float" office:value="0.154474">
            <text:p>0.154474</text:p>
          </table:table-cell>
          <table:table-cell/>
          <table:table-cell office:value-type="float" office:value="378.237">
            <text:p>378.237</text:p>
          </table:table-cell>
          <table:table-cell office:value-type="float" office:value="2.197172">
            <text:p>2.197172</text:p>
          </table:table-cell>
          <table:table-cell table:number-columns-repeated="4"/>
          <table:table-cell office:value-type="float" office:value="280.96">
            <text:p>280.96</text:p>
          </table:table-cell>
          <table:table-cell office:value-type="float" office:value="0.357578">
            <text:p>0.357578</text:p>
          </table:table-cell>
        </table:table-row>
        <table:table-row table:style-name="ro1">
          <table:table-cell/>
          <table:table-cell office:value-type="float" office:value="172.291">
            <text:p>172.291</text:p>
          </table:table-cell>
          <table:table-cell office:value-type="float" office:value="0.125427">
            <text:p>0.125427</text:p>
          </table:table-cell>
          <table:table-cell/>
          <table:table-cell office:value-type="float" office:value="381.399">
            <text:p>381.399</text:p>
          </table:table-cell>
          <table:table-cell office:value-type="float" office:value="7.071539">
            <text:p>7.071539</text:p>
          </table:table-cell>
          <table:table-cell table:number-columns-repeated="4"/>
          <table:table-cell office:value-type="float" office:value="281.837">
            <text:p>281.837</text:p>
          </table:table-cell>
          <table:table-cell office:value-type="float" office:value="0.400023">
            <text:p>0.400023</text:p>
          </table:table-cell>
        </table:table-row>
        <table:table-row table:style-name="ro1">
          <table:table-cell/>
          <table:table-cell office:value-type="float" office:value="172.759">
            <text:p>172.759</text:p>
          </table:table-cell>
          <table:table-cell office:value-type="float" office:value="0.220413">
            <text:p>0.220413</text:p>
          </table:table-cell>
          <table:table-cell/>
          <table:table-cell office:value-type="float" office:value="389.246">
            <text:p>389.246</text:p>
          </table:table-cell>
          <table:table-cell office:value-type="float" office:value="2.203171">
            <text:p>2.203171</text:p>
          </table:table-cell>
          <table:table-cell table:number-columns-repeated="4"/>
          <table:table-cell office:value-type="float" office:value="282.795">
            <text:p>282.795</text:p>
          </table:table-cell>
          <table:table-cell office:value-type="float" office:value="0.420603">
            <text:p>0.420603</text:p>
          </table:table-cell>
        </table:table-row>
        <table:table-row table:style-name="ro1">
          <table:table-cell/>
          <table:table-cell office:value-type="float" office:value="173.227">
            <text:p>173.227</text:p>
          </table:table-cell>
          <table:table-cell office:value-type="float" office:value="1.288412">
            <text:p>1.288412</text:p>
          </table:table-cell>
          <table:table-cell/>
          <table:table-cell office:value-type="float" office:value="391.715">
            <text:p>391.715</text:p>
          </table:table-cell>
          <table:table-cell office:value-type="float" office:value="1.170669">
            <text:p>1.170669</text:p>
          </table:table-cell>
          <table:table-cell table:number-columns-repeated="4"/>
          <table:table-cell office:value-type="float" office:value="283.803">
            <text:p>283.803</text:p>
          </table:table-cell>
          <table:table-cell office:value-type="float" office:value="0.359628">
            <text:p>0.359628</text:p>
          </table:table-cell>
        </table:table-row>
        <table:table-row table:style-name="ro1">
          <table:table-cell/>
          <table:table-cell office:value-type="float" office:value="174.572">
            <text:p>174.572</text:p>
          </table:table-cell>
          <table:table-cell office:value-type="float" office:value="0.168291">
            <text:p>0.168291</text:p>
          </table:table-cell>
          <table:table-cell/>
          <table:table-cell office:value-type="float" office:value="392.991">
            <text:p>392.991</text:p>
          </table:table-cell>
          <table:table-cell office:value-type="float" office:value="0.980771">
            <text:p>0.980771</text:p>
          </table:table-cell>
          <table:table-cell table:number-columns-repeated="4"/>
          <table:table-cell office:value-type="float" office:value="284.658">
            <text:p>284.658</text:p>
          </table:table-cell>
          <table:table-cell office:value-type="float" office:value="0.36262">
            <text:p>0.36262</text:p>
          </table:table-cell>
        </table:table-row>
        <table:table-row table:style-name="ro1">
          <table:table-cell/>
          <table:table-cell office:value-type="float" office:value="175.003">
            <text:p>175.003</text:p>
          </table:table-cell>
          <table:table-cell office:value-type="float" office:value="1.406538">
            <text:p>1.406538</text:p>
          </table:table-cell>
          <table:table-cell/>
          <table:table-cell office:value-type="float" office:value="393.988">
            <text:p>393.988</text:p>
          </table:table-cell>
          <table:table-cell office:value-type="float" office:value="0.078541">
            <text:p>0.078541</text:p>
          </table:table-cell>
          <table:table-cell table:number-columns-repeated="4"/>
          <table:table-cell office:value-type="float" office:value="285.542">
            <text:p>285.542</text:p>
          </table:table-cell>
          <table:table-cell office:value-type="float" office:value="0.341172">
            <text:p>0.341172</text:p>
          </table:table-cell>
        </table:table-row>
        <table:table-row table:style-name="ro1">
          <table:table-cell/>
          <table:table-cell office:value-type="float" office:value="176.771">
            <text:p>176.771</text:p>
          </table:table-cell>
          <table:table-cell office:value-type="float" office:value="1.30206">
            <text:p>1.30206</text:p>
          </table:table-cell>
          <table:table-cell/>
          <table:table-cell table:style-name="ce1" office:value-type="float" office:value="394.072">
            <text:p>394.072</text:p>
          </table:table-cell>
          <table:table-cell table:style-name="ce1" office:value-type="float" office:value="6.214985">
            <text:p>6.214985</text:p>
          </table:table-cell>
          <table:table-cell table:number-columns-repeated="4"/>
          <table:table-cell office:value-type="float" office:value="286.455">
            <text:p>286.455</text:p>
          </table:table-cell>
          <table:table-cell office:value-type="float" office:value="0.368263">
            <text:p>0.368263</text:p>
          </table:table-cell>
        </table:table-row>
        <table:table-row table:style-name="ro1">
          <table:table-cell/>
          <table:table-cell office:value-type="float" office:value="178.386">
            <text:p>178.386</text:p>
          </table:table-cell>
          <table:table-cell office:value-type="float" office:value="0.482636">
            <text:p>0.482636</text:p>
          </table:table-cell>
          <table:table-cell/>
          <table:table-cell office:value-type="float" office:value="401.221">
            <text:p>401.221</text:p>
          </table:table-cell>
          <table:table-cell office:value-type="float" office:value="0.424692">
            <text:p>0.424692</text:p>
          </table:table-cell>
          <table:table-cell table:number-columns-repeated="4"/>
          <table:table-cell office:value-type="float" office:value="287.386">
            <text:p>287.386</text:p>
          </table:table-cell>
          <table:table-cell office:value-type="float" office:value="0.247862">
            <text:p>0.247862</text:p>
          </table:table-cell>
        </table:table-row>
        <table:table-row table:style-name="ro1">
          <table:table-cell/>
          <table:table-cell office:value-type="float" office:value="179.221">
            <text:p>179.221</text:p>
          </table:table-cell>
          <table:table-cell office:value-type="float" office:value="0.568585">
            <text:p>0.568585</text:p>
          </table:table-cell>
          <table:table-cell/>
          <table:table-cell office:value-type="float" office:value="402.469">
            <text:p>402.469</text:p>
          </table:table-cell>
          <table:table-cell office:value-type="float" office:value="0.257117">
            <text:p>0.257117</text:p>
          </table:table-cell>
          <table:table-cell table:number-columns-repeated="4"/>
          <table:table-cell office:value-type="float" office:value="288.15">
            <text:p>288.15</text:p>
          </table:table-cell>
          <table:table-cell office:value-type="float" office:value="0.364051">
            <text:p>0.364051</text:p>
          </table:table-cell>
        </table:table-row>
        <table:table-row table:style-name="ro1">
          <table:table-cell/>
          <table:table-cell table:style-name="ce1" office:value-type="float" office:value="183.276">
            <text:p>183.276</text:p>
          </table:table-cell>
          <table:table-cell table:style-name="ce1" office:value-type="float" office:value="4.413287">
            <text:p>4.413287</text:p>
          </table:table-cell>
          <table:table-cell/>
          <table:table-cell office:value-type="float" office:value="403.516">
            <text:p>403.516</text:p>
          </table:table-cell>
          <table:table-cell office:value-type="float" office:value="0.283508">
            <text:p>0.283508</text:p>
          </table:table-cell>
          <table:table-cell table:number-columns-repeated="4"/>
          <table:table-cell office:value-type="float" office:value="289.166">
            <text:p>289.166</text:p>
          </table:table-cell>
          <table:table-cell office:value-type="float" office:value="0.102106">
            <text:p>0.102106</text:p>
          </table:table-cell>
        </table:table-row>
        <table:table-row table:style-name="ro1">
          <table:table-cell/>
          <table:table-cell office:value-type="float" office:value="187.734">
            <text:p>187.734</text:p>
          </table:table-cell>
          <table:table-cell office:value-type="float" office:value="0.042467">
            <text:p>0.042467</text:p>
          </table:table-cell>
          <table:table-cell/>
          <table:table-cell office:value-type="float" office:value="404.568">
            <text:p>404.568</text:p>
          </table:table-cell>
          <table:table-cell office:value-type="float" office:value="0.467406">
            <text:p>0.467406</text:p>
          </table:table-cell>
          <table:table-cell table:number-columns-repeated="4"/>
          <table:table-cell office:value-type="float" office:value="289.817">
            <text:p>289.817</text:p>
          </table:table-cell>
          <table:table-cell office:value-type="float" office:value="0.142577">
            <text:p>0.142577</text:p>
          </table:table-cell>
        </table:table-row>
        <table:table-row table:style-name="ro1">
          <table:table-cell/>
          <table:table-cell office:value-type="float" office:value="188.129">
            <text:p>188.129</text:p>
          </table:table-cell>
          <table:table-cell office:value-type="float" office:value="0.546895">
            <text:p>0.546895</text:p>
          </table:table-cell>
          <table:table-cell/>
          <table:table-cell office:value-type="float" office:value="405.841">
            <text:p>405.841</text:p>
          </table:table-cell>
          <table:table-cell office:value-type="float" office:value="0.402299">
            <text:p>0.402299</text:p>
          </table:table-cell>
          <table:table-cell table:number-columns-repeated="4"/>
          <table:table-cell office:value-type="float" office:value="290.428">
            <text:p>290.428</text:p>
          </table:table-cell>
          <table:table-cell office:value-type="float" office:value="0.291036">
            <text:p>0.291036</text:p>
          </table:table-cell>
        </table:table-row>
        <table:table-row table:style-name="ro1">
          <table:table-cell/>
          <table:table-cell office:value-type="float" office:value="189.054">
            <text:p>189.054</text:p>
          </table:table-cell>
          <table:table-cell office:value-type="float" office:value="0.452272">
            <text:p>0.452272</text:p>
          </table:table-cell>
          <table:table-cell/>
          <table:table-cell office:value-type="float" office:value="406.995">
            <text:p>406.995</text:p>
          </table:table-cell>
          <table:table-cell office:value-type="float" office:value="0.399594">
            <text:p>0.399594</text:p>
          </table:table-cell>
          <table:table-cell table:number-columns-repeated="4"/>
          <table:table-cell office:value-type="float" office:value="291.274">
            <text:p>291.274</text:p>
          </table:table-cell>
          <table:table-cell office:value-type="float" office:value="0.300627">
            <text:p>0.300627</text:p>
          </table:table-cell>
        </table:table-row>
        <table:table-row table:style-name="ro1">
          <table:table-cell/>
          <table:table-cell office:value-type="float" office:value="189.845">
            <text:p>189.845</text:p>
          </table:table-cell>
          <table:table-cell office:value-type="float" office:value="0.175471">
            <text:p>0.175471</text:p>
          </table:table-cell>
          <table:table-cell/>
          <table:table-cell office:value-type="float" office:value="408.125">
            <text:p>408.125</text:p>
          </table:table-cell>
          <table:table-cell office:value-type="float" office:value="0.371489">
            <text:p>0.371489</text:p>
          </table:table-cell>
          <table:table-cell table:number-columns-repeated="4"/>
          <table:table-cell office:value-type="float" office:value="292.126">
            <text:p>292.126</text:p>
          </table:table-cell>
          <table:table-cell office:value-type="float" office:value="0.191928">
            <text:p>0.191928</text:p>
          </table:table-cell>
        </table:table-row>
        <table:table-row table:style-name="ro1">
          <table:table-cell/>
          <table:table-cell office:value-type="float" office:value="190.292">
            <text:p>190.292</text:p>
          </table:table-cell>
          <table:table-cell office:value-type="float" office:value="0.101523">
            <text:p>0.101523</text:p>
          </table:table-cell>
          <table:table-cell/>
          <table:table-cell office:value-type="float" office:value="409.334">
            <text:p>409.334</text:p>
          </table:table-cell>
          <table:table-cell office:value-type="float" office:value="0.272387">
            <text:p>0.272387</text:p>
          </table:table-cell>
          <table:table-cell table:number-columns-repeated="4"/>
          <table:table-cell office:value-type="float" office:value="292.894">
            <text:p>292.894</text:p>
          </table:table-cell>
          <table:table-cell office:value-type="float" office:value="0.328121">
            <text:p>0.328121</text:p>
          </table:table-cell>
        </table:table-row>
        <table:table-row table:style-name="ro1">
          <table:table-cell/>
          <table:table-cell office:value-type="float" office:value="190.651">
            <text:p>190.651</text:p>
          </table:table-cell>
          <table:table-cell office:value-type="float" office:value="0.213236">
            <text:p>0.213236</text:p>
          </table:table-cell>
          <table:table-cell/>
          <table:table-cell office:value-type="float" office:value="410.34">
            <text:p>410.34</text:p>
          </table:table-cell>
          <table:table-cell office:value-type="float" office:value="0.243819">
            <text:p>0.243819</text:p>
          </table:table-cell>
          <table:table-cell table:number-columns-repeated="4"/>
          <table:table-cell office:value-type="float" office:value="293.883">
            <text:p>293.883</text:p>
          </table:table-cell>
          <table:table-cell office:value-type="float" office:value="0.258984">
            <text:p>0.258984</text:p>
          </table:table-cell>
        </table:table-row>
        <table:table-row table:style-name="ro1">
          <table:table-cell/>
          <table:table-cell office:value-type="float" office:value="191.223">
            <text:p>191.223</text:p>
          </table:table-cell>
          <table:table-cell office:value-type="float" office:value="0.134032">
            <text:p>0.134032</text:p>
          </table:table-cell>
          <table:table-cell/>
          <table:table-cell office:value-type="float" office:value="411.33">
            <text:p>411.33</text:p>
          </table:table-cell>
          <table:table-cell office:value-type="float" office:value="0.287806">
            <text:p>0.287806</text:p>
          </table:table-cell>
          <table:table-cell table:number-columns-repeated="4"/>
          <table:table-cell office:value-type="float" office:value="294.854">
            <text:p>294.854</text:p>
          </table:table-cell>
          <table:table-cell office:value-type="float" office:value="0.500059">
            <text:p>0.500059</text:p>
          </table:table-cell>
        </table:table-row>
        <table:table-row table:style-name="ro1">
          <table:table-cell/>
          <table:table-cell office:value-type="float" office:value="191.615">
            <text:p>191.615</text:p>
          </table:table-cell>
          <table:table-cell office:value-type="float" office:value="0.446027">
            <text:p>0.446027</text:p>
          </table:table-cell>
          <table:table-cell/>
          <table:table-cell office:value-type="float" office:value="412.453">
            <text:p>412.453</text:p>
          </table:table-cell>
          <table:table-cell office:value-type="float" office:value="0.713681">
            <text:p>0.713681</text:p>
          </table:table-cell>
          <table:table-cell table:number-columns-repeated="4"/>
          <table:table-cell office:value-type="float" office:value="295.971">
            <text:p>295.971</text:p>
          </table:table-cell>
          <table:table-cell office:value-type="float" office:value="1.739913">
            <text:p>1.739913</text:p>
          </table:table-cell>
        </table:table-row>
        <table:table-row table:style-name="ro1">
          <table:table-cell/>
          <table:table-cell office:value-type="float" office:value="192.46">
            <text:p>192.46</text:p>
          </table:table-cell>
          <table:table-cell office:value-type="float" office:value="0.096519">
            <text:p>0.096519</text:p>
          </table:table-cell>
          <table:table-cell/>
          <table:table-cell office:value-type="float" office:value="414.048">
            <text:p>414.048</text:p>
          </table:table-cell>
          <table:table-cell office:value-type="float" office:value="0.927695">
            <text:p>0.927695</text:p>
          </table:table-cell>
          <table:table-cell table:number-columns-repeated="4"/>
          <table:table-cell office:value-type="float" office:value="297.711">
            <text:p>297.711</text:p>
          </table:table-cell>
          <table:table-cell office:value-type="float" office:value="10.248923">
            <text:p>10.248923</text:p>
          </table:table-cell>
        </table:table-row>
        <table:table-row table:style-name="ro1">
          <table:table-cell/>
          <table:table-cell office:value-type="float" office:value="192.816">
            <text:p>192.816</text:p>
          </table:table-cell>
          <table:table-cell office:value-type="float" office:value="0.195178">
            <text:p>0.195178</text:p>
          </table:table-cell>
          <table:table-cell/>
          <table:table-cell office:value-type="float" office:value="415.818">
            <text:p>415.818</text:p>
          </table:table-cell>
          <table:table-cell office:value-type="float" office:value="1.183073">
            <text:p>1.183073</text:p>
          </table:table-cell>
          <table:table-cell table:number-columns-repeated="4"/>
          <table:table-cell office:value-type="float" office:value="308.794">
            <text:p>308.794</text:p>
          </table:table-cell>
          <table:table-cell office:value-type="float" office:value="1.332234">
            <text:p>1.332234</text:p>
          </table:table-cell>
        </table:table-row>
        <table:table-row table:style-name="ro1">
          <table:table-cell/>
          <table:table-cell office:value-type="float" office:value="193.28">
            <text:p>193.28</text:p>
          </table:table-cell>
          <table:table-cell office:value-type="float" office:value="0.142501">
            <text:p>0.142501</text:p>
          </table:table-cell>
          <table:table-cell/>
          <table:table-cell office:value-type="float" office:value="418.522">
            <text:p>418.522</text:p>
          </table:table-cell>
          <table:table-cell office:value-type="float" office:value="0.558638">
            <text:p>0.558638</text:p>
          </table:table-cell>
          <table:table-cell table:number-columns-repeated="4"/>
          <table:table-cell office:value-type="float" office:value="310.533">
            <text:p>310.533</text:p>
          </table:table-cell>
          <table:table-cell office:value-type="float" office:value="1.097496">
            <text:p>1.097496</text:p>
          </table:table-cell>
        </table:table-row>
        <table:table-row table:style-name="ro1">
          <table:table-cell/>
          <table:table-cell office:value-type="float" office:value="193.701">
            <text:p>193.701</text:p>
          </table:table-cell>
          <table:table-cell office:value-type="float" office:value="0.134317">
            <text:p>0.134317</text:p>
          </table:table-cell>
          <table:table-cell/>
          <table:table-cell office:value-type="float" office:value="420.183">
            <text:p>420.183</text:p>
          </table:table-cell>
          <table:table-cell office:value-type="float" office:value="0.775506">
            <text:p>0.775506</text:p>
          </table:table-cell>
          <table:table-cell table:number-columns-repeated="4"/>
          <table:table-cell office:value-type="float" office:value="311.941">
            <text:p>311.941</text:p>
          </table:table-cell>
          <table:table-cell office:value-type="float" office:value="1.360881">
            <text:p>1.360881</text:p>
          </table:table-cell>
        </table:table-row>
        <table:table-row table:style-name="ro1">
          <table:table-cell/>
          <table:table-cell office:value-type="float" office:value="194.17">
            <text:p>194.17</text:p>
          </table:table-cell>
          <table:table-cell office:value-type="float" office:value="0.234401">
            <text:p>0.234401</text:p>
          </table:table-cell>
          <table:table-cell/>
          <table:table-cell office:value-type="float" office:value="422.412">
            <text:p>422.412</text:p>
          </table:table-cell>
          <table:table-cell office:value-type="float" office:value="1.202095">
            <text:p>1.202095</text:p>
          </table:table-cell>
          <table:table-cell table:number-columns-repeated="4"/>
          <table:table-cell office:value-type="float" office:value="313.712">
            <text:p>313.712</text:p>
          </table:table-cell>
          <table:table-cell office:value-type="float" office:value="1.901728">
            <text:p>1.901728</text:p>
          </table:table-cell>
        </table:table-row>
        <table:table-row table:style-name="ro1">
          <table:table-cell/>
          <table:table-cell office:value-type="float" office:value="194.691">
            <text:p>194.691</text:p>
          </table:table-cell>
          <table:table-cell office:value-type="float" office:value="0.416812">
            <text:p>0.416812</text:p>
          </table:table-cell>
          <table:table-cell/>
          <table:table-cell office:value-type="float" office:value="425.242">
            <text:p>425.242</text:p>
          </table:table-cell>
          <table:table-cell office:value-type="float" office:value="0.896597">
            <text:p>0.896597</text:p>
          </table:table-cell>
          <table:table-cell table:number-columns-repeated="4"/>
          <table:table-cell office:value-type="float" office:value="316.122">
            <text:p>316.122</text:p>
          </table:table-cell>
          <table:table-cell office:value-type="float" office:value="2.119908">
            <text:p>2.119908</text:p>
          </table:table-cell>
        </table:table-row>
        <table:table-row table:style-name="ro1">
          <table:table-cell/>
          <table:table-cell office:value-type="float" office:value="195.185">
            <text:p>195.185</text:p>
          </table:table-cell>
          <table:table-cell office:value-type="float" office:value="0.083445">
            <text:p>0.083445</text:p>
          </table:table-cell>
          <table:table-cell/>
          <table:table-cell office:value-type="float" office:value="427.396">
            <text:p>427.396</text:p>
          </table:table-cell>
          <table:table-cell office:value-type="float" office:value="0.246178">
            <text:p>0.246178</text:p>
          </table:table-cell>
          <table:table-cell table:number-columns-repeated="4"/>
          <table:table-cell office:value-type="float" office:value="318.562">
            <text:p>318.562</text:p>
          </table:table-cell>
          <table:table-cell office:value-type="float" office:value="1.378775">
            <text:p>1.378775</text:p>
          </table:table-cell>
        </table:table-row>
        <table:table-row table:style-name="ro1">
          <table:table-cell/>
          <table:table-cell office:value-type="float" office:value="195.583">
            <text:p>195.583</text:p>
          </table:table-cell>
          <table:table-cell office:value-type="float" office:value="0.127549">
            <text:p>0.127549</text:p>
          </table:table-cell>
          <table:table-cell/>
          <table:table-cell office:value-type="float" office:value="428.811">
            <text:p>428.811</text:p>
          </table:table-cell>
          <table:table-cell office:value-type="float" office:value="0.220707">
            <text:p>0.220707</text:p>
          </table:table-cell>
          <table:table-cell table:number-columns-repeated="4"/>
          <table:table-cell office:value-type="float" office:value="320.336">
            <text:p>320.336</text:p>
          </table:table-cell>
          <table:table-cell office:value-type="float" office:value="0.777676">
            <text:p>0.777676</text:p>
          </table:table-cell>
        </table:table-row>
        <table:table-row table:style-name="ro1">
          <table:table-cell/>
          <table:table-cell office:value-type="float" office:value="196.039">
            <text:p>196.039</text:p>
          </table:table-cell>
          <table:table-cell office:value-type="float" office:value="0.133524">
            <text:p>0.133524</text:p>
          </table:table-cell>
          <table:table-cell/>
          <table:table-cell office:value-type="float" office:value="430.005">
            <text:p>430.005</text:p>
          </table:table-cell>
          <table:table-cell office:value-type="float" office:value="0.387341">
            <text:p>0.387341</text:p>
          </table:table-cell>
          <table:table-cell table:number-columns-repeated="4"/>
          <table:table-cell office:value-type="float" office:value="321.427">
            <text:p>321.427</text:p>
          </table:table-cell>
          <table:table-cell office:value-type="float" office:value="0.282187">
            <text:p>0.282187</text:p>
          </table:table-cell>
        </table:table-row>
        <table:table-row table:style-name="ro1">
          <table:table-cell/>
          <table:table-cell office:value-type="float" office:value="196.488">
            <text:p>196.488</text:p>
          </table:table-cell>
          <table:table-cell office:value-type="float" office:value="0.200109">
            <text:p>0.200109</text:p>
          </table:table-cell>
          <table:table-cell/>
          <table:table-cell office:value-type="float" office:value="431.225">
            <text:p>431.225</text:p>
          </table:table-cell>
          <table:table-cell office:value-type="float" office:value="0.347068">
            <text:p>0.347068</text:p>
          </table:table-cell>
          <table:table-cell table:number-columns-repeated="4"/>
          <table:table-cell office:value-type="float" office:value="322.034">
            <text:p>322.034</text:p>
          </table:table-cell>
          <table:table-cell office:value-type="float" office:value="0.295763">
            <text:p>0.295763</text:p>
          </table:table-cell>
        </table:table-row>
        <table:table-row table:style-name="ro1">
          <table:table-cell/>
          <table:table-cell office:value-type="float" office:value="197.021">
            <text:p>197.021</text:p>
          </table:table-cell>
          <table:table-cell office:value-type="float" office:value="0.172769">
            <text:p>0.172769</text:p>
          </table:table-cell>
          <table:table-cell/>
          <table:table-cell office:value-type="float" office:value="432.567">
            <text:p>432.567</text:p>
          </table:table-cell>
          <table:table-cell office:value-type="float" office:value="0.264537">
            <text:p>0.264537</text:p>
          </table:table-cell>
          <table:table-cell table:number-columns-repeated="4"/>
          <table:table-cell office:value-type="float" office:value="322.649">
            <text:p>322.649</text:p>
          </table:table-cell>
          <table:table-cell office:value-type="float" office:value="0.207569">
            <text:p>0.207569</text:p>
          </table:table-cell>
        </table:table-row>
        <table:table-row table:style-name="ro1">
          <table:table-cell/>
          <table:table-cell office:value-type="float" office:value="197.548">
            <text:p>197.548</text:p>
          </table:table-cell>
          <table:table-cell office:value-type="float" office:value="0.230793">
            <text:p>0.230793</text:p>
          </table:table-cell>
          <table:table-cell/>
          <table:table-cell office:value-type="float" office:value="433.806">
            <text:p>433.806</text:p>
          </table:table-cell>
          <table:table-cell office:value-type="float" office:value="0.3636">
            <text:p>0.3636</text:p>
          </table:table-cell>
          <table:table-cell table:number-columns-repeated="4"/>
          <table:table-cell office:value-type="float" office:value="323.128">
            <text:p>323.128</text:p>
          </table:table-cell>
          <table:table-cell office:value-type="float" office:value="0.341499">
            <text:p>0.341499</text:p>
          </table:table-cell>
        </table:table-row>
        <table:table-row table:style-name="ro1">
          <table:table-cell/>
          <table:table-cell office:value-type="float" office:value="198.097">
            <text:p>198.097</text:p>
          </table:table-cell>
          <table:table-cell office:value-type="float" office:value="0.24623">
            <text:p>0.24623</text:p>
          </table:table-cell>
          <table:table-cell/>
          <table:table-cell office:value-type="float" office:value="435.085">
            <text:p>435.085</text:p>
          </table:table-cell>
          <table:table-cell office:value-type="float" office:value="0.165865">
            <text:p>0.165865</text:p>
          </table:table-cell>
          <table:table-cell table:number-columns-repeated="4"/>
          <table:table-cell office:value-type="float" office:value="323.806">
            <text:p>323.806</text:p>
          </table:table-cell>
          <table:table-cell office:value-type="float" office:value="0.163402">
            <text:p>0.163402</text:p>
          </table:table-cell>
        </table:table-row>
        <table:table-row table:style-name="ro1">
          <table:table-cell/>
          <table:table-cell office:value-type="float" office:value="198.602">
            <text:p>198.602</text:p>
          </table:table-cell>
          <table:table-cell office:value-type="float" office:value="0.073438">
            <text:p>0.073438</text:p>
          </table:table-cell>
          <table:table-cell/>
          <table:table-cell office:value-type="float" office:value="436.331">
            <text:p>436.331</text:p>
          </table:table-cell>
          <table:table-cell office:value-type="float" office:value="0.219212">
            <text:p>0.219212</text:p>
          </table:table-cell>
          <table:table-cell table:number-columns-repeated="4"/>
          <table:table-cell office:value-type="float" office:value="324.342">
            <text:p>324.342</text:p>
          </table:table-cell>
          <table:table-cell office:value-type="float" office:value="0.350274">
            <text:p>0.350274</text:p>
          </table:table-cell>
        </table:table-row>
        <table:table-row table:style-name="ro1">
          <table:table-cell/>
          <table:table-cell office:value-type="float" office:value="198.959">
            <text:p>198.959</text:p>
          </table:table-cell>
          <table:table-cell office:value-type="float" office:value="0.138592">
            <text:p>0.138592</text:p>
          </table:table-cell>
          <table:table-cell/>
          <table:table-cell office:value-type="float" office:value="437.6">
            <text:p>437.6</text:p>
          </table:table-cell>
          <table:table-cell office:value-type="float" office:value="0.888337">
            <text:p>0.888337</text:p>
          </table:table-cell>
          <table:table-cell table:number-columns-repeated="4"/>
          <table:table-cell office:value-type="float" office:value="325.051">
            <text:p>325.051</text:p>
          </table:table-cell>
          <table:table-cell office:value-type="float" office:value="0.217605">
            <text:p>0.217605</text:p>
          </table:table-cell>
        </table:table-row>
        <table:table-row table:style-name="ro1">
          <table:table-cell/>
          <table:table-cell office:value-type="float" office:value="199.45">
            <text:p>199.45</text:p>
          </table:table-cell>
          <table:table-cell office:value-type="float" office:value="0.113596">
            <text:p>0.113596</text:p>
          </table:table-cell>
          <table:table-cell/>
          <table:table-cell office:value-type="float" office:value="439.637">
            <text:p>439.637</text:p>
          </table:table-cell>
          <table:table-cell office:value-type="float" office:value="3.156677">
            <text:p>3.156677</text:p>
          </table:table-cell>
          <table:table-cell table:number-columns-repeated="4"/>
          <table:table-cell office:value-type="float" office:value="325.544">
            <text:p>325.544</text:p>
          </table:table-cell>
          <table:table-cell office:value-type="float" office:value="0.261713">
            <text:p>0.261713</text:p>
          </table:table-cell>
        </table:table-row>
        <table:table-row table:style-name="ro1">
          <table:table-cell/>
          <table:table-cell office:value-type="float" office:value="199.929">
            <text:p>199.929</text:p>
          </table:table-cell>
          <table:table-cell office:value-type="float" office:value="0.266059">
            <text:p>0.266059</text:p>
          </table:table-cell>
          <table:table-cell/>
          <table:table-cell office:value-type="float" office:value="444.045">
            <text:p>444.045</text:p>
          </table:table-cell>
          <table:table-cell office:value-type="float" office:value="5.00256">
            <text:p>5.00256</text:p>
          </table:table-cell>
          <table:table-cell table:number-columns-repeated="4"/>
          <table:table-cell office:value-type="float" office:value="326.12">
            <text:p>326.12</text:p>
          </table:table-cell>
          <table:table-cell office:value-type="float" office:value="0.274667">
            <text:p>0.274667</text:p>
          </table:table-cell>
        </table:table-row>
        <table:table-row table:style-name="ro1">
          <table:table-cell/>
          <table:table-cell office:value-type="float" office:value="200.447">
            <text:p>200.447</text:p>
          </table:table-cell>
          <table:table-cell office:value-type="float" office:value="0.155796">
            <text:p>0.155796</text:p>
          </table:table-cell>
          <table:table-cell/>
          <table:table-cell office:value-type="float" office:value="449.604">
            <text:p>449.604</text:p>
          </table:table-cell>
          <table:table-cell office:value-type="float" office:value="2.805417">
            <text:p>2.805417</text:p>
          </table:table-cell>
          <table:table-cell table:number-columns-repeated="4"/>
          <table:table-cell office:value-type="float" office:value="326.717">
            <text:p>326.717</text:p>
          </table:table-cell>
          <table:table-cell office:value-type="float" office:value="0.202098">
            <text:p>0.202098</text:p>
          </table:table-cell>
        </table:table-row>
        <table:table-row table:style-name="ro1">
          <table:table-cell/>
          <table:table-cell office:value-type="float" office:value="200.86">
            <text:p>200.86</text:p>
          </table:table-cell>
          <table:table-cell office:value-type="float" office:value="0.131575">
            <text:p>0.131575</text:p>
          </table:table-cell>
          <table:table-cell/>
          <table:table-cell office:value-type="float" office:value="452.691">
            <text:p>452.691</text:p>
          </table:table-cell>
          <table:table-cell office:value-type="float" office:value="1.546463">
            <text:p>1.546463</text:p>
          </table:table-cell>
          <table:table-cell table:number-columns-repeated="4"/>
          <table:table-cell office:value-type="float" office:value="327.202">
            <text:p>327.202</text:p>
          </table:table-cell>
          <table:table-cell office:value-type="float" office:value="0.34137">
            <text:p>0.34137</text:p>
          </table:table-cell>
        </table:table-row>
        <table:table-row table:style-name="ro1">
          <table:table-cell/>
          <table:table-cell office:value-type="float" office:value="201.269">
            <text:p>201.269</text:p>
          </table:table-cell>
          <table:table-cell office:value-type="float" office:value="0.40985">
            <text:p>0.40985</text:p>
          </table:table-cell>
          <table:table-cell/>
          <table:table-cell office:value-type="float" office:value="454.308">
            <text:p>454.308</text:p>
          </table:table-cell>
          <table:table-cell office:value-type="float" office:value="0.431453">
            <text:p>0.431453</text:p>
          </table:table-cell>
          <table:table-cell table:number-columns-repeated="4"/>
          <table:table-cell office:value-type="float" office:value="327.829">
            <text:p>327.829</text:p>
          </table:table-cell>
          <table:table-cell office:value-type="float" office:value="0.25999">
            <text:p>0.25999</text:p>
          </table:table-cell>
        </table:table-row>
        <table:table-row table:style-name="ro1">
          <table:table-cell/>
          <table:table-cell office:value-type="float" office:value="202.086">
            <text:p>202.086</text:p>
          </table:table-cell>
          <table:table-cell office:value-type="float" office:value="0.289261">
            <text:p>0.289261</text:p>
          </table:table-cell>
          <table:table-cell/>
          <table:table-cell office:value-type="float" office:value="454.774">
            <text:p>454.774</text:p>
          </table:table-cell>
          <table:table-cell office:value-type="float" office:value="0.022406">
            <text:p>0.022406</text:p>
          </table:table-cell>
          <table:table-cell table:number-columns-repeated="4"/>
          <table:table-cell office:value-type="float" office:value="328.491">
            <text:p>328.491</text:p>
          </table:table-cell>
          <table:table-cell office:value-type="float" office:value="0.23427">
            <text:p>0.23427</text:p>
          </table:table-cell>
        </table:table-row>
        <table:table-row table:style-name="ro1">
          <table:table-cell/>
          <table:table-cell office:value-type="float" office:value="202.725">
            <text:p>202.725</text:p>
          </table:table-cell>
          <table:table-cell office:value-type="float" office:value="0.496802">
            <text:p>0.496802</text:p>
          </table:table-cell>
          <table:table-cell/>
          <table:table-cell table:style-name="ce1" office:value-type="float" office:value="454.797">
            <text:p>454.797</text:p>
          </table:table-cell>
          <table:table-cell table:style-name="ce1" office:value-type="float" office:value="6.136219">
            <text:p>6.136219</text:p>
          </table:table-cell>
          <table:table-cell table:number-columns-repeated="4"/>
          <table:table-cell office:value-type="float" office:value="329.055">
            <text:p>329.055</text:p>
          </table:table-cell>
          <table:table-cell office:value-type="float" office:value="0.315702">
            <text:p>0.315702</text:p>
          </table:table-cell>
        </table:table-row>
        <table:table-row table:style-name="ro1">
          <table:table-cell/>
          <table:table-cell office:value-type="float" office:value="203.593">
            <text:p>203.593</text:p>
          </table:table-cell>
          <table:table-cell office:value-type="float" office:value="0.496033">
            <text:p>0.496033</text:p>
          </table:table-cell>
          <table:table-cell/>
          <table:table-cell office:value-type="float" office:value="461.869">
            <text:p>461.869</text:p>
          </table:table-cell>
          <table:table-cell office:value-type="float" office:value="0.305178">
            <text:p>0.305178</text:p>
          </table:table-cell>
          <table:table-cell table:number-columns-repeated="4"/>
          <table:table-cell office:value-type="float" office:value="329.731">
            <text:p>329.731</text:p>
          </table:table-cell>
          <table:table-cell office:value-type="float" office:value="0.277524">
            <text:p>0.277524</text:p>
          </table:table-cell>
        </table:table-row>
        <table:table-row table:style-name="ro1">
          <table:table-cell/>
          <table:table-cell office:value-type="float" office:value="204.493">
            <text:p>204.493</text:p>
          </table:table-cell>
          <table:table-cell office:value-type="float" office:value="0.324362">
            <text:p>0.324362</text:p>
          </table:table-cell>
          <table:table-cell/>
          <table:table-cell office:value-type="float" office:value="462.889">
            <text:p>462.889</text:p>
          </table:table-cell>
          <table:table-cell office:value-type="float" office:value="0.290737">
            <text:p>0.290737</text:p>
          </table:table-cell>
          <table:table-cell table:number-columns-repeated="4"/>
          <table:table-cell office:value-type="float" office:value="330.406">
            <text:p>330.406</text:p>
          </table:table-cell>
          <table:table-cell office:value-type="float" office:value="0.256689">
            <text:p>0.256689</text:p>
          </table:table-cell>
        </table:table-row>
        <table:table-row table:style-name="ro1">
          <table:table-cell/>
          <table:table-cell office:value-type="float" office:value="205.202">
            <text:p>205.202</text:p>
          </table:table-cell>
          <table:table-cell office:value-type="float" office:value="0.51348">
            <text:p>0.51348</text:p>
          </table:table-cell>
          <table:table-cell/>
          <table:table-cell office:value-type="float" office:value="463.979">
            <text:p>463.979</text:p>
          </table:table-cell>
          <table:table-cell office:value-type="float" office:value="0.235183">
            <text:p>0.235183</text:p>
          </table:table-cell>
          <table:table-cell table:number-columns-repeated="4"/>
          <table:table-cell office:value-type="float" office:value="331.042">
            <text:p>331.042</text:p>
          </table:table-cell>
          <table:table-cell office:value-type="float" office:value="0.25437">
            <text:p>0.25437</text:p>
          </table:table-cell>
        </table:table-row>
        <table:table-row table:style-name="ro1">
          <table:table-cell/>
          <table:table-cell office:value-type="float" office:value="206.102">
            <text:p>206.102</text:p>
          </table:table-cell>
          <table:table-cell office:value-type="float" office:value="1.008529">
            <text:p>1.008529</text:p>
          </table:table-cell>
          <table:table-cell/>
          <table:table-cell office:value-type="float" office:value="464.967">
            <text:p>464.967</text:p>
          </table:table-cell>
          <table:table-cell office:value-type="float" office:value="0.276586">
            <text:p>0.276586</text:p>
          </table:table-cell>
          <table:table-cell table:number-columns-repeated="4"/>
          <table:table-cell office:value-type="float" office:value="331.739">
            <text:p>331.739</text:p>
          </table:table-cell>
          <table:table-cell office:value-type="float" office:value="0.171923">
            <text:p>0.171923</text:p>
          </table:table-cell>
        </table:table-row>
        <table:table-row table:style-name="ro1">
          <table:table-cell/>
          <table:table-cell office:value-type="float" office:value="207.163">
            <text:p>207.163</text:p>
          </table:table-cell>
          <table:table-cell office:value-type="float" office:value="0.068665">
            <text:p>0.068665</text:p>
          </table:table-cell>
          <table:table-cell/>
          <table:table-cell office:value-type="float" office:value="466.089">
            <text:p>466.089</text:p>
          </table:table-cell>
          <table:table-cell office:value-type="float" office:value="0.314502">
            <text:p>0.314502</text:p>
          </table:table-cell>
          <table:table-cell table:number-columns-repeated="4"/>
          <table:table-cell office:value-type="float" office:value="332.433">
            <text:p>332.433</text:p>
          </table:table-cell>
          <table:table-cell office:value-type="float" office:value="0.191501">
            <text:p>0.191501</text:p>
          </table:table-cell>
        </table:table-row>
        <table:table-row table:style-name="ro1">
          <table:table-cell/>
          <table:table-cell office:value-type="float" office:value="207.692">
            <text:p>207.692</text:p>
          </table:table-cell>
          <table:table-cell office:value-type="float" office:value="1.09566">
            <text:p>1.09566</text:p>
          </table:table-cell>
          <table:table-cell/>
          <table:table-cell office:value-type="float" office:value="467.054">
            <text:p>467.054</text:p>
          </table:table-cell>
          <table:table-cell office:value-type="float" office:value="0.225548">
            <text:p>0.225548</text:p>
          </table:table-cell>
          <table:table-cell table:number-columns-repeated="4"/>
          <table:table-cell office:value-type="float" office:value="333.077">
            <text:p>333.077</text:p>
          </table:table-cell>
          <table:table-cell office:value-type="float" office:value="0.265413">
            <text:p>0.265413</text:p>
          </table:table-cell>
        </table:table-row>
        <table:table-row table:style-name="ro1">
          <table:table-cell/>
          <table:table-cell office:value-type="float" office:value="209.271">
            <text:p>209.271</text:p>
          </table:table-cell>
          <table:table-cell office:value-type="float" office:value="1.783212">
            <text:p>1.783212</text:p>
          </table:table-cell>
          <table:table-cell/>
          <table:table-cell office:value-type="float" office:value="468.078">
            <text:p>468.078</text:p>
          </table:table-cell>
          <table:table-cell office:value-type="float" office:value="0.438989">
            <text:p>0.438989</text:p>
          </table:table-cell>
          <table:table-cell table:number-columns-repeated="4"/>
          <table:table-cell office:value-type="float" office:value="333.896">
            <text:p>333.896</text:p>
          </table:table-cell>
          <table:table-cell office:value-type="float" office:value="0.153585">
            <text:p>0.153585</text:p>
          </table:table-cell>
        </table:table-row>
        <table:table-row table:style-name="ro1">
          <table:table-cell/>
          <table:table-cell office:value-type="float" office:value="211.557">
            <text:p>211.557</text:p>
          </table:table-cell>
          <table:table-cell office:value-type="float" office:value="1.849454">
            <text:p>1.849454</text:p>
          </table:table-cell>
          <table:table-cell/>
          <table:table-cell office:value-type="float" office:value="469.358">
            <text:p>469.358</text:p>
          </table:table-cell>
          <table:table-cell office:value-type="float" office:value="0.326579">
            <text:p>0.326579</text:p>
          </table:table-cell>
          <table:table-cell table:number-columns-repeated="4"/>
          <table:table-cell office:value-type="float" office:value="334.572">
            <text:p>334.572</text:p>
          </table:table-cell>
          <table:table-cell office:value-type="float" office:value="0.173591">
            <text:p>0.173591</text:p>
          </table:table-cell>
        </table:table-row>
        <table:table-row table:style-name="ro1">
          <table:table-cell/>
          <table:table-cell office:value-type="float" office:value="213.894">
            <text:p>213.894</text:p>
          </table:table-cell>
          <table:table-cell office:value-type="float" office:value="2.370755">
            <text:p>2.370755</text:p>
          </table:table-cell>
          <table:table-cell/>
          <table:table-cell office:value-type="float" office:value="470.487">
            <text:p>470.487</text:p>
          </table:table-cell>
          <table:table-cell office:value-type="float" office:value="0.272765">
            <text:p>0.272765</text:p>
          </table:table-cell>
          <table:table-cell table:number-columns-repeated="4"/>
          <table:table-cell office:value-type="float" office:value="335.337">
            <text:p>335.337</text:p>
          </table:table-cell>
          <table:table-cell office:value-type="float" office:value="0.189886">
            <text:p>0.189886</text:p>
          </table:table-cell>
        </table:table-row>
        <table:table-row table:style-name="ro1">
          <table:table-cell/>
          <table:table-cell table:style-name="ce1" office:value-type="float" office:value="219.342">
            <text:p>219.342</text:p>
          </table:table-cell>
          <table:table-cell table:style-name="ce1" office:value-type="float" office:value="5.098792">
            <text:p>5.098792</text:p>
          </table:table-cell>
          <table:table-cell/>
          <table:table-cell office:value-type="float" office:value="471.615">
            <text:p>471.615</text:p>
          </table:table-cell>
          <table:table-cell office:value-type="float" office:value="0.124577">
            <text:p>0.124577</text:p>
          </table:table-cell>
          <table:table-cell table:number-columns-repeated="4"/>
          <table:table-cell office:value-type="float" office:value="336.142">
            <text:p>336.142</text:p>
          </table:table-cell>
          <table:table-cell office:value-type="float" office:value="0.370659">
            <text:p>0.370659</text:p>
          </table:table-cell>
        </table:table-row>
        <table:table-row table:style-name="ro1">
          <table:table-cell/>
          <table:table-cell office:value-type="float" office:value="224.913">
            <text:p>224.913</text:p>
          </table:table-cell>
          <table:table-cell office:value-type="float" office:value="0.716245">
            <text:p>0.716245</text:p>
          </table:table-cell>
          <table:table-cell/>
          <table:table-cell office:value-type="float" office:value="472.533">
            <text:p>472.533</text:p>
          </table:table-cell>
          <table:table-cell office:value-type="float" office:value="0.917514">
            <text:p>0.917514</text:p>
          </table:table-cell>
          <table:table-cell table:number-columns-repeated="4"/>
          <table:table-cell office:value-type="float" office:value="337.101">
            <text:p>337.101</text:p>
          </table:table-cell>
          <table:table-cell office:value-type="float" office:value="0.292794">
            <text:p>0.292794</text:p>
          </table:table-cell>
        </table:table-row>
        <table:table-row table:style-name="ro1">
          <table:table-cell/>
          <table:table-cell office:value-type="float" office:value="225.99">
            <text:p>225.99</text:p>
          </table:table-cell>
          <table:table-cell office:value-type="float" office:value="0.688466">
            <text:p>0.688466</text:p>
          </table:table-cell>
          <table:table-cell/>
          <table:table-cell office:value-type="float" office:value="474.208">
            <text:p>474.208</text:p>
          </table:table-cell>
          <table:table-cell office:value-type="float" office:value="1.358201">
            <text:p>1.358201</text:p>
          </table:table-cell>
          <table:table-cell table:number-columns-repeated="4"/>
          <table:table-cell office:value-type="float" office:value="338.054">
            <text:p>338.054</text:p>
          </table:table-cell>
          <table:table-cell office:value-type="float" office:value="0.187302">
            <text:p>0.187302</text:p>
          </table:table-cell>
        </table:table-row>
        <table:table-row table:style-name="ro1">
          <table:table-cell/>
          <table:table-cell office:value-type="float" office:value="227.087">
            <text:p>227.087</text:p>
          </table:table-cell>
          <table:table-cell office:value-type="float" office:value="0.282027">
            <text:p>0.282027</text:p>
          </table:table-cell>
          <table:table-cell/>
          <table:table-cell office:value-type="float" office:value="476.972">
            <text:p>476.972</text:p>
          </table:table-cell>
          <table:table-cell office:value-type="float" office:value="0.803357">
            <text:p>0.803357</text:p>
          </table:table-cell>
          <table:table-cell table:number-columns-repeated="4"/>
          <table:table-cell office:value-type="float" office:value="338.91">
            <text:p>338.91</text:p>
          </table:table-cell>
          <table:table-cell office:value-type="float" office:value="1.011035">
            <text:p>1.011035</text:p>
          </table:table-cell>
        </table:table-row>
        <table:table-row table:style-name="ro1">
          <table:table-cell/>
          <table:table-cell office:value-type="float" office:value="227.666">
            <text:p>227.666</text:p>
          </table:table-cell>
          <table:table-cell office:value-type="float" office:value="0.326185">
            <text:p>0.326185</text:p>
          </table:table-cell>
          <table:table-cell/>
          <table:table-cell office:value-type="float" office:value="479.236">
            <text:p>479.236</text:p>
          </table:table-cell>
          <table:table-cell office:value-type="float" office:value="0.553811">
            <text:p>0.553811</text:p>
          </table:table-cell>
          <table:table-cell table:number-columns-repeated="4"/>
          <table:table-cell office:value-type="float" office:value="340.983">
            <text:p>340.983</text:p>
          </table:table-cell>
          <table:table-cell office:value-type="float" office:value="2.519584">
            <text:p>2.519584</text:p>
          </table:table-cell>
        </table:table-row>
        <table:table-row table:style-name="ro1">
          <table:table-cell/>
          <table:table-cell office:value-type="float" office:value="228.358">
            <text:p>228.358</text:p>
          </table:table-cell>
          <table:table-cell office:value-type="float" office:value="0.269378">
            <text:p>0.269378</text:p>
          </table:table-cell>
          <table:table-cell/>
          <table:table-cell office:value-type="float" office:value="481.031">
            <text:p>481.031</text:p>
          </table:table-cell>
          <table:table-cell office:value-type="float" office:value="0.935456">
            <text:p>0.935456</text:p>
          </table:table-cell>
          <table:table-cell table:number-columns-repeated="4"/>
          <table:table-cell office:value-type="float" office:value="343.503">
            <text:p>343.503</text:p>
          </table:table-cell>
          <table:table-cell office:value-type="float" office:value="10.799892">
            <text:p>10.799892</text:p>
          </table:table-cell>
        </table:table-row>
        <table:table-row table:style-name="ro1">
          <table:table-cell/>
          <table:table-cell office:value-type="float" office:value="229.021">
            <text:p>229.021</text:p>
          </table:table-cell>
          <table:table-cell office:value-type="float" office:value="0.405495">
            <text:p>0.405495</text:p>
          </table:table-cell>
          <table:table-cell/>
          <table:table-cell office:value-type="float" office:value="483.039">
            <text:p>483.039</text:p>
          </table:table-cell>
          <table:table-cell office:value-type="float" office:value="1.555569">
            <text:p>1.555569</text:p>
          </table:table-cell>
          <table:table-cell table:number-columns-repeated="4"/>
          <table:table-cell office:value-type="float" office:value="354.679">
            <text:p>354.679</text:p>
          </table:table-cell>
          <table:table-cell office:value-type="float" office:value="0.783892">
            <text:p>0.783892</text:p>
          </table:table-cell>
        </table:table-row>
        <table:table-row table:style-name="ro1">
          <table:table-cell/>
          <table:table-cell office:value-type="float" office:value="229.809">
            <text:p>229.809</text:p>
          </table:table-cell>
          <table:table-cell office:value-type="float" office:value="0.297222">
            <text:p>0.297222</text:p>
          </table:table-cell>
          <table:table-cell/>
          <table:table-cell office:value-type="float" office:value="485.713">
            <text:p>485.713</text:p>
          </table:table-cell>
          <table:table-cell office:value-type="float" office:value="0.851485">
            <text:p>0.851485</text:p>
          </table:table-cell>
          <table:table-cell table:number-columns-repeated="4"/>
          <table:table-cell office:value-type="float" office:value="355.736">
            <text:p>355.736</text:p>
          </table:table-cell>
          <table:table-cell office:value-type="float" office:value="0.893451">
            <text:p>0.893451</text:p>
          </table:table-cell>
        </table:table-row>
        <table:table-row table:style-name="ro1">
          <table:table-cell/>
          <table:table-cell office:value-type="float" office:value="230.429">
            <text:p>230.429</text:p>
          </table:table-cell>
          <table:table-cell office:value-type="float" office:value="0.276012">
            <text:p>0.276012</text:p>
          </table:table-cell>
          <table:table-cell/>
          <table:table-cell office:value-type="float" office:value="487.305">
            <text:p>487.305</text:p>
          </table:table-cell>
          <table:table-cell office:value-type="float" office:value="0.282774">
            <text:p>0.282774</text:p>
          </table:table-cell>
          <table:table-cell table:number-columns-repeated="4"/>
          <table:table-cell office:value-type="float" office:value="356.979">
            <text:p>356.979</text:p>
          </table:table-cell>
          <table:table-cell office:value-type="float" office:value="0.381779">
            <text:p>0.381779</text:p>
          </table:table-cell>
        </table:table-row>
        <table:table-row table:style-name="ro1">
          <table:table-cell/>
          <table:table-cell office:value-type="float" office:value="231.103">
            <text:p>231.103</text:p>
          </table:table-cell>
          <table:table-cell office:value-type="float" office:value="0.249467">
            <text:p>0.249467</text:p>
          </table:table-cell>
          <table:table-cell/>
          <table:table-cell office:value-type="float" office:value="488.79">
            <text:p>488.79</text:p>
          </table:table-cell>
          <table:table-cell office:value-type="float" office:value="0.393586">
            <text:p>0.393586</text:p>
          </table:table-cell>
          <table:table-cell table:number-columns-repeated="4"/>
          <table:table-cell office:value-type="float" office:value="357.627">
            <text:p>357.627</text:p>
          </table:table-cell>
          <table:table-cell office:value-type="float" office:value="0.235731">
            <text:p>0.235731</text:p>
          </table:table-cell>
        </table:table-row>
        <table:table-row table:style-name="ro1">
          <table:table-cell/>
          <table:table-cell office:value-type="float" office:value="231.741">
            <text:p>231.741</text:p>
          </table:table-cell>
          <table:table-cell office:value-type="float" office:value="0.428869">
            <text:p>0.428869</text:p>
          </table:table-cell>
          <table:table-cell/>
          <table:table-cell office:value-type="float" office:value="490.436">
            <text:p>490.436</text:p>
          </table:table-cell>
          <table:table-cell office:value-type="float" office:value="0.281884">
            <text:p>0.281884</text:p>
          </table:table-cell>
          <table:table-cell table:number-columns-repeated="4"/>
          <table:table-cell office:value-type="float" office:value="358.182">
            <text:p>358.182</text:p>
          </table:table-cell>
          <table:table-cell office:value-type="float" office:value="0.18669">
            <text:p>0.18669</text:p>
          </table:table-cell>
        </table:table-row>
        <table:table-row table:style-name="ro1">
          <table:table-cell/>
          <table:table-cell office:value-type="float" office:value="232.637">
            <text:p>232.637</text:p>
          </table:table-cell>
          <table:table-cell office:value-type="float" office:value="0.251867">
            <text:p>0.251867</text:p>
          </table:table-cell>
          <table:table-cell/>
          <table:table-cell office:value-type="float" office:value="491.844">
            <text:p>491.844</text:p>
          </table:table-cell>
          <table:table-cell office:value-type="float" office:value="0.358974">
            <text:p>0.358974</text:p>
          </table:table-cell>
          <table:table-cell table:number-columns-repeated="4"/>
          <table:table-cell office:value-type="float" office:value="358.749">
            <text:p>358.749</text:p>
          </table:table-cell>
          <table:table-cell office:value-type="float" office:value="0.350774">
            <text:p>0.350774</text:p>
          </table:table-cell>
        </table:table-row>
        <table:table-row table:style-name="ro1">
          <table:table-cell/>
          <table:table-cell office:value-type="float" office:value="233.327">
            <text:p>233.327</text:p>
          </table:table-cell>
          <table:table-cell office:value-type="float" office:value="0.492278">
            <text:p>0.492278</text:p>
          </table:table-cell>
          <table:table-cell/>
          <table:table-cell office:value-type="float" office:value="493.541">
            <text:p>493.541</text:p>
          </table:table-cell>
          <table:table-cell office:value-type="float" office:value="0.329751">
            <text:p>0.329751</text:p>
          </table:table-cell>
          <table:table-cell table:number-columns-repeated="4"/>
          <table:table-cell office:value-type="float" office:value="359.406">
            <text:p>359.406</text:p>
          </table:table-cell>
          <table:table-cell office:value-type="float" office:value="0.864895">
            <text:p>0.864895</text:p>
          </table:table-cell>
        </table:table-row>
        <table:table-row table:style-name="ro1">
          <table:table-cell/>
          <table:table-cell office:value-type="float" office:value="234.337">
            <text:p>234.337</text:p>
          </table:table-cell>
          <table:table-cell office:value-type="float" office:value="0.328492">
            <text:p>0.328492</text:p>
          </table:table-cell>
          <table:table-cell/>
          <table:table-cell office:value-type="float" office:value="495.14">
            <text:p>495.14</text:p>
          </table:table-cell>
          <table:table-cell office:value-type="float" office:value="0.29928">
            <text:p>0.29928</text:p>
          </table:table-cell>
          <table:table-cell table:number-columns-repeated="4"/>
          <table:table-cell office:value-type="float" office:value="360.641">
            <text:p>360.641</text:p>
          </table:table-cell>
          <table:table-cell office:value-type="float" office:value="0.861177">
            <text:p>0.861177</text:p>
          </table:table-cell>
        </table:table-row>
        <table:table-row table:style-name="ro1">
          <table:table-cell/>
          <table:table-cell office:value-type="float" office:value="235.105">
            <text:p>235.105</text:p>
          </table:table-cell>
          <table:table-cell office:value-type="float" office:value="0.131639">
            <text:p>0.131639</text:p>
          </table:table-cell>
          <table:table-cell/>
          <table:table-cell office:value-type="float" office:value="496.505">
            <text:p>496.505</text:p>
          </table:table-cell>
          <table:table-cell office:value-type="float" office:value="0.259646">
            <text:p>0.259646</text:p>
          </table:table-cell>
          <table:table-cell table:number-columns-repeated="4"/>
          <table:table-cell office:value-type="float" office:value="361.998">
            <text:p>361.998</text:p>
          </table:table-cell>
          <table:table-cell office:value-type="float" office:value="1.088139">
            <text:p>1.088139</text:p>
          </table:table-cell>
        </table:table-row>
        <table:table-row table:style-name="ro1">
          <table:table-cell/>
          <table:table-cell office:value-type="float" office:value="235.59">
            <text:p>235.59</text:p>
          </table:table-cell>
          <table:table-cell office:value-type="float" office:value="0.547604">
            <text:p>0.547604</text:p>
          </table:table-cell>
          <table:table-cell/>
          <table:table-cell office:value-type="float" office:value="498.007">
            <text:p>498.007</text:p>
          </table:table-cell>
          <table:table-cell office:value-type="float" office:value="0.244727">
            <text:p>0.244727</text:p>
          </table:table-cell>
          <table:table-cell table:number-columns-repeated="4"/>
          <table:table-cell office:value-type="float" office:value="363.536">
            <text:p>363.536</text:p>
          </table:table-cell>
          <table:table-cell office:value-type="float" office:value="0.79824">
            <text:p>0.79824</text:p>
          </table:table-cell>
        </table:table-row>
        <table:table-row table:style-name="ro1">
          <table:table-cell/>
          <table:table-cell office:value-type="float" office:value="236.631">
            <text:p>236.631</text:p>
          </table:table-cell>
          <table:table-cell office:value-type="float" office:value="0.442356">
            <text:p>0.442356</text:p>
          </table:table-cell>
          <table:table-cell/>
          <table:table-cell office:value-type="float" office:value="499.243">
            <text:p>499.243</text:p>
          </table:table-cell>
          <table:table-cell office:value-type="float" office:value="0.625446">
            <text:p>0.625446</text:p>
          </table:table-cell>
          <table:table-cell table:number-columns-repeated="4"/>
          <table:table-cell office:value-type="float" office:value="364.746">
            <text:p>364.746</text:p>
          </table:table-cell>
          <table:table-cell office:value-type="float" office:value="0.466209">
            <text:p>0.466209</text:p>
          </table:table-cell>
        </table:table-row>
        <table:table-row table:style-name="ro1">
          <table:table-cell/>
          <table:table-cell office:value-type="float" office:value="237.477">
            <text:p>237.477</text:p>
          </table:table-cell>
          <table:table-cell office:value-type="float" office:value="0.237784">
            <text:p>0.237784</text:p>
          </table:table-cell>
          <table:table-cell/>
          <table:table-cell office:value-type="float" office:value="500.911">
            <text:p>500.911</text:p>
          </table:table-cell>
          <table:table-cell office:value-type="float" office:value="1.868414">
            <text:p>1.868414</text:p>
          </table:table-cell>
          <table:table-cell table:number-columns-repeated="4"/>
          <table:table-cell office:value-type="float" office:value="365.598">
            <text:p>365.598</text:p>
          </table:table-cell>
          <table:table-cell office:value-type="float" office:value="0.24761">
            <text:p>0.24761</text:p>
          </table:table-cell>
        </table:table-row>
        <table:table-row table:style-name="ro1">
          <table:table-cell/>
          <table:table-cell office:value-type="float" office:value="238.09">
            <text:p>238.09</text:p>
          </table:table-cell>
          <table:table-cell office:value-type="float" office:value="0.318143">
            <text:p>0.318143</text:p>
          </table:table-cell>
          <table:table-cell/>
          <table:table-cell office:value-type="float" office:value="503.79">
            <text:p>503.79</text:p>
          </table:table-cell>
          <table:table-cell office:value-type="float" office:value="6.312127">
            <text:p>6.312127</text:p>
          </table:table-cell>
          <table:table-cell table:number-columns-repeated="4"/>
          <table:table-cell office:value-type="float" office:value="366.327">
            <text:p>366.327</text:p>
          </table:table-cell>
          <table:table-cell office:value-type="float" office:value="0.259262">
            <text:p>0.259262</text:p>
          </table:table-cell>
        </table:table-row>
        <table:table-row table:style-name="ro1">
          <table:table-cell/>
          <table:table-cell office:value-type="float" office:value="238.731">
            <text:p>238.731</text:p>
          </table:table-cell>
          <table:table-cell office:value-type="float" office:value="0.240288">
            <text:p>0.240288</text:p>
          </table:table-cell>
          <table:table-cell/>
          <table:table-cell office:value-type="float" office:value="510.807">
            <text:p>510.807</text:p>
          </table:table-cell>
          <table:table-cell office:value-type="float" office:value="1.57166">
            <text:p>1.57166</text:p>
          </table:table-cell>
          <table:table-cell table:number-columns-repeated="4"/>
          <table:table-cell office:value-type="float" office:value="367.245">
            <text:p>367.245</text:p>
          </table:table-cell>
          <table:table-cell office:value-type="float" office:value="0.293965">
            <text:p>0.293965</text:p>
          </table:table-cell>
        </table:table-row>
        <table:table-row table:style-name="ro1">
          <table:table-cell/>
          <table:table-cell office:value-type="float" office:value="239.344">
            <text:p>239.344</text:p>
          </table:table-cell>
          <table:table-cell office:value-type="float" office:value="0.424756">
            <text:p>0.424756</text:p>
          </table:table-cell>
          <table:table-cell/>
          <table:table-cell table:style-name="ce1" office:value-type="float" office:value="512.851">
            <text:p>512.851</text:p>
          </table:table-cell>
          <table:table-cell table:style-name="ce1" office:value-type="float" office:value="37.064867">
            <text:p>37.064867</text:p>
          </table:table-cell>
          <table:table-cell table:number-columns-repeated="4"/>
          <table:table-cell office:value-type="float" office:value="368.066">
            <text:p>368.066</text:p>
          </table:table-cell>
          <table:table-cell office:value-type="float" office:value="0.182481">
            <text:p>0.182481</text:p>
          </table:table-cell>
        </table:table-row>
        <table:table-row table:style-name="ro1">
          <table:table-cell/>
          <table:table-cell office:value-type="float" office:value="240.211">
            <text:p>240.211</text:p>
          </table:table-cell>
          <table:table-cell office:value-type="float" office:value="0.271088">
            <text:p>0.271088</text:p>
          </table:table-cell>
          <table:table-cell/>
          <table:table-cell office:value-type="float" office:value="512.855">
            <text:p>512.855</text:p>
          </table:table-cell>
          <table:table-cell office:value-type="float" office:value="0.011544">
            <text:p>0.011544</text:p>
          </table:table-cell>
          <table:table-cell table:number-columns-repeated="4"/>
          <table:table-cell office:value-type="float" office:value="368.687">
            <text:p>368.687</text:p>
          </table:table-cell>
          <table:table-cell office:value-type="float" office:value="0.121234">
            <text:p>0.121234</text:p>
          </table:table-cell>
        </table:table-row>
        <table:table-row table:style-name="ro1">
          <table:table-cell/>
          <table:table-cell office:value-type="float" office:value="240.883">
            <text:p>240.883</text:p>
          </table:table-cell>
          <table:table-cell office:value-type="float" office:value="0.203177">
            <text:p>0.203177</text:p>
          </table:table-cell>
          <table:table-cell/>
          <table:table-cell office:value-type="float" office:value="512.87">
            <text:p>512.87</text:p>
          </table:table-cell>
          <table:table-cell office:value-type="float" office:value="0.020789">
            <text:p>0.020789</text:p>
          </table:table-cell>
          <table:table-cell table:number-columns-repeated="4"/>
          <table:table-cell office:value-type="float" office:value="369.306">
            <text:p>369.306</text:p>
          </table:table-cell>
          <table:table-cell office:value-type="float" office:value="0.170217">
            <text:p>0.170217</text:p>
          </table:table-cell>
        </table:table-row>
        <table:table-row table:style-name="ro1">
          <table:table-cell/>
          <table:table-cell office:value-type="float" office:value="241.449">
            <text:p>241.449</text:p>
          </table:table-cell>
          <table:table-cell office:value-type="float" office:value="0.184692">
            <text:p>0.184692</text:p>
          </table:table-cell>
          <table:table-cell/>
          <table:table-cell office:value-type="float" office:value="513.644">
            <text:p>513.644</text:p>
          </table:table-cell>
          <table:table-cell office:value-type="float" office:value="2.638039">
            <text:p>2.638039</text:p>
          </table:table-cell>
          <table:table-cell table:number-columns-repeated="4"/>
          <table:table-cell office:value-type="float" office:value="370.057">
            <text:p>370.057</text:p>
          </table:table-cell>
          <table:table-cell office:value-type="float" office:value="0.2357">
            <text:p>0.2357</text:p>
          </table:table-cell>
        </table:table-row>
        <table:table-row table:style-name="ro1">
          <table:table-cell/>
          <table:table-cell office:value-type="float" office:value="242.035">
            <text:p>242.035</text:p>
          </table:table-cell>
          <table:table-cell office:value-type="float" office:value="0.192182">
            <text:p>0.192182</text:p>
          </table:table-cell>
          <table:table-cell/>
          <table:table-cell office:value-type="float" office:value="517.013">
            <text:p>517.013</text:p>
          </table:table-cell>
          <table:table-cell office:value-type="float" office:value="1.918509">
            <text:p>1.918509</text:p>
          </table:table-cell>
          <table:table-cell table:number-columns-repeated="4"/>
          <table:table-cell office:value-type="float" office:value="370.933">
            <text:p>370.933</text:p>
          </table:table-cell>
          <table:table-cell office:value-type="float" office:value="0.179097">
            <text:p>0.179097</text:p>
          </table:table-cell>
        </table:table-row>
        <table:table-row table:style-name="ro1">
          <table:table-cell/>
          <table:table-cell office:value-type="float" office:value="242.752">
            <text:p>242.752</text:p>
          </table:table-cell>
          <table:table-cell office:value-type="float" office:value="0.286824">
            <text:p>0.286824</text:p>
          </table:table-cell>
          <table:table-cell/>
          <table:table-cell office:value-type="float" office:value="519.745">
            <text:p>519.745</text:p>
          </table:table-cell>
          <table:table-cell office:value-type="float" office:value="3.241997">
            <text:p>3.241997</text:p>
          </table:table-cell>
          <table:table-cell table:number-columns-repeated="4"/>
          <table:table-cell office:value-type="float" office:value="371.601">
            <text:p>371.601</text:p>
          </table:table-cell>
          <table:table-cell office:value-type="float" office:value="0.108177">
            <text:p>0.108177</text:p>
          </table:table-cell>
        </table:table-row>
        <table:table-row table:style-name="ro1">
          <table:table-cell/>
          <table:table-cell office:value-type="float" office:value="243.401">
            <text:p>243.401</text:p>
          </table:table-cell>
          <table:table-cell office:value-type="float" office:value="0.584499">
            <text:p>0.584499</text:p>
          </table:table-cell>
          <table:table-cell/>
          <table:table-cell office:value-type="float" office:value="523.444">
            <text:p>523.444</text:p>
          </table:table-cell>
          <table:table-cell office:value-type="float" office:value="2.759993">
            <text:p>2.759993</text:p>
          </table:table-cell>
          <table:table-cell table:number-columns-repeated="4"/>
          <table:table-cell office:value-type="float" office:value="372.202">
            <text:p>372.202</text:p>
          </table:table-cell>
          <table:table-cell office:value-type="float" office:value="0.248676">
            <text:p>0.248676</text:p>
          </table:table-cell>
        </table:table-row>
        <table:table-row table:style-name="ro1">
          <table:table-cell/>
          <table:table-cell office:value-type="float" office:value="244.347">
            <text:p>244.347</text:p>
          </table:table-cell>
          <table:table-cell office:value-type="float" office:value="0.212233">
            <text:p>0.212233</text:p>
          </table:table-cell>
          <table:table-cell/>
          <table:table-cell office:value-type="float" office:value="526.621">
            <text:p>526.621</text:p>
          </table:table-cell>
          <table:table-cell office:value-type="float" office:value="2.182922">
            <text:p>2.182922</text:p>
          </table:table-cell>
          <table:table-cell table:number-columns-repeated="4"/>
          <table:table-cell office:value-type="float" office:value="373.042">
            <text:p>373.042</text:p>
          </table:table-cell>
          <table:table-cell office:value-type="float" office:value="0.151718">
            <text:p>0.151718</text:p>
          </table:table-cell>
        </table:table-row>
        <table:table-row table:style-name="ro1">
          <table:table-cell/>
          <table:table-cell office:value-type="float" office:value="244.976">
            <text:p>244.976</text:p>
          </table:table-cell>
          <table:table-cell office:value-type="float" office:value="0.175975">
            <text:p>0.175975</text:p>
          </table:table-cell>
          <table:table-cell/>
          <table:table-cell office:value-type="float" office:value="529.015">
            <text:p>529.015</text:p>
          </table:table-cell>
          <table:table-cell office:value-type="float" office:value="0.851297">
            <text:p>0.851297</text:p>
          </table:table-cell>
          <table:table-cell table:number-columns-repeated="4"/>
          <table:table-cell office:value-type="float" office:value="373.701">
            <text:p>373.701</text:p>
          </table:table-cell>
          <table:table-cell office:value-type="float" office:value="0.082073">
            <text:p>0.082073</text:p>
          </table:table-cell>
        </table:table-row>
        <table:table-row table:style-name="ro1">
          <table:table-cell/>
          <table:table-cell office:value-type="float" office:value="245.463">
            <text:p>245.463</text:p>
          </table:table-cell>
          <table:table-cell office:value-type="float" office:value="0.292386">
            <text:p>0.292386</text:p>
          </table:table-cell>
          <table:table-cell/>
          <table:table-cell office:value-type="float" office:value="529.957">
            <text:p>529.957</text:p>
          </table:table-cell>
          <table:table-cell office:value-type="float" office:value="0.900979">
            <text:p>0.900979</text:p>
          </table:table-cell>
          <table:table-cell table:number-columns-repeated="4"/>
          <table:table-cell office:value-type="float" office:value="374.306">
            <text:p>374.306</text:p>
          </table:table-cell>
          <table:table-cell office:value-type="float" office:value="0.318744">
            <text:p>0.318744</text:p>
          </table:table-cell>
        </table:table-row>
        <table:table-row table:style-name="ro1">
          <table:table-cell/>
          <table:table-cell office:value-type="float" office:value="246.105">
            <text:p>246.105</text:p>
          </table:table-cell>
          <table:table-cell office:value-type="float" office:value="0.202479">
            <text:p>0.202479</text:p>
          </table:table-cell>
          <table:table-cell/>
          <table:table-cell office:value-type="float" office:value="530.892">
            <text:p>530.892</text:p>
          </table:table-cell>
          <table:table-cell office:value-type="float" office:value="0.073567">
            <text:p>0.073567</text:p>
          </table:table-cell>
          <table:table-cell table:number-columns-repeated="4"/>
          <table:table-cell office:value-type="float" office:value="375.399">
            <text:p>375.399</text:p>
          </table:table-cell>
          <table:table-cell office:value-type="float" office:value="0.173029">
            <text:p>0.173029</text:p>
          </table:table-cell>
        </table:table-row>
        <table:table-row table:style-name="ro1">
          <table:table-cell/>
          <table:table-cell office:value-type="float" office:value="246.658">
            <text:p>246.658</text:p>
          </table:table-cell>
          <table:table-cell office:value-type="float" office:value="0.560685">
            <text:p>0.560685</text:p>
          </table:table-cell>
          <table:table-cell/>
          <table:table-cell table:style-name="ce1" office:value-type="float" office:value="530.973">
            <text:p>530.973</text:p>
          </table:table-cell>
          <table:table-cell table:style-name="ce1" office:value-type="float" office:value="6.265869">
            <text:p>6.265869</text:p>
          </table:table-cell>
          <table:table-cell table:number-columns-repeated="4"/>
          <table:table-cell office:value-type="float" office:value="376.183">
            <text:p>376.183</text:p>
          </table:table-cell>
          <table:table-cell office:value-type="float" office:value="0.203934">
            <text:p>0.203934</text:p>
          </table:table-cell>
        </table:table-row>
        <table:table-row table:style-name="ro1">
          <table:table-cell/>
          <table:table-cell office:value-type="float" office:value="247.603">
            <text:p>247.603</text:p>
          </table:table-cell>
          <table:table-cell office:value-type="float" office:value="0.812537">
            <text:p>0.812537</text:p>
          </table:table-cell>
          <table:table-cell/>
          <table:table-cell office:value-type="float" office:value="538.182">
            <text:p>538.182</text:p>
          </table:table-cell>
          <table:table-cell office:value-type="float" office:value="0.254283">
            <text:p>0.254283</text:p>
          </table:table-cell>
          <table:table-cell table:number-columns-repeated="4"/>
          <table:table-cell office:value-type="float" office:value="377.01">
            <text:p>377.01</text:p>
          </table:table-cell>
          <table:table-cell office:value-type="float" office:value="0.319829">
            <text:p>0.319829</text:p>
          </table:table-cell>
        </table:table-row>
        <table:table-row table:style-name="ro1">
          <table:table-cell/>
          <table:table-cell office:value-type="float" office:value="248.447">
            <text:p>248.447</text:p>
          </table:table-cell>
          <table:table-cell office:value-type="float" office:value="0.07591">
            <text:p>0.07591</text:p>
          </table:table-cell>
          <table:table-cell/>
          <table:table-cell office:value-type="float" office:value="539.201">
            <text:p>539.201</text:p>
          </table:table-cell>
          <table:table-cell office:value-type="float" office:value="0.337628">
            <text:p>0.337628</text:p>
          </table:table-cell>
          <table:table-cell table:number-columns-repeated="4"/>
          <table:table-cell office:value-type="float" office:value="377.919">
            <text:p>377.919</text:p>
          </table:table-cell>
          <table:table-cell office:value-type="float" office:value="1.271974">
            <text:p>1.271974</text:p>
          </table:table-cell>
        </table:table-row>
        <table:table-row table:style-name="ro1">
          <table:table-cell/>
          <table:table-cell office:value-type="float" office:value="249.01">
            <text:p>249.01</text:p>
          </table:table-cell>
          <table:table-cell office:value-type="float" office:value="1.527245">
            <text:p>1.527245</text:p>
          </table:table-cell>
          <table:table-cell/>
          <table:table-cell office:value-type="float" office:value="540.344">
            <text:p>540.344</text:p>
          </table:table-cell>
          <table:table-cell office:value-type="float" office:value="0.255333">
            <text:p>0.255333</text:p>
          </table:table-cell>
          <table:table-cell table:number-columns-repeated="4"/>
          <table:table-cell office:value-type="float" office:value="379.957">
            <text:p>379.957</text:p>
          </table:table-cell>
          <table:table-cell office:value-type="float" office:value="1.907804">
            <text:p>1.907804</text:p>
          </table:table-cell>
        </table:table-row>
        <table:table-row table:style-name="ro1">
          <table:table-cell/>
          <table:table-cell office:value-type="float" office:value="250.985">
            <text:p>250.985</text:p>
          </table:table-cell>
          <table:table-cell office:value-type="float" office:value="0.831458">
            <text:p>0.831458</text:p>
          </table:table-cell>
          <table:table-cell/>
          <table:table-cell office:value-type="float" office:value="541.385">
            <text:p>541.385</text:p>
          </table:table-cell>
          <table:table-cell office:value-type="float" office:value="0.303366">
            <text:p>0.303366</text:p>
          </table:table-cell>
          <table:table-cell table:number-columns-repeated="4"/>
          <table:table-cell office:value-type="float" office:value="382.538">
            <text:p>382.538</text:p>
          </table:table-cell>
          <table:table-cell office:value-type="float" office:value="1.670809">
            <text:p>1.670809</text:p>
          </table:table-cell>
        </table:table-row>
        <table:table-row table:style-name="ro1">
          <table:table-cell/>
          <table:table-cell office:value-type="float" office:value="252.273">
            <text:p>252.273</text:p>
          </table:table-cell>
          <table:table-cell office:value-type="float" office:value="1.207268">
            <text:p>1.207268</text:p>
          </table:table-cell>
          <table:table-cell/>
          <table:table-cell office:value-type="float" office:value="542.535">
            <text:p>542.535</text:p>
          </table:table-cell>
          <table:table-cell office:value-type="float" office:value="0.384324">
            <text:p>0.384324</text:p>
          </table:table-cell>
          <table:table-cell table:number-columns-repeated="4"/>
          <table:table-cell office:value-type="float" office:value="384.21">
            <text:p>384.21</text:p>
          </table:table-cell>
          <table:table-cell office:value-type="float" office:value="10.47828">
            <text:p>10.47828</text:p>
          </table:table-cell>
        </table:table-row>
        <table:table-row table:style-name="ro1">
          <table:table-cell/>
          <table:table-cell office:value-type="float" office:value="254.101">
            <text:p>254.101</text:p>
          </table:table-cell>
          <table:table-cell office:value-type="float" office:value="1.019428">
            <text:p>1.019428</text:p>
          </table:table-cell>
          <table:table-cell/>
          <table:table-cell office:value-type="float" office:value="543.627">
            <text:p>543.627</text:p>
          </table:table-cell>
          <table:table-cell office:value-type="float" office:value="1.156413">
            <text:p>1.156413</text:p>
          </table:table-cell>
          <table:table-cell table:number-columns-repeated="4"/>
          <table:table-cell office:value-type="float" office:value="395.127">
            <text:p>395.127</text:p>
          </table:table-cell>
          <table:table-cell office:value-type="float" office:value="0.670256">
            <text:p>0.670256</text:p>
          </table:table-cell>
        </table:table-row>
        <table:table-row table:style-name="ro1">
          <table:table-cell/>
          <table:table-cell office:value-type="float" office:value="255.588">
            <text:p>255.588</text:p>
          </table:table-cell>
          <table:table-cell office:value-type="float" office:value="1.947696">
            <text:p>1.947696</text:p>
          </table:table-cell>
          <table:table-cell/>
          <table:table-cell office:value-type="float" office:value="545.798">
            <text:p>545.798</text:p>
          </table:table-cell>
          <table:table-cell office:value-type="float" office:value="1.126944">
            <text:p>1.126944</text:p>
          </table:table-cell>
          <table:table-cell table:number-columns-repeated="4"/>
          <table:table-cell office:value-type="float" office:value="396.172">
            <text:p>396.172</text:p>
          </table:table-cell>
          <table:table-cell office:value-type="float" office:value="0.913486">
            <text:p>0.913486</text:p>
          </table:table-cell>
        </table:table-row>
        <table:table-row table:style-name="ro1">
          <table:table-cell/>
          <table:table-cell table:style-name="ce1" office:value-type="float" office:value="260.243">
            <text:p>260.243</text:p>
          </table:table-cell>
          <table:table-cell table:style-name="ce1" office:value-type="float" office:value="5.58967">
            <text:p>5.58967</text:p>
          </table:table-cell>
          <table:table-cell/>
          <table:table-cell office:value-type="float" office:value="548.415">
            <text:p>548.415</text:p>
          </table:table-cell>
          <table:table-cell office:value-type="float" office:value="0.924083">
            <text:p>0.924083</text:p>
          </table:table-cell>
          <table:table-cell table:number-columns-repeated="4"/>
          <table:table-cell office:value-type="float" office:value="397.371">
            <text:p>397.371</text:p>
          </table:table-cell>
          <table:table-cell office:value-type="float" office:value="0.874657">
            <text:p>0.874657</text:p>
          </table:table-cell>
        </table:table-row>
        <table:table-row table:style-name="ro1">
          <table:table-cell/>
          <table:table-cell office:value-type="float" office:value="266.286">
            <text:p>266.286</text:p>
          </table:table-cell>
          <table:table-cell office:value-type="float" office:value="0.777915">
            <text:p>0.777915</text:p>
          </table:table-cell>
          <table:table-cell/>
          <table:table-cell office:value-type="float" office:value="550.688">
            <text:p>550.688</text:p>
          </table:table-cell>
          <table:table-cell office:value-type="float" office:value="0.393172">
            <text:p>0.393172</text:p>
          </table:table-cell>
          <table:table-cell table:number-columns-repeated="4"/>
          <table:table-cell office:value-type="float" office:value="398.564">
            <text:p>398.564</text:p>
          </table:table-cell>
          <table:table-cell office:value-type="float" office:value="0.267859">
            <text:p>0.267859</text:p>
          </table:table-cell>
        </table:table-row>
        <table:table-row table:style-name="ro1">
          <table:table-cell/>
          <table:table-cell office:value-type="float" office:value="267.495">
            <text:p>267.495</text:p>
          </table:table-cell>
          <table:table-cell office:value-type="float" office:value="0.509575">
            <text:p>0.509575</text:p>
          </table:table-cell>
          <table:table-cell/>
          <table:table-cell office:value-type="float" office:value="552.239">
            <text:p>552.239</text:p>
          </table:table-cell>
          <table:table-cell office:value-type="float" office:value="0.209633">
            <text:p>0.209633</text:p>
          </table:table-cell>
          <table:table-cell table:number-columns-repeated="4"/>
          <table:table-cell office:value-type="float" office:value="399.224">
            <text:p>399.224</text:p>
          </table:table-cell>
          <table:table-cell office:value-type="float" office:value="0.289687">
            <text:p>0.289687</text:p>
          </table:table-cell>
        </table:table-row>
        <table:table-row table:style-name="ro1">
          <table:table-cell/>
          <table:table-cell office:value-type="float" office:value="268.352">
            <text:p>268.352</text:p>
          </table:table-cell>
          <table:table-cell office:value-type="float" office:value="0.312326">
            <text:p>0.312326</text:p>
          </table:table-cell>
          <table:table-cell/>
          <table:table-cell office:value-type="float" office:value="553.361">
            <text:p>553.361</text:p>
          </table:table-cell>
          <table:table-cell office:value-type="float" office:value="1.25694">
            <text:p>1.25694</text:p>
          </table:table-cell>
          <table:table-cell table:number-columns-repeated="4"/>
          <table:table-cell office:value-type="float" office:value="399.914">
            <text:p>399.914</text:p>
          </table:table-cell>
          <table:table-cell office:value-type="float" office:value="0.278318">
            <text:p>0.278318</text:p>
          </table:table-cell>
        </table:table-row>
        <table:table-row table:style-name="ro1">
          <table:table-cell/>
          <table:table-cell office:value-type="float" office:value="269.013">
            <text:p>269.013</text:p>
          </table:table-cell>
          <table:table-cell office:value-type="float" office:value="0.253122">
            <text:p>0.253122</text:p>
          </table:table-cell>
          <table:table-cell/>
          <table:table-cell office:value-type="float" office:value="555.57">
            <text:p>555.57</text:p>
          </table:table-cell>
          <table:table-cell office:value-type="float" office:value="1.521381">
            <text:p>1.521381</text:p>
          </table:table-cell>
          <table:table-cell table:number-columns-repeated="4"/>
          <table:table-cell office:value-type="float" office:value="400.486">
            <text:p>400.486</text:p>
          </table:table-cell>
          <table:table-cell office:value-type="float" office:value="0.951279">
            <text:p>0.951279</text:p>
          </table:table-cell>
        </table:table-row>
        <table:table-row table:style-name="ro1">
          <table:table-cell/>
          <table:table-cell office:value-type="float" office:value="269.591">
            <text:p>269.591</text:p>
          </table:table-cell>
          <table:table-cell office:value-type="float" office:value="0.068793">
            <text:p>0.068793</text:p>
          </table:table-cell>
          <table:table-cell/>
          <table:table-cell office:value-type="float" office:value="558.768">
            <text:p>558.768</text:p>
          </table:table-cell>
          <table:table-cell office:value-type="float" office:value="0.584288">
            <text:p>0.584288</text:p>
          </table:table-cell>
          <table:table-cell table:number-columns-repeated="4"/>
          <table:table-cell office:value-type="float" office:value="401.756">
            <text:p>401.756</text:p>
          </table:table-cell>
          <table:table-cell office:value-type="float" office:value="1.255312">
            <text:p>1.255312</text:p>
          </table:table-cell>
        </table:table-row>
        <table:table-row table:style-name="ro1">
          <table:table-cell/>
          <table:table-cell office:value-type="float" office:value="270.02">
            <text:p>270.02</text:p>
          </table:table-cell>
          <table:table-cell office:value-type="float" office:value="0.155119">
            <text:p>0.155119</text:p>
          </table:table-cell>
          <table:table-cell/>
          <table:table-cell office:value-type="float" office:value="560.565">
            <text:p>560.565</text:p>
          </table:table-cell>
          <table:table-cell office:value-type="float" office:value="0.584042">
            <text:p>0.584042</text:p>
          </table:table-cell>
          <table:table-cell table:number-columns-repeated="4"/>
          <table:table-cell office:value-type="float" office:value="403.458">
            <text:p>403.458</text:p>
          </table:table-cell>
          <table:table-cell office:value-type="float" office:value="1.26378">
            <text:p>1.26378</text:p>
          </table:table-cell>
        </table:table-row>
        <table:table-row table:style-name="ro1">
          <table:table-cell/>
          <table:table-cell office:value-type="float" office:value="270.525">
            <text:p>270.525</text:p>
          </table:table-cell>
          <table:table-cell office:value-type="float" office:value="0.316077">
            <text:p>0.316077</text:p>
          </table:table-cell>
          <table:table-cell/>
          <table:table-cell office:value-type="float" office:value="562.079">
            <text:p>562.079</text:p>
          </table:table-cell>
          <table:table-cell office:value-type="float" office:value="0.392874">
            <text:p>0.392874</text:p>
          </table:table-cell>
          <table:table-cell table:number-columns-repeated="4"/>
          <table:table-cell office:value-type="float" office:value="405.118">
            <text:p>405.118</text:p>
          </table:table-cell>
          <table:table-cell office:value-type="float" office:value="1.179458">
            <text:p>1.179458</text:p>
          </table:table-cell>
        </table:table-row>
        <table:table-row table:style-name="ro1">
          <table:table-cell/>
          <table:table-cell office:value-type="float" office:value="271.191">
            <text:p>271.191</text:p>
          </table:table-cell>
          <table:table-cell office:value-type="float" office:value="0.209555">
            <text:p>0.209555</text:p>
          </table:table-cell>
          <table:table-cell/>
          <table:table-cell office:value-type="float" office:value="563.624">
            <text:p>563.624</text:p>
          </table:table-cell>
          <table:table-cell office:value-type="float" office:value="0.321105">
            <text:p>0.321105</text:p>
          </table:table-cell>
          <table:table-cell table:number-columns-repeated="4"/>
          <table:table-cell office:value-type="float" office:value="406.681">
            <text:p>406.681</text:p>
          </table:table-cell>
          <table:table-cell office:value-type="float" office:value="0.632916">
            <text:p>0.632916</text:p>
          </table:table-cell>
        </table:table-row>
        <table:table-row table:style-name="ro1">
          <table:table-cell/>
          <table:table-cell office:value-type="float" office:value="271.756">
            <text:p>271.756</text:p>
          </table:table-cell>
          <table:table-cell office:value-type="float" office:value="0.337796">
            <text:p>0.337796</text:p>
          </table:table-cell>
          <table:table-cell/>
          <table:table-cell office:value-type="float" office:value="565.176">
            <text:p>565.176</text:p>
          </table:table-cell>
          <table:table-cell office:value-type="float" office:value="0.461278">
            <text:p>0.461278</text:p>
          </table:table-cell>
          <table:table-cell table:number-columns-repeated="4"/>
          <table:table-cell office:value-type="float" office:value="407.786">
            <text:p>407.786</text:p>
          </table:table-cell>
          <table:table-cell office:value-type="float" office:value="0.293918">
            <text:p>0.293918</text:p>
          </table:table-cell>
        </table:table-row>
        <table:table-row table:style-name="ro1">
          <table:table-cell/>
          <table:table-cell office:value-type="float" office:value="272.429">
            <text:p>272.429</text:p>
          </table:table-cell>
          <table:table-cell office:value-type="float" office:value="0.30512">
            <text:p>0.30512</text:p>
          </table:table-cell>
          <table:table-cell/>
          <table:table-cell office:value-type="float" office:value="566.717">
            <text:p>566.717</text:p>
          </table:table-cell>
          <table:table-cell office:value-type="float" office:value="0.293454">
            <text:p>0.293454</text:p>
          </table:table-cell>
          <table:table-cell table:number-columns-repeated="4"/>
          <table:table-cell office:value-type="float" office:value="408.521">
            <text:p>408.521</text:p>
          </table:table-cell>
          <table:table-cell office:value-type="float" office:value="0.362686">
            <text:p>0.362686</text:p>
          </table:table-cell>
        </table:table-row>
        <table:table-row table:style-name="ro1">
          <table:table-cell/>
          <table:table-cell office:value-type="float" office:value="273.043">
            <text:p>273.043</text:p>
          </table:table-cell>
          <table:table-cell office:value-type="float" office:value="0.09612">
            <text:p>0.09612</text:p>
          </table:table-cell>
          <table:table-cell/>
          <table:table-cell office:value-type="float" office:value="568.019">
            <text:p>568.019</text:p>
          </table:table-cell>
          <table:table-cell office:value-type="float" office:value="0.099167">
            <text:p>0.099167</text:p>
          </table:table-cell>
          <table:table-cell table:number-columns-repeated="4"/>
          <table:table-cell office:value-type="float" office:value="409.522">
            <text:p>409.522</text:p>
          </table:table-cell>
          <table:table-cell office:value-type="float" office:value="0.329563">
            <text:p>0.329563</text:p>
          </table:table-cell>
        </table:table-row>
        <table:table-row table:style-name="ro1">
          <table:table-cell/>
          <table:table-cell office:value-type="float" office:value="273.425">
            <text:p>273.425</text:p>
          </table:table-cell>
          <table:table-cell office:value-type="float" office:value="0.335321">
            <text:p>0.335321</text:p>
          </table:table-cell>
          <table:table-cell/>
          <table:table-cell office:value-type="float" office:value="569.214">
            <text:p>569.214</text:p>
          </table:table-cell>
          <table:table-cell office:value-type="float" office:value="0.068096">
            <text:p>0.068096</text:p>
          </table:table-cell>
          <table:table-cell table:number-columns-repeated="4"/>
          <table:table-cell office:value-type="float" office:value="410.352">
            <text:p>410.352</text:p>
          </table:table-cell>
          <table:table-cell office:value-type="float" office:value="0.239575">
            <text:p>0.239575</text:p>
          </table:table-cell>
        </table:table-row>
        <table:table-row table:style-name="ro1">
          <table:table-cell/>
          <table:table-cell office:value-type="float" office:value="274.112">
            <text:p>274.112</text:p>
          </table:table-cell>
          <table:table-cell office:value-type="float" office:value="0.310326">
            <text:p>0.310326</text:p>
          </table:table-cell>
          <table:table-cell/>
          <table:table-cell office:value-type="float" office:value="570.445">
            <text:p>570.445</text:p>
          </table:table-cell>
          <table:table-cell office:value-type="float" office:value="0.214208">
            <text:p>0.214208</text:p>
          </table:table-cell>
          <table:table-cell table:number-columns-repeated="4"/>
          <table:table-cell office:value-type="float" office:value="411.205">
            <text:p>411.205</text:p>
          </table:table-cell>
          <table:table-cell office:value-type="float" office:value="0.182485">
            <text:p>0.182485</text:p>
          </table:table-cell>
        </table:table-row>
        <table:table-row table:style-name="ro1">
          <table:table-cell/>
          <table:table-cell office:value-type="float" office:value="274.727">
            <text:p>274.727</text:p>
          </table:table-cell>
          <table:table-cell office:value-type="float" office:value="0.109754">
            <text:p>0.109754</text:p>
          </table:table-cell>
          <table:table-cell/>
          <table:table-cell office:value-type="float" office:value="571.697">
            <text:p>571.697</text:p>
          </table:table-cell>
          <table:table-cell office:value-type="float" office:value="0.094212">
            <text:p>0.094212</text:p>
          </table:table-cell>
          <table:table-cell table:number-columns-repeated="4"/>
          <table:table-cell office:value-type="float" office:value="411.883">
            <text:p>411.883</text:p>
          </table:table-cell>
          <table:table-cell office:value-type="float" office:value="0.289139">
            <text:p>0.289139</text:p>
          </table:table-cell>
        </table:table-row>
        <table:table-row table:style-name="ro1">
          <table:table-cell/>
          <table:table-cell office:value-type="float" office:value="275.196">
            <text:p>275.196</text:p>
          </table:table-cell>
          <table:table-cell office:value-type="float" office:value="0.249394">
            <text:p>0.249394</text:p>
          </table:table-cell>
          <table:table-cell/>
          <table:table-cell table:style-name="ce1" office:value-type="float" office:value="572.508">
            <text:p>572.508</text:p>
          </table:table-cell>
          <table:table-cell table:style-name="ce1" office:value-type="float" office:value="25.188554">
            <text:p>25.188554</text:p>
          </table:table-cell>
          <table:table-cell table:number-columns-repeated="4"/>
          <table:table-cell office:value-type="float" office:value="412.632">
            <text:p>412.632</text:p>
          </table:table-cell>
          <table:table-cell office:value-type="float" office:value="0.243822">
            <text:p>0.243822</text:p>
          </table:table-cell>
        </table:table-row>
        <table:table-row table:style-name="ro1">
          <table:table-cell/>
          <table:table-cell office:value-type="float" office:value="275.734">
            <text:p>275.734</text:p>
          </table:table-cell>
          <table:table-cell office:value-type="float" office:value="0.171454">
            <text:p>0.171454</text:p>
          </table:table-cell>
          <table:table-cell/>
          <table:table-cell office:value-type="float" office:value="572.514">
            <text:p>572.514</text:p>
          </table:table-cell>
          <table:table-cell office:value-type="float" office:value="0.01363">
            <text:p>0.01363</text:p>
          </table:table-cell>
          <table:table-cell table:number-columns-repeated="4"/>
          <table:table-cell office:value-type="float" office:value="413.41">
            <text:p>413.41</text:p>
          </table:table-cell>
          <table:table-cell office:value-type="float" office:value="0.408096">
            <text:p>0.408096</text:p>
          </table:table-cell>
        </table:table-row>
        <table:table-row table:style-name="ro1">
          <table:table-cell/>
          <table:table-cell office:value-type="float" office:value="276.225">
            <text:p>276.225</text:p>
          </table:table-cell>
          <table:table-cell office:value-type="float" office:value="0.272124">
            <text:p>0.272124</text:p>
          </table:table-cell>
          <table:table-cell/>
          <table:table-cell office:value-type="float" office:value="572.529">
            <text:p>572.529</text:p>
          </table:table-cell>
          <table:table-cell office:value-type="float" office:value="0.018807">
            <text:p>0.018807</text:p>
          </table:table-cell>
          <table:table-cell table:number-columns-repeated="4"/>
          <table:table-cell office:value-type="float" office:value="414.39">
            <text:p>414.39</text:p>
          </table:table-cell>
          <table:table-cell office:value-type="float" office:value="0.239443">
            <text:p>0.239443</text:p>
          </table:table-cell>
        </table:table-row>
        <table:table-row table:style-name="ro1">
          <table:table-cell/>
          <table:table-cell office:value-type="float" office:value="276.829">
            <text:p>276.829</text:p>
          </table:table-cell>
          <table:table-cell office:value-type="float" office:value="0.119259">
            <text:p>0.119259</text:p>
          </table:table-cell>
          <table:table-cell/>
          <table:table-cell office:value-type="float" office:value="572.944">
            <text:p>572.944</text:p>
          </table:table-cell>
          <table:table-cell office:value-type="float" office:value="0.239806">
            <text:p>0.239806</text:p>
          </table:table-cell>
          <table:table-cell table:number-columns-repeated="4"/>
          <table:table-cell office:value-type="float" office:value="415.25">
            <text:p>415.25</text:p>
          </table:table-cell>
          <table:table-cell office:value-type="float" office:value="0.379406">
            <text:p>0.379406</text:p>
          </table:table-cell>
        </table:table-row>
        <table:table-row table:style-name="ro1">
          <table:table-cell/>
          <table:table-cell office:value-type="float" office:value="277.263">
            <text:p>277.263</text:p>
          </table:table-cell>
          <table:table-cell office:value-type="float" office:value="0.046313">
            <text:p>0.046313</text:p>
          </table:table-cell>
          <table:table-cell/>
          <table:table-cell office:value-type="float" office:value="573.939">
            <text:p>573.939</text:p>
          </table:table-cell>
          <table:table-cell office:value-type="float" office:value="0.383403">
            <text:p>0.383403</text:p>
          </table:table-cell>
          <table:table-cell table:number-columns-repeated="4"/>
          <table:table-cell office:value-type="float" office:value="416.287">
            <text:p>416.287</text:p>
          </table:table-cell>
          <table:table-cell office:value-type="float" office:value="0.284436">
            <text:p>0.284436</text:p>
          </table:table-cell>
        </table:table-row>
        <table:table-row table:style-name="ro1">
          <table:table-cell/>
          <table:table-cell office:value-type="float" office:value="277.636">
            <text:p>277.636</text:p>
          </table:table-cell>
          <table:table-cell office:value-type="float" office:value="0.31813">
            <text:p>0.31813</text:p>
          </table:table-cell>
          <table:table-cell/>
          <table:table-cell office:value-type="float" office:value="575.121">
            <text:p>575.121</text:p>
          </table:table-cell>
          <table:table-cell office:value-type="float" office:value="0.323164">
            <text:p>0.323164</text:p>
          </table:table-cell>
          <table:table-cell table:number-columns-repeated="4"/>
          <table:table-cell office:value-type="float" office:value="417.177">
            <text:p>417.177</text:p>
          </table:table-cell>
          <table:table-cell office:value-type="float" office:value="0.24539">
            <text:p>0.24539</text:p>
          </table:table-cell>
        </table:table-row>
        <table:table-row table:style-name="ro1">
          <table:table-cell/>
          <table:table-cell office:value-type="float" office:value="278.282">
            <text:p>278.282</text:p>
          </table:table-cell>
          <table:table-cell office:value-type="float" office:value="0.21745">
            <text:p>0.21745</text:p>
          </table:table-cell>
          <table:table-cell/>
          <table:table-cell office:value-type="float" office:value="576.206">
            <text:p>576.206</text:p>
          </table:table-cell>
          <table:table-cell office:value-type="float" office:value="0.424342">
            <text:p>0.424342</text:p>
          </table:table-cell>
          <table:table-cell table:number-columns-repeated="4"/>
          <table:table-cell office:value-type="float" office:value="417.977">
            <text:p>417.977</text:p>
          </table:table-cell>
          <table:table-cell office:value-type="float" office:value="0.287709">
            <text:p>0.287709</text:p>
          </table:table-cell>
        </table:table-row>
        <table:table-row table:style-name="ro1">
          <table:table-cell/>
          <table:table-cell office:value-type="float" office:value="278.81">
            <text:p>278.81</text:p>
          </table:table-cell>
          <table:table-cell office:value-type="float" office:value="0.180589">
            <text:p>0.180589</text:p>
          </table:table-cell>
          <table:table-cell/>
          <table:table-cell office:value-type="float" office:value="577.372">
            <text:p>577.372</text:p>
          </table:table-cell>
          <table:table-cell office:value-type="float" office:value="0.252337">
            <text:p>0.252337</text:p>
          </table:table-cell>
          <table:table-cell table:number-columns-repeated="4"/>
          <table:table-cell office:value-type="float" office:value="418.902">
            <text:p>418.902</text:p>
          </table:table-cell>
          <table:table-cell office:value-type="float" office:value="0.376789">
            <text:p>0.376789</text:p>
          </table:table-cell>
        </table:table-row>
        <table:table-row table:style-name="ro1">
          <table:table-cell/>
          <table:table-cell office:value-type="float" office:value="279.303">
            <text:p>279.303</text:p>
          </table:table-cell>
          <table:table-cell office:value-type="float" office:value="0.313704">
            <text:p>0.313704</text:p>
          </table:table-cell>
          <table:table-cell/>
          <table:table-cell office:value-type="float" office:value="578.356">
            <text:p>578.356</text:p>
          </table:table-cell>
          <table:table-cell office:value-type="float" office:value="0.305026">
            <text:p>0.305026</text:p>
          </table:table-cell>
          <table:table-cell table:number-columns-repeated="4"/>
          <table:table-cell office:value-type="float" office:value="419.866">
            <text:p>419.866</text:p>
          </table:table-cell>
          <table:table-cell office:value-type="float" office:value="0.160012">
            <text:p>0.160012</text:p>
          </table:table-cell>
        </table:table-row>
        <table:table-row table:style-name="ro1">
          <table:table-cell/>
          <table:table-cell office:value-type="float" office:value="279.957">
            <text:p>279.957</text:p>
          </table:table-cell>
          <table:table-cell office:value-type="float" office:value="0.107744">
            <text:p>0.107744</text:p>
          </table:table-cell>
          <table:table-cell/>
          <table:table-cell office:value-type="float" office:value="579.719">
            <text:p>579.719</text:p>
          </table:table-cell>
          <table:table-cell office:value-type="float" office:value="0.08167">
            <text:p>0.08167</text:p>
          </table:table-cell>
          <table:table-cell table:number-columns-repeated="4"/>
          <table:table-cell office:value-type="float" office:value="420.618">
            <text:p>420.618</text:p>
          </table:table-cell>
          <table:table-cell office:value-type="float" office:value="0.245219">
            <text:p>0.245219</text:p>
          </table:table-cell>
        </table:table-row>
        <table:table-row table:style-name="ro1">
          <table:table-cell/>
          <table:table-cell office:value-type="float" office:value="280.368">
            <text:p>280.368</text:p>
          </table:table-cell>
          <table:table-cell office:value-type="float" office:value="0.161435">
            <text:p>0.161435</text:p>
          </table:table-cell>
          <table:table-cell table:number-columns-repeated="7"/>
          <table:table-cell office:value-type="float" office:value="421.454">
            <text:p>421.454</text:p>
          </table:table-cell>
          <table:table-cell office:value-type="float" office:value="0.249346">
            <text:p>0.249346</text:p>
          </table:table-cell>
        </table:table-row>
        <table:table-row table:style-name="ro1">
          <table:table-cell/>
          <table:table-cell office:value-type="float" office:value="280.836">
            <text:p>280.836</text:p>
          </table:table-cell>
          <table:table-cell office:value-type="float" office:value="0.150217">
            <text:p>0.150217</text:p>
          </table:table-cell>
          <table:table-cell table:number-columns-repeated="2"/>
          <table:table-cell office:value-type="float" office:value="579.719">
            <text:p>579.719</text:p>
          </table:table-cell>
          <table:table-cell table:number-columns-repeated="4"/>
          <table:table-cell office:value-type="float" office:value="422.367">
            <text:p>422.367</text:p>
          </table:table-cell>
          <table:table-cell office:value-type="float" office:value="0.813167">
            <text:p>0.813167</text:p>
          </table:table-cell>
        </table:table-row>
        <table:table-row table:style-name="ro1">
          <table:table-cell/>
          <table:table-cell office:value-type="float" office:value="281.302">
            <text:p>281.302</text:p>
          </table:table-cell>
          <table:table-cell office:value-type="float" office:value="0.309316">
            <text:p>0.309316</text:p>
          </table:table-cell>
          <table:table-cell table:number-columns-repeated="2"/>
          <table:table-cell office:value-type="float" office:value="415.822293">
            <text:p>415.822293</text:p>
          </table:table-cell>
          <table:table-cell table:number-columns-repeated="4"/>
          <table:table-cell office:value-type="float" office:value="423.751">
            <text:p>423.751</text:p>
          </table:table-cell>
          <table:table-cell office:value-type="float" office:value="2.266101">
            <text:p>2.266101</text:p>
          </table:table-cell>
        </table:table-row>
        <table:table-row table:style-name="ro1">
          <table:table-cell/>
          <table:table-cell office:value-type="float" office:value="281.965">
            <text:p>281.965</text:p>
          </table:table-cell>
          <table:table-cell office:value-type="float" office:value="0.378525">
            <text:p>0.378525</text:p>
          </table:table-cell>
          <table:table-cell table:number-columns-repeated="2"/>
          <table:table-cell office:value-type="float" office:value="1241.2605761194">
            <text:p>1241.2605761194</text:p>
          </table:table-cell>
          <table:table-cell table:number-columns-repeated="4"/>
          <table:table-cell office:value-type="float" office:value="426.017">
            <text:p>426.017</text:p>
          </table:table-cell>
          <table:table-cell office:value-type="float" office:value="10.457344">
            <text:p>10.457344</text:p>
          </table:table-cell>
        </table:table-row>
        <table:table-row table:style-name="ro1">
          <table:table-cell/>
          <table:table-cell office:value-type="float" office:value="282.689">
            <text:p>282.689</text:p>
          </table:table-cell>
          <table:table-cell office:value-type="float" office:value="0.146374">
            <text:p>0.146374</text:p>
          </table:table-cell>
          <table:table-cell/>
          <table:table-cell office:value-type="float" office:value="323">
            <text:p>323</text:p>
          </table:table-cell>
          <table:table-cell office:value-type="float" office:value="335">
            <text:p>335</text:p>
          </table:table-cell>
          <table:table-cell table:number-columns-repeated="4"/>
          <table:table-cell office:value-type="float" office:value="436.912">
            <text:p>436.912</text:p>
          </table:table-cell>
          <table:table-cell office:value-type="float" office:value="0.742758">
            <text:p>0.742758</text:p>
          </table:table-cell>
        </table:table-row>
        <table:table-row table:style-name="ro1">
          <table:table-cell/>
          <table:table-cell office:value-type="float" office:value="283.177">
            <text:p>283.177</text:p>
          </table:table-cell>
          <table:table-cell office:value-type="float" office:value="0.243899">
            <text:p>0.243899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4"/>
          <table:table-cell office:value-type="float" office:value="438.02">
            <text:p>438.02</text:p>
          </table:table-cell>
          <table:table-cell office:value-type="float" office:value="1.173128">
            <text:p>1.173128</text:p>
          </table:table-cell>
        </table:table-row>
        <table:table-row table:style-name="ro1">
          <table:table-cell/>
          <table:table-cell office:value-type="float" office:value="283.767">
            <text:p>283.767</text:p>
          </table:table-cell>
          <table:table-cell office:value-type="float" office:value="0.242043">
            <text:p>0.242043</text:p>
          </table:table-cell>
          <table:table-cell table:number-columns-repeated="7"/>
          <table:table-cell office:value-type="float" office:value="439.565">
            <text:p>439.565</text:p>
          </table:table-cell>
          <table:table-cell office:value-type="float" office:value="0.636791">
            <text:p>0.636791</text:p>
          </table:table-cell>
        </table:table-row>
        <table:table-row table:style-name="ro1">
          <table:table-cell/>
          <table:table-cell office:value-type="float" office:value="284.32">
            <text:p>284.32</text:p>
          </table:table-cell>
          <table:table-cell office:value-type="float" office:value="0.708922">
            <text:p>0.708922</text:p>
          </table:table-cell>
          <table:table-cell table:number-columns-repeated="7"/>
          <table:table-cell office:value-type="float" office:value="440.609">
            <text:p>440.609</text:p>
          </table:table-cell>
          <table:table-cell office:value-type="float" office:value="0.296214">
            <text:p>0.296214</text:p>
          </table:table-cell>
        </table:table-row>
        <table:table-row table:style-name="ro1">
          <table:table-cell/>
          <table:table-cell office:value-type="float" office:value="285.036">
            <text:p>285.036</text:p>
          </table:table-cell>
          <table:table-cell office:value-type="float" office:value="0.042311">
            <text:p>0.042311</text:p>
          </table:table-cell>
          <table:table-cell table:number-columns-repeated="7"/>
          <table:table-cell office:value-type="float" office:value="441.259">
            <text:p>441.259</text:p>
          </table:table-cell>
          <table:table-cell office:value-type="float" office:value="0.266933">
            <text:p>0.266933</text:p>
          </table:table-cell>
        </table:table-row>
        <table:table-row table:style-name="ro1">
          <table:table-cell/>
          <table:table-cell office:value-type="float" office:value="285.461">
            <text:p>285.461</text:p>
          </table:table-cell>
          <table:table-cell office:value-type="float" office:value="1.001916">
            <text:p>1.001916</text:p>
          </table:table-cell>
          <table:table-cell table:number-columns-repeated="7"/>
          <table:table-cell office:value-type="float" office:value="441.946">
            <text:p>441.946</text:p>
          </table:table-cell>
          <table:table-cell office:value-type="float" office:value="0.228377">
            <text:p>0.228377</text:p>
          </table:table-cell>
        </table:table-row>
        <table:table-row table:style-name="ro1">
          <table:table-cell/>
          <table:table-cell office:value-type="float" office:value="286.97">
            <text:p>286.97</text:p>
          </table:table-cell>
          <table:table-cell office:value-type="float" office:value="0.887667">
            <text:p>0.887667</text:p>
          </table:table-cell>
          <table:table-cell table:number-columns-repeated="7"/>
          <table:table-cell office:value-type="float" office:value="442.566">
            <text:p>442.566</text:p>
          </table:table-cell>
          <table:table-cell office:value-type="float" office:value="0.194778">
            <text:p>0.194778</text:p>
          </table:table-cell>
        </table:table-row>
        <table:table-row table:style-name="ro1">
          <table:table-cell/>
          <table:table-cell office:value-type="float" office:value="288.332">
            <text:p>288.332</text:p>
          </table:table-cell>
          <table:table-cell office:value-type="float" office:value="0.873314">
            <text:p>0.873314</text:p>
          </table:table-cell>
          <table:table-cell table:number-columns-repeated="7"/>
          <table:table-cell office:value-type="float" office:value="443.145">
            <text:p>443.145</text:p>
          </table:table-cell>
          <table:table-cell office:value-type="float" office:value="0.85299">
            <text:p>0.85299</text:p>
          </table:table-cell>
        </table:table-row>
        <table:table-row table:style-name="ro1">
          <table:table-cell/>
          <table:table-cell office:value-type="float" office:value="289.569">
            <text:p>289.569</text:p>
          </table:table-cell>
          <table:table-cell office:value-type="float" office:value="0.921557">
            <text:p>0.921557</text:p>
          </table:table-cell>
          <table:table-cell table:number-columns-repeated="7"/>
          <table:table-cell office:value-type="float" office:value="444.395">
            <text:p>444.395</text:p>
          </table:table-cell>
          <table:table-cell office:value-type="float" office:value="1.15092">
            <text:p>1.15092</text:p>
          </table:table-cell>
        </table:table-row>
        <table:table-row table:style-name="ro1">
          <table:table-cell/>
          <table:table-cell office:value-type="float" office:value="290.884">
            <text:p>290.884</text:p>
          </table:table-cell>
          <table:table-cell office:value-type="float" office:value="1.347048">
            <text:p>1.347048</text:p>
          </table:table-cell>
          <table:table-cell table:number-columns-repeated="7"/>
          <table:table-cell office:value-type="float" office:value="446.074">
            <text:p>446.074</text:p>
          </table:table-cell>
          <table:table-cell office:value-type="float" office:value="1.225465">
            <text:p>1.225465</text:p>
          </table:table-cell>
        </table:table-row>
        <table:table-row table:style-name="ro1">
          <table:table-cell/>
          <table:table-cell table:style-name="ce1" office:value-type="float" office:value="294.812">
            <text:p>294.812</text:p>
          </table:table-cell>
          <table:table-cell table:style-name="ce1" office:value-type="float" office:value="5.509522">
            <text:p>5.509522</text:p>
          </table:table-cell>
          <table:table-cell table:number-columns-repeated="7"/>
          <table:table-cell office:value-type="float" office:value="447.69">
            <text:p>447.69</text:p>
          </table:table-cell>
          <table:table-cell office:value-type="float" office:value="0.861271">
            <text:p>0.861271</text:p>
          </table:table-cell>
        </table:table-row>
        <table:table-row table:style-name="ro1">
          <table:table-cell/>
          <table:table-cell office:value-type="float" office:value="300.668">
            <text:p>300.668</text:p>
          </table:table-cell>
          <table:table-cell office:value-type="float" office:value="0.32062">
            <text:p>0.32062</text:p>
          </table:table-cell>
          <table:table-cell table:number-columns-repeated="7"/>
          <table:table-cell office:value-type="float" office:value="449.037">
            <text:p>449.037</text:p>
          </table:table-cell>
          <table:table-cell office:value-type="float" office:value="0.285345">
            <text:p>0.285345</text:p>
          </table:table-cell>
        </table:table-row>
        <table:table-row table:style-name="ro1">
          <table:table-cell/>
          <table:table-cell office:value-type="float" office:value="301.294">
            <text:p>301.294</text:p>
          </table:table-cell>
          <table:table-cell office:value-type="float" office:value="0.889245">
            <text:p>0.889245</text:p>
          </table:table-cell>
          <table:table-cell table:number-columns-repeated="7"/>
          <table:table-cell office:value-type="float" office:value="449.72">
            <text:p>449.72</text:p>
          </table:table-cell>
          <table:table-cell office:value-type="float" office:value="0.333046">
            <text:p>0.333046</text:p>
          </table:table-cell>
        </table:table-row>
        <table:table-row table:style-name="ro1">
          <table:table-cell/>
          <table:table-cell office:value-type="float" office:value="302.529">
            <text:p>302.529</text:p>
          </table:table-cell>
          <table:table-cell office:value-type="float" office:value="0.367479">
            <text:p>0.367479</text:p>
          </table:table-cell>
          <table:table-cell table:number-columns-repeated="7"/>
          <table:table-cell office:value-type="float" office:value="450.43">
            <text:p>450.43</text:p>
          </table:table-cell>
          <table:table-cell office:value-type="float" office:value="0.317512">
            <text:p>0.317512</text:p>
          </table:table-cell>
        </table:table-row>
        <table:table-row table:style-name="ro1">
          <table:table-cell/>
          <table:table-cell office:value-type="float" office:value="303.208">
            <text:p>303.208</text:p>
          </table:table-cell>
          <table:table-cell office:value-type="float" office:value="0.079198">
            <text:p>0.079198</text:p>
          </table:table-cell>
          <table:table-cell table:number-columns-repeated="7"/>
          <table:table-cell office:value-type="float" office:value="451.221">
            <text:p>451.221</text:p>
          </table:table-cell>
          <table:table-cell office:value-type="float" office:value="0.220986">
            <text:p>0.220986</text:p>
          </table:table-cell>
        </table:table-row>
        <table:table-row table:style-name="ro1">
          <table:table-cell/>
          <table:table-cell office:value-type="float" office:value="303.578">
            <text:p>303.578</text:p>
          </table:table-cell>
          <table:table-cell office:value-type="float" office:value="0.138558">
            <text:p>0.138558</text:p>
          </table:table-cell>
          <table:table-cell table:number-columns-repeated="7"/>
          <table:table-cell office:value-type="float" office:value="451.895">
            <text:p>451.895</text:p>
          </table:table-cell>
          <table:table-cell office:value-type="float" office:value="0.324398">
            <text:p>0.324398</text:p>
          </table:table-cell>
        </table:table-row>
        <table:table-row table:style-name="ro1">
          <table:table-cell/>
          <table:table-cell office:value-type="float" office:value="304.041">
            <text:p>304.041</text:p>
          </table:table-cell>
          <table:table-cell office:value-type="float" office:value="0.088613">
            <text:p>0.088613</text:p>
          </table:table-cell>
          <table:table-cell table:number-columns-repeated="7"/>
          <table:table-cell office:value-type="float" office:value="452.757">
            <text:p>452.757</text:p>
          </table:table-cell>
          <table:table-cell office:value-type="float" office:value="0.271725">
            <text:p>0.271725</text:p>
          </table:table-cell>
        </table:table-row>
        <table:table-row table:style-name="ro1">
          <table:table-cell/>
          <table:table-cell office:value-type="float" office:value="304.469">
            <text:p>304.469</text:p>
          </table:table-cell>
          <table:table-cell office:value-type="float" office:value="0.16328">
            <text:p>0.16328</text:p>
          </table:table-cell>
          <table:table-cell table:number-columns-repeated="7"/>
          <table:table-cell office:value-type="float" office:value="453.454">
            <text:p>453.454</text:p>
          </table:table-cell>
          <table:table-cell office:value-type="float" office:value="0.316473">
            <text:p>0.316473</text:p>
          </table:table-cell>
        </table:table-row>
        <table:table-row table:style-name="ro1">
          <table:table-cell/>
          <table:table-cell office:value-type="float" office:value="304.952">
            <text:p>304.952</text:p>
          </table:table-cell>
          <table:table-cell office:value-type="float" office:value="0.293723">
            <text:p>0.293723</text:p>
          </table:table-cell>
          <table:table-cell table:number-columns-repeated="7"/>
          <table:table-cell office:value-type="float" office:value="454.34">
            <text:p>454.34</text:p>
          </table:table-cell>
          <table:table-cell office:value-type="float" office:value="0.169595">
            <text:p>0.169595</text:p>
          </table:table-cell>
        </table:table-row>
        <table:table-row table:style-name="ro1">
          <table:table-cell/>
          <table:table-cell office:value-type="float" office:value="305.565">
            <text:p>305.565</text:p>
          </table:table-cell>
          <table:table-cell office:value-type="float" office:value="0.095722">
            <text:p>0.095722</text:p>
          </table:table-cell>
          <table:table-cell table:number-columns-repeated="7"/>
          <table:table-cell office:value-type="float" office:value="455.072">
            <text:p>455.072</text:p>
          </table:table-cell>
          <table:table-cell office:value-type="float" office:value="0.217333">
            <text:p>0.217333</text:p>
          </table:table-cell>
        </table:table-row>
        <table:table-row table:style-name="ro1">
          <table:table-cell/>
          <table:table-cell office:value-type="float" office:value="305.991">
            <text:p>305.991</text:p>
          </table:table-cell>
          <table:table-cell office:value-type="float" office:value="0.167038">
            <text:p>0.167038</text:p>
          </table:table-cell>
          <table:table-cell table:number-columns-repeated="7"/>
          <table:table-cell office:value-type="float" office:value="455.854">
            <text:p>455.854</text:p>
          </table:table-cell>
          <table:table-cell office:value-type="float" office:value="0.29655">
            <text:p>0.29655</text:p>
          </table:table-cell>
        </table:table-row>
        <table:table-row table:style-name="ro1">
          <table:table-cell/>
          <table:table-cell office:value-type="float" office:value="306.498">
            <text:p>306.498</text:p>
          </table:table-cell>
          <table:table-cell office:value-type="float" office:value="0.140916">
            <text:p>0.140916</text:p>
          </table:table-cell>
          <table:table-cell table:number-columns-repeated="7"/>
          <table:table-cell office:value-type="float" office:value="456.832">
            <text:p>456.832</text:p>
          </table:table-cell>
          <table:table-cell office:value-type="float" office:value="0.279142">
            <text:p>0.279142</text:p>
          </table:table-cell>
        </table:table-row>
        <table:table-row table:style-name="ro1">
          <table:table-cell/>
          <table:table-cell office:value-type="float" office:value="306.959">
            <text:p>306.959</text:p>
          </table:table-cell>
          <table:table-cell office:value-type="float" office:value="0.271769">
            <text:p>0.271769</text:p>
          </table:table-cell>
          <table:table-cell table:number-columns-repeated="7"/>
          <table:table-cell office:value-type="float" office:value="457.666">
            <text:p>457.666</text:p>
          </table:table-cell>
          <table:table-cell office:value-type="float" office:value="0.204689">
            <text:p>0.204689</text:p>
          </table:table-cell>
        </table:table-row>
        <table:table-row table:style-name="ro1">
          <table:table-cell/>
          <table:table-cell office:value-type="float" office:value="307.529">
            <text:p>307.529</text:p>
          </table:table-cell>
          <table:table-cell office:value-type="float" office:value="0.109315">
            <text:p>0.109315</text:p>
          </table:table-cell>
          <table:table-cell table:number-columns-repeated="7"/>
          <table:table-cell office:value-type="float" office:value="458.48">
            <text:p>458.48</text:p>
          </table:table-cell>
          <table:table-cell office:value-type="float" office:value="0.247794">
            <text:p>0.247794</text:p>
          </table:table-cell>
        </table:table-row>
        <table:table-row table:style-name="ro1">
          <table:table-cell/>
          <table:table-cell office:value-type="float" office:value="307.962">
            <text:p>307.962</text:p>
          </table:table-cell>
          <table:table-cell office:value-type="float" office:value="0.162194">
            <text:p>0.162194</text:p>
          </table:table-cell>
          <table:table-cell table:number-columns-repeated="7"/>
          <table:table-cell office:value-type="float" office:value="459.306">
            <text:p>459.306</text:p>
          </table:table-cell>
          <table:table-cell office:value-type="float" office:value="0.261378">
            <text:p>0.261378</text:p>
          </table:table-cell>
        </table:table-row>
        <table:table-row table:style-name="ro1">
          <table:table-cell/>
          <table:table-cell office:value-type="float" office:value="308.457">
            <text:p>308.457</text:p>
          </table:table-cell>
          <table:table-cell office:value-type="float" office:value="0.346386">
            <text:p>0.346386</text:p>
          </table:table-cell>
          <table:table-cell table:number-columns-repeated="7"/>
          <table:table-cell office:value-type="float" office:value="460.235">
            <text:p>460.235</text:p>
          </table:table-cell>
          <table:table-cell office:value-type="float" office:value="0.165441">
            <text:p>0.165441</text:p>
          </table:table-cell>
        </table:table-row>
        <table:table-row table:style-name="ro1">
          <table:table-cell/>
          <table:table-cell office:value-type="float" office:value="309.122">
            <text:p>309.122</text:p>
          </table:table-cell>
          <table:table-cell office:value-type="float" office:value="0.236578">
            <text:p>0.236578</text:p>
          </table:table-cell>
          <table:table-cell table:number-columns-repeated="7"/>
          <table:table-cell office:value-type="float" office:value="461.135">
            <text:p>461.135</text:p>
          </table:table-cell>
          <table:table-cell office:value-type="float" office:value="0.205288">
            <text:p>0.205288</text:p>
          </table:table-cell>
        </table:table-row>
        <table:table-row table:style-name="ro1">
          <table:table-cell/>
          <table:table-cell office:value-type="float" office:value="309.671">
            <text:p>309.671</text:p>
          </table:table-cell>
          <table:table-cell office:value-type="float" office:value="0.408682">
            <text:p>0.408682</text:p>
          </table:table-cell>
          <table:table-cell table:number-columns-repeated="7"/>
          <table:table-cell office:value-type="float" office:value="461.921">
            <text:p>461.921</text:p>
          </table:table-cell>
          <table:table-cell office:value-type="float" office:value="0.044155">
            <text:p>0.044155</text:p>
          </table:table-cell>
        </table:table-row>
        <table:table-row table:style-name="ro1">
          <table:table-cell/>
          <table:table-cell office:value-type="float" office:value="310.413">
            <text:p>310.413</text:p>
          </table:table-cell>
          <table:table-cell office:value-type="float" office:value="0.156006">
            <text:p>0.156006</text:p>
          </table:table-cell>
          <table:table-cell table:number-columns-repeated="7"/>
          <table:table-cell office:value-type="float" office:value="462.629">
            <text:p>462.629</text:p>
          </table:table-cell>
          <table:table-cell office:value-type="float" office:value="0.085885">
            <text:p>0.085885</text:p>
          </table:table-cell>
        </table:table-row>
        <table:table-row table:style-name="ro1">
          <table:table-cell/>
          <table:table-cell office:value-type="float" office:value="310.884">
            <text:p>310.884</text:p>
          </table:table-cell>
          <table:table-cell office:value-type="float" office:value="0.162209">
            <text:p>0.162209</text:p>
          </table:table-cell>
          <table:table-cell table:number-columns-repeated="9"/>
        </table:table-row>
        <table:table-row table:style-name="ro1">
          <table:table-cell/>
          <table:table-cell office:value-type="float" office:value="311.365">
            <text:p>311.365</text:p>
          </table:table-cell>
          <table:table-cell office:value-type="float" office:value="0.206245">
            <text:p>0.206245</text:p>
          </table:table-cell>
          <table:table-cell table:number-columns-repeated="8"/>
          <table:table-cell office:value-type="float" office:value="462.629">
            <text:p>462.629</text:p>
          </table:table-cell>
        </table:table-row>
        <table:table-row table:style-name="ro1">
          <table:table-cell/>
          <table:table-cell office:value-type="float" office:value="311.873">
            <text:p>311.873</text:p>
          </table:table-cell>
          <table:table-cell office:value-type="float" office:value="0.377124">
            <text:p>0.377124</text:p>
          </table:table-cell>
          <table:table-cell table:number-columns-repeated="8"/>
          <table:table-cell office:value-type="float" office:value="312.419481">
            <text:p>312.419481</text:p>
          </table:table-cell>
        </table:table-row>
        <table:table-row table:style-name="ro1">
          <table:table-cell/>
          <table:table-cell office:value-type="float" office:value="312.594">
            <text:p>312.594</text:p>
          </table:table-cell>
          <table:table-cell office:value-type="float" office:value="0.185294">
            <text:p>0.185294</text:p>
          </table:table-cell>
          <table:table-cell table:number-columns-repeated="8"/>
          <table:table-cell office:value-type="float" office:value="848.96598097826">
            <text:p>848.9659809783</text:p>
          </table:table-cell>
        </table:table-row>
        <table:table-row table:style-name="ro1">
          <table:table-cell/>
          <table:table-cell office:value-type="float" office:value="313.089">
            <text:p>313.089</text:p>
          </table:table-cell>
          <table:table-cell office:value-type="float" office:value="0.107405">
            <text:p>0.107405</text:p>
          </table:table-cell>
          <table:table-cell table:number-columns-repeated="7"/>
          <table:table-cell office:value-type="float" office:value="352">
            <text:p>352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/>
          <table:table-cell office:value-type="float" office:value="313.52">
            <text:p>313.52</text:p>
          </table:table-cell>
          <table:table-cell office:value-type="float" office:value="0.373835">
            <text:p>0.373835</text:p>
          </table:table-cell>
          <table:table-cell table:number-columns-repeated="8"/>
          <table:table-cell office:value-type="float" office:value="160">
            <text:p>160</text:p>
          </table:table-cell>
        </table:table-row>
        <table:table-row table:style-name="ro1">
          <table:table-cell/>
          <table:table-cell office:value-type="float" office:value="314.216">
            <text:p>314.216</text:p>
          </table:table-cell>
          <table:table-cell office:value-type="float" office:value="0.192144">
            <text:p>0.1921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14.743">
            <text:p>314.743</text:p>
          </table:table-cell>
          <table:table-cell office:value-type="float" office:value="0.335923">
            <text:p>0.3359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315.414">
            <text:p>315.414</text:p>
          </table:table-cell>
          <table:table-cell office:value-type="float" office:value="0.233536">
            <text:p>0.2335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15.978">
            <text:p>315.978</text:p>
          </table:table-cell>
          <table:table-cell office:value-type="float" office:value="0.205564">
            <text:p>0.2055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16.513">
            <text:p>316.513</text:p>
          </table:table-cell>
          <table:table-cell office:value-type="float" office:value="0.344074">
            <text:p>0.34407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17.169">
            <text:p>317.169</text:p>
          </table:table-cell>
          <table:table-cell office:value-type="float" office:value="0.282205">
            <text:p>0.2822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17.761">
            <text:p>317.761</text:p>
          </table:table-cell>
          <table:table-cell office:value-type="float" office:value="0.132073">
            <text:p>0.1320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318.192">
            <text:p>318.192</text:p>
          </table:table-cell>
          <table:table-cell office:value-type="float" office:value="0.172552">
            <text:p>0.1725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18.685">
            <text:p>318.685</text:p>
          </table:table-cell>
          <table:table-cell office:value-type="float" office:value="0.411503">
            <text:p>0.4115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319.408">
            <text:p>319.408</text:p>
          </table:table-cell>
          <table:table-cell office:value-type="float" office:value="0.872192">
            <text:p>0.8721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0.31">
            <text:p>320.31</text:p>
          </table:table-cell>
          <table:table-cell office:value-type="float" office:value="0.054671">
            <text:p>0.0546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0.74">
            <text:p>320.74</text:p>
          </table:table-cell>
          <table:table-cell office:value-type="float" office:value="1.805486">
            <text:p>1.8054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2.892">
            <text:p>322.892</text:p>
          </table:table-cell>
          <table:table-cell office:value-type="float" office:value="1.632897">
            <text:p>1.632897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325.948">
            <text:p>325.948</text:p>
          </table:table-cell>
          <table:table-cell table:style-name="ce1" office:value-type="float" office:value="4.754685">
            <text:p>4.7546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31.22">
            <text:p>331.22</text:p>
          </table:table-cell>
          <table:table-cell office:value-type="float" office:value="1.202507">
            <text:p>1.2025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32.791">
            <text:p>332.791</text:p>
          </table:table-cell>
          <table:table-cell office:value-type="float" office:value="0.755939">
            <text:p>0.755939</text:p>
          </table:table-cell>
          <table:table-cell table:number-columns-repeated="9"/>
        </table:table-row>
        <table:table-row table:style-name="ro1">
          <table:table-cell/>
          <table:table-cell office:value-type="float" office:value="333.583">
            <text:p>333.583</text:p>
          </table:table-cell>
          <table:table-cell office:value-type="float" office:value="0.073455">
            <text:p>0.0734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34.029">
            <text:p>334.029</text:p>
          </table:table-cell>
          <table:table-cell office:value-type="float" office:value="0.29985">
            <text:p>0.299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34.849">
            <text:p>334.849</text:p>
          </table:table-cell>
          <table:table-cell office:value-type="float" office:value="0.437263">
            <text:p>0.4372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335.979">
            <text:p>335.979</text:p>
          </table:table-cell>
          <table:table-cell office:value-type="float" office:value="0.307662">
            <text:p>0.3076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37.001">
            <text:p>337.001</text:p>
          </table:table-cell>
          <table:table-cell office:value-type="float" office:value="0.291497">
            <text:p>0.2914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37.934">
            <text:p>337.934</text:p>
          </table:table-cell>
          <table:table-cell office:value-type="float" office:value="0.177921">
            <text:p>0.1779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38.689">
            <text:p>338.689</text:p>
          </table:table-cell>
          <table:table-cell office:value-type="float" office:value="0.175721">
            <text:p>0.1757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39.559">
            <text:p>339.559</text:p>
          </table:table-cell>
          <table:table-cell office:value-type="float" office:value="0.256577">
            <text:p>0.2565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0.302">
            <text:p>340.302</text:p>
          </table:table-cell>
          <table:table-cell office:value-type="float" office:value="0.360831">
            <text:p>0.3608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1.07">
            <text:p>341.07</text:p>
          </table:table-cell>
          <table:table-cell office:value-type="float" office:value="0.241216">
            <text:p>0.2412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1.654">
            <text:p>341.654</text:p>
          </table:table-cell>
          <table:table-cell office:value-type="float" office:value="0.482787">
            <text:p>0.4827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2.529">
            <text:p>342.529</text:p>
          </table:table-cell>
          <table:table-cell office:value-type="float" office:value="0.601614">
            <text:p>0.6016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3.71">
            <text:p>343.71</text:p>
          </table:table-cell>
          <table:table-cell office:value-type="float" office:value="0.430074">
            <text:p>0.43007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4.595">
            <text:p>344.595</text:p>
          </table:table-cell>
          <table:table-cell office:value-type="float" office:value="0.264104">
            <text:p>0.2641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5.257">
            <text:p>345.257</text:p>
          </table:table-cell>
          <table:table-cell office:value-type="float" office:value="0.275031">
            <text:p>0.2750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5.98">
            <text:p>345.98</text:p>
          </table:table-cell>
          <table:table-cell office:value-type="float" office:value="0.389921">
            <text:p>0.3899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6.804">
            <text:p>346.804</text:p>
          </table:table-cell>
          <table:table-cell office:value-type="float" office:value="0.349176">
            <text:p>0.3491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7.582">
            <text:p>347.582</text:p>
          </table:table-cell>
          <table:table-cell office:value-type="float" office:value="0.494344">
            <text:p>0.4943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8.505">
            <text:p>348.505</text:p>
          </table:table-cell>
          <table:table-cell office:value-type="float" office:value="0.184983">
            <text:p>0.1849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9.101">
            <text:p>349.101</text:p>
          </table:table-cell>
          <table:table-cell office:value-type="float" office:value="0.149072">
            <text:p>0.1490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9.658">
            <text:p>349.658</text:p>
          </table:table-cell>
          <table:table-cell office:value-type="float" office:value="0.343333">
            <text:p>0.3433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0.408">
            <text:p>350.408</text:p>
          </table:table-cell>
          <table:table-cell office:value-type="float" office:value="0.240008">
            <text:p>0.2400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0.716">
            <text:p>350.716</text:p>
          </table:table-cell>
          <table:table-cell office:value-type="float" office:value="0.09588">
            <text:p>0.095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1.173">
            <text:p>351.173</text:p>
          </table:table-cell>
          <table:table-cell office:value-type="float" office:value="0.446363">
            <text:p>0.4463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2.103">
            <text:p>352.103</text:p>
          </table:table-cell>
          <table:table-cell office:value-type="float" office:value="0.368404">
            <text:p>0.3684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2.946">
            <text:p>352.946</text:p>
          </table:table-cell>
          <table:table-cell office:value-type="float" office:value="0.286083">
            <text:p>0.2860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3.615">
            <text:p>353.615</text:p>
          </table:table-cell>
          <table:table-cell office:value-type="float" office:value="0.71112">
            <text:p>0.711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4.783">
            <text:p>354.783</text:p>
          </table:table-cell>
          <table:table-cell office:value-type="float" office:value="0.180761">
            <text:p>0.18076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5.446">
            <text:p>355.446</text:p>
          </table:table-cell>
          <table:table-cell office:value-type="float" office:value="0.172681">
            <text:p>0.1726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6.061">
            <text:p>356.061</text:p>
          </table:table-cell>
          <table:table-cell office:value-type="float" office:value="0.25782">
            <text:p>0.257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6.873">
            <text:p>356.873</text:p>
          </table:table-cell>
          <table:table-cell office:value-type="float" office:value="0.17699">
            <text:p>0.176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7.511">
            <text:p>357.511</text:p>
          </table:table-cell>
          <table:table-cell office:value-type="float" office:value="0.437689">
            <text:p>0.4376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8.301">
            <text:p>358.301</text:p>
          </table:table-cell>
          <table:table-cell office:value-type="float" office:value="1.269367">
            <text:p>1.2693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9.616">
            <text:p>359.616</text:p>
          </table:table-cell>
          <table:table-cell office:value-type="float" office:value="0.065473">
            <text:p>0.0654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360.1">
            <text:p>360.1</text:p>
          </table:table-cell>
          <table:table-cell office:value-type="float" office:value="1.227036">
            <text:p>1.2270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61.83">
            <text:p>361.83</text:p>
          </table:table-cell>
          <table:table-cell office:value-type="float" office:value="1.09884">
            <text:p>1.098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63.423">
            <text:p>363.423</text:p>
          </table:table-cell>
          <table:table-cell office:value-type="float" office:value="0.638911">
            <text:p>0.6389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64.512">
            <text:p>364.512</text:p>
          </table:table-cell>
          <table:table-cell office:value-type="float" office:value="1.77987">
            <text:p>1.779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66.765">
            <text:p>366.765</text:p>
          </table:table-cell>
          <table:table-cell office:value-type="float" office:value="2.215979">
            <text:p>2.215979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372.272">
            <text:p>372.272</text:p>
          </table:table-cell>
          <table:table-cell table:style-name="ce1" office:value-type="float" office:value="5.498151">
            <text:p>5.4981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78.218">
            <text:p>378.218</text:p>
          </table:table-cell>
          <table:table-cell office:value-type="float" office:value="0.385611">
            <text:p>0.3856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78.959">
            <text:p>378.959</text:p>
          </table:table-cell>
          <table:table-cell office:value-type="float" office:value="0.686075">
            <text:p>0.6860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0.121">
            <text:p>380.121</text:p>
          </table:table-cell>
          <table:table-cell office:value-type="float" office:value="0.416273">
            <text:p>0.4162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0.943">
            <text:p>380.943</text:p>
          </table:table-cell>
          <table:table-cell office:value-type="float" office:value="0.36707">
            <text:p>0.367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1.673">
            <text:p>381.673</text:p>
          </table:table-cell>
          <table:table-cell office:value-type="float" office:value="0.302673">
            <text:p>0.3026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2.348">
            <text:p>382.348</text:p>
          </table:table-cell>
          <table:table-cell office:value-type="float" office:value="0.283652">
            <text:p>0.2836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3.154">
            <text:p>383.154</text:p>
          </table:table-cell>
          <table:table-cell office:value-type="float" office:value="0.277555">
            <text:p>0.277555</text:p>
          </table:table-cell>
          <table:table-cell table:number-columns-repeated="6"/>
          <table:table-cell/>
          <table:table-cell table:number-columns-repeated="2"/>
        </table:table-row>
        <table:table-row table:style-name="ro1">
          <table:table-cell/>
          <table:table-cell office:value-type="float" office:value="383.815">
            <text:p>383.815</text:p>
          </table:table-cell>
          <table:table-cell office:value-type="float" office:value="0.292466">
            <text:p>0.2924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4.496">
            <text:p>384.496</text:p>
          </table:table-cell>
          <table:table-cell office:value-type="float" office:value="0.230627">
            <text:p>0.2306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5.075">
            <text:p>385.075</text:p>
          </table:table-cell>
          <table:table-cell office:value-type="float" office:value="0.386345">
            <text:p>0.3863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5.817">
            <text:p>385.817</text:p>
          </table:table-cell>
          <table:table-cell office:value-type="float" office:value="0.27164">
            <text:p>0.271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6.478">
            <text:p>386.478</text:p>
          </table:table-cell>
          <table:table-cell office:value-type="float" office:value="0.222416">
            <text:p>0.2224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7.064">
            <text:p>387.064</text:p>
          </table:table-cell>
          <table:table-cell office:value-type="float" office:value="0.43361">
            <text:p>0.4336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7.877">
            <text:p>387.877</text:p>
          </table:table-cell>
          <table:table-cell office:value-type="float" office:value="0.154946">
            <text:p>0.1549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8.515">
            <text:p>388.515</text:p>
          </table:table-cell>
          <table:table-cell office:value-type="float" office:value="0.282764">
            <text:p>0.2827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9.218">
            <text:p>389.218</text:p>
          </table:table-cell>
          <table:table-cell office:value-type="float" office:value="0.227765">
            <text:p>0.2277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9.803">
            <text:p>389.803</text:p>
          </table:table-cell>
          <table:table-cell office:value-type="float" office:value="0.17322">
            <text:p>0.173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90.329">
            <text:p>390.329</text:p>
          </table:table-cell>
          <table:table-cell office:value-type="float" office:value="0.308846">
            <text:p>0.3088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91.035">
            <text:p>391.035</text:p>
          </table:table-cell>
          <table:table-cell office:value-type="float" office:value="0.263682">
            <text:p>0.2636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91.662">
            <text:p>391.662</text:p>
          </table:table-cell>
          <table:table-cell office:value-type="float" office:value="0.187837">
            <text:p>0.18783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92.189">
            <text:p>392.189</text:p>
          </table:table-cell>
          <table:table-cell office:value-type="float" office:value="0.325853">
            <text:p>0.3258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392.844">
            <text:p>392.844</text:p>
          </table:table-cell>
          <table:table-cell office:value-type="float" office:value="0.303265">
            <text:p>0.3032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93.526">
            <text:p>393.526</text:p>
          </table:table-cell>
          <table:table-cell office:value-type="float" office:value="0.206621">
            <text:p>0.2066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94.134">
            <text:p>394.134</text:p>
          </table:table-cell>
          <table:table-cell office:value-type="float" office:value="0.401851">
            <text:p>0.4018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94.855">
            <text:p>394.855</text:p>
          </table:table-cell>
          <table:table-cell office:value-type="float" office:value="0.299558">
            <text:p>0.2995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395.494">
            <text:p>395.494</text:p>
          </table:table-cell>
          <table:table-cell office:value-type="float" office:value="0.277051">
            <text:p>0.2770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96.126">
            <text:p>396.126</text:p>
          </table:table-cell>
          <table:table-cell office:value-type="float" office:value="0.193569">
            <text:p>0.193569</text:p>
          </table:table-cell>
          <table:table-cell table:number-columns-repeated="9"/>
        </table:table-row>
        <table:table-row table:style-name="ro1">
          <table:table-cell/>
          <table:table-cell office:value-type="float" office:value="396.699">
            <text:p>396.699</text:p>
          </table:table-cell>
          <table:table-cell office:value-type="float" office:value="0.160682">
            <text:p>0.1606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97.244">
            <text:p>397.244</text:p>
          </table:table-cell>
          <table:table-cell office:value-type="float" office:value="0.116717">
            <text:p>0.1167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97.701">
            <text:p>397.701</text:p>
          </table:table-cell>
          <table:table-cell office:value-type="float" office:value="0.238912">
            <text:p>0.2389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98.306">
            <text:p>398.306</text:p>
          </table:table-cell>
          <table:table-cell office:value-type="float" office:value="0.221901">
            <text:p>0.2219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98.861">
            <text:p>398.861</text:p>
          </table:table-cell>
          <table:table-cell office:value-type="float" office:value="0.394091">
            <text:p>0.39409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99.63">
            <text:p>399.63</text:p>
          </table:table-cell>
          <table:table-cell office:value-type="float" office:value="0.11998">
            <text:p>0.11998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Final test time (seconds)</text:p>
          </table:table-cell>
          <table:table-cell/>
          <table:table-cell office:value-type="float" office:value="399.63">
            <text:p>399.63</text:p>
          </table:table-cell>
          <table:table-cell table:number-columns-repeated="9"/>
        </table:table-row>
        <table:table-row table:style-name="ro1">
          <table:table-cell office:value-type="string">
            <text:p>Total GC time (seconds)</text:p>
          </table:table-cell>
          <table:table-cell/>
          <table:table-cell office:value-type="float" office:value="222.229574">
            <text:p>222.229574</text:p>
          </table:table-cell>
          <table:table-cell table:number-columns-repeated="9"/>
        </table:table-row>
        <table:table-row table:style-name="ro1">
          <table:table-cell office:value-type="string">
            <text:p>Average GC duration x 1000 </text:p>
          </table:table-cell>
          <table:table-cell/>
          <table:table-cell office:value-type="float" office:value="479.977481641468">
            <text:p>479.9774816415</text:p>
          </table:table-cell>
          <table:table-cell table:number-columns-repeated="9"/>
        </table:table-row>
        <table:table-row table:style-name="ro1">
          <table:table-cell office:value-type="string">
            <text:p>Collection count</text:p>
          </table:table-cell>
          <table:table-cell office:value-type="float" office:value="453">
            <text:p>453</text:p>
          </table:table-cell>
          <table:table-cell office:value-type="float" office:value="463">
            <text:p>463</text:p>
          </table:table-cell>
          <table:table-cell table:number-columns-repeated="9"/>
        </table:table-row>
        <table:table-row table:style-name="ro1">
          <table:table-cell office:value-type="string">
            <text:p>Full GC count x 10</text:p>
          </table:table-cell>
          <table:table-cell/>
          <table:table-cell office:value-type="float" office:value="100">
            <text:p>100</text:p>
          </table:table-cell>
          <table:table-cell table:number-columns-repeated="9"/>
        </table:table-row>
        <table:table-row table:style-name="ro1" table:number-rows-repeated="104810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7T13:31:51</meta:creation-date>
    <dc:date>2013-05-27T15:30:07</dc:date>
    <meta:editing-duration>PT1H25M20S</meta:editing-duration>
    <meta:editing-cycles>11</meta:editing-cycles>
    <meta:generator>LibreOffice/4.0.0.3$Linux_X86_64 LibreOffice_project/7545bee9c2a0782548772a21bc84a9dcc583b89</meta:generator>
    <meta:document-statistic meta:table-count="5" meta:cell-count="937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dash" draw:stroke-dash="Fine_20_Dashed_20__28_var_29_"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draw:stroke="dash" draw:stroke-dash="Ultrafine_20_Dashed"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178cm" svg:height="22.016cm" xlink:href=".." xlink:type="simple" chart:class="chart:scatter" chart:style-name="ch1">
        <chart:title svg:x="13.15cm" svg:y="0.576cm" chart:style-name="ch2">
          <text:p>JDK Concurrent mark sweep</text:p>
        </chart:title>
        <chart:subtitle svg:x="11.357cm" svg:y="1.963cm" chart:style-name="ch3">
          <text:p>JDK 1.7.0_21-b11, 
Linux 3.8.7 amd64,
Intel(R) Core(TM)2 Extreme CPU X9100 @ 3.06GHz 6GB RAM, 
SSD Corsair Force GTGCC 4.7</text:p>
        </chart:subtitle>
        <chart:plot-area chart:style-name="ch4" table:cell-range-address="CMS.B3:CMS.B465 CMS.C1:CMS.C1 CMS.F3:CMS.F465" chart:data-source-has-labels="row" svg:x="1.694cm" svg:y="4.876cm" svg:width="31.118cm" svg:height="15.719cm">
          <chartooo:coordinate-region svg:x="2.13cm" svg:y="5.076cm" svg:width="30.402cm" svg:height="14.872cm"/>
          <chart:axis chart:dimension="x" chart:name="primary-x" chart:style-name="ch5">
            <chart:title svg:x="16.587cm" svg:y="21.035cm" chart:style-name="ch6">
              <text:p>seconds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5">
            <chart:title svg:x="0.451cm" svg:y="13.401cm" chart:style-name="ch9">
              <text:p>seconds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CMS.F3:CMS.F465" chart:label-cell-address="CMS.C1:CMS.C1" chart:class="chart:scatter">
            <chart:domain table:cell-range-address="CMS.B3:CMS.B465"/>
            <chart:data-point chart:repeated="46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MS</text:p>
                <draw:g>
                  <svg:desc>CMS.C1:CM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5">
                <text:p>0.595</text:p>
                <draw:g>
                  <svg:desc>CMS.B3:CMS.B465</svg:desc>
                </draw:g>
              </table:table-cell>
              <table:table-cell office:value-type="float" office:value="0.586388">
                <text:p>0.586388</text:p>
                <draw:g>
                  <svg:desc>CMS.F3:CMS.F4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01">
                <text:p>1.201</text:p>
              </table:table-cell>
              <table:table-cell office:value-type="float" office:value="0.024633">
                <text:p>0.0246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3">
                <text:p>1.253</text:p>
              </table:table-cell>
              <table:table-cell office:value-type="float" office:value="0.366879">
                <text:p>0.366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55">
                <text:p>1.655</text:p>
              </table:table-cell>
              <table:table-cell office:value-type="float" office:value="0.230287">
                <text:p>0.230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21">
                <text:p>1.921</text:p>
              </table:table-cell>
              <table:table-cell office:value-type="float" office:value="0.238833">
                <text:p>0.238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04">
                <text:p>2.204</text:p>
              </table:table-cell>
              <table:table-cell office:value-type="float" office:value="0.258003">
                <text:p>0.258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09">
                <text:p>2.509</text:p>
              </table:table-cell>
              <table:table-cell office:value-type="float" office:value="0.232585">
                <text:p>0.232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91">
                <text:p>2.791</text:p>
              </table:table-cell>
              <table:table-cell office:value-type="float" office:value="0.465857">
                <text:p>0.465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31">
                <text:p>3.331</text:p>
              </table:table-cell>
              <table:table-cell office:value-type="float" office:value="0.274005">
                <text:p>0.274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43">
                <text:p>3.643</text:p>
              </table:table-cell>
              <table:table-cell office:value-type="float" office:value="0.234094">
                <text:p>0.2340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22">
                <text:p>3.922</text:p>
              </table:table-cell>
              <table:table-cell office:value-type="float" office:value="0.200456">
                <text:p>0.200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167">
                <text:p>4.167</text:p>
              </table:table-cell>
              <table:table-cell office:value-type="float" office:value="0.217424">
                <text:p>0.217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13">
                <text:p>4.413</text:p>
              </table:table-cell>
              <table:table-cell office:value-type="float" office:value="0.183468">
                <text:p>0.1834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43">
                <text:p>4.643</text:p>
              </table:table-cell>
              <table:table-cell office:value-type="float" office:value="0.186371">
                <text:p>0.1863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75">
                <text:p>4.875</text:p>
              </table:table-cell>
              <table:table-cell office:value-type="float" office:value="0.243989">
                <text:p>0.2439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54">
                <text:p>5.154</text:p>
              </table:table-cell>
              <table:table-cell office:value-type="float" office:value="0.261277">
                <text:p>0.2612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466">
                <text:p>5.466</text:p>
              </table:table-cell>
              <table:table-cell office:value-type="float" office:value="0.278818">
                <text:p>0.2788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792">
                <text:p>5.792</text:p>
              </table:table-cell>
              <table:table-cell office:value-type="float" office:value="0.179873">
                <text:p>0.1798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041">
                <text:p>6.041</text:p>
              </table:table-cell>
              <table:table-cell office:value-type="float" office:value="0.355353">
                <text:p>0.3553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433">
                <text:p>6.433</text:p>
              </table:table-cell>
              <table:table-cell office:value-type="float" office:value="0.186702">
                <text:p>0.1867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74">
                <text:p>6.674</text:p>
              </table:table-cell>
              <table:table-cell office:value-type="float" office:value="0.249916">
                <text:p>0.2499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99">
                <text:p>6.99</text:p>
              </table:table-cell>
              <table:table-cell office:value-type="float" office:value="0.238252">
                <text:p>0.2382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86">
                <text:p>7.286</text:p>
              </table:table-cell>
              <table:table-cell office:value-type="float" office:value="0.184022">
                <text:p>0.1840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535">
                <text:p>7.535</text:p>
              </table:table-cell>
              <table:table-cell office:value-type="float" office:value="0.241759">
                <text:p>0.2417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824">
                <text:p>7.824</text:p>
              </table:table-cell>
              <table:table-cell office:value-type="float" office:value="0.304752">
                <text:p>0.3047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191">
                <text:p>8.191</text:p>
              </table:table-cell>
              <table:table-cell office:value-type="float" office:value="0.191509">
                <text:p>0.1915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432">
                <text:p>8.432</text:p>
              </table:table-cell>
              <table:table-cell office:value-type="float" office:value="0.245534">
                <text:p>0.2455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717">
                <text:p>8.717</text:p>
              </table:table-cell>
              <table:table-cell office:value-type="float" office:value="0.266267">
                <text:p>0.2662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041">
                <text:p>9.041</text:p>
              </table:table-cell>
              <table:table-cell office:value-type="float" office:value="0.30786">
                <text:p>0.307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387">
                <text:p>9.387</text:p>
              </table:table-cell>
              <table:table-cell office:value-type="float" office:value="0.247785">
                <text:p>0.2477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681">
                <text:p>9.681</text:p>
              </table:table-cell>
              <table:table-cell office:value-type="float" office:value="0.293321">
                <text:p>0.2933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058">
                <text:p>10.058</text:p>
              </table:table-cell>
              <table:table-cell office:value-type="float" office:value="0.259823">
                <text:p>0.2598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358">
                <text:p>10.358</text:p>
              </table:table-cell>
              <table:table-cell office:value-type="float" office:value="0.275946">
                <text:p>0.2759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7">
                <text:p>10.7</text:p>
              </table:table-cell>
              <table:table-cell office:value-type="float" office:value="0.197169">
                <text:p>0.1971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997">
                <text:p>10.997</text:p>
              </table:table-cell>
              <table:table-cell office:value-type="float" office:value="0.230481">
                <text:p>0.2304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311">
                <text:p>11.311</text:p>
              </table:table-cell>
              <table:table-cell office:value-type="float" office:value="0.277361">
                <text:p>0.2773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641">
                <text:p>11.641</text:p>
              </table:table-cell>
              <table:table-cell office:value-type="float" office:value="0.124781">
                <text:p>0.1247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805">
                <text:p>11.805</text:p>
              </table:table-cell>
              <table:table-cell office:value-type="float" office:value="0.283679">
                <text:p>0.2836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126">
                <text:p>12.126</text:p>
              </table:table-cell>
              <table:table-cell office:value-type="float" office:value="0.165095">
                <text:p>0.1650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324">
                <text:p>12.324</text:p>
              </table:table-cell>
              <table:table-cell office:value-type="float" office:value="0.254532">
                <text:p>0.2545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633">
                <text:p>12.633</text:p>
              </table:table-cell>
              <table:table-cell office:value-type="float" office:value="0.067119">
                <text:p>0.0671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771">
                <text:p>12.771</text:p>
              </table:table-cell>
              <table:table-cell office:value-type="float" office:value="0.297079">
                <text:p>0.2970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173">
                <text:p>13.173</text:p>
              </table:table-cell>
              <table:table-cell office:value-type="float" office:value="0.209913">
                <text:p>0.2099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441">
                <text:p>13.441</text:p>
              </table:table-cell>
              <table:table-cell office:value-type="float" office:value="0.174019">
                <text:p>0.1740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658">
                <text:p>13.658</text:p>
              </table:table-cell>
              <table:table-cell office:value-type="float" office:value="0.297612">
                <text:p>0.2976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013">
                <text:p>14.013</text:p>
              </table:table-cell>
              <table:table-cell office:value-type="float" office:value="0.309229">
                <text:p>0.3092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372">
                <text:p>14.372</text:p>
              </table:table-cell>
              <table:table-cell office:value-type="float" office:value="0.217215">
                <text:p>0.2172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638">
                <text:p>14.638</text:p>
              </table:table-cell>
              <table:table-cell office:value-type="float" office:value="0.24909">
                <text:p>0.249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935">
                <text:p>14.935</text:p>
              </table:table-cell>
              <table:table-cell office:value-type="float" office:value="0.094272">
                <text:p>0.0942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065">
                <text:p>15.065</text:p>
              </table:table-cell>
              <table:table-cell office:value-type="float" office:value="0.217589">
                <text:p>0.2175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32">
                <text:p>15.32</text:p>
              </table:table-cell>
              <table:table-cell office:value-type="float" office:value="0.236031">
                <text:p>0.2360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598">
                <text:p>15.598</text:p>
              </table:table-cell>
              <table:table-cell office:value-type="float" office:value="0.274715">
                <text:p>0.2747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914">
                <text:p>15.914</text:p>
              </table:table-cell>
              <table:table-cell office:value-type="float" office:value="0.083881">
                <text:p>0.0838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043">
                <text:p>16.043</text:p>
              </table:table-cell>
              <table:table-cell office:value-type="float" office:value="0.423535">
                <text:p>0.4235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515">
                <text:p>16.515</text:p>
              </table:table-cell>
              <table:table-cell office:value-type="float" office:value="0.240846">
                <text:p>0.2408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799">
                <text:p>16.799</text:p>
              </table:table-cell>
              <table:table-cell office:value-type="float" office:value="0.134047">
                <text:p>0.1340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982">
                <text:p>16.982</text:p>
              </table:table-cell>
              <table:table-cell office:value-type="float" office:value="0.277985">
                <text:p>0.2779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308">
                <text:p>17.308</text:p>
              </table:table-cell>
              <table:table-cell office:value-type="float" office:value="0.291847">
                <text:p>0.2918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639">
                <text:p>17.639</text:p>
              </table:table-cell>
              <table:table-cell office:value-type="float" office:value="0.188916">
                <text:p>0.1889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88">
                <text:p>17.88</text:p>
              </table:table-cell>
              <table:table-cell office:value-type="float" office:value="0.330549">
                <text:p>0.3305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252">
                <text:p>18.252</text:p>
              </table:table-cell>
              <table:table-cell office:value-type="float" office:value="0.128409">
                <text:p>0.1284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431">
                <text:p>18.431</text:p>
              </table:table-cell>
              <table:table-cell office:value-type="float" office:value="0.211625">
                <text:p>0.211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687">
                <text:p>18.687</text:p>
              </table:table-cell>
              <table:table-cell office:value-type="float" office:value="0.205672">
                <text:p>0.2056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941">
                <text:p>18.941</text:p>
              </table:table-cell>
              <table:table-cell office:value-type="float" office:value="0.28303">
                <text:p>0.283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281">
                <text:p>19.281</text:p>
              </table:table-cell>
              <table:table-cell office:value-type="float" office:value="0.114596">
                <text:p>0.1145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435">
                <text:p>19.435</text:p>
              </table:table-cell>
              <table:table-cell office:value-type="float" office:value="0.309873">
                <text:p>0.3098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.797">
                <text:p>19.797</text:p>
              </table:table-cell>
              <table:table-cell office:value-type="float" office:value="0.129953">
                <text:p>0.1299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977">
                <text:p>19.977</text:p>
              </table:table-cell>
              <table:table-cell office:value-type="float" office:value="0.252265">
                <text:p>0.2522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273">
                <text:p>20.273</text:p>
              </table:table-cell>
              <table:table-cell office:value-type="float" office:value="0.232214">
                <text:p>0.2322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562">
                <text:p>20.562</text:p>
              </table:table-cell>
              <table:table-cell office:value-type="float" office:value="0.156255">
                <text:p>0.156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.781">
                <text:p>20.781</text:p>
              </table:table-cell>
              <table:table-cell office:value-type="float" office:value="0.259841">
                <text:p>0.2598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.093">
                <text:p>21.093</text:p>
              </table:table-cell>
              <table:table-cell office:value-type="float" office:value="0.212425">
                <text:p>0.2124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.4">
                <text:p>25.4</text:p>
              </table:table-cell>
              <table:table-cell office:value-type="float" office:value="5.887141">
                <text:p>5.8871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.606">
                <text:p>32.606</text:p>
              </table:table-cell>
              <table:table-cell office:value-type="float" office:value="0.400004">
                <text:p>0.4000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.714">
                <text:p>33.714</text:p>
              </table:table-cell>
              <table:table-cell office:value-type="float" office:value="0.225791">
                <text:p>0.225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.294">
                <text:p>34.294</text:p>
              </table:table-cell>
              <table:table-cell office:value-type="float" office:value="0.131304">
                <text:p>0.131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.83">
                <text:p>34.83</text:p>
              </table:table-cell>
              <table:table-cell office:value-type="float" office:value="0.285086">
                <text:p>0.2850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.465">
                <text:p>35.465</text:p>
              </table:table-cell>
              <table:table-cell office:value-type="float" office:value="0.108183">
                <text:p>0.1081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.92">
                <text:p>35.92</text:p>
              </table:table-cell>
              <table:table-cell office:value-type="float" office:value="0.106314">
                <text:p>0.1063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.268">
                <text:p>36.268</text:p>
              </table:table-cell>
              <table:table-cell office:value-type="float" office:value="0.161847">
                <text:p>0.1618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.742">
                <text:p>36.742</text:p>
              </table:table-cell>
              <table:table-cell office:value-type="float" office:value="0.117665">
                <text:p>0.1176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.118">
                <text:p>37.118</text:p>
              </table:table-cell>
              <table:table-cell office:value-type="float" office:value="0.21082">
                <text:p>0.210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.58">
                <text:p>37.58</text:p>
              </table:table-cell>
              <table:table-cell office:value-type="float" office:value="0.331399">
                <text:p>0.3313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.934">
                <text:p>37.934</text:p>
              </table:table-cell>
              <table:table-cell office:value-type="float" office:value="0.059253">
                <text:p>0.0592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.255">
                <text:p>38.255</text:p>
              </table:table-cell>
              <table:table-cell office:value-type="float" office:value="0.406665">
                <text:p>0.4066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.049">
                <text:p>39.049</text:p>
              </table:table-cell>
              <table:table-cell office:value-type="float" office:value="0.233081">
                <text:p>0.2330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.645">
                <text:p>39.645</text:p>
              </table:table-cell>
              <table:table-cell office:value-type="float" office:value="0.093029">
                <text:p>0.0930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.075">
                <text:p>40.075</text:p>
              </table:table-cell>
              <table:table-cell office:value-type="float" office:value="0.140901">
                <text:p>0.1409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.476">
                <text:p>40.476</text:p>
              </table:table-cell>
              <table:table-cell office:value-type="float" office:value="0.275427">
                <text:p>0.2754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.045">
                <text:p>41.045</text:p>
              </table:table-cell>
              <table:table-cell office:value-type="float" office:value="0.404891">
                <text:p>0.4048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.732">
                <text:p>41.732</text:p>
              </table:table-cell>
              <table:table-cell office:value-type="float" office:value="0.332939">
                <text:p>0.3329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.332">
                <text:p>42.332</text:p>
              </table:table-cell>
              <table:table-cell office:value-type="float" office:value="0.288038">
                <text:p>0.2880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.908">
                <text:p>42.908</text:p>
              </table:table-cell>
              <table:table-cell office:value-type="float" office:value="0.214236">
                <text:p>0.2142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3.394">
                <text:p>43.394</text:p>
              </table:table-cell>
              <table:table-cell office:value-type="float" office:value="0.184179">
                <text:p>0.1841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.008">
                <text:p>44.008</text:p>
              </table:table-cell>
              <table:table-cell office:value-type="float" office:value="0.150262">
                <text:p>0.1502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.454">
                <text:p>44.454</text:p>
              </table:table-cell>
              <table:table-cell office:value-type="float" office:value="0.293164">
                <text:p>0.2931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.037">
                <text:p>45.037</text:p>
              </table:table-cell>
              <table:table-cell office:value-type="float" office:value="0.212467">
                <text:p>0.2124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.547">
                <text:p>45.547</text:p>
              </table:table-cell>
              <table:table-cell office:value-type="float" office:value="0.178927">
                <text:p>0.1789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.052">
                <text:p>46.052</text:p>
              </table:table-cell>
              <table:table-cell office:value-type="float" office:value="0.218145">
                <text:p>0.2181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.585">
                <text:p>46.585</text:p>
              </table:table-cell>
              <table:table-cell office:value-type="float" office:value="0.244408">
                <text:p>0.2444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.173">
                <text:p>47.173</text:p>
              </table:table-cell>
              <table:table-cell office:value-type="float" office:value="0.081762">
                <text:p>0.0817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.693">
                <text:p>47.693</text:p>
              </table:table-cell>
              <table:table-cell office:value-type="float" office:value="0.275336">
                <text:p>0.2753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8.551">
                <text:p>48.551</text:p>
              </table:table-cell>
              <table:table-cell office:value-type="float" office:value="0.240567">
                <text:p>0.2405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.276">
                <text:p>49.276</text:p>
              </table:table-cell>
              <table:table-cell office:value-type="float" office:value="1.360536">
                <text:p>1.3605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.894">
                <text:p>50.894</text:p>
              </table:table-cell>
              <table:table-cell office:value-type="float" office:value="0.347448">
                <text:p>0.3474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.456">
                <text:p>51.456</text:p>
              </table:table-cell>
              <table:table-cell office:value-type="float" office:value="2.725492">
                <text:p>2.7254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.777">
                <text:p>54.777</text:p>
              </table:table-cell>
              <table:table-cell office:value-type="float" office:value="2.525249">
                <text:p>2.5252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9.675">
                <text:p>59.675</text:p>
              </table:table-cell>
              <table:table-cell office:value-type="float" office:value="5.759164">
                <text:p>5.7591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6.032">
                <text:p>66.032</text:p>
              </table:table-cell>
              <table:table-cell office:value-type="float" office:value="0.623523">
                <text:p>0.6235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7.046">
                <text:p>67.046</text:p>
              </table:table-cell>
              <table:table-cell office:value-type="float" office:value="0.37158">
                <text:p>0.371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7.446">
                <text:p>67.446</text:p>
              </table:table-cell>
              <table:table-cell office:value-type="float" office:value="0.057336">
                <text:p>0.0573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7.917">
                <text:p>67.917</text:p>
              </table:table-cell>
              <table:table-cell office:value-type="float" office:value="0.381945">
                <text:p>0.3819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8.758">
                <text:p>68.758</text:p>
              </table:table-cell>
              <table:table-cell office:value-type="float" office:value="0.292592">
                <text:p>0.2925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9.428">
                <text:p>69.428</text:p>
              </table:table-cell>
              <table:table-cell office:value-type="float" office:value="0.10585">
                <text:p>0.105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0.041">
                <text:p>70.041</text:p>
              </table:table-cell>
              <table:table-cell office:value-type="float" office:value="0.468138">
                <text:p>0.4681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0.978">
                <text:p>70.978</text:p>
              </table:table-cell>
              <table:table-cell office:value-type="float" office:value="0.368658">
                <text:p>0.3686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1.771">
                <text:p>71.771</text:p>
              </table:table-cell>
              <table:table-cell office:value-type="float" office:value="0.525036">
                <text:p>0.5250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2.729">
                <text:p>72.729</text:p>
              </table:table-cell>
              <table:table-cell office:value-type="float" office:value="0.104346">
                <text:p>0.1043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3.319">
                <text:p>73.319</text:p>
              </table:table-cell>
              <table:table-cell office:value-type="float" office:value="0.226192">
                <text:p>0.2261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4.053">
                <text:p>74.053</text:p>
              </table:table-cell>
              <table:table-cell office:value-type="float" office:value="0.157956">
                <text:p>0.1579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4.671">
                <text:p>74.671</text:p>
              </table:table-cell>
              <table:table-cell office:value-type="float" office:value="0.279616">
                <text:p>0.2796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.387">
                <text:p>75.387</text:p>
              </table:table-cell>
              <table:table-cell office:value-type="float" office:value="0.195208">
                <text:p>0.1952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6.03">
                <text:p>76.03</text:p>
              </table:table-cell>
              <table:table-cell office:value-type="float" office:value="0.452409">
                <text:p>0.4524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6.942">
                <text:p>76.942</text:p>
              </table:table-cell>
              <table:table-cell office:value-type="float" office:value="0.150965">
                <text:p>0.1509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7.492">
                <text:p>77.492</text:p>
              </table:table-cell>
              <table:table-cell office:value-type="float" office:value="0.300839">
                <text:p>0.3008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8.273">
                <text:p>78.273</text:p>
              </table:table-cell>
              <table:table-cell office:value-type="float" office:value="0.223716">
                <text:p>0.2237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8.957">
                <text:p>78.957</text:p>
              </table:table-cell>
              <table:table-cell office:value-type="float" office:value="0.377986">
                <text:p>0.3779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9.82">
                <text:p>79.82</text:p>
              </table:table-cell>
              <table:table-cell office:value-type="float" office:value="0.26994">
                <text:p>0.269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0.489">
                <text:p>80.489</text:p>
              </table:table-cell>
              <table:table-cell office:value-type="float" office:value="0.235344">
                <text:p>0.2353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1.187">
                <text:p>81.187</text:p>
              </table:table-cell>
              <table:table-cell office:value-type="float" office:value="0.406113">
                <text:p>0.4061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2.049">
                <text:p>82.049</text:p>
              </table:table-cell>
              <table:table-cell office:value-type="float" office:value="0.38806">
                <text:p>0.388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2.903">
                <text:p>82.903</text:p>
              </table:table-cell>
              <table:table-cell office:value-type="float" office:value="0.284856">
                <text:p>0.2848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3.321">
                <text:p>83.321</text:p>
              </table:table-cell>
              <table:table-cell office:value-type="float" office:value="0.131103">
                <text:p>0.1311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3.745">
                <text:p>83.745</text:p>
              </table:table-cell>
              <table:table-cell office:value-type="float" office:value="0.214784">
                <text:p>0.2147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4.393">
                <text:p>84.393</text:p>
              </table:table-cell>
              <table:table-cell office:value-type="float" office:value="0.431495">
                <text:p>0.4314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5.293">
                <text:p>85.293</text:p>
              </table:table-cell>
              <table:table-cell office:value-type="float" office:value="0.28191">
                <text:p>0.281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6.09">
                <text:p>86.09</text:p>
              </table:table-cell>
              <table:table-cell office:value-type="float" office:value="0.205856">
                <text:p>0.2058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6.793">
                <text:p>86.793</text:p>
              </table:table-cell>
              <table:table-cell office:value-type="float" office:value="0.151211">
                <text:p>0.1512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7.435">
                <text:p>87.435</text:p>
              </table:table-cell>
              <table:table-cell office:value-type="float" office:value="0.372174">
                <text:p>0.3721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8.3">
                <text:p>88.3</text:p>
              </table:table-cell>
              <table:table-cell office:value-type="float" office:value="0.230522">
                <text:p>0.2305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8.95">
                <text:p>88.95</text:p>
              </table:table-cell>
              <table:table-cell office:value-type="float" office:value="0.079092">
                <text:p>0.0790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9.472">
                <text:p>89.472</text:p>
              </table:table-cell>
              <table:table-cell office:value-type="float" office:value="0.182505">
                <text:p>0.1825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0.186">
                <text:p>90.186</text:p>
              </table:table-cell>
              <table:table-cell office:value-type="float" office:value="1.163866">
                <text:p>1.1638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1.809">
                <text:p>91.809</text:p>
              </table:table-cell>
              <table:table-cell office:value-type="float" office:value="0.954064">
                <text:p>0.9540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3.166">
                <text:p>93.166</text:p>
              </table:table-cell>
              <table:table-cell office:value-type="float" office:value="1.312277">
                <text:p>1.3122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4.526">
                <text:p>94.526</text:p>
              </table:table-cell>
              <table:table-cell office:value-type="float" office:value="0.060712">
                <text:p>0.0607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5.086">
                <text:p>95.086</text:p>
              </table:table-cell>
              <table:table-cell office:value-type="float" office:value="1.899311">
                <text:p>1.8993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7.488">
                <text:p>97.488</text:p>
              </table:table-cell>
              <table:table-cell office:value-type="float" office:value="0.890059">
                <text:p>0.8900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8.95">
                <text:p>98.95</text:p>
              </table:table-cell>
              <table:table-cell office:value-type="float" office:value="1.78555">
                <text:p>1.785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3.01">
                <text:p>103.01</text:p>
              </table:table-cell>
              <table:table-cell office:value-type="float" office:value="4.999928">
                <text:p>4.9999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8.1">
                <text:p>108.1</text:p>
              </table:table-cell>
              <table:table-cell office:value-type="float" office:value="0.036358">
                <text:p>0.0363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8.565">
                <text:p>108.565</text:p>
              </table:table-cell>
              <table:table-cell office:value-type="float" office:value="0.784246">
                <text:p>0.7842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9.799">
                <text:p>109.799</text:p>
              </table:table-cell>
              <table:table-cell office:value-type="float" office:value="1.110471">
                <text:p>1.1104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1.499">
                <text:p>111.499</text:p>
              </table:table-cell>
              <table:table-cell office:value-type="float" office:value="0.536146">
                <text:p>0.5361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2.606">
                <text:p>112.606</text:p>
              </table:table-cell>
              <table:table-cell office:value-type="float" office:value="0.250712">
                <text:p>0.2507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3.284">
                <text:p>113.284</text:p>
              </table:table-cell>
              <table:table-cell office:value-type="float" office:value="0.261614">
                <text:p>0.2616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3.945">
                <text:p>113.945</text:p>
              </table:table-cell>
              <table:table-cell office:value-type="float" office:value="0.420127">
                <text:p>0.4201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4.828">
                <text:p>114.828</text:p>
              </table:table-cell>
              <table:table-cell office:value-type="float" office:value="0.137576">
                <text:p>0.1375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5.401">
                <text:p>115.401</text:p>
              </table:table-cell>
              <table:table-cell office:value-type="float" office:value="0.313487">
                <text:p>0.3134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6.368">
                <text:p>116.368</text:p>
              </table:table-cell>
              <table:table-cell office:value-type="float" office:value="0.20327">
                <text:p>0.203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6.973">
                <text:p>116.973</text:p>
              </table:table-cell>
              <table:table-cell office:value-type="float" office:value="0.151637">
                <text:p>0.1516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7.518">
                <text:p>117.518</text:p>
              </table:table-cell>
              <table:table-cell office:value-type="float" office:value="0.279604">
                <text:p>0.2796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8.275">
                <text:p>118.275</text:p>
              </table:table-cell>
              <table:table-cell office:value-type="float" office:value="0.240068">
                <text:p>0.2400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8.985">
                <text:p>118.985</text:p>
              </table:table-cell>
              <table:table-cell office:value-type="float" office:value="0.167628">
                <text:p>0.1676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9.566">
                <text:p>119.566</text:p>
              </table:table-cell>
              <table:table-cell office:value-type="float" office:value="0.195835">
                <text:p>0.1958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0.297">
                <text:p>120.297</text:p>
              </table:table-cell>
              <table:table-cell office:value-type="float" office:value="0.309643">
                <text:p>0.3096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1.122">
                <text:p>121.122</text:p>
              </table:table-cell>
              <table:table-cell office:value-type="float" office:value="0.176272">
                <text:p>0.1762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1.781">
                <text:p>121.781</text:p>
              </table:table-cell>
              <table:table-cell office:value-type="float" office:value="0.365837">
                <text:p>0.36583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2.535">
                <text:p>122.535</text:p>
              </table:table-cell>
              <table:table-cell office:value-type="float" office:value="0.330568">
                <text:p>0.3305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3.273">
                <text:p>123.273</text:p>
              </table:table-cell>
              <table:table-cell office:value-type="float" office:value="0.340464">
                <text:p>0.3404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4.081">
                <text:p>124.081</text:p>
              </table:table-cell>
              <table:table-cell office:value-type="float" office:value="0.405195">
                <text:p>0.4051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4.623">
                <text:p>124.623</text:p>
              </table:table-cell>
              <table:table-cell office:value-type="float" office:value="0.188969">
                <text:p>0.1889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5.138">
                <text:p>125.138</text:p>
              </table:table-cell>
              <table:table-cell office:value-type="float" office:value="0.283352">
                <text:p>0.2833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5.869">
                <text:p>125.869</text:p>
              </table:table-cell>
              <table:table-cell office:value-type="float" office:value="0.186841">
                <text:p>0.1868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6.709">
                <text:p>126.709</text:p>
              </table:table-cell>
              <table:table-cell office:value-type="float" office:value="0.236272">
                <text:p>0.2362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7.415">
                <text:p>127.415</text:p>
              </table:table-cell>
              <table:table-cell office:value-type="float" office:value="0.308968">
                <text:p>0.3089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8.424">
                <text:p>128.424</text:p>
              </table:table-cell>
              <table:table-cell office:value-type="float" office:value="0.509016">
                <text:p>0.5090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9.656">
                <text:p>129.656</text:p>
              </table:table-cell>
              <table:table-cell office:value-type="float" office:value="0.364605">
                <text:p>0.3646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0.519">
                <text:p>130.519</text:p>
              </table:table-cell>
              <table:table-cell office:value-type="float" office:value="0.156067">
                <text:p>0.1560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1.076">
                <text:p>131.076</text:p>
              </table:table-cell>
              <table:table-cell office:value-type="float" office:value="0.496061">
                <text:p>0.4960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2.054">
                <text:p>132.054</text:p>
              </table:table-cell>
              <table:table-cell office:value-type="float" office:value="0.187194">
                <text:p>0.1871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2.69">
                <text:p>132.69</text:p>
              </table:table-cell>
              <table:table-cell office:value-type="float" office:value="0.344513">
                <text:p>0.3445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3.364">
                <text:p>133.364</text:p>
              </table:table-cell>
              <table:table-cell office:value-type="float" office:value="0.378607">
                <text:p>0.3786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4.098">
                <text:p>134.098</text:p>
              </table:table-cell>
              <table:table-cell office:value-type="float" office:value="0.676904">
                <text:p>0.6769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4.809">
                <text:p>134.809</text:p>
              </table:table-cell>
              <table:table-cell office:value-type="float" office:value="0.115875">
                <text:p>0.1158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5.389">
                <text:p>135.389</text:p>
              </table:table-cell>
              <table:table-cell office:value-type="float" office:value="1.114494">
                <text:p>1.1144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6.996">
                <text:p>136.996</text:p>
              </table:table-cell>
              <table:table-cell office:value-type="float" office:value="1.773084">
                <text:p>1.7730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9.209">
                <text:p>139.209</text:p>
              </table:table-cell>
              <table:table-cell office:value-type="float" office:value="0.82541">
                <text:p>0.825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0.476">
                <text:p>140.476</text:p>
              </table:table-cell>
              <table:table-cell office:value-type="float" office:value="1.058308">
                <text:p>1.0583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2.023">
                <text:p>142.023</text:p>
              </table:table-cell>
              <table:table-cell office:value-type="float" office:value="0.904777">
                <text:p>0.9047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3.289">
                <text:p>143.289</text:p>
              </table:table-cell>
              <table:table-cell office:value-type="float" office:value="1.065712">
                <text:p>1.0657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7.449">
                <text:p>147.449</text:p>
              </table:table-cell>
              <table:table-cell office:value-type="float" office:value="5.778057">
                <text:p>5.7780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3.314">
                <text:p>153.314</text:p>
              </table:table-cell>
              <table:table-cell office:value-type="float" office:value="0.042252">
                <text:p>0.0422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3.646">
                <text:p>153.646</text:p>
              </table:table-cell>
              <table:table-cell office:value-type="float" office:value="0.582525">
                <text:p>0.5825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4.673">
                <text:p>154.673</text:p>
              </table:table-cell>
              <table:table-cell office:value-type="float" office:value="0.311529">
                <text:p>0.3115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5.373">
                <text:p>155.373</text:p>
              </table:table-cell>
              <table:table-cell office:value-type="float" office:value="0.146148">
                <text:p>0.1461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5.911">
                <text:p>155.911</text:p>
              </table:table-cell>
              <table:table-cell office:value-type="float" office:value="0.213788">
                <text:p>0.2137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6.593">
                <text:p>156.593</text:p>
              </table:table-cell>
              <table:table-cell office:value-type="float" office:value="0.395925">
                <text:p>0.3959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7.418">
                <text:p>157.418</text:p>
              </table:table-cell>
              <table:table-cell office:value-type="float" office:value="0.09733">
                <text:p>0.097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7.876">
                <text:p>157.876</text:p>
              </table:table-cell>
              <table:table-cell office:value-type="float" office:value="0.215112">
                <text:p>0.2151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8.46">
                <text:p>158.46</text:p>
              </table:table-cell>
              <table:table-cell office:value-type="float" office:value="0.151738">
                <text:p>0.1517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8.993">
                <text:p>158.993</text:p>
              </table:table-cell>
              <table:table-cell office:value-type="float" office:value="0.336823">
                <text:p>0.3368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9.722">
                <text:p>159.722</text:p>
              </table:table-cell>
              <table:table-cell office:value-type="float" office:value="0.267944">
                <text:p>0.2679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0.369">
                <text:p>160.369</text:p>
              </table:table-cell>
              <table:table-cell office:value-type="float" office:value="0.197005">
                <text:p>0.1970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1.003">
                <text:p>161.003</text:p>
              </table:table-cell>
              <table:table-cell office:value-type="float" office:value="0.210277">
                <text:p>0.2102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1.65">
                <text:p>161.65</text:p>
              </table:table-cell>
              <table:table-cell office:value-type="float" office:value="0.278962">
                <text:p>0.2789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2.305">
                <text:p>162.305</text:p>
              </table:table-cell>
              <table:table-cell office:value-type="float" office:value="0.257437">
                <text:p>0.2574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3.024">
                <text:p>163.024</text:p>
              </table:table-cell>
              <table:table-cell office:value-type="float" office:value="0.202832">
                <text:p>0.2028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3.609">
                <text:p>163.609</text:p>
              </table:table-cell>
              <table:table-cell office:value-type="float" office:value="0.143766">
                <text:p>0.1437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4.132">
                <text:p>164.132</text:p>
              </table:table-cell>
              <table:table-cell office:value-type="float" office:value="0.125137">
                <text:p>0.1251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4.664">
                <text:p>164.664</text:p>
              </table:table-cell>
              <table:table-cell office:value-type="float" office:value="0.087428">
                <text:p>0.0874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5.156">
                <text:p>165.156</text:p>
              </table:table-cell>
              <table:table-cell office:value-type="float" office:value="0.441862">
                <text:p>0.4418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5.99">
                <text:p>165.99</text:p>
              </table:table-cell>
              <table:table-cell office:value-type="float" office:value="0.266167">
                <text:p>0.2661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6.366">
                <text:p>166.366</text:p>
              </table:table-cell>
              <table:table-cell office:value-type="float" office:value="0.149146">
                <text:p>0.1491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6.858">
                <text:p>166.858</text:p>
              </table:table-cell>
              <table:table-cell office:value-type="float" office:value="0.243173">
                <text:p>0.2431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7.477">
                <text:p>167.477</text:p>
              </table:table-cell>
              <table:table-cell office:value-type="float" office:value="0.168834">
                <text:p>0.1688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8.003">
                <text:p>168.003</text:p>
              </table:table-cell>
              <table:table-cell office:value-type="float" office:value="0.44637">
                <text:p>0.446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8.878">
                <text:p>168.878</text:p>
              </table:table-cell>
              <table:table-cell office:value-type="float" office:value="0.314158">
                <text:p>0.3141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9.657">
                <text:p>169.657</text:p>
              </table:table-cell>
              <table:table-cell office:value-type="float" office:value="0.288912">
                <text:p>0.2889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0.396">
                <text:p>170.396</text:p>
              </table:table-cell>
              <table:table-cell office:value-type="float" office:value="0.197425">
                <text:p>0.1974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1.058">
                <text:p>171.058</text:p>
              </table:table-cell>
              <table:table-cell office:value-type="float" office:value="0.15862">
                <text:p>0.158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1.512">
                <text:p>171.512</text:p>
              </table:table-cell>
              <table:table-cell office:value-type="float" office:value="0.064954">
                <text:p>0.0649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1.869">
                <text:p>171.869</text:p>
              </table:table-cell>
              <table:table-cell office:value-type="float" office:value="0.154474">
                <text:p>0.1544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2.291">
                <text:p>172.291</text:p>
              </table:table-cell>
              <table:table-cell office:value-type="float" office:value="0.125427">
                <text:p>0.1254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2.759">
                <text:p>172.759</text:p>
              </table:table-cell>
              <table:table-cell office:value-type="float" office:value="0.220413">
                <text:p>0.2204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3.227">
                <text:p>173.227</text:p>
              </table:table-cell>
              <table:table-cell office:value-type="float" office:value="1.288412">
                <text:p>1.2884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4.572">
                <text:p>174.572</text:p>
              </table:table-cell>
              <table:table-cell office:value-type="float" office:value="0.168291">
                <text:p>0.1682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5.003">
                <text:p>175.003</text:p>
              </table:table-cell>
              <table:table-cell office:value-type="float" office:value="1.406538">
                <text:p>1.4065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6.771">
                <text:p>176.771</text:p>
              </table:table-cell>
              <table:table-cell office:value-type="float" office:value="1.30206">
                <text:p>1.302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8.386">
                <text:p>178.386</text:p>
              </table:table-cell>
              <table:table-cell office:value-type="float" office:value="0.482636">
                <text:p>0.4826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9.221">
                <text:p>179.221</text:p>
              </table:table-cell>
              <table:table-cell office:value-type="float" office:value="0.568585">
                <text:p>0.5685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3.276">
                <text:p>183.276</text:p>
              </table:table-cell>
              <table:table-cell office:value-type="float" office:value="4.413287">
                <text:p>4.4132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7.734">
                <text:p>187.734</text:p>
              </table:table-cell>
              <table:table-cell office:value-type="float" office:value="0.042467">
                <text:p>0.0424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8.129">
                <text:p>188.129</text:p>
              </table:table-cell>
              <table:table-cell office:value-type="float" office:value="0.546895">
                <text:p>0.5468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9.054">
                <text:p>189.054</text:p>
              </table:table-cell>
              <table:table-cell office:value-type="float" office:value="0.452272">
                <text:p>0.4522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9.845">
                <text:p>189.845</text:p>
              </table:table-cell>
              <table:table-cell office:value-type="float" office:value="0.175471">
                <text:p>0.1754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0.292">
                <text:p>190.292</text:p>
              </table:table-cell>
              <table:table-cell office:value-type="float" office:value="0.101523">
                <text:p>0.1015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0.651">
                <text:p>190.651</text:p>
              </table:table-cell>
              <table:table-cell office:value-type="float" office:value="0.213236">
                <text:p>0.2132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1.223">
                <text:p>191.223</text:p>
              </table:table-cell>
              <table:table-cell office:value-type="float" office:value="0.134032">
                <text:p>0.1340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1.615">
                <text:p>191.615</text:p>
              </table:table-cell>
              <table:table-cell office:value-type="float" office:value="0.446027">
                <text:p>0.4460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2.46">
                <text:p>192.46</text:p>
              </table:table-cell>
              <table:table-cell office:value-type="float" office:value="0.096519">
                <text:p>0.0965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2.816">
                <text:p>192.816</text:p>
              </table:table-cell>
              <table:table-cell office:value-type="float" office:value="0.195178">
                <text:p>0.1951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3.28">
                <text:p>193.28</text:p>
              </table:table-cell>
              <table:table-cell office:value-type="float" office:value="0.142501">
                <text:p>0.1425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3.701">
                <text:p>193.701</text:p>
              </table:table-cell>
              <table:table-cell office:value-type="float" office:value="0.134317">
                <text:p>0.1343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4.17">
                <text:p>194.17</text:p>
              </table:table-cell>
              <table:table-cell office:value-type="float" office:value="0.234401">
                <text:p>0.2344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4.691">
                <text:p>194.691</text:p>
              </table:table-cell>
              <table:table-cell office:value-type="float" office:value="0.416812">
                <text:p>0.4168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5.185">
                <text:p>195.185</text:p>
              </table:table-cell>
              <table:table-cell office:value-type="float" office:value="0.083445">
                <text:p>0.0834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5.583">
                <text:p>195.583</text:p>
              </table:table-cell>
              <table:table-cell office:value-type="float" office:value="0.127549">
                <text:p>0.1275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6.039">
                <text:p>196.039</text:p>
              </table:table-cell>
              <table:table-cell office:value-type="float" office:value="0.133524">
                <text:p>0.1335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6.488">
                <text:p>196.488</text:p>
              </table:table-cell>
              <table:table-cell office:value-type="float" office:value="0.200109">
                <text:p>0.2001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7.021">
                <text:p>197.021</text:p>
              </table:table-cell>
              <table:table-cell office:value-type="float" office:value="0.172769">
                <text:p>0.1727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97.548">
                <text:p>197.548</text:p>
              </table:table-cell>
              <table:table-cell office:value-type="float" office:value="0.230793">
                <text:p>0.2307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8.097">
                <text:p>198.097</text:p>
              </table:table-cell>
              <table:table-cell office:value-type="float" office:value="0.24623">
                <text:p>0.246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98.602">
                <text:p>198.602</text:p>
              </table:table-cell>
              <table:table-cell office:value-type="float" office:value="0.073438">
                <text:p>0.0734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8.959">
                <text:p>198.959</text:p>
              </table:table-cell>
              <table:table-cell office:value-type="float" office:value="0.138592">
                <text:p>0.1385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9.45">
                <text:p>199.45</text:p>
              </table:table-cell>
              <table:table-cell office:value-type="float" office:value="0.113596">
                <text:p>0.1135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9.929">
                <text:p>199.929</text:p>
              </table:table-cell>
              <table:table-cell office:value-type="float" office:value="0.266059">
                <text:p>0.2660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0.447">
                <text:p>200.447</text:p>
              </table:table-cell>
              <table:table-cell office:value-type="float" office:value="0.155796">
                <text:p>0.1557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0.86">
                <text:p>200.86</text:p>
              </table:table-cell>
              <table:table-cell office:value-type="float" office:value="0.131575">
                <text:p>0.1315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1.269">
                <text:p>201.269</text:p>
              </table:table-cell>
              <table:table-cell office:value-type="float" office:value="0.40985">
                <text:p>0.4098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2.086">
                <text:p>202.086</text:p>
              </table:table-cell>
              <table:table-cell office:value-type="float" office:value="0.289261">
                <text:p>0.2892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2.725">
                <text:p>202.725</text:p>
              </table:table-cell>
              <table:table-cell office:value-type="float" office:value="0.496802">
                <text:p>0.4968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3.593">
                <text:p>203.593</text:p>
              </table:table-cell>
              <table:table-cell office:value-type="float" office:value="0.496033">
                <text:p>0.4960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4.493">
                <text:p>204.493</text:p>
              </table:table-cell>
              <table:table-cell office:value-type="float" office:value="0.324362">
                <text:p>0.32436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5.202">
                <text:p>205.202</text:p>
              </table:table-cell>
              <table:table-cell office:value-type="float" office:value="0.51348">
                <text:p>0.513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6.102">
                <text:p>206.102</text:p>
              </table:table-cell>
              <table:table-cell office:value-type="float" office:value="1.008529">
                <text:p>1.00852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7.163">
                <text:p>207.163</text:p>
              </table:table-cell>
              <table:table-cell office:value-type="float" office:value="0.068665">
                <text:p>0.0686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7.692">
                <text:p>207.692</text:p>
              </table:table-cell>
              <table:table-cell office:value-type="float" office:value="1.09566">
                <text:p>1.095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9.271">
                <text:p>209.271</text:p>
              </table:table-cell>
              <table:table-cell office:value-type="float" office:value="1.783212">
                <text:p>1.7832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11.557">
                <text:p>211.557</text:p>
              </table:table-cell>
              <table:table-cell office:value-type="float" office:value="1.849454">
                <text:p>1.84945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3.894">
                <text:p>213.894</text:p>
              </table:table-cell>
              <table:table-cell office:value-type="float" office:value="2.370755">
                <text:p>2.37075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9.342">
                <text:p>219.342</text:p>
              </table:table-cell>
              <table:table-cell office:value-type="float" office:value="5.098792">
                <text:p>5.0987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24.913">
                <text:p>224.913</text:p>
              </table:table-cell>
              <table:table-cell office:value-type="float" office:value="0.716245">
                <text:p>0.7162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25.99">
                <text:p>225.99</text:p>
              </table:table-cell>
              <table:table-cell office:value-type="float" office:value="0.688466">
                <text:p>0.6884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27.087">
                <text:p>227.087</text:p>
              </table:table-cell>
              <table:table-cell office:value-type="float" office:value="0.282027">
                <text:p>0.2820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7.666">
                <text:p>227.666</text:p>
              </table:table-cell>
              <table:table-cell office:value-type="float" office:value="0.326185">
                <text:p>0.3261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8.358">
                <text:p>228.358</text:p>
              </table:table-cell>
              <table:table-cell office:value-type="float" office:value="0.269378">
                <text:p>0.2693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29.021">
                <text:p>229.021</text:p>
              </table:table-cell>
              <table:table-cell office:value-type="float" office:value="0.405495">
                <text:p>0.4054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9.809">
                <text:p>229.809</text:p>
              </table:table-cell>
              <table:table-cell office:value-type="float" office:value="0.297222">
                <text:p>0.2972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30.429">
                <text:p>230.429</text:p>
              </table:table-cell>
              <table:table-cell office:value-type="float" office:value="0.276012">
                <text:p>0.2760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1.103">
                <text:p>231.103</text:p>
              </table:table-cell>
              <table:table-cell office:value-type="float" office:value="0.249467">
                <text:p>0.2494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1.741">
                <text:p>231.741</text:p>
              </table:table-cell>
              <table:table-cell office:value-type="float" office:value="0.428869">
                <text:p>0.42886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2.637">
                <text:p>232.637</text:p>
              </table:table-cell>
              <table:table-cell office:value-type="float" office:value="0.251867">
                <text:p>0.2518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3.327">
                <text:p>233.327</text:p>
              </table:table-cell>
              <table:table-cell office:value-type="float" office:value="0.492278">
                <text:p>0.49227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4.337">
                <text:p>234.337</text:p>
              </table:table-cell>
              <table:table-cell office:value-type="float" office:value="0.328492">
                <text:p>0.3284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5.105">
                <text:p>235.105</text:p>
              </table:table-cell>
              <table:table-cell office:value-type="float" office:value="0.131639">
                <text:p>0.1316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35.59">
                <text:p>235.59</text:p>
              </table:table-cell>
              <table:table-cell office:value-type="float" office:value="0.547604">
                <text:p>0.5476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6.631">
                <text:p>236.631</text:p>
              </table:table-cell>
              <table:table-cell office:value-type="float" office:value="0.442356">
                <text:p>0.4423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7.477">
                <text:p>237.477</text:p>
              </table:table-cell>
              <table:table-cell office:value-type="float" office:value="0.237784">
                <text:p>0.2377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8.09">
                <text:p>238.09</text:p>
              </table:table-cell>
              <table:table-cell office:value-type="float" office:value="0.318143">
                <text:p>0.31814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8.731">
                <text:p>238.731</text:p>
              </table:table-cell>
              <table:table-cell office:value-type="float" office:value="0.240288">
                <text:p>0.2402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9.344">
                <text:p>239.344</text:p>
              </table:table-cell>
              <table:table-cell office:value-type="float" office:value="0.424756">
                <text:p>0.4247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40.211">
                <text:p>240.211</text:p>
              </table:table-cell>
              <table:table-cell office:value-type="float" office:value="0.271088">
                <text:p>0.2710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0.883">
                <text:p>240.883</text:p>
              </table:table-cell>
              <table:table-cell office:value-type="float" office:value="0.203177">
                <text:p>0.2031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1.449">
                <text:p>241.449</text:p>
              </table:table-cell>
              <table:table-cell office:value-type="float" office:value="0.184692">
                <text:p>0.1846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42.035">
                <text:p>242.035</text:p>
              </table:table-cell>
              <table:table-cell office:value-type="float" office:value="0.192182">
                <text:p>0.1921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2.752">
                <text:p>242.752</text:p>
              </table:table-cell>
              <table:table-cell office:value-type="float" office:value="0.286824">
                <text:p>0.2868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3.401">
                <text:p>243.401</text:p>
              </table:table-cell>
              <table:table-cell office:value-type="float" office:value="0.584499">
                <text:p>0.5844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4.347">
                <text:p>244.347</text:p>
              </table:table-cell>
              <table:table-cell office:value-type="float" office:value="0.212233">
                <text:p>0.2122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4.976">
                <text:p>244.976</text:p>
              </table:table-cell>
              <table:table-cell office:value-type="float" office:value="0.175975">
                <text:p>0.1759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45.463">
                <text:p>245.463</text:p>
              </table:table-cell>
              <table:table-cell office:value-type="float" office:value="0.292386">
                <text:p>0.2923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6.105">
                <text:p>246.105</text:p>
              </table:table-cell>
              <table:table-cell office:value-type="float" office:value="0.202479">
                <text:p>0.2024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46.658">
                <text:p>246.658</text:p>
              </table:table-cell>
              <table:table-cell office:value-type="float" office:value="0.560685">
                <text:p>0.56068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7.603">
                <text:p>247.603</text:p>
              </table:table-cell>
              <table:table-cell office:value-type="float" office:value="0.812537">
                <text:p>0.8125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48.447">
                <text:p>248.447</text:p>
              </table:table-cell>
              <table:table-cell office:value-type="float" office:value="0.07591">
                <text:p>0.075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9.01">
                <text:p>249.01</text:p>
              </table:table-cell>
              <table:table-cell office:value-type="float" office:value="1.527245">
                <text:p>1.5272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50.985">
                <text:p>250.985</text:p>
              </table:table-cell>
              <table:table-cell office:value-type="float" office:value="0.831458">
                <text:p>0.8314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52.273">
                <text:p>252.273</text:p>
              </table:table-cell>
              <table:table-cell office:value-type="float" office:value="1.207268">
                <text:p>1.2072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54.101">
                <text:p>254.101</text:p>
              </table:table-cell>
              <table:table-cell office:value-type="float" office:value="1.019428">
                <text:p>1.0194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55.588">
                <text:p>255.588</text:p>
              </table:table-cell>
              <table:table-cell office:value-type="float" office:value="1.947696">
                <text:p>1.9476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60.243">
                <text:p>260.243</text:p>
              </table:table-cell>
              <table:table-cell office:value-type="float" office:value="5.58967">
                <text:p>5.589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66.286">
                <text:p>266.286</text:p>
              </table:table-cell>
              <table:table-cell office:value-type="float" office:value="0.777915">
                <text:p>0.7779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67.495">
                <text:p>267.495</text:p>
              </table:table-cell>
              <table:table-cell office:value-type="float" office:value="0.509575">
                <text:p>0.5095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68.352">
                <text:p>268.352</text:p>
              </table:table-cell>
              <table:table-cell office:value-type="float" office:value="0.312326">
                <text:p>0.3123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69.013">
                <text:p>269.013</text:p>
              </table:table-cell>
              <table:table-cell office:value-type="float" office:value="0.253122">
                <text:p>0.25312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69.591">
                <text:p>269.591</text:p>
              </table:table-cell>
              <table:table-cell office:value-type="float" office:value="0.068793">
                <text:p>0.0687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70.02">
                <text:p>270.02</text:p>
              </table:table-cell>
              <table:table-cell office:value-type="float" office:value="0.155119">
                <text:p>0.1551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70.525">
                <text:p>270.525</text:p>
              </table:table-cell>
              <table:table-cell office:value-type="float" office:value="0.316077">
                <text:p>0.3160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71.191">
                <text:p>271.191</text:p>
              </table:table-cell>
              <table:table-cell office:value-type="float" office:value="0.209555">
                <text:p>0.2095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71.756">
                <text:p>271.756</text:p>
              </table:table-cell>
              <table:table-cell office:value-type="float" office:value="0.337796">
                <text:p>0.3377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72.429">
                <text:p>272.429</text:p>
              </table:table-cell>
              <table:table-cell office:value-type="float" office:value="0.30512">
                <text:p>0.305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73.043">
                <text:p>273.043</text:p>
              </table:table-cell>
              <table:table-cell office:value-type="float" office:value="0.09612">
                <text:p>0.096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73.425">
                <text:p>273.425</text:p>
              </table:table-cell>
              <table:table-cell office:value-type="float" office:value="0.335321">
                <text:p>0.33532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74.112">
                <text:p>274.112</text:p>
              </table:table-cell>
              <table:table-cell office:value-type="float" office:value="0.310326">
                <text:p>0.3103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74.727">
                <text:p>274.727</text:p>
              </table:table-cell>
              <table:table-cell office:value-type="float" office:value="0.109754">
                <text:p>0.1097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75.196">
                <text:p>275.196</text:p>
              </table:table-cell>
              <table:table-cell office:value-type="float" office:value="0.249394">
                <text:p>0.2493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75.734">
                <text:p>275.734</text:p>
              </table:table-cell>
              <table:table-cell office:value-type="float" office:value="0.171454">
                <text:p>0.17145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6.225">
                <text:p>276.225</text:p>
              </table:table-cell>
              <table:table-cell office:value-type="float" office:value="0.272124">
                <text:p>0.2721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76.829">
                <text:p>276.829</text:p>
              </table:table-cell>
              <table:table-cell office:value-type="float" office:value="0.119259">
                <text:p>0.1192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77.263">
                <text:p>277.263</text:p>
              </table:table-cell>
              <table:table-cell office:value-type="float" office:value="0.046313">
                <text:p>0.0463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77.636">
                <text:p>277.636</text:p>
              </table:table-cell>
              <table:table-cell office:value-type="float" office:value="0.31813">
                <text:p>0.318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78.282">
                <text:p>278.282</text:p>
              </table:table-cell>
              <table:table-cell office:value-type="float" office:value="0.21745">
                <text:p>0.217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78.81">
                <text:p>278.81</text:p>
              </table:table-cell>
              <table:table-cell office:value-type="float" office:value="0.180589">
                <text:p>0.18058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79.303">
                <text:p>279.303</text:p>
              </table:table-cell>
              <table:table-cell office:value-type="float" office:value="0.313704">
                <text:p>0.3137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79.957">
                <text:p>279.957</text:p>
              </table:table-cell>
              <table:table-cell office:value-type="float" office:value="0.107744">
                <text:p>0.1077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80.368">
                <text:p>280.368</text:p>
              </table:table-cell>
              <table:table-cell office:value-type="float" office:value="0.161435">
                <text:p>0.1614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80.836">
                <text:p>280.836</text:p>
              </table:table-cell>
              <table:table-cell office:value-type="float" office:value="0.150217">
                <text:p>0.1502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1.302">
                <text:p>281.302</text:p>
              </table:table-cell>
              <table:table-cell office:value-type="float" office:value="0.309316">
                <text:p>0.3093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81.965">
                <text:p>281.965</text:p>
              </table:table-cell>
              <table:table-cell office:value-type="float" office:value="0.378525">
                <text:p>0.3785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82.689">
                <text:p>282.689</text:p>
              </table:table-cell>
              <table:table-cell office:value-type="float" office:value="0.146374">
                <text:p>0.14637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3.177">
                <text:p>283.177</text:p>
              </table:table-cell>
              <table:table-cell office:value-type="float" office:value="0.243899">
                <text:p>0.24389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83.767">
                <text:p>283.767</text:p>
              </table:table-cell>
              <table:table-cell office:value-type="float" office:value="0.242043">
                <text:p>0.24204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4.32">
                <text:p>284.32</text:p>
              </table:table-cell>
              <table:table-cell office:value-type="float" office:value="0.708922">
                <text:p>0.7089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5.036">
                <text:p>285.036</text:p>
              </table:table-cell>
              <table:table-cell office:value-type="float" office:value="0.042311">
                <text:p>0.0423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5.461">
                <text:p>285.461</text:p>
              </table:table-cell>
              <table:table-cell office:value-type="float" office:value="1.001916">
                <text:p>1.0019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6.97">
                <text:p>286.97</text:p>
              </table:table-cell>
              <table:table-cell office:value-type="float" office:value="0.887667">
                <text:p>0.8876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8.332">
                <text:p>288.332</text:p>
              </table:table-cell>
              <table:table-cell office:value-type="float" office:value="0.873314">
                <text:p>0.8733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89.569">
                <text:p>289.569</text:p>
              </table:table-cell>
              <table:table-cell office:value-type="float" office:value="0.921557">
                <text:p>0.92155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0.884">
                <text:p>290.884</text:p>
              </table:table-cell>
              <table:table-cell office:value-type="float" office:value="1.347048">
                <text:p>1.3470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4.812">
                <text:p>294.812</text:p>
              </table:table-cell>
              <table:table-cell office:value-type="float" office:value="5.509522">
                <text:p>5.5095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0.668">
                <text:p>300.668</text:p>
              </table:table-cell>
              <table:table-cell office:value-type="float" office:value="0.32062">
                <text:p>0.3206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01.294">
                <text:p>301.294</text:p>
              </table:table-cell>
              <table:table-cell office:value-type="float" office:value="0.889245">
                <text:p>0.8892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2.529">
                <text:p>302.529</text:p>
              </table:table-cell>
              <table:table-cell office:value-type="float" office:value="0.367479">
                <text:p>0.3674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3.208">
                <text:p>303.208</text:p>
              </table:table-cell>
              <table:table-cell office:value-type="float" office:value="0.079198">
                <text:p>0.0791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3.578">
                <text:p>303.578</text:p>
              </table:table-cell>
              <table:table-cell office:value-type="float" office:value="0.138558">
                <text:p>0.1385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4.041">
                <text:p>304.041</text:p>
              </table:table-cell>
              <table:table-cell office:value-type="float" office:value="0.088613">
                <text:p>0.0886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4.469">
                <text:p>304.469</text:p>
              </table:table-cell>
              <table:table-cell office:value-type="float" office:value="0.16328">
                <text:p>0.163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04.952">
                <text:p>304.952</text:p>
              </table:table-cell>
              <table:table-cell office:value-type="float" office:value="0.293723">
                <text:p>0.2937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05.565">
                <text:p>305.565</text:p>
              </table:table-cell>
              <table:table-cell office:value-type="float" office:value="0.095722">
                <text:p>0.09572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05.991">
                <text:p>305.991</text:p>
              </table:table-cell>
              <table:table-cell office:value-type="float" office:value="0.167038">
                <text:p>0.1670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06.498">
                <text:p>306.498</text:p>
              </table:table-cell>
              <table:table-cell office:value-type="float" office:value="0.140916">
                <text:p>0.1409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06.959">
                <text:p>306.959</text:p>
              </table:table-cell>
              <table:table-cell office:value-type="float" office:value="0.271769">
                <text:p>0.2717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7.529">
                <text:p>307.529</text:p>
              </table:table-cell>
              <table:table-cell office:value-type="float" office:value="0.109315">
                <text:p>0.10931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07.962">
                <text:p>307.962</text:p>
              </table:table-cell>
              <table:table-cell office:value-type="float" office:value="0.162194">
                <text:p>0.16219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08.457">
                <text:p>308.457</text:p>
              </table:table-cell>
              <table:table-cell office:value-type="float" office:value="0.346386">
                <text:p>0.34638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09.122">
                <text:p>309.122</text:p>
              </table:table-cell>
              <table:table-cell office:value-type="float" office:value="0.236578">
                <text:p>0.23657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09.671">
                <text:p>309.671</text:p>
              </table:table-cell>
              <table:table-cell office:value-type="float" office:value="0.408682">
                <text:p>0.40868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10.413">
                <text:p>310.413</text:p>
              </table:table-cell>
              <table:table-cell office:value-type="float" office:value="0.156006">
                <text:p>0.15600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10.884">
                <text:p>310.884</text:p>
              </table:table-cell>
              <table:table-cell office:value-type="float" office:value="0.162209">
                <text:p>0.1622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11.365">
                <text:p>311.365</text:p>
              </table:table-cell>
              <table:table-cell office:value-type="float" office:value="0.206245">
                <text:p>0.2062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11.873">
                <text:p>311.873</text:p>
              </table:table-cell>
              <table:table-cell office:value-type="float" office:value="0.377124">
                <text:p>0.3771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12.594">
                <text:p>312.594</text:p>
              </table:table-cell>
              <table:table-cell office:value-type="float" office:value="0.185294">
                <text:p>0.18529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13.089">
                <text:p>313.089</text:p>
              </table:table-cell>
              <table:table-cell office:value-type="float" office:value="0.107405">
                <text:p>0.1074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13.52">
                <text:p>313.52</text:p>
              </table:table-cell>
              <table:table-cell office:value-type="float" office:value="0.373835">
                <text:p>0.37383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14.216">
                <text:p>314.216</text:p>
              </table:table-cell>
              <table:table-cell office:value-type="float" office:value="0.192144">
                <text:p>0.1921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14.743">
                <text:p>314.743</text:p>
              </table:table-cell>
              <table:table-cell office:value-type="float" office:value="0.335923">
                <text:p>0.3359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15.414">
                <text:p>315.414</text:p>
              </table:table-cell>
              <table:table-cell office:value-type="float" office:value="0.233536">
                <text:p>0.23353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15.978">
                <text:p>315.978</text:p>
              </table:table-cell>
              <table:table-cell office:value-type="float" office:value="0.205564">
                <text:p>0.20556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16.513">
                <text:p>316.513</text:p>
              </table:table-cell>
              <table:table-cell office:value-type="float" office:value="0.344074">
                <text:p>0.34407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17.169">
                <text:p>317.169</text:p>
              </table:table-cell>
              <table:table-cell office:value-type="float" office:value="0.282205">
                <text:p>0.2822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17.761">
                <text:p>317.761</text:p>
              </table:table-cell>
              <table:table-cell office:value-type="float" office:value="0.132073">
                <text:p>0.13207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18.192">
                <text:p>318.192</text:p>
              </table:table-cell>
              <table:table-cell office:value-type="float" office:value="0.172552">
                <text:p>0.17255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18.685">
                <text:p>318.685</text:p>
              </table:table-cell>
              <table:table-cell office:value-type="float" office:value="0.411503">
                <text:p>0.4115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19.408">
                <text:p>319.408</text:p>
              </table:table-cell>
              <table:table-cell office:value-type="float" office:value="0.872192">
                <text:p>0.8721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20.31">
                <text:p>320.31</text:p>
              </table:table-cell>
              <table:table-cell office:value-type="float" office:value="0.054671">
                <text:p>0.0546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20.74">
                <text:p>320.74</text:p>
              </table:table-cell>
              <table:table-cell office:value-type="float" office:value="1.805486">
                <text:p>1.8054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22.892">
                <text:p>322.892</text:p>
              </table:table-cell>
              <table:table-cell office:value-type="float" office:value="1.632897">
                <text:p>1.63289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25.948">
                <text:p>325.948</text:p>
              </table:table-cell>
              <table:table-cell office:value-type="float" office:value="4.754685">
                <text:p>4.75468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31.22">
                <text:p>331.22</text:p>
              </table:table-cell>
              <table:table-cell office:value-type="float" office:value="1.202507">
                <text:p>1.20250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32.791">
                <text:p>332.791</text:p>
              </table:table-cell>
              <table:table-cell office:value-type="float" office:value="0.755939">
                <text:p>0.75593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33.583">
                <text:p>333.583</text:p>
              </table:table-cell>
              <table:table-cell office:value-type="float" office:value="0.073455">
                <text:p>0.0734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34.029">
                <text:p>334.029</text:p>
              </table:table-cell>
              <table:table-cell office:value-type="float" office:value="0.29985">
                <text:p>0.2998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34.849">
                <text:p>334.849</text:p>
              </table:table-cell>
              <table:table-cell office:value-type="float" office:value="0.437263">
                <text:p>0.43726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35.979">
                <text:p>335.979</text:p>
              </table:table-cell>
              <table:table-cell office:value-type="float" office:value="0.307662">
                <text:p>0.30766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37.001">
                <text:p>337.001</text:p>
              </table:table-cell>
              <table:table-cell office:value-type="float" office:value="0.291497">
                <text:p>0.2914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37.934">
                <text:p>337.934</text:p>
              </table:table-cell>
              <table:table-cell office:value-type="float" office:value="0.177921">
                <text:p>0.17792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38.689">
                <text:p>338.689</text:p>
              </table:table-cell>
              <table:table-cell office:value-type="float" office:value="0.175721">
                <text:p>0.1757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39.559">
                <text:p>339.559</text:p>
              </table:table-cell>
              <table:table-cell office:value-type="float" office:value="0.256577">
                <text:p>0.2565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40.302">
                <text:p>340.302</text:p>
              </table:table-cell>
              <table:table-cell office:value-type="float" office:value="0.360831">
                <text:p>0.36083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41.07">
                <text:p>341.07</text:p>
              </table:table-cell>
              <table:table-cell office:value-type="float" office:value="0.241216">
                <text:p>0.2412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41.654">
                <text:p>341.654</text:p>
              </table:table-cell>
              <table:table-cell office:value-type="float" office:value="0.482787">
                <text:p>0.48278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42.529">
                <text:p>342.529</text:p>
              </table:table-cell>
              <table:table-cell office:value-type="float" office:value="0.601614">
                <text:p>0.6016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43.71">
                <text:p>343.71</text:p>
              </table:table-cell>
              <table:table-cell office:value-type="float" office:value="0.430074">
                <text:p>0.43007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44.595">
                <text:p>344.595</text:p>
              </table:table-cell>
              <table:table-cell office:value-type="float" office:value="0.264104">
                <text:p>0.26410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45.257">
                <text:p>345.257</text:p>
              </table:table-cell>
              <table:table-cell office:value-type="float" office:value="0.275031">
                <text:p>0.2750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45.98">
                <text:p>345.98</text:p>
              </table:table-cell>
              <table:table-cell office:value-type="float" office:value="0.389921">
                <text:p>0.38992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46.804">
                <text:p>346.804</text:p>
              </table:table-cell>
              <table:table-cell office:value-type="float" office:value="0.349176">
                <text:p>0.3491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47.582">
                <text:p>347.582</text:p>
              </table:table-cell>
              <table:table-cell office:value-type="float" office:value="0.494344">
                <text:p>0.4943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48.505">
                <text:p>348.505</text:p>
              </table:table-cell>
              <table:table-cell office:value-type="float" office:value="0.184983">
                <text:p>0.18498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49.101">
                <text:p>349.101</text:p>
              </table:table-cell>
              <table:table-cell office:value-type="float" office:value="0.149072">
                <text:p>0.1490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49.658">
                <text:p>349.658</text:p>
              </table:table-cell>
              <table:table-cell office:value-type="float" office:value="0.343333">
                <text:p>0.3433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0.408">
                <text:p>350.408</text:p>
              </table:table-cell>
              <table:table-cell office:value-type="float" office:value="0.240008">
                <text:p>0.2400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50.716">
                <text:p>350.716</text:p>
              </table:table-cell>
              <table:table-cell office:value-type="float" office:value="0.09588">
                <text:p>0.0958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51.173">
                <text:p>351.173</text:p>
              </table:table-cell>
              <table:table-cell office:value-type="float" office:value="0.446363">
                <text:p>0.4463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2.103">
                <text:p>352.103</text:p>
              </table:table-cell>
              <table:table-cell office:value-type="float" office:value="0.368404">
                <text:p>0.36840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52.946">
                <text:p>352.946</text:p>
              </table:table-cell>
              <table:table-cell office:value-type="float" office:value="0.286083">
                <text:p>0.28608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53.615">
                <text:p>353.615</text:p>
              </table:table-cell>
              <table:table-cell office:value-type="float" office:value="0.71112">
                <text:p>0.711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4.783">
                <text:p>354.783</text:p>
              </table:table-cell>
              <table:table-cell office:value-type="float" office:value="0.180761">
                <text:p>0.18076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55.446">
                <text:p>355.446</text:p>
              </table:table-cell>
              <table:table-cell office:value-type="float" office:value="0.172681">
                <text:p>0.17268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56.061">
                <text:p>356.061</text:p>
              </table:table-cell>
              <table:table-cell office:value-type="float" office:value="0.25782">
                <text:p>0.2578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56.873">
                <text:p>356.873</text:p>
              </table:table-cell>
              <table:table-cell office:value-type="float" office:value="0.17699">
                <text:p>0.1769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57.511">
                <text:p>357.511</text:p>
              </table:table-cell>
              <table:table-cell office:value-type="float" office:value="0.437689">
                <text:p>0.43768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58.301">
                <text:p>358.301</text:p>
              </table:table-cell>
              <table:table-cell office:value-type="float" office:value="1.269367">
                <text:p>1.26936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59.616">
                <text:p>359.616</text:p>
              </table:table-cell>
              <table:table-cell office:value-type="float" office:value="0.065473">
                <text:p>0.06547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60.1">
                <text:p>360.1</text:p>
              </table:table-cell>
              <table:table-cell office:value-type="float" office:value="1.227036">
                <text:p>1.22703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61.83">
                <text:p>361.83</text:p>
              </table:table-cell>
              <table:table-cell office:value-type="float" office:value="1.09884">
                <text:p>1.0988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63.423">
                <text:p>363.423</text:p>
              </table:table-cell>
              <table:table-cell office:value-type="float" office:value="0.638911">
                <text:p>0.63891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64.512">
                <text:p>364.512</text:p>
              </table:table-cell>
              <table:table-cell office:value-type="float" office:value="1.77987">
                <text:p>1.7798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66.765">
                <text:p>366.765</text:p>
              </table:table-cell>
              <table:table-cell office:value-type="float" office:value="2.215979">
                <text:p>2.21597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72.272">
                <text:p>372.272</text:p>
              </table:table-cell>
              <table:table-cell office:value-type="float" office:value="5.498151">
                <text:p>5.49815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78.218">
                <text:p>378.218</text:p>
              </table:table-cell>
              <table:table-cell office:value-type="float" office:value="0.385611">
                <text:p>0.38561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78.959">
                <text:p>378.959</text:p>
              </table:table-cell>
              <table:table-cell office:value-type="float" office:value="0.686075">
                <text:p>0.6860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80.121">
                <text:p>380.121</text:p>
              </table:table-cell>
              <table:table-cell office:value-type="float" office:value="0.416273">
                <text:p>0.41627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80.943">
                <text:p>380.943</text:p>
              </table:table-cell>
              <table:table-cell office:value-type="float" office:value="0.36707">
                <text:p>0.3670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81.673">
                <text:p>381.673</text:p>
              </table:table-cell>
              <table:table-cell office:value-type="float" office:value="0.302673">
                <text:p>0.30267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82.348">
                <text:p>382.348</text:p>
              </table:table-cell>
              <table:table-cell office:value-type="float" office:value="0.283652">
                <text:p>0.28365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83.154">
                <text:p>383.154</text:p>
              </table:table-cell>
              <table:table-cell office:value-type="float" office:value="0.277555">
                <text:p>0.27755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83.815">
                <text:p>383.815</text:p>
              </table:table-cell>
              <table:table-cell office:value-type="float" office:value="0.292466">
                <text:p>0.29246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84.496">
                <text:p>384.496</text:p>
              </table:table-cell>
              <table:table-cell office:value-type="float" office:value="0.230627">
                <text:p>0.23062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85.075">
                <text:p>385.075</text:p>
              </table:table-cell>
              <table:table-cell office:value-type="float" office:value="0.386345">
                <text:p>0.38634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85.817">
                <text:p>385.817</text:p>
              </table:table-cell>
              <table:table-cell office:value-type="float" office:value="0.27164">
                <text:p>0.271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86.478">
                <text:p>386.478</text:p>
              </table:table-cell>
              <table:table-cell office:value-type="float" office:value="0.222416">
                <text:p>0.2224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87.064">
                <text:p>387.064</text:p>
              </table:table-cell>
              <table:table-cell office:value-type="float" office:value="0.43361">
                <text:p>0.4336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87.877">
                <text:p>387.877</text:p>
              </table:table-cell>
              <table:table-cell office:value-type="float" office:value="0.154946">
                <text:p>0.1549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88.515">
                <text:p>388.515</text:p>
              </table:table-cell>
              <table:table-cell office:value-type="float" office:value="0.282764">
                <text:p>0.28276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89.218">
                <text:p>389.218</text:p>
              </table:table-cell>
              <table:table-cell office:value-type="float" office:value="0.227765">
                <text:p>0.22776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89.803">
                <text:p>389.803</text:p>
              </table:table-cell>
              <table:table-cell office:value-type="float" office:value="0.17322">
                <text:p>0.1732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90.329">
                <text:p>390.329</text:p>
              </table:table-cell>
              <table:table-cell office:value-type="float" office:value="0.308846">
                <text:p>0.30884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91.035">
                <text:p>391.035</text:p>
              </table:table-cell>
              <table:table-cell office:value-type="float" office:value="0.263682">
                <text:p>0.26368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91.662">
                <text:p>391.662</text:p>
              </table:table-cell>
              <table:table-cell office:value-type="float" office:value="0.187837">
                <text:p>0.18783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92.189">
                <text:p>392.189</text:p>
              </table:table-cell>
              <table:table-cell office:value-type="float" office:value="0.325853">
                <text:p>0.32585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92.844">
                <text:p>392.844</text:p>
              </table:table-cell>
              <table:table-cell office:value-type="float" office:value="0.303265">
                <text:p>0.30326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93.526">
                <text:p>393.526</text:p>
              </table:table-cell>
              <table:table-cell office:value-type="float" office:value="0.206621">
                <text:p>0.20662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94.134">
                <text:p>394.134</text:p>
              </table:table-cell>
              <table:table-cell office:value-type="float" office:value="0.401851">
                <text:p>0.40185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94.855">
                <text:p>394.855</text:p>
              </table:table-cell>
              <table:table-cell office:value-type="float" office:value="0.299558">
                <text:p>0.29955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95.494">
                <text:p>395.494</text:p>
              </table:table-cell>
              <table:table-cell office:value-type="float" office:value="0.277051">
                <text:p>0.27705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96.126">
                <text:p>396.126</text:p>
              </table:table-cell>
              <table:table-cell office:value-type="float" office:value="0.193569">
                <text:p>0.19356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96.699">
                <text:p>396.699</text:p>
              </table:table-cell>
              <table:table-cell office:value-type="float" office:value="0.160682">
                <text:p>0.16068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97.244">
                <text:p>397.244</text:p>
              </table:table-cell>
              <table:table-cell office:value-type="float" office:value="0.116717">
                <text:p>0.11671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97.701">
                <text:p>397.701</text:p>
              </table:table-cell>
              <table:table-cell office:value-type="float" office:value="0.238912">
                <text:p>0.2389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98.306">
                <text:p>398.306</text:p>
              </table:table-cell>
              <table:table-cell office:value-type="float" office:value="0.221901">
                <text:p>0.22190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98.861">
                <text:p>398.861</text:p>
              </table:table-cell>
              <table:table-cell office:value-type="float" office:value="0.394091">
                <text:p>0.39409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99.63">
                <text:p>399.63</text:p>
              </table:table-cell>
              <table:table-cell office:value-type="float" office:value="0.11998">
                <text:p>0.11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Linux_X86_64 LibreOffice_project/7545bee9c2a0782548772a21bc84a9dcc583b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dash" draw:stroke-dash="Fine_20_Dashed_20__28_var_29_"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draw:stroke="dash" draw:stroke-dash="Ultrafine_20_Dashed"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178cm" svg:height="22.016cm" xlink:href=".." xlink:type="simple" chart:class="chart:scatter" chart:style-name="ch1">
        <chart:title svg:x="13.15cm" svg:y="0.576cm" chart:style-name="ch2">
          <text:p>JDK Concurrent mark sweep</text:p>
        </chart:title>
        <chart:subtitle svg:x="11.357cm" svg:y="1.963cm" chart:style-name="ch3">
          <text:p>JDK 1.7.0_21-b11, 
Linux 3.8.7 amd64,
Intel(R) Core(TM)2 Extreme CPU X9100 @ 3.06GHz 6GB RAM, 
SSD Corsair Force GTGCC 4.7</text:p>
        </chart:subtitle>
        <chart:plot-area chart:style-name="ch4" table:cell-range-address="CMS.B3:CMS.B465 CMS.C1:CMS.C1 CMS.F3:CMS.F465" chart:data-source-has-labels="row" svg:x="1.694cm" svg:y="4.876cm" svg:width="31.118cm" svg:height="15.719cm">
          <chartooo:coordinate-region svg:x="2.13cm" svg:y="5.076cm" svg:width="30.402cm" svg:height="14.872cm"/>
          <chart:axis chart:dimension="x" chart:name="primary-x" chart:style-name="ch5">
            <chart:title svg:x="16.587cm" svg:y="21.035cm" chart:style-name="ch6">
              <text:p>seconds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5">
            <chart:title svg:x="0.451cm" svg:y="13.401cm" chart:style-name="ch9">
              <text:p>seconds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CMS.F3:CMS.F465" chart:label-cell-address="CMS.C1:CMS.C1" chart:class="chart:scatter">
            <chart:domain table:cell-range-address="CMS.B3:CMS.B465"/>
            <chart:data-point chart:repeated="46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MS</text:p>
                <draw:g>
                  <svg:desc>CMS.C1:CM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5">
                <text:p>0.595</text:p>
                <draw:g>
                  <svg:desc>CMS.B3:CMS.B465</svg:desc>
                </draw:g>
              </table:table-cell>
              <table:table-cell office:value-type="float" office:value="0.586388">
                <text:p>0.586388</text:p>
                <draw:g>
                  <svg:desc>CMS.F3:CMS.F4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01">
                <text:p>1.201</text:p>
              </table:table-cell>
              <table:table-cell office:value-type="float" office:value="0.024633">
                <text:p>0.0246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3">
                <text:p>1.253</text:p>
              </table:table-cell>
              <table:table-cell office:value-type="float" office:value="0.366879">
                <text:p>0.366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55">
                <text:p>1.655</text:p>
              </table:table-cell>
              <table:table-cell office:value-type="float" office:value="0.230287">
                <text:p>0.230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21">
                <text:p>1.921</text:p>
              </table:table-cell>
              <table:table-cell office:value-type="float" office:value="0.238833">
                <text:p>0.238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04">
                <text:p>2.204</text:p>
              </table:table-cell>
              <table:table-cell office:value-type="float" office:value="0.258003">
                <text:p>0.258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09">
                <text:p>2.509</text:p>
              </table:table-cell>
              <table:table-cell office:value-type="float" office:value="0.232585">
                <text:p>0.232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91">
                <text:p>2.791</text:p>
              </table:table-cell>
              <table:table-cell office:value-type="float" office:value="0.465857">
                <text:p>0.465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31">
                <text:p>3.331</text:p>
              </table:table-cell>
              <table:table-cell office:value-type="float" office:value="0.274005">
                <text:p>0.274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43">
                <text:p>3.643</text:p>
              </table:table-cell>
              <table:table-cell office:value-type="float" office:value="0.234094">
                <text:p>0.2340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22">
                <text:p>3.922</text:p>
              </table:table-cell>
              <table:table-cell office:value-type="float" office:value="0.200456">
                <text:p>0.200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167">
                <text:p>4.167</text:p>
              </table:table-cell>
              <table:table-cell office:value-type="float" office:value="0.217424">
                <text:p>0.217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13">
                <text:p>4.413</text:p>
              </table:table-cell>
              <table:table-cell office:value-type="float" office:value="0.183468">
                <text:p>0.1834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43">
                <text:p>4.643</text:p>
              </table:table-cell>
              <table:table-cell office:value-type="float" office:value="0.186371">
                <text:p>0.1863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75">
                <text:p>4.875</text:p>
              </table:table-cell>
              <table:table-cell office:value-type="float" office:value="0.243989">
                <text:p>0.2439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54">
                <text:p>5.154</text:p>
              </table:table-cell>
              <table:table-cell office:value-type="float" office:value="0.261277">
                <text:p>0.2612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466">
                <text:p>5.466</text:p>
              </table:table-cell>
              <table:table-cell office:value-type="float" office:value="0.278818">
                <text:p>0.2788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792">
                <text:p>5.792</text:p>
              </table:table-cell>
              <table:table-cell office:value-type="float" office:value="0.179873">
                <text:p>0.1798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041">
                <text:p>6.041</text:p>
              </table:table-cell>
              <table:table-cell office:value-type="float" office:value="0.355353">
                <text:p>0.3553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433">
                <text:p>6.433</text:p>
              </table:table-cell>
              <table:table-cell office:value-type="float" office:value="0.186702">
                <text:p>0.1867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74">
                <text:p>6.674</text:p>
              </table:table-cell>
              <table:table-cell office:value-type="float" office:value="0.249916">
                <text:p>0.2499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99">
                <text:p>6.99</text:p>
              </table:table-cell>
              <table:table-cell office:value-type="float" office:value="0.238252">
                <text:p>0.2382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86">
                <text:p>7.286</text:p>
              </table:table-cell>
              <table:table-cell office:value-type="float" office:value="0.184022">
                <text:p>0.1840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535">
                <text:p>7.535</text:p>
              </table:table-cell>
              <table:table-cell office:value-type="float" office:value="0.241759">
                <text:p>0.2417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824">
                <text:p>7.824</text:p>
              </table:table-cell>
              <table:table-cell office:value-type="float" office:value="0.304752">
                <text:p>0.3047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191">
                <text:p>8.191</text:p>
              </table:table-cell>
              <table:table-cell office:value-type="float" office:value="0.191509">
                <text:p>0.1915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432">
                <text:p>8.432</text:p>
              </table:table-cell>
              <table:table-cell office:value-type="float" office:value="0.245534">
                <text:p>0.2455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717">
                <text:p>8.717</text:p>
              </table:table-cell>
              <table:table-cell office:value-type="float" office:value="0.266267">
                <text:p>0.2662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041">
                <text:p>9.041</text:p>
              </table:table-cell>
              <table:table-cell office:value-type="float" office:value="0.30786">
                <text:p>0.307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387">
                <text:p>9.387</text:p>
              </table:table-cell>
              <table:table-cell office:value-type="float" office:value="0.247785">
                <text:p>0.2477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681">
                <text:p>9.681</text:p>
              </table:table-cell>
              <table:table-cell office:value-type="float" office:value="0.293321">
                <text:p>0.2933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058">
                <text:p>10.058</text:p>
              </table:table-cell>
              <table:table-cell office:value-type="float" office:value="0.259823">
                <text:p>0.2598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358">
                <text:p>10.358</text:p>
              </table:table-cell>
              <table:table-cell office:value-type="float" office:value="0.275946">
                <text:p>0.2759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7">
                <text:p>10.7</text:p>
              </table:table-cell>
              <table:table-cell office:value-type="float" office:value="0.197169">
                <text:p>0.1971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997">
                <text:p>10.997</text:p>
              </table:table-cell>
              <table:table-cell office:value-type="float" office:value="0.230481">
                <text:p>0.2304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311">
                <text:p>11.311</text:p>
              </table:table-cell>
              <table:table-cell office:value-type="float" office:value="0.277361">
                <text:p>0.2773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641">
                <text:p>11.641</text:p>
              </table:table-cell>
              <table:table-cell office:value-type="float" office:value="0.124781">
                <text:p>0.1247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805">
                <text:p>11.805</text:p>
              </table:table-cell>
              <table:table-cell office:value-type="float" office:value="0.283679">
                <text:p>0.2836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126">
                <text:p>12.126</text:p>
              </table:table-cell>
              <table:table-cell office:value-type="float" office:value="0.165095">
                <text:p>0.1650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324">
                <text:p>12.324</text:p>
              </table:table-cell>
              <table:table-cell office:value-type="float" office:value="0.254532">
                <text:p>0.2545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633">
                <text:p>12.633</text:p>
              </table:table-cell>
              <table:table-cell office:value-type="float" office:value="0.067119">
                <text:p>0.0671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771">
                <text:p>12.771</text:p>
              </table:table-cell>
              <table:table-cell office:value-type="float" office:value="0.297079">
                <text:p>0.2970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173">
                <text:p>13.173</text:p>
              </table:table-cell>
              <table:table-cell office:value-type="float" office:value="0.209913">
                <text:p>0.2099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441">
                <text:p>13.441</text:p>
              </table:table-cell>
              <table:table-cell office:value-type="float" office:value="0.174019">
                <text:p>0.1740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658">
                <text:p>13.658</text:p>
              </table:table-cell>
              <table:table-cell office:value-type="float" office:value="0.297612">
                <text:p>0.2976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013">
                <text:p>14.013</text:p>
              </table:table-cell>
              <table:table-cell office:value-type="float" office:value="0.309229">
                <text:p>0.3092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372">
                <text:p>14.372</text:p>
              </table:table-cell>
              <table:table-cell office:value-type="float" office:value="0.217215">
                <text:p>0.2172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638">
                <text:p>14.638</text:p>
              </table:table-cell>
              <table:table-cell office:value-type="float" office:value="0.24909">
                <text:p>0.249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935">
                <text:p>14.935</text:p>
              </table:table-cell>
              <table:table-cell office:value-type="float" office:value="0.094272">
                <text:p>0.0942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065">
                <text:p>15.065</text:p>
              </table:table-cell>
              <table:table-cell office:value-type="float" office:value="0.217589">
                <text:p>0.2175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32">
                <text:p>15.32</text:p>
              </table:table-cell>
              <table:table-cell office:value-type="float" office:value="0.236031">
                <text:p>0.2360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598">
                <text:p>15.598</text:p>
              </table:table-cell>
              <table:table-cell office:value-type="float" office:value="0.274715">
                <text:p>0.2747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914">
                <text:p>15.914</text:p>
              </table:table-cell>
              <table:table-cell office:value-type="float" office:value="0.083881">
                <text:p>0.0838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043">
                <text:p>16.043</text:p>
              </table:table-cell>
              <table:table-cell office:value-type="float" office:value="0.423535">
                <text:p>0.4235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515">
                <text:p>16.515</text:p>
              </table:table-cell>
              <table:table-cell office:value-type="float" office:value="0.240846">
                <text:p>0.2408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799">
                <text:p>16.799</text:p>
              </table:table-cell>
              <table:table-cell office:value-type="float" office:value="0.134047">
                <text:p>0.1340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982">
                <text:p>16.982</text:p>
              </table:table-cell>
              <table:table-cell office:value-type="float" office:value="0.277985">
                <text:p>0.2779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308">
                <text:p>17.308</text:p>
              </table:table-cell>
              <table:table-cell office:value-type="float" office:value="0.291847">
                <text:p>0.2918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639">
                <text:p>17.639</text:p>
              </table:table-cell>
              <table:table-cell office:value-type="float" office:value="0.188916">
                <text:p>0.1889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88">
                <text:p>17.88</text:p>
              </table:table-cell>
              <table:table-cell office:value-type="float" office:value="0.330549">
                <text:p>0.3305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252">
                <text:p>18.252</text:p>
              </table:table-cell>
              <table:table-cell office:value-type="float" office:value="0.128409">
                <text:p>0.1284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431">
                <text:p>18.431</text:p>
              </table:table-cell>
              <table:table-cell office:value-type="float" office:value="0.211625">
                <text:p>0.211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687">
                <text:p>18.687</text:p>
              </table:table-cell>
              <table:table-cell office:value-type="float" office:value="0.205672">
                <text:p>0.2056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941">
                <text:p>18.941</text:p>
              </table:table-cell>
              <table:table-cell office:value-type="float" office:value="0.28303">
                <text:p>0.283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281">
                <text:p>19.281</text:p>
              </table:table-cell>
              <table:table-cell office:value-type="float" office:value="0.114596">
                <text:p>0.1145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435">
                <text:p>19.435</text:p>
              </table:table-cell>
              <table:table-cell office:value-type="float" office:value="0.309873">
                <text:p>0.3098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.797">
                <text:p>19.797</text:p>
              </table:table-cell>
              <table:table-cell office:value-type="float" office:value="0.129953">
                <text:p>0.1299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977">
                <text:p>19.977</text:p>
              </table:table-cell>
              <table:table-cell office:value-type="float" office:value="0.252265">
                <text:p>0.2522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273">
                <text:p>20.273</text:p>
              </table:table-cell>
              <table:table-cell office:value-type="float" office:value="0.232214">
                <text:p>0.2322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562">
                <text:p>20.562</text:p>
              </table:table-cell>
              <table:table-cell office:value-type="float" office:value="0.156255">
                <text:p>0.156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.781">
                <text:p>20.781</text:p>
              </table:table-cell>
              <table:table-cell office:value-type="float" office:value="0.259841">
                <text:p>0.2598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.093">
                <text:p>21.093</text:p>
              </table:table-cell>
              <table:table-cell office:value-type="float" office:value="0.212425">
                <text:p>0.2124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.4">
                <text:p>25.4</text:p>
              </table:table-cell>
              <table:table-cell office:value-type="float" office:value="5.887141">
                <text:p>5.8871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.606">
                <text:p>32.606</text:p>
              </table:table-cell>
              <table:table-cell office:value-type="float" office:value="0.400004">
                <text:p>0.4000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.714">
                <text:p>33.714</text:p>
              </table:table-cell>
              <table:table-cell office:value-type="float" office:value="0.225791">
                <text:p>0.225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.294">
                <text:p>34.294</text:p>
              </table:table-cell>
              <table:table-cell office:value-type="float" office:value="0.131304">
                <text:p>0.131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.83">
                <text:p>34.83</text:p>
              </table:table-cell>
              <table:table-cell office:value-type="float" office:value="0.285086">
                <text:p>0.2850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.465">
                <text:p>35.465</text:p>
              </table:table-cell>
              <table:table-cell office:value-type="float" office:value="0.108183">
                <text:p>0.1081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.92">
                <text:p>35.92</text:p>
              </table:table-cell>
              <table:table-cell office:value-type="float" office:value="0.106314">
                <text:p>0.1063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.268">
                <text:p>36.268</text:p>
              </table:table-cell>
              <table:table-cell office:value-type="float" office:value="0.161847">
                <text:p>0.1618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.742">
                <text:p>36.742</text:p>
              </table:table-cell>
              <table:table-cell office:value-type="float" office:value="0.117665">
                <text:p>0.1176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.118">
                <text:p>37.118</text:p>
              </table:table-cell>
              <table:table-cell office:value-type="float" office:value="0.21082">
                <text:p>0.210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.58">
                <text:p>37.58</text:p>
              </table:table-cell>
              <table:table-cell office:value-type="float" office:value="0.331399">
                <text:p>0.3313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.934">
                <text:p>37.934</text:p>
              </table:table-cell>
              <table:table-cell office:value-type="float" office:value="0.059253">
                <text:p>0.0592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.255">
                <text:p>38.255</text:p>
              </table:table-cell>
              <table:table-cell office:value-type="float" office:value="0.406665">
                <text:p>0.4066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.049">
                <text:p>39.049</text:p>
              </table:table-cell>
              <table:table-cell office:value-type="float" office:value="0.233081">
                <text:p>0.2330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.645">
                <text:p>39.645</text:p>
              </table:table-cell>
              <table:table-cell office:value-type="float" office:value="0.093029">
                <text:p>0.0930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.075">
                <text:p>40.075</text:p>
              </table:table-cell>
              <table:table-cell office:value-type="float" office:value="0.140901">
                <text:p>0.1409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.476">
                <text:p>40.476</text:p>
              </table:table-cell>
              <table:table-cell office:value-type="float" office:value="0.275427">
                <text:p>0.2754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.045">
                <text:p>41.045</text:p>
              </table:table-cell>
              <table:table-cell office:value-type="float" office:value="0.404891">
                <text:p>0.4048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.732">
                <text:p>41.732</text:p>
              </table:table-cell>
              <table:table-cell office:value-type="float" office:value="0.332939">
                <text:p>0.3329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.332">
                <text:p>42.332</text:p>
              </table:table-cell>
              <table:table-cell office:value-type="float" office:value="0.288038">
                <text:p>0.2880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.908">
                <text:p>42.908</text:p>
              </table:table-cell>
              <table:table-cell office:value-type="float" office:value="0.214236">
                <text:p>0.2142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3.394">
                <text:p>43.394</text:p>
              </table:table-cell>
              <table:table-cell office:value-type="float" office:value="0.184179">
                <text:p>0.1841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.008">
                <text:p>44.008</text:p>
              </table:table-cell>
              <table:table-cell office:value-type="float" office:value="0.150262">
                <text:p>0.1502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.454">
                <text:p>44.454</text:p>
              </table:table-cell>
              <table:table-cell office:value-type="float" office:value="0.293164">
                <text:p>0.2931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.037">
                <text:p>45.037</text:p>
              </table:table-cell>
              <table:table-cell office:value-type="float" office:value="0.212467">
                <text:p>0.2124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.547">
                <text:p>45.547</text:p>
              </table:table-cell>
              <table:table-cell office:value-type="float" office:value="0.178927">
                <text:p>0.1789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.052">
                <text:p>46.052</text:p>
              </table:table-cell>
              <table:table-cell office:value-type="float" office:value="0.218145">
                <text:p>0.2181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.585">
                <text:p>46.585</text:p>
              </table:table-cell>
              <table:table-cell office:value-type="float" office:value="0.244408">
                <text:p>0.2444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.173">
                <text:p>47.173</text:p>
              </table:table-cell>
              <table:table-cell office:value-type="float" office:value="0.081762">
                <text:p>0.0817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.693">
                <text:p>47.693</text:p>
              </table:table-cell>
              <table:table-cell office:value-type="float" office:value="0.275336">
                <text:p>0.2753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8.551">
                <text:p>48.551</text:p>
              </table:table-cell>
              <table:table-cell office:value-type="float" office:value="0.240567">
                <text:p>0.2405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.276">
                <text:p>49.276</text:p>
              </table:table-cell>
              <table:table-cell office:value-type="float" office:value="1.360536">
                <text:p>1.3605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.894">
                <text:p>50.894</text:p>
              </table:table-cell>
              <table:table-cell office:value-type="float" office:value="0.347448">
                <text:p>0.3474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.456">
                <text:p>51.456</text:p>
              </table:table-cell>
              <table:table-cell office:value-type="float" office:value="2.725492">
                <text:p>2.7254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.777">
                <text:p>54.777</text:p>
              </table:table-cell>
              <table:table-cell office:value-type="float" office:value="2.525249">
                <text:p>2.5252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9.675">
                <text:p>59.675</text:p>
              </table:table-cell>
              <table:table-cell office:value-type="float" office:value="5.759164">
                <text:p>5.7591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6.032">
                <text:p>66.032</text:p>
              </table:table-cell>
              <table:table-cell office:value-type="float" office:value="0.623523">
                <text:p>0.6235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7.046">
                <text:p>67.046</text:p>
              </table:table-cell>
              <table:table-cell office:value-type="float" office:value="0.37158">
                <text:p>0.371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7.446">
                <text:p>67.446</text:p>
              </table:table-cell>
              <table:table-cell office:value-type="float" office:value="0.057336">
                <text:p>0.0573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7.917">
                <text:p>67.917</text:p>
              </table:table-cell>
              <table:table-cell office:value-type="float" office:value="0.381945">
                <text:p>0.3819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8.758">
                <text:p>68.758</text:p>
              </table:table-cell>
              <table:table-cell office:value-type="float" office:value="0.292592">
                <text:p>0.2925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9.428">
                <text:p>69.428</text:p>
              </table:table-cell>
              <table:table-cell office:value-type="float" office:value="0.10585">
                <text:p>0.105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0.041">
                <text:p>70.041</text:p>
              </table:table-cell>
              <table:table-cell office:value-type="float" office:value="0.468138">
                <text:p>0.4681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0.978">
                <text:p>70.978</text:p>
              </table:table-cell>
              <table:table-cell office:value-type="float" office:value="0.368658">
                <text:p>0.3686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1.771">
                <text:p>71.771</text:p>
              </table:table-cell>
              <table:table-cell office:value-type="float" office:value="0.525036">
                <text:p>0.5250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2.729">
                <text:p>72.729</text:p>
              </table:table-cell>
              <table:table-cell office:value-type="float" office:value="0.104346">
                <text:p>0.1043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3.319">
                <text:p>73.319</text:p>
              </table:table-cell>
              <table:table-cell office:value-type="float" office:value="0.226192">
                <text:p>0.2261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4.053">
                <text:p>74.053</text:p>
              </table:table-cell>
              <table:table-cell office:value-type="float" office:value="0.157956">
                <text:p>0.1579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4.671">
                <text:p>74.671</text:p>
              </table:table-cell>
              <table:table-cell office:value-type="float" office:value="0.279616">
                <text:p>0.2796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.387">
                <text:p>75.387</text:p>
              </table:table-cell>
              <table:table-cell office:value-type="float" office:value="0.195208">
                <text:p>0.1952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6.03">
                <text:p>76.03</text:p>
              </table:table-cell>
              <table:table-cell office:value-type="float" office:value="0.452409">
                <text:p>0.4524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6.942">
                <text:p>76.942</text:p>
              </table:table-cell>
              <table:table-cell office:value-type="float" office:value="0.150965">
                <text:p>0.1509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7.492">
                <text:p>77.492</text:p>
              </table:table-cell>
              <table:table-cell office:value-type="float" office:value="0.300839">
                <text:p>0.3008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8.273">
                <text:p>78.273</text:p>
              </table:table-cell>
              <table:table-cell office:value-type="float" office:value="0.223716">
                <text:p>0.2237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8.957">
                <text:p>78.957</text:p>
              </table:table-cell>
              <table:table-cell office:value-type="float" office:value="0.377986">
                <text:p>0.3779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9.82">
                <text:p>79.82</text:p>
              </table:table-cell>
              <table:table-cell office:value-type="float" office:value="0.26994">
                <text:p>0.269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0.489">
                <text:p>80.489</text:p>
              </table:table-cell>
              <table:table-cell office:value-type="float" office:value="0.235344">
                <text:p>0.2353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1.187">
                <text:p>81.187</text:p>
              </table:table-cell>
              <table:table-cell office:value-type="float" office:value="0.406113">
                <text:p>0.4061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2.049">
                <text:p>82.049</text:p>
              </table:table-cell>
              <table:table-cell office:value-type="float" office:value="0.38806">
                <text:p>0.388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2.903">
                <text:p>82.903</text:p>
              </table:table-cell>
              <table:table-cell office:value-type="float" office:value="0.284856">
                <text:p>0.2848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3.321">
                <text:p>83.321</text:p>
              </table:table-cell>
              <table:table-cell office:value-type="float" office:value="0.131103">
                <text:p>0.1311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3.745">
                <text:p>83.745</text:p>
              </table:table-cell>
              <table:table-cell office:value-type="float" office:value="0.214784">
                <text:p>0.2147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4.393">
                <text:p>84.393</text:p>
              </table:table-cell>
              <table:table-cell office:value-type="float" office:value="0.431495">
                <text:p>0.4314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5.293">
                <text:p>85.293</text:p>
              </table:table-cell>
              <table:table-cell office:value-type="float" office:value="0.28191">
                <text:p>0.281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6.09">
                <text:p>86.09</text:p>
              </table:table-cell>
              <table:table-cell office:value-type="float" office:value="0.205856">
                <text:p>0.2058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6.793">
                <text:p>86.793</text:p>
              </table:table-cell>
              <table:table-cell office:value-type="float" office:value="0.151211">
                <text:p>0.1512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7.435">
                <text:p>87.435</text:p>
              </table:table-cell>
              <table:table-cell office:value-type="float" office:value="0.372174">
                <text:p>0.3721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8.3">
                <text:p>88.3</text:p>
              </table:table-cell>
              <table:table-cell office:value-type="float" office:value="0.230522">
                <text:p>0.2305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8.95">
                <text:p>88.95</text:p>
              </table:table-cell>
              <table:table-cell office:value-type="float" office:value="0.079092">
                <text:p>0.0790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9.472">
                <text:p>89.472</text:p>
              </table:table-cell>
              <table:table-cell office:value-type="float" office:value="0.182505">
                <text:p>0.1825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0.186">
                <text:p>90.186</text:p>
              </table:table-cell>
              <table:table-cell office:value-type="float" office:value="1.163866">
                <text:p>1.1638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1.809">
                <text:p>91.809</text:p>
              </table:table-cell>
              <table:table-cell office:value-type="float" office:value="0.954064">
                <text:p>0.9540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3.166">
                <text:p>93.166</text:p>
              </table:table-cell>
              <table:table-cell office:value-type="float" office:value="1.312277">
                <text:p>1.3122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4.526">
                <text:p>94.526</text:p>
              </table:table-cell>
              <table:table-cell office:value-type="float" office:value="0.060712">
                <text:p>0.0607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5.086">
                <text:p>95.086</text:p>
              </table:table-cell>
              <table:table-cell office:value-type="float" office:value="1.899311">
                <text:p>1.8993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7.488">
                <text:p>97.488</text:p>
              </table:table-cell>
              <table:table-cell office:value-type="float" office:value="0.890059">
                <text:p>0.8900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8.95">
                <text:p>98.95</text:p>
              </table:table-cell>
              <table:table-cell office:value-type="float" office:value="1.78555">
                <text:p>1.785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3.01">
                <text:p>103.01</text:p>
              </table:table-cell>
              <table:table-cell office:value-type="float" office:value="4.999928">
                <text:p>4.9999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8.1">
                <text:p>108.1</text:p>
              </table:table-cell>
              <table:table-cell office:value-type="float" office:value="0.036358">
                <text:p>0.0363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8.565">
                <text:p>108.565</text:p>
              </table:table-cell>
              <table:table-cell office:value-type="float" office:value="0.784246">
                <text:p>0.7842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9.799">
                <text:p>109.799</text:p>
              </table:table-cell>
              <table:table-cell office:value-type="float" office:value="1.110471">
                <text:p>1.1104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1.499">
                <text:p>111.499</text:p>
              </table:table-cell>
              <table:table-cell office:value-type="float" office:value="0.536146">
                <text:p>0.5361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2.606">
                <text:p>112.606</text:p>
              </table:table-cell>
              <table:table-cell office:value-type="float" office:value="0.250712">
                <text:p>0.2507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3.284">
                <text:p>113.284</text:p>
              </table:table-cell>
              <table:table-cell office:value-type="float" office:value="0.261614">
                <text:p>0.2616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3.945">
                <text:p>113.945</text:p>
              </table:table-cell>
              <table:table-cell office:value-type="float" office:value="0.420127">
                <text:p>0.4201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4.828">
                <text:p>114.828</text:p>
              </table:table-cell>
              <table:table-cell office:value-type="float" office:value="0.137576">
                <text:p>0.1375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5.401">
                <text:p>115.401</text:p>
              </table:table-cell>
              <table:table-cell office:value-type="float" office:value="0.313487">
                <text:p>0.3134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6.368">
                <text:p>116.368</text:p>
              </table:table-cell>
              <table:table-cell office:value-type="float" office:value="0.20327">
                <text:p>0.203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6.973">
                <text:p>116.973</text:p>
              </table:table-cell>
              <table:table-cell office:value-type="float" office:value="0.151637">
                <text:p>0.1516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7.518">
                <text:p>117.518</text:p>
              </table:table-cell>
              <table:table-cell office:value-type="float" office:value="0.279604">
                <text:p>0.2796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8.275">
                <text:p>118.275</text:p>
              </table:table-cell>
              <table:table-cell office:value-type="float" office:value="0.240068">
                <text:p>0.2400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8.985">
                <text:p>118.985</text:p>
              </table:table-cell>
              <table:table-cell office:value-type="float" office:value="0.167628">
                <text:p>0.1676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9.566">
                <text:p>119.566</text:p>
              </table:table-cell>
              <table:table-cell office:value-type="float" office:value="0.195835">
                <text:p>0.1958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0.297">
                <text:p>120.297</text:p>
              </table:table-cell>
              <table:table-cell office:value-type="float" office:value="0.309643">
                <text:p>0.3096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1.122">
                <text:p>121.122</text:p>
              </table:table-cell>
              <table:table-cell office:value-type="float" office:value="0.176272">
                <text:p>0.1762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1.781">
                <text:p>121.781</text:p>
              </table:table-cell>
              <table:table-cell office:value-type="float" office:value="0.365837">
                <text:p>0.36583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2.535">
                <text:p>122.535</text:p>
              </table:table-cell>
              <table:table-cell office:value-type="float" office:value="0.330568">
                <text:p>0.3305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3.273">
                <text:p>123.273</text:p>
              </table:table-cell>
              <table:table-cell office:value-type="float" office:value="0.340464">
                <text:p>0.3404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4.081">
                <text:p>124.081</text:p>
              </table:table-cell>
              <table:table-cell office:value-type="float" office:value="0.405195">
                <text:p>0.4051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4.623">
                <text:p>124.623</text:p>
              </table:table-cell>
              <table:table-cell office:value-type="float" office:value="0.188969">
                <text:p>0.1889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5.138">
                <text:p>125.138</text:p>
              </table:table-cell>
              <table:table-cell office:value-type="float" office:value="0.283352">
                <text:p>0.2833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5.869">
                <text:p>125.869</text:p>
              </table:table-cell>
              <table:table-cell office:value-type="float" office:value="0.186841">
                <text:p>0.1868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6.709">
                <text:p>126.709</text:p>
              </table:table-cell>
              <table:table-cell office:value-type="float" office:value="0.236272">
                <text:p>0.2362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7.415">
                <text:p>127.415</text:p>
              </table:table-cell>
              <table:table-cell office:value-type="float" office:value="0.308968">
                <text:p>0.3089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8.424">
                <text:p>128.424</text:p>
              </table:table-cell>
              <table:table-cell office:value-type="float" office:value="0.509016">
                <text:p>0.5090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9.656">
                <text:p>129.656</text:p>
              </table:table-cell>
              <table:table-cell office:value-type="float" office:value="0.364605">
                <text:p>0.3646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0.519">
                <text:p>130.519</text:p>
              </table:table-cell>
              <table:table-cell office:value-type="float" office:value="0.156067">
                <text:p>0.1560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1.076">
                <text:p>131.076</text:p>
              </table:table-cell>
              <table:table-cell office:value-type="float" office:value="0.496061">
                <text:p>0.4960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2.054">
                <text:p>132.054</text:p>
              </table:table-cell>
              <table:table-cell office:value-type="float" office:value="0.187194">
                <text:p>0.1871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2.69">
                <text:p>132.69</text:p>
              </table:table-cell>
              <table:table-cell office:value-type="float" office:value="0.344513">
                <text:p>0.3445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3.364">
                <text:p>133.364</text:p>
              </table:table-cell>
              <table:table-cell office:value-type="float" office:value="0.378607">
                <text:p>0.3786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4.098">
                <text:p>134.098</text:p>
              </table:table-cell>
              <table:table-cell office:value-type="float" office:value="0.676904">
                <text:p>0.6769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4.809">
                <text:p>134.809</text:p>
              </table:table-cell>
              <table:table-cell office:value-type="float" office:value="0.115875">
                <text:p>0.1158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5.389">
                <text:p>135.389</text:p>
              </table:table-cell>
              <table:table-cell office:value-type="float" office:value="1.114494">
                <text:p>1.1144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6.996">
                <text:p>136.996</text:p>
              </table:table-cell>
              <table:table-cell office:value-type="float" office:value="1.773084">
                <text:p>1.7730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9.209">
                <text:p>139.209</text:p>
              </table:table-cell>
              <table:table-cell office:value-type="float" office:value="0.82541">
                <text:p>0.825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0.476">
                <text:p>140.476</text:p>
              </table:table-cell>
              <table:table-cell office:value-type="float" office:value="1.058308">
                <text:p>1.0583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2.023">
                <text:p>142.023</text:p>
              </table:table-cell>
              <table:table-cell office:value-type="float" office:value="0.904777">
                <text:p>0.9047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3.289">
                <text:p>143.289</text:p>
              </table:table-cell>
              <table:table-cell office:value-type="float" office:value="1.065712">
                <text:p>1.0657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7.449">
                <text:p>147.449</text:p>
              </table:table-cell>
              <table:table-cell office:value-type="float" office:value="5.778057">
                <text:p>5.7780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3.314">
                <text:p>153.314</text:p>
              </table:table-cell>
              <table:table-cell office:value-type="float" office:value="0.042252">
                <text:p>0.0422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3.646">
                <text:p>153.646</text:p>
              </table:table-cell>
              <table:table-cell office:value-type="float" office:value="0.582525">
                <text:p>0.5825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4.673">
                <text:p>154.673</text:p>
              </table:table-cell>
              <table:table-cell office:value-type="float" office:value="0.311529">
                <text:p>0.3115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5.373">
                <text:p>155.373</text:p>
              </table:table-cell>
              <table:table-cell office:value-type="float" office:value="0.146148">
                <text:p>0.1461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5.911">
                <text:p>155.911</text:p>
              </table:table-cell>
              <table:table-cell office:value-type="float" office:value="0.213788">
                <text:p>0.2137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6.593">
                <text:p>156.593</text:p>
              </table:table-cell>
              <table:table-cell office:value-type="float" office:value="0.395925">
                <text:p>0.3959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7.418">
                <text:p>157.418</text:p>
              </table:table-cell>
              <table:table-cell office:value-type="float" office:value="0.09733">
                <text:p>0.097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7.876">
                <text:p>157.876</text:p>
              </table:table-cell>
              <table:table-cell office:value-type="float" office:value="0.215112">
                <text:p>0.2151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8.46">
                <text:p>158.46</text:p>
              </table:table-cell>
              <table:table-cell office:value-type="float" office:value="0.151738">
                <text:p>0.1517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8.993">
                <text:p>158.993</text:p>
              </table:table-cell>
              <table:table-cell office:value-type="float" office:value="0.336823">
                <text:p>0.3368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9.722">
                <text:p>159.722</text:p>
              </table:table-cell>
              <table:table-cell office:value-type="float" office:value="0.267944">
                <text:p>0.2679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0.369">
                <text:p>160.369</text:p>
              </table:table-cell>
              <table:table-cell office:value-type="float" office:value="0.197005">
                <text:p>0.1970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1.003">
                <text:p>161.003</text:p>
              </table:table-cell>
              <table:table-cell office:value-type="float" office:value="0.210277">
                <text:p>0.2102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1.65">
                <text:p>161.65</text:p>
              </table:table-cell>
              <table:table-cell office:value-type="float" office:value="0.278962">
                <text:p>0.2789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2.305">
                <text:p>162.305</text:p>
              </table:table-cell>
              <table:table-cell office:value-type="float" office:value="0.257437">
                <text:p>0.2574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3.024">
                <text:p>163.024</text:p>
              </table:table-cell>
              <table:table-cell office:value-type="float" office:value="0.202832">
                <text:p>0.2028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3.609">
                <text:p>163.609</text:p>
              </table:table-cell>
              <table:table-cell office:value-type="float" office:value="0.143766">
                <text:p>0.1437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4.132">
                <text:p>164.132</text:p>
              </table:table-cell>
              <table:table-cell office:value-type="float" office:value="0.125137">
                <text:p>0.1251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4.664">
                <text:p>164.664</text:p>
              </table:table-cell>
              <table:table-cell office:value-type="float" office:value="0.087428">
                <text:p>0.0874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5.156">
                <text:p>165.156</text:p>
              </table:table-cell>
              <table:table-cell office:value-type="float" office:value="0.441862">
                <text:p>0.4418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5.99">
                <text:p>165.99</text:p>
              </table:table-cell>
              <table:table-cell office:value-type="float" office:value="0.266167">
                <text:p>0.2661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6.366">
                <text:p>166.366</text:p>
              </table:table-cell>
              <table:table-cell office:value-type="float" office:value="0.149146">
                <text:p>0.1491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6.858">
                <text:p>166.858</text:p>
              </table:table-cell>
              <table:table-cell office:value-type="float" office:value="0.243173">
                <text:p>0.2431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7.477">
                <text:p>167.477</text:p>
              </table:table-cell>
              <table:table-cell office:value-type="float" office:value="0.168834">
                <text:p>0.1688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8.003">
                <text:p>168.003</text:p>
              </table:table-cell>
              <table:table-cell office:value-type="float" office:value="0.44637">
                <text:p>0.446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8.878">
                <text:p>168.878</text:p>
              </table:table-cell>
              <table:table-cell office:value-type="float" office:value="0.314158">
                <text:p>0.3141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9.657">
                <text:p>169.657</text:p>
              </table:table-cell>
              <table:table-cell office:value-type="float" office:value="0.288912">
                <text:p>0.2889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0.396">
                <text:p>170.396</text:p>
              </table:table-cell>
              <table:table-cell office:value-type="float" office:value="0.197425">
                <text:p>0.1974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1.058">
                <text:p>171.058</text:p>
              </table:table-cell>
              <table:table-cell office:value-type="float" office:value="0.15862">
                <text:p>0.158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1.512">
                <text:p>171.512</text:p>
              </table:table-cell>
              <table:table-cell office:value-type="float" office:value="0.064954">
                <text:p>0.0649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1.869">
                <text:p>171.869</text:p>
              </table:table-cell>
              <table:table-cell office:value-type="float" office:value="0.154474">
                <text:p>0.1544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2.291">
                <text:p>172.291</text:p>
              </table:table-cell>
              <table:table-cell office:value-type="float" office:value="0.125427">
                <text:p>0.1254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2.759">
                <text:p>172.759</text:p>
              </table:table-cell>
              <table:table-cell office:value-type="float" office:value="0.220413">
                <text:p>0.2204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3.227">
                <text:p>173.227</text:p>
              </table:table-cell>
              <table:table-cell office:value-type="float" office:value="1.288412">
                <text:p>1.2884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4.572">
                <text:p>174.572</text:p>
              </table:table-cell>
              <table:table-cell office:value-type="float" office:value="0.168291">
                <text:p>0.1682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5.003">
                <text:p>175.003</text:p>
              </table:table-cell>
              <table:table-cell office:value-type="float" office:value="1.406538">
                <text:p>1.4065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6.771">
                <text:p>176.771</text:p>
              </table:table-cell>
              <table:table-cell office:value-type="float" office:value="1.30206">
                <text:p>1.302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8.386">
                <text:p>178.386</text:p>
              </table:table-cell>
              <table:table-cell office:value-type="float" office:value="0.482636">
                <text:p>0.4826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9.221">
                <text:p>179.221</text:p>
              </table:table-cell>
              <table:table-cell office:value-type="float" office:value="0.568585">
                <text:p>0.5685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3.276">
                <text:p>183.276</text:p>
              </table:table-cell>
              <table:table-cell office:value-type="float" office:value="4.413287">
                <text:p>4.4132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7.734">
                <text:p>187.734</text:p>
              </table:table-cell>
              <table:table-cell office:value-type="float" office:value="0.042467">
                <text:p>0.0424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8.129">
                <text:p>188.129</text:p>
              </table:table-cell>
              <table:table-cell office:value-type="float" office:value="0.546895">
                <text:p>0.5468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9.054">
                <text:p>189.054</text:p>
              </table:table-cell>
              <table:table-cell office:value-type="float" office:value="0.452272">
                <text:p>0.4522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9.845">
                <text:p>189.845</text:p>
              </table:table-cell>
              <table:table-cell office:value-type="float" office:value="0.175471">
                <text:p>0.1754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0.292">
                <text:p>190.292</text:p>
              </table:table-cell>
              <table:table-cell office:value-type="float" office:value="0.101523">
                <text:p>0.1015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0.651">
                <text:p>190.651</text:p>
              </table:table-cell>
              <table:table-cell office:value-type="float" office:value="0.213236">
                <text:p>0.2132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1.223">
                <text:p>191.223</text:p>
              </table:table-cell>
              <table:table-cell office:value-type="float" office:value="0.134032">
                <text:p>0.1340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1.615">
                <text:p>191.615</text:p>
              </table:table-cell>
              <table:table-cell office:value-type="float" office:value="0.446027">
                <text:p>0.4460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2.46">
                <text:p>192.46</text:p>
              </table:table-cell>
              <table:table-cell office:value-type="float" office:value="0.096519">
                <text:p>0.0965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2.816">
                <text:p>192.816</text:p>
              </table:table-cell>
              <table:table-cell office:value-type="float" office:value="0.195178">
                <text:p>0.1951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3.28">
                <text:p>193.28</text:p>
              </table:table-cell>
              <table:table-cell office:value-type="float" office:value="0.142501">
                <text:p>0.1425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3.701">
                <text:p>193.701</text:p>
              </table:table-cell>
              <table:table-cell office:value-type="float" office:value="0.134317">
                <text:p>0.1343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4.17">
                <text:p>194.17</text:p>
              </table:table-cell>
              <table:table-cell office:value-type="float" office:value="0.234401">
                <text:p>0.2344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4.691">
                <text:p>194.691</text:p>
              </table:table-cell>
              <table:table-cell office:value-type="float" office:value="0.416812">
                <text:p>0.4168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5.185">
                <text:p>195.185</text:p>
              </table:table-cell>
              <table:table-cell office:value-type="float" office:value="0.083445">
                <text:p>0.0834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5.583">
                <text:p>195.583</text:p>
              </table:table-cell>
              <table:table-cell office:value-type="float" office:value="0.127549">
                <text:p>0.1275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6.039">
                <text:p>196.039</text:p>
              </table:table-cell>
              <table:table-cell office:value-type="float" office:value="0.133524">
                <text:p>0.1335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6.488">
                <text:p>196.488</text:p>
              </table:table-cell>
              <table:table-cell office:value-type="float" office:value="0.200109">
                <text:p>0.2001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7.021">
                <text:p>197.021</text:p>
              </table:table-cell>
              <table:table-cell office:value-type="float" office:value="0.172769">
                <text:p>0.1727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97.548">
                <text:p>197.548</text:p>
              </table:table-cell>
              <table:table-cell office:value-type="float" office:value="0.230793">
                <text:p>0.2307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8.097">
                <text:p>198.097</text:p>
              </table:table-cell>
              <table:table-cell office:value-type="float" office:value="0.24623">
                <text:p>0.246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98.602">
                <text:p>198.602</text:p>
              </table:table-cell>
              <table:table-cell office:value-type="float" office:value="0.073438">
                <text:p>0.0734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8.959">
                <text:p>198.959</text:p>
              </table:table-cell>
              <table:table-cell office:value-type="float" office:value="0.138592">
                <text:p>0.1385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9.45">
                <text:p>199.45</text:p>
              </table:table-cell>
              <table:table-cell office:value-type="float" office:value="0.113596">
                <text:p>0.1135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9.929">
                <text:p>199.929</text:p>
              </table:table-cell>
              <table:table-cell office:value-type="float" office:value="0.266059">
                <text:p>0.2660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0.447">
                <text:p>200.447</text:p>
              </table:table-cell>
              <table:table-cell office:value-type="float" office:value="0.155796">
                <text:p>0.1557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0.86">
                <text:p>200.86</text:p>
              </table:table-cell>
              <table:table-cell office:value-type="float" office:value="0.131575">
                <text:p>0.1315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1.269">
                <text:p>201.269</text:p>
              </table:table-cell>
              <table:table-cell office:value-type="float" office:value="0.40985">
                <text:p>0.4098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2.086">
                <text:p>202.086</text:p>
              </table:table-cell>
              <table:table-cell office:value-type="float" office:value="0.289261">
                <text:p>0.2892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2.725">
                <text:p>202.725</text:p>
              </table:table-cell>
              <table:table-cell office:value-type="float" office:value="0.496802">
                <text:p>0.4968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3.593">
                <text:p>203.593</text:p>
              </table:table-cell>
              <table:table-cell office:value-type="float" office:value="0.496033">
                <text:p>0.4960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4.493">
                <text:p>204.493</text:p>
              </table:table-cell>
              <table:table-cell office:value-type="float" office:value="0.324362">
                <text:p>0.32436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5.202">
                <text:p>205.202</text:p>
              </table:table-cell>
              <table:table-cell office:value-type="float" office:value="0.51348">
                <text:p>0.513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6.102">
                <text:p>206.102</text:p>
              </table:table-cell>
              <table:table-cell office:value-type="float" office:value="1.008529">
                <text:p>1.00852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7.163">
                <text:p>207.163</text:p>
              </table:table-cell>
              <table:table-cell office:value-type="float" office:value="0.068665">
                <text:p>0.0686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7.692">
                <text:p>207.692</text:p>
              </table:table-cell>
              <table:table-cell office:value-type="float" office:value="1.09566">
                <text:p>1.095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9.271">
                <text:p>209.271</text:p>
              </table:table-cell>
              <table:table-cell office:value-type="float" office:value="1.783212">
                <text:p>1.7832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11.557">
                <text:p>211.557</text:p>
              </table:table-cell>
              <table:table-cell office:value-type="float" office:value="1.849454">
                <text:p>1.84945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3.894">
                <text:p>213.894</text:p>
              </table:table-cell>
              <table:table-cell office:value-type="float" office:value="2.370755">
                <text:p>2.37075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9.342">
                <text:p>219.342</text:p>
              </table:table-cell>
              <table:table-cell office:value-type="float" office:value="5.098792">
                <text:p>5.0987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24.913">
                <text:p>224.913</text:p>
              </table:table-cell>
              <table:table-cell office:value-type="float" office:value="0.716245">
                <text:p>0.7162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25.99">
                <text:p>225.99</text:p>
              </table:table-cell>
              <table:table-cell office:value-type="float" office:value="0.688466">
                <text:p>0.6884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27.087">
                <text:p>227.087</text:p>
              </table:table-cell>
              <table:table-cell office:value-type="float" office:value="0.282027">
                <text:p>0.2820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7.666">
                <text:p>227.666</text:p>
              </table:table-cell>
              <table:table-cell office:value-type="float" office:value="0.326185">
                <text:p>0.3261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8.358">
                <text:p>228.358</text:p>
              </table:table-cell>
              <table:table-cell office:value-type="float" office:value="0.269378">
                <text:p>0.2693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29.021">
                <text:p>229.021</text:p>
              </table:table-cell>
              <table:table-cell office:value-type="float" office:value="0.405495">
                <text:p>0.4054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9.809">
                <text:p>229.809</text:p>
              </table:table-cell>
              <table:table-cell office:value-type="float" office:value="0.297222">
                <text:p>0.2972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30.429">
                <text:p>230.429</text:p>
              </table:table-cell>
              <table:table-cell office:value-type="float" office:value="0.276012">
                <text:p>0.2760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1.103">
                <text:p>231.103</text:p>
              </table:table-cell>
              <table:table-cell office:value-type="float" office:value="0.249467">
                <text:p>0.2494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1.741">
                <text:p>231.741</text:p>
              </table:table-cell>
              <table:table-cell office:value-type="float" office:value="0.428869">
                <text:p>0.42886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2.637">
                <text:p>232.637</text:p>
              </table:table-cell>
              <table:table-cell office:value-type="float" office:value="0.251867">
                <text:p>0.2518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3.327">
                <text:p>233.327</text:p>
              </table:table-cell>
              <table:table-cell office:value-type="float" office:value="0.492278">
                <text:p>0.49227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4.337">
                <text:p>234.337</text:p>
              </table:table-cell>
              <table:table-cell office:value-type="float" office:value="0.328492">
                <text:p>0.3284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5.105">
                <text:p>235.105</text:p>
              </table:table-cell>
              <table:table-cell office:value-type="float" office:value="0.131639">
                <text:p>0.1316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35.59">
                <text:p>235.59</text:p>
              </table:table-cell>
              <table:table-cell office:value-type="float" office:value="0.547604">
                <text:p>0.5476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6.631">
                <text:p>236.631</text:p>
              </table:table-cell>
              <table:table-cell office:value-type="float" office:value="0.442356">
                <text:p>0.4423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7.477">
                <text:p>237.477</text:p>
              </table:table-cell>
              <table:table-cell office:value-type="float" office:value="0.237784">
                <text:p>0.2377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8.09">
                <text:p>238.09</text:p>
              </table:table-cell>
              <table:table-cell office:value-type="float" office:value="0.318143">
                <text:p>0.31814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8.731">
                <text:p>238.731</text:p>
              </table:table-cell>
              <table:table-cell office:value-type="float" office:value="0.240288">
                <text:p>0.2402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9.344">
                <text:p>239.344</text:p>
              </table:table-cell>
              <table:table-cell office:value-type="float" office:value="0.424756">
                <text:p>0.4247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40.211">
                <text:p>240.211</text:p>
              </table:table-cell>
              <table:table-cell office:value-type="float" office:value="0.271088">
                <text:p>0.2710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0.883">
                <text:p>240.883</text:p>
              </table:table-cell>
              <table:table-cell office:value-type="float" office:value="0.203177">
                <text:p>0.2031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1.449">
                <text:p>241.449</text:p>
              </table:table-cell>
              <table:table-cell office:value-type="float" office:value="0.184692">
                <text:p>0.1846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42.035">
                <text:p>242.035</text:p>
              </table:table-cell>
              <table:table-cell office:value-type="float" office:value="0.192182">
                <text:p>0.1921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2.752">
                <text:p>242.752</text:p>
              </table:table-cell>
              <table:table-cell office:value-type="float" office:value="0.286824">
                <text:p>0.2868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3.401">
                <text:p>243.401</text:p>
              </table:table-cell>
              <table:table-cell office:value-type="float" office:value="0.584499">
                <text:p>0.5844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4.347">
                <text:p>244.347</text:p>
              </table:table-cell>
              <table:table-cell office:value-type="float" office:value="0.212233">
                <text:p>0.2122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4.976">
                <text:p>244.976</text:p>
              </table:table-cell>
              <table:table-cell office:value-type="float" office:value="0.175975">
                <text:p>0.1759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45.463">
                <text:p>245.463</text:p>
              </table:table-cell>
              <table:table-cell office:value-type="float" office:value="0.292386">
                <text:p>0.2923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6.105">
                <text:p>246.105</text:p>
              </table:table-cell>
              <table:table-cell office:value-type="float" office:value="0.202479">
                <text:p>0.2024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46.658">
                <text:p>246.658</text:p>
              </table:table-cell>
              <table:table-cell office:value-type="float" office:value="0.560685">
                <text:p>0.56068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7.603">
                <text:p>247.603</text:p>
              </table:table-cell>
              <table:table-cell office:value-type="float" office:value="0.812537">
                <text:p>0.8125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48.447">
                <text:p>248.447</text:p>
              </table:table-cell>
              <table:table-cell office:value-type="float" office:value="0.07591">
                <text:p>0.075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9.01">
                <text:p>249.01</text:p>
              </table:table-cell>
              <table:table-cell office:value-type="float" office:value="1.527245">
                <text:p>1.5272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50.985">
                <text:p>250.985</text:p>
              </table:table-cell>
              <table:table-cell office:value-type="float" office:value="0.831458">
                <text:p>0.8314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52.273">
                <text:p>252.273</text:p>
              </table:table-cell>
              <table:table-cell office:value-type="float" office:value="1.207268">
                <text:p>1.2072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54.101">
                <text:p>254.101</text:p>
              </table:table-cell>
              <table:table-cell office:value-type="float" office:value="1.019428">
                <text:p>1.0194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55.588">
                <text:p>255.588</text:p>
              </table:table-cell>
              <table:table-cell office:value-type="float" office:value="1.947696">
                <text:p>1.9476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60.243">
                <text:p>260.243</text:p>
              </table:table-cell>
              <table:table-cell office:value-type="float" office:value="5.58967">
                <text:p>5.589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66.286">
                <text:p>266.286</text:p>
              </table:table-cell>
              <table:table-cell office:value-type="float" office:value="0.777915">
                <text:p>0.7779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67.495">
                <text:p>267.495</text:p>
              </table:table-cell>
              <table:table-cell office:value-type="float" office:value="0.509575">
                <text:p>0.5095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68.352">
                <text:p>268.352</text:p>
              </table:table-cell>
              <table:table-cell office:value-type="float" office:value="0.312326">
                <text:p>0.3123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69.013">
                <text:p>269.013</text:p>
              </table:table-cell>
              <table:table-cell office:value-type="float" office:value="0.253122">
                <text:p>0.25312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69.591">
                <text:p>269.591</text:p>
              </table:table-cell>
              <table:table-cell office:value-type="float" office:value="0.068793">
                <text:p>0.0687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70.02">
                <text:p>270.02</text:p>
              </table:table-cell>
              <table:table-cell office:value-type="float" office:value="0.155119">
                <text:p>0.1551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70.525">
                <text:p>270.525</text:p>
              </table:table-cell>
              <table:table-cell office:value-type="float" office:value="0.316077">
                <text:p>0.3160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71.191">
                <text:p>271.191</text:p>
              </table:table-cell>
              <table:table-cell office:value-type="float" office:value="0.209555">
                <text:p>0.2095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71.756">
                <text:p>271.756</text:p>
              </table:table-cell>
              <table:table-cell office:value-type="float" office:value="0.337796">
                <text:p>0.3377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72.429">
                <text:p>272.429</text:p>
              </table:table-cell>
              <table:table-cell office:value-type="float" office:value="0.30512">
                <text:p>0.305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73.043">
                <text:p>273.043</text:p>
              </table:table-cell>
              <table:table-cell office:value-type="float" office:value="0.09612">
                <text:p>0.096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73.425">
                <text:p>273.425</text:p>
              </table:table-cell>
              <table:table-cell office:value-type="float" office:value="0.335321">
                <text:p>0.33532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74.112">
                <text:p>274.112</text:p>
              </table:table-cell>
              <table:table-cell office:value-type="float" office:value="0.310326">
                <text:p>0.3103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74.727">
                <text:p>274.727</text:p>
              </table:table-cell>
              <table:table-cell office:value-type="float" office:value="0.109754">
                <text:p>0.1097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75.196">
                <text:p>275.196</text:p>
              </table:table-cell>
              <table:table-cell office:value-type="float" office:value="0.249394">
                <text:p>0.2493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75.734">
                <text:p>275.734</text:p>
              </table:table-cell>
              <table:table-cell office:value-type="float" office:value="0.171454">
                <text:p>0.17145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6.225">
                <text:p>276.225</text:p>
              </table:table-cell>
              <table:table-cell office:value-type="float" office:value="0.272124">
                <text:p>0.2721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76.829">
                <text:p>276.829</text:p>
              </table:table-cell>
              <table:table-cell office:value-type="float" office:value="0.119259">
                <text:p>0.1192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77.263">
                <text:p>277.263</text:p>
              </table:table-cell>
              <table:table-cell office:value-type="float" office:value="0.046313">
                <text:p>0.0463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77.636">
                <text:p>277.636</text:p>
              </table:table-cell>
              <table:table-cell office:value-type="float" office:value="0.31813">
                <text:p>0.318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78.282">
                <text:p>278.282</text:p>
              </table:table-cell>
              <table:table-cell office:value-type="float" office:value="0.21745">
                <text:p>0.217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78.81">
                <text:p>278.81</text:p>
              </table:table-cell>
              <table:table-cell office:value-type="float" office:value="0.180589">
                <text:p>0.18058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79.303">
                <text:p>279.303</text:p>
              </table:table-cell>
              <table:table-cell office:value-type="float" office:value="0.313704">
                <text:p>0.3137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79.957">
                <text:p>279.957</text:p>
              </table:table-cell>
              <table:table-cell office:value-type="float" office:value="0.107744">
                <text:p>0.1077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80.368">
                <text:p>280.368</text:p>
              </table:table-cell>
              <table:table-cell office:value-type="float" office:value="0.161435">
                <text:p>0.1614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80.836">
                <text:p>280.836</text:p>
              </table:table-cell>
              <table:table-cell office:value-type="float" office:value="0.150217">
                <text:p>0.1502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1.302">
                <text:p>281.302</text:p>
              </table:table-cell>
              <table:table-cell office:value-type="float" office:value="0.309316">
                <text:p>0.3093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81.965">
                <text:p>281.965</text:p>
              </table:table-cell>
              <table:table-cell office:value-type="float" office:value="0.378525">
                <text:p>0.3785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82.689">
                <text:p>282.689</text:p>
              </table:table-cell>
              <table:table-cell office:value-type="float" office:value="0.146374">
                <text:p>0.14637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3.177">
                <text:p>283.177</text:p>
              </table:table-cell>
              <table:table-cell office:value-type="float" office:value="0.243899">
                <text:p>0.24389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83.767">
                <text:p>283.767</text:p>
              </table:table-cell>
              <table:table-cell office:value-type="float" office:value="0.242043">
                <text:p>0.24204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4.32">
                <text:p>284.32</text:p>
              </table:table-cell>
              <table:table-cell office:value-type="float" office:value="0.708922">
                <text:p>0.7089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5.036">
                <text:p>285.036</text:p>
              </table:table-cell>
              <table:table-cell office:value-type="float" office:value="0.042311">
                <text:p>0.0423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5.461">
                <text:p>285.461</text:p>
              </table:table-cell>
              <table:table-cell office:value-type="float" office:value="1.001916">
                <text:p>1.0019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6.97">
                <text:p>286.97</text:p>
              </table:table-cell>
              <table:table-cell office:value-type="float" office:value="0.887667">
                <text:p>0.8876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8.332">
                <text:p>288.332</text:p>
              </table:table-cell>
              <table:table-cell office:value-type="float" office:value="0.873314">
                <text:p>0.8733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89.569">
                <text:p>289.569</text:p>
              </table:table-cell>
              <table:table-cell office:value-type="float" office:value="0.921557">
                <text:p>0.92155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0.884">
                <text:p>290.884</text:p>
              </table:table-cell>
              <table:table-cell office:value-type="float" office:value="1.347048">
                <text:p>1.3470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4.812">
                <text:p>294.812</text:p>
              </table:table-cell>
              <table:table-cell office:value-type="float" office:value="5.509522">
                <text:p>5.5095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0.668">
                <text:p>300.668</text:p>
              </table:table-cell>
              <table:table-cell office:value-type="float" office:value="0.32062">
                <text:p>0.3206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01.294">
                <text:p>301.294</text:p>
              </table:table-cell>
              <table:table-cell office:value-type="float" office:value="0.889245">
                <text:p>0.8892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2.529">
                <text:p>302.529</text:p>
              </table:table-cell>
              <table:table-cell office:value-type="float" office:value="0.367479">
                <text:p>0.3674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3.208">
                <text:p>303.208</text:p>
              </table:table-cell>
              <table:table-cell office:value-type="float" office:value="0.079198">
                <text:p>0.0791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3.578">
                <text:p>303.578</text:p>
              </table:table-cell>
              <table:table-cell office:value-type="float" office:value="0.138558">
                <text:p>0.1385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4.041">
                <text:p>304.041</text:p>
              </table:table-cell>
              <table:table-cell office:value-type="float" office:value="0.088613">
                <text:p>0.0886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4.469">
                <text:p>304.469</text:p>
              </table:table-cell>
              <table:table-cell office:value-type="float" office:value="0.16328">
                <text:p>0.163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04.952">
                <text:p>304.952</text:p>
              </table:table-cell>
              <table:table-cell office:value-type="float" office:value="0.293723">
                <text:p>0.2937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05.565">
                <text:p>305.565</text:p>
              </table:table-cell>
              <table:table-cell office:value-type="float" office:value="0.095722">
                <text:p>0.09572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05.991">
                <text:p>305.991</text:p>
              </table:table-cell>
              <table:table-cell office:value-type="float" office:value="0.167038">
                <text:p>0.1670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06.498">
                <text:p>306.498</text:p>
              </table:table-cell>
              <table:table-cell office:value-type="float" office:value="0.140916">
                <text:p>0.1409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06.959">
                <text:p>306.959</text:p>
              </table:table-cell>
              <table:table-cell office:value-type="float" office:value="0.271769">
                <text:p>0.2717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7.529">
                <text:p>307.529</text:p>
              </table:table-cell>
              <table:table-cell office:value-type="float" office:value="0.109315">
                <text:p>0.10931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07.962">
                <text:p>307.962</text:p>
              </table:table-cell>
              <table:table-cell office:value-type="float" office:value="0.162194">
                <text:p>0.16219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08.457">
                <text:p>308.457</text:p>
              </table:table-cell>
              <table:table-cell office:value-type="float" office:value="0.346386">
                <text:p>0.34638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09.122">
                <text:p>309.122</text:p>
              </table:table-cell>
              <table:table-cell office:value-type="float" office:value="0.236578">
                <text:p>0.23657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09.671">
                <text:p>309.671</text:p>
              </table:table-cell>
              <table:table-cell office:value-type="float" office:value="0.408682">
                <text:p>0.40868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10.413">
                <text:p>310.413</text:p>
              </table:table-cell>
              <table:table-cell office:value-type="float" office:value="0.156006">
                <text:p>0.15600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10.884">
                <text:p>310.884</text:p>
              </table:table-cell>
              <table:table-cell office:value-type="float" office:value="0.162209">
                <text:p>0.1622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11.365">
                <text:p>311.365</text:p>
              </table:table-cell>
              <table:table-cell office:value-type="float" office:value="0.206245">
                <text:p>0.2062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11.873">
                <text:p>311.873</text:p>
              </table:table-cell>
              <table:table-cell office:value-type="float" office:value="0.377124">
                <text:p>0.3771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12.594">
                <text:p>312.594</text:p>
              </table:table-cell>
              <table:table-cell office:value-type="float" office:value="0.185294">
                <text:p>0.18529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13.089">
                <text:p>313.089</text:p>
              </table:table-cell>
              <table:table-cell office:value-type="float" office:value="0.107405">
                <text:p>0.1074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13.52">
                <text:p>313.52</text:p>
              </table:table-cell>
              <table:table-cell office:value-type="float" office:value="0.373835">
                <text:p>0.37383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14.216">
                <text:p>314.216</text:p>
              </table:table-cell>
              <table:table-cell office:value-type="float" office:value="0.192144">
                <text:p>0.1921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14.743">
                <text:p>314.743</text:p>
              </table:table-cell>
              <table:table-cell office:value-type="float" office:value="0.335923">
                <text:p>0.3359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15.414">
                <text:p>315.414</text:p>
              </table:table-cell>
              <table:table-cell office:value-type="float" office:value="0.233536">
                <text:p>0.23353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15.978">
                <text:p>315.978</text:p>
              </table:table-cell>
              <table:table-cell office:value-type="float" office:value="0.205564">
                <text:p>0.20556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16.513">
                <text:p>316.513</text:p>
              </table:table-cell>
              <table:table-cell office:value-type="float" office:value="0.344074">
                <text:p>0.34407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17.169">
                <text:p>317.169</text:p>
              </table:table-cell>
              <table:table-cell office:value-type="float" office:value="0.282205">
                <text:p>0.2822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17.761">
                <text:p>317.761</text:p>
              </table:table-cell>
              <table:table-cell office:value-type="float" office:value="0.132073">
                <text:p>0.13207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18.192">
                <text:p>318.192</text:p>
              </table:table-cell>
              <table:table-cell office:value-type="float" office:value="0.172552">
                <text:p>0.17255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18.685">
                <text:p>318.685</text:p>
              </table:table-cell>
              <table:table-cell office:value-type="float" office:value="0.411503">
                <text:p>0.4115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19.408">
                <text:p>319.408</text:p>
              </table:table-cell>
              <table:table-cell office:value-type="float" office:value="0.872192">
                <text:p>0.8721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20.31">
                <text:p>320.31</text:p>
              </table:table-cell>
              <table:table-cell office:value-type="float" office:value="0.054671">
                <text:p>0.0546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20.74">
                <text:p>320.74</text:p>
              </table:table-cell>
              <table:table-cell office:value-type="float" office:value="1.805486">
                <text:p>1.8054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22.892">
                <text:p>322.892</text:p>
              </table:table-cell>
              <table:table-cell office:value-type="float" office:value="1.632897">
                <text:p>1.63289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25.948">
                <text:p>325.948</text:p>
              </table:table-cell>
              <table:table-cell office:value-type="float" office:value="4.754685">
                <text:p>4.75468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31.22">
                <text:p>331.22</text:p>
              </table:table-cell>
              <table:table-cell office:value-type="float" office:value="1.202507">
                <text:p>1.20250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32.791">
                <text:p>332.791</text:p>
              </table:table-cell>
              <table:table-cell office:value-type="float" office:value="0.755939">
                <text:p>0.75593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33.583">
                <text:p>333.583</text:p>
              </table:table-cell>
              <table:table-cell office:value-type="float" office:value="0.073455">
                <text:p>0.0734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34.029">
                <text:p>334.029</text:p>
              </table:table-cell>
              <table:table-cell office:value-type="float" office:value="0.29985">
                <text:p>0.2998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34.849">
                <text:p>334.849</text:p>
              </table:table-cell>
              <table:table-cell office:value-type="float" office:value="0.437263">
                <text:p>0.43726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35.979">
                <text:p>335.979</text:p>
              </table:table-cell>
              <table:table-cell office:value-type="float" office:value="0.307662">
                <text:p>0.30766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37.001">
                <text:p>337.001</text:p>
              </table:table-cell>
              <table:table-cell office:value-type="float" office:value="0.291497">
                <text:p>0.2914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37.934">
                <text:p>337.934</text:p>
              </table:table-cell>
              <table:table-cell office:value-type="float" office:value="0.177921">
                <text:p>0.17792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38.689">
                <text:p>338.689</text:p>
              </table:table-cell>
              <table:table-cell office:value-type="float" office:value="0.175721">
                <text:p>0.1757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39.559">
                <text:p>339.559</text:p>
              </table:table-cell>
              <table:table-cell office:value-type="float" office:value="0.256577">
                <text:p>0.2565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40.302">
                <text:p>340.302</text:p>
              </table:table-cell>
              <table:table-cell office:value-type="float" office:value="0.360831">
                <text:p>0.36083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41.07">
                <text:p>341.07</text:p>
              </table:table-cell>
              <table:table-cell office:value-type="float" office:value="0.241216">
                <text:p>0.2412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41.654">
                <text:p>341.654</text:p>
              </table:table-cell>
              <table:table-cell office:value-type="float" office:value="0.482787">
                <text:p>0.48278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42.529">
                <text:p>342.529</text:p>
              </table:table-cell>
              <table:table-cell office:value-type="float" office:value="0.601614">
                <text:p>0.6016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43.71">
                <text:p>343.71</text:p>
              </table:table-cell>
              <table:table-cell office:value-type="float" office:value="0.430074">
                <text:p>0.43007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44.595">
                <text:p>344.595</text:p>
              </table:table-cell>
              <table:table-cell office:value-type="float" office:value="0.264104">
                <text:p>0.26410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45.257">
                <text:p>345.257</text:p>
              </table:table-cell>
              <table:table-cell office:value-type="float" office:value="0.275031">
                <text:p>0.2750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45.98">
                <text:p>345.98</text:p>
              </table:table-cell>
              <table:table-cell office:value-type="float" office:value="0.389921">
                <text:p>0.38992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46.804">
                <text:p>346.804</text:p>
              </table:table-cell>
              <table:table-cell office:value-type="float" office:value="0.349176">
                <text:p>0.3491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47.582">
                <text:p>347.582</text:p>
              </table:table-cell>
              <table:table-cell office:value-type="float" office:value="0.494344">
                <text:p>0.4943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48.505">
                <text:p>348.505</text:p>
              </table:table-cell>
              <table:table-cell office:value-type="float" office:value="0.184983">
                <text:p>0.18498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49.101">
                <text:p>349.101</text:p>
              </table:table-cell>
              <table:table-cell office:value-type="float" office:value="0.149072">
                <text:p>0.1490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49.658">
                <text:p>349.658</text:p>
              </table:table-cell>
              <table:table-cell office:value-type="float" office:value="0.343333">
                <text:p>0.3433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0.408">
                <text:p>350.408</text:p>
              </table:table-cell>
              <table:table-cell office:value-type="float" office:value="0.240008">
                <text:p>0.2400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50.716">
                <text:p>350.716</text:p>
              </table:table-cell>
              <table:table-cell office:value-type="float" office:value="0.09588">
                <text:p>0.0958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51.173">
                <text:p>351.173</text:p>
              </table:table-cell>
              <table:table-cell office:value-type="float" office:value="0.446363">
                <text:p>0.4463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2.103">
                <text:p>352.103</text:p>
              </table:table-cell>
              <table:table-cell office:value-type="float" office:value="0.368404">
                <text:p>0.36840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52.946">
                <text:p>352.946</text:p>
              </table:table-cell>
              <table:table-cell office:value-type="float" office:value="0.286083">
                <text:p>0.28608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53.615">
                <text:p>353.615</text:p>
              </table:table-cell>
              <table:table-cell office:value-type="float" office:value="0.71112">
                <text:p>0.711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4.783">
                <text:p>354.783</text:p>
              </table:table-cell>
              <table:table-cell office:value-type="float" office:value="0.180761">
                <text:p>0.18076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55.446">
                <text:p>355.446</text:p>
              </table:table-cell>
              <table:table-cell office:value-type="float" office:value="0.172681">
                <text:p>0.17268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56.061">
                <text:p>356.061</text:p>
              </table:table-cell>
              <table:table-cell office:value-type="float" office:value="0.25782">
                <text:p>0.2578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56.873">
                <text:p>356.873</text:p>
              </table:table-cell>
              <table:table-cell office:value-type="float" office:value="0.17699">
                <text:p>0.1769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57.511">
                <text:p>357.511</text:p>
              </table:table-cell>
              <table:table-cell office:value-type="float" office:value="0.437689">
                <text:p>0.43768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58.301">
                <text:p>358.301</text:p>
              </table:table-cell>
              <table:table-cell office:value-type="float" office:value="1.269367">
                <text:p>1.26936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59.616">
                <text:p>359.616</text:p>
              </table:table-cell>
              <table:table-cell office:value-type="float" office:value="0.065473">
                <text:p>0.06547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60.1">
                <text:p>360.1</text:p>
              </table:table-cell>
              <table:table-cell office:value-type="float" office:value="1.227036">
                <text:p>1.22703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61.83">
                <text:p>361.83</text:p>
              </table:table-cell>
              <table:table-cell office:value-type="float" office:value="1.09884">
                <text:p>1.0988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63.423">
                <text:p>363.423</text:p>
              </table:table-cell>
              <table:table-cell office:value-type="float" office:value="0.638911">
                <text:p>0.63891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64.512">
                <text:p>364.512</text:p>
              </table:table-cell>
              <table:table-cell office:value-type="float" office:value="1.77987">
                <text:p>1.7798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66.765">
                <text:p>366.765</text:p>
              </table:table-cell>
              <table:table-cell office:value-type="float" office:value="2.215979">
                <text:p>2.21597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72.272">
                <text:p>372.272</text:p>
              </table:table-cell>
              <table:table-cell office:value-type="float" office:value="5.498151">
                <text:p>5.49815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78.218">
                <text:p>378.218</text:p>
              </table:table-cell>
              <table:table-cell office:value-type="float" office:value="0.385611">
                <text:p>0.38561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78.959">
                <text:p>378.959</text:p>
              </table:table-cell>
              <table:table-cell office:value-type="float" office:value="0.686075">
                <text:p>0.6860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80.121">
                <text:p>380.121</text:p>
              </table:table-cell>
              <table:table-cell office:value-type="float" office:value="0.416273">
                <text:p>0.41627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80.943">
                <text:p>380.943</text:p>
              </table:table-cell>
              <table:table-cell office:value-type="float" office:value="0.36707">
                <text:p>0.3670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81.673">
                <text:p>381.673</text:p>
              </table:table-cell>
              <table:table-cell office:value-type="float" office:value="0.302673">
                <text:p>0.30267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82.348">
                <text:p>382.348</text:p>
              </table:table-cell>
              <table:table-cell office:value-type="float" office:value="0.283652">
                <text:p>0.28365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83.154">
                <text:p>383.154</text:p>
              </table:table-cell>
              <table:table-cell office:value-type="float" office:value="0.277555">
                <text:p>0.27755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83.815">
                <text:p>383.815</text:p>
              </table:table-cell>
              <table:table-cell office:value-type="float" office:value="0.292466">
                <text:p>0.29246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84.496">
                <text:p>384.496</text:p>
              </table:table-cell>
              <table:table-cell office:value-type="float" office:value="0.230627">
                <text:p>0.23062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85.075">
                <text:p>385.075</text:p>
              </table:table-cell>
              <table:table-cell office:value-type="float" office:value="0.386345">
                <text:p>0.38634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85.817">
                <text:p>385.817</text:p>
              </table:table-cell>
              <table:table-cell office:value-type="float" office:value="0.27164">
                <text:p>0.271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86.478">
                <text:p>386.478</text:p>
              </table:table-cell>
              <table:table-cell office:value-type="float" office:value="0.222416">
                <text:p>0.2224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87.064">
                <text:p>387.064</text:p>
              </table:table-cell>
              <table:table-cell office:value-type="float" office:value="0.43361">
                <text:p>0.4336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87.877">
                <text:p>387.877</text:p>
              </table:table-cell>
              <table:table-cell office:value-type="float" office:value="0.154946">
                <text:p>0.1549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88.515">
                <text:p>388.515</text:p>
              </table:table-cell>
              <table:table-cell office:value-type="float" office:value="0.282764">
                <text:p>0.28276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89.218">
                <text:p>389.218</text:p>
              </table:table-cell>
              <table:table-cell office:value-type="float" office:value="0.227765">
                <text:p>0.22776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89.803">
                <text:p>389.803</text:p>
              </table:table-cell>
              <table:table-cell office:value-type="float" office:value="0.17322">
                <text:p>0.1732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90.329">
                <text:p>390.329</text:p>
              </table:table-cell>
              <table:table-cell office:value-type="float" office:value="0.308846">
                <text:p>0.30884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91.035">
                <text:p>391.035</text:p>
              </table:table-cell>
              <table:table-cell office:value-type="float" office:value="0.263682">
                <text:p>0.26368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91.662">
                <text:p>391.662</text:p>
              </table:table-cell>
              <table:table-cell office:value-type="float" office:value="0.187837">
                <text:p>0.18783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92.189">
                <text:p>392.189</text:p>
              </table:table-cell>
              <table:table-cell office:value-type="float" office:value="0.325853">
                <text:p>0.32585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92.844">
                <text:p>392.844</text:p>
              </table:table-cell>
              <table:table-cell office:value-type="float" office:value="0.303265">
                <text:p>0.30326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93.526">
                <text:p>393.526</text:p>
              </table:table-cell>
              <table:table-cell office:value-type="float" office:value="0.206621">
                <text:p>0.20662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94.134">
                <text:p>394.134</text:p>
              </table:table-cell>
              <table:table-cell office:value-type="float" office:value="0.401851">
                <text:p>0.40185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94.855">
                <text:p>394.855</text:p>
              </table:table-cell>
              <table:table-cell office:value-type="float" office:value="0.299558">
                <text:p>0.29955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95.494">
                <text:p>395.494</text:p>
              </table:table-cell>
              <table:table-cell office:value-type="float" office:value="0.277051">
                <text:p>0.27705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96.126">
                <text:p>396.126</text:p>
              </table:table-cell>
              <table:table-cell office:value-type="float" office:value="0.193569">
                <text:p>0.19356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96.699">
                <text:p>396.699</text:p>
              </table:table-cell>
              <table:table-cell office:value-type="float" office:value="0.160682">
                <text:p>0.16068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97.244">
                <text:p>397.244</text:p>
              </table:table-cell>
              <table:table-cell office:value-type="float" office:value="0.116717">
                <text:p>0.11671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97.701">
                <text:p>397.701</text:p>
              </table:table-cell>
              <table:table-cell office:value-type="float" office:value="0.238912">
                <text:p>0.2389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98.306">
                <text:p>398.306</text:p>
              </table:table-cell>
              <table:table-cell office:value-type="float" office:value="0.221901">
                <text:p>0.22190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98.861">
                <text:p>398.861</text:p>
              </table:table-cell>
              <table:table-cell office:value-type="float" office:value="0.394091">
                <text:p>0.39409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99.63">
                <text:p>399.63</text:p>
              </table:table-cell>
              <table:table-cell office:value-type="float" office:value="0.11998">
                <text:p>0.119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Linux_X86_64 LibreOffice_project/7545bee9c2a0782548772a21bc84a9dcc583b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dash" draw:stroke-dash="Ultrafine_20_Dashed" svg:stroke-color="#b3b3b3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54.141cm" svg:height="24.487cm" xlink:href=".." xlink:type="simple" chart:class="chart:scatter" chart:style-name="ch1">
        <chart:title svg:x="25.532cm" svg:y="0.625cm" chart:style-name="ch2">
          <text:p>JDK collectors</text:p>
        </chart:title>
        <chart:subtitle svg:x="15.279cm" svg:y="1.893cm" chart:style-name="ch3">
          <text:p>JDK 1.7.0_21-b11, Linux 3.8.7 amd64,Intel(R) Core(TM)2 Extreme CPU X9100 @ 3.06GHz 6GB RAM, SSD Corsair Force GTGCC 4.7</text:p>
        </chart:subtitle>
        <chart:legend chart:legend-position="top" svg:x="23.228cm" svg:y="2.761cm" style:legend-expansion="wide" chart:style-name="ch4"/>
        <chart:plot-area chart:style-name="ch5" table:cell-range-address="Compare.B3:Compare.C465 Compare.B1:Compare.B1 Compare.E1:Compare.E1 Compare.F3:Compare.F337 Compare.H1:Compare.H1 Compare.I3:Compare.I213 Compare.K1:Compare.K1 Compare.L3:Compare.L370" chart:data-source-has-labels="row" svg:x="2.093cm" svg:y="4.337cm" svg:width="49.884cm" svg:height="18.68cm">
          <chartooo:coordinate-region svg:x="2.714cm" svg:y="4.536cm" svg:width="48.983cm" svg:height="17.834cm"/>
          <chart:axis chart:dimension="x" chart:name="primary-x" chart:style-name="ch6">
            <chart:title svg:x="25.575cm" svg:y="23.506cm" chart:style-name="ch7">
              <text:p>Test time (seconds)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451cm" svg:y="15.07cm" chart:style-name="ch10">
              <text:p>GC time (seconds)</text:p>
            </chart:title>
            <chart:grid chart:style-name="ch8" chart:class="major"/>
            <chart:grid chart:style-name="ch9" chart:class="minor"/>
          </chart:axis>
          <chart:series chart:style-name="ch11" chart:values-cell-range-address="Compare.C3:Compare.C465" chart:label-cell-address="Compare.B1:Compare.B1" chart:class="chart:scatter">
            <chart:domain table:cell-range-address="Compare.B3:Compare.B465"/>
            <chart:data-point chart:repeated="463"/>
          </chart:series>
          <chart:series chart:style-name="ch12" chart:values-cell-range-address="Compare.F3:Compare.F337" chart:label-cell-address="Compare.E1:Compare.E1" chart:class="chart:scatter">
            <chart:domain table:cell-range-address="Compare.E3:Compare.E337"/>
            <chart:data-point chart:repeated="335"/>
          </chart:series>
          <chart:series chart:style-name="ch13" chart:values-cell-range-address="Compare.I3:Compare.I213" chart:label-cell-address="Compare.H1:Compare.H1" chart:class="chart:scatter">
            <chart:domain table:cell-range-address="Compare.H3:Compare.H213"/>
            <chart:data-point chart:repeated="211"/>
          </chart:series>
          <chart:series chart:style-name="ch14" chart:values-cell-range-address="Compare.L3:Compare.L370" chart:label-cell-address="Compare.K1:Compare.K1" chart:class="chart:scatter">
            <chart:domain table:cell-range-address="Compare.K3:Compare.K370"/>
            <chart:data-point chart:repeated="36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MS</text:p>
                <draw:g>
                  <svg:desc>Compare.B1:Compare.B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G1</text:p>
                <draw:g>
                  <svg:desc>Compare.E1:Compare.E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Serial</text:p>
                <draw:g>
                  <svg:desc>Compare.H1:Compare.H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Paralel</text:p>
                <draw:g>
                  <svg:desc>Compare.K1:Compare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5">
                <text:p>0.595</text:p>
                <draw:g>
                  <svg:desc>Compare.B3:Compare.B465</svg:desc>
                </draw:g>
              </table:table-cell>
              <table:table-cell office:value-type="float" office:value="0.586388">
                <text:p>0.586388</text:p>
                <draw:g>
                  <svg:desc>Compare.C3:Compare.C465</svg:desc>
                </draw:g>
              </table:table-cell>
              <table:table-cell office:value-type="float" office:value="0.726">
                <text:p>0.726</text:p>
                <draw:g>
                  <svg:desc>Compare.E3:Compare.E337</svg:desc>
                </draw:g>
              </table:table-cell>
              <table:table-cell office:value-type="float" office:value="0.185788">
                <text:p>0.185788</text:p>
                <draw:g>
                  <svg:desc>Compare.F3:Compare.F337</svg:desc>
                </draw:g>
              </table:table-cell>
              <table:table-cell office:value-type="float" office:value="0.11">
                <text:p>0.11</text:p>
                <draw:g>
                  <svg:desc>Compare.H3:Compare.H213</svg:desc>
                </draw:g>
              </table:table-cell>
              <table:table-cell office:value-type="float" office:value="0.029361">
                <text:p>0.029361</text:p>
                <draw:g>
                  <svg:desc>Compare.I3:Compare.I213</svg:desc>
                </draw:g>
              </table:table-cell>
              <table:table-cell office:value-type="float" office:value="0.491">
                <text:p>0.491</text:p>
                <draw:g>
                  <svg:desc>Compare.K3:Compare.K370</svg:desc>
                </draw:g>
              </table:table-cell>
              <table:table-cell office:value-type="float" office:value="0.165648">
                <text:p>0.165648</text:p>
                <draw:g>
                  <svg:desc>Compare.L3:Compare.L3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01">
                <text:p>1.201</text:p>
              </table:table-cell>
              <table:table-cell office:value-type="float" office:value="0.024633">
                <text:p>0.024633</text:p>
              </table:table-cell>
              <table:table-cell office:value-type="float" office:value="1.115">
                <text:p>1.115</text:p>
              </table:table-cell>
              <table:table-cell office:value-type="float" office:value="0.279171">
                <text:p>0.279171</text:p>
              </table:table-cell>
              <table:table-cell office:value-type="float" office:value="0.222">
                <text:p>0.222</text:p>
              </table:table-cell>
              <table:table-cell office:value-type="float" office:value="0.049409">
                <text:p>0.049409</text:p>
              </table:table-cell>
              <table:table-cell office:value-type="float" office:value="0.789">
                <text:p>0.789</text:p>
              </table:table-cell>
              <table:table-cell office:value-type="float" office:value="0.269135">
                <text:p>0.269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3">
                <text:p>1.253</text:p>
              </table:table-cell>
              <table:table-cell office:value-type="float" office:value="0.366879">
                <text:p>0.366879</text:p>
              </table:table-cell>
              <table:table-cell office:value-type="float" office:value="1.688">
                <text:p>1.688</text:p>
              </table:table-cell>
              <table:table-cell office:value-type="float" office:value="0.392807">
                <text:p>0.392807</text:p>
              </table:table-cell>
              <table:table-cell office:value-type="float" office:value="0.296">
                <text:p>0.296</text:p>
              </table:table-cell>
              <table:table-cell office:value-type="float" office:value="0.060598">
                <text:p>0.060598</text:p>
              </table:table-cell>
              <table:table-cell office:value-type="float" office:value="1.059">
                <text:p>1.059</text:p>
              </table:table-cell>
              <table:table-cell office:value-type="float" office:value="0.82788">
                <text:p>0.827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55">
                <text:p>1.655</text:p>
              </table:table-cell>
              <table:table-cell office:value-type="float" office:value="0.230287">
                <text:p>0.230287</text:p>
              </table:table-cell>
              <table:table-cell office:value-type="float" office:value="2.421">
                <text:p>2.421</text:p>
              </table:table-cell>
              <table:table-cell office:value-type="float" office:value="1.328306">
                <text:p>1.328306</text:p>
              </table:table-cell>
              <table:table-cell office:value-type="float" office:value="0.376">
                <text:p>0.376</text:p>
              </table:table-cell>
              <table:table-cell office:value-type="float" office:value="0.059254">
                <text:p>0.059254</text:p>
              </table:table-cell>
              <table:table-cell office:value-type="float" office:value="1.945">
                <text:p>1.945</text:p>
              </table:table-cell>
              <table:table-cell office:value-type="float" office:value="0.296094">
                <text:p>0.296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21">
                <text:p>1.921</text:p>
              </table:table-cell>
              <table:table-cell office:value-type="float" office:value="0.238833">
                <text:p>0.238833</text:p>
              </table:table-cell>
              <table:table-cell office:value-type="float" office:value="4.684">
                <text:p>4.684</text:p>
              </table:table-cell>
              <table:table-cell office:value-type="float" office:value="1.337175">
                <text:p>1.337175</text:p>
              </table:table-cell>
              <table:table-cell office:value-type="float" office:value="0.436">
                <text:p>0.436</text:p>
              </table:table-cell>
              <table:table-cell office:value-type="float" office:value="0.128953">
                <text:p>0.128953</text:p>
              </table:table-cell>
              <table:table-cell office:value-type="float" office:value="2.241">
                <text:p>2.241</text:p>
              </table:table-cell>
              <table:table-cell office:value-type="float" office:value="0.999562">
                <text:p>0.9995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04">
                <text:p>2.204</text:p>
              </table:table-cell>
              <table:table-cell office:value-type="float" office:value="0.258003">
                <text:p>0.258003</text:p>
              </table:table-cell>
              <table:table-cell office:value-type="float" office:value="7.305">
                <text:p>7.305</text:p>
              </table:table-cell>
              <table:table-cell office:value-type="float" office:value="1.707688">
                <text:p>1.707688</text:p>
              </table:table-cell>
              <table:table-cell office:value-type="float" office:value="0.595">
                <text:p>0.595</text:p>
              </table:table-cell>
              <table:table-cell office:value-type="float" office:value="0.264572">
                <text:p>0.264572</text:p>
              </table:table-cell>
              <table:table-cell office:value-type="float" office:value="3.338">
                <text:p>3.338</text:p>
              </table:table-cell>
              <table:table-cell office:value-type="float" office:value="0.377526">
                <text:p>0.377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09">
                <text:p>2.509</text:p>
              </table:table-cell>
              <table:table-cell office:value-type="float" office:value="0.232585">
                <text:p>0.232585</text:p>
              </table:table-cell>
              <table:table-cell office:value-type="float" office:value="10.093">
                <text:p>10.093</text:p>
              </table:table-cell>
              <table:table-cell office:value-type="float" office:value="2.274626">
                <text:p>2.274626</text:p>
              </table:table-cell>
              <table:table-cell office:value-type="float" office:value="0.904">
                <text:p>0.904</text:p>
              </table:table-cell>
              <table:table-cell office:value-type="float" office:value="0.113441">
                <text:p>0.113441</text:p>
              </table:table-cell>
              <table:table-cell office:value-type="float" office:value="3.716">
                <text:p>3.716</text:p>
              </table:table-cell>
              <table:table-cell office:value-type="float" office:value="1.373642">
                <text:p>1.3736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91">
                <text:p>2.791</text:p>
              </table:table-cell>
              <table:table-cell office:value-type="float" office:value="0.465857">
                <text:p>0.465857</text:p>
              </table:table-cell>
              <table:table-cell office:value-type="float" office:value="14.144">
                <text:p>14.144</text:p>
              </table:table-cell>
              <table:table-cell office:value-type="float" office:value="0.623854">
                <text:p>0.623854</text:p>
              </table:table-cell>
              <table:table-cell office:value-type="float" office:value="1.017">
                <text:p>1.017</text:p>
              </table:table-cell>
              <table:table-cell office:value-type="float" office:value="0.262041">
                <text:p>0.262041</text:p>
              </table:table-cell>
              <table:table-cell office:value-type="float" office:value="5.221">
                <text:p>5.221</text:p>
              </table:table-cell>
              <table:table-cell office:value-type="float" office:value="0.349155">
                <text:p>0.349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31">
                <text:p>3.331</text:p>
              </table:table-cell>
              <table:table-cell office:value-type="float" office:value="0.274005">
                <text:p>0.274005</text:p>
              </table:table-cell>
              <table:table-cell office:value-type="float" office:value="15.759">
                <text:p>15.759</text:p>
              </table:table-cell>
              <table:table-cell office:value-type="float" office:value="0.238762">
                <text:p>0.238762</text:p>
              </table:table-cell>
              <table:table-cell office:value-type="float" office:value="1.355">
                <text:p>1.355</text:p>
              </table:table-cell>
              <table:table-cell office:value-type="float" office:value="0.265958">
                <text:p>0.265958</text:p>
              </table:table-cell>
              <table:table-cell office:value-type="float" office:value="5.686">
                <text:p>5.686</text:p>
              </table:table-cell>
              <table:table-cell office:value-type="float" office:value="0.578713">
                <text:p>0.5787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43">
                <text:p>3.643</text:p>
              </table:table-cell>
              <table:table-cell office:value-type="float" office:value="0.234094">
                <text:p>0.234094</text:p>
              </table:table-cell>
              <table:table-cell office:value-type="float" office:value="17.557">
                <text:p>17.557</text:p>
              </table:table-cell>
              <table:table-cell office:value-type="float" office:value="0.283407">
                <text:p>0.283407</text:p>
              </table:table-cell>
              <table:table-cell office:value-type="float" office:value="1.682">
                <text:p>1.682</text:p>
              </table:table-cell>
              <table:table-cell office:value-type="float" office:value="0.217867">
                <text:p>0.217867</text:p>
              </table:table-cell>
              <table:table-cell office:value-type="float" office:value="6.374">
                <text:p>6.374</text:p>
              </table:table-cell>
              <table:table-cell office:value-type="float" office:value="0.684729">
                <text:p>0.6847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22">
                <text:p>3.922</text:p>
              </table:table-cell>
              <table:table-cell office:value-type="float" office:value="0.200456">
                <text:p>0.200456</text:p>
              </table:table-cell>
              <table:table-cell office:value-type="float" office:value="18.489">
                <text:p>18.489</text:p>
              </table:table-cell>
              <table:table-cell office:value-type="float" office:value="0.305208">
                <text:p>0.305208</text:p>
              </table:table-cell>
              <table:table-cell office:value-type="float" office:value="1.9">
                <text:p>1.9</text:p>
              </table:table-cell>
              <table:table-cell office:value-type="float" office:value="0.571819">
                <text:p>0.571819</text:p>
              </table:table-cell>
              <table:table-cell office:value-type="float" office:value="7.059">
                <text:p>7.059</text:p>
              </table:table-cell>
              <table:table-cell office:value-type="float" office:value="3.586913">
                <text:p>3.5869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167">
                <text:p>4.167</text:p>
              </table:table-cell>
              <table:table-cell office:value-type="float" office:value="0.217424">
                <text:p>0.217424</text:p>
              </table:table-cell>
              <table:table-cell office:value-type="float" office:value="19.427">
                <text:p>19.427</text:p>
              </table:table-cell>
              <table:table-cell office:value-type="float" office:value="0.116474">
                <text:p>0.116474</text:p>
              </table:table-cell>
              <table:table-cell office:value-type="float" office:value="2.595">
                <text:p>2.595</text:p>
              </table:table-cell>
              <table:table-cell office:value-type="float" office:value="1.469666">
                <text:p>1.469666</text:p>
              </table:table-cell>
              <table:table-cell office:value-type="float" office:value="10.757">
                <text:p>10.757</text:p>
              </table:table-cell>
              <table:table-cell office:value-type="float" office:value="1.261387">
                <text:p>1.2613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13">
                <text:p>4.413</text:p>
              </table:table-cell>
              <table:table-cell office:value-type="float" office:value="0.183468">
                <text:p>0.183468</text:p>
              </table:table-cell>
              <table:table-cell office:value-type="float" office:value="20.183">
                <text:p>20.183</text:p>
              </table:table-cell>
              <table:table-cell office:value-type="float" office:value="0.263264">
                <text:p>0.263264</text:p>
              </table:table-cell>
              <table:table-cell office:value-type="float" office:value="4.203">
                <text:p>4.203</text:p>
              </table:table-cell>
              <table:table-cell office:value-type="float" office:value="1.080043">
                <text:p>1.080043</text:p>
              </table:table-cell>
              <table:table-cell office:value-type="float" office:value="12.161">
                <text:p>12.161</text:p>
              </table:table-cell>
              <table:table-cell office:value-type="float" office:value="0.810379">
                <text:p>0.8103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43">
                <text:p>4.643</text:p>
              </table:table-cell>
              <table:table-cell office:value-type="float" office:value="0.186371">
                <text:p>0.186371</text:p>
              </table:table-cell>
              <table:table-cell office:value-type="float" office:value="21.065">
                <text:p>21.065</text:p>
              </table:table-cell>
              <table:table-cell office:value-type="float" office:value="0.150773">
                <text:p>0.150773</text:p>
              </table:table-cell>
              <table:table-cell office:value-type="float" office:value="5.283">
                <text:p>5.283</text:p>
              </table:table-cell>
              <table:table-cell office:value-type="float" office:value="3.766378">
                <text:p>3.766378</text:p>
              </table:table-cell>
              <table:table-cell office:value-type="float" office:value="13.168">
                <text:p>13.168</text:p>
              </table:table-cell>
              <table:table-cell office:value-type="float" office:value="1.660449">
                <text:p>1.6604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75">
                <text:p>4.875</text:p>
              </table:table-cell>
              <table:table-cell office:value-type="float" office:value="0.243989">
                <text:p>0.243989</text:p>
              </table:table-cell>
              <table:table-cell office:value-type="float" office:value="21.766">
                <text:p>21.766</text:p>
              </table:table-cell>
              <table:table-cell office:value-type="float" office:value="0.194071">
                <text:p>0.194071</text:p>
              </table:table-cell>
              <table:table-cell office:value-type="float" office:value="9.311">
                <text:p>9.311</text:p>
              </table:table-cell>
              <table:table-cell office:value-type="float" office:value="0.349386">
                <text:p>0.349386</text:p>
              </table:table-cell>
              <table:table-cell office:value-type="float" office:value="14.829">
                <text:p>14.829</text:p>
              </table:table-cell>
              <table:table-cell office:value-type="float" office:value="5.72967">
                <text:p>5.729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54">
                <text:p>5.154</text:p>
              </table:table-cell>
              <table:table-cell office:value-type="float" office:value="0.261277">
                <text:p>0.261277</text:p>
              </table:table-cell>
              <table:table-cell office:value-type="float" office:value="22.633">
                <text:p>22.633</text:p>
              </table:table-cell>
              <table:table-cell office:value-type="float" office:value="0.224554">
                <text:p>0.224554</text:p>
              </table:table-cell>
              <table:table-cell office:value-type="float" office:value="9.856">
                <text:p>9.856</text:p>
              </table:table-cell>
              <table:table-cell office:value-type="float" office:value="0.257764">
                <text:p>0.257764</text:p>
              </table:table-cell>
              <table:table-cell office:value-type="float" office:value="20.775">
                <text:p>20.775</text:p>
              </table:table-cell>
              <table:table-cell office:value-type="float" office:value="6.127842">
                <text:p>6.127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466">
                <text:p>5.466</text:p>
              </table:table-cell>
              <table:table-cell office:value-type="float" office:value="0.278818">
                <text:p>0.278818</text:p>
              </table:table-cell>
              <table:table-cell office:value-type="float" office:value="23.559">
                <text:p>23.559</text:p>
              </table:table-cell>
              <table:table-cell office:value-type="float" office:value="0.219198">
                <text:p>0.219198</text:p>
              </table:table-cell>
              <table:table-cell office:value-type="float" office:value="10.312">
                <text:p>10.312</text:p>
              </table:table-cell>
              <table:table-cell office:value-type="float" office:value="0.119948">
                <text:p>0.119948</text:p>
              </table:table-cell>
              <table:table-cell office:value-type="float" office:value="27.158">
                <text:p>27.158</text:p>
              </table:table-cell>
              <table:table-cell office:value-type="float" office:value="0.221878">
                <text:p>0.2218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792">
                <text:p>5.792</text:p>
              </table:table-cell>
              <table:table-cell office:value-type="float" office:value="0.179873">
                <text:p>0.179873</text:p>
              </table:table-cell>
              <table:table-cell office:value-type="float" office:value="24.451">
                <text:p>24.451</text:p>
              </table:table-cell>
              <table:table-cell office:value-type="float" office:value="0.147769">
                <text:p>0.147769</text:p>
              </table:table-cell>
              <table:table-cell office:value-type="float" office:value="10.632">
                <text:p>10.632</text:p>
              </table:table-cell>
              <table:table-cell office:value-type="float" office:value="0.066419">
                <text:p>0.066419</text:p>
              </table:table-cell>
              <table:table-cell office:value-type="float" office:value="27.542">
                <text:p>27.542</text:p>
              </table:table-cell>
              <table:table-cell office:value-type="float" office:value="0.175868">
                <text:p>0.1758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041">
                <text:p>6.041</text:p>
              </table:table-cell>
              <table:table-cell office:value-type="float" office:value="0.355353">
                <text:p>0.355353</text:p>
              </table:table-cell>
              <table:table-cell office:value-type="float" office:value="25.375">
                <text:p>25.375</text:p>
              </table:table-cell>
              <table:table-cell office:value-type="float" office:value="0.167318">
                <text:p>0.167318</text:p>
              </table:table-cell>
              <table:table-cell office:value-type="float" office:value="10.927">
                <text:p>10.927</text:p>
              </table:table-cell>
              <table:table-cell office:value-type="float" office:value="0.025151">
                <text:p>0.025151</text:p>
              </table:table-cell>
              <table:table-cell office:value-type="float" office:value="27.942">
                <text:p>27.942</text:p>
              </table:table-cell>
              <table:table-cell office:value-type="float" office:value="0.179425">
                <text:p>0.1794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433">
                <text:p>6.433</text:p>
              </table:table-cell>
              <table:table-cell office:value-type="float" office:value="0.186702">
                <text:p>0.186702</text:p>
              </table:table-cell>
              <table:table-cell office:value-type="float" office:value="26.916">
                <text:p>26.916</text:p>
              </table:table-cell>
              <table:table-cell office:value-type="float" office:value="0.235391">
                <text:p>0.235391</text:p>
              </table:table-cell>
              <table:table-cell office:value-type="float" office:value="11.188">
                <text:p>11.188</text:p>
              </table:table-cell>
              <table:table-cell office:value-type="float" office:value="0.029871">
                <text:p>0.029871</text:p>
              </table:table-cell>
              <table:table-cell office:value-type="float" office:value="28.332">
                <text:p>28.332</text:p>
              </table:table-cell>
              <table:table-cell office:value-type="float" office:value="0.189382">
                <text:p>0.1893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74">
                <text:p>6.674</text:p>
              </table:table-cell>
              <table:table-cell office:value-type="float" office:value="0.249916">
                <text:p>0.249916</text:p>
              </table:table-cell>
              <table:table-cell office:value-type="float" office:value="28.217">
                <text:p>28.217</text:p>
              </table:table-cell>
              <table:table-cell office:value-type="float" office:value="0.381563">
                <text:p>0.381563</text:p>
              </table:table-cell>
              <table:table-cell office:value-type="float" office:value="11.512">
                <text:p>11.512</text:p>
              </table:table-cell>
              <table:table-cell office:value-type="float" office:value="0.032386">
                <text:p>0.032386</text:p>
              </table:table-cell>
              <table:table-cell office:value-type="float" office:value="28.803">
                <text:p>28.803</text:p>
              </table:table-cell>
              <table:table-cell office:value-type="float" office:value="0.20983">
                <text:p>0.209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99">
                <text:p>6.99</text:p>
              </table:table-cell>
              <table:table-cell office:value-type="float" office:value="0.238252">
                <text:p>0.238252</text:p>
              </table:table-cell>
              <table:table-cell office:value-type="float" office:value="29.654">
                <text:p>29.654</text:p>
              </table:table-cell>
              <table:table-cell office:value-type="float" office:value="0.116642">
                <text:p>0.116642</text:p>
              </table:table-cell>
              <table:table-cell office:value-type="float" office:value="11.832">
                <text:p>11.832</text:p>
              </table:table-cell>
              <table:table-cell office:value-type="float" office:value="0.075786">
                <text:p>0.075786</text:p>
              </table:table-cell>
              <table:table-cell office:value-type="float" office:value="29.305">
                <text:p>29.305</text:p>
              </table:table-cell>
              <table:table-cell office:value-type="float" office:value="0.305993">
                <text:p>0.3059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86">
                <text:p>7.286</text:p>
              </table:table-cell>
              <table:table-cell office:value-type="float" office:value="0.184022">
                <text:p>0.184022</text:p>
              </table:table-cell>
              <table:table-cell office:value-type="float" office:value="30.725">
                <text:p>30.725</text:p>
              </table:table-cell>
              <table:table-cell office:value-type="float" office:value="0.237093">
                <text:p>0.237093</text:p>
              </table:table-cell>
              <table:table-cell office:value-type="float" office:value="12.2">
                <text:p>12.2</text:p>
              </table:table-cell>
              <table:table-cell office:value-type="float" office:value="0.079695">
                <text:p>0.079695</text:p>
              </table:table-cell>
              <table:table-cell office:value-type="float" office:value="29.964">
                <text:p>29.964</text:p>
              </table:table-cell>
              <table:table-cell office:value-type="float" office:value="0.399999">
                <text:p>0.3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535">
                <text:p>7.535</text:p>
              </table:table-cell>
              <table:table-cell office:value-type="float" office:value="0.241759">
                <text:p>0.241759</text:p>
              </table:table-cell>
              <table:table-cell office:value-type="float" office:value="32.056">
                <text:p>32.056</text:p>
              </table:table-cell>
              <table:table-cell office:value-type="float" office:value="0.247551">
                <text:p>0.247551</text:p>
              </table:table-cell>
              <table:table-cell office:value-type="float" office:value="12.54">
                <text:p>12.54</text:p>
              </table:table-cell>
              <table:table-cell office:value-type="float" office:value="0.038445">
                <text:p>0.038445</text:p>
              </table:table-cell>
              <table:table-cell office:value-type="float" office:value="31.49">
                <text:p>31.49</text:p>
              </table:table-cell>
              <table:table-cell office:value-type="float" office:value="0.310947">
                <text:p>0.3109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824">
                <text:p>7.824</text:p>
              </table:table-cell>
              <table:table-cell office:value-type="float" office:value="0.304752">
                <text:p>0.304752</text:p>
              </table:table-cell>
              <table:table-cell office:value-type="float" office:value="33.365">
                <text:p>33.365</text:p>
              </table:table-cell>
              <table:table-cell office:value-type="float" office:value="0.443367">
                <text:p>0.443367</text:p>
              </table:table-cell>
              <table:table-cell office:value-type="float" office:value="12.768">
                <text:p>12.768</text:p>
              </table:table-cell>
              <table:table-cell office:value-type="float" office:value="0.043839">
                <text:p>0.043839</text:p>
              </table:table-cell>
              <table:table-cell office:value-type="float" office:value="32.358">
                <text:p>32.358</text:p>
              </table:table-cell>
              <table:table-cell office:value-type="float" office:value="0.140443">
                <text:p>0.1404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191">
                <text:p>8.191</text:p>
              </table:table-cell>
              <table:table-cell office:value-type="float" office:value="0.191509">
                <text:p>0.191509</text:p>
              </table:table-cell>
              <table:table-cell office:value-type="float" office:value="34.717">
                <text:p>34.717</text:p>
              </table:table-cell>
              <table:table-cell office:value-type="float" office:value="0.34818">
                <text:p>0.34818</text:p>
              </table:table-cell>
              <table:table-cell office:value-type="float" office:value="13.01">
                <text:p>13.01</text:p>
              </table:table-cell>
              <table:table-cell office:value-type="float" office:value="0.088313">
                <text:p>0.088313</text:p>
              </table:table-cell>
              <table:table-cell office:value-type="float" office:value="32.763">
                <text:p>32.763</text:p>
              </table:table-cell>
              <table:table-cell office:value-type="float" office:value="0.218114">
                <text:p>0.2181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432">
                <text:p>8.432</text:p>
              </table:table-cell>
              <table:table-cell office:value-type="float" office:value="0.245534">
                <text:p>0.245534</text:p>
              </table:table-cell>
              <table:table-cell office:value-type="float" office:value="36.131">
                <text:p>36.131</text:p>
              </table:table-cell>
              <table:table-cell office:value-type="float" office:value="0.263206">
                <text:p>0.263206</text:p>
              </table:table-cell>
              <table:table-cell office:value-type="float" office:value="13.296">
                <text:p>13.296</text:p>
              </table:table-cell>
              <table:table-cell office:value-type="float" office:value="0.061">
                <text:p>0.061</text:p>
              </table:table-cell>
              <table:table-cell office:value-type="float" office:value="33.278">
                <text:p>33.278</text:p>
              </table:table-cell>
              <table:table-cell office:value-type="float" office:value="0.110618">
                <text:p>0.1106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717">
                <text:p>8.717</text:p>
              </table:table-cell>
              <table:table-cell office:value-type="float" office:value="0.266267">
                <text:p>0.266267</text:p>
              </table:table-cell>
              <table:table-cell office:value-type="float" office:value="37.408">
                <text:p>37.408</text:p>
              </table:table-cell>
              <table:table-cell office:value-type="float" office:value="0.297279">
                <text:p>0.297279</text:p>
              </table:table-cell>
              <table:table-cell office:value-type="float" office:value="13.558">
                <text:p>13.558</text:p>
              </table:table-cell>
              <table:table-cell office:value-type="float" office:value="0.128473">
                <text:p>0.128473</text:p>
              </table:table-cell>
              <table:table-cell office:value-type="float" office:value="33.702">
                <text:p>33.702</text:p>
              </table:table-cell>
              <table:table-cell office:value-type="float" office:value="0.131765">
                <text:p>0.1317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041">
                <text:p>9.041</text:p>
              </table:table-cell>
              <table:table-cell office:value-type="float" office:value="0.30786">
                <text:p>0.30786</text:p>
              </table:table-cell>
              <table:table-cell office:value-type="float" office:value="38.673">
                <text:p>38.673</text:p>
              </table:table-cell>
              <table:table-cell office:value-type="float" office:value="0.448425">
                <text:p>0.448425</text:p>
              </table:table-cell>
              <table:table-cell office:value-type="float" office:value="13.893">
                <text:p>13.893</text:p>
              </table:table-cell>
              <table:table-cell office:value-type="float" office:value="0.055618">
                <text:p>0.055618</text:p>
              </table:table-cell>
              <table:table-cell office:value-type="float" office:value="34.159">
                <text:p>34.159</text:p>
              </table:table-cell>
              <table:table-cell office:value-type="float" office:value="0.176332">
                <text:p>0.1763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387">
                <text:p>9.387</text:p>
              </table:table-cell>
              <table:table-cell office:value-type="float" office:value="0.247785">
                <text:p>0.247785</text:p>
              </table:table-cell>
              <table:table-cell office:value-type="float" office:value="40.16">
                <text:p>40.16</text:p>
              </table:table-cell>
              <table:table-cell office:value-type="float" office:value="0.272908">
                <text:p>0.272908</text:p>
              </table:table-cell>
              <table:table-cell office:value-type="float" office:value="14.142">
                <text:p>14.142</text:p>
              </table:table-cell>
              <table:table-cell office:value-type="float" office:value="0.058584">
                <text:p>0.058584</text:p>
              </table:table-cell>
              <table:table-cell office:value-type="float" office:value="34.65">
                <text:p>34.65</text:p>
              </table:table-cell>
              <table:table-cell office:value-type="float" office:value="0.212361">
                <text:p>0.2123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681">
                <text:p>9.681</text:p>
              </table:table-cell>
              <table:table-cell office:value-type="float" office:value="0.293321">
                <text:p>0.293321</text:p>
              </table:table-cell>
              <table:table-cell office:value-type="float" office:value="40.798">
                <text:p>40.798</text:p>
              </table:table-cell>
              <table:table-cell office:value-type="float" office:value="28.279797">
                <text:p>28.279797</text:p>
              </table:table-cell>
              <table:table-cell office:value-type="float" office:value="14.396">
                <text:p>14.396</text:p>
              </table:table-cell>
              <table:table-cell office:value-type="float" office:value="0.04073">
                <text:p>0.04073</text:p>
              </table:table-cell>
              <table:table-cell office:value-type="float" office:value="35.415">
                <text:p>35.415</text:p>
              </table:table-cell>
              <table:table-cell office:value-type="float" office:value="0.218511">
                <text:p>0.2185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058">
                <text:p>10.058</text:p>
              </table:table-cell>
              <table:table-cell office:value-type="float" office:value="0.259823">
                <text:p>0.259823</text:p>
              </table:table-cell>
              <table:table-cell office:value-type="float" office:value="40.801">
                <text:p>40.801</text:p>
              </table:table-cell>
              <table:table-cell office:value-type="float" office:value="0.022483">
                <text:p>0.022483</text:p>
              </table:table-cell>
              <table:table-cell office:value-type="float" office:value="14.631">
                <text:p>14.631</text:p>
              </table:table-cell>
              <table:table-cell office:value-type="float" office:value="0.122667">
                <text:p>0.122667</text:p>
              </table:table-cell>
              <table:table-cell office:value-type="float" office:value="35.962">
                <text:p>35.962</text:p>
              </table:table-cell>
              <table:table-cell office:value-type="float" office:value="0.204055">
                <text:p>0.2040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358">
                <text:p>10.358</text:p>
              </table:table-cell>
              <table:table-cell office:value-type="float" office:value="0.275946">
                <text:p>0.275946</text:p>
              </table:table-cell>
              <table:table-cell office:value-type="float" office:value="40.849">
                <text:p>40.849</text:p>
              </table:table-cell>
              <table:table-cell office:value-type="float" office:value="0.013301">
                <text:p>0.013301</text:p>
              </table:table-cell>
              <table:table-cell office:value-type="float" office:value="14.983">
                <text:p>14.983</text:p>
              </table:table-cell>
              <table:table-cell office:value-type="float" office:value="0.221005">
                <text:p>0.221005</text:p>
              </table:table-cell>
              <table:table-cell office:value-type="float" office:value="36.545">
                <text:p>36.545</text:p>
              </table:table-cell>
              <table:table-cell office:value-type="float" office:value="0.178239">
                <text:p>0.1782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7">
                <text:p>10.7</text:p>
              </table:table-cell>
              <table:table-cell office:value-type="float" office:value="0.197169">
                <text:p>0.197169</text:p>
              </table:table-cell>
              <table:table-cell office:value-type="float" office:value="41.397">
                <text:p>41.397</text:p>
              </table:table-cell>
              <table:table-cell office:value-type="float" office:value="0.274688">
                <text:p>0.274688</text:p>
              </table:table-cell>
              <table:table-cell office:value-type="float" office:value="15.479">
                <text:p>15.479</text:p>
              </table:table-cell>
              <table:table-cell office:value-type="float" office:value="0.826006">
                <text:p>0.826006</text:p>
              </table:table-cell>
              <table:table-cell office:value-type="float" office:value="37.082">
                <text:p>37.082</text:p>
              </table:table-cell>
              <table:table-cell office:value-type="float" office:value="0.200169">
                <text:p>0.2001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997">
                <text:p>10.997</text:p>
              </table:table-cell>
              <table:table-cell office:value-type="float" office:value="0.230481">
                <text:p>0.230481</text:p>
              </table:table-cell>
              <table:table-cell office:value-type="float" office:value="42.469">
                <text:p>42.469</text:p>
              </table:table-cell>
              <table:table-cell office:value-type="float" office:value="0.226518">
                <text:p>0.226518</text:p>
              </table:table-cell>
              <table:table-cell office:value-type="float" office:value="16.499">
                <text:p>16.499</text:p>
              </table:table-cell>
              <table:table-cell office:value-type="float" office:value="3.230026">
                <text:p>3.230026</text:p>
              </table:table-cell>
              <table:table-cell office:value-type="float" office:value="37.682">
                <text:p>37.682</text:p>
              </table:table-cell>
              <table:table-cell office:value-type="float" office:value="0.131466">
                <text:p>0.1314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311">
                <text:p>11.311</text:p>
              </table:table-cell>
              <table:table-cell office:value-type="float" office:value="0.277361">
                <text:p>0.277361</text:p>
              </table:table-cell>
              <table:table-cell office:value-type="float" office:value="43.572">
                <text:p>43.572</text:p>
              </table:table-cell>
              <table:table-cell office:value-type="float" office:value="0.359865">
                <text:p>0.359865</text:p>
              </table:table-cell>
              <table:table-cell office:value-type="float" office:value="19.959">
                <text:p>19.959</text:p>
              </table:table-cell>
              <table:table-cell office:value-type="float" office:value="0.354618">
                <text:p>0.354618</text:p>
              </table:table-cell>
              <table:table-cell office:value-type="float" office:value="38.195">
                <text:p>38.195</text:p>
              </table:table-cell>
              <table:table-cell office:value-type="float" office:value="0.149237">
                <text:p>0.1492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641">
                <text:p>11.641</text:p>
              </table:table-cell>
              <table:table-cell office:value-type="float" office:value="0.124781">
                <text:p>0.124781</text:p>
              </table:table-cell>
              <table:table-cell office:value-type="float" office:value="44.692">
                <text:p>44.692</text:p>
              </table:table-cell>
              <table:table-cell office:value-type="float" office:value="1.793373">
                <text:p>1.793373</text:p>
              </table:table-cell>
              <table:table-cell office:value-type="float" office:value="20.586">
                <text:p>20.586</text:p>
              </table:table-cell>
              <table:table-cell office:value-type="float" office:value="0.130013">
                <text:p>0.130013</text:p>
              </table:table-cell>
              <table:table-cell office:value-type="float" office:value="38.805">
                <text:p>38.805</text:p>
              </table:table-cell>
              <table:table-cell office:value-type="float" office:value="0.167212">
                <text:p>0.1672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805">
                <text:p>11.805</text:p>
              </table:table-cell>
              <table:table-cell office:value-type="float" office:value="0.283679">
                <text:p>0.283679</text:p>
              </table:table-cell>
              <table:table-cell office:value-type="float" office:value="47.27">
                <text:p>47.27</text:p>
              </table:table-cell>
              <table:table-cell office:value-type="float" office:value="2.885174">
                <text:p>2.885174</text:p>
              </table:table-cell>
              <table:table-cell office:value-type="float" office:value="21.008">
                <text:p>21.008</text:p>
              </table:table-cell>
              <table:table-cell office:value-type="float" office:value="0.070597">
                <text:p>0.070597</text:p>
              </table:table-cell>
              <table:table-cell office:value-type="float" office:value="39.461">
                <text:p>39.461</text:p>
              </table:table-cell>
              <table:table-cell office:value-type="float" office:value="0.186183">
                <text:p>0.1861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126">
                <text:p>12.126</text:p>
              </table:table-cell>
              <table:table-cell office:value-type="float" office:value="0.165095">
                <text:p>0.165095</text:p>
              </table:table-cell>
              <table:table-cell office:value-type="float" office:value="51.044">
                <text:p>51.044</text:p>
              </table:table-cell>
              <table:table-cell office:value-type="float" office:value="2.631434">
                <text:p>2.631434</text:p>
              </table:table-cell>
              <table:table-cell office:value-type="float" office:value="21.543">
                <text:p>21.543</text:p>
              </table:table-cell>
              <table:table-cell office:value-type="float" office:value="0.114739">
                <text:p>0.114739</text:p>
              </table:table-cell>
              <table:table-cell office:value-type="float" office:value="40.066">
                <text:p>40.066</text:p>
              </table:table-cell>
              <table:table-cell office:value-type="float" office:value="0.191105">
                <text:p>0.1911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324">
                <text:p>12.324</text:p>
              </table:table-cell>
              <table:table-cell office:value-type="float" office:value="0.254532">
                <text:p>0.254532</text:p>
              </table:table-cell>
              <table:table-cell office:value-type="float" office:value="54.521">
                <text:p>54.521</text:p>
              </table:table-cell>
              <table:table-cell office:value-type="float" office:value="2.424792">
                <text:p>2.424792</text:p>
              </table:table-cell>
              <table:table-cell office:value-type="float" office:value="22.012">
                <text:p>22.012</text:p>
              </table:table-cell>
              <table:table-cell office:value-type="float" office:value="0.074441">
                <text:p>0.074441</text:p>
              </table:table-cell>
              <table:table-cell office:value-type="float" office:value="40.691">
                <text:p>40.691</text:p>
              </table:table-cell>
              <table:table-cell office:value-type="float" office:value="0.158084">
                <text:p>0.1580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633">
                <text:p>12.633</text:p>
              </table:table-cell>
              <table:table-cell office:value-type="float" office:value="0.067119">
                <text:p>0.067119</text:p>
              </table:table-cell>
              <table:table-cell office:value-type="float" office:value="58.15">
                <text:p>58.15</text:p>
              </table:table-cell>
              <table:table-cell office:value-type="float" office:value="3.679859">
                <text:p>3.679859</text:p>
              </table:table-cell>
              <table:table-cell office:value-type="float" office:value="22.349">
                <text:p>22.349</text:p>
              </table:table-cell>
              <table:table-cell office:value-type="float" office:value="0.055157">
                <text:p>0.055157</text:p>
              </table:table-cell>
              <table:table-cell office:value-type="float" office:value="41.314">
                <text:p>41.314</text:p>
              </table:table-cell>
              <table:table-cell office:value-type="float" office:value="0.116215">
                <text:p>0.1162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771">
                <text:p>12.771</text:p>
              </table:table-cell>
              <table:table-cell office:value-type="float" office:value="0.297079">
                <text:p>0.297079</text:p>
              </table:table-cell>
              <table:table-cell office:value-type="float" office:value="63.119">
                <text:p>63.119</text:p>
              </table:table-cell>
              <table:table-cell office:value-type="float" office:value="2.64603">
                <text:p>2.64603</text:p>
              </table:table-cell>
              <table:table-cell office:value-type="float" office:value="22.594">
                <text:p>22.594</text:p>
              </table:table-cell>
              <table:table-cell office:value-type="float" office:value="0.06029">
                <text:p>0.06029</text:p>
              </table:table-cell>
              <table:table-cell office:value-type="float" office:value="41.895">
                <text:p>41.895</text:p>
              </table:table-cell>
              <table:table-cell office:value-type="float" office:value="0.172013">
                <text:p>0.1720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173">
                <text:p>13.173</text:p>
              </table:table-cell>
              <table:table-cell office:value-type="float" office:value="0.209913">
                <text:p>0.209913</text:p>
              </table:table-cell>
              <table:table-cell office:value-type="float" office:value="66.564">
                <text:p>66.564</text:p>
              </table:table-cell>
              <table:table-cell office:value-type="float" office:value="1.211919">
                <text:p>1.211919</text:p>
              </table:table-cell>
              <table:table-cell office:value-type="float" office:value="22.846">
                <text:p>22.846</text:p>
              </table:table-cell>
              <table:table-cell office:value-type="float" office:value="0.066379">
                <text:p>0.066379</text:p>
              </table:table-cell>
              <table:table-cell office:value-type="float" office:value="42.523">
                <text:p>42.523</text:p>
              </table:table-cell>
              <table:table-cell office:value-type="float" office:value="0.055752">
                <text:p>0.0557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441">
                <text:p>13.441</text:p>
              </table:table-cell>
              <table:table-cell office:value-type="float" office:value="0.174019">
                <text:p>0.174019</text:p>
              </table:table-cell>
              <table:table-cell office:value-type="float" office:value="68.097">
                <text:p>68.097</text:p>
              </table:table-cell>
              <table:table-cell office:value-type="float" office:value="2.572488">
                <text:p>2.572488</text:p>
              </table:table-cell>
              <table:table-cell office:value-type="float" office:value="23.106">
                <text:p>23.106</text:p>
              </table:table-cell>
              <table:table-cell office:value-type="float" office:value="0.074372">
                <text:p>0.074372</text:p>
              </table:table-cell>
              <table:table-cell office:value-type="float" office:value="43.144">
                <text:p>43.144</text:p>
              </table:table-cell>
              <table:table-cell office:value-type="float" office:value="1.154005">
                <text:p>1.1540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658">
                <text:p>13.658</text:p>
              </table:table-cell>
              <table:table-cell office:value-type="float" office:value="0.297612">
                <text:p>0.297612</text:p>
              </table:table-cell>
              <table:table-cell office:value-type="float" office:value="71.084">
                <text:p>71.084</text:p>
              </table:table-cell>
              <table:table-cell office:value-type="float" office:value="1.149761">
                <text:p>1.149761</text:p>
              </table:table-cell>
              <table:table-cell office:value-type="float" office:value="23.376">
                <text:p>23.376</text:p>
              </table:table-cell>
              <table:table-cell office:value-type="float" office:value="0.047151">
                <text:p>0.047151</text:p>
              </table:table-cell>
              <table:table-cell office:value-type="float" office:value="44.654">
                <text:p>44.654</text:p>
              </table:table-cell>
              <table:table-cell office:value-type="float" office:value="1.083693">
                <text:p>1.0836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013">
                <text:p>14.013</text:p>
              </table:table-cell>
              <table:table-cell office:value-type="float" office:value="0.309229">
                <text:p>0.309229</text:p>
              </table:table-cell>
              <table:table-cell office:value-type="float" office:value="72.293">
                <text:p>72.293</text:p>
              </table:table-cell>
              <table:table-cell office:value-type="float" office:value="0.61037">
                <text:p>0.61037</text:p>
              </table:table-cell>
              <table:table-cell office:value-type="float" office:value="23.636">
                <text:p>23.636</text:p>
              </table:table-cell>
              <table:table-cell office:value-type="float" office:value="0.057684">
                <text:p>0.057684</text:p>
              </table:table-cell>
              <table:table-cell office:value-type="float" office:value="45.738">
                <text:p>45.738</text:p>
              </table:table-cell>
              <table:table-cell office:value-type="float" office:value="7.753109">
                <text:p>7.7531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372">
                <text:p>14.372</text:p>
              </table:table-cell>
              <table:table-cell office:value-type="float" office:value="0.217215">
                <text:p>0.217215</text:p>
              </table:table-cell>
              <table:table-cell office:value-type="float" office:value="72.933">
                <text:p>72.933</text:p>
              </table:table-cell>
              <table:table-cell office:value-type="float" office:value="0.043828">
                <text:p>0.043828</text:p>
              </table:table-cell>
              <table:table-cell office:value-type="float" office:value="23.888">
                <text:p>23.888</text:p>
              </table:table-cell>
              <table:table-cell office:value-type="float" office:value="0.065449">
                <text:p>0.065449</text:p>
              </table:table-cell>
              <table:table-cell office:value-type="float" office:value="54.125">
                <text:p>54.125</text:p>
              </table:table-cell>
              <table:table-cell office:value-type="float" office:value="1.004946">
                <text:p>1.0049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638">
                <text:p>14.638</text:p>
              </table:table-cell>
              <table:table-cell office:value-type="float" office:value="0.24909">
                <text:p>0.24909</text:p>
              </table:table-cell>
              <table:table-cell office:value-type="float" office:value="72.981">
                <text:p>72.981</text:p>
              </table:table-cell>
              <table:table-cell office:value-type="float" office:value="5.8439">
                <text:p>5.8439</text:p>
              </table:table-cell>
              <table:table-cell office:value-type="float" office:value="24.145">
                <text:p>24.145</text:p>
              </table:table-cell>
              <table:table-cell office:value-type="float" office:value="0.078198">
                <text:p>0.078198</text:p>
              </table:table-cell>
              <table:table-cell office:value-type="float" office:value="55.543">
                <text:p>55.543</text:p>
              </table:table-cell>
              <table:table-cell office:value-type="float" office:value="1.418479">
                <text:p>1.4184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935">
                <text:p>14.935</text:p>
              </table:table-cell>
              <table:table-cell office:value-type="float" office:value="0.094272">
                <text:p>0.094272</text:p>
              </table:table-cell>
              <table:table-cell office:value-type="float" office:value="79.782">
                <text:p>79.782</text:p>
              </table:table-cell>
              <table:table-cell office:value-type="float" office:value="0.220969">
                <text:p>0.220969</text:p>
              </table:table-cell>
              <table:table-cell office:value-type="float" office:value="24.429">
                <text:p>24.429</text:p>
              </table:table-cell>
              <table:table-cell office:value-type="float" office:value="0.048522">
                <text:p>0.048522</text:p>
              </table:table-cell>
              <table:table-cell office:value-type="float" office:value="57.401">
                <text:p>57.401</text:p>
              </table:table-cell>
              <table:table-cell office:value-type="float" office:value="1.427133">
                <text:p>1.4271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065">
                <text:p>15.065</text:p>
              </table:table-cell>
              <table:table-cell office:value-type="float" office:value="0.217589">
                <text:p>0.217589</text:p>
              </table:table-cell>
              <table:table-cell office:value-type="float" office:value="80.681">
                <text:p>80.681</text:p>
              </table:table-cell>
              <table:table-cell office:value-type="float" office:value="0.232678">
                <text:p>0.232678</text:p>
              </table:table-cell>
              <table:table-cell office:value-type="float" office:value="24.671">
                <text:p>24.671</text:p>
              </table:table-cell>
              <table:table-cell office:value-type="float" office:value="0.05684">
                <text:p>0.05684</text:p>
              </table:table-cell>
              <table:table-cell office:value-type="float" office:value="59.339">
                <text:p>59.339</text:p>
              </table:table-cell>
              <table:table-cell office:value-type="float" office:value="1.988901">
                <text:p>1.9889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32">
                <text:p>15.32</text:p>
              </table:table-cell>
              <table:table-cell office:value-type="float" office:value="0.236031">
                <text:p>0.236031</text:p>
              </table:table-cell>
              <table:table-cell office:value-type="float" office:value="81.659">
                <text:p>81.659</text:p>
              </table:table-cell>
              <table:table-cell office:value-type="float" office:value="0.219814">
                <text:p>0.219814</text:p>
              </table:table-cell>
              <table:table-cell office:value-type="float" office:value="24.932">
                <text:p>24.932</text:p>
              </table:table-cell>
              <table:table-cell office:value-type="float" office:value="0.066791">
                <text:p>0.066791</text:p>
              </table:table-cell>
              <table:table-cell office:value-type="float" office:value="61.683">
                <text:p>61.683</text:p>
              </table:table-cell>
              <table:table-cell office:value-type="float" office:value="1.443082">
                <text:p>1.4430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598">
                <text:p>15.598</text:p>
              </table:table-cell>
              <table:table-cell office:value-type="float" office:value="0.274715">
                <text:p>0.274715</text:p>
              </table:table-cell>
              <table:table-cell office:value-type="float" office:value="82.607">
                <text:p>82.607</text:p>
              </table:table-cell>
              <table:table-cell office:value-type="float" office:value="0.239426">
                <text:p>0.239426</text:p>
              </table:table-cell>
              <table:table-cell office:value-type="float" office:value="25.293">
                <text:p>25.293</text:p>
              </table:table-cell>
              <table:table-cell office:value-type="float" office:value="0.19259">
                <text:p>0.19259</text:p>
              </table:table-cell>
              <table:table-cell office:value-type="float" office:value="63.428">
                <text:p>63.428</text:p>
              </table:table-cell>
              <table:table-cell office:value-type="float" office:value="1.327555">
                <text:p>1.3275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914">
                <text:p>15.914</text:p>
              </table:table-cell>
              <table:table-cell office:value-type="float" office:value="0.083881">
                <text:p>0.083881</text:p>
              </table:table-cell>
              <table:table-cell office:value-type="float" office:value="83.666">
                <text:p>83.666</text:p>
              </table:table-cell>
              <table:table-cell office:value-type="float" office:value="0.087342">
                <text:p>0.087342</text:p>
              </table:table-cell>
              <table:table-cell office:value-type="float" office:value="25.704">
                <text:p>25.704</text:p>
              </table:table-cell>
              <table:table-cell office:value-type="float" office:value="0.397375">
                <text:p>0.397375</text:p>
              </table:table-cell>
              <table:table-cell office:value-type="float" office:value="65.048">
                <text:p>65.048</text:p>
              </table:table-cell>
              <table:table-cell office:value-type="float" office:value="1.243372">
                <text:p>1.2433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043">
                <text:p>16.043</text:p>
              </table:table-cell>
              <table:table-cell office:value-type="float" office:value="0.423535">
                <text:p>0.423535</text:p>
              </table:table-cell>
              <table:table-cell office:value-type="float" office:value="84.487">
                <text:p>84.487</text:p>
              </table:table-cell>
              <table:table-cell office:value-type="float" office:value="0.247517">
                <text:p>0.247517</text:p>
              </table:table-cell>
              <table:table-cell office:value-type="float" office:value="26.296">
                <text:p>26.296</text:p>
              </table:table-cell>
              <table:table-cell office:value-type="float" office:value="0.14687">
                <text:p>0.14687</text:p>
              </table:table-cell>
              <table:table-cell office:value-type="float" office:value="66.677">
                <text:p>66.677</text:p>
              </table:table-cell>
              <table:table-cell office:value-type="float" office:value="0.984445">
                <text:p>0.9844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515">
                <text:p>16.515</text:p>
              </table:table-cell>
              <table:table-cell office:value-type="float" office:value="0.240846">
                <text:p>0.240846</text:p>
              </table:table-cell>
              <table:table-cell office:value-type="float" office:value="85.477">
                <text:p>85.477</text:p>
              </table:table-cell>
              <table:table-cell office:value-type="float" office:value="0.351671">
                <text:p>0.351671</text:p>
              </table:table-cell>
              <table:table-cell office:value-type="float" office:value="26.632">
                <text:p>26.632</text:p>
              </table:table-cell>
              <table:table-cell office:value-type="float" office:value="0.253467">
                <text:p>0.253467</text:p>
              </table:table-cell>
              <table:table-cell office:value-type="float" office:value="67.95">
                <text:p>67.95</text:p>
              </table:table-cell>
              <table:table-cell office:value-type="float" office:value="0.967921">
                <text:p>0.967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799">
                <text:p>16.799</text:p>
              </table:table-cell>
              <table:table-cell office:value-type="float" office:value="0.134047">
                <text:p>0.134047</text:p>
              </table:table-cell>
              <table:table-cell office:value-type="float" office:value="86.686">
                <text:p>86.686</text:p>
              </table:table-cell>
              <table:table-cell office:value-type="float" office:value="0.295655">
                <text:p>0.295655</text:p>
              </table:table-cell>
              <table:table-cell office:value-type="float" office:value="27.068">
                <text:p>27.068</text:p>
              </table:table-cell>
              <table:table-cell office:value-type="float" office:value="3.247285">
                <text:p>3.247285</text:p>
              </table:table-cell>
              <table:table-cell office:value-type="float" office:value="69.198">
                <text:p>69.198</text:p>
              </table:table-cell>
              <table:table-cell office:value-type="float" office:value="0.811847">
                <text:p>0.8118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982">
                <text:p>16.982</text:p>
              </table:table-cell>
              <table:table-cell office:value-type="float" office:value="0.277985">
                <text:p>0.277985</text:p>
              </table:table-cell>
              <table:table-cell office:value-type="float" office:value="87.797">
                <text:p>87.797</text:p>
              </table:table-cell>
              <table:table-cell office:value-type="float" office:value="0.264393">
                <text:p>0.264393</text:p>
              </table:table-cell>
              <table:table-cell office:value-type="float" office:value="31.021">
                <text:p>31.021</text:p>
              </table:table-cell>
              <table:table-cell office:value-type="float" office:value="0.568473">
                <text:p>0.568473</text:p>
              </table:table-cell>
              <table:table-cell office:value-type="float" office:value="70.01">
                <text:p>70.01</text:p>
              </table:table-cell>
              <table:table-cell office:value-type="float" office:value="9.07724">
                <text:p>9.077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308">
                <text:p>17.308</text:p>
              </table:table-cell>
              <table:table-cell office:value-type="float" office:value="0.291847">
                <text:p>0.291847</text:p>
              </table:table-cell>
              <table:table-cell office:value-type="float" office:value="88.963">
                <text:p>88.963</text:p>
              </table:table-cell>
              <table:table-cell office:value-type="float" office:value="0.38091">
                <text:p>0.38091</text:p>
              </table:table-cell>
              <table:table-cell office:value-type="float" office:value="32.027">
                <text:p>32.027</text:p>
              </table:table-cell>
              <table:table-cell office:value-type="float" office:value="0.340186">
                <text:p>0.340186</text:p>
              </table:table-cell>
              <table:table-cell office:value-type="float" office:value="79.462">
                <text:p>79.462</text:p>
              </table:table-cell>
              <table:table-cell office:value-type="float" office:value="0.145878">
                <text:p>0.1458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639">
                <text:p>17.639</text:p>
              </table:table-cell>
              <table:table-cell office:value-type="float" office:value="0.188916">
                <text:p>0.188916</text:p>
              </table:table-cell>
              <table:table-cell office:value-type="float" office:value="90.032">
                <text:p>90.032</text:p>
              </table:table-cell>
              <table:table-cell office:value-type="float" office:value="0.186135">
                <text:p>0.186135</text:p>
              </table:table-cell>
              <table:table-cell office:value-type="float" office:value="32.804">
                <text:p>32.804</text:p>
              </table:table-cell>
              <table:table-cell office:value-type="float" office:value="0.151816">
                <text:p>0.151816</text:p>
              </table:table-cell>
              <table:table-cell office:value-type="float" office:value="79.888">
                <text:p>79.888</text:p>
              </table:table-cell>
              <table:table-cell office:value-type="float" office:value="0.186099">
                <text:p>0.1860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88">
                <text:p>17.88</text:p>
              </table:table-cell>
              <table:table-cell office:value-type="float" office:value="0.330549">
                <text:p>0.330549</text:p>
              </table:table-cell>
              <table:table-cell office:value-type="float" office:value="90.952">
                <text:p>90.952</text:p>
              </table:table-cell>
              <table:table-cell office:value-type="float" office:value="0.291677">
                <text:p>0.291677</text:p>
              </table:table-cell>
              <table:table-cell office:value-type="float" office:value="33.643">
                <text:p>33.643</text:p>
              </table:table-cell>
              <table:table-cell office:value-type="float" office:value="0.07727">
                <text:p>0.07727</text:p>
              </table:table-cell>
              <table:table-cell office:value-type="float" office:value="80.341">
                <text:p>80.341</text:p>
              </table:table-cell>
              <table:table-cell office:value-type="float" office:value="0.192893">
                <text:p>0.1928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252">
                <text:p>18.252</text:p>
              </table:table-cell>
              <table:table-cell office:value-type="float" office:value="0.128409">
                <text:p>0.128409</text:p>
              </table:table-cell>
              <table:table-cell office:value-type="float" office:value="92.016">
                <text:p>92.016</text:p>
              </table:table-cell>
              <table:table-cell office:value-type="float" office:value="0.228978">
                <text:p>0.228978</text:p>
              </table:table-cell>
              <table:table-cell office:value-type="float" office:value="34.16">
                <text:p>34.16</text:p>
              </table:table-cell>
              <table:table-cell office:value-type="float" office:value="0.024642">
                <text:p>0.024642</text:p>
              </table:table-cell>
              <table:table-cell office:value-type="float" office:value="80.815">
                <text:p>80.815</text:p>
              </table:table-cell>
              <table:table-cell office:value-type="float" office:value="0.216928">
                <text:p>0.2169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431">
                <text:p>18.431</text:p>
              </table:table-cell>
              <table:table-cell office:value-type="float" office:value="0.211625">
                <text:p>0.211625</text:p>
              </table:table-cell>
              <table:table-cell office:value-type="float" office:value="92.997">
                <text:p>92.997</text:p>
              </table:table-cell>
              <table:table-cell office:value-type="float" office:value="0.112245">
                <text:p>0.112245</text:p>
              </table:table-cell>
              <table:table-cell office:value-type="float" office:value="34.626">
                <text:p>34.626</text:p>
              </table:table-cell>
              <table:table-cell office:value-type="float" office:value="0.13037">
                <text:p>0.13037</text:p>
              </table:table-cell>
              <table:table-cell office:value-type="float" office:value="81.306">
                <text:p>81.306</text:p>
              </table:table-cell>
              <table:table-cell office:value-type="float" office:value="0.232478">
                <text:p>0.2324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687">
                <text:p>18.687</text:p>
              </table:table-cell>
              <table:table-cell office:value-type="float" office:value="0.205672">
                <text:p>0.205672</text:p>
              </table:table-cell>
              <table:table-cell office:value-type="float" office:value="93.801">
                <text:p>93.801</text:p>
              </table:table-cell>
              <table:table-cell office:value-type="float" office:value="0.39535">
                <text:p>0.39535</text:p>
              </table:table-cell>
              <table:table-cell office:value-type="float" office:value="35.203">
                <text:p>35.203</text:p>
              </table:table-cell>
              <table:table-cell office:value-type="float" office:value="0.066276">
                <text:p>0.066276</text:p>
              </table:table-cell>
              <table:table-cell office:value-type="float" office:value="81.825">
                <text:p>81.825</text:p>
              </table:table-cell>
              <table:table-cell office:value-type="float" office:value="0.212526">
                <text:p>0.2125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941">
                <text:p>18.941</text:p>
              </table:table-cell>
              <table:table-cell office:value-type="float" office:value="0.28303">
                <text:p>0.28303</text:p>
              </table:table-cell>
              <table:table-cell office:value-type="float" office:value="94.921">
                <text:p>94.921</text:p>
              </table:table-cell>
              <table:table-cell office:value-type="float" office:value="0.483373">
                <text:p>0.483373</text:p>
              </table:table-cell>
              <table:table-cell office:value-type="float" office:value="35.727">
                <text:p>35.727</text:p>
              </table:table-cell>
              <table:table-cell office:value-type="float" office:value="0.098304">
                <text:p>0.098304</text:p>
              </table:table-cell>
              <table:table-cell office:value-type="float" office:value="82.302">
                <text:p>82.302</text:p>
              </table:table-cell>
              <table:table-cell office:value-type="float" office:value="0.202717">
                <text:p>0.2027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281">
                <text:p>19.281</text:p>
              </table:table-cell>
              <table:table-cell office:value-type="float" office:value="0.114596">
                <text:p>0.114596</text:p>
              </table:table-cell>
              <table:table-cell office:value-type="float" office:value="96.21">
                <text:p>96.21</text:p>
              </table:table-cell>
              <table:table-cell office:value-type="float" office:value="0.171656">
                <text:p>0.171656</text:p>
              </table:table-cell>
              <table:table-cell office:value-type="float" office:value="36.275">
                <text:p>36.275</text:p>
              </table:table-cell>
              <table:table-cell office:value-type="float" office:value="0.121794">
                <text:p>0.121794</text:p>
              </table:table-cell>
              <table:table-cell office:value-type="float" office:value="82.779">
                <text:p>82.779</text:p>
              </table:table-cell>
              <table:table-cell office:value-type="float" office:value="0.122115">
                <text:p>0.1221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435">
                <text:p>19.435</text:p>
              </table:table-cell>
              <table:table-cell office:value-type="float" office:value="0.309873">
                <text:p>0.309873</text:p>
              </table:table-cell>
              <table:table-cell office:value-type="float" office:value="97.141">
                <text:p>97.141</text:p>
              </table:table-cell>
              <table:table-cell office:value-type="float" office:value="0.194419">
                <text:p>0.194419</text:p>
              </table:table-cell>
              <table:table-cell office:value-type="float" office:value="36.855">
                <text:p>36.855</text:p>
              </table:table-cell>
              <table:table-cell office:value-type="float" office:value="0.120511">
                <text:p>0.120511</text:p>
              </table:table-cell>
              <table:table-cell office:value-type="float" office:value="83.224">
                <text:p>83.224</text:p>
              </table:table-cell>
              <table:table-cell office:value-type="float" office:value="0.111268">
                <text:p>0.1112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.797">
                <text:p>19.797</text:p>
              </table:table-cell>
              <table:table-cell office:value-type="float" office:value="0.129953">
                <text:p>0.129953</text:p>
              </table:table-cell>
              <table:table-cell office:value-type="float" office:value="98.02">
                <text:p>98.02</text:p>
              </table:table-cell>
              <table:table-cell office:value-type="float" office:value="0.247586">
                <text:p>0.247586</text:p>
              </table:table-cell>
              <table:table-cell office:value-type="float" office:value="37.564">
                <text:p>37.564</text:p>
              </table:table-cell>
              <table:table-cell office:value-type="float" office:value="0.1623">
                <text:p>0.1623</text:p>
              </table:table-cell>
              <table:table-cell office:value-type="float" office:value="83.731">
                <text:p>83.731</text:p>
              </table:table-cell>
              <table:table-cell office:value-type="float" office:value="0.161673">
                <text:p>0.1616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977">
                <text:p>19.977</text:p>
              </table:table-cell>
              <table:table-cell office:value-type="float" office:value="0.252265">
                <text:p>0.252265</text:p>
              </table:table-cell>
              <table:table-cell office:value-type="float" office:value="99.058">
                <text:p>99.058</text:p>
              </table:table-cell>
              <table:table-cell office:value-type="float" office:value="0.329906">
                <text:p>0.329906</text:p>
              </table:table-cell>
              <table:table-cell office:value-type="float" office:value="38.189">
                <text:p>38.189</text:p>
              </table:table-cell>
              <table:table-cell office:value-type="float" office:value="0.106582">
                <text:p>0.106582</text:p>
              </table:table-cell>
              <table:table-cell office:value-type="float" office:value="84.156">
                <text:p>84.156</text:p>
              </table:table-cell>
              <table:table-cell office:value-type="float" office:value="0.085162">
                <text:p>0.0851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273">
                <text:p>20.273</text:p>
              </table:table-cell>
              <table:table-cell office:value-type="float" office:value="0.232214">
                <text:p>0.232214</text:p>
              </table:table-cell>
              <table:table-cell office:value-type="float" office:value="100.121">
                <text:p>100.121</text:p>
              </table:table-cell>
              <table:table-cell office:value-type="float" office:value="0.411516">
                <text:p>0.411516</text:p>
              </table:table-cell>
              <table:table-cell office:value-type="float" office:value="38.732">
                <text:p>38.732</text:p>
              </table:table-cell>
              <table:table-cell office:value-type="float" office:value="0.127575">
                <text:p>0.127575</text:p>
              </table:table-cell>
              <table:table-cell office:value-type="float" office:value="84.558">
                <text:p>84.558</text:p>
              </table:table-cell>
              <table:table-cell office:value-type="float" office:value="0.231796">
                <text:p>0.2317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562">
                <text:p>20.562</text:p>
              </table:table-cell>
              <table:table-cell office:value-type="float" office:value="0.156255">
                <text:p>0.156255</text:p>
              </table:table-cell>
              <table:table-cell office:value-type="float" office:value="101.294">
                <text:p>101.294</text:p>
              </table:table-cell>
              <table:table-cell office:value-type="float" office:value="1.592129">
                <text:p>1.592129</text:p>
              </table:table-cell>
              <table:table-cell office:value-type="float" office:value="39.341">
                <text:p>39.341</text:p>
              </table:table-cell>
              <table:table-cell office:value-type="float" office:value="0.139799">
                <text:p>0.139799</text:p>
              </table:table-cell>
              <table:table-cell office:value-type="float" office:value="85.061">
                <text:p>85.061</text:p>
              </table:table-cell>
              <table:table-cell office:value-type="float" office:value="0.117094">
                <text:p>0.1170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.781">
                <text:p>20.781</text:p>
              </table:table-cell>
              <table:table-cell office:value-type="float" office:value="0.259841">
                <text:p>0.259841</text:p>
              </table:table-cell>
              <table:table-cell office:value-type="float" office:value="104.284">
                <text:p>104.284</text:p>
              </table:table-cell>
              <table:table-cell office:value-type="float" office:value="2.520813">
                <text:p>2.520813</text:p>
              </table:table-cell>
              <table:table-cell office:value-type="float" office:value="39.927">
                <text:p>39.927</text:p>
              </table:table-cell>
              <table:table-cell office:value-type="float" office:value="0.385413">
                <text:p>0.385413</text:p>
              </table:table-cell>
              <table:table-cell office:value-type="float" office:value="85.456">
                <text:p>85.456</text:p>
              </table:table-cell>
              <table:table-cell office:value-type="float" office:value="0.144697">
                <text:p>0.1446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.093">
                <text:p>21.093</text:p>
              </table:table-cell>
              <table:table-cell office:value-type="float" office:value="0.212425">
                <text:p>0.212425</text:p>
              </table:table-cell>
              <table:table-cell office:value-type="float" office:value="108.306">
                <text:p>108.306</text:p>
              </table:table-cell>
              <table:table-cell office:value-type="float" office:value="2.620302">
                <text:p>2.620302</text:p>
              </table:table-cell>
              <table:table-cell office:value-type="float" office:value="40.815">
                <text:p>40.815</text:p>
              </table:table-cell>
              <table:table-cell office:value-type="float" office:value="0.269691">
                <text:p>0.269691</text:p>
              </table:table-cell>
              <table:table-cell office:value-type="float" office:value="85.859">
                <text:p>85.859</text:p>
              </table:table-cell>
              <table:table-cell office:value-type="float" office:value="0.176074">
                <text:p>0.1760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.4">
                <text:p>25.4</text:p>
              </table:table-cell>
              <table:table-cell office:value-type="float" office:value="5.887141">
                <text:p>5.887141</text:p>
              </table:table-cell>
              <table:table-cell office:value-type="float" office:value="112.21">
                <text:p>112.21</text:p>
              </table:table-cell>
              <table:table-cell office:value-type="float" office:value="2.321223">
                <text:p>2.321223</text:p>
              </table:table-cell>
              <table:table-cell office:value-type="float" office:value="41.743">
                <text:p>41.743</text:p>
              </table:table-cell>
              <table:table-cell office:value-type="float" office:value="1.158901">
                <text:p>1.158901</text:p>
              </table:table-cell>
              <table:table-cell office:value-type="float" office:value="86.306">
                <text:p>86.306</text:p>
              </table:table-cell>
              <table:table-cell office:value-type="float" office:value="0.206689">
                <text:p>0.2066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.606">
                <text:p>32.606</text:p>
              </table:table-cell>
              <table:table-cell office:value-type="float" office:value="0.400004">
                <text:p>0.400004</text:p>
              </table:table-cell>
              <table:table-cell office:value-type="float" office:value="115.599">
                <text:p>115.599</text:p>
              </table:table-cell>
              <table:table-cell office:value-type="float" office:value="4.713203">
                <text:p>4.713203</text:p>
              </table:table-cell>
              <table:table-cell office:value-type="float" office:value="43.333">
                <text:p>43.333</text:p>
              </table:table-cell>
              <table:table-cell office:value-type="float" office:value="1.267517">
                <text:p>1.267517</text:p>
              </table:table-cell>
              <table:table-cell office:value-type="float" office:value="86.791">
                <text:p>86.791</text:p>
              </table:table-cell>
              <table:table-cell office:value-type="float" office:value="0.220101">
                <text:p>0.2201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.714">
                <text:p>33.714</text:p>
              </table:table-cell>
              <table:table-cell office:value-type="float" office:value="0.225791">
                <text:p>0.225791</text:p>
              </table:table-cell>
              <table:table-cell office:value-type="float" office:value="120.829">
                <text:p>120.829</text:p>
              </table:table-cell>
              <table:table-cell office:value-type="float" office:value="2.320072">
                <text:p>2.320072</text:p>
              </table:table-cell>
              <table:table-cell office:value-type="float" office:value="45.099">
                <text:p>45.099</text:p>
              </table:table-cell>
              <table:table-cell office:value-type="float" office:value="0.474808">
                <text:p>0.474808</text:p>
              </table:table-cell>
              <table:table-cell office:value-type="float" office:value="87.366">
                <text:p>87.366</text:p>
              </table:table-cell>
              <table:table-cell office:value-type="float" office:value="0.202146">
                <text:p>0.2021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.294">
                <text:p>34.294</text:p>
              </table:table-cell>
              <table:table-cell office:value-type="float" office:value="0.131304">
                <text:p>0.131304</text:p>
              </table:table-cell>
              <table:table-cell office:value-type="float" office:value="123.856">
                <text:p>123.856</text:p>
              </table:table-cell>
              <table:table-cell office:value-type="float" office:value="2.662411">
                <text:p>2.662411</text:p>
              </table:table-cell>
              <table:table-cell office:value-type="float" office:value="46.143">
                <text:p>46.143</text:p>
              </table:table-cell>
              <table:table-cell office:value-type="float" office:value="3.99001">
                <text:p>3.99001</text:p>
              </table:table-cell>
              <table:table-cell office:value-type="float" office:value="87.873">
                <text:p>87.873</text:p>
              </table:table-cell>
              <table:table-cell office:value-type="float" office:value="0.086905">
                <text:p>0.0869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.83">
                <text:p>34.83</text:p>
              </table:table-cell>
              <table:table-cell office:value-type="float" office:value="0.285086">
                <text:p>0.285086</text:p>
              </table:table-cell>
              <table:table-cell office:value-type="float" office:value="126.916">
                <text:p>126.916</text:p>
              </table:table-cell>
              <table:table-cell office:value-type="float" office:value="2.447323">
                <text:p>2.447323</text:p>
              </table:table-cell>
              <table:table-cell office:value-type="float" office:value="50.134">
                <text:p>50.134</text:p>
              </table:table-cell>
              <table:table-cell office:value-type="float" office:value="3.135135">
                <text:p>3.135135</text:p>
              </table:table-cell>
              <table:table-cell office:value-type="float" office:value="88.31">
                <text:p>88.31</text:p>
              </table:table-cell>
              <table:table-cell office:value-type="float" office:value="0.130599">
                <text:p>0.1305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.465">
                <text:p>35.465</text:p>
              </table:table-cell>
              <table:table-cell office:value-type="float" office:value="0.108183">
                <text:p>0.108183</text:p>
              </table:table-cell>
              <table:table-cell office:value-type="float" office:value="129.423">
                <text:p>129.423</text:p>
              </table:table-cell>
              <table:table-cell office:value-type="float" office:value="0.540436">
                <text:p>0.540436</text:p>
              </table:table-cell>
              <table:table-cell office:value-type="float" office:value="53.916">
                <text:p>53.916</text:p>
              </table:table-cell>
              <table:table-cell office:value-type="float" office:value="0.657502">
                <text:p>0.657502</text:p>
              </table:table-cell>
              <table:table-cell office:value-type="float" office:value="88.779">
                <text:p>88.779</text:p>
              </table:table-cell>
              <table:table-cell office:value-type="float" office:value="0.19406">
                <text:p>0.194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.92">
                <text:p>35.92</text:p>
              </table:table-cell>
              <table:table-cell office:value-type="float" office:value="0.106314">
                <text:p>0.106314</text:p>
              </table:table-cell>
              <table:table-cell office:value-type="float" office:value="129.986">
                <text:p>129.986</text:p>
              </table:table-cell>
              <table:table-cell office:value-type="float" office:value="0.013998">
                <text:p>0.013998</text:p>
              </table:table-cell>
              <table:table-cell office:value-type="float" office:value="55.009">
                <text:p>55.009</text:p>
              </table:table-cell>
              <table:table-cell office:value-type="float" office:value="0.257369">
                <text:p>0.257369</text:p>
              </table:table-cell>
              <table:table-cell office:value-type="float" office:value="89.339">
                <text:p>89.339</text:p>
              </table:table-cell>
              <table:table-cell office:value-type="float" office:value="0.200821">
                <text:p>0.2008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.268">
                <text:p>36.268</text:p>
              </table:table-cell>
              <table:table-cell office:value-type="float" office:value="0.161847">
                <text:p>0.161847</text:p>
              </table:table-cell>
              <table:table-cell office:value-type="float" office:value="130">
                <text:p>130</text:p>
              </table:table-cell>
              <table:table-cell office:value-type="float" office:value="5.867379">
                <text:p>5.867379</text:p>
              </table:table-cell>
              <table:table-cell office:value-type="float" office:value="55.702">
                <text:p>55.702</text:p>
              </table:table-cell>
              <table:table-cell office:value-type="float" office:value="0.151608">
                <text:p>0.151608</text:p>
              </table:table-cell>
              <table:table-cell office:value-type="float" office:value="89.885">
                <text:p>89.885</text:p>
              </table:table-cell>
              <table:table-cell office:value-type="float" office:value="0.196873">
                <text:p>0.1968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.742">
                <text:p>36.742</text:p>
              </table:table-cell>
              <table:table-cell office:value-type="float" office:value="0.117665">
                <text:p>0.117665</text:p>
              </table:table-cell>
              <table:table-cell office:value-type="float" office:value="136.616">
                <text:p>136.616</text:p>
              </table:table-cell>
              <table:table-cell office:value-type="float" office:value="0.208593">
                <text:p>0.208593</text:p>
              </table:table-cell>
              <table:table-cell office:value-type="float" office:value="56.29">
                <text:p>56.29</text:p>
              </table:table-cell>
              <table:table-cell office:value-type="float" office:value="0.09661">
                <text:p>0.09661</text:p>
              </table:table-cell>
              <table:table-cell office:value-type="float" office:value="90.458">
                <text:p>90.458</text:p>
              </table:table-cell>
              <table:table-cell office:value-type="float" office:value="0.172359">
                <text:p>0.1723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.118">
                <text:p>37.118</text:p>
              </table:table-cell>
              <table:table-cell office:value-type="float" office:value="0.21082">
                <text:p>0.21082</text:p>
              </table:table-cell>
              <table:table-cell office:value-type="float" office:value="137.439">
                <text:p>137.439</text:p>
              </table:table-cell>
              <table:table-cell office:value-type="float" office:value="0.271452">
                <text:p>0.271452</text:p>
              </table:table-cell>
              <table:table-cell office:value-type="float" office:value="56.822">
                <text:p>56.822</text:p>
              </table:table-cell>
              <table:table-cell office:value-type="float" office:value="0.122282">
                <text:p>0.122282</text:p>
              </table:table-cell>
              <table:table-cell office:value-type="float" office:value="90.982">
                <text:p>90.982</text:p>
              </table:table-cell>
              <table:table-cell office:value-type="float" office:value="0.247223">
                <text:p>0.2472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.58">
                <text:p>37.58</text:p>
              </table:table-cell>
              <table:table-cell office:value-type="float" office:value="0.331399">
                <text:p>0.331399</text:p>
              </table:table-cell>
              <table:table-cell office:value-type="float" office:value="138.368">
                <text:p>138.368</text:p>
              </table:table-cell>
              <table:table-cell office:value-type="float" office:value="0.382481">
                <text:p>0.382481</text:p>
              </table:table-cell>
              <table:table-cell office:value-type="float" office:value="57.432">
                <text:p>57.432</text:p>
              </table:table-cell>
              <table:table-cell office:value-type="float" office:value="0.152933">
                <text:p>0.152933</text:p>
              </table:table-cell>
              <table:table-cell office:value-type="float" office:value="91.714">
                <text:p>91.714</text:p>
              </table:table-cell>
              <table:table-cell office:value-type="float" office:value="0.177986">
                <text:p>0.1779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.934">
                <text:p>37.934</text:p>
              </table:table-cell>
              <table:table-cell office:value-type="float" office:value="0.059253">
                <text:p>0.059253</text:p>
              </table:table-cell>
              <table:table-cell office:value-type="float" office:value="139.454">
                <text:p>139.454</text:p>
              </table:table-cell>
              <table:table-cell office:value-type="float" office:value="0.482009">
                <text:p>0.482009</text:p>
              </table:table-cell>
              <table:table-cell office:value-type="float" office:value="58.169">
                <text:p>58.169</text:p>
              </table:table-cell>
              <table:table-cell office:value-type="float" office:value="0.180647">
                <text:p>0.180647</text:p>
              </table:table-cell>
              <table:table-cell office:value-type="float" office:value="92.289">
                <text:p>92.289</text:p>
              </table:table-cell>
              <table:table-cell office:value-type="float" office:value="0.35259">
                <text:p>0.352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.255">
                <text:p>38.255</text:p>
              </table:table-cell>
              <table:table-cell office:value-type="float" office:value="0.406665">
                <text:p>0.406665</text:p>
              </table:table-cell>
              <table:table-cell office:value-type="float" office:value="140.576">
                <text:p>140.576</text:p>
              </table:table-cell>
              <table:table-cell office:value-type="float" office:value="0.374509">
                <text:p>0.374509</text:p>
              </table:table-cell>
              <table:table-cell office:value-type="float" office:value="58.8">
                <text:p>58.8</text:p>
              </table:table-cell>
              <table:table-cell office:value-type="float" office:value="0.19966">
                <text:p>0.19966</text:p>
              </table:table-cell>
              <table:table-cell office:value-type="float" office:value="93.091">
                <text:p>93.091</text:p>
              </table:table-cell>
              <table:table-cell office:value-type="float" office:value="1.078628">
                <text:p>1.0786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.049">
                <text:p>39.049</text:p>
              </table:table-cell>
              <table:table-cell office:value-type="float" office:value="0.233081">
                <text:p>0.233081</text:p>
              </table:table-cell>
              <table:table-cell office:value-type="float" office:value="141.662">
                <text:p>141.662</text:p>
              </table:table-cell>
              <table:table-cell office:value-type="float" office:value="0.219207">
                <text:p>0.219207</text:p>
              </table:table-cell>
              <table:table-cell office:value-type="float" office:value="59.472">
                <text:p>59.472</text:p>
              </table:table-cell>
              <table:table-cell office:value-type="float" office:value="0.056736">
                <text:p>0.056736</text:p>
              </table:table-cell>
              <table:table-cell office:value-type="float" office:value="94.583">
                <text:p>94.583</text:p>
              </table:table-cell>
              <table:table-cell office:value-type="float" office:value="1.696751">
                <text:p>1.6967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.645">
                <text:p>39.645</text:p>
              </table:table-cell>
              <table:table-cell office:value-type="float" office:value="0.093029">
                <text:p>0.093029</text:p>
              </table:table-cell>
              <table:table-cell office:value-type="float" office:value="142.559">
                <text:p>142.559</text:p>
              </table:table-cell>
              <table:table-cell office:value-type="float" office:value="0.236167">
                <text:p>0.236167</text:p>
              </table:table-cell>
              <table:table-cell office:value-type="float" office:value="59.977">
                <text:p>59.977</text:p>
              </table:table-cell>
              <table:table-cell office:value-type="float" office:value="0.128018">
                <text:p>0.128018</text:p>
              </table:table-cell>
              <table:table-cell office:value-type="float" office:value="96.628">
                <text:p>96.628</text:p>
              </table:table-cell>
              <table:table-cell office:value-type="float" office:value="1.149225">
                <text:p>1.1492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.075">
                <text:p>40.075</text:p>
              </table:table-cell>
              <table:table-cell office:value-type="float" office:value="0.140901">
                <text:p>0.140901</text:p>
              </table:table-cell>
              <table:table-cell office:value-type="float" office:value="143.462">
                <text:p>143.462</text:p>
              </table:table-cell>
              <table:table-cell office:value-type="float" office:value="0.389295">
                <text:p>0.389295</text:p>
              </table:table-cell>
              <table:table-cell office:value-type="float" office:value="60.566">
                <text:p>60.566</text:p>
              </table:table-cell>
              <table:table-cell office:value-type="float" office:value="0.155154">
                <text:p>0.155154</text:p>
              </table:table-cell>
              <table:table-cell office:value-type="float" office:value="98.043">
                <text:p>98.043</text:p>
              </table:table-cell>
              <table:table-cell office:value-type="float" office:value="1.775109">
                <text:p>1.7751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.476">
                <text:p>40.476</text:p>
              </table:table-cell>
              <table:table-cell office:value-type="float" office:value="0.275427">
                <text:p>0.275427</text:p>
              </table:table-cell>
              <table:table-cell office:value-type="float" office:value="144.5">
                <text:p>144.5</text:p>
              </table:table-cell>
              <table:table-cell office:value-type="float" office:value="0.180303">
                <text:p>0.180303</text:p>
              </table:table-cell>
              <table:table-cell office:value-type="float" office:value="61.183">
                <text:p>61.183</text:p>
              </table:table-cell>
              <table:table-cell office:value-type="float" office:value="0.183501">
                <text:p>0.183501</text:p>
              </table:table-cell>
              <table:table-cell office:value-type="float" office:value="100.254">
                <text:p>100.254</text:p>
              </table:table-cell>
              <table:table-cell office:value-type="float" office:value="1.108226">
                <text:p>1.1082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.045">
                <text:p>41.045</text:p>
              </table:table-cell>
              <table:table-cell office:value-type="float" office:value="0.404891">
                <text:p>0.404891</text:p>
              </table:table-cell>
              <table:table-cell office:value-type="float" office:value="145.819">
                <text:p>145.819</text:p>
              </table:table-cell>
              <table:table-cell office:value-type="float" office:value="0.264934">
                <text:p>0.264934</text:p>
              </table:table-cell>
              <table:table-cell office:value-type="float" office:value="61.969">
                <text:p>61.969</text:p>
              </table:table-cell>
              <table:table-cell office:value-type="float" office:value="0.604501">
                <text:p>0.604501</text:p>
              </table:table-cell>
              <table:table-cell office:value-type="float" office:value="101.65">
                <text:p>101.65</text:p>
              </table:table-cell>
              <table:table-cell office:value-type="float" office:value="1.059934">
                <text:p>1.0599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.732">
                <text:p>41.732</text:p>
              </table:table-cell>
              <table:table-cell office:value-type="float" office:value="0.332939">
                <text:p>0.332939</text:p>
              </table:table-cell>
              <table:table-cell office:value-type="float" office:value="146.834">
                <text:p>146.834</text:p>
              </table:table-cell>
              <table:table-cell office:value-type="float" office:value="0.324084">
                <text:p>0.324084</text:p>
              </table:table-cell>
              <table:table-cell office:value-type="float" office:value="62.998">
                <text:p>62.998</text:p>
              </table:table-cell>
              <table:table-cell office:value-type="float" office:value="0.722472">
                <text:p>0.722472</text:p>
              </table:table-cell>
              <table:table-cell office:value-type="float" office:value="103.001">
                <text:p>103.001</text:p>
              </table:table-cell>
              <table:table-cell office:value-type="float" office:value="1.157375">
                <text:p>1.157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.332">
                <text:p>42.332</text:p>
              </table:table-cell>
              <table:table-cell office:value-type="float" office:value="0.288038">
                <text:p>0.288038</text:p>
              </table:table-cell>
              <table:table-cell office:value-type="float" office:value="148.039">
                <text:p>148.039</text:p>
              </table:table-cell>
              <table:table-cell office:value-type="float" office:value="0.25802">
                <text:p>0.25802</text:p>
              </table:table-cell>
              <table:table-cell office:value-type="float" office:value="64.156">
                <text:p>64.156</text:p>
              </table:table-cell>
              <table:table-cell office:value-type="float" office:value="0.554058">
                <text:p>0.554058</text:p>
              </table:table-cell>
              <table:table-cell office:value-type="float" office:value="104.524">
                <text:p>104.524</text:p>
              </table:table-cell>
              <table:table-cell office:value-type="float" office:value="1.133693">
                <text:p>1.1336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.908">
                <text:p>42.908</text:p>
              </table:table-cell>
              <table:table-cell office:value-type="float" office:value="0.214236">
                <text:p>0.214236</text:p>
              </table:table-cell>
              <table:table-cell office:value-type="float" office:value="149.164">
                <text:p>149.164</text:p>
              </table:table-cell>
              <table:table-cell office:value-type="float" office:value="0.440544">
                <text:p>0.440544</text:p>
              </table:table-cell>
              <table:table-cell office:value-type="float" office:value="65.157">
                <text:p>65.157</text:p>
              </table:table-cell>
              <table:table-cell office:value-type="float" office:value="0.099236">
                <text:p>0.099236</text:p>
              </table:table-cell>
              <table:table-cell office:value-type="float" office:value="105.948">
                <text:p>105.948</text:p>
              </table:table-cell>
              <table:table-cell office:value-type="float" office:value="1.089411">
                <text:p>1.0894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3.394">
                <text:p>43.394</text:p>
              </table:table-cell>
              <table:table-cell office:value-type="float" office:value="0.184179">
                <text:p>0.184179</text:p>
              </table:table-cell>
              <table:table-cell office:value-type="float" office:value="150.429">
                <text:p>150.429</text:p>
              </table:table-cell>
              <table:table-cell office:value-type="float" office:value="0.394125">
                <text:p>0.394125</text:p>
              </table:table-cell>
              <table:table-cell office:value-type="float" office:value="65.932">
                <text:p>65.932</text:p>
              </table:table-cell>
              <table:table-cell office:value-type="float" office:value="0.141777">
                <text:p>0.141777</text:p>
              </table:table-cell>
              <table:table-cell office:value-type="float" office:value="107.037">
                <text:p>107.037</text:p>
              </table:table-cell>
              <table:table-cell office:value-type="float" office:value="9.038042">
                <text:p>9.0380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.008">
                <text:p>44.008</text:p>
              </table:table-cell>
              <table:table-cell office:value-type="float" office:value="0.150262">
                <text:p>0.150262</text:p>
              </table:table-cell>
              <table:table-cell office:value-type="float" office:value="151.627">
                <text:p>151.627</text:p>
              </table:table-cell>
              <table:table-cell office:value-type="float" office:value="0.257832">
                <text:p>0.257832</text:p>
              </table:table-cell>
              <table:table-cell office:value-type="float" office:value="66.538">
                <text:p>66.538</text:p>
              </table:table-cell>
              <table:table-cell office:value-type="float" office:value="0.144597">
                <text:p>0.144597</text:p>
              </table:table-cell>
              <table:table-cell office:value-type="float" office:value="116.554">
                <text:p>116.554</text:p>
              </table:table-cell>
              <table:table-cell office:value-type="float" office:value="0.627378">
                <text:p>0.6273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.454">
                <text:p>44.454</text:p>
              </table:table-cell>
              <table:table-cell office:value-type="float" office:value="0.293164">
                <text:p>0.293164</text:p>
              </table:table-cell>
              <table:table-cell office:value-type="float" office:value="152.679">
                <text:p>152.679</text:p>
              </table:table-cell>
              <table:table-cell office:value-type="float" office:value="0.278135">
                <text:p>0.278135</text:p>
              </table:table-cell>
              <table:table-cell office:value-type="float" office:value="67.117">
                <text:p>67.117</text:p>
              </table:table-cell>
              <table:table-cell office:value-type="float" office:value="0.161067">
                <text:p>0.161067</text:p>
              </table:table-cell>
              <table:table-cell office:value-type="float" office:value="117.428">
                <text:p>117.428</text:p>
              </table:table-cell>
              <table:table-cell office:value-type="float" office:value="1.422613">
                <text:p>1.4226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.037">
                <text:p>45.037</text:p>
              </table:table-cell>
              <table:table-cell office:value-type="float" office:value="0.212467">
                <text:p>0.212467</text:p>
              </table:table-cell>
              <table:table-cell office:value-type="float" office:value="153.737">
                <text:p>153.737</text:p>
              </table:table-cell>
              <table:table-cell office:value-type="float" office:value="0.25611">
                <text:p>0.25611</text:p>
              </table:table-cell>
              <table:table-cell office:value-type="float" office:value="67.728">
                <text:p>67.728</text:p>
              </table:table-cell>
              <table:table-cell office:value-type="float" office:value="0.186762">
                <text:p>0.186762</text:p>
              </table:table-cell>
              <table:table-cell office:value-type="float" office:value="119.119">
                <text:p>119.119</text:p>
              </table:table-cell>
              <table:table-cell office:value-type="float" office:value="1.580111">
                <text:p>1.5801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.547">
                <text:p>45.547</text:p>
              </table:table-cell>
              <table:table-cell office:value-type="float" office:value="0.178927">
                <text:p>0.178927</text:p>
              </table:table-cell>
              <table:table-cell office:value-type="float" office:value="154.753">
                <text:p>154.753</text:p>
              </table:table-cell>
              <table:table-cell office:value-type="float" office:value="0.360819">
                <text:p>0.360819</text:p>
              </table:table-cell>
              <table:table-cell office:value-type="float" office:value="68.332">
                <text:p>68.332</text:p>
              </table:table-cell>
              <table:table-cell office:value-type="float" office:value="1.373319">
                <text:p>1.373319</text:p>
              </table:table-cell>
              <table:table-cell office:value-type="float" office:value="121.081">
                <text:p>121.081</text:p>
              </table:table-cell>
              <table:table-cell office:value-type="float" office:value="1.396127">
                <text:p>1.3961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.052">
                <text:p>46.052</text:p>
              </table:table-cell>
              <table:table-cell office:value-type="float" office:value="0.218145">
                <text:p>0.218145</text:p>
              </table:table-cell>
              <table:table-cell office:value-type="float" office:value="155.929">
                <text:p>155.929</text:p>
              </table:table-cell>
              <table:table-cell office:value-type="float" office:value="0.440644">
                <text:p>0.440644</text:p>
              </table:table-cell>
              <table:table-cell office:value-type="float" office:value="69.706">
                <text:p>69.706</text:p>
              </table:table-cell>
              <table:table-cell office:value-type="float" office:value="5.088575">
                <text:p>5.088575</text:p>
              </table:table-cell>
              <table:table-cell office:value-type="float" office:value="122.778">
                <text:p>122.778</text:p>
              </table:table-cell>
              <table:table-cell office:value-type="float" office:value="0.651234">
                <text:p>0.6512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.585">
                <text:p>46.585</text:p>
              </table:table-cell>
              <table:table-cell office:value-type="float" office:value="0.244408">
                <text:p>0.244408</text:p>
              </table:table-cell>
              <table:table-cell office:value-type="float" office:value="157.074">
                <text:p>157.074</text:p>
              </table:table-cell>
              <table:table-cell office:value-type="float" office:value="0.610709">
                <text:p>0.610709</text:p>
              </table:table-cell>
              <table:table-cell office:value-type="float" office:value="75.407">
                <text:p>75.407</text:p>
              </table:table-cell>
              <table:table-cell office:value-type="float" office:value="0.799947">
                <text:p>0.799947</text:p>
              </table:table-cell>
              <table:table-cell office:value-type="float" office:value="123.729">
                <text:p>123.729</text:p>
              </table:table-cell>
              <table:table-cell office:value-type="float" office:value="0.252541">
                <text:p>0.2525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.173">
                <text:p>47.173</text:p>
              </table:table-cell>
              <table:table-cell office:value-type="float" office:value="0.081762">
                <text:p>0.081762</text:p>
              </table:table-cell>
              <table:table-cell office:value-type="float" office:value="158.478">
                <text:p>158.478</text:p>
              </table:table-cell>
              <table:table-cell office:value-type="float" office:value="1.323781">
                <text:p>1.323781</text:p>
              </table:table-cell>
              <table:table-cell office:value-type="float" office:value="76.649">
                <text:p>76.649</text:p>
              </table:table-cell>
              <table:table-cell office:value-type="float" office:value="0.505803">
                <text:p>0.505803</text:p>
              </table:table-cell>
              <table:table-cell office:value-type="float" office:value="124.317">
                <text:p>124.317</text:p>
              </table:table-cell>
              <table:table-cell office:value-type="float" office:value="0.186689">
                <text:p>0.1866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.693">
                <text:p>47.693</text:p>
              </table:table-cell>
              <table:table-cell office:value-type="float" office:value="0.275336">
                <text:p>0.275336</text:p>
              </table:table-cell>
              <table:table-cell office:value-type="float" office:value="160.574">
                <text:p>160.574</text:p>
              </table:table-cell>
              <table:table-cell office:value-type="float" office:value="1.281335">
                <text:p>1.281335</text:p>
              </table:table-cell>
              <table:table-cell office:value-type="float" office:value="77.57">
                <text:p>77.57</text:p>
              </table:table-cell>
              <table:table-cell office:value-type="float" office:value="0.580784">
                <text:p>0.580784</text:p>
              </table:table-cell>
              <table:table-cell office:value-type="float" office:value="124.805">
                <text:p>124.805</text:p>
              </table:table-cell>
              <table:table-cell office:value-type="float" office:value="0.095014">
                <text:p>0.0950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8.551">
                <text:p>48.551</text:p>
              </table:table-cell>
              <table:table-cell office:value-type="float" office:value="0.240567">
                <text:p>0.240567</text:p>
              </table:table-cell>
              <table:table-cell office:value-type="float" office:value="163.403">
                <text:p>163.403</text:p>
              </table:table-cell>
              <table:table-cell office:value-type="float" office:value="1.298603">
                <text:p>1.298603</text:p>
              </table:table-cell>
              <table:table-cell office:value-type="float" office:value="78.576">
                <text:p>78.576</text:p>
              </table:table-cell>
              <table:table-cell office:value-type="float" office:value="0.502944">
                <text:p>0.502944</text:p>
              </table:table-cell>
              <table:table-cell office:value-type="float" office:value="125.164">
                <text:p>125.164</text:p>
              </table:table-cell>
              <table:table-cell office:value-type="float" office:value="0.247425">
                <text:p>0.2474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.276">
                <text:p>49.276</text:p>
              </table:table-cell>
              <table:table-cell office:value-type="float" office:value="1.360536">
                <text:p>1.360536</text:p>
              </table:table-cell>
              <table:table-cell office:value-type="float" office:value="166.027">
                <text:p>166.027</text:p>
              </table:table-cell>
              <table:table-cell office:value-type="float" office:value="1.038618">
                <text:p>1.038618</text:p>
              </table:table-cell>
              <table:table-cell office:value-type="float" office:value="79.756">
                <text:p>79.756</text:p>
              </table:table-cell>
              <table:table-cell office:value-type="float" office:value="0.394904">
                <text:p>0.394904</text:p>
              </table:table-cell>
              <table:table-cell office:value-type="float" office:value="125.698">
                <text:p>125.698</text:p>
              </table:table-cell>
              <table:table-cell office:value-type="float" office:value="0.130544">
                <text:p>0.1305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.894">
                <text:p>50.894</text:p>
              </table:table-cell>
              <table:table-cell office:value-type="float" office:value="0.347448">
                <text:p>0.347448</text:p>
              </table:table-cell>
              <table:table-cell office:value-type="float" office:value="168.354">
                <text:p>168.354</text:p>
              </table:table-cell>
              <table:table-cell office:value-type="float" office:value="1.565495">
                <text:p>1.565495</text:p>
              </table:table-cell>
              <table:table-cell office:value-type="float" office:value="80.672">
                <text:p>80.672</text:p>
              </table:table-cell>
              <table:table-cell office:value-type="float" office:value="0.09804">
                <text:p>0.09804</text:p>
              </table:table-cell>
              <table:table-cell office:value-type="float" office:value="126.09">
                <text:p>126.09</text:p>
              </table:table-cell>
              <table:table-cell office:value-type="float" office:value="0.187407">
                <text:p>0.1874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.456">
                <text:p>51.456</text:p>
              </table:table-cell>
              <table:table-cell office:value-type="float" office:value="2.725492">
                <text:p>2.725492</text:p>
              </table:table-cell>
              <table:table-cell office:value-type="float" office:value="171.541">
                <text:p>171.541</text:p>
              </table:table-cell>
              <table:table-cell office:value-type="float" office:value="1.017037">
                <text:p>1.017037</text:p>
              </table:table-cell>
              <table:table-cell office:value-type="float" office:value="81.272">
                <text:p>81.272</text:p>
              </table:table-cell>
              <table:table-cell office:value-type="float" office:value="0.198824">
                <text:p>0.198824</text:p>
              </table:table-cell>
              <table:table-cell office:value-type="float" office:value="126.553">
                <text:p>126.553</text:p>
              </table:table-cell>
              <table:table-cell office:value-type="float" office:value="0.085487">
                <text:p>0.0854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.777">
                <text:p>54.777</text:p>
              </table:table-cell>
              <table:table-cell office:value-type="float" office:value="2.525249">
                <text:p>2.525249</text:p>
              </table:table-cell>
              <table:table-cell office:value-type="float" office:value="173.507">
                <text:p>173.507</text:p>
              </table:table-cell>
              <table:table-cell office:value-type="float" office:value="7.454206">
                <text:p>7.454206</text:p>
              </table:table-cell>
              <table:table-cell office:value-type="float" office:value="81.947">
                <text:p>81.947</text:p>
              </table:table-cell>
              <table:table-cell office:value-type="float" office:value="0.06436">
                <text:p>0.06436</text:p>
              </table:table-cell>
              <table:table-cell office:value-type="float" office:value="126.904">
                <text:p>126.904</text:p>
              </table:table-cell>
              <table:table-cell office:value-type="float" office:value="0.226823">
                <text:p>0.2268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9.675">
                <text:p>59.675</text:p>
              </table:table-cell>
              <table:table-cell office:value-type="float" office:value="5.759164">
                <text:p>5.759164</text:p>
              </table:table-cell>
              <table:table-cell office:value-type="float" office:value="181.429">
                <text:p>181.429</text:p>
              </table:table-cell>
              <table:table-cell office:value-type="float" office:value="4.348869">
                <text:p>4.348869</text:p>
              </table:table-cell>
              <table:table-cell office:value-type="float" office:value="82.44">
                <text:p>82.44</text:p>
              </table:table-cell>
              <table:table-cell office:value-type="float" office:value="0.158036">
                <text:p>0.158036</text:p>
              </table:table-cell>
              <table:table-cell office:value-type="float" office:value="127.425">
                <text:p>127.425</text:p>
              </table:table-cell>
              <table:table-cell office:value-type="float" office:value="0.247815">
                <text:p>0.2478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6.032">
                <text:p>66.032</text:p>
              </table:table-cell>
              <table:table-cell office:value-type="float" office:value="0.623523">
                <text:p>0.623523</text:p>
              </table:table-cell>
              <table:table-cell office:value-type="float" office:value="186.09">
                <text:p>186.09</text:p>
              </table:table-cell>
              <table:table-cell office:value-type="float" office:value="1.409784">
                <text:p>1.409784</text:p>
              </table:table-cell>
              <table:table-cell office:value-type="float" office:value="83.204">
                <text:p>83.204</text:p>
              </table:table-cell>
              <table:table-cell office:value-type="float" office:value="0.202088">
                <text:p>0.202088</text:p>
              </table:table-cell>
              <table:table-cell office:value-type="float" office:value="127.933">
                <text:p>127.933</text:p>
              </table:table-cell>
              <table:table-cell office:value-type="float" office:value="0.172937">
                <text:p>0.1729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7.046">
                <text:p>67.046</text:p>
              </table:table-cell>
              <table:table-cell office:value-type="float" office:value="0.37158">
                <text:p>0.37158</text:p>
              </table:table-cell>
              <table:table-cell office:value-type="float" office:value="187.556">
                <text:p>187.556</text:p>
              </table:table-cell>
              <table:table-cell office:value-type="float" office:value="0.63074">
                <text:p>0.63074</text:p>
              </table:table-cell>
              <table:table-cell office:value-type="float" office:value="83.848">
                <text:p>83.848</text:p>
              </table:table-cell>
              <table:table-cell office:value-type="float" office:value="1.04533">
                <text:p>1.04533</text:p>
              </table:table-cell>
              <table:table-cell office:value-type="float" office:value="128.423">
                <text:p>128.423</text:p>
              </table:table-cell>
              <table:table-cell office:value-type="float" office:value="0.190077">
                <text:p>0.1900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7.446">
                <text:p>67.446</text:p>
              </table:table-cell>
              <table:table-cell office:value-type="float" office:value="0.057336">
                <text:p>0.057336</text:p>
              </table:table-cell>
              <table:table-cell office:value-type="float" office:value="188.201">
                <text:p>188.201</text:p>
              </table:table-cell>
              <table:table-cell office:value-type="float" office:value="0.040695">
                <text:p>0.040695</text:p>
              </table:table-cell>
              <table:table-cell office:value-type="float" office:value="85.317">
                <text:p>85.317</text:p>
              </table:table-cell>
              <table:table-cell office:value-type="float" office:value="4.386518">
                <text:p>4.386518</text:p>
              </table:table-cell>
              <table:table-cell office:value-type="float" office:value="128.871">
                <text:p>128.871</text:p>
              </table:table-cell>
              <table:table-cell office:value-type="float" office:value="0.334072">
                <text:p>0.3340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7.917">
                <text:p>67.917</text:p>
              </table:table-cell>
              <table:table-cell office:value-type="float" office:value="0.381945">
                <text:p>0.381945</text:p>
              </table:table-cell>
              <table:table-cell office:value-type="float" office:value="188.246">
                <text:p>188.246</text:p>
              </table:table-cell>
              <table:table-cell office:value-type="float" office:value="6.276097">
                <text:p>6.276097</text:p>
              </table:table-cell>
              <table:table-cell office:value-type="float" office:value="90.36">
                <text:p>90.36</text:p>
              </table:table-cell>
              <table:table-cell office:value-type="float" office:value="0.264567">
                <text:p>0.264567</text:p>
              </table:table-cell>
              <table:table-cell office:value-type="float" office:value="129.495">
                <text:p>129.495</text:p>
              </table:table-cell>
              <table:table-cell office:value-type="float" office:value="0.25488">
                <text:p>0.254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8.758">
                <text:p>68.758</text:p>
              </table:table-cell>
              <table:table-cell office:value-type="float" office:value="0.292592">
                <text:p>0.292592</text:p>
              </table:table-cell>
              <table:table-cell office:value-type="float" office:value="195.518">
                <text:p>195.518</text:p>
              </table:table-cell>
              <table:table-cell office:value-type="float" office:value="0.190396">
                <text:p>0.190396</text:p>
              </table:table-cell>
              <table:table-cell office:value-type="float" office:value="91.212">
                <text:p>91.212</text:p>
              </table:table-cell>
              <table:table-cell office:value-type="float" office:value="0.15118">
                <text:p>0.15118</text:p>
              </table:table-cell>
              <table:table-cell office:value-type="float" office:value="130.056">
                <text:p>130.056</text:p>
              </table:table-cell>
              <table:table-cell office:value-type="float" office:value="0.21456">
                <text:p>0.214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9.428">
                <text:p>69.428</text:p>
              </table:table-cell>
              <table:table-cell office:value-type="float" office:value="0.10585">
                <text:p>0.10585</text:p>
              </table:table-cell>
              <table:table-cell office:value-type="float" office:value="196.742">
                <text:p>196.742</text:p>
              </table:table-cell>
              <table:table-cell office:value-type="float" office:value="0.649736">
                <text:p>0.649736</text:p>
              </table:table-cell>
              <table:table-cell office:value-type="float" office:value="92.131">
                <text:p>92.131</text:p>
              </table:table-cell>
              <table:table-cell office:value-type="float" office:value="0.079249">
                <text:p>0.079249</text:p>
              </table:table-cell>
              <table:table-cell office:value-type="float" office:value="130.576">
                <text:p>130.576</text:p>
              </table:table-cell>
              <table:table-cell office:value-type="float" office:value="0.240533">
                <text:p>0.2405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0.041">
                <text:p>70.041</text:p>
              </table:table-cell>
              <table:table-cell office:value-type="float" office:value="0.468138">
                <text:p>0.468138</text:p>
              </table:table-cell>
              <table:table-cell office:value-type="float" office:value="198.224">
                <text:p>198.224</text:p>
              </table:table-cell>
              <table:table-cell office:value-type="float" office:value="0.308357">
                <text:p>0.308357</text:p>
              </table:table-cell>
              <table:table-cell office:value-type="float" office:value="92.774">
                <text:p>92.774</text:p>
              </table:table-cell>
              <table:table-cell office:value-type="float" office:value="0.361172">
                <text:p>0.361172</text:p>
              </table:table-cell>
              <table:table-cell office:value-type="float" office:value="131.134">
                <text:p>131.134</text:p>
              </table:table-cell>
              <table:table-cell office:value-type="float" office:value="0.245792">
                <text:p>0.2457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0.978">
                <text:p>70.978</text:p>
              </table:table-cell>
              <table:table-cell office:value-type="float" office:value="0.368658">
                <text:p>0.368658</text:p>
              </table:table-cell>
              <table:table-cell office:value-type="float" office:value="199.44">
                <text:p>199.44</text:p>
              </table:table-cell>
              <table:table-cell office:value-type="float" office:value="0.484944">
                <text:p>0.484944</text:p>
              </table:table-cell>
              <table:table-cell office:value-type="float" office:value="93.628">
                <text:p>93.628</text:p>
              </table:table-cell>
              <table:table-cell office:value-type="float" office:value="0.117935">
                <text:p>0.117935</text:p>
              </table:table-cell>
              <table:table-cell office:value-type="float" office:value="131.698">
                <text:p>131.698</text:p>
              </table:table-cell>
              <table:table-cell office:value-type="float" office:value="0.271305">
                <text:p>0.2713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1.771">
                <text:p>71.771</text:p>
              </table:table-cell>
              <table:table-cell office:value-type="float" office:value="0.525036">
                <text:p>0.525036</text:p>
              </table:table-cell>
              <table:table-cell office:value-type="float" office:value="200.684">
                <text:p>200.684</text:p>
              </table:table-cell>
              <table:table-cell office:value-type="float" office:value="0.304781">
                <text:p>0.304781</text:p>
              </table:table-cell>
              <table:table-cell office:value-type="float" office:value="94.224">
                <text:p>94.224</text:p>
              </table:table-cell>
              <table:table-cell office:value-type="float" office:value="0.159443">
                <text:p>0.159443</text:p>
              </table:table-cell>
              <table:table-cell office:value-type="float" office:value="132.434">
                <text:p>132.434</text:p>
              </table:table-cell>
              <table:table-cell office:value-type="float" office:value="0.230492">
                <text:p>0.2304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2.729">
                <text:p>72.729</text:p>
              </table:table-cell>
              <table:table-cell office:value-type="float" office:value="0.104346">
                <text:p>0.104346</text:p>
              </table:table-cell>
              <table:table-cell office:value-type="float" office:value="201.758">
                <text:p>201.758</text:p>
              </table:table-cell>
              <table:table-cell office:value-type="float" office:value="0.267228">
                <text:p>0.267228</text:p>
              </table:table-cell>
              <table:table-cell office:value-type="float" office:value="94.916">
                <text:p>94.916</text:p>
              </table:table-cell>
              <table:table-cell office:value-type="float" office:value="0.681524">
                <text:p>0.681524</text:p>
              </table:table-cell>
              <table:table-cell office:value-type="float" office:value="133.035">
                <text:p>133.035</text:p>
              </table:table-cell>
              <table:table-cell office:value-type="float" office:value="0.190441">
                <text:p>0.1904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3.319">
                <text:p>73.319</text:p>
              </table:table-cell>
              <table:table-cell office:value-type="float" office:value="0.226192">
                <text:p>0.226192</text:p>
              </table:table-cell>
              <table:table-cell office:value-type="float" office:value="202.797">
                <text:p>202.797</text:p>
              </table:table-cell>
              <table:table-cell office:value-type="float" office:value="0.27557">
                <text:p>0.27557</text:p>
              </table:table-cell>
              <table:table-cell office:value-type="float" office:value="96.066">
                <text:p>96.066</text:p>
              </table:table-cell>
              <table:table-cell office:value-type="float" office:value="0.870962">
                <text:p>0.870962</text:p>
              </table:table-cell>
              <table:table-cell office:value-type="float" office:value="133.637">
                <text:p>133.637</text:p>
              </table:table-cell>
              <table:table-cell office:value-type="float" office:value="0.223925">
                <text:p>0.2239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4.053">
                <text:p>74.053</text:p>
              </table:table-cell>
              <table:table-cell office:value-type="float" office:value="0.157956">
                <text:p>0.157956</text:p>
              </table:table-cell>
              <table:table-cell office:value-type="float" office:value="203.841">
                <text:p>203.841</text:p>
              </table:table-cell>
              <table:table-cell office:value-type="float" office:value="0.253973">
                <text:p>0.253973</text:p>
              </table:table-cell>
              <table:table-cell office:value-type="float" office:value="97.436">
                <text:p>97.436</text:p>
              </table:table-cell>
              <table:table-cell office:value-type="float" office:value="0.534556">
                <text:p>0.534556</text:p>
              </table:table-cell>
              <table:table-cell office:value-type="float" office:value="134.287">
                <text:p>134.287</text:p>
              </table:table-cell>
              <table:table-cell office:value-type="float" office:value="0.167246">
                <text:p>0.1672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4.671">
                <text:p>74.671</text:p>
              </table:table-cell>
              <table:table-cell office:value-type="float" office:value="0.279616">
                <text:p>0.279616</text:p>
              </table:table-cell>
              <table:table-cell office:value-type="float" office:value="204.837">
                <text:p>204.837</text:p>
              </table:table-cell>
              <table:table-cell office:value-type="float" office:value="0.305837">
                <text:p>0.305837</text:p>
              </table:table-cell>
              <table:table-cell office:value-type="float" office:value="98.483">
                <text:p>98.483</text:p>
              </table:table-cell>
              <table:table-cell office:value-type="float" office:value="0.445253">
                <text:p>0.445253</text:p>
              </table:table-cell>
              <table:table-cell office:value-type="float" office:value="134.872">
                <text:p>134.872</text:p>
              </table:table-cell>
              <table:table-cell office:value-type="float" office:value="0.272124">
                <text:p>0.2721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.387">
                <text:p>75.387</text:p>
              </table:table-cell>
              <table:table-cell office:value-type="float" office:value="0.195208">
                <text:p>0.195208</text:p>
              </table:table-cell>
              <table:table-cell office:value-type="float" office:value="206.265">
                <text:p>206.265</text:p>
              </table:table-cell>
              <table:table-cell office:value-type="float" office:value="0.423804">
                <text:p>0.423804</text:p>
              </table:table-cell>
              <table:table-cell office:value-type="float" office:value="99.533">
                <text:p>99.533</text:p>
              </table:table-cell>
              <table:table-cell office:value-type="float" office:value="1.577648">
                <text:p>1.577648</text:p>
              </table:table-cell>
              <table:table-cell office:value-type="float" office:value="135.638">
                <text:p>135.638</text:p>
              </table:table-cell>
              <table:table-cell office:value-type="float" office:value="0.33668">
                <text:p>0.336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6.03">
                <text:p>76.03</text:p>
              </table:table-cell>
              <table:table-cell office:value-type="float" office:value="0.452409">
                <text:p>0.452409</text:p>
              </table:table-cell>
              <table:table-cell office:value-type="float" office:value="207.78">
                <text:p>207.78</text:p>
              </table:table-cell>
              <table:table-cell office:value-type="float" office:value="0.712904">
                <text:p>0.712904</text:p>
              </table:table-cell>
              <table:table-cell office:value-type="float" office:value="101.112">
                <text:p>101.112</text:p>
              </table:table-cell>
              <table:table-cell office:value-type="float" office:value="6.112697">
                <text:p>6.112697</text:p>
              </table:table-cell>
              <table:table-cell office:value-type="float" office:value="136.47">
                <text:p>136.47</text:p>
              </table:table-cell>
              <table:table-cell office:value-type="float" office:value="0.291062">
                <text:p>0.2910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6.942">
                <text:p>76.942</text:p>
              </table:table-cell>
              <table:table-cell office:value-type="float" office:value="0.150965">
                <text:p>0.150965</text:p>
              </table:table-cell>
              <table:table-cell office:value-type="float" office:value="209.43">
                <text:p>209.43</text:p>
              </table:table-cell>
              <table:table-cell office:value-type="float" office:value="0.268964">
                <text:p>0.268964</text:p>
              </table:table-cell>
              <table:table-cell office:value-type="float" office:value="107.884">
                <text:p>107.884</text:p>
              </table:table-cell>
              <table:table-cell office:value-type="float" office:value="0.282121">
                <text:p>0.282121</text:p>
              </table:table-cell>
              <table:table-cell office:value-type="float" office:value="137.251">
                <text:p>137.251</text:p>
              </table:table-cell>
              <table:table-cell office:value-type="float" office:value="0.225366">
                <text:p>0.2253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7.492">
                <text:p>77.492</text:p>
              </table:table-cell>
              <table:table-cell office:value-type="float" office:value="0.300839">
                <text:p>0.300839</text:p>
              </table:table-cell>
              <table:table-cell office:value-type="float" office:value="210.763">
                <text:p>210.763</text:p>
              </table:table-cell>
              <table:table-cell office:value-type="float" office:value="0.299868">
                <text:p>0.299868</text:p>
              </table:table-cell>
              <table:table-cell office:value-type="float" office:value="108.645">
                <text:p>108.645</text:p>
              </table:table-cell>
              <table:table-cell office:value-type="float" office:value="0.291731">
                <text:p>0.291731</text:p>
              </table:table-cell>
              <table:table-cell office:value-type="float" office:value="137.83">
                <text:p>137.83</text:p>
              </table:table-cell>
              <table:table-cell office:value-type="float" office:value="0.223376">
                <text:p>0.2233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8.273">
                <text:p>78.273</text:p>
              </table:table-cell>
              <table:table-cell office:value-type="float" office:value="0.223716">
                <text:p>0.223716</text:p>
              </table:table-cell>
              <table:table-cell office:value-type="float" office:value="211.821">
                <text:p>211.821</text:p>
              </table:table-cell>
              <table:table-cell office:value-type="float" office:value="0.327639">
                <text:p>0.327639</text:p>
              </table:table-cell>
              <table:table-cell office:value-type="float" office:value="109.406">
                <text:p>109.406</text:p>
              </table:table-cell>
              <table:table-cell office:value-type="float" office:value="0.156294">
                <text:p>0.156294</text:p>
              </table:table-cell>
              <table:table-cell office:value-type="float" office:value="138.425">
                <text:p>138.425</text:p>
              </table:table-cell>
              <table:table-cell office:value-type="float" office:value="0.775636">
                <text:p>0.7756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8.957">
                <text:p>78.957</text:p>
              </table:table-cell>
              <table:table-cell office:value-type="float" office:value="0.377986">
                <text:p>0.377986</text:p>
              </table:table-cell>
              <table:table-cell office:value-type="float" office:value="213.11">
                <text:p>213.11</text:p>
              </table:table-cell>
              <table:table-cell office:value-type="float" office:value="0.42857">
                <text:p>0.42857</text:p>
              </table:table-cell>
              <table:table-cell office:value-type="float" office:value="110.041">
                <text:p>110.041</text:p>
              </table:table-cell>
              <table:table-cell office:value-type="float" office:value="0.095775">
                <text:p>0.095775</text:p>
              </table:table-cell>
              <table:table-cell office:value-type="float" office:value="139.573">
                <text:p>139.573</text:p>
              </table:table-cell>
              <table:table-cell office:value-type="float" office:value="1.533416">
                <text:p>1.5334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9.82">
                <text:p>79.82</text:p>
              </table:table-cell>
              <table:table-cell office:value-type="float" office:value="0.26994">
                <text:p>0.26994</text:p>
              </table:table-cell>
              <table:table-cell office:value-type="float" office:value="214.637">
                <text:p>214.637</text:p>
              </table:table-cell>
              <table:table-cell office:value-type="float" office:value="0.431498">
                <text:p>0.431498</text:p>
              </table:table-cell>
              <table:table-cell office:value-type="float" office:value="110.602">
                <text:p>110.602</text:p>
              </table:table-cell>
              <table:table-cell office:value-type="float" office:value="0.129882">
                <text:p>0.129882</text:p>
              </table:table-cell>
              <table:table-cell office:value-type="float" office:value="141.395">
                <text:p>141.395</text:p>
              </table:table-cell>
              <table:table-cell office:value-type="float" office:value="0.824725">
                <text:p>0.8247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0.489">
                <text:p>80.489</text:p>
              </table:table-cell>
              <table:table-cell office:value-type="float" office:value="0.235344">
                <text:p>0.235344</text:p>
              </table:table-cell>
              <table:table-cell office:value-type="float" office:value="215.924">
                <text:p>215.924</text:p>
              </table:table-cell>
              <table:table-cell office:value-type="float" office:value="0.351611">
                <text:p>0.351611</text:p>
              </table:table-cell>
              <table:table-cell office:value-type="float" office:value="111.2">
                <text:p>111.2</text:p>
              </table:table-cell>
              <table:table-cell office:value-type="float" office:value="0.149095">
                <text:p>0.149095</text:p>
              </table:table-cell>
              <table:table-cell office:value-type="float" office:value="142.22">
                <text:p>142.22</text:p>
              </table:table-cell>
              <table:table-cell office:value-type="float" office:value="7.496786">
                <text:p>7.4967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1.187">
                <text:p>81.187</text:p>
              </table:table-cell>
              <table:table-cell office:value-type="float" office:value="0.406113">
                <text:p>0.406113</text:p>
              </table:table-cell>
              <table:table-cell office:value-type="float" office:value="217.055">
                <text:p>217.055</text:p>
              </table:table-cell>
              <table:table-cell office:value-type="float" office:value="0.379625">
                <text:p>0.379625</text:p>
              </table:table-cell>
              <table:table-cell office:value-type="float" office:value="111.944">
                <text:p>111.944</text:p>
              </table:table-cell>
              <table:table-cell office:value-type="float" office:value="0.148032">
                <text:p>0.148032</text:p>
              </table:table-cell>
              <table:table-cell office:value-type="float" office:value="150.071">
                <text:p>150.071</text:p>
              </table:table-cell>
              <table:table-cell office:value-type="float" office:value="0.544318">
                <text:p>0.5443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2.049">
                <text:p>82.049</text:p>
              </table:table-cell>
              <table:table-cell office:value-type="float" office:value="0.38806">
                <text:p>0.38806</text:p>
              </table:table-cell>
              <table:table-cell office:value-type="float" office:value="218.47">
                <text:p>218.47</text:p>
              </table:table-cell>
              <table:table-cell office:value-type="float" office:value="1.034472">
                <text:p>1.034472</text:p>
              </table:table-cell>
              <table:table-cell office:value-type="float" office:value="112.557">
                <text:p>112.557</text:p>
              </table:table-cell>
              <table:table-cell office:value-type="float" office:value="0.139359">
                <text:p>0.139359</text:p>
              </table:table-cell>
              <table:table-cell office:value-type="float" office:value="150.843">
                <text:p>150.843</text:p>
              </table:table-cell>
              <table:table-cell office:value-type="float" office:value="0.770036">
                <text:p>0.7700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2.903">
                <text:p>82.903</text:p>
              </table:table-cell>
              <table:table-cell office:value-type="float" office:value="0.284856">
                <text:p>0.284856</text:p>
              </table:table-cell>
              <table:table-cell office:value-type="float" office:value="220.409">
                <text:p>220.409</text:p>
              </table:table-cell>
              <table:table-cell office:value-type="float" office:value="1.231454">
                <text:p>1.231454</text:p>
              </table:table-cell>
              <table:table-cell office:value-type="float" office:value="113.167">
                <text:p>113.167</text:p>
              </table:table-cell>
              <table:table-cell office:value-type="float" office:value="0.40541">
                <text:p>0.40541</text:p>
              </table:table-cell>
              <table:table-cell office:value-type="float" office:value="151.895">
                <text:p>151.895</text:p>
              </table:table-cell>
              <table:table-cell office:value-type="float" office:value="0.947298">
                <text:p>0.9472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3.321">
                <text:p>83.321</text:p>
              </table:table-cell>
              <table:table-cell office:value-type="float" office:value="0.131103">
                <text:p>0.131103</text:p>
              </table:table-cell>
              <table:table-cell office:value-type="float" office:value="222.692">
                <text:p>222.692</text:p>
              </table:table-cell>
              <table:table-cell office:value-type="float" office:value="0.874592">
                <text:p>0.874592</text:p>
              </table:table-cell>
              <table:table-cell office:value-type="float" office:value="113.995">
                <text:p>113.995</text:p>
              </table:table-cell>
              <table:table-cell office:value-type="float" office:value="2.613988">
                <text:p>2.613988</text:p>
              </table:table-cell>
              <table:table-cell office:value-type="float" office:value="153.197">
                <text:p>153.197</text:p>
              </table:table-cell>
              <table:table-cell office:value-type="float" office:value="1.425864">
                <text:p>1.4258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3.745">
                <text:p>83.745</text:p>
              </table:table-cell>
              <table:table-cell office:value-type="float" office:value="0.214784">
                <text:p>0.214784</text:p>
              </table:table-cell>
              <table:table-cell office:value-type="float" office:value="224.513">
                <text:p>224.513</text:p>
              </table:table-cell>
              <table:table-cell office:value-type="float" office:value="0.495787">
                <text:p>0.495787</text:p>
              </table:table-cell>
              <table:table-cell office:value-type="float" office:value="117.225">
                <text:p>117.225</text:p>
              </table:table-cell>
              <table:table-cell office:value-type="float" office:value="0.390268">
                <text:p>0.390268</text:p>
              </table:table-cell>
              <table:table-cell office:value-type="float" office:value="155.052">
                <text:p>155.052</text:p>
              </table:table-cell>
              <table:table-cell office:value-type="float" office:value="1.393402">
                <text:p>1.3934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4.393">
                <text:p>84.393</text:p>
              </table:table-cell>
              <table:table-cell office:value-type="float" office:value="0.431495">
                <text:p>0.431495</text:p>
              </table:table-cell>
              <table:table-cell office:value-type="float" office:value="226.346">
                <text:p>226.346</text:p>
              </table:table-cell>
              <table:table-cell office:value-type="float" office:value="0.266596">
                <text:p>0.266596</text:p>
              </table:table-cell>
              <table:table-cell office:value-type="float" office:value="118.081">
                <text:p>118.081</text:p>
              </table:table-cell>
              <table:table-cell office:value-type="float" office:value="3.645362">
                <text:p>3.645362</text:p>
              </table:table-cell>
              <table:table-cell office:value-type="float" office:value="156.796">
                <text:p>156.796</text:p>
              </table:table-cell>
              <table:table-cell office:value-type="float" office:value="0.441544">
                <text:p>0.4415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5.293">
                <text:p>85.293</text:p>
              </table:table-cell>
              <table:table-cell office:value-type="float" office:value="0.28191">
                <text:p>0.28191</text:p>
              </table:table-cell>
              <table:table-cell office:value-type="float" office:value="227.86">
                <text:p>227.86</text:p>
              </table:table-cell>
              <table:table-cell office:value-type="float" office:value="0.22882">
                <text:p>0.22882</text:p>
              </table:table-cell>
              <table:table-cell office:value-type="float" office:value="122.312">
                <text:p>122.312</text:p>
              </table:table-cell>
              <table:table-cell office:value-type="float" office:value="0.120229">
                <text:p>0.120229</text:p>
              </table:table-cell>
              <table:table-cell office:value-type="float" office:value="157.52">
                <text:p>157.52</text:p>
              </table:table-cell>
              <table:table-cell office:value-type="float" office:value="0.518149">
                <text:p>0.5181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6.09">
                <text:p>86.09</text:p>
              </table:table-cell>
              <table:table-cell office:value-type="float" office:value="0.205856">
                <text:p>0.205856</text:p>
              </table:table-cell>
              <table:table-cell office:value-type="float" office:value="229.277">
                <text:p>229.277</text:p>
              </table:table-cell>
              <table:table-cell office:value-type="float" office:value="0.592329">
                <text:p>0.592329</text:p>
              </table:table-cell>
              <table:table-cell office:value-type="float" office:value="122.896">
                <text:p>122.896</text:p>
              </table:table-cell>
              <table:table-cell office:value-type="float" office:value="0.31444">
                <text:p>0.31444</text:p>
              </table:table-cell>
              <table:table-cell office:value-type="float" office:value="158.409">
                <text:p>158.409</text:p>
              </table:table-cell>
              <table:table-cell office:value-type="float" office:value="0.953562">
                <text:p>0.9535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6.793">
                <text:p>86.793</text:p>
              </table:table-cell>
              <table:table-cell office:value-type="float" office:value="0.151211">
                <text:p>0.151211</text:p>
              </table:table-cell>
              <table:table-cell office:value-type="float" office:value="230.831">
                <text:p>230.831</text:p>
              </table:table-cell>
              <table:table-cell office:value-type="float" office:value="1.708153">
                <text:p>1.708153</text:p>
              </table:table-cell>
              <table:table-cell office:value-type="float" office:value="123.892">
                <text:p>123.892</text:p>
              </table:table-cell>
              <table:table-cell office:value-type="float" office:value="0.123948">
                <text:p>0.123948</text:p>
              </table:table-cell>
              <table:table-cell office:value-type="float" office:value="159.682">
                <text:p>159.682</text:p>
              </table:table-cell>
              <table:table-cell office:value-type="float" office:value="1.087508">
                <text:p>1.0875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7.435">
                <text:p>87.435</text:p>
              </table:table-cell>
              <table:table-cell office:value-type="float" office:value="0.372174">
                <text:p>0.372174</text:p>
              </table:table-cell>
              <table:table-cell office:value-type="float" office:value="233.811">
                <text:p>233.811</text:p>
              </table:table-cell>
              <table:table-cell office:value-type="float" office:value="0.759065">
                <text:p>0.759065</text:p>
              </table:table-cell>
              <table:table-cell office:value-type="float" office:value="124.489">
                <text:p>124.489</text:p>
              </table:table-cell>
              <table:table-cell office:value-type="float" office:value="0.995318">
                <text:p>0.995318</text:p>
              </table:table-cell>
              <table:table-cell office:value-type="float" office:value="161.066">
                <text:p>161.066</text:p>
              </table:table-cell>
              <table:table-cell office:value-type="float" office:value="1.533073">
                <text:p>1.5330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8.3">
                <text:p>88.3</text:p>
              </table:table-cell>
              <table:table-cell office:value-type="float" office:value="0.230522">
                <text:p>0.230522</text:p>
              </table:table-cell>
              <table:table-cell office:value-type="float" office:value="235.847">
                <text:p>235.847</text:p>
              </table:table-cell>
              <table:table-cell office:value-type="float" office:value="0.801443">
                <text:p>0.801443</text:p>
              </table:table-cell>
              <table:table-cell office:value-type="float" office:value="125.907">
                <text:p>125.907</text:p>
              </table:table-cell>
              <table:table-cell office:value-type="float" office:value="1.023174">
                <text:p>1.023174</text:p>
              </table:table-cell>
              <table:table-cell office:value-type="float" office:value="162.989">
                <text:p>162.989</text:p>
              </table:table-cell>
              <table:table-cell office:value-type="float" office:value="0.917168">
                <text:p>0.9171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8.95">
                <text:p>88.95</text:p>
              </table:table-cell>
              <table:table-cell office:value-type="float" office:value="0.079092">
                <text:p>0.079092</text:p>
              </table:table-cell>
              <table:table-cell office:value-type="float" office:value="237.769">
                <text:p>237.769</text:p>
              </table:table-cell>
              <table:table-cell office:value-type="float" office:value="3.793639">
                <text:p>3.793639</text:p>
              </table:table-cell>
              <table:table-cell office:value-type="float" office:value="127.476">
                <text:p>127.476</text:p>
              </table:table-cell>
              <table:table-cell office:value-type="float" office:value="3.909332">
                <text:p>3.909332</text:p>
              </table:table-cell>
              <table:table-cell office:value-type="float" office:value="163.907">
                <text:p>163.907</text:p>
              </table:table-cell>
              <table:table-cell office:value-type="float" office:value="9.673422">
                <text:p>9.6734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9.472">
                <text:p>89.472</text:p>
              </table:table-cell>
              <table:table-cell office:value-type="float" office:value="0.182505">
                <text:p>0.182505</text:p>
              </table:table-cell>
              <table:table-cell office:value-type="float" office:value="243.081">
                <text:p>243.081</text:p>
              </table:table-cell>
              <table:table-cell office:value-type="float" office:value="6.969276">
                <text:p>6.969276</text:p>
              </table:table-cell>
              <table:table-cell office:value-type="float" office:value="132.032">
                <text:p>132.032</text:p>
              </table:table-cell>
              <table:table-cell office:value-type="float" office:value="0.139926">
                <text:p>0.139926</text:p>
              </table:table-cell>
              <table:table-cell office:value-type="float" office:value="174.041">
                <text:p>174.041</text:p>
              </table:table-cell>
              <table:table-cell office:value-type="float" office:value="0.341204">
                <text:p>0.3412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0.186">
                <text:p>90.186</text:p>
              </table:table-cell>
              <table:table-cell office:value-type="float" office:value="1.163866">
                <text:p>1.163866</text:p>
              </table:table-cell>
              <table:table-cell office:value-type="float" office:value="250.714">
                <text:p>250.714</text:p>
              </table:table-cell>
              <table:table-cell office:value-type="float" office:value="1.628674">
                <text:p>1.628674</text:p>
              </table:table-cell>
              <table:table-cell office:value-type="float" office:value="132.635">
                <text:p>132.635</text:p>
              </table:table-cell>
              <table:table-cell office:value-type="float" office:value="0.169087">
                <text:p>0.169087</text:p>
              </table:table-cell>
              <table:table-cell office:value-type="float" office:value="174.709">
                <text:p>174.709</text:p>
              </table:table-cell>
              <table:table-cell office:value-type="float" office:value="0.300199">
                <text:p>0.3001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1.809">
                <text:p>91.809</text:p>
              </table:table-cell>
              <table:table-cell office:value-type="float" office:value="0.954064">
                <text:p>0.954064</text:p>
              </table:table-cell>
              <table:table-cell office:value-type="float" office:value="252.673">
                <text:p>252.673</text:p>
              </table:table-cell>
              <table:table-cell office:value-type="float" office:value="1.500767">
                <text:p>1.500767</text:p>
              </table:table-cell>
              <table:table-cell office:value-type="float" office:value="133.269">
                <text:p>133.269</text:p>
              </table:table-cell>
              <table:table-cell office:value-type="float" office:value="0.116881">
                <text:p>0.116881</text:p>
              </table:table-cell>
              <table:table-cell office:value-type="float" office:value="175.302">
                <text:p>175.302</text:p>
              </table:table-cell>
              <table:table-cell office:value-type="float" office:value="0.212636">
                <text:p>0.2126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3.166">
                <text:p>93.166</text:p>
              </table:table-cell>
              <table:table-cell office:value-type="float" office:value="1.312277">
                <text:p>1.312277</text:p>
              </table:table-cell>
              <table:table-cell office:value-type="float" office:value="254.232">
                <text:p>254.232</text:p>
              </table:table-cell>
              <table:table-cell office:value-type="float" office:value="0.736203">
                <text:p>0.736203</text:p>
              </table:table-cell>
              <table:table-cell office:value-type="float" office:value="133.847">
                <text:p>133.847</text:p>
              </table:table-cell>
              <table:table-cell office:value-type="float" office:value="0.142371">
                <text:p>0.142371</text:p>
              </table:table-cell>
              <table:table-cell office:value-type="float" office:value="175.822">
                <text:p>175.822</text:p>
              </table:table-cell>
              <table:table-cell office:value-type="float" office:value="0.293869">
                <text:p>0.2938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4.526">
                <text:p>94.526</text:p>
              </table:table-cell>
              <table:table-cell office:value-type="float" office:value="0.060712">
                <text:p>0.060712</text:p>
              </table:table-cell>
              <table:table-cell office:value-type="float" office:value="254.981">
                <text:p>254.981</text:p>
              </table:table-cell>
              <table:table-cell office:value-type="float" office:value="0.054645">
                <text:p>0.054645</text:p>
              </table:table-cell>
              <table:table-cell office:value-type="float" office:value="134.457">
                <text:p>134.457</text:p>
              </table:table-cell>
              <table:table-cell office:value-type="float" office:value="0.083874">
                <text:p>0.083874</text:p>
              </table:table-cell>
              <table:table-cell office:value-type="float" office:value="176.466">
                <text:p>176.466</text:p>
              </table:table-cell>
              <table:table-cell office:value-type="float" office:value="0.191638">
                <text:p>0.1916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5.086">
                <text:p>95.086</text:p>
              </table:table-cell>
              <table:table-cell office:value-type="float" office:value="1.899311">
                <text:p>1.899311</text:p>
              </table:table-cell>
              <table:table-cell office:value-type="float" office:value="255.037">
                <text:p>255.037</text:p>
              </table:table-cell>
              <table:table-cell office:value-type="float" office:value="6.182676">
                <text:p>6.182676</text:p>
              </table:table-cell>
              <table:table-cell office:value-type="float" office:value="135.004">
                <text:p>135.004</text:p>
              </table:table-cell>
              <table:table-cell office:value-type="float" office:value="0.120277">
                <text:p>0.120277</text:p>
              </table:table-cell>
              <table:table-cell office:value-type="float" office:value="177.01">
                <text:p>177.01</text:p>
              </table:table-cell>
              <table:table-cell office:value-type="float" office:value="0.272191">
                <text:p>0.2721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7.488">
                <text:p>97.488</text:p>
              </table:table-cell>
              <table:table-cell office:value-type="float" office:value="0.890059">
                <text:p>0.890059</text:p>
              </table:table-cell>
              <table:table-cell office:value-type="float" office:value="262.341">
                <text:p>262.341</text:p>
              </table:table-cell>
              <table:table-cell office:value-type="float" office:value="0.158874">
                <text:p>0.158874</text:p>
              </table:table-cell>
              <table:table-cell office:value-type="float" office:value="135.68">
                <text:p>135.68</text:p>
              </table:table-cell>
              <table:table-cell office:value-type="float" office:value="0.06923">
                <text:p>0.06923</text:p>
              </table:table-cell>
              <table:table-cell office:value-type="float" office:value="177.762">
                <text:p>177.762</text:p>
              </table:table-cell>
              <table:table-cell office:value-type="float" office:value="0.301454">
                <text:p>0.3014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8.95">
                <text:p>98.95</text:p>
              </table:table-cell>
              <table:table-cell office:value-type="float" office:value="1.78555">
                <text:p>1.78555</text:p>
              </table:table-cell>
              <table:table-cell office:value-type="float" office:value="263.158">
                <text:p>263.158</text:p>
              </table:table-cell>
              <table:table-cell office:value-type="float" office:value="0.369185">
                <text:p>0.369185</text:p>
              </table:table-cell>
              <table:table-cell office:value-type="float" office:value="136.216">
                <text:p>136.216</text:p>
              </table:table-cell>
              <table:table-cell office:value-type="float" office:value="0.180077">
                <text:p>0.180077</text:p>
              </table:table-cell>
              <table:table-cell office:value-type="float" office:value="178.406">
                <text:p>178.406</text:p>
              </table:table-cell>
              <table:table-cell office:value-type="float" office:value="0.220776">
                <text:p>0.2207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3.01">
                <text:p>103.01</text:p>
              </table:table-cell>
              <table:table-cell office:value-type="float" office:value="4.999928">
                <text:p>4.999928</text:p>
              </table:table-cell>
              <table:table-cell office:value-type="float" office:value="264.179">
                <text:p>264.179</text:p>
              </table:table-cell>
              <table:table-cell office:value-type="float" office:value="0.237167">
                <text:p>0.237167</text:p>
              </table:table-cell>
              <table:table-cell office:value-type="float" office:value="136.868">
                <text:p>136.868</text:p>
              </table:table-cell>
              <table:table-cell office:value-type="float" office:value="0.262567">
                <text:p>0.262567</text:p>
              </table:table-cell>
              <table:table-cell office:value-type="float" office:value="179.058">
                <text:p>179.058</text:p>
              </table:table-cell>
              <table:table-cell office:value-type="float" office:value="0.095821">
                <text:p>0.0958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8.1">
                <text:p>108.1</text:p>
              </table:table-cell>
              <table:table-cell office:value-type="float" office:value="0.036358">
                <text:p>0.036358</text:p>
              </table:table-cell>
              <table:table-cell office:value-type="float" office:value="265.053">
                <text:p>265.053</text:p>
              </table:table-cell>
              <table:table-cell office:value-type="float" office:value="0.221471">
                <text:p>0.221471</text:p>
              </table:table-cell>
              <table:table-cell office:value-type="float" office:value="137.604">
                <text:p>137.604</text:p>
              </table:table-cell>
              <table:table-cell office:value-type="float" office:value="0.768001">
                <text:p>0.768001</text:p>
              </table:table-cell>
              <table:table-cell office:value-type="float" office:value="179.607">
                <text:p>179.607</text:p>
              </table:table-cell>
              <table:table-cell office:value-type="float" office:value="0.221012">
                <text:p>0.2210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8.565">
                <text:p>108.565</text:p>
              </table:table-cell>
              <table:table-cell office:value-type="float" office:value="0.784246">
                <text:p>0.784246</text:p>
              </table:table-cell>
              <table:table-cell office:value-type="float" office:value="265.973">
                <text:p>265.973</text:p>
              </table:table-cell>
              <table:table-cell office:value-type="float" office:value="0.221938">
                <text:p>0.221938</text:p>
              </table:table-cell>
              <table:table-cell office:value-type="float" office:value="138.817">
                <text:p>138.817</text:p>
              </table:table-cell>
              <table:table-cell office:value-type="float" office:value="0.571231">
                <text:p>0.571231</text:p>
              </table:table-cell>
              <table:table-cell office:value-type="float" office:value="180.297">
                <text:p>180.297</text:p>
              </table:table-cell>
              <table:table-cell office:value-type="float" office:value="0.154141">
                <text:p>0.1541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9.799">
                <text:p>109.799</text:p>
              </table:table-cell>
              <table:table-cell office:value-type="float" office:value="1.110471">
                <text:p>1.110471</text:p>
              </table:table-cell>
              <table:table-cell office:value-type="float" office:value="266.879">
                <text:p>266.879</text:p>
              </table:table-cell>
              <table:table-cell office:value-type="float" office:value="0.331996">
                <text:p>0.331996</text:p>
              </table:table-cell>
              <table:table-cell office:value-type="float" office:value="140.045">
                <text:p>140.045</text:p>
              </table:table-cell>
              <table:table-cell office:value-type="float" office:value="0.621985">
                <text:p>0.621985</text:p>
              </table:table-cell>
              <table:table-cell office:value-type="float" office:value="180.943">
                <text:p>180.943</text:p>
              </table:table-cell>
              <table:table-cell office:value-type="float" office:value="0.097339">
                <text:p>0.0973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1.499">
                <text:p>111.499</text:p>
              </table:table-cell>
              <table:table-cell office:value-type="float" office:value="0.536146">
                <text:p>0.536146</text:p>
              </table:table-cell>
              <table:table-cell office:value-type="float" office:value="267.85">
                <text:p>267.85</text:p>
              </table:table-cell>
              <table:table-cell office:value-type="float" office:value="0.292778">
                <text:p>0.292778</text:p>
              </table:table-cell>
              <table:table-cell office:value-type="float" office:value="141.13">
                <text:p>141.13</text:p>
              </table:table-cell>
              <table:table-cell office:value-type="float" office:value="0.305084">
                <text:p>0.305084</text:p>
              </table:table-cell>
              <table:table-cell office:value-type="float" office:value="181.559">
                <text:p>181.559</text:p>
              </table:table-cell>
              <table:table-cell office:value-type="float" office:value="0.427291">
                <text:p>0.4272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2.606">
                <text:p>112.606</text:p>
              </table:table-cell>
              <table:table-cell office:value-type="float" office:value="0.250712">
                <text:p>0.250712</text:p>
              </table:table-cell>
              <table:table-cell office:value-type="float" office:value="268.809">
                <text:p>268.809</text:p>
              </table:table-cell>
              <table:table-cell office:value-type="float" office:value="0.221368">
                <text:p>0.221368</text:p>
              </table:table-cell>
              <table:table-cell office:value-type="float" office:value="141.897">
                <text:p>141.897</text:p>
              </table:table-cell>
              <table:table-cell office:value-type="float" office:value="0.169952">
                <text:p>0.169952</text:p>
              </table:table-cell>
              <table:table-cell office:value-type="float" office:value="182.591">
                <text:p>182.591</text:p>
              </table:table-cell>
              <table:table-cell office:value-type="float" office:value="0.194753">
                <text:p>0.1947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3.284">
                <text:p>113.284</text:p>
              </table:table-cell>
              <table:table-cell office:value-type="float" office:value="0.261614">
                <text:p>0.261614</text:p>
              </table:table-cell>
              <table:table-cell office:value-type="float" office:value="269.663">
                <text:p>269.663</text:p>
              </table:table-cell>
              <table:table-cell office:value-type="float" office:value="0.236521">
                <text:p>0.236521</text:p>
              </table:table-cell>
              <table:table-cell office:value-type="float" office:value="142.541">
                <text:p>142.541</text:p>
              </table:table-cell>
              <table:table-cell office:value-type="float" office:value="0.123416">
                <text:p>0.123416</text:p>
              </table:table-cell>
              <table:table-cell office:value-type="float" office:value="183.271">
                <text:p>183.271</text:p>
              </table:table-cell>
              <table:table-cell office:value-type="float" office:value="0.311404">
                <text:p>0.3114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3.945">
                <text:p>113.945</text:p>
              </table:table-cell>
              <table:table-cell office:value-type="float" office:value="0.420127">
                <text:p>0.420127</text:p>
              </table:table-cell>
              <table:table-cell office:value-type="float" office:value="270.57">
                <text:p>270.57</text:p>
              </table:table-cell>
              <table:table-cell office:value-type="float" office:value="0.283039">
                <text:p>0.283039</text:p>
              </table:table-cell>
              <table:table-cell office:value-type="float" office:value="143.14">
                <text:p>143.14</text:p>
              </table:table-cell>
              <table:table-cell office:value-type="float" office:value="0.612308">
                <text:p>0.612308</text:p>
              </table:table-cell>
              <table:table-cell office:value-type="float" office:value="184.098">
                <text:p>184.098</text:p>
              </table:table-cell>
              <table:table-cell office:value-type="float" office:value="0.26276">
                <text:p>0.262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4.828">
                <text:p>114.828</text:p>
              </table:table-cell>
              <table:table-cell office:value-type="float" office:value="0.137576">
                <text:p>0.137576</text:p>
              </table:table-cell>
              <table:table-cell office:value-type="float" office:value="271.483">
                <text:p>271.483</text:p>
              </table:table-cell>
              <table:table-cell office:value-type="float" office:value="0.263783">
                <text:p>0.263783</text:p>
              </table:table-cell>
              <table:table-cell office:value-type="float" office:value="144.342">
                <text:p>144.342</text:p>
              </table:table-cell>
              <table:table-cell office:value-type="float" office:value="2.928312">
                <text:p>2.928312</text:p>
              </table:table-cell>
              <table:table-cell office:value-type="float" office:value="184.922">
                <text:p>184.922</text:p>
              </table:table-cell>
              <table:table-cell office:value-type="float" office:value="0.246935">
                <text:p>0.2469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5.401">
                <text:p>115.401</text:p>
              </table:table-cell>
              <table:table-cell office:value-type="float" office:value="0.313487">
                <text:p>0.313487</text:p>
              </table:table-cell>
              <table:table-cell office:value-type="float" office:value="272.416">
                <text:p>272.416</text:p>
              </table:table-cell>
              <table:table-cell office:value-type="float" office:value="0.088507">
                <text:p>0.088507</text:p>
              </table:table-cell>
              <table:table-cell office:value-type="float" office:value="148.156">
                <text:p>148.156</text:p>
              </table:table-cell>
              <table:table-cell office:value-type="float" office:value="0.719149">
                <text:p>0.719149</text:p>
              </table:table-cell>
              <table:table-cell office:value-type="float" office:value="185.742">
                <text:p>185.742</text:p>
              </table:table-cell>
              <table:table-cell office:value-type="float" office:value="0.273835">
                <text:p>0.2738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6.368">
                <text:p>116.368</text:p>
              </table:table-cell>
              <table:table-cell office:value-type="float" office:value="0.20327">
                <text:p>0.20327</text:p>
              </table:table-cell>
              <table:table-cell office:value-type="float" office:value="273.181">
                <text:p>273.181</text:p>
              </table:table-cell>
              <table:table-cell office:value-type="float" office:value="0.403951">
                <text:p>0.403951</text:p>
              </table:table-cell>
              <table:table-cell office:value-type="float" office:value="149.658">
                <text:p>149.658</text:p>
              </table:table-cell>
              <table:table-cell office:value-type="float" office:value="1.213163">
                <text:p>1.213163</text:p>
              </table:table-cell>
              <table:table-cell office:value-type="float" office:value="186.657">
                <text:p>186.657</text:p>
              </table:table-cell>
              <table:table-cell office:value-type="float" office:value="0.271982">
                <text:p>0.2719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6.973">
                <text:p>116.973</text:p>
              </table:table-cell>
              <table:table-cell office:value-type="float" office:value="0.151637">
                <text:p>0.151637</text:p>
              </table:table-cell>
              <table:table-cell office:value-type="float" office:value="274.515">
                <text:p>274.515</text:p>
              </table:table-cell>
              <table:table-cell office:value-type="float" office:value="0.712418">
                <text:p>0.712418</text:p>
              </table:table-cell>
              <table:table-cell office:value-type="float" office:value="151.547">
                <text:p>151.547</text:p>
              </table:table-cell>
              <table:table-cell office:value-type="float" office:value="0.448882">
                <text:p>0.448882</text:p>
              </table:table-cell>
              <table:table-cell office:value-type="float" office:value="187.487">
                <text:p>187.487</text:p>
              </table:table-cell>
              <table:table-cell office:value-type="float" office:value="0.269407">
                <text:p>0.2694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7.518">
                <text:p>117.518</text:p>
              </table:table-cell>
              <table:table-cell office:value-type="float" office:value="0.279604">
                <text:p>0.279604</text:p>
              </table:table-cell>
              <table:table-cell office:value-type="float" office:value="275.969">
                <text:p>275.969</text:p>
              </table:table-cell>
              <table:table-cell office:value-type="float" office:value="1.30154">
                <text:p>1.30154</text:p>
              </table:table-cell>
              <table:table-cell office:value-type="float" office:value="152.525">
                <text:p>152.525</text:p>
              </table:table-cell>
              <table:table-cell office:value-type="float" office:value="0.126542">
                <text:p>0.126542</text:p>
              </table:table-cell>
              <table:table-cell office:value-type="float" office:value="188.316">
                <text:p>188.316</text:p>
              </table:table-cell>
              <table:table-cell office:value-type="float" office:value="0.204296">
                <text:p>0.2042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8.275">
                <text:p>118.275</text:p>
              </table:table-cell>
              <table:table-cell office:value-type="float" office:value="0.240068">
                <text:p>0.240068</text:p>
              </table:table-cell>
              <table:table-cell office:value-type="float" office:value="278.389">
                <text:p>278.389</text:p>
              </table:table-cell>
              <table:table-cell office:value-type="float" office:value="0.751489">
                <text:p>0.751489</text:p>
              </table:table-cell>
              <table:table-cell office:value-type="float" office:value="153.162">
                <text:p>153.162</text:p>
              </table:table-cell>
              <table:table-cell office:value-type="float" office:value="0.253591">
                <text:p>0.253591</text:p>
              </table:table-cell>
              <table:table-cell office:value-type="float" office:value="189.148">
                <text:p>189.148</text:p>
              </table:table-cell>
              <table:table-cell office:value-type="float" office:value="0.882751">
                <text:p>0.8827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8.985">
                <text:p>118.985</text:p>
              </table:table-cell>
              <table:table-cell office:value-type="float" office:value="0.167628">
                <text:p>0.167628</text:p>
              </table:table-cell>
              <table:table-cell office:value-type="float" office:value="280.257">
                <text:p>280.257</text:p>
              </table:table-cell>
              <table:table-cell office:value-type="float" office:value="0.446624">
                <text:p>0.446624</text:p>
              </table:table-cell>
              <table:table-cell office:value-type="float" office:value="154.034">
                <text:p>154.034</text:p>
              </table:table-cell>
              <table:table-cell office:value-type="float" office:value="0.186025">
                <text:p>0.186025</text:p>
              </table:table-cell>
              <table:table-cell office:value-type="float" office:value="190.667">
                <text:p>190.667</text:p>
              </table:table-cell>
              <table:table-cell office:value-type="float" office:value="1.798662">
                <text:p>1.7986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9.566">
                <text:p>119.566</text:p>
              </table:table-cell>
              <table:table-cell office:value-type="float" office:value="0.195835">
                <text:p>0.195835</text:p>
              </table:table-cell>
              <table:table-cell office:value-type="float" office:value="281.715">
                <text:p>281.715</text:p>
              </table:table-cell>
              <table:table-cell office:value-type="float" office:value="0.253312">
                <text:p>0.253312</text:p>
              </table:table-cell>
              <table:table-cell office:value-type="float" office:value="154.823">
                <text:p>154.823</text:p>
              </table:table-cell>
              <table:table-cell office:value-type="float" office:value="0.165129">
                <text:p>0.165129</text:p>
              </table:table-cell>
              <table:table-cell office:value-type="float" office:value="193.022">
                <text:p>193.022</text:p>
              </table:table-cell>
              <table:table-cell office:value-type="float" office:value="1.911294">
                <text:p>1.9112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0.297">
                <text:p>120.297</text:p>
              </table:table-cell>
              <table:table-cell office:value-type="float" office:value="0.309643">
                <text:p>0.309643</text:p>
              </table:table-cell>
              <table:table-cell office:value-type="float" office:value="282.834">
                <text:p>282.834</text:p>
              </table:table-cell>
              <table:table-cell office:value-type="float" office:value="0.226538">
                <text:p>0.226538</text:p>
              </table:table-cell>
              <table:table-cell office:value-type="float" office:value="156.04">
                <text:p>156.04</text:p>
              </table:table-cell>
              <table:table-cell office:value-type="float" office:value="0.066725">
                <text:p>0.066725</text:p>
              </table:table-cell>
              <table:table-cell office:value-type="float" office:value="194.935">
                <text:p>194.935</text:p>
              </table:table-cell>
              <table:table-cell office:value-type="float" office:value="10.275931">
                <text:p>10.2759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1.122">
                <text:p>121.122</text:p>
              </table:table-cell>
              <table:table-cell office:value-type="float" office:value="0.176272">
                <text:p>0.176272</text:p>
              </table:table-cell>
              <table:table-cell office:value-type="float" office:value="284.167">
                <text:p>284.167</text:p>
              </table:table-cell>
              <table:table-cell office:value-type="float" office:value="0.068732">
                <text:p>0.068732</text:p>
              </table:table-cell>
              <table:table-cell office:value-type="float" office:value="156.676">
                <text:p>156.676</text:p>
              </table:table-cell>
              <table:table-cell office:value-type="float" office:value="0.085373">
                <text:p>0.085373</text:p>
              </table:table-cell>
              <table:table-cell office:value-type="float" office:value="205.641">
                <text:p>205.641</text:p>
              </table:table-cell>
              <table:table-cell office:value-type="float" office:value="0.1438">
                <text:p>0.14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1.781">
                <text:p>121.781</text:p>
              </table:table-cell>
              <table:table-cell office:value-type="float" office:value="0.365837">
                <text:p>0.365837</text:p>
              </table:table-cell>
              <table:table-cell office:value-type="float" office:value="285.295">
                <text:p>285.295</text:p>
              </table:table-cell>
              <table:table-cell office:value-type="float" office:value="0.213524">
                <text:p>0.213524</text:p>
              </table:table-cell>
              <table:table-cell office:value-type="float" office:value="157.374">
                <text:p>157.374</text:p>
              </table:table-cell>
              <table:table-cell office:value-type="float" office:value="0.200159">
                <text:p>0.200159</text:p>
              </table:table-cell>
              <table:table-cell office:value-type="float" office:value="206.061">
                <text:p>206.061</text:p>
              </table:table-cell>
              <table:table-cell office:value-type="float" office:value="0.302975">
                <text:p>0.3029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2.535">
                <text:p>122.535</text:p>
              </table:table-cell>
              <table:table-cell office:value-type="float" office:value="0.330568">
                <text:p>0.330568</text:p>
              </table:table-cell>
              <table:table-cell office:value-type="float" office:value="286.578">
                <text:p>286.578</text:p>
              </table:table-cell>
              <table:table-cell office:value-type="float" office:value="0.221955">
                <text:p>0.221955</text:p>
              </table:table-cell>
              <table:table-cell office:value-type="float" office:value="158.132">
                <text:p>158.132</text:p>
              </table:table-cell>
              <table:table-cell office:value-type="float" office:value="0.068693">
                <text:p>0.068693</text:p>
              </table:table-cell>
              <table:table-cell office:value-type="float" office:value="206.71">
                <text:p>206.71</text:p>
              </table:table-cell>
              <table:table-cell office:value-type="float" office:value="0.233974">
                <text:p>0.2339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3.273">
                <text:p>123.273</text:p>
              </table:table-cell>
              <table:table-cell office:value-type="float" office:value="0.340464">
                <text:p>0.340464</text:p>
              </table:table-cell>
              <table:table-cell office:value-type="float" office:value="287.866">
                <text:p>287.866</text:p>
              </table:table-cell>
              <table:table-cell office:value-type="float" office:value="0.39478">
                <text:p>0.39478</text:p>
              </table:table-cell>
              <table:table-cell office:value-type="float" office:value="158.911">
                <text:p>158.911</text:p>
              </table:table-cell>
              <table:table-cell office:value-type="float" office:value="0.107972">
                <text:p>0.107972</text:p>
              </table:table-cell>
              <table:table-cell office:value-type="float" office:value="207.25">
                <text:p>207.25</text:p>
              </table:table-cell>
              <table:table-cell office:value-type="float" office:value="0.62921">
                <text:p>0.629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4.081">
                <text:p>124.081</text:p>
              </table:table-cell>
              <table:table-cell office:value-type="float" office:value="0.405195">
                <text:p>0.405195</text:p>
              </table:table-cell>
              <table:table-cell office:value-type="float" office:value="289.341">
                <text:p>289.341</text:p>
              </table:table-cell>
              <table:table-cell office:value-type="float" office:value="0.839812">
                <text:p>0.839812</text:p>
              </table:table-cell>
              <table:table-cell office:value-type="float" office:value="160.055">
                <text:p>160.055</text:p>
              </table:table-cell>
              <table:table-cell office:value-type="float" office:value="0.563141">
                <text:p>0.563141</text:p>
              </table:table-cell>
              <table:table-cell office:value-type="float" office:value="208.209">
                <text:p>208.209</text:p>
              </table:table-cell>
              <table:table-cell office:value-type="float" office:value="1.205261">
                <text:p>1.2052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4.623">
                <text:p>124.623</text:p>
              </table:table-cell>
              <table:table-cell office:value-type="float" office:value="0.188969">
                <text:p>0.188969</text:p>
              </table:table-cell>
              <table:table-cell office:value-type="float" office:value="291.392">
                <text:p>291.392</text:p>
              </table:table-cell>
              <table:table-cell office:value-type="float" office:value="1.252549">
                <text:p>1.252549</text:p>
              </table:table-cell>
              <table:table-cell office:value-type="float" office:value="161.412">
                <text:p>161.412</text:p>
              </table:table-cell>
              <table:table-cell office:value-type="float" office:value="0.97234">
                <text:p>0.97234</text:p>
              </table:table-cell>
              <table:table-cell office:value-type="float" office:value="209.864">
                <text:p>209.864</text:p>
              </table:table-cell>
              <table:table-cell office:value-type="float" office:value="1.459402">
                <text:p>1.4594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5.138">
                <text:p>125.138</text:p>
              </table:table-cell>
              <table:table-cell office:value-type="float" office:value="0.283352">
                <text:p>0.283352</text:p>
              </table:table-cell>
              <table:table-cell office:value-type="float" office:value="293.987">
                <text:p>293.987</text:p>
              </table:table-cell>
              <table:table-cell office:value-type="float" office:value="0.699831">
                <text:p>0.699831</text:p>
              </table:table-cell>
              <table:table-cell office:value-type="float" office:value="163.128">
                <text:p>163.128</text:p>
              </table:table-cell>
              <table:table-cell office:value-type="float" office:value="0.407149">
                <text:p>0.407149</text:p>
              </table:table-cell>
              <table:table-cell office:value-type="float" office:value="211.628">
                <text:p>211.628</text:p>
              </table:table-cell>
              <table:table-cell office:value-type="float" office:value="2.076462">
                <text:p>2.0764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5.869">
                <text:p>125.869</text:p>
              </table:table-cell>
              <table:table-cell office:value-type="float" office:value="0.186841">
                <text:p>0.186841</text:p>
              </table:table-cell>
              <table:table-cell office:value-type="float" office:value="295.881">
                <text:p>295.881</text:p>
              </table:table-cell>
              <table:table-cell office:value-type="float" office:value="0.934485">
                <text:p>0.934485</text:p>
              </table:table-cell>
              <table:table-cell office:value-type="float" office:value="164.488">
                <text:p>164.488</text:p>
              </table:table-cell>
              <table:table-cell office:value-type="float" office:value="0.146354">
                <text:p>0.146354</text:p>
              </table:table-cell>
              <table:table-cell office:value-type="float" office:value="214.097">
                <text:p>214.097</text:p>
              </table:table-cell>
              <table:table-cell office:value-type="float" office:value="1.464301">
                <text:p>1.4643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6.709">
                <text:p>126.709</text:p>
              </table:table-cell>
              <table:table-cell office:value-type="float" office:value="0.236272">
                <text:p>0.236272</text:p>
              </table:table-cell>
              <table:table-cell office:value-type="float" office:value="297.256">
                <text:p>297.256</text:p>
              </table:table-cell>
              <table:table-cell office:value-type="float" office:value="19.793167">
                <text:p>19.793167</text:p>
              </table:table-cell>
              <table:table-cell office:value-type="float" office:value="165.376">
                <text:p>165.376</text:p>
              </table:table-cell>
              <table:table-cell office:value-type="float" office:value="0.092509">
                <text:p>0.092509</text:p>
              </table:table-cell>
              <table:table-cell office:value-type="float" office:value="215.886">
                <text:p>215.886</text:p>
              </table:table-cell>
              <table:table-cell office:value-type="float" office:value="1.317136">
                <text:p>1.3171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7.415">
                <text:p>127.415</text:p>
              </table:table-cell>
              <table:table-cell office:value-type="float" office:value="0.308968">
                <text:p>0.308968</text:p>
              </table:table-cell>
              <table:table-cell office:value-type="float" office:value="297.267">
                <text:p>297.267</text:p>
              </table:table-cell>
              <table:table-cell office:value-type="float" office:value="0.015695">
                <text:p>0.015695</text:p>
              </table:table-cell>
              <table:table-cell office:value-type="float" office:value="166.177">
                <text:p>166.177</text:p>
              </table:table-cell>
              <table:table-cell office:value-type="float" office:value="0.852556">
                <text:p>0.852556</text:p>
              </table:table-cell>
              <table:table-cell office:value-type="float" office:value="217.641">
                <text:p>217.641</text:p>
              </table:table-cell>
              <table:table-cell office:value-type="float" office:value="0.678993">
                <text:p>0.6789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8.424">
                <text:p>128.424</text:p>
              </table:table-cell>
              <table:table-cell office:value-type="float" office:value="0.509016">
                <text:p>0.509016</text:p>
              </table:table-cell>
              <table:table-cell office:value-type="float" office:value="297.289">
                <text:p>297.289</text:p>
              </table:table-cell>
              <table:table-cell office:value-type="float" office:value="0.010066">
                <text:p>0.010066</text:p>
              </table:table-cell>
              <table:table-cell office:value-type="float" office:value="168.032">
                <text:p>168.032</text:p>
              </table:table-cell>
              <table:table-cell office:value-type="float" office:value="4.014942">
                <text:p>4.014942</text:p>
              </table:table-cell>
              <table:table-cell office:value-type="float" office:value="218.648">
                <text:p>218.648</text:p>
              </table:table-cell>
              <table:table-cell office:value-type="float" office:value="0.316667">
                <text:p>0.3166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9.656">
                <text:p>129.656</text:p>
              </table:table-cell>
              <table:table-cell office:value-type="float" office:value="0.364605">
                <text:p>0.364605</text:p>
              </table:table-cell>
              <table:table-cell office:value-type="float" office:value="297.908">
                <text:p>297.908</text:p>
              </table:table-cell>
              <table:table-cell office:value-type="float" office:value="1.197945">
                <text:p>1.197945</text:p>
              </table:table-cell>
              <table:table-cell office:value-type="float" office:value="173.016">
                <text:p>173.016</text:p>
              </table:table-cell>
              <table:table-cell office:value-type="float" office:value="0.874822">
                <text:p>0.874822</text:p>
              </table:table-cell>
              <table:table-cell office:value-type="float" office:value="219.299">
                <text:p>219.299</text:p>
              </table:table-cell>
              <table:table-cell office:value-type="float" office:value="0.217224">
                <text:p>0.2172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0.519">
                <text:p>130.519</text:p>
              </table:table-cell>
              <table:table-cell office:value-type="float" office:value="0.156067">
                <text:p>0.156067</text:p>
              </table:table-cell>
              <table:table-cell office:value-type="float" office:value="300.249">
                <text:p>300.249</text:p>
              </table:table-cell>
              <table:table-cell office:value-type="float" office:value="0.789633">
                <text:p>0.789633</text:p>
              </table:table-cell>
              <table:table-cell office:value-type="float" office:value="174.663">
                <text:p>174.663</text:p>
              </table:table-cell>
              <table:table-cell office:value-type="float" office:value="0.312108">
                <text:p>0.312108</text:p>
              </table:table-cell>
              <table:table-cell office:value-type="float" office:value="219.818">
                <text:p>219.818</text:p>
              </table:table-cell>
              <table:table-cell office:value-type="float" office:value="0.271831">
                <text:p>0.2718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1.076">
                <text:p>131.076</text:p>
              </table:table-cell>
              <table:table-cell office:value-type="float" office:value="0.496061">
                <text:p>0.496061</text:p>
              </table:table-cell>
              <table:table-cell office:value-type="float" office:value="302.129">
                <text:p>302.129</text:p>
              </table:table-cell>
              <table:table-cell office:value-type="float" office:value="0.465559">
                <text:p>0.465559</text:p>
              </table:table-cell>
              <table:table-cell office:value-type="float" office:value="175.987">
                <text:p>175.987</text:p>
              </table:table-cell>
              <table:table-cell office:value-type="float" office:value="0.166303">
                <text:p>0.166303</text:p>
              </table:table-cell>
              <table:table-cell office:value-type="float" office:value="220.39">
                <text:p>220.39</text:p>
              </table:table-cell>
              <table:table-cell office:value-type="float" office:value="0.1367">
                <text:p>0.13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2.054">
                <text:p>132.054</text:p>
              </table:table-cell>
              <table:table-cell office:value-type="float" office:value="0.187194">
                <text:p>0.187194</text:p>
              </table:table-cell>
              <table:table-cell office:value-type="float" office:value="303.538">
                <text:p>303.538</text:p>
              </table:table-cell>
              <table:table-cell office:value-type="float" office:value="0.294888">
                <text:p>0.294888</text:p>
              </table:table-cell>
              <table:table-cell office:value-type="float" office:value="176.828">
                <text:p>176.828</text:p>
              </table:table-cell>
              <table:table-cell office:value-type="float" office:value="0.077458">
                <text:p>0.077458</text:p>
              </table:table-cell>
              <table:table-cell office:value-type="float" office:value="220.862">
                <text:p>220.862</text:p>
              </table:table-cell>
              <table:table-cell office:value-type="float" office:value="0.204598">
                <text:p>0.2045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2.69">
                <text:p>132.69</text:p>
              </table:table-cell>
              <table:table-cell office:value-type="float" office:value="0.344513">
                <text:p>0.344513</text:p>
              </table:table-cell>
              <table:table-cell office:value-type="float" office:value="304.584">
                <text:p>304.584</text:p>
              </table:table-cell>
              <table:table-cell office:value-type="float" office:value="0.39109">
                <text:p>0.39109</text:p>
              </table:table-cell>
              <table:table-cell office:value-type="float" office:value="177.52">
                <text:p>177.52</text:p>
              </table:table-cell>
              <table:table-cell office:value-type="float" office:value="0.111292">
                <text:p>0.111292</text:p>
              </table:table-cell>
              <table:table-cell office:value-type="float" office:value="221.434">
                <text:p>221.434</text:p>
              </table:table-cell>
              <table:table-cell office:value-type="float" office:value="0.322749">
                <text:p>0.3227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3.364">
                <text:p>133.364</text:p>
              </table:table-cell>
              <table:table-cell office:value-type="float" office:value="0.378607">
                <text:p>0.378607</text:p>
              </table:table-cell>
              <table:table-cell office:value-type="float" office:value="305.72">
                <text:p>305.72</text:p>
              </table:table-cell>
              <table:table-cell office:value-type="float" office:value="0.314621">
                <text:p>0.314621</text:p>
              </table:table-cell>
              <table:table-cell office:value-type="float" office:value="178.303">
                <text:p>178.303</text:p>
              </table:table-cell>
              <table:table-cell office:value-type="float" office:value="0.14731">
                <text:p>0.14731</text:p>
              </table:table-cell>
              <table:table-cell office:value-type="float" office:value="222.089">
                <text:p>222.089</text:p>
              </table:table-cell>
              <table:table-cell office:value-type="float" office:value="0.365809">
                <text:p>0.3658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4.098">
                <text:p>134.098</text:p>
              </table:table-cell>
              <table:table-cell office:value-type="float" office:value="0.676904">
                <text:p>0.676904</text:p>
              </table:table-cell>
              <table:table-cell office:value-type="float" office:value="307.226">
                <text:p>307.226</text:p>
              </table:table-cell>
              <table:table-cell office:value-type="float" office:value="0.543376">
                <text:p>0.543376</text:p>
              </table:table-cell>
              <table:table-cell office:value-type="float" office:value="179.187">
                <text:p>179.187</text:p>
              </table:table-cell>
              <table:table-cell office:value-type="float" office:value="0.189177">
                <text:p>0.189177</text:p>
              </table:table-cell>
              <table:table-cell office:value-type="float" office:value="222.762">
                <text:p>222.762</text:p>
              </table:table-cell>
              <table:table-cell office:value-type="float" office:value="0.160288">
                <text:p>0.1602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4.809">
                <text:p>134.809</text:p>
              </table:table-cell>
              <table:table-cell office:value-type="float" office:value="0.115875">
                <text:p>0.115875</text:p>
              </table:table-cell>
              <table:table-cell office:value-type="float" office:value="308.869">
                <text:p>308.869</text:p>
              </table:table-cell>
              <table:table-cell office:value-type="float" office:value="0.194267">
                <text:p>0.194267</text:p>
              </table:table-cell>
              <table:table-cell office:value-type="float" office:value="180.624">
                <text:p>180.624</text:p>
              </table:table-cell>
              <table:table-cell office:value-type="float" office:value="0.11857">
                <text:p>0.11857</text:p>
              </table:table-cell>
              <table:table-cell office:value-type="float" office:value="223.211">
                <text:p>223.211</text:p>
              </table:table-cell>
              <table:table-cell office:value-type="float" office:value="0.247592">
                <text:p>0.2475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5.389">
                <text:p>135.389</text:p>
              </table:table-cell>
              <table:table-cell office:value-type="float" office:value="1.114494">
                <text:p>1.114494</text:p>
              </table:table-cell>
              <table:table-cell office:value-type="float" office:value="310.351">
                <text:p>310.351</text:p>
              </table:table-cell>
              <table:table-cell office:value-type="float" office:value="0.440326">
                <text:p>0.440326</text:p>
              </table:table-cell>
              <table:table-cell office:value-type="float" office:value="181.418">
                <text:p>181.418</text:p>
              </table:table-cell>
              <table:table-cell office:value-type="float" office:value="0.164202">
                <text:p>0.164202</text:p>
              </table:table-cell>
              <table:table-cell office:value-type="float" office:value="223.784">
                <text:p>223.784</text:p>
              </table:table-cell>
              <table:table-cell office:value-type="float" office:value="0.339373">
                <text:p>0.3393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6.996">
                <text:p>136.996</text:p>
              </table:table-cell>
              <table:table-cell office:value-type="float" office:value="1.773084">
                <text:p>1.773084</text:p>
              </table:table-cell>
              <table:table-cell office:value-type="float" office:value="311.868">
                <text:p>311.868</text:p>
              </table:table-cell>
              <table:table-cell office:value-type="float" office:value="0.260543">
                <text:p>0.260543</text:p>
              </table:table-cell>
              <table:table-cell office:value-type="float" office:value="182.324">
                <text:p>182.324</text:p>
              </table:table-cell>
              <table:table-cell office:value-type="float" office:value="0.196192">
                <text:p>0.196192</text:p>
              </table:table-cell>
              <table:table-cell office:value-type="float" office:value="224.435">
                <text:p>224.435</text:p>
              </table:table-cell>
              <table:table-cell office:value-type="float" office:value="0.228926">
                <text:p>0.2289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9.209">
                <text:p>139.209</text:p>
              </table:table-cell>
              <table:table-cell office:value-type="float" office:value="0.82541">
                <text:p>0.82541</text:p>
              </table:table-cell>
              <table:table-cell office:value-type="float" office:value="313.05">
                <text:p>313.05</text:p>
              </table:table-cell>
              <table:table-cell office:value-type="float" office:value="0.259918">
                <text:p>0.259918</text:p>
              </table:table-cell>
              <table:table-cell office:value-type="float" office:value="183.281">
                <text:p>183.281</text:p>
              </table:table-cell>
              <table:table-cell office:value-type="float" office:value="0.250526">
                <text:p>0.250526</text:p>
              </table:table-cell>
              <table:table-cell office:value-type="float" office:value="225.003">
                <text:p>225.003</text:p>
              </table:table-cell>
              <table:table-cell office:value-type="float" office:value="0.186963">
                <text:p>0.1869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0.476">
                <text:p>140.476</text:p>
              </table:table-cell>
              <table:table-cell office:value-type="float" office:value="1.058308">
                <text:p>1.058308</text:p>
              </table:table-cell>
              <table:table-cell office:value-type="float" office:value="314.469">
                <text:p>314.469</text:p>
              </table:table-cell>
              <table:table-cell office:value-type="float" office:value="0.35442">
                <text:p>0.35442</text:p>
              </table:table-cell>
              <table:table-cell office:value-type="float" office:value="184.454">
                <text:p>184.454</text:p>
              </table:table-cell>
              <table:table-cell office:value-type="float" office:value="0.164576">
                <text:p>0.164576</text:p>
              </table:table-cell>
              <table:table-cell office:value-type="float" office:value="225.595">
                <text:p>225.595</text:p>
              </table:table-cell>
              <table:table-cell office:value-type="float" office:value="0.125603">
                <text:p>0.1256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2.023">
                <text:p>142.023</text:p>
              </table:table-cell>
              <table:table-cell office:value-type="float" office:value="0.904777">
                <text:p>0.904777</text:p>
              </table:table-cell>
              <table:table-cell office:value-type="float" office:value="315.712">
                <text:p>315.712</text:p>
              </table:table-cell>
              <table:table-cell office:value-type="float" office:value="1.434293">
                <text:p>1.434293</text:p>
              </table:table-cell>
              <table:table-cell office:value-type="float" office:value="185.366">
                <text:p>185.366</text:p>
              </table:table-cell>
              <table:table-cell office:value-type="float" office:value="0.310815">
                <text:p>0.310815</text:p>
              </table:table-cell>
              <table:table-cell office:value-type="float" office:value="226.068">
                <text:p>226.068</text:p>
              </table:table-cell>
              <table:table-cell office:value-type="float" office:value="0.10605">
                <text:p>0.106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3.289">
                <text:p>143.289</text:p>
              </table:table-cell>
              <table:table-cell office:value-type="float" office:value="1.065712">
                <text:p>1.065712</text:p>
              </table:table-cell>
              <table:table-cell office:value-type="float" office:value="318.317">
                <text:p>318.317</text:p>
              </table:table-cell>
              <table:table-cell office:value-type="float" office:value="3.051828">
                <text:p>3.051828</text:p>
              </table:table-cell>
              <table:table-cell office:value-type="float" office:value="186.415">
                <text:p>186.415</text:p>
              </table:table-cell>
              <table:table-cell office:value-type="float" office:value="0.941367">
                <text:p>0.941367</text:p>
              </table:table-cell>
              <table:table-cell office:value-type="float" office:value="226.53">
                <text:p>226.53</text:p>
              </table:table-cell>
              <table:table-cell office:value-type="float" office:value="0.246463">
                <text:p>0.2464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7.449">
                <text:p>147.449</text:p>
              </table:table-cell>
              <table:table-cell office:value-type="float" office:value="5.778057">
                <text:p>5.778057</text:p>
              </table:table-cell>
              <table:table-cell office:value-type="float" office:value="322.436">
                <text:p>322.436</text:p>
              </table:table-cell>
              <table:table-cell office:value-type="float" office:value="4.198265">
                <text:p>4.198265</text:p>
              </table:table-cell>
              <table:table-cell office:value-type="float" office:value="188.276">
                <text:p>188.276</text:p>
              </table:table-cell>
              <table:table-cell office:value-type="float" office:value="0.771877">
                <text:p>0.771877</text:p>
              </table:table-cell>
              <table:table-cell office:value-type="float" office:value="227.128">
                <text:p>227.128</text:p>
              </table:table-cell>
              <table:table-cell office:value-type="float" office:value="0.2336">
                <text:p>0.23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3.314">
                <text:p>153.314</text:p>
              </table:table-cell>
              <table:table-cell office:value-type="float" office:value="0.042252">
                <text:p>0.042252</text:p>
              </table:table-cell>
              <table:table-cell office:value-type="float" office:value="327.665">
                <text:p>327.665</text:p>
              </table:table-cell>
              <table:table-cell office:value-type="float" office:value="2.311341">
                <text:p>2.311341</text:p>
              </table:table-cell>
              <table:table-cell office:value-type="float" office:value="189.744">
                <text:p>189.744</text:p>
              </table:table-cell>
              <table:table-cell office:value-type="float" office:value="0.372835">
                <text:p>0.372835</text:p>
              </table:table-cell>
              <table:table-cell office:value-type="float" office:value="227.781">
                <text:p>227.781</text:p>
              </table:table-cell>
              <table:table-cell office:value-type="float" office:value="0.213992">
                <text:p>0.2139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3.646">
                <text:p>153.646</text:p>
              </table:table-cell>
              <table:table-cell office:value-type="float" office:value="0.582525">
                <text:p>0.582525</text:p>
              </table:table-cell>
              <table:table-cell office:value-type="float" office:value="330.373">
                <text:p>330.373</text:p>
              </table:table-cell>
              <table:table-cell office:value-type="float" office:value="2.4703">
                <text:p>2.4703</text:p>
              </table:table-cell>
              <table:table-cell office:value-type="float" office:value="190.897">
                <text:p>190.897</text:p>
              </table:table-cell>
              <table:table-cell office:value-type="float" office:value="0.67891">
                <text:p>0.67891</text:p>
              </table:table-cell>
              <table:table-cell office:value-type="float" office:value="228.415">
                <text:p>228.415</text:p>
              </table:table-cell>
              <table:table-cell office:value-type="float" office:value="0.181278">
                <text:p>0.1812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4.673">
                <text:p>154.673</text:p>
              </table:table-cell>
              <table:table-cell office:value-type="float" office:value="0.311529">
                <text:p>0.311529</text:p>
              </table:table-cell>
              <table:table-cell office:value-type="float" office:value="333.145">
                <text:p>333.145</text:p>
              </table:table-cell>
              <table:table-cell office:value-type="float" office:value="1.938899">
                <text:p>1.938899</text:p>
              </table:table-cell>
              <table:table-cell office:value-type="float" office:value="192.491">
                <text:p>192.491</text:p>
              </table:table-cell>
              <table:table-cell office:value-type="float" office:value="4.623815">
                <text:p>4.623815</text:p>
              </table:table-cell>
              <table:table-cell office:value-type="float" office:value="229.016">
                <text:p>229.016</text:p>
              </table:table-cell>
              <table:table-cell office:value-type="float" office:value="0.243382">
                <text:p>0.2433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5.373">
                <text:p>155.373</text:p>
              </table:table-cell>
              <table:table-cell office:value-type="float" office:value="0.146148">
                <text:p>0.146148</text:p>
              </table:table-cell>
              <table:table-cell office:value-type="float" office:value="335.121">
                <text:p>335.121</text:p>
              </table:table-cell>
              <table:table-cell office:value-type="float" office:value="0.29451">
                <text:p>0.29451</text:p>
              </table:table-cell>
              <table:table-cell office:value-type="float" office:value="197.958">
                <text:p>197.958</text:p>
              </table:table-cell>
              <table:table-cell office:value-type="float" office:value="0.129946">
                <text:p>0.129946</text:p>
              </table:table-cell>
              <table:table-cell office:value-type="float" office:value="229.913">
                <text:p>229.913</text:p>
              </table:table-cell>
              <table:table-cell office:value-type="float" office:value="0.225538">
                <text:p>0.2255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5.911">
                <text:p>155.911</text:p>
              </table:table-cell>
              <table:table-cell office:value-type="float" office:value="0.213788">
                <text:p>0.213788</text:p>
              </table:table-cell>
              <table:table-cell office:value-type="float" office:value="335.437">
                <text:p>335.437</text:p>
              </table:table-cell>
              <table:table-cell office:value-type="float" office:value="0.028324">
                <text:p>0.028324</text:p>
              </table:table-cell>
              <table:table-cell office:value-type="float" office:value="198.765">
                <text:p>198.765</text:p>
              </table:table-cell>
              <table:table-cell office:value-type="float" office:value="0.590945">
                <text:p>0.590945</text:p>
              </table:table-cell>
              <table:table-cell office:value-type="float" office:value="230.646">
                <text:p>230.646</text:p>
              </table:table-cell>
              <table:table-cell office:value-type="float" office:value="0.190145">
                <text:p>0.1901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6.593">
                <text:p>156.593</text:p>
              </table:table-cell>
              <table:table-cell office:value-type="float" office:value="0.395925">
                <text:p>0.395925</text:p>
              </table:table-cell>
              <table:table-cell office:value-type="float" office:value="335.469">
                <text:p>335.469</text:p>
              </table:table-cell>
              <table:table-cell office:value-type="float" office:value="6.312215">
                <text:p>6.312215</text:p>
              </table:table-cell>
              <table:table-cell office:value-type="float" office:value="200.344">
                <text:p>200.344</text:p>
              </table:table-cell>
              <table:table-cell office:value-type="float" office:value="0.94936">
                <text:p>0.94936</text:p>
              </table:table-cell>
              <table:table-cell office:value-type="float" office:value="231.322">
                <text:p>231.322</text:p>
              </table:table-cell>
              <table:table-cell office:value-type="float" office:value="0.278902">
                <text:p>0.2789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7.418">
                <text:p>157.418</text:p>
              </table:table-cell>
              <table:table-cell office:value-type="float" office:value="0.09733">
                <text:p>0.09733</text:p>
              </table:table-cell>
              <table:table-cell office:value-type="float" office:value="342.74">
                <text:p>342.74</text:p>
              </table:table-cell>
              <table:table-cell office:value-type="float" office:value="0.268629">
                <text:p>0.268629</text:p>
              </table:table-cell>
              <table:table-cell office:value-type="float" office:value="201.993">
                <text:p>201.993</text:p>
              </table:table-cell>
              <table:table-cell office:value-type="float" office:value="0.31851">
                <text:p>0.31851</text:p>
              </table:table-cell>
              <table:table-cell office:value-type="float" office:value="232.098">
                <text:p>232.098</text:p>
              </table:table-cell>
              <table:table-cell office:value-type="float" office:value="0.201381">
                <text:p>0.2013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7.876">
                <text:p>157.876</text:p>
              </table:table-cell>
              <table:table-cell office:value-type="float" office:value="0.215112">
                <text:p>0.215112</text:p>
              </table:table-cell>
              <table:table-cell office:value-type="float" office:value="343.796">
                <text:p>343.796</text:p>
              </table:table-cell>
              <table:table-cell office:value-type="float" office:value="0.266351">
                <text:p>0.266351</text:p>
              </table:table-cell>
              <table:table-cell office:value-type="float" office:value="203.055">
                <text:p>203.055</text:p>
              </table:table-cell>
              <table:table-cell office:value-type="float" office:value="0.167369">
                <text:p>0.167369</text:p>
              </table:table-cell>
              <table:table-cell office:value-type="float" office:value="232.783">
                <text:p>232.783</text:p>
              </table:table-cell>
              <table:table-cell office:value-type="float" office:value="0.222023">
                <text:p>0.2220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8.46">
                <text:p>158.46</text:p>
              </table:table-cell>
              <table:table-cell office:value-type="float" office:value="0.151738">
                <text:p>0.151738</text:p>
              </table:table-cell>
              <table:table-cell office:value-type="float" office:value="344.843">
                <text:p>344.843</text:p>
              </table:table-cell>
              <table:table-cell office:value-type="float" office:value="0.23524">
                <text:p>0.23524</text:p>
              </table:table-cell>
              <table:table-cell office:value-type="float" office:value="204.117">
                <text:p>204.117</text:p>
              </table:table-cell>
              <table:table-cell office:value-type="float" office:value="0.191328">
                <text:p>0.191328</text:p>
              </table:table-cell>
              <table:table-cell office:value-type="float" office:value="233.624">
                <text:p>233.624</text:p>
              </table:table-cell>
              <table:table-cell office:value-type="float" office:value="0.32701">
                <text:p>0.327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8.993">
                <text:p>158.993</text:p>
              </table:table-cell>
              <table:table-cell office:value-type="float" office:value="0.336823">
                <text:p>0.336823</text:p>
              </table:table-cell>
              <table:table-cell office:value-type="float" office:value="345.825">
                <text:p>345.825</text:p>
              </table:table-cell>
              <table:table-cell office:value-type="float" office:value="0.310265">
                <text:p>0.310265</text:p>
              </table:table-cell>
              <table:table-cell office:value-type="float" office:value="205.032">
                <text:p>205.032</text:p>
              </table:table-cell>
              <table:table-cell office:value-type="float" office:value="0.247253">
                <text:p>0.247253</text:p>
              </table:table-cell>
              <table:table-cell office:value-type="float" office:value="234.466">
                <text:p>234.466</text:p>
              </table:table-cell>
              <table:table-cell office:value-type="float" office:value="1.016241">
                <text:p>1.0162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9.722">
                <text:p>159.722</text:p>
              </table:table-cell>
              <table:table-cell office:value-type="float" office:value="0.267944">
                <text:p>0.267944</text:p>
              </table:table-cell>
              <table:table-cell office:value-type="float" office:value="346.974">
                <text:p>346.974</text:p>
              </table:table-cell>
              <table:table-cell office:value-type="float" office:value="0.515677">
                <text:p>0.515677</text:p>
              </table:table-cell>
              <table:table-cell office:value-type="float" office:value="206.018">
                <text:p>206.018</text:p>
              </table:table-cell>
              <table:table-cell office:value-type="float" office:value="0.181217">
                <text:p>0.181217</text:p>
              </table:table-cell>
              <table:table-cell office:value-type="float" office:value="235.986">
                <text:p>235.986</text:p>
              </table:table-cell>
              <table:table-cell office:value-type="float" office:value="1.707883">
                <text:p>1.7078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0.369">
                <text:p>160.369</text:p>
              </table:table-cell>
              <table:table-cell office:value-type="float" office:value="0.197005">
                <text:p>0.197005</text:p>
              </table:table-cell>
              <table:table-cell office:value-type="float" office:value="348.275">
                <text:p>348.275</text:p>
              </table:table-cell>
              <table:table-cell office:value-type="float" office:value="0.309341">
                <text:p>0.309341</text:p>
              </table:table-cell>
              <table:table-cell office:value-type="float" office:value="207.025">
                <text:p>207.025</text:p>
              </table:table-cell>
              <table:table-cell office:value-type="float" office:value="0.111457">
                <text:p>0.111457</text:p>
              </table:table-cell>
              <table:table-cell office:value-type="float" office:value="237.695">
                <text:p>237.695</text:p>
              </table:table-cell>
              <table:table-cell office:value-type="float" office:value="12.785007">
                <text:p>12.7850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1.003">
                <text:p>161.003</text:p>
              </table:table-cell>
              <table:table-cell office:value-type="float" office:value="0.210277">
                <text:p>0.210277</text:p>
              </table:table-cell>
              <table:table-cell office:value-type="float" office:value="349.351">
                <text:p>349.351</text:p>
              </table:table-cell>
              <table:table-cell office:value-type="float" office:value="0.499692">
                <text:p>0.499692</text:p>
              </table:table-cell>
              <table:table-cell office:value-type="float" office:value="207.999">
                <text:p>207.999</text:p>
              </table:table-cell>
              <table:table-cell office:value-type="float" office:value="0.145951">
                <text:p>0.145951</text:p>
              </table:table-cell>
              <table:table-cell office:value-type="float" office:value="251.125">
                <text:p>251.125</text:p>
              </table:table-cell>
              <table:table-cell office:value-type="float" office:value="1.431557">
                <text:p>1.4315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1.65">
                <text:p>161.65</text:p>
              </table:table-cell>
              <table:table-cell office:value-type="float" office:value="0.278962">
                <text:p>0.278962</text:p>
              </table:table-cell>
              <table:table-cell office:value-type="float" office:value="350.623">
                <text:p>350.623</text:p>
              </table:table-cell>
              <table:table-cell office:value-type="float" office:value="0.305249">
                <text:p>0.305249</text:p>
              </table:table-cell>
              <table:table-cell office:value-type="float" office:value="208.843">
                <text:p>208.843</text:p>
              </table:table-cell>
              <table:table-cell office:value-type="float" office:value="0.085653">
                <text:p>0.085653</text:p>
              </table:table-cell>
              <table:table-cell office:value-type="float" office:value="253.094">
                <text:p>253.094</text:p>
              </table:table-cell>
              <table:table-cell office:value-type="float" office:value="2.026452">
                <text:p>2.0264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2.305">
                <text:p>162.305</text:p>
              </table:table-cell>
              <table:table-cell office:value-type="float" office:value="0.257437">
                <text:p>0.257437</text:p>
              </table:table-cell>
              <table:table-cell office:value-type="float" office:value="351.701">
                <text:p>351.701</text:p>
              </table:table-cell>
              <table:table-cell office:value-type="float" office:value="1.02852">
                <text:p>1.02852</text:p>
              </table:table-cell>
              <table:table-cell office:value-type="float" office:value="209.7">
                <text:p>209.7</text:p>
              </table:table-cell>
              <table:table-cell office:value-type="float" office:value="0.128198">
                <text:p>0.128198</text:p>
              </table:table-cell>
              <table:table-cell office:value-type="float" office:value="255.818">
                <text:p>255.818</text:p>
              </table:table-cell>
              <table:table-cell office:value-type="float" office:value="2.664328">
                <text:p>2.6643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3.024">
                <text:p>163.024</text:p>
              </table:table-cell>
              <table:table-cell office:value-type="float" office:value="0.202832">
                <text:p>0.202832</text:p>
              </table:table-cell>
              <table:table-cell office:value-type="float" office:value="353.547">
                <text:p>353.547</text:p>
              </table:table-cell>
              <table:table-cell office:value-type="float" office:value="1.10804">
                <text:p>1.10804</text:p>
              </table:table-cell>
              <table:table-cell office:value-type="float" office:value="210.609">
                <text:p>210.609</text:p>
              </table:table-cell>
              <table:table-cell office:value-type="float" office:value="0.176968">
                <text:p>0.176968</text:p>
              </table:table-cell>
              <table:table-cell office:value-type="float" office:value="259.122">
                <text:p>259.122</text:p>
              </table:table-cell>
              <table:table-cell office:value-type="float" office:value="3.01118">
                <text:p>3.011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3.609">
                <text:p>163.609</text:p>
              </table:table-cell>
              <table:table-cell office:value-type="float" office:value="0.143766">
                <text:p>0.143766</text:p>
              </table:table-cell>
              <table:table-cell office:value-type="float" office:value="355.938">
                <text:p>355.938</text:p>
              </table:table-cell>
              <table:table-cell office:value-type="float" office:value="1.107615">
                <text:p>1.107615</text:p>
              </table:table-cell>
              <table:table-cell office:value-type="float" office:value="211.692">
                <text:p>211.692</text:p>
              </table:table-cell>
              <table:table-cell office:value-type="float" office:value="0.104125">
                <text:p>0.104125</text:p>
              </table:table-cell>
              <table:table-cell office:value-type="float" office:value="262.795">
                <text:p>262.795</text:p>
              </table:table-cell>
              <table:table-cell office:value-type="float" office:value="2.395122">
                <text:p>2.3951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4.132">
                <text:p>164.132</text:p>
              </table:table-cell>
              <table:table-cell office:value-type="float" office:value="0.125137">
                <text:p>0.125137</text:p>
              </table:table-cell>
              <table:table-cell office:value-type="float" office:value="358.152">
                <text:p>358.152</text:p>
              </table:table-cell>
              <table:table-cell office:value-type="float" office:value="0.761448">
                <text:p>0.761448</text:p>
              </table:table-cell>
              <table:table-cell office:value-type="float" office:value="212.532">
                <text:p>212.532</text:p>
              </table:table-cell>
              <table:table-cell office:value-type="float" office:value="0.140129">
                <text:p>0.140129</text:p>
              </table:table-cell>
              <table:table-cell office:value-type="float" office:value="265.76">
                <text:p>265.76</text:p>
              </table:table-cell>
              <table:table-cell office:value-type="float" office:value="1.968304">
                <text:p>1.9683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4.664">
                <text:p>164.664</text:p>
              </table:table-cell>
              <table:table-cell office:value-type="float" office:value="0.087428">
                <text:p>0.087428</text:p>
              </table:table-cell>
              <table:table-cell office:value-type="float" office:value="360.022">
                <text:p>360.022</text:p>
              </table:table-cell>
              <table:table-cell office:value-type="float" office:value="0.36869">
                <text:p>0.36869</text:p>
              </table:table-cell>
              <table:table-cell office:value-type="float" office:value="213.432">
                <text:p>213.432</text:p>
              </table:table-cell>
              <table:table-cell office:value-type="float" office:value="0.068717">
                <text:p>0.068717</text:p>
              </table:table-cell>
              <table:table-cell office:value-type="float" office:value="268.511">
                <text:p>268.511</text:p>
              </table:table-cell>
              <table:table-cell office:value-type="float" office:value="1.731267">
                <text:p>1.7312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5.156">
                <text:p>165.156</text:p>
              </table:table-cell>
              <table:table-cell office:value-type="float" office:value="0.441862">
                <text:p>0.441862</text:p>
              </table:table-cell>
              <table:table-cell office:value-type="float" office:value="361.273">
                <text:p>361.273</text:p>
              </table:table-cell>
              <table:table-cell office:value-type="float" office:value="1.330943">
                <text:p>1.330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.845">
                <text:p>270.845</text:p>
              </table:table-cell>
              <table:table-cell office:value-type="float" office:value="0.561371">
                <text:p>0.5613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5.99">
                <text:p>165.99</text:p>
              </table:table-cell>
              <table:table-cell office:value-type="float" office:value="0.266167">
                <text:p>0.266167</text:p>
              </table:table-cell>
              <table:table-cell office:value-type="float" office:value="363.605">
                <text:p>363.605</text:p>
              </table:table-cell>
              <table:table-cell office:value-type="float" office:value="1.177985">
                <text:p>1.177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.954">
                <text:p>271.954</text:p>
              </table:table-cell>
              <table:table-cell office:value-type="float" office:value="0.275404">
                <text:p>0.2754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6.366">
                <text:p>166.366</text:p>
              </table:table-cell>
              <table:table-cell office:value-type="float" office:value="0.149146">
                <text:p>0.149146</text:p>
              </table:table-cell>
              <table:table-cell office:value-type="float" office:value="365.639">
                <text:p>365.639</text:p>
              </table:table-cell>
              <table:table-cell office:value-type="float" office:value="0.85992">
                <text:p>0.85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.657">
                <text:p>272.657</text:p>
              </table:table-cell>
              <table:table-cell office:value-type="float" office:value="0.316855">
                <text:p>0.3168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6.858">
                <text:p>166.858</text:p>
              </table:table-cell>
              <table:table-cell office:value-type="float" office:value="0.243173">
                <text:p>0.243173</text:p>
              </table:table-cell>
              <table:table-cell office:value-type="float" office:value="367.798">
                <text:p>367.798</text:p>
              </table:table-cell>
              <table:table-cell office:value-type="float" office:value="0.358374">
                <text:p>0.358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.431">
                <text:p>273.431</text:p>
              </table:table-cell>
              <table:table-cell office:value-type="float" office:value="0.342637">
                <text:p>0.3426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7.477">
                <text:p>167.477</text:p>
              </table:table-cell>
              <table:table-cell office:value-type="float" office:value="0.168834">
                <text:p>0.168834</text:p>
              </table:table-cell>
              <table:table-cell office:value-type="float" office:value="369.439">
                <text:p>369.439</text:p>
              </table:table-cell>
              <table:table-cell office:value-type="float" office:value="0.303679">
                <text:p>0.303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.29">
                <text:p>274.29</text:p>
              </table:table-cell>
              <table:table-cell office:value-type="float" office:value="0.644251">
                <text:p>0.6442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8.003">
                <text:p>168.003</text:p>
              </table:table-cell>
              <table:table-cell office:value-type="float" office:value="0.44637">
                <text:p>0.44637</text:p>
              </table:table-cell>
              <table:table-cell office:value-type="float" office:value="370.688">
                <text:p>370.688</text:p>
              </table:table-cell>
              <table:table-cell office:value-type="float" office:value="0.283848">
                <text:p>0.283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.779">
                <text:p>275.779</text:p>
              </table:table-cell>
              <table:table-cell office:value-type="float" office:value="0.515418">
                <text:p>0.5154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8.878">
                <text:p>168.878</text:p>
              </table:table-cell>
              <table:table-cell office:value-type="float" office:value="0.314158">
                <text:p>0.314158</text:p>
              </table:table-cell>
              <table:table-cell office:value-type="float" office:value="371.942">
                <text:p>371.942</text:p>
              </table:table-cell>
              <table:table-cell office:value-type="float" office:value="0.096351">
                <text:p>0.096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.87">
                <text:p>276.87</text:p>
              </table:table-cell>
              <table:table-cell office:value-type="float" office:value="0.487836">
                <text:p>0.4878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9.657">
                <text:p>169.657</text:p>
              </table:table-cell>
              <table:table-cell office:value-type="float" office:value="0.288912">
                <text:p>0.288912</text:p>
              </table:table-cell>
              <table:table-cell office:value-type="float" office:value="373.099">
                <text:p>373.099</text:p>
              </table:table-cell>
              <table:table-cell office:value-type="float" office:value="0.239069">
                <text:p>0.239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.918">
                <text:p>277.918</text:p>
              </table:table-cell>
              <table:table-cell office:value-type="float" office:value="0.095055">
                <text:p>0.0950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0.396">
                <text:p>170.396</text:p>
              </table:table-cell>
              <table:table-cell office:value-type="float" office:value="0.197425">
                <text:p>0.197425</text:p>
              </table:table-cell>
              <table:table-cell office:value-type="float" office:value="374.446">
                <text:p>374.446</text:p>
              </table:table-cell>
              <table:table-cell office:value-type="float" office:value="0.095926">
                <text:p>0.09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.486">
                <text:p>278.486</text:p>
              </table:table-cell>
              <table:table-cell office:value-type="float" office:value="0.499988">
                <text:p>0.4999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1.058">
                <text:p>171.058</text:p>
              </table:table-cell>
              <table:table-cell office:value-type="float" office:value="0.15862">
                <text:p>0.15862</text:p>
              </table:table-cell>
              <table:table-cell office:value-type="float" office:value="375.488">
                <text:p>375.488</text:p>
              </table:table-cell>
              <table:table-cell office:value-type="float" office:value="0.21169">
                <text:p>0.2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.5">
                <text:p>279.5</text:p>
              </table:table-cell>
              <table:table-cell office:value-type="float" office:value="0.457647">
                <text:p>0.4576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1.512">
                <text:p>171.512</text:p>
              </table:table-cell>
              <table:table-cell office:value-type="float" office:value="0.064954">
                <text:p>0.064954</text:p>
              </table:table-cell>
              <table:table-cell office:value-type="float" office:value="376.728">
                <text:p>376.728</text:p>
              </table:table-cell>
              <table:table-cell office:value-type="float" office:value="0.513133">
                <text:p>0.513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.32">
                <text:p>280.32</text:p>
              </table:table-cell>
              <table:table-cell office:value-type="float" office:value="0.277488">
                <text:p>0.2774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1.869">
                <text:p>171.869</text:p>
              </table:table-cell>
              <table:table-cell office:value-type="float" office:value="0.154474">
                <text:p>0.154474</text:p>
              </table:table-cell>
              <table:table-cell office:value-type="float" office:value="378.237">
                <text:p>378.237</text:p>
              </table:table-cell>
              <table:table-cell office:value-type="float" office:value="2.197172">
                <text:p>2.197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.96">
                <text:p>280.96</text:p>
              </table:table-cell>
              <table:table-cell office:value-type="float" office:value="0.357578">
                <text:p>0.3575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2.291">
                <text:p>172.291</text:p>
              </table:table-cell>
              <table:table-cell office:value-type="float" office:value="0.125427">
                <text:p>0.125427</text:p>
              </table:table-cell>
              <table:table-cell office:value-type="float" office:value="381.399">
                <text:p>381.399</text:p>
              </table:table-cell>
              <table:table-cell office:value-type="float" office:value="7.071539">
                <text:p>7.07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.837">
                <text:p>281.837</text:p>
              </table:table-cell>
              <table:table-cell office:value-type="float" office:value="0.400023">
                <text:p>0.4000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2.759">
                <text:p>172.759</text:p>
              </table:table-cell>
              <table:table-cell office:value-type="float" office:value="0.220413">
                <text:p>0.220413</text:p>
              </table:table-cell>
              <table:table-cell office:value-type="float" office:value="389.246">
                <text:p>389.246</text:p>
              </table:table-cell>
              <table:table-cell office:value-type="float" office:value="2.203171">
                <text:p>2.203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.795">
                <text:p>282.795</text:p>
              </table:table-cell>
              <table:table-cell office:value-type="float" office:value="0.420603">
                <text:p>0.4206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3.227">
                <text:p>173.227</text:p>
              </table:table-cell>
              <table:table-cell office:value-type="float" office:value="1.288412">
                <text:p>1.288412</text:p>
              </table:table-cell>
              <table:table-cell office:value-type="float" office:value="391.715">
                <text:p>391.715</text:p>
              </table:table-cell>
              <table:table-cell office:value-type="float" office:value="1.170669">
                <text:p>1.170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.803">
                <text:p>283.803</text:p>
              </table:table-cell>
              <table:table-cell office:value-type="float" office:value="0.359628">
                <text:p>0.3596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4.572">
                <text:p>174.572</text:p>
              </table:table-cell>
              <table:table-cell office:value-type="float" office:value="0.168291">
                <text:p>0.168291</text:p>
              </table:table-cell>
              <table:table-cell office:value-type="float" office:value="392.991">
                <text:p>392.991</text:p>
              </table:table-cell>
              <table:table-cell office:value-type="float" office:value="0.980771">
                <text:p>0.980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.658">
                <text:p>284.658</text:p>
              </table:table-cell>
              <table:table-cell office:value-type="float" office:value="0.36262">
                <text:p>0.362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5.003">
                <text:p>175.003</text:p>
              </table:table-cell>
              <table:table-cell office:value-type="float" office:value="1.406538">
                <text:p>1.406538</text:p>
              </table:table-cell>
              <table:table-cell office:value-type="float" office:value="393.988">
                <text:p>393.988</text:p>
              </table:table-cell>
              <table:table-cell office:value-type="float" office:value="0.078541">
                <text:p>0.078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.542">
                <text:p>285.542</text:p>
              </table:table-cell>
              <table:table-cell office:value-type="float" office:value="0.341172">
                <text:p>0.3411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6.771">
                <text:p>176.771</text:p>
              </table:table-cell>
              <table:table-cell office:value-type="float" office:value="1.30206">
                <text:p>1.30206</text:p>
              </table:table-cell>
              <table:table-cell office:value-type="float" office:value="394.072">
                <text:p>394.072</text:p>
              </table:table-cell>
              <table:table-cell office:value-type="float" office:value="6.214985">
                <text:p>6.214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.455">
                <text:p>286.455</text:p>
              </table:table-cell>
              <table:table-cell office:value-type="float" office:value="0.368263">
                <text:p>0.3682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8.386">
                <text:p>178.386</text:p>
              </table:table-cell>
              <table:table-cell office:value-type="float" office:value="0.482636">
                <text:p>0.482636</text:p>
              </table:table-cell>
              <table:table-cell office:value-type="float" office:value="401.221">
                <text:p>401.221</text:p>
              </table:table-cell>
              <table:table-cell office:value-type="float" office:value="0.424692">
                <text:p>0.424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.386">
                <text:p>287.386</text:p>
              </table:table-cell>
              <table:table-cell office:value-type="float" office:value="0.247862">
                <text:p>0.2478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9.221">
                <text:p>179.221</text:p>
              </table:table-cell>
              <table:table-cell office:value-type="float" office:value="0.568585">
                <text:p>0.568585</text:p>
              </table:table-cell>
              <table:table-cell office:value-type="float" office:value="402.469">
                <text:p>402.469</text:p>
              </table:table-cell>
              <table:table-cell office:value-type="float" office:value="0.257117">
                <text:p>0.25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.15">
                <text:p>288.15</text:p>
              </table:table-cell>
              <table:table-cell office:value-type="float" office:value="0.364051">
                <text:p>0.3640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3.276">
                <text:p>183.276</text:p>
              </table:table-cell>
              <table:table-cell office:value-type="float" office:value="4.413287">
                <text:p>4.413287</text:p>
              </table:table-cell>
              <table:table-cell office:value-type="float" office:value="403.516">
                <text:p>403.516</text:p>
              </table:table-cell>
              <table:table-cell office:value-type="float" office:value="0.283508">
                <text:p>0.283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.166">
                <text:p>289.166</text:p>
              </table:table-cell>
              <table:table-cell office:value-type="float" office:value="0.102106">
                <text:p>0.1021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7.734">
                <text:p>187.734</text:p>
              </table:table-cell>
              <table:table-cell office:value-type="float" office:value="0.042467">
                <text:p>0.042467</text:p>
              </table:table-cell>
              <table:table-cell office:value-type="float" office:value="404.568">
                <text:p>404.568</text:p>
              </table:table-cell>
              <table:table-cell office:value-type="float" office:value="0.467406">
                <text:p>0.467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.817">
                <text:p>289.817</text:p>
              </table:table-cell>
              <table:table-cell office:value-type="float" office:value="0.142577">
                <text:p>0.1425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8.129">
                <text:p>188.129</text:p>
              </table:table-cell>
              <table:table-cell office:value-type="float" office:value="0.546895">
                <text:p>0.546895</text:p>
              </table:table-cell>
              <table:table-cell office:value-type="float" office:value="405.841">
                <text:p>405.841</text:p>
              </table:table-cell>
              <table:table-cell office:value-type="float" office:value="0.402299">
                <text:p>0.402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.428">
                <text:p>290.428</text:p>
              </table:table-cell>
              <table:table-cell office:value-type="float" office:value="0.291036">
                <text:p>0.2910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9.054">
                <text:p>189.054</text:p>
              </table:table-cell>
              <table:table-cell office:value-type="float" office:value="0.452272">
                <text:p>0.452272</text:p>
              </table:table-cell>
              <table:table-cell office:value-type="float" office:value="406.995">
                <text:p>406.995</text:p>
              </table:table-cell>
              <table:table-cell office:value-type="float" office:value="0.399594">
                <text:p>0.399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.274">
                <text:p>291.274</text:p>
              </table:table-cell>
              <table:table-cell office:value-type="float" office:value="0.300627">
                <text:p>0.3006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9.845">
                <text:p>189.845</text:p>
              </table:table-cell>
              <table:table-cell office:value-type="float" office:value="0.175471">
                <text:p>0.175471</text:p>
              </table:table-cell>
              <table:table-cell office:value-type="float" office:value="408.125">
                <text:p>408.125</text:p>
              </table:table-cell>
              <table:table-cell office:value-type="float" office:value="0.371489">
                <text:p>0.37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.126">
                <text:p>292.126</text:p>
              </table:table-cell>
              <table:table-cell office:value-type="float" office:value="0.191928">
                <text:p>0.1919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0.292">
                <text:p>190.292</text:p>
              </table:table-cell>
              <table:table-cell office:value-type="float" office:value="0.101523">
                <text:p>0.101523</text:p>
              </table:table-cell>
              <table:table-cell office:value-type="float" office:value="409.334">
                <text:p>409.334</text:p>
              </table:table-cell>
              <table:table-cell office:value-type="float" office:value="0.272387">
                <text:p>0.272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.894">
                <text:p>292.894</text:p>
              </table:table-cell>
              <table:table-cell office:value-type="float" office:value="0.328121">
                <text:p>0.3281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0.651">
                <text:p>190.651</text:p>
              </table:table-cell>
              <table:table-cell office:value-type="float" office:value="0.213236">
                <text:p>0.213236</text:p>
              </table:table-cell>
              <table:table-cell office:value-type="float" office:value="410.34">
                <text:p>410.34</text:p>
              </table:table-cell>
              <table:table-cell office:value-type="float" office:value="0.243819">
                <text:p>0.243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.883">
                <text:p>293.883</text:p>
              </table:table-cell>
              <table:table-cell office:value-type="float" office:value="0.258984">
                <text:p>0.2589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1.223">
                <text:p>191.223</text:p>
              </table:table-cell>
              <table:table-cell office:value-type="float" office:value="0.134032">
                <text:p>0.134032</text:p>
              </table:table-cell>
              <table:table-cell office:value-type="float" office:value="411.33">
                <text:p>411.33</text:p>
              </table:table-cell>
              <table:table-cell office:value-type="float" office:value="0.287806">
                <text:p>0.287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.854">
                <text:p>294.854</text:p>
              </table:table-cell>
              <table:table-cell office:value-type="float" office:value="0.500059">
                <text:p>0.5000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1.615">
                <text:p>191.615</text:p>
              </table:table-cell>
              <table:table-cell office:value-type="float" office:value="0.446027">
                <text:p>0.446027</text:p>
              </table:table-cell>
              <table:table-cell office:value-type="float" office:value="412.453">
                <text:p>412.453</text:p>
              </table:table-cell>
              <table:table-cell office:value-type="float" office:value="0.713681">
                <text:p>0.713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.971">
                <text:p>295.971</text:p>
              </table:table-cell>
              <table:table-cell office:value-type="float" office:value="1.739913">
                <text:p>1.7399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2.46">
                <text:p>192.46</text:p>
              </table:table-cell>
              <table:table-cell office:value-type="float" office:value="0.096519">
                <text:p>0.096519</text:p>
              </table:table-cell>
              <table:table-cell office:value-type="float" office:value="414.048">
                <text:p>414.048</text:p>
              </table:table-cell>
              <table:table-cell office:value-type="float" office:value="0.927695">
                <text:p>0.927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.711">
                <text:p>297.711</text:p>
              </table:table-cell>
              <table:table-cell office:value-type="float" office:value="10.248923">
                <text:p>10.2489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2.816">
                <text:p>192.816</text:p>
              </table:table-cell>
              <table:table-cell office:value-type="float" office:value="0.195178">
                <text:p>0.195178</text:p>
              </table:table-cell>
              <table:table-cell office:value-type="float" office:value="415.818">
                <text:p>415.818</text:p>
              </table:table-cell>
              <table:table-cell office:value-type="float" office:value="1.183073">
                <text:p>1.183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.794">
                <text:p>308.794</text:p>
              </table:table-cell>
              <table:table-cell office:value-type="float" office:value="1.332234">
                <text:p>1.3322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3.28">
                <text:p>193.28</text:p>
              </table:table-cell>
              <table:table-cell office:value-type="float" office:value="0.142501">
                <text:p>0.142501</text:p>
              </table:table-cell>
              <table:table-cell office:value-type="float" office:value="418.522">
                <text:p>418.522</text:p>
              </table:table-cell>
              <table:table-cell office:value-type="float" office:value="0.558638">
                <text:p>0.558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.533">
                <text:p>310.533</text:p>
              </table:table-cell>
              <table:table-cell office:value-type="float" office:value="1.097496">
                <text:p>1.0974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3.701">
                <text:p>193.701</text:p>
              </table:table-cell>
              <table:table-cell office:value-type="float" office:value="0.134317">
                <text:p>0.134317</text:p>
              </table:table-cell>
              <table:table-cell office:value-type="float" office:value="420.183">
                <text:p>420.183</text:p>
              </table:table-cell>
              <table:table-cell office:value-type="float" office:value="0.775506">
                <text:p>0.775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.941">
                <text:p>311.941</text:p>
              </table:table-cell>
              <table:table-cell office:value-type="float" office:value="1.360881">
                <text:p>1.3608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4.17">
                <text:p>194.17</text:p>
              </table:table-cell>
              <table:table-cell office:value-type="float" office:value="0.234401">
                <text:p>0.234401</text:p>
              </table:table-cell>
              <table:table-cell office:value-type="float" office:value="422.412">
                <text:p>422.412</text:p>
              </table:table-cell>
              <table:table-cell office:value-type="float" office:value="1.202095">
                <text:p>1.202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.712">
                <text:p>313.712</text:p>
              </table:table-cell>
              <table:table-cell office:value-type="float" office:value="1.901728">
                <text:p>1.9017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4.691">
                <text:p>194.691</text:p>
              </table:table-cell>
              <table:table-cell office:value-type="float" office:value="0.416812">
                <text:p>0.416812</text:p>
              </table:table-cell>
              <table:table-cell office:value-type="float" office:value="425.242">
                <text:p>425.242</text:p>
              </table:table-cell>
              <table:table-cell office:value-type="float" office:value="0.896597">
                <text:p>0.896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.122">
                <text:p>316.122</text:p>
              </table:table-cell>
              <table:table-cell office:value-type="float" office:value="2.119908">
                <text:p>2.1199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5.185">
                <text:p>195.185</text:p>
              </table:table-cell>
              <table:table-cell office:value-type="float" office:value="0.083445">
                <text:p>0.083445</text:p>
              </table:table-cell>
              <table:table-cell office:value-type="float" office:value="427.396">
                <text:p>427.396</text:p>
              </table:table-cell>
              <table:table-cell office:value-type="float" office:value="0.246178">
                <text:p>0.246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.562">
                <text:p>318.562</text:p>
              </table:table-cell>
              <table:table-cell office:value-type="float" office:value="1.378775">
                <text:p>1.3787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5.583">
                <text:p>195.583</text:p>
              </table:table-cell>
              <table:table-cell office:value-type="float" office:value="0.127549">
                <text:p>0.127549</text:p>
              </table:table-cell>
              <table:table-cell office:value-type="float" office:value="428.811">
                <text:p>428.811</text:p>
              </table:table-cell>
              <table:table-cell office:value-type="float" office:value="0.220707">
                <text:p>0.220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.336">
                <text:p>320.336</text:p>
              </table:table-cell>
              <table:table-cell office:value-type="float" office:value="0.777676">
                <text:p>0.7776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6.039">
                <text:p>196.039</text:p>
              </table:table-cell>
              <table:table-cell office:value-type="float" office:value="0.133524">
                <text:p>0.133524</text:p>
              </table:table-cell>
              <table:table-cell office:value-type="float" office:value="430.005">
                <text:p>430.005</text:p>
              </table:table-cell>
              <table:table-cell office:value-type="float" office:value="0.387341">
                <text:p>0.387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.427">
                <text:p>321.427</text:p>
              </table:table-cell>
              <table:table-cell office:value-type="float" office:value="0.282187">
                <text:p>0.2821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6.488">
                <text:p>196.488</text:p>
              </table:table-cell>
              <table:table-cell office:value-type="float" office:value="0.200109">
                <text:p>0.200109</text:p>
              </table:table-cell>
              <table:table-cell office:value-type="float" office:value="431.225">
                <text:p>431.225</text:p>
              </table:table-cell>
              <table:table-cell office:value-type="float" office:value="0.347068">
                <text:p>0.347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.034">
                <text:p>322.034</text:p>
              </table:table-cell>
              <table:table-cell office:value-type="float" office:value="0.295763">
                <text:p>0.2957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7.021">
                <text:p>197.021</text:p>
              </table:table-cell>
              <table:table-cell office:value-type="float" office:value="0.172769">
                <text:p>0.172769</text:p>
              </table:table-cell>
              <table:table-cell office:value-type="float" office:value="432.567">
                <text:p>432.567</text:p>
              </table:table-cell>
              <table:table-cell office:value-type="float" office:value="0.264537">
                <text:p>0.264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.649">
                <text:p>322.649</text:p>
              </table:table-cell>
              <table:table-cell office:value-type="float" office:value="0.207569">
                <text:p>0.2075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97.548">
                <text:p>197.548</text:p>
              </table:table-cell>
              <table:table-cell office:value-type="float" office:value="0.230793">
                <text:p>0.230793</text:p>
              </table:table-cell>
              <table:table-cell office:value-type="float" office:value="433.806">
                <text:p>433.806</text:p>
              </table:table-cell>
              <table:table-cell office:value-type="float" office:value="0.3636">
                <text:p>0.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.128">
                <text:p>323.128</text:p>
              </table:table-cell>
              <table:table-cell office:value-type="float" office:value="0.341499">
                <text:p>0.3414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8.097">
                <text:p>198.097</text:p>
              </table:table-cell>
              <table:table-cell office:value-type="float" office:value="0.24623">
                <text:p>0.24623</text:p>
              </table:table-cell>
              <table:table-cell office:value-type="float" office:value="435.085">
                <text:p>435.085</text:p>
              </table:table-cell>
              <table:table-cell office:value-type="float" office:value="0.165865">
                <text:p>0.1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.806">
                <text:p>323.806</text:p>
              </table:table-cell>
              <table:table-cell office:value-type="float" office:value="0.163402">
                <text:p>0.1634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98.602">
                <text:p>198.602</text:p>
              </table:table-cell>
              <table:table-cell office:value-type="float" office:value="0.073438">
                <text:p>0.073438</text:p>
              </table:table-cell>
              <table:table-cell office:value-type="float" office:value="436.331">
                <text:p>436.331</text:p>
              </table:table-cell>
              <table:table-cell office:value-type="float" office:value="0.219212">
                <text:p>0.219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.342">
                <text:p>324.342</text:p>
              </table:table-cell>
              <table:table-cell office:value-type="float" office:value="0.350274">
                <text:p>0.3502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8.959">
                <text:p>198.959</text:p>
              </table:table-cell>
              <table:table-cell office:value-type="float" office:value="0.138592">
                <text:p>0.138592</text:p>
              </table:table-cell>
              <table:table-cell office:value-type="float" office:value="437.6">
                <text:p>437.6</text:p>
              </table:table-cell>
              <table:table-cell office:value-type="float" office:value="0.888337">
                <text:p>0.888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.051">
                <text:p>325.051</text:p>
              </table:table-cell>
              <table:table-cell office:value-type="float" office:value="0.217605">
                <text:p>0.2176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9.45">
                <text:p>199.45</text:p>
              </table:table-cell>
              <table:table-cell office:value-type="float" office:value="0.113596">
                <text:p>0.113596</text:p>
              </table:table-cell>
              <table:table-cell office:value-type="float" office:value="439.637">
                <text:p>439.637</text:p>
              </table:table-cell>
              <table:table-cell office:value-type="float" office:value="3.156677">
                <text:p>3.156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.544">
                <text:p>325.544</text:p>
              </table:table-cell>
              <table:table-cell office:value-type="float" office:value="0.261713">
                <text:p>0.2617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9.929">
                <text:p>199.929</text:p>
              </table:table-cell>
              <table:table-cell office:value-type="float" office:value="0.266059">
                <text:p>0.266059</text:p>
              </table:table-cell>
              <table:table-cell office:value-type="float" office:value="444.045">
                <text:p>444.045</text:p>
              </table:table-cell>
              <table:table-cell office:value-type="float" office:value="5.00256">
                <text:p>5.00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.12">
                <text:p>326.12</text:p>
              </table:table-cell>
              <table:table-cell office:value-type="float" office:value="0.274667">
                <text:p>0.2746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0.447">
                <text:p>200.447</text:p>
              </table:table-cell>
              <table:table-cell office:value-type="float" office:value="0.155796">
                <text:p>0.155796</text:p>
              </table:table-cell>
              <table:table-cell office:value-type="float" office:value="449.604">
                <text:p>449.604</text:p>
              </table:table-cell>
              <table:table-cell office:value-type="float" office:value="2.805417">
                <text:p>2.805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.717">
                <text:p>326.717</text:p>
              </table:table-cell>
              <table:table-cell office:value-type="float" office:value="0.202098">
                <text:p>0.2020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0.86">
                <text:p>200.86</text:p>
              </table:table-cell>
              <table:table-cell office:value-type="float" office:value="0.131575">
                <text:p>0.131575</text:p>
              </table:table-cell>
              <table:table-cell office:value-type="float" office:value="452.691">
                <text:p>452.691</text:p>
              </table:table-cell>
              <table:table-cell office:value-type="float" office:value="1.546463">
                <text:p>1.546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.202">
                <text:p>327.202</text:p>
              </table:table-cell>
              <table:table-cell office:value-type="float" office:value="0.34137">
                <text:p>0.341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1.269">
                <text:p>201.269</text:p>
              </table:table-cell>
              <table:table-cell office:value-type="float" office:value="0.40985">
                <text:p>0.40985</text:p>
              </table:table-cell>
              <table:table-cell office:value-type="float" office:value="454.308">
                <text:p>454.308</text:p>
              </table:table-cell>
              <table:table-cell office:value-type="float" office:value="0.431453">
                <text:p>0.43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.829">
                <text:p>327.829</text:p>
              </table:table-cell>
              <table:table-cell office:value-type="float" office:value="0.25999">
                <text:p>0.259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2.086">
                <text:p>202.086</text:p>
              </table:table-cell>
              <table:table-cell office:value-type="float" office:value="0.289261">
                <text:p>0.289261</text:p>
              </table:table-cell>
              <table:table-cell office:value-type="float" office:value="454.774">
                <text:p>454.774</text:p>
              </table:table-cell>
              <table:table-cell office:value-type="float" office:value="0.022406">
                <text:p>0.022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.491">
                <text:p>328.491</text:p>
              </table:table-cell>
              <table:table-cell office:value-type="float" office:value="0.23427">
                <text:p>0.234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2.725">
                <text:p>202.725</text:p>
              </table:table-cell>
              <table:table-cell office:value-type="float" office:value="0.496802">
                <text:p>0.496802</text:p>
              </table:table-cell>
              <table:table-cell office:value-type="float" office:value="454.797">
                <text:p>454.797</text:p>
              </table:table-cell>
              <table:table-cell office:value-type="float" office:value="6.136219">
                <text:p>6.136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.055">
                <text:p>329.055</text:p>
              </table:table-cell>
              <table:table-cell office:value-type="float" office:value="0.315702">
                <text:p>0.3157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3.593">
                <text:p>203.593</text:p>
              </table:table-cell>
              <table:table-cell office:value-type="float" office:value="0.496033">
                <text:p>0.496033</text:p>
              </table:table-cell>
              <table:table-cell office:value-type="float" office:value="461.869">
                <text:p>461.869</text:p>
              </table:table-cell>
              <table:table-cell office:value-type="float" office:value="0.305178">
                <text:p>0.305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.731">
                <text:p>329.731</text:p>
              </table:table-cell>
              <table:table-cell office:value-type="float" office:value="0.277524">
                <text:p>0.2775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4.493">
                <text:p>204.493</text:p>
              </table:table-cell>
              <table:table-cell office:value-type="float" office:value="0.324362">
                <text:p>0.324362</text:p>
              </table:table-cell>
              <table:table-cell office:value-type="float" office:value="462.889">
                <text:p>462.889</text:p>
              </table:table-cell>
              <table:table-cell office:value-type="float" office:value="0.290737">
                <text:p>0.290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.406">
                <text:p>330.406</text:p>
              </table:table-cell>
              <table:table-cell office:value-type="float" office:value="0.256689">
                <text:p>0.2566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5.202">
                <text:p>205.202</text:p>
              </table:table-cell>
              <table:table-cell office:value-type="float" office:value="0.51348">
                <text:p>0.51348</text:p>
              </table:table-cell>
              <table:table-cell office:value-type="float" office:value="463.979">
                <text:p>463.979</text:p>
              </table:table-cell>
              <table:table-cell office:value-type="float" office:value="0.235183">
                <text:p>0.235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.042">
                <text:p>331.042</text:p>
              </table:table-cell>
              <table:table-cell office:value-type="float" office:value="0.25437">
                <text:p>0.254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6.102">
                <text:p>206.102</text:p>
              </table:table-cell>
              <table:table-cell office:value-type="float" office:value="1.008529">
                <text:p>1.008529</text:p>
              </table:table-cell>
              <table:table-cell office:value-type="float" office:value="464.967">
                <text:p>464.967</text:p>
              </table:table-cell>
              <table:table-cell office:value-type="float" office:value="0.276586">
                <text:p>0.276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.739">
                <text:p>331.739</text:p>
              </table:table-cell>
              <table:table-cell office:value-type="float" office:value="0.171923">
                <text:p>0.1719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7.163">
                <text:p>207.163</text:p>
              </table:table-cell>
              <table:table-cell office:value-type="float" office:value="0.068665">
                <text:p>0.068665</text:p>
              </table:table-cell>
              <table:table-cell office:value-type="float" office:value="466.089">
                <text:p>466.089</text:p>
              </table:table-cell>
              <table:table-cell office:value-type="float" office:value="0.314502">
                <text:p>0.31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.433">
                <text:p>332.433</text:p>
              </table:table-cell>
              <table:table-cell office:value-type="float" office:value="0.191501">
                <text:p>0.1915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7.692">
                <text:p>207.692</text:p>
              </table:table-cell>
              <table:table-cell office:value-type="float" office:value="1.09566">
                <text:p>1.09566</text:p>
              </table:table-cell>
              <table:table-cell office:value-type="float" office:value="467.054">
                <text:p>467.054</text:p>
              </table:table-cell>
              <table:table-cell office:value-type="float" office:value="0.225548">
                <text:p>0.225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.077">
                <text:p>333.077</text:p>
              </table:table-cell>
              <table:table-cell office:value-type="float" office:value="0.265413">
                <text:p>0.2654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9.271">
                <text:p>209.271</text:p>
              </table:table-cell>
              <table:table-cell office:value-type="float" office:value="1.783212">
                <text:p>1.783212</text:p>
              </table:table-cell>
              <table:table-cell office:value-type="float" office:value="468.078">
                <text:p>468.078</text:p>
              </table:table-cell>
              <table:table-cell office:value-type="float" office:value="0.438989">
                <text:p>0.438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.896">
                <text:p>333.896</text:p>
              </table:table-cell>
              <table:table-cell office:value-type="float" office:value="0.153585">
                <text:p>0.15358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11.557">
                <text:p>211.557</text:p>
              </table:table-cell>
              <table:table-cell office:value-type="float" office:value="1.849454">
                <text:p>1.849454</text:p>
              </table:table-cell>
              <table:table-cell office:value-type="float" office:value="469.358">
                <text:p>469.358</text:p>
              </table:table-cell>
              <table:table-cell office:value-type="float" office:value="0.326579">
                <text:p>0.326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.572">
                <text:p>334.572</text:p>
              </table:table-cell>
              <table:table-cell office:value-type="float" office:value="0.173591">
                <text:p>0.1735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3.894">
                <text:p>213.894</text:p>
              </table:table-cell>
              <table:table-cell office:value-type="float" office:value="2.370755">
                <text:p>2.370755</text:p>
              </table:table-cell>
              <table:table-cell office:value-type="float" office:value="470.487">
                <text:p>470.487</text:p>
              </table:table-cell>
              <table:table-cell office:value-type="float" office:value="0.272765">
                <text:p>0.272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.337">
                <text:p>335.337</text:p>
              </table:table-cell>
              <table:table-cell office:value-type="float" office:value="0.189886">
                <text:p>0.1898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9.342">
                <text:p>219.342</text:p>
              </table:table-cell>
              <table:table-cell office:value-type="float" office:value="5.098792">
                <text:p>5.098792</text:p>
              </table:table-cell>
              <table:table-cell office:value-type="float" office:value="471.615">
                <text:p>471.615</text:p>
              </table:table-cell>
              <table:table-cell office:value-type="float" office:value="0.124577">
                <text:p>0.124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.142">
                <text:p>336.142</text:p>
              </table:table-cell>
              <table:table-cell office:value-type="float" office:value="0.370659">
                <text:p>0.37065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24.913">
                <text:p>224.913</text:p>
              </table:table-cell>
              <table:table-cell office:value-type="float" office:value="0.716245">
                <text:p>0.716245</text:p>
              </table:table-cell>
              <table:table-cell office:value-type="float" office:value="472.533">
                <text:p>472.533</text:p>
              </table:table-cell>
              <table:table-cell office:value-type="float" office:value="0.917514">
                <text:p>0.917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.101">
                <text:p>337.101</text:p>
              </table:table-cell>
              <table:table-cell office:value-type="float" office:value="0.292794">
                <text:p>0.2927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25.99">
                <text:p>225.99</text:p>
              </table:table-cell>
              <table:table-cell office:value-type="float" office:value="0.688466">
                <text:p>0.688466</text:p>
              </table:table-cell>
              <table:table-cell office:value-type="float" office:value="474.208">
                <text:p>474.208</text:p>
              </table:table-cell>
              <table:table-cell office:value-type="float" office:value="1.358201">
                <text:p>1.358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.054">
                <text:p>338.054</text:p>
              </table:table-cell>
              <table:table-cell office:value-type="float" office:value="0.187302">
                <text:p>0.1873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27.087">
                <text:p>227.087</text:p>
              </table:table-cell>
              <table:table-cell office:value-type="float" office:value="0.282027">
                <text:p>0.282027</text:p>
              </table:table-cell>
              <table:table-cell office:value-type="float" office:value="476.972">
                <text:p>476.972</text:p>
              </table:table-cell>
              <table:table-cell office:value-type="float" office:value="0.803357">
                <text:p>0.803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.91">
                <text:p>338.91</text:p>
              </table:table-cell>
              <table:table-cell office:value-type="float" office:value="1.011035">
                <text:p>1.0110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7.666">
                <text:p>227.666</text:p>
              </table:table-cell>
              <table:table-cell office:value-type="float" office:value="0.326185">
                <text:p>0.326185</text:p>
              </table:table-cell>
              <table:table-cell office:value-type="float" office:value="479.236">
                <text:p>479.236</text:p>
              </table:table-cell>
              <table:table-cell office:value-type="float" office:value="0.553811">
                <text:p>0.553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.983">
                <text:p>340.983</text:p>
              </table:table-cell>
              <table:table-cell office:value-type="float" office:value="2.519584">
                <text:p>2.5195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8.358">
                <text:p>228.358</text:p>
              </table:table-cell>
              <table:table-cell office:value-type="float" office:value="0.269378">
                <text:p>0.269378</text:p>
              </table:table-cell>
              <table:table-cell office:value-type="float" office:value="481.031">
                <text:p>481.031</text:p>
              </table:table-cell>
              <table:table-cell office:value-type="float" office:value="0.935456">
                <text:p>0.935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.503">
                <text:p>343.503</text:p>
              </table:table-cell>
              <table:table-cell office:value-type="float" office:value="10.799892">
                <text:p>10.7998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29.021">
                <text:p>229.021</text:p>
              </table:table-cell>
              <table:table-cell office:value-type="float" office:value="0.405495">
                <text:p>0.405495</text:p>
              </table:table-cell>
              <table:table-cell office:value-type="float" office:value="483.039">
                <text:p>483.039</text:p>
              </table:table-cell>
              <table:table-cell office:value-type="float" office:value="1.555569">
                <text:p>1.555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.679">
                <text:p>354.679</text:p>
              </table:table-cell>
              <table:table-cell office:value-type="float" office:value="0.783892">
                <text:p>0.7838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9.809">
                <text:p>229.809</text:p>
              </table:table-cell>
              <table:table-cell office:value-type="float" office:value="0.297222">
                <text:p>0.297222</text:p>
              </table:table-cell>
              <table:table-cell office:value-type="float" office:value="485.713">
                <text:p>485.713</text:p>
              </table:table-cell>
              <table:table-cell office:value-type="float" office:value="0.851485">
                <text:p>0.85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.736">
                <text:p>355.736</text:p>
              </table:table-cell>
              <table:table-cell office:value-type="float" office:value="0.893451">
                <text:p>0.8934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30.429">
                <text:p>230.429</text:p>
              </table:table-cell>
              <table:table-cell office:value-type="float" office:value="0.276012">
                <text:p>0.276012</text:p>
              </table:table-cell>
              <table:table-cell office:value-type="float" office:value="487.305">
                <text:p>487.305</text:p>
              </table:table-cell>
              <table:table-cell office:value-type="float" office:value="0.282774">
                <text:p>0.282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.979">
                <text:p>356.979</text:p>
              </table:table-cell>
              <table:table-cell office:value-type="float" office:value="0.381779">
                <text:p>0.3817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1.103">
                <text:p>231.103</text:p>
              </table:table-cell>
              <table:table-cell office:value-type="float" office:value="0.249467">
                <text:p>0.249467</text:p>
              </table:table-cell>
              <table:table-cell office:value-type="float" office:value="488.79">
                <text:p>488.79</text:p>
              </table:table-cell>
              <table:table-cell office:value-type="float" office:value="0.393586">
                <text:p>0.393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.627">
                <text:p>357.627</text:p>
              </table:table-cell>
              <table:table-cell office:value-type="float" office:value="0.235731">
                <text:p>0.2357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1.741">
                <text:p>231.741</text:p>
              </table:table-cell>
              <table:table-cell office:value-type="float" office:value="0.428869">
                <text:p>0.428869</text:p>
              </table:table-cell>
              <table:table-cell office:value-type="float" office:value="490.436">
                <text:p>490.436</text:p>
              </table:table-cell>
              <table:table-cell office:value-type="float" office:value="0.281884">
                <text:p>0.28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.182">
                <text:p>358.182</text:p>
              </table:table-cell>
              <table:table-cell office:value-type="float" office:value="0.18669">
                <text:p>0.1866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2.637">
                <text:p>232.637</text:p>
              </table:table-cell>
              <table:table-cell office:value-type="float" office:value="0.251867">
                <text:p>0.251867</text:p>
              </table:table-cell>
              <table:table-cell office:value-type="float" office:value="491.844">
                <text:p>491.844</text:p>
              </table:table-cell>
              <table:table-cell office:value-type="float" office:value="0.358974">
                <text:p>0.358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.749">
                <text:p>358.749</text:p>
              </table:table-cell>
              <table:table-cell office:value-type="float" office:value="0.350774">
                <text:p>0.3507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3.327">
                <text:p>233.327</text:p>
              </table:table-cell>
              <table:table-cell office:value-type="float" office:value="0.492278">
                <text:p>0.492278</text:p>
              </table:table-cell>
              <table:table-cell office:value-type="float" office:value="493.541">
                <text:p>493.541</text:p>
              </table:table-cell>
              <table:table-cell office:value-type="float" office:value="0.329751">
                <text:p>0.329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.406">
                <text:p>359.406</text:p>
              </table:table-cell>
              <table:table-cell office:value-type="float" office:value="0.864895">
                <text:p>0.86489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4.337">
                <text:p>234.337</text:p>
              </table:table-cell>
              <table:table-cell office:value-type="float" office:value="0.328492">
                <text:p>0.328492</text:p>
              </table:table-cell>
              <table:table-cell office:value-type="float" office:value="495.14">
                <text:p>495.14</text:p>
              </table:table-cell>
              <table:table-cell office:value-type="float" office:value="0.29928">
                <text:p>0.29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.641">
                <text:p>360.641</text:p>
              </table:table-cell>
              <table:table-cell office:value-type="float" office:value="0.861177">
                <text:p>0.8611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5.105">
                <text:p>235.105</text:p>
              </table:table-cell>
              <table:table-cell office:value-type="float" office:value="0.131639">
                <text:p>0.131639</text:p>
              </table:table-cell>
              <table:table-cell office:value-type="float" office:value="496.505">
                <text:p>496.505</text:p>
              </table:table-cell>
              <table:table-cell office:value-type="float" office:value="0.259646">
                <text:p>0.259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.998">
                <text:p>361.998</text:p>
              </table:table-cell>
              <table:table-cell office:value-type="float" office:value="1.088139">
                <text:p>1.0881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35.59">
                <text:p>235.59</text:p>
              </table:table-cell>
              <table:table-cell office:value-type="float" office:value="0.547604">
                <text:p>0.547604</text:p>
              </table:table-cell>
              <table:table-cell office:value-type="float" office:value="498.007">
                <text:p>498.007</text:p>
              </table:table-cell>
              <table:table-cell office:value-type="float" office:value="0.244727">
                <text:p>0.244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3.536">
                <text:p>363.536</text:p>
              </table:table-cell>
              <table:table-cell office:value-type="float" office:value="0.79824">
                <text:p>0.798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6.631">
                <text:p>236.631</text:p>
              </table:table-cell>
              <table:table-cell office:value-type="float" office:value="0.442356">
                <text:p>0.442356</text:p>
              </table:table-cell>
              <table:table-cell office:value-type="float" office:value="499.243">
                <text:p>499.243</text:p>
              </table:table-cell>
              <table:table-cell office:value-type="float" office:value="0.625446">
                <text:p>0.625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.746">
                <text:p>364.746</text:p>
              </table:table-cell>
              <table:table-cell office:value-type="float" office:value="0.466209">
                <text:p>0.46620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7.477">
                <text:p>237.477</text:p>
              </table:table-cell>
              <table:table-cell office:value-type="float" office:value="0.237784">
                <text:p>0.237784</text:p>
              </table:table-cell>
              <table:table-cell office:value-type="float" office:value="500.911">
                <text:p>500.911</text:p>
              </table:table-cell>
              <table:table-cell office:value-type="float" office:value="1.868414">
                <text:p>1.868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.598">
                <text:p>365.598</text:p>
              </table:table-cell>
              <table:table-cell office:value-type="float" office:value="0.24761">
                <text:p>0.2476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8.09">
                <text:p>238.09</text:p>
              </table:table-cell>
              <table:table-cell office:value-type="float" office:value="0.318143">
                <text:p>0.318143</text:p>
              </table:table-cell>
              <table:table-cell office:value-type="float" office:value="503.79">
                <text:p>503.79</text:p>
              </table:table-cell>
              <table:table-cell office:value-type="float" office:value="6.312127">
                <text:p>6.31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.327">
                <text:p>366.327</text:p>
              </table:table-cell>
              <table:table-cell office:value-type="float" office:value="0.259262">
                <text:p>0.2592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8.731">
                <text:p>238.731</text:p>
              </table:table-cell>
              <table:table-cell office:value-type="float" office:value="0.240288">
                <text:p>0.240288</text:p>
              </table:table-cell>
              <table:table-cell office:value-type="float" office:value="510.807">
                <text:p>510.807</text:p>
              </table:table-cell>
              <table:table-cell office:value-type="float" office:value="1.57166">
                <text:p>1.57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7.245">
                <text:p>367.245</text:p>
              </table:table-cell>
              <table:table-cell office:value-type="float" office:value="0.293965">
                <text:p>0.29396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9.344">
                <text:p>239.344</text:p>
              </table:table-cell>
              <table:table-cell office:value-type="float" office:value="0.424756">
                <text:p>0.424756</text:p>
              </table:table-cell>
              <table:table-cell office:value-type="float" office:value="512.851">
                <text:p>512.851</text:p>
              </table:table-cell>
              <table:table-cell office:value-type="float" office:value="37.064867">
                <text:p>37.064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.066">
                <text:p>368.066</text:p>
              </table:table-cell>
              <table:table-cell office:value-type="float" office:value="0.182481">
                <text:p>0.1824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40.211">
                <text:p>240.211</text:p>
              </table:table-cell>
              <table:table-cell office:value-type="float" office:value="0.271088">
                <text:p>0.271088</text:p>
              </table:table-cell>
              <table:table-cell office:value-type="float" office:value="512.855">
                <text:p>512.855</text:p>
              </table:table-cell>
              <table:table-cell office:value-type="float" office:value="0.011544">
                <text:p>0.01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.687">
                <text:p>368.687</text:p>
              </table:table-cell>
              <table:table-cell office:value-type="float" office:value="0.121234">
                <text:p>0.12123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0.883">
                <text:p>240.883</text:p>
              </table:table-cell>
              <table:table-cell office:value-type="float" office:value="0.203177">
                <text:p>0.203177</text:p>
              </table:table-cell>
              <table:table-cell office:value-type="float" office:value="512.87">
                <text:p>512.87</text:p>
              </table:table-cell>
              <table:table-cell office:value-type="float" office:value="0.020789">
                <text:p>0.020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.306">
                <text:p>369.306</text:p>
              </table:table-cell>
              <table:table-cell office:value-type="float" office:value="0.170217">
                <text:p>0.1702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1.449">
                <text:p>241.449</text:p>
              </table:table-cell>
              <table:table-cell office:value-type="float" office:value="0.184692">
                <text:p>0.184692</text:p>
              </table:table-cell>
              <table:table-cell office:value-type="float" office:value="513.644">
                <text:p>513.644</text:p>
              </table:table-cell>
              <table:table-cell office:value-type="float" office:value="2.638039">
                <text:p>2.638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.057">
                <text:p>370.057</text:p>
              </table:table-cell>
              <table:table-cell office:value-type="float" office:value="0.2357">
                <text:p>0.235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42.035">
                <text:p>242.035</text:p>
              </table:table-cell>
              <table:table-cell office:value-type="float" office:value="0.192182">
                <text:p>0.192182</text:p>
              </table:table-cell>
              <table:table-cell office:value-type="float" office:value="517.013">
                <text:p>517.013</text:p>
              </table:table-cell>
              <table:table-cell office:value-type="float" office:value="1.918509">
                <text:p>1.918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.933">
                <text:p>370.933</text:p>
              </table:table-cell>
              <table:table-cell office:value-type="float" office:value="0.179097">
                <text:p>0.17909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2.752">
                <text:p>242.752</text:p>
              </table:table-cell>
              <table:table-cell office:value-type="float" office:value="0.286824">
                <text:p>0.286824</text:p>
              </table:table-cell>
              <table:table-cell office:value-type="float" office:value="519.745">
                <text:p>519.745</text:p>
              </table:table-cell>
              <table:table-cell office:value-type="float" office:value="3.241997">
                <text:p>3.24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.601">
                <text:p>371.601</text:p>
              </table:table-cell>
              <table:table-cell office:value-type="float" office:value="0.108177">
                <text:p>0.1081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3.401">
                <text:p>243.401</text:p>
              </table:table-cell>
              <table:table-cell office:value-type="float" office:value="0.584499">
                <text:p>0.584499</text:p>
              </table:table-cell>
              <table:table-cell office:value-type="float" office:value="523.444">
                <text:p>523.444</text:p>
              </table:table-cell>
              <table:table-cell office:value-type="float" office:value="2.759993">
                <text:p>2.759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.202">
                <text:p>372.202</text:p>
              </table:table-cell>
              <table:table-cell office:value-type="float" office:value="0.248676">
                <text:p>0.2486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4.347">
                <text:p>244.347</text:p>
              </table:table-cell>
              <table:table-cell office:value-type="float" office:value="0.212233">
                <text:p>0.212233</text:p>
              </table:table-cell>
              <table:table-cell office:value-type="float" office:value="526.621">
                <text:p>526.621</text:p>
              </table:table-cell>
              <table:table-cell office:value-type="float" office:value="2.182922">
                <text:p>2.18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.042">
                <text:p>373.042</text:p>
              </table:table-cell>
              <table:table-cell office:value-type="float" office:value="0.151718">
                <text:p>0.1517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4.976">
                <text:p>244.976</text:p>
              </table:table-cell>
              <table:table-cell office:value-type="float" office:value="0.175975">
                <text:p>0.175975</text:p>
              </table:table-cell>
              <table:table-cell office:value-type="float" office:value="529.015">
                <text:p>529.015</text:p>
              </table:table-cell>
              <table:table-cell office:value-type="float" office:value="0.851297">
                <text:p>0.85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.701">
                <text:p>373.701</text:p>
              </table:table-cell>
              <table:table-cell office:value-type="float" office:value="0.082073">
                <text:p>0.0820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45.463">
                <text:p>245.463</text:p>
              </table:table-cell>
              <table:table-cell office:value-type="float" office:value="0.292386">
                <text:p>0.292386</text:p>
              </table:table-cell>
              <table:table-cell office:value-type="float" office:value="529.957">
                <text:p>529.957</text:p>
              </table:table-cell>
              <table:table-cell office:value-type="float" office:value="0.900979">
                <text:p>0.900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.306">
                <text:p>374.306</text:p>
              </table:table-cell>
              <table:table-cell office:value-type="float" office:value="0.318744">
                <text:p>0.3187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6.105">
                <text:p>246.105</text:p>
              </table:table-cell>
              <table:table-cell office:value-type="float" office:value="0.202479">
                <text:p>0.202479</text:p>
              </table:table-cell>
              <table:table-cell office:value-type="float" office:value="530.892">
                <text:p>530.892</text:p>
              </table:table-cell>
              <table:table-cell office:value-type="float" office:value="0.073567">
                <text:p>0.073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.399">
                <text:p>375.399</text:p>
              </table:table-cell>
              <table:table-cell office:value-type="float" office:value="0.173029">
                <text:p>0.1730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46.658">
                <text:p>246.658</text:p>
              </table:table-cell>
              <table:table-cell office:value-type="float" office:value="0.560685">
                <text:p>0.560685</text:p>
              </table:table-cell>
              <table:table-cell office:value-type="float" office:value="530.973">
                <text:p>530.973</text:p>
              </table:table-cell>
              <table:table-cell office:value-type="float" office:value="6.265869">
                <text:p>6.265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6.183">
                <text:p>376.183</text:p>
              </table:table-cell>
              <table:table-cell office:value-type="float" office:value="0.203934">
                <text:p>0.20393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7.603">
                <text:p>247.603</text:p>
              </table:table-cell>
              <table:table-cell office:value-type="float" office:value="0.812537">
                <text:p>0.812537</text:p>
              </table:table-cell>
              <table:table-cell office:value-type="float" office:value="538.182">
                <text:p>538.182</text:p>
              </table:table-cell>
              <table:table-cell office:value-type="float" office:value="0.254283">
                <text:p>0.254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.01">
                <text:p>377.01</text:p>
              </table:table-cell>
              <table:table-cell office:value-type="float" office:value="0.319829">
                <text:p>0.31982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48.447">
                <text:p>248.447</text:p>
              </table:table-cell>
              <table:table-cell office:value-type="float" office:value="0.07591">
                <text:p>0.07591</text:p>
              </table:table-cell>
              <table:table-cell office:value-type="float" office:value="539.201">
                <text:p>539.201</text:p>
              </table:table-cell>
              <table:table-cell office:value-type="float" office:value="0.337628">
                <text:p>0.337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.919">
                <text:p>377.919</text:p>
              </table:table-cell>
              <table:table-cell office:value-type="float" office:value="1.271974">
                <text:p>1.2719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9.01">
                <text:p>249.01</text:p>
              </table:table-cell>
              <table:table-cell office:value-type="float" office:value="1.527245">
                <text:p>1.527245</text:p>
              </table:table-cell>
              <table:table-cell office:value-type="float" office:value="540.344">
                <text:p>540.344</text:p>
              </table:table-cell>
              <table:table-cell office:value-type="float" office:value="0.255333">
                <text:p>0.255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.957">
                <text:p>379.957</text:p>
              </table:table-cell>
              <table:table-cell office:value-type="float" office:value="1.907804">
                <text:p>1.9078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50.985">
                <text:p>250.985</text:p>
              </table:table-cell>
              <table:table-cell office:value-type="float" office:value="0.831458">
                <text:p>0.831458</text:p>
              </table:table-cell>
              <table:table-cell office:value-type="float" office:value="541.385">
                <text:p>541.385</text:p>
              </table:table-cell>
              <table:table-cell office:value-type="float" office:value="0.303366">
                <text:p>0.303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.538">
                <text:p>382.538</text:p>
              </table:table-cell>
              <table:table-cell office:value-type="float" office:value="1.670809">
                <text:p>1.67080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52.273">
                <text:p>252.273</text:p>
              </table:table-cell>
              <table:table-cell office:value-type="float" office:value="1.207268">
                <text:p>1.207268</text:p>
              </table:table-cell>
              <table:table-cell office:value-type="float" office:value="542.535">
                <text:p>542.535</text:p>
              </table:table-cell>
              <table:table-cell office:value-type="float" office:value="0.384324">
                <text:p>0.384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.21">
                <text:p>384.21</text:p>
              </table:table-cell>
              <table:table-cell office:value-type="float" office:value="10.47828">
                <text:p>10.4782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54.101">
                <text:p>254.101</text:p>
              </table:table-cell>
              <table:table-cell office:value-type="float" office:value="1.019428">
                <text:p>1.019428</text:p>
              </table:table-cell>
              <table:table-cell office:value-type="float" office:value="543.627">
                <text:p>543.627</text:p>
              </table:table-cell>
              <table:table-cell office:value-type="float" office:value="1.156413">
                <text:p>1.156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.127">
                <text:p>395.127</text:p>
              </table:table-cell>
              <table:table-cell office:value-type="float" office:value="0.670256">
                <text:p>0.67025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55.588">
                <text:p>255.588</text:p>
              </table:table-cell>
              <table:table-cell office:value-type="float" office:value="1.947696">
                <text:p>1.947696</text:p>
              </table:table-cell>
              <table:table-cell office:value-type="float" office:value="545.798">
                <text:p>545.798</text:p>
              </table:table-cell>
              <table:table-cell office:value-type="float" office:value="1.126944">
                <text:p>1.126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.172">
                <text:p>396.172</text:p>
              </table:table-cell>
              <table:table-cell office:value-type="float" office:value="0.913486">
                <text:p>0.9134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60.243">
                <text:p>260.243</text:p>
              </table:table-cell>
              <table:table-cell office:value-type="float" office:value="5.58967">
                <text:p>5.58967</text:p>
              </table:table-cell>
              <table:table-cell office:value-type="float" office:value="548.415">
                <text:p>548.415</text:p>
              </table:table-cell>
              <table:table-cell office:value-type="float" office:value="0.924083">
                <text:p>0.924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.371">
                <text:p>397.371</text:p>
              </table:table-cell>
              <table:table-cell office:value-type="float" office:value="0.874657">
                <text:p>0.87465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66.286">
                <text:p>266.286</text:p>
              </table:table-cell>
              <table:table-cell office:value-type="float" office:value="0.777915">
                <text:p>0.777915</text:p>
              </table:table-cell>
              <table:table-cell office:value-type="float" office:value="550.688">
                <text:p>550.688</text:p>
              </table:table-cell>
              <table:table-cell office:value-type="float" office:value="0.393172">
                <text:p>0.393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.564">
                <text:p>398.564</text:p>
              </table:table-cell>
              <table:table-cell office:value-type="float" office:value="0.267859">
                <text:p>0.2678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67.495">
                <text:p>267.495</text:p>
              </table:table-cell>
              <table:table-cell office:value-type="float" office:value="0.509575">
                <text:p>0.509575</text:p>
              </table:table-cell>
              <table:table-cell office:value-type="float" office:value="552.239">
                <text:p>552.239</text:p>
              </table:table-cell>
              <table:table-cell office:value-type="float" office:value="0.209633">
                <text:p>0.209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.224">
                <text:p>399.224</text:p>
              </table:table-cell>
              <table:table-cell office:value-type="float" office:value="0.289687">
                <text:p>0.28968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68.352">
                <text:p>268.352</text:p>
              </table:table-cell>
              <table:table-cell office:value-type="float" office:value="0.312326">
                <text:p>0.312326</text:p>
              </table:table-cell>
              <table:table-cell office:value-type="float" office:value="553.361">
                <text:p>553.361</text:p>
              </table:table-cell>
              <table:table-cell office:value-type="float" office:value="1.25694">
                <text:p>1.25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.914">
                <text:p>399.914</text:p>
              </table:table-cell>
              <table:table-cell office:value-type="float" office:value="0.278318">
                <text:p>0.2783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69.013">
                <text:p>269.013</text:p>
              </table:table-cell>
              <table:table-cell office:value-type="float" office:value="0.253122">
                <text:p>0.253122</text:p>
              </table:table-cell>
              <table:table-cell office:value-type="float" office:value="555.57">
                <text:p>555.57</text:p>
              </table:table-cell>
              <table:table-cell office:value-type="float" office:value="1.521381">
                <text:p>1.52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.486">
                <text:p>400.486</text:p>
              </table:table-cell>
              <table:table-cell office:value-type="float" office:value="0.951279">
                <text:p>0.95127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69.591">
                <text:p>269.591</text:p>
              </table:table-cell>
              <table:table-cell office:value-type="float" office:value="0.068793">
                <text:p>0.068793</text:p>
              </table:table-cell>
              <table:table-cell office:value-type="float" office:value="558.768">
                <text:p>558.768</text:p>
              </table:table-cell>
              <table:table-cell office:value-type="float" office:value="0.584288">
                <text:p>0.584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.756">
                <text:p>401.756</text:p>
              </table:table-cell>
              <table:table-cell office:value-type="float" office:value="1.255312">
                <text:p>1.2553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70.02">
                <text:p>270.02</text:p>
              </table:table-cell>
              <table:table-cell office:value-type="float" office:value="0.155119">
                <text:p>0.155119</text:p>
              </table:table-cell>
              <table:table-cell office:value-type="float" office:value="560.565">
                <text:p>560.565</text:p>
              </table:table-cell>
              <table:table-cell office:value-type="float" office:value="0.584042">
                <text:p>0.584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.458">
                <text:p>403.458</text:p>
              </table:table-cell>
              <table:table-cell office:value-type="float" office:value="1.26378">
                <text:p>1.263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70.525">
                <text:p>270.525</text:p>
              </table:table-cell>
              <table:table-cell office:value-type="float" office:value="0.316077">
                <text:p>0.316077</text:p>
              </table:table-cell>
              <table:table-cell office:value-type="float" office:value="562.079">
                <text:p>562.079</text:p>
              </table:table-cell>
              <table:table-cell office:value-type="float" office:value="0.392874">
                <text:p>0.392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.118">
                <text:p>405.118</text:p>
              </table:table-cell>
              <table:table-cell office:value-type="float" office:value="1.179458">
                <text:p>1.1794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71.191">
                <text:p>271.191</text:p>
              </table:table-cell>
              <table:table-cell office:value-type="float" office:value="0.209555">
                <text:p>0.209555</text:p>
              </table:table-cell>
              <table:table-cell office:value-type="float" office:value="563.624">
                <text:p>563.624</text:p>
              </table:table-cell>
              <table:table-cell office:value-type="float" office:value="0.321105">
                <text:p>0.32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.681">
                <text:p>406.681</text:p>
              </table:table-cell>
              <table:table-cell office:value-type="float" office:value="0.632916">
                <text:p>0.6329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71.756">
                <text:p>271.756</text:p>
              </table:table-cell>
              <table:table-cell office:value-type="float" office:value="0.337796">
                <text:p>0.337796</text:p>
              </table:table-cell>
              <table:table-cell office:value-type="float" office:value="565.176">
                <text:p>565.176</text:p>
              </table:table-cell>
              <table:table-cell office:value-type="float" office:value="0.461278">
                <text:p>0.46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.786">
                <text:p>407.786</text:p>
              </table:table-cell>
              <table:table-cell office:value-type="float" office:value="0.293918">
                <text:p>0.2939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72.429">
                <text:p>272.429</text:p>
              </table:table-cell>
              <table:table-cell office:value-type="float" office:value="0.30512">
                <text:p>0.30512</text:p>
              </table:table-cell>
              <table:table-cell office:value-type="float" office:value="566.717">
                <text:p>566.717</text:p>
              </table:table-cell>
              <table:table-cell office:value-type="float" office:value="0.293454">
                <text:p>0.293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.521">
                <text:p>408.521</text:p>
              </table:table-cell>
              <table:table-cell office:value-type="float" office:value="0.362686">
                <text:p>0.36268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73.043">
                <text:p>273.043</text:p>
              </table:table-cell>
              <table:table-cell office:value-type="float" office:value="0.09612">
                <text:p>0.09612</text:p>
              </table:table-cell>
              <table:table-cell office:value-type="float" office:value="568.019">
                <text:p>568.019</text:p>
              </table:table-cell>
              <table:table-cell office:value-type="float" office:value="0.099167">
                <text:p>0.099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.522">
                <text:p>409.522</text:p>
              </table:table-cell>
              <table:table-cell office:value-type="float" office:value="0.329563">
                <text:p>0.32956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73.425">
                <text:p>273.425</text:p>
              </table:table-cell>
              <table:table-cell office:value-type="float" office:value="0.335321">
                <text:p>0.335321</text:p>
              </table:table-cell>
              <table:table-cell office:value-type="float" office:value="569.214">
                <text:p>569.214</text:p>
              </table:table-cell>
              <table:table-cell office:value-type="float" office:value="0.068096">
                <text:p>0.068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.352">
                <text:p>410.352</text:p>
              </table:table-cell>
              <table:table-cell office:value-type="float" office:value="0.239575">
                <text:p>0.2395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74.112">
                <text:p>274.112</text:p>
              </table:table-cell>
              <table:table-cell office:value-type="float" office:value="0.310326">
                <text:p>0.310326</text:p>
              </table:table-cell>
              <table:table-cell office:value-type="float" office:value="570.445">
                <text:p>570.445</text:p>
              </table:table-cell>
              <table:table-cell office:value-type="float" office:value="0.214208">
                <text:p>0.214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.205">
                <text:p>411.205</text:p>
              </table:table-cell>
              <table:table-cell office:value-type="float" office:value="0.182485">
                <text:p>0.18248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74.727">
                <text:p>274.727</text:p>
              </table:table-cell>
              <table:table-cell office:value-type="float" office:value="0.109754">
                <text:p>0.109754</text:p>
              </table:table-cell>
              <table:table-cell office:value-type="float" office:value="571.697">
                <text:p>571.697</text:p>
              </table:table-cell>
              <table:table-cell office:value-type="float" office:value="0.094212">
                <text:p>0.094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.883">
                <text:p>411.883</text:p>
              </table:table-cell>
              <table:table-cell office:value-type="float" office:value="0.289139">
                <text:p>0.28913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75.196">
                <text:p>275.196</text:p>
              </table:table-cell>
              <table:table-cell office:value-type="float" office:value="0.249394">
                <text:p>0.249394</text:p>
              </table:table-cell>
              <table:table-cell office:value-type="float" office:value="572.508">
                <text:p>572.508</text:p>
              </table:table-cell>
              <table:table-cell office:value-type="float" office:value="25.188554">
                <text:p>25.188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.632">
                <text:p>412.632</text:p>
              </table:table-cell>
              <table:table-cell office:value-type="float" office:value="0.243822">
                <text:p>0.24382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75.734">
                <text:p>275.734</text:p>
              </table:table-cell>
              <table:table-cell office:value-type="float" office:value="0.171454">
                <text:p>0.171454</text:p>
              </table:table-cell>
              <table:table-cell office:value-type="float" office:value="572.514">
                <text:p>572.514</text:p>
              </table:table-cell>
              <table:table-cell office:value-type="float" office:value="0.01363">
                <text:p>0.0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.41">
                <text:p>413.41</text:p>
              </table:table-cell>
              <table:table-cell office:value-type="float" office:value="0.408096">
                <text:p>0.4080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6.225">
                <text:p>276.225</text:p>
              </table:table-cell>
              <table:table-cell office:value-type="float" office:value="0.272124">
                <text:p>0.272124</text:p>
              </table:table-cell>
              <table:table-cell office:value-type="float" office:value="572.529">
                <text:p>572.529</text:p>
              </table:table-cell>
              <table:table-cell office:value-type="float" office:value="0.018807">
                <text:p>0.018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.39">
                <text:p>414.39</text:p>
              </table:table-cell>
              <table:table-cell office:value-type="float" office:value="0.239443">
                <text:p>0.23944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76.829">
                <text:p>276.829</text:p>
              </table:table-cell>
              <table:table-cell office:value-type="float" office:value="0.119259">
                <text:p>0.119259</text:p>
              </table:table-cell>
              <table:table-cell office:value-type="float" office:value="572.944">
                <text:p>572.944</text:p>
              </table:table-cell>
              <table:table-cell office:value-type="float" office:value="0.239806">
                <text:p>0.239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.25">
                <text:p>415.25</text:p>
              </table:table-cell>
              <table:table-cell office:value-type="float" office:value="0.379406">
                <text:p>0.37940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77.263">
                <text:p>277.263</text:p>
              </table:table-cell>
              <table:table-cell office:value-type="float" office:value="0.046313">
                <text:p>0.046313</text:p>
              </table:table-cell>
              <table:table-cell office:value-type="float" office:value="573.939">
                <text:p>573.939</text:p>
              </table:table-cell>
              <table:table-cell office:value-type="float" office:value="0.383403">
                <text:p>0.383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.287">
                <text:p>416.287</text:p>
              </table:table-cell>
              <table:table-cell office:value-type="float" office:value="0.284436">
                <text:p>0.2844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77.636">
                <text:p>277.636</text:p>
              </table:table-cell>
              <table:table-cell office:value-type="float" office:value="0.31813">
                <text:p>0.31813</text:p>
              </table:table-cell>
              <table:table-cell office:value-type="float" office:value="575.121">
                <text:p>575.121</text:p>
              </table:table-cell>
              <table:table-cell office:value-type="float" office:value="0.323164">
                <text:p>0.323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.177">
                <text:p>417.177</text:p>
              </table:table-cell>
              <table:table-cell office:value-type="float" office:value="0.24539">
                <text:p>0.245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78.282">
                <text:p>278.282</text:p>
              </table:table-cell>
              <table:table-cell office:value-type="float" office:value="0.21745">
                <text:p>0.21745</text:p>
              </table:table-cell>
              <table:table-cell office:value-type="float" office:value="576.206">
                <text:p>576.206</text:p>
              </table:table-cell>
              <table:table-cell office:value-type="float" office:value="0.424342">
                <text:p>0.424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.977">
                <text:p>417.977</text:p>
              </table:table-cell>
              <table:table-cell office:value-type="float" office:value="0.287709">
                <text:p>0.28770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78.81">
                <text:p>278.81</text:p>
              </table:table-cell>
              <table:table-cell office:value-type="float" office:value="0.180589">
                <text:p>0.180589</text:p>
              </table:table-cell>
              <table:table-cell office:value-type="float" office:value="577.372">
                <text:p>577.372</text:p>
              </table:table-cell>
              <table:table-cell office:value-type="float" office:value="0.252337">
                <text:p>0.252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.902">
                <text:p>418.902</text:p>
              </table:table-cell>
              <table:table-cell office:value-type="float" office:value="0.376789">
                <text:p>0.37678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79.303">
                <text:p>279.303</text:p>
              </table:table-cell>
              <table:table-cell office:value-type="float" office:value="0.313704">
                <text:p>0.313704</text:p>
              </table:table-cell>
              <table:table-cell office:value-type="float" office:value="578.356">
                <text:p>578.356</text:p>
              </table:table-cell>
              <table:table-cell office:value-type="float" office:value="0.305026">
                <text:p>0.305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.866">
                <text:p>419.866</text:p>
              </table:table-cell>
              <table:table-cell office:value-type="float" office:value="0.160012">
                <text:p>0.1600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79.957">
                <text:p>279.957</text:p>
              </table:table-cell>
              <table:table-cell office:value-type="float" office:value="0.107744">
                <text:p>0.107744</text:p>
              </table:table-cell>
              <table:table-cell office:value-type="float" office:value="579.719">
                <text:p>579.719</text:p>
              </table:table-cell>
              <table:table-cell office:value-type="float" office:value="0.08167">
                <text:p>0.08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.618">
                <text:p>420.618</text:p>
              </table:table-cell>
              <table:table-cell office:value-type="float" office:value="0.245219">
                <text:p>0.24521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80.368">
                <text:p>280.368</text:p>
              </table:table-cell>
              <table:table-cell office:value-type="float" office:value="0.161435">
                <text:p>0.16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.454">
                <text:p>421.454</text:p>
              </table:table-cell>
              <table:table-cell office:value-type="float" office:value="0.249346">
                <text:p>0.24934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80.836">
                <text:p>280.836</text:p>
              </table:table-cell>
              <table:table-cell office:value-type="float" office:value="0.150217">
                <text:p>0.150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.367">
                <text:p>422.367</text:p>
              </table:table-cell>
              <table:table-cell office:value-type="float" office:value="0.813167">
                <text:p>0.8131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1.302">
                <text:p>281.302</text:p>
              </table:table-cell>
              <table:table-cell office:value-type="float" office:value="0.309316">
                <text:p>0.309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.751">
                <text:p>423.751</text:p>
              </table:table-cell>
              <table:table-cell office:value-type="float" office:value="2.266101">
                <text:p>2.2661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81.965">
                <text:p>281.965</text:p>
              </table:table-cell>
              <table:table-cell office:value-type="float" office:value="0.378525">
                <text:p>0.378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.017">
                <text:p>426.017</text:p>
              </table:table-cell>
              <table:table-cell office:value-type="float" office:value="10.457344">
                <text:p>10.45734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82.689">
                <text:p>282.689</text:p>
              </table:table-cell>
              <table:table-cell office:value-type="float" office:value="0.146374">
                <text:p>0.146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.912">
                <text:p>436.912</text:p>
              </table:table-cell>
              <table:table-cell office:value-type="float" office:value="0.742758">
                <text:p>0.74275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3.177">
                <text:p>283.177</text:p>
              </table:table-cell>
              <table:table-cell office:value-type="float" office:value="0.243899">
                <text:p>0.2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.02">
                <text:p>438.02</text:p>
              </table:table-cell>
              <table:table-cell office:value-type="float" office:value="1.173128">
                <text:p>1.1731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83.767">
                <text:p>283.767</text:p>
              </table:table-cell>
              <table:table-cell office:value-type="float" office:value="0.242043">
                <text:p>0.24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.565">
                <text:p>439.565</text:p>
              </table:table-cell>
              <table:table-cell office:value-type="float" office:value="0.636791">
                <text:p>0.6367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4.32">
                <text:p>284.32</text:p>
              </table:table-cell>
              <table:table-cell office:value-type="float" office:value="0.708922">
                <text:p>0.708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.609">
                <text:p>440.609</text:p>
              </table:table-cell>
              <table:table-cell office:value-type="float" office:value="0.296214">
                <text:p>0.2962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5.036">
                <text:p>285.036</text:p>
              </table:table-cell>
              <table:table-cell office:value-type="float" office:value="0.042311">
                <text:p>0.042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.259">
                <text:p>441.259</text:p>
              </table:table-cell>
              <table:table-cell office:value-type="float" office:value="0.266933">
                <text:p>0.2669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5.461">
                <text:p>285.461</text:p>
              </table:table-cell>
              <table:table-cell office:value-type="float" office:value="1.001916">
                <text:p>1.00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.946">
                <text:p>441.946</text:p>
              </table:table-cell>
              <table:table-cell office:value-type="float" office:value="0.228377">
                <text:p>0.22837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6.97">
                <text:p>286.97</text:p>
              </table:table-cell>
              <table:table-cell office:value-type="float" office:value="0.887667">
                <text:p>0.887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.566">
                <text:p>442.566</text:p>
              </table:table-cell>
              <table:table-cell office:value-type="float" office:value="0.194778">
                <text:p>0.19477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8.332">
                <text:p>288.332</text:p>
              </table:table-cell>
              <table:table-cell office:value-type="float" office:value="0.873314">
                <text:p>0.873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.145">
                <text:p>443.145</text:p>
              </table:table-cell>
              <table:table-cell office:value-type="float" office:value="0.85299">
                <text:p>0.8529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89.569">
                <text:p>289.569</text:p>
              </table:table-cell>
              <table:table-cell office:value-type="float" office:value="0.921557">
                <text:p>0.92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.395">
                <text:p>444.395</text:p>
              </table:table-cell>
              <table:table-cell office:value-type="float" office:value="1.15092">
                <text:p>1.1509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0.884">
                <text:p>290.884</text:p>
              </table:table-cell>
              <table:table-cell office:value-type="float" office:value="1.347048">
                <text:p>1.347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.074">
                <text:p>446.074</text:p>
              </table:table-cell>
              <table:table-cell office:value-type="float" office:value="1.225465">
                <text:p>1.22546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4.812">
                <text:p>294.812</text:p>
              </table:table-cell>
              <table:table-cell office:value-type="float" office:value="5.509522">
                <text:p>5.509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7.69">
                <text:p>447.69</text:p>
              </table:table-cell>
              <table:table-cell office:value-type="float" office:value="0.861271">
                <text:p>0.86127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0.668">
                <text:p>300.668</text:p>
              </table:table-cell>
              <table:table-cell office:value-type="float" office:value="0.32062">
                <text:p>0.3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.037">
                <text:p>449.037</text:p>
              </table:table-cell>
              <table:table-cell office:value-type="float" office:value="0.285345">
                <text:p>0.2853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01.294">
                <text:p>301.294</text:p>
              </table:table-cell>
              <table:table-cell office:value-type="float" office:value="0.889245">
                <text:p>0.889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.72">
                <text:p>449.72</text:p>
              </table:table-cell>
              <table:table-cell office:value-type="float" office:value="0.333046">
                <text:p>0.33304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2.529">
                <text:p>302.529</text:p>
              </table:table-cell>
              <table:table-cell office:value-type="float" office:value="0.367479">
                <text:p>0.367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.43">
                <text:p>450.43</text:p>
              </table:table-cell>
              <table:table-cell office:value-type="float" office:value="0.317512">
                <text:p>0.3175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3.208">
                <text:p>303.208</text:p>
              </table:table-cell>
              <table:table-cell office:value-type="float" office:value="0.079198">
                <text:p>0.079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1.221">
                <text:p>451.221</text:p>
              </table:table-cell>
              <table:table-cell office:value-type="float" office:value="0.220986">
                <text:p>0.22098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3.578">
                <text:p>303.578</text:p>
              </table:table-cell>
              <table:table-cell office:value-type="float" office:value="0.138558">
                <text:p>0.138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1.895">
                <text:p>451.895</text:p>
              </table:table-cell>
              <table:table-cell office:value-type="float" office:value="0.324398">
                <text:p>0.32439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4.041">
                <text:p>304.041</text:p>
              </table:table-cell>
              <table:table-cell office:value-type="float" office:value="0.088613">
                <text:p>0.088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.757">
                <text:p>452.757</text:p>
              </table:table-cell>
              <table:table-cell office:value-type="float" office:value="0.271725">
                <text:p>0.2717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4.469">
                <text:p>304.469</text:p>
              </table:table-cell>
              <table:table-cell office:value-type="float" office:value="0.16328">
                <text:p>0.16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.454">
                <text:p>453.454</text:p>
              </table:table-cell>
              <table:table-cell office:value-type="float" office:value="0.316473">
                <text:p>0.31647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04.952">
                <text:p>304.952</text:p>
              </table:table-cell>
              <table:table-cell office:value-type="float" office:value="0.293723">
                <text:p>0.293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.34">
                <text:p>454.34</text:p>
              </table:table-cell>
              <table:table-cell office:value-type="float" office:value="0.169595">
                <text:p>0.16959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05.565">
                <text:p>305.565</text:p>
              </table:table-cell>
              <table:table-cell office:value-type="float" office:value="0.095722">
                <text:p>0.095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.072">
                <text:p>455.072</text:p>
              </table:table-cell>
              <table:table-cell office:value-type="float" office:value="0.217333">
                <text:p>0.2173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05.991">
                <text:p>305.991</text:p>
              </table:table-cell>
              <table:table-cell office:value-type="float" office:value="0.167038">
                <text:p>0.167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.854">
                <text:p>455.854</text:p>
              </table:table-cell>
              <table:table-cell office:value-type="float" office:value="0.29655">
                <text:p>0.296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06.498">
                <text:p>306.498</text:p>
              </table:table-cell>
              <table:table-cell office:value-type="float" office:value="0.140916">
                <text:p>0.140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6.832">
                <text:p>456.832</text:p>
              </table:table-cell>
              <table:table-cell office:value-type="float" office:value="0.279142">
                <text:p>0.2791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06.959">
                <text:p>306.959</text:p>
              </table:table-cell>
              <table:table-cell office:value-type="float" office:value="0.271769">
                <text:p>0.27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.666">
                <text:p>457.666</text:p>
              </table:table-cell>
              <table:table-cell office:value-type="float" office:value="0.204689">
                <text:p>0.20468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7.529">
                <text:p>307.529</text:p>
              </table:table-cell>
              <table:table-cell office:value-type="float" office:value="0.109315">
                <text:p>0.109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.48">
                <text:p>458.48</text:p>
              </table:table-cell>
              <table:table-cell office:value-type="float" office:value="0.247794">
                <text:p>0.24779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07.962">
                <text:p>307.962</text:p>
              </table:table-cell>
              <table:table-cell office:value-type="float" office:value="0.162194">
                <text:p>0.162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9.306">
                <text:p>459.306</text:p>
              </table:table-cell>
              <table:table-cell office:value-type="float" office:value="0.261378">
                <text:p>0.26137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08.457">
                <text:p>308.457</text:p>
              </table:table-cell>
              <table:table-cell office:value-type="float" office:value="0.346386">
                <text:p>0.346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.235">
                <text:p>460.235</text:p>
              </table:table-cell>
              <table:table-cell office:value-type="float" office:value="0.165441">
                <text:p>0.16544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09.122">
                <text:p>309.122</text:p>
              </table:table-cell>
              <table:table-cell office:value-type="float" office:value="0.236578">
                <text:p>0.236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.135">
                <text:p>461.135</text:p>
              </table:table-cell>
              <table:table-cell office:value-type="float" office:value="0.205288">
                <text:p>0.2052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09.671">
                <text:p>309.671</text:p>
              </table:table-cell>
              <table:table-cell office:value-type="float" office:value="0.408682">
                <text:p>0.408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.921">
                <text:p>461.921</text:p>
              </table:table-cell>
              <table:table-cell office:value-type="float" office:value="0.044155">
                <text:p>0.0441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10.413">
                <text:p>310.413</text:p>
              </table:table-cell>
              <table:table-cell office:value-type="float" office:value="0.156006">
                <text:p>0.156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.629">
                <text:p>462.629</text:p>
              </table:table-cell>
              <table:table-cell office:value-type="float" office:value="0.085885">
                <text:p>0.0858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10.884">
                <text:p>310.884</text:p>
              </table:table-cell>
              <table:table-cell office:value-type="float" office:value="0.162209">
                <text:p>0.162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11.365">
                <text:p>311.365</text:p>
              </table:table-cell>
              <table:table-cell office:value-type="float" office:value="0.206245">
                <text:p>0.206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11.873">
                <text:p>311.873</text:p>
              </table:table-cell>
              <table:table-cell office:value-type="float" office:value="0.377124">
                <text:p>0.377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12.594">
                <text:p>312.594</text:p>
              </table:table-cell>
              <table:table-cell office:value-type="float" office:value="0.185294">
                <text:p>0.185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13.089">
                <text:p>313.089</text:p>
              </table:table-cell>
              <table:table-cell office:value-type="float" office:value="0.107405">
                <text:p>0.107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13.52">
                <text:p>313.52</text:p>
              </table:table-cell>
              <table:table-cell office:value-type="float" office:value="0.373835">
                <text:p>0.373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14.216">
                <text:p>314.216</text:p>
              </table:table-cell>
              <table:table-cell office:value-type="float" office:value="0.192144">
                <text:p>0.19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14.743">
                <text:p>314.743</text:p>
              </table:table-cell>
              <table:table-cell office:value-type="float" office:value="0.335923">
                <text:p>0.335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15.414">
                <text:p>315.414</text:p>
              </table:table-cell>
              <table:table-cell office:value-type="float" office:value="0.233536">
                <text:p>0.233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15.978">
                <text:p>315.978</text:p>
              </table:table-cell>
              <table:table-cell office:value-type="float" office:value="0.205564">
                <text:p>0.205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16.513">
                <text:p>316.513</text:p>
              </table:table-cell>
              <table:table-cell office:value-type="float" office:value="0.344074">
                <text:p>0.34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17.169">
                <text:p>317.169</text:p>
              </table:table-cell>
              <table:table-cell office:value-type="float" office:value="0.282205">
                <text:p>0.282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17.761">
                <text:p>317.761</text:p>
              </table:table-cell>
              <table:table-cell office:value-type="float" office:value="0.132073">
                <text:p>0.132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18.192">
                <text:p>318.192</text:p>
              </table:table-cell>
              <table:table-cell office:value-type="float" office:value="0.172552">
                <text:p>0.172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18.685">
                <text:p>318.685</text:p>
              </table:table-cell>
              <table:table-cell office:value-type="float" office:value="0.411503">
                <text:p>0.41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19.408">
                <text:p>319.408</text:p>
              </table:table-cell>
              <table:table-cell office:value-type="float" office:value="0.872192">
                <text:p>0.872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20.31">
                <text:p>320.31</text:p>
              </table:table-cell>
              <table:table-cell office:value-type="float" office:value="0.054671">
                <text:p>0.054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20.74">
                <text:p>320.74</text:p>
              </table:table-cell>
              <table:table-cell office:value-type="float" office:value="1.805486">
                <text:p>1.805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22.892">
                <text:p>322.892</text:p>
              </table:table-cell>
              <table:table-cell office:value-type="float" office:value="1.632897">
                <text:p>1.632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25.948">
                <text:p>325.948</text:p>
              </table:table-cell>
              <table:table-cell office:value-type="float" office:value="4.754685">
                <text:p>4.754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31.22">
                <text:p>331.22</text:p>
              </table:table-cell>
              <table:table-cell office:value-type="float" office:value="1.202507">
                <text:p>1.202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32.791">
                <text:p>332.791</text:p>
              </table:table-cell>
              <table:table-cell office:value-type="float" office:value="0.755939">
                <text:p>0.755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33.583">
                <text:p>333.583</text:p>
              </table:table-cell>
              <table:table-cell office:value-type="float" office:value="0.073455">
                <text:p>0.073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34.029">
                <text:p>334.029</text:p>
              </table:table-cell>
              <table:table-cell office:value-type="float" office:value="0.29985">
                <text:p>0.29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34.849">
                <text:p>334.849</text:p>
              </table:table-cell>
              <table:table-cell office:value-type="float" office:value="0.437263">
                <text:p>0.437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35.979">
                <text:p>335.979</text:p>
              </table:table-cell>
              <table:table-cell office:value-type="float" office:value="0.307662">
                <text:p>0.307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37.001">
                <text:p>337.001</text:p>
              </table:table-cell>
              <table:table-cell office:value-type="float" office:value="0.291497">
                <text:p>0.29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37.934">
                <text:p>337.934</text:p>
              </table:table-cell>
              <table:table-cell office:value-type="float" office:value="0.177921">
                <text:p>0.177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38.689">
                <text:p>338.689</text:p>
              </table:table-cell>
              <table:table-cell office:value-type="float" office:value="0.175721">
                <text:p>0.175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39.559">
                <text:p>339.559</text:p>
              </table:table-cell>
              <table:table-cell office:value-type="float" office:value="0.256577">
                <text:p>0.256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40.302">
                <text:p>340.302</text:p>
              </table:table-cell>
              <table:table-cell office:value-type="float" office:value="0.360831">
                <text:p>0.360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41.07">
                <text:p>341.07</text:p>
              </table:table-cell>
              <table:table-cell office:value-type="float" office:value="0.241216">
                <text:p>0.24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41.654">
                <text:p>341.654</text:p>
              </table:table-cell>
              <table:table-cell office:value-type="float" office:value="0.482787">
                <text:p>0.482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42.529">
                <text:p>342.529</text:p>
              </table:table-cell>
              <table:table-cell office:value-type="float" office:value="0.601614">
                <text:p>0.60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43.71">
                <text:p>343.71</text:p>
              </table:table-cell>
              <table:table-cell office:value-type="float" office:value="0.430074">
                <text:p>0.430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44.595">
                <text:p>344.595</text:p>
              </table:table-cell>
              <table:table-cell office:value-type="float" office:value="0.264104">
                <text:p>0.264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45.257">
                <text:p>345.257</text:p>
              </table:table-cell>
              <table:table-cell office:value-type="float" office:value="0.275031">
                <text:p>0.275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45.98">
                <text:p>345.98</text:p>
              </table:table-cell>
              <table:table-cell office:value-type="float" office:value="0.389921">
                <text:p>0.389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46.804">
                <text:p>346.804</text:p>
              </table:table-cell>
              <table:table-cell office:value-type="float" office:value="0.349176">
                <text:p>0.349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47.582">
                <text:p>347.582</text:p>
              </table:table-cell>
              <table:table-cell office:value-type="float" office:value="0.494344">
                <text:p>0.494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48.505">
                <text:p>348.505</text:p>
              </table:table-cell>
              <table:table-cell office:value-type="float" office:value="0.184983">
                <text:p>0.184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49.101">
                <text:p>349.101</text:p>
              </table:table-cell>
              <table:table-cell office:value-type="float" office:value="0.149072">
                <text:p>0.149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49.658">
                <text:p>349.658</text:p>
              </table:table-cell>
              <table:table-cell office:value-type="float" office:value="0.343333">
                <text:p>0.34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0.408">
                <text:p>350.408</text:p>
              </table:table-cell>
              <table:table-cell office:value-type="float" office:value="0.240008">
                <text:p>0.24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50.716">
                <text:p>350.716</text:p>
              </table:table-cell>
              <table:table-cell office:value-type="float" office:value="0.09588">
                <text:p>0.09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51.173">
                <text:p>351.173</text:p>
              </table:table-cell>
              <table:table-cell office:value-type="float" office:value="0.446363">
                <text:p>0.446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2.103">
                <text:p>352.103</text:p>
              </table:table-cell>
              <table:table-cell office:value-type="float" office:value="0.368404">
                <text:p>0.368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52.946">
                <text:p>352.946</text:p>
              </table:table-cell>
              <table:table-cell office:value-type="float" office:value="0.286083">
                <text:p>0.286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53.615">
                <text:p>353.615</text:p>
              </table:table-cell>
              <table:table-cell office:value-type="float" office:value="0.71112">
                <text:p>0.7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4.783">
                <text:p>354.783</text:p>
              </table:table-cell>
              <table:table-cell office:value-type="float" office:value="0.180761">
                <text:p>0.180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55.446">
                <text:p>355.446</text:p>
              </table:table-cell>
              <table:table-cell office:value-type="float" office:value="0.172681">
                <text:p>0.17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56.061">
                <text:p>356.061</text:p>
              </table:table-cell>
              <table:table-cell office:value-type="float" office:value="0.25782">
                <text:p>0.25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56.873">
                <text:p>356.873</text:p>
              </table:table-cell>
              <table:table-cell office:value-type="float" office:value="0.17699">
                <text:p>0.17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57.511">
                <text:p>357.511</text:p>
              </table:table-cell>
              <table:table-cell office:value-type="float" office:value="0.437689">
                <text:p>0.437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58.301">
                <text:p>358.301</text:p>
              </table:table-cell>
              <table:table-cell office:value-type="float" office:value="1.269367">
                <text:p>1.26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59.616">
                <text:p>359.616</text:p>
              </table:table-cell>
              <table:table-cell office:value-type="float" office:value="0.065473">
                <text:p>0.065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60.1">
                <text:p>360.1</text:p>
              </table:table-cell>
              <table:table-cell office:value-type="float" office:value="1.227036">
                <text:p>1.227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61.83">
                <text:p>361.83</text:p>
              </table:table-cell>
              <table:table-cell office:value-type="float" office:value="1.09884">
                <text:p>1.09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63.423">
                <text:p>363.423</text:p>
              </table:table-cell>
              <table:table-cell office:value-type="float" office:value="0.638911">
                <text:p>0.638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64.512">
                <text:p>364.512</text:p>
              </table:table-cell>
              <table:table-cell office:value-type="float" office:value="1.77987">
                <text:p>1.77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66.765">
                <text:p>366.765</text:p>
              </table:table-cell>
              <table:table-cell office:value-type="float" office:value="2.215979">
                <text:p>2.215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72.272">
                <text:p>372.272</text:p>
              </table:table-cell>
              <table:table-cell office:value-type="float" office:value="5.498151">
                <text:p>5.498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78.218">
                <text:p>378.218</text:p>
              </table:table-cell>
              <table:table-cell office:value-type="float" office:value="0.385611">
                <text:p>0.385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78.959">
                <text:p>378.959</text:p>
              </table:table-cell>
              <table:table-cell office:value-type="float" office:value="0.686075">
                <text:p>0.68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80.121">
                <text:p>380.121</text:p>
              </table:table-cell>
              <table:table-cell office:value-type="float" office:value="0.416273">
                <text:p>0.416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80.943">
                <text:p>380.943</text:p>
              </table:table-cell>
              <table:table-cell office:value-type="float" office:value="0.36707">
                <text:p>0.36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81.673">
                <text:p>381.673</text:p>
              </table:table-cell>
              <table:table-cell office:value-type="float" office:value="0.302673">
                <text:p>0.302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82.348">
                <text:p>382.348</text:p>
              </table:table-cell>
              <table:table-cell office:value-type="float" office:value="0.283652">
                <text:p>0.283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83.154">
                <text:p>383.154</text:p>
              </table:table-cell>
              <table:table-cell office:value-type="float" office:value="0.277555">
                <text:p>0.277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83.815">
                <text:p>383.815</text:p>
              </table:table-cell>
              <table:table-cell office:value-type="float" office:value="0.292466">
                <text:p>0.292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84.496">
                <text:p>384.496</text:p>
              </table:table-cell>
              <table:table-cell office:value-type="float" office:value="0.230627">
                <text:p>0.230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85.075">
                <text:p>385.075</text:p>
              </table:table-cell>
              <table:table-cell office:value-type="float" office:value="0.386345">
                <text:p>0.386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85.817">
                <text:p>385.817</text:p>
              </table:table-cell>
              <table:table-cell office:value-type="float" office:value="0.27164">
                <text:p>0.27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86.478">
                <text:p>386.478</text:p>
              </table:table-cell>
              <table:table-cell office:value-type="float" office:value="0.222416">
                <text:p>0.222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87.064">
                <text:p>387.064</text:p>
              </table:table-cell>
              <table:table-cell office:value-type="float" office:value="0.43361">
                <text:p>0.43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87.877">
                <text:p>387.877</text:p>
              </table:table-cell>
              <table:table-cell office:value-type="float" office:value="0.154946">
                <text:p>0.154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88.515">
                <text:p>388.515</text:p>
              </table:table-cell>
              <table:table-cell office:value-type="float" office:value="0.282764">
                <text:p>0.282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89.218">
                <text:p>389.218</text:p>
              </table:table-cell>
              <table:table-cell office:value-type="float" office:value="0.227765">
                <text:p>0.227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89.803">
                <text:p>389.803</text:p>
              </table:table-cell>
              <table:table-cell office:value-type="float" office:value="0.17322">
                <text:p>0.1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90.329">
                <text:p>390.329</text:p>
              </table:table-cell>
              <table:table-cell office:value-type="float" office:value="0.308846">
                <text:p>0.308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91.035">
                <text:p>391.035</text:p>
              </table:table-cell>
              <table:table-cell office:value-type="float" office:value="0.263682">
                <text:p>0.263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91.662">
                <text:p>391.662</text:p>
              </table:table-cell>
              <table:table-cell office:value-type="float" office:value="0.187837">
                <text:p>0.187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92.189">
                <text:p>392.189</text:p>
              </table:table-cell>
              <table:table-cell office:value-type="float" office:value="0.325853">
                <text:p>0.325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92.844">
                <text:p>392.844</text:p>
              </table:table-cell>
              <table:table-cell office:value-type="float" office:value="0.303265">
                <text:p>0.303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93.526">
                <text:p>393.526</text:p>
              </table:table-cell>
              <table:table-cell office:value-type="float" office:value="0.206621">
                <text:p>0.206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94.134">
                <text:p>394.134</text:p>
              </table:table-cell>
              <table:table-cell office:value-type="float" office:value="0.401851">
                <text:p>0.40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94.855">
                <text:p>394.855</text:p>
              </table:table-cell>
              <table:table-cell office:value-type="float" office:value="0.299558">
                <text:p>0.299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95.494">
                <text:p>395.494</text:p>
              </table:table-cell>
              <table:table-cell office:value-type="float" office:value="0.277051">
                <text:p>0.277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96.126">
                <text:p>396.126</text:p>
              </table:table-cell>
              <table:table-cell office:value-type="float" office:value="0.193569">
                <text:p>0.193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96.699">
                <text:p>396.699</text:p>
              </table:table-cell>
              <table:table-cell office:value-type="float" office:value="0.160682">
                <text:p>0.160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97.244">
                <text:p>397.244</text:p>
              </table:table-cell>
              <table:table-cell office:value-type="float" office:value="0.116717">
                <text:p>0.116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97.701">
                <text:p>397.701</text:p>
              </table:table-cell>
              <table:table-cell office:value-type="float" office:value="0.238912">
                <text:p>0.238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98.306">
                <text:p>398.306</text:p>
              </table:table-cell>
              <table:table-cell office:value-type="float" office:value="0.221901">
                <text:p>0.22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98.861">
                <text:p>398.861</text:p>
              </table:table-cell>
              <table:table-cell office:value-type="float" office:value="0.394091">
                <text:p>0.39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99.63">
                <text:p>399.63</text:p>
              </table:table-cell>
              <table:table-cell office:value-type="float" office:value="0.11998">
                <text:p>0.1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Linux_X86_64 LibreOffice_project/7545bee9c2a0782548772a21bc84a9dcc583b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>
      <style:graphic-properties draw:stroke="dash" draw:stroke-dash="Ultrafine_20_Dashed"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7.509cm" svg:height="18.134cm" xlink:href=".." xlink:type="simple" chart:class="chart:bar" chart:style-name="ch1">
        <chart:title svg:x="16.378cm" svg:y="0.497cm" chart:style-name="ch2">
          <text:p>JDK Collectors</text:p>
        </chart:title>
        <chart:subtitle svg:x="13.075cm" svg:y="1.956cm" chart:style-name="ch3">
          <text:p>JDK 1.7.0_21-b11, 
Linux 3.8.7 amd64,
Intel(R) Core(TM)2 Extreme CPU X9100 @ 3.06GHz 6GB RAM,
SSD Corsair Force GTGCC 4.7</text:p>
        </chart:subtitle>
        <chart:legend chart:legend-position="end" svg:x="35.696cm" svg:y="8.021cm" style:legend-expansion="high" chart:style-name="ch4"/>
        <chart:plot-area chart:style-name="ch5" table:cell-range-address="Compare.J439:Compare.J439 Compare.A468:Compare.A472 Compare.B1:Compare.B1 Compare.C468:Compare.C472 Compare.E1:Compare.E1 Compare.F339:Compare.F343 Compare.H1:Compare.H1 Compare.I215:Compare.I219 Compare.K1:Compare.K1 Compare.L372:Compare.L376" chart:data-source-has-labels="both" svg:x="1.2cm" svg:y="4.713cm" svg:width="32.996cm" svg:height="12.639cm">
          <chartooo:coordinate-region svg:x="2.192cm" svg:y="4.912cm" svg:width="32.004cm" svg:height="11.793cm"/>
          <chart:axis chart:dimension="x" chart:name="primary-x" chart:style-name="ch6" chartooo:axis-type="auto">
            <chartooo:date-scale/>
            <chart:categories table:cell-range-address="Compare.A468:Compare.A472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Compare.C468:Compare.C472" chart:label-cell-address="Compare.B1:Compare.B1" chart:class="chart:bar">
            <chart:data-point chart:repeated="5"/>
          </chart:series>
          <chart:series chart:style-name="ch11" chart:values-cell-range-address="Compare.F339:Compare.F343" chart:label-cell-address="Compare.E1:Compare.E1" chart:class="chart:bar">
            <chart:data-point chart:repeated="5"/>
          </chart:series>
          <chart:series chart:style-name="ch12" chart:values-cell-range-address="Compare.I215:Compare.I219" chart:label-cell-address="Compare.H1:Compare.H1" chart:class="chart:bar">
            <chart:data-point chart:repeated="5"/>
          </chart:series>
          <chart:series chart:style-name="ch13" chart:values-cell-range-address="Compare.L372:Compare.L376" chart:label-cell-address="Compare.K1:Compare.K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MS</text:p>
                <draw:g>
                  <svg:desc>Compare.B1:Compare.B1</svg:desc>
                </draw:g>
              </table:table-cell>
              <table:table-cell office:value-type="string">
                <text:p>G1</text:p>
                <draw:g>
                  <svg:desc>Compare.E1:Compare.E1</svg:desc>
                </draw:g>
              </table:table-cell>
              <table:table-cell office:value-type="string">
                <text:p>Serial</text:p>
                <draw:g>
                  <svg:desc>Compare.H1:Compare.H1</svg:desc>
                </draw:g>
              </table:table-cell>
              <table:table-cell office:value-type="string">
                <text:p>Paralel</text:p>
                <draw:g>
                  <svg:desc>Compare.K1:Compare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al test time (seconds)</text:p>
                <draw:g>
                  <svg:desc>Compare.A468:Compare.A472</svg:desc>
                </draw:g>
              </table:table-cell>
              <table:table-cell office:value-type="float" office:value="399.63">
                <text:p>399.63</text:p>
                <draw:g>
                  <svg:desc>Compare.C468:Compare.C472</svg:desc>
                </draw:g>
              </table:table-cell>
              <table:table-cell office:value-type="float" office:value="579.719">
                <text:p>579.719</text:p>
                <draw:g>
                  <svg:desc>Compare.F339:Compare.F343</svg:desc>
                </draw:g>
              </table:table-cell>
              <table:table-cell office:value-type="float" office:value="213.432">
                <text:p>213.432</text:p>
                <draw:g>
                  <svg:desc>Compare.I215:Compare.I219</svg:desc>
                </draw:g>
              </table:table-cell>
              <table:table-cell office:value-type="float" office:value="462.629">
                <text:p>462.629</text:p>
                <draw:g>
                  <svg:desc>Compare.L372:Compare.L376</svg:desc>
                </draw:g>
              </table:table-cell>
            </table:table-row>
            <table:table-row>
              <table:table-cell office:value-type="string">
                <text:p>Total GC time (seconds)</text:p>
              </table:table-cell>
              <table:table-cell office:value-type="float" office:value="222.229574">
                <text:p>222.229574</text:p>
              </table:table-cell>
              <table:table-cell office:value-type="float" office:value="415.822293">
                <text:p>415.822293</text:p>
              </table:table-cell>
              <table:table-cell office:value-type="float" office:value="111.796833">
                <text:p>111.796833</text:p>
              </table:table-cell>
              <table:table-cell office:value-type="float" office:value="312.419481">
                <text:p>312.419481</text:p>
              </table:table-cell>
            </table:table-row>
            <table:table-row>
              <table:table-cell office:value-type="string">
                <text:p>Average GC duration x 1000 </text:p>
              </table:table-cell>
              <table:table-cell office:value-type="float" office:value="479.977481641468">
                <text:p>479.977481641468</text:p>
              </table:table-cell>
              <table:table-cell office:value-type="float" office:value="1241.2605761194">
                <text:p>1241.2605761194</text:p>
              </table:table-cell>
              <table:table-cell office:value-type="float" office:value="529.842810426541">
                <text:p>529.842810426541</text:p>
              </table:table-cell>
              <table:table-cell office:value-type="float" office:value="848.96598097826">
                <text:p>848.96598097826</text:p>
              </table:table-cell>
            </table:table-row>
            <table:table-row>
              <table:table-cell office:value-type="string">
                <text:p>Collection count</text:p>
              </table:table-cell>
              <table:table-cell office:value-type="float" office:value="463">
                <text:p>463</text:p>
              </table:table-cell>
              <table:table-cell office:value-type="float" office:value="335">
                <text:p>335</text:p>
              </table:table-cell>
              <table:table-cell office:value-type="float" office:value="211">
                <text:p>21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Full GC count x 1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Linux_X86_64 LibreOffice_project/7545bee9c2a0782548772a21bc84a9dcc583b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